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8256in"/>
    </style:style>
    <style:style style:name="co8" style:family="table-column">
      <style:table-column-properties fo:break-before="auto" style:column-width="1.8043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1.6543in"/>
    </style:style>
    <style:style style:name="co14" style:family="table-column">
      <style:table-column-properties fo:break-before="auto" style:column-width="1.6327in"/>
    </style:style>
    <style:style style:name="co15" style:family="table-column">
      <style:table-column-properties fo:break-before="auto" style:column-width="1.9756in"/>
    </style:style>
    <style:style style:name="co16" style:family="table-column">
      <style:table-column-properties fo:break-before="auto" style:column-width="1.9543in"/>
    </style:style>
    <style:style style:name="co17" style:family="table-column">
      <style:table-column-properties fo:break-before="auto" style:column-width="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ST/Insert</text:p>
          </table:table-cell>
          <table:table-cell office:value-type="string" calcext:value-type="string">
            <text:p>BST/Remove</text:p>
          </table:table-cell>
          <table:table-cell office:value-type="string" calcext:value-type="string">
            <text:p>BST/Search</text:p>
          </table:table-cell>
          <table:table-cell office:value-type="string" calcext:value-type="string">
            <text:p>DLL/Insert at the back</text:p>
          </table:table-cell>
          <table:table-cell office:value-type="string" calcext:value-type="string">
            <text:p>DLL/Insert at the front</text:p>
          </table:table-cell>
          <table:table-cell office:value-type="string" calcext:value-type="string">
            <text:p>DLL/Remove from the back</text:p>
          </table:table-cell>
          <table:table-cell office:value-type="string" calcext:value-type="string">
            <text:p>DLL/Remove from the front</text:p>
          </table:table-cell>
          <table:table-cell office:value-type="string" calcext:value-type="string">
            <text:p>DLL/Search</text:p>
          </table:table-cell>
          <table:table-cell office:value-type="string" calcext:value-type="string">
            <text:p>Hash Table/Insert</text:p>
          </table:table-cell>
          <table:table-cell office:value-type="string" calcext:value-type="string">
            <text:p>Hash Table/Remove</text:p>
          </table:table-cell>
          <table:table-cell office:value-type="string" calcext:value-type="string">
            <text:p>Hash Table/Search</text:p>
          </table:table-cell>
          <table:table-cell office:value-type="string" calcext:value-type="string">
            <text:p>SLL/Insert at the back</text:p>
          </table:table-cell>
          <table:table-cell office:value-type="string" calcext:value-type="string">
            <text:p>SLL/Insert at the front</text:p>
          </table:table-cell>
          <table:table-cell office:value-type="string" calcext:value-type="string">
            <text:p>SLL/Remove from the back</text:p>
          </table:table-cell>
          <table:table-cell office:value-type="string" calcext:value-type="string">
            <text:p>SLL/Remove from the front</text:p>
          </table:table-cell>
          <table:table-cell office:value-type="string" calcext:value-type="string">
            <text:p>SLL/Search</text:p>
          </table:table-cell>
          <table:table-cell office:value-type="string" calcext:value-type="string">
            <text:p>Vector/Insert at the back</text:p>
          </table:table-cell>
          <table:table-cell office:value-type="string" calcext:value-type="string">
            <text:p>Vector/Insert at the front</text:p>
          </table:table-cell>
          <table:table-cell office:value-type="string" calcext:value-type="string">
            <text:p>Vector/Remove from the back</text:p>
          </table:table-cell>
          <table:table-cell office:value-type="string" calcext:value-type="string">
            <text:p>Vector/Remove from the front</text:p>
          </table:table-cell>
          <table:table-cell office:value-type="string" calcext:value-type="string">
            <text:p>Vector/Search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2113" calcext:value-type="float">
            <text:p>312113</text:p>
          </table:table-cell>
          <table:table-cell office:value-type="float" office:value="183175" calcext:value-type="float">
            <text:p>183175</text:p>
          </table:table-cell>
          <table:table-cell office:value-type="float" office:value="61482" calcext:value-type="float">
            <text:p>61482</text:p>
          </table:table-cell>
          <table:table-cell office:value-type="float" office:value="719156" calcext:value-type="float">
            <text:p>719156</text:p>
          </table:table-cell>
          <table:table-cell office:value-type="float" office:value="117765" calcext:value-type="float">
            <text:p>117765</text:p>
          </table:table-cell>
          <table:table-cell office:value-type="float" office:value="47552" calcext:value-type="float">
            <text:p>47552</text:p>
          </table:table-cell>
          <table:table-cell office:value-type="float" office:value="48195" calcext:value-type="float">
            <text:p>48195</text:p>
          </table:table-cell>
          <table:table-cell office:value-type="float" office:value="202399" calcext:value-type="float">
            <text:p>202399</text:p>
          </table:table-cell>
          <table:table-cell office:value-type="float" office:value="3559888" calcext:value-type="float">
            <text:p>3559888</text:p>
          </table:table-cell>
          <table:table-cell office:value-type="float" office:value="81172" calcext:value-type="float">
            <text:p>81172</text:p>
          </table:table-cell>
          <table:table-cell office:value-type="float" office:value="27708" calcext:value-type="float">
            <text:p>27708</text:p>
          </table:table-cell>
          <table:table-cell office:value-type="float" office:value="188513" calcext:value-type="float">
            <text:p>188513</text:p>
          </table:table-cell>
          <table:table-cell office:value-type="float" office:value="119184" calcext:value-type="float">
            <text:p>119184</text:p>
          </table:table-cell>
          <table:table-cell office:value-type="float" office:value="151911" calcext:value-type="float">
            <text:p>151911</text:p>
          </table:table-cell>
          <table:table-cell office:value-type="float" office:value="39891" calcext:value-type="float">
            <text:p>39891</text:p>
          </table:table-cell>
          <table:table-cell office:value-type="float" office:value="151798" calcext:value-type="float">
            <text:p>151798</text:p>
          </table:table-cell>
          <table:table-cell office:value-type="float" office:value="158648" calcext:value-type="float">
            <text:p>158648</text:p>
          </table:table-cell>
          <table:table-cell office:value-type="float" office:value="1214189" calcext:value-type="float">
            <text:p>1214189</text:p>
          </table:table-cell>
          <table:table-cell office:value-type="float" office:value="48764" calcext:value-type="float">
            <text:p>48764</text:p>
          </table:table-cell>
          <table:table-cell office:value-type="float" office:value="697670" calcext:value-type="float">
            <text:p>697670</text:p>
          </table:table-cell>
          <table:table-cell office:value-type="float" office:value="104108" calcext:value-type="float">
            <text:p>1041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3667289" calcext:value-type="float">
            <text:p>33667289</text:p>
          </table:table-cell>
          <table:table-cell office:value-type="float" office:value="177448" calcext:value-type="float">
            <text:p>177448</text:p>
          </table:table-cell>
          <table:table-cell office:value-type="float" office:value="33035" calcext:value-type="float">
            <text:p>33035</text:p>
          </table:table-cell>
          <table:table-cell office:value-type="float" office:value="138389" calcext:value-type="float">
            <text:p>138389</text:p>
          </table:table-cell>
          <table:table-cell office:value-type="float" office:value="96025" calcext:value-type="float">
            <text:p>96025</text:p>
          </table:table-cell>
          <table:table-cell office:value-type="float" office:value="45134" calcext:value-type="float">
            <text:p>45134</text:p>
          </table:table-cell>
          <table:table-cell office:value-type="float" office:value="77418" calcext:value-type="float">
            <text:p>77418</text:p>
          </table:table-cell>
          <table:table-cell office:value-type="float" office:value="848704" calcext:value-type="float">
            <text:p>848704</text:p>
          </table:table-cell>
          <table:table-cell office:value-type="float" office:value="235661" calcext:value-type="float">
            <text:p>235661</text:p>
          </table:table-cell>
          <table:table-cell office:value-type="float" office:value="84891" calcext:value-type="float">
            <text:p>84891</text:p>
          </table:table-cell>
          <table:table-cell office:value-type="float" office:value="25626" calcext:value-type="float">
            <text:p>25626</text:p>
          </table:table-cell>
          <table:table-cell office:value-type="float" office:value="689569" calcext:value-type="float">
            <text:p>689569</text:p>
          </table:table-cell>
          <table:table-cell office:value-type="float" office:value="100786" calcext:value-type="float">
            <text:p>100786</text:p>
          </table:table-cell>
          <table:table-cell office:value-type="float" office:value="697298" calcext:value-type="float">
            <text:p>697298</text:p>
          </table:table-cell>
          <table:table-cell office:value-type="float" office:value="36549" calcext:value-type="float">
            <text:p>36549</text:p>
          </table:table-cell>
          <table:table-cell office:value-type="float" office:value="734919" calcext:value-type="float">
            <text:p>734919</text:p>
          </table:table-cell>
          <table:table-cell office:value-type="float" office:value="168971" calcext:value-type="float">
            <text:p>168971</text:p>
          </table:table-cell>
          <table:table-cell office:value-type="float" office:value="3437589" calcext:value-type="float">
            <text:p>3437589</text:p>
          </table:table-cell>
          <table:table-cell office:value-type="float" office:value="41897" calcext:value-type="float">
            <text:p>41897</text:p>
          </table:table-cell>
          <table:table-cell office:value-type="float" office:value="2182064" calcext:value-type="float">
            <text:p>2182064</text:p>
          </table:table-cell>
          <table:table-cell office:value-type="float" office:value="340429" calcext:value-type="float">
            <text:p>34042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76226" calcext:value-type="float">
            <text:p>276226</text:p>
          </table:table-cell>
          <table:table-cell office:value-type="float" office:value="44487438" calcext:value-type="float">
            <text:p>44487438</text:p>
          </table:table-cell>
          <table:table-cell office:value-type="float" office:value="40850" calcext:value-type="float">
            <text:p>40850</text:p>
          </table:table-cell>
          <table:table-cell office:value-type="float" office:value="136131" calcext:value-type="float">
            <text:p>136131</text:p>
          </table:table-cell>
          <table:table-cell office:value-type="float" office:value="94078" calcext:value-type="float">
            <text:p>94078</text:p>
          </table:table-cell>
          <table:table-cell office:value-type="float" office:value="42175" calcext:value-type="float">
            <text:p>42175</text:p>
          </table:table-cell>
          <table:table-cell office:value-type="float" office:value="66471" calcext:value-type="float">
            <text:p>66471</text:p>
          </table:table-cell>
          <table:table-cell office:value-type="float" office:value="1670378" calcext:value-type="float">
            <text:p>1670378</text:p>
          </table:table-cell>
          <table:table-cell office:value-type="float" office:value="213538" calcext:value-type="float">
            <text:p>213538</text:p>
          </table:table-cell>
          <table:table-cell office:value-type="float" office:value="90536" calcext:value-type="float">
            <text:p>90536</text:p>
          </table:table-cell>
          <table:table-cell office:value-type="float" office:value="25870" calcext:value-type="float">
            <text:p>25870</text:p>
          </table:table-cell>
          <table:table-cell office:value-type="float" office:value="1353169" calcext:value-type="float">
            <text:p>1353169</text:p>
          </table:table-cell>
          <table:table-cell office:value-type="float" office:value="101278" calcext:value-type="float">
            <text:p>101278</text:p>
          </table:table-cell>
          <table:table-cell office:value-type="float" office:value="1248853" calcext:value-type="float">
            <text:p>1248853</text:p>
          </table:table-cell>
          <table:table-cell office:value-type="float" office:value="36489" calcext:value-type="float">
            <text:p>36489</text:p>
          </table:table-cell>
          <table:table-cell office:value-type="float" office:value="1295696" calcext:value-type="float">
            <text:p>1295696</text:p>
          </table:table-cell>
          <table:table-cell office:value-type="float" office:value="163738" calcext:value-type="float">
            <text:p>163738</text:p>
          </table:table-cell>
          <table:table-cell office:value-type="float" office:value="5585385" calcext:value-type="float">
            <text:p>5585385</text:p>
          </table:table-cell>
          <table:table-cell office:value-type="float" office:value="39461" calcext:value-type="float">
            <text:p>39461</text:p>
          </table:table-cell>
          <table:table-cell office:value-type="float" office:value="3547977" calcext:value-type="float">
            <text:p>3547977</text:p>
          </table:table-cell>
          <table:table-cell office:value-type="float" office:value="572210" calcext:value-type="float">
            <text:p>5722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1868" calcext:value-type="float">
            <text:p>261868</text:p>
          </table:table-cell>
          <table:table-cell office:value-type="float" office:value="166975" calcext:value-type="float">
            <text:p>166975</text:p>
          </table:table-cell>
          <table:table-cell office:value-type="float" office:value="41154" calcext:value-type="float">
            <text:p>41154</text:p>
          </table:table-cell>
          <table:table-cell office:value-type="float" office:value="131339" calcext:value-type="float">
            <text:p>131339</text:p>
          </table:table-cell>
          <table:table-cell office:value-type="float" office:value="95665" calcext:value-type="float">
            <text:p>95665</text:p>
          </table:table-cell>
          <table:table-cell office:value-type="float" office:value="44955" calcext:value-type="float">
            <text:p>44955</text:p>
          </table:table-cell>
          <table:table-cell office:value-type="float" office:value="61929" calcext:value-type="float">
            <text:p>61929</text:p>
          </table:table-cell>
          <table:table-cell office:value-type="float" office:value="2559657" calcext:value-type="float">
            <text:p>2559657</text:p>
          </table:table-cell>
          <table:table-cell office:value-type="float" office:value="206418" calcext:value-type="float">
            <text:p>206418</text:p>
          </table:table-cell>
          <table:table-cell office:value-type="float" office:value="96481" calcext:value-type="float">
            <text:p>96481</text:p>
          </table:table-cell>
          <table:table-cell office:value-type="float" office:value="25978" calcext:value-type="float">
            <text:p>25978</text:p>
          </table:table-cell>
          <table:table-cell office:value-type="float" office:value="1895617" calcext:value-type="float">
            <text:p>1895617</text:p>
          </table:table-cell>
          <table:table-cell office:value-type="float" office:value="123265" calcext:value-type="float">
            <text:p>123265</text:p>
          </table:table-cell>
          <table:table-cell office:value-type="float" office:value="1899790" calcext:value-type="float">
            <text:p>1899790</text:p>
          </table:table-cell>
          <table:table-cell office:value-type="float" office:value="40073" calcext:value-type="float">
            <text:p>40073</text:p>
          </table:table-cell>
          <table:table-cell office:value-type="float" office:value="1824959" calcext:value-type="float">
            <text:p>1824959</text:p>
          </table:table-cell>
          <table:table-cell office:value-type="float" office:value="100989" calcext:value-type="float">
            <text:p>100989</text:p>
          </table:table-cell>
          <table:table-cell office:value-type="float" office:value="7736725" calcext:value-type="float">
            <text:p>7736725</text:p>
          </table:table-cell>
          <table:table-cell office:value-type="float" office:value="35142" calcext:value-type="float">
            <text:p>35142</text:p>
          </table:table-cell>
          <table:table-cell office:value-type="float" office:value="4973228" calcext:value-type="float">
            <text:p>4973228</text:p>
          </table:table-cell>
          <table:table-cell office:value-type="float" office:value="877187" calcext:value-type="float">
            <text:p>87718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80684" calcext:value-type="float">
            <text:p>280684</text:p>
          </table:table-cell>
          <table:table-cell office:value-type="float" office:value="140629" calcext:value-type="float">
            <text:p>140629</text:p>
          </table:table-cell>
          <table:table-cell office:value-type="float" office:value="41350" calcext:value-type="float">
            <text:p>41350</text:p>
          </table:table-cell>
          <table:table-cell office:value-type="float" office:value="130497" calcext:value-type="float">
            <text:p>130497</text:p>
          </table:table-cell>
          <table:table-cell office:value-type="float" office:value="107606" calcext:value-type="float">
            <text:p>107606</text:p>
          </table:table-cell>
          <table:table-cell office:value-type="float" office:value="41802" calcext:value-type="float">
            <text:p>41802</text:p>
          </table:table-cell>
          <table:table-cell office:value-type="float" office:value="55523" calcext:value-type="float">
            <text:p>55523</text:p>
          </table:table-cell>
          <table:table-cell office:value-type="float" office:value="3328263" calcext:value-type="float">
            <text:p>3328263</text:p>
          </table:table-cell>
          <table:table-cell office:value-type="float" office:value="266829" calcext:value-type="float">
            <text:p>266829</text:p>
          </table:table-cell>
          <table:table-cell office:value-type="float" office:value="95005" calcext:value-type="float">
            <text:p>95005</text:p>
          </table:table-cell>
          <table:table-cell office:value-type="float" office:value="26188" calcext:value-type="float">
            <text:p>26188</text:p>
          </table:table-cell>
          <table:table-cell office:value-type="float" office:value="2388477" calcext:value-type="float">
            <text:p>2388477</text:p>
          </table:table-cell>
          <table:table-cell office:value-type="float" office:value="137678" calcext:value-type="float">
            <text:p>137678</text:p>
          </table:table-cell>
          <table:table-cell office:value-type="float" office:value="2751637" calcext:value-type="float">
            <text:p>2751637</text:p>
          </table:table-cell>
          <table:table-cell office:value-type="float" office:value="40587" calcext:value-type="float">
            <text:p>40587</text:p>
          </table:table-cell>
          <table:table-cell office:value-type="float" office:value="2339385" calcext:value-type="float">
            <text:p>2339385</text:p>
          </table:table-cell>
          <table:table-cell office:value-type="float" office:value="224698" calcext:value-type="float">
            <text:p>224698</text:p>
          </table:table-cell>
          <table:table-cell office:value-type="float" office:value="10013965" calcext:value-type="float">
            <text:p>10013965</text:p>
          </table:table-cell>
          <table:table-cell office:value-type="float" office:value="49763" calcext:value-type="float">
            <text:p>49763</text:p>
          </table:table-cell>
          <table:table-cell office:value-type="float" office:value="6339471" calcext:value-type="float">
            <text:p>6339471</text:p>
          </table:table-cell>
          <table:table-cell office:value-type="float" office:value="1035711" calcext:value-type="float">
            <text:p>10357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80919" calcext:value-type="float">
            <text:p>280919</text:p>
          </table:table-cell>
          <table:table-cell office:value-type="float" office:value="128802" calcext:value-type="float">
            <text:p>128802</text:p>
          </table:table-cell>
          <table:table-cell office:value-type="float" office:value="41547" calcext:value-type="float">
            <text:p>41547</text:p>
          </table:table-cell>
          <table:table-cell office:value-type="float" office:value="131827" calcext:value-type="float">
            <text:p>131827</text:p>
          </table:table-cell>
          <table:table-cell office:value-type="float" office:value="110838" calcext:value-type="float">
            <text:p>110838</text:p>
          </table:table-cell>
          <table:table-cell office:value-type="float" office:value="40208" calcext:value-type="float">
            <text:p>40208</text:p>
          </table:table-cell>
          <table:table-cell office:value-type="float" office:value="57318" calcext:value-type="float">
            <text:p>57318</text:p>
          </table:table-cell>
          <table:table-cell office:value-type="float" office:value="4060605" calcext:value-type="float">
            <text:p>4060605</text:p>
          </table:table-cell>
          <table:table-cell office:value-type="float" office:value="196287" calcext:value-type="float">
            <text:p>196287</text:p>
          </table:table-cell>
          <table:table-cell office:value-type="float" office:value="104314" calcext:value-type="float">
            <text:p>104314</text:p>
          </table:table-cell>
          <table:table-cell office:value-type="float" office:value="45822" calcext:value-type="float">
            <text:p>45822</text:p>
          </table:table-cell>
          <table:table-cell office:value-type="float" office:value="2911041" calcext:value-type="float">
            <text:p>2911041</text:p>
          </table:table-cell>
          <table:table-cell office:value-type="float" office:value="144289" calcext:value-type="float">
            <text:p>144289</text:p>
          </table:table-cell>
          <table:table-cell office:value-type="float" office:value="3608955" calcext:value-type="float">
            <text:p>3608955</text:p>
          </table:table-cell>
          <table:table-cell office:value-type="float" office:value="41486" calcext:value-type="float">
            <text:p>41486</text:p>
          </table:table-cell>
          <table:table-cell office:value-type="float" office:value="2840467" calcext:value-type="float">
            <text:p>2840467</text:p>
          </table:table-cell>
          <table:table-cell office:value-type="float" office:value="109061" calcext:value-type="float">
            <text:p>109061</text:p>
          </table:table-cell>
          <table:table-cell office:value-type="float" office:value="12179005" calcext:value-type="float">
            <text:p>12179005</text:p>
          </table:table-cell>
          <table:table-cell office:value-type="float" office:value="33600" calcext:value-type="float">
            <text:p>33600</text:p>
          </table:table-cell>
          <table:table-cell office:value-type="float" office:value="7812083" calcext:value-type="float">
            <text:p>7812083</text:p>
          </table:table-cell>
          <table:table-cell office:value-type="float" office:value="1231131" calcext:value-type="float">
            <text:p>123113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80369" calcext:value-type="float">
            <text:p>280369</text:p>
          </table:table-cell>
          <table:table-cell office:value-type="float" office:value="134685" calcext:value-type="float">
            <text:p>134685</text:p>
          </table:table-cell>
          <table:table-cell office:value-type="float" office:value="43497" calcext:value-type="float">
            <text:p>43497</text:p>
          </table:table-cell>
          <table:table-cell office:value-type="float" office:value="124978" calcext:value-type="float">
            <text:p>124978</text:p>
          </table:table-cell>
          <table:table-cell office:value-type="float" office:value="107597" calcext:value-type="float">
            <text:p>107597</text:p>
          </table:table-cell>
          <table:table-cell office:value-type="float" office:value="39047" calcext:value-type="float">
            <text:p>39047</text:p>
          </table:table-cell>
          <table:table-cell office:value-type="float" office:value="57635" calcext:value-type="float">
            <text:p>57635</text:p>
          </table:table-cell>
          <table:table-cell office:value-type="float" office:value="4740319" calcext:value-type="float">
            <text:p>4740319</text:p>
          </table:table-cell>
          <table:table-cell office:value-type="float" office:value="269528" calcext:value-type="float">
            <text:p>269528</text:p>
          </table:table-cell>
          <table:table-cell office:value-type="float" office:value="102602" calcext:value-type="float">
            <text:p>102602</text:p>
          </table:table-cell>
          <table:table-cell office:value-type="float" office:value="29745" calcext:value-type="float">
            <text:p>29745</text:p>
          </table:table-cell>
          <table:table-cell office:value-type="float" office:value="3409397" calcext:value-type="float">
            <text:p>3409397</text:p>
          </table:table-cell>
          <table:table-cell office:value-type="float" office:value="137369" calcext:value-type="float">
            <text:p>137369</text:p>
          </table:table-cell>
          <table:table-cell office:value-type="float" office:value="4399552" calcext:value-type="float">
            <text:p>4399552</text:p>
          </table:table-cell>
          <table:table-cell office:value-type="float" office:value="44844" calcext:value-type="float">
            <text:p>44844</text:p>
          </table:table-cell>
          <table:table-cell office:value-type="float" office:value="3365381" calcext:value-type="float">
            <text:p>3365381</text:p>
          </table:table-cell>
          <table:table-cell office:value-type="float" office:value="98485" calcext:value-type="float">
            <text:p>98485</text:p>
          </table:table-cell>
          <table:table-cell office:value-type="float" office:value="14362561" calcext:value-type="float">
            <text:p>14362561</text:p>
          </table:table-cell>
          <table:table-cell office:value-type="float" office:value="31243" calcext:value-type="float">
            <text:p>31243</text:p>
          </table:table-cell>
          <table:table-cell office:value-type="float" office:value="9210342" calcext:value-type="float">
            <text:p>9210342</text:p>
          </table:table-cell>
          <table:table-cell office:value-type="float" office:value="1508173" calcext:value-type="float">
            <text:p>15081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1769" calcext:value-type="float">
            <text:p>281769</text:p>
          </table:table-cell>
          <table:table-cell office:value-type="float" office:value="181408" calcext:value-type="float">
            <text:p>181408</text:p>
          </table:table-cell>
          <table:table-cell office:value-type="float" office:value="44774" calcext:value-type="float">
            <text:p>44774</text:p>
          </table:table-cell>
          <table:table-cell office:value-type="float" office:value="123737" calcext:value-type="float">
            <text:p>123737</text:p>
          </table:table-cell>
          <table:table-cell office:value-type="float" office:value="109897" calcext:value-type="float">
            <text:p>109897</text:p>
          </table:table-cell>
          <table:table-cell office:value-type="float" office:value="40026" calcext:value-type="float">
            <text:p>40026</text:p>
          </table:table-cell>
          <table:table-cell office:value-type="float" office:value="58080" calcext:value-type="float">
            <text:p>58080</text:p>
          </table:table-cell>
          <table:table-cell office:value-type="float" office:value="5398225" calcext:value-type="float">
            <text:p>5398225</text:p>
          </table:table-cell>
          <table:table-cell office:value-type="float" office:value="208797" calcext:value-type="float">
            <text:p>208797</text:p>
          </table:table-cell>
          <table:table-cell office:value-type="float" office:value="105416" calcext:value-type="float">
            <text:p>105416</text:p>
          </table:table-cell>
          <table:table-cell office:value-type="float" office:value="29843" calcext:value-type="float">
            <text:p>29843</text:p>
          </table:table-cell>
          <table:table-cell office:value-type="float" office:value="3920623" calcext:value-type="float">
            <text:p>3920623</text:p>
          </table:table-cell>
          <table:table-cell office:value-type="float" office:value="184913" calcext:value-type="float">
            <text:p>184913</text:p>
          </table:table-cell>
          <table:table-cell office:value-type="float" office:value="5108967" calcext:value-type="float">
            <text:p>5108967</text:p>
          </table:table-cell>
          <table:table-cell office:value-type="float" office:value="44860" calcext:value-type="float">
            <text:p>44860</text:p>
          </table:table-cell>
          <table:table-cell office:value-type="float" office:value="3889097" calcext:value-type="float">
            <text:p>3889097</text:p>
          </table:table-cell>
          <table:table-cell office:value-type="float" office:value="100110" calcext:value-type="float">
            <text:p>100110</text:p>
          </table:table-cell>
          <table:table-cell office:value-type="float" office:value="16522850" calcext:value-type="float">
            <text:p>16522850</text:p>
          </table:table-cell>
          <table:table-cell office:value-type="float" office:value="30189" calcext:value-type="float">
            <text:p>30189</text:p>
          </table:table-cell>
          <table:table-cell office:value-type="float" office:value="10617781" calcext:value-type="float">
            <text:p>10617781</text:p>
          </table:table-cell>
          <table:table-cell office:value-type="float" office:value="1671646" calcext:value-type="float">
            <text:p>167164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81922" calcext:value-type="float">
            <text:p>281922</text:p>
          </table:table-cell>
          <table:table-cell office:value-type="float" office:value="142466" calcext:value-type="float">
            <text:p>142466</text:p>
          </table:table-cell>
          <table:table-cell office:value-type="float" office:value="43855" calcext:value-type="float">
            <text:p>43855</text:p>
          </table:table-cell>
          <table:table-cell office:value-type="float" office:value="128522" calcext:value-type="float">
            <text:p>128522</text:p>
          </table:table-cell>
          <table:table-cell office:value-type="float" office:value="119881" calcext:value-type="float">
            <text:p>119881</text:p>
          </table:table-cell>
          <table:table-cell office:value-type="float" office:value="95963" calcext:value-type="float">
            <text:p>95963</text:p>
          </table:table-cell>
          <table:table-cell office:value-type="float" office:value="53589" calcext:value-type="float">
            <text:p>53589</text:p>
          </table:table-cell>
          <table:table-cell office:value-type="float" office:value="6090651" calcext:value-type="float">
            <text:p>6090651</text:p>
          </table:table-cell>
          <table:table-cell office:value-type="float" office:value="218179" calcext:value-type="float">
            <text:p>218179</text:p>
          </table:table-cell>
          <table:table-cell office:value-type="float" office:value="106993" calcext:value-type="float">
            <text:p>106993</text:p>
          </table:table-cell>
          <table:table-cell office:value-type="float" office:value="30186" calcext:value-type="float">
            <text:p>30186</text:p>
          </table:table-cell>
          <table:table-cell office:value-type="float" office:value="4445952" calcext:value-type="float">
            <text:p>4445952</text:p>
          </table:table-cell>
          <table:table-cell office:value-type="float" office:value="147450" calcext:value-type="float">
            <text:p>147450</text:p>
          </table:table-cell>
          <table:table-cell office:value-type="float" office:value="5861311" calcext:value-type="float">
            <text:p>5861311</text:p>
          </table:table-cell>
          <table:table-cell office:value-type="float" office:value="46745" calcext:value-type="float">
            <text:p>46745</text:p>
          </table:table-cell>
          <table:table-cell office:value-type="float" office:value="4419681" calcext:value-type="float">
            <text:p>4419681</text:p>
          </table:table-cell>
          <table:table-cell office:value-type="float" office:value="398394" calcext:value-type="float">
            <text:p>398394</text:p>
          </table:table-cell>
          <table:table-cell office:value-type="float" office:value="18943103" calcext:value-type="float">
            <text:p>18943103</text:p>
          </table:table-cell>
          <table:table-cell office:value-type="float" office:value="30376" calcext:value-type="float">
            <text:p>30376</text:p>
          </table:table-cell>
          <table:table-cell office:value-type="float" office:value="11879135" calcext:value-type="float">
            <text:p>11879135</text:p>
          </table:table-cell>
          <table:table-cell office:value-type="float" office:value="1891819" calcext:value-type="float">
            <text:p>189181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916" calcext:value-type="float">
            <text:p>300916</text:p>
          </table:table-cell>
          <table:table-cell office:value-type="float" office:value="144810" calcext:value-type="float">
            <text:p>144810</text:p>
          </table:table-cell>
          <table:table-cell office:value-type="float" office:value="45231" calcext:value-type="float">
            <text:p>45231</text:p>
          </table:table-cell>
          <table:table-cell office:value-type="float" office:value="124872" calcext:value-type="float">
            <text:p>124872</text:p>
          </table:table-cell>
          <table:table-cell office:value-type="float" office:value="119016" calcext:value-type="float">
            <text:p>119016</text:p>
          </table:table-cell>
          <table:table-cell office:value-type="float" office:value="38268" calcext:value-type="float">
            <text:p>38268</text:p>
          </table:table-cell>
          <table:table-cell office:value-type="float" office:value="57422" calcext:value-type="float">
            <text:p>57422</text:p>
          </table:table-cell>
          <table:table-cell office:value-type="float" office:value="6681900" calcext:value-type="float">
            <text:p>6681900</text:p>
          </table:table-cell>
          <table:table-cell office:value-type="float" office:value="488227" calcext:value-type="float">
            <text:p>488227</text:p>
          </table:table-cell>
          <table:table-cell office:value-type="float" office:value="111951" calcext:value-type="float">
            <text:p>111951</text:p>
          </table:table-cell>
          <table:table-cell office:value-type="float" office:value="23371" calcext:value-type="float">
            <text:p>23371</text:p>
          </table:table-cell>
          <table:table-cell office:value-type="float" office:value="4954930" calcext:value-type="float">
            <text:p>4954930</text:p>
          </table:table-cell>
          <table:table-cell office:value-type="float" office:value="145081" calcext:value-type="float">
            <text:p>145081</text:p>
          </table:table-cell>
          <table:table-cell office:value-type="float" office:value="6491196" calcext:value-type="float">
            <text:p>6491196</text:p>
          </table:table-cell>
          <table:table-cell office:value-type="float" office:value="40320" calcext:value-type="float">
            <text:p>40320</text:p>
          </table:table-cell>
          <table:table-cell office:value-type="float" office:value="4998270" calcext:value-type="float">
            <text:p>4998270</text:p>
          </table:table-cell>
          <table:table-cell office:value-type="float" office:value="109769" calcext:value-type="float">
            <text:p>109769</text:p>
          </table:table-cell>
          <table:table-cell office:value-type="float" office:value="21160076" calcext:value-type="float">
            <text:p>21160076</text:p>
          </table:table-cell>
          <table:table-cell office:value-type="float" office:value="29876" calcext:value-type="float">
            <text:p>29876</text:p>
          </table:table-cell>
          <table:table-cell office:value-type="float" office:value="13496321" calcext:value-type="float">
            <text:p>13496321</text:p>
          </table:table-cell>
          <table:table-cell office:value-type="float" office:value="2154293" calcext:value-type="float">
            <text:p>2154293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99021" calcext:value-type="float">
            <text:p>299021</text:p>
          </table:table-cell>
          <table:table-cell office:value-type="float" office:value="153675" calcext:value-type="float">
            <text:p>153675</text:p>
          </table:table-cell>
          <table:table-cell office:value-type="float" office:value="45271" calcext:value-type="float">
            <text:p>45271</text:p>
          </table:table-cell>
          <table:table-cell office:value-type="float" office:value="122039" calcext:value-type="float">
            <text:p>122039</text:p>
          </table:table-cell>
          <table:table-cell office:value-type="float" office:value="118456" calcext:value-type="float">
            <text:p>118456</text:p>
          </table:table-cell>
          <table:table-cell office:value-type="float" office:value="34688" calcext:value-type="float">
            <text:p>34688</text:p>
          </table:table-cell>
          <table:table-cell office:value-type="float" office:value="56197" calcext:value-type="float">
            <text:p>56197</text:p>
          </table:table-cell>
          <table:table-cell office:value-type="float" office:value="7323884" calcext:value-type="float">
            <text:p>7323884</text:p>
          </table:table-cell>
          <table:table-cell office:value-type="float" office:value="196838" calcext:value-type="float">
            <text:p>196838</text:p>
          </table:table-cell>
          <table:table-cell office:value-type="float" office:value="113803" calcext:value-type="float">
            <text:p>113803</text:p>
          </table:table-cell>
          <table:table-cell office:value-type="float" office:value="18026" calcext:value-type="float">
            <text:p>18026</text:p>
          </table:table-cell>
          <table:table-cell office:value-type="float" office:value="5509198" calcext:value-type="float">
            <text:p>5509198</text:p>
          </table:table-cell>
          <table:table-cell office:value-type="float" office:value="141727" calcext:value-type="float">
            <text:p>141727</text:p>
          </table:table-cell>
          <table:table-cell office:value-type="float" office:value="7054949" calcext:value-type="float">
            <text:p>7054949</text:p>
          </table:table-cell>
          <table:table-cell office:value-type="float" office:value="44661" calcext:value-type="float">
            <text:p>44661</text:p>
          </table:table-cell>
          <table:table-cell office:value-type="float" office:value="5468031" calcext:value-type="float">
            <text:p>5468031</text:p>
          </table:table-cell>
          <table:table-cell office:value-type="float" office:value="103973" calcext:value-type="float">
            <text:p>103973</text:p>
          </table:table-cell>
          <table:table-cell office:value-type="float" office:value="23148295" calcext:value-type="float">
            <text:p>23148295</text:p>
          </table:table-cell>
          <table:table-cell office:value-type="float" office:value="28947" calcext:value-type="float">
            <text:p>28947</text:p>
          </table:table-cell>
          <table:table-cell office:value-type="float" office:value="14863331" calcext:value-type="float">
            <text:p>14863331</text:p>
          </table:table-cell>
          <table:table-cell office:value-type="float" office:value="2355328" calcext:value-type="float">
            <text:p>23553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6271" calcext:value-type="float">
            <text:p>306271</text:p>
          </table:table-cell>
          <table:table-cell office:value-type="float" office:value="154836" calcext:value-type="float">
            <text:p>154836</text:p>
          </table:table-cell>
          <table:table-cell office:value-type="float" office:value="44224" calcext:value-type="float">
            <text:p>44224</text:p>
          </table:table-cell>
          <table:table-cell office:value-type="float" office:value="120186" calcext:value-type="float">
            <text:p>120186</text:p>
          </table:table-cell>
          <table:table-cell office:value-type="float" office:value="121819" calcext:value-type="float">
            <text:p>121819</text:p>
          </table:table-cell>
          <table:table-cell office:value-type="float" office:value="39785" calcext:value-type="float">
            <text:p>39785</text:p>
          </table:table-cell>
          <table:table-cell office:value-type="float" office:value="56604" calcext:value-type="float">
            <text:p>56604</text:p>
          </table:table-cell>
          <table:table-cell office:value-type="float" office:value="8044039" calcext:value-type="float">
            <text:p>8044039</text:p>
          </table:table-cell>
          <table:table-cell office:value-type="float" office:value="202514" calcext:value-type="float">
            <text:p>202514</text:p>
          </table:table-cell>
          <table:table-cell office:value-type="float" office:value="109622" calcext:value-type="float">
            <text:p>109622</text:p>
          </table:table-cell>
          <table:table-cell office:value-type="float" office:value="18046" calcext:value-type="float">
            <text:p>18046</text:p>
          </table:table-cell>
          <table:table-cell office:value-type="float" office:value="6057646" calcext:value-type="float">
            <text:p>6057646</text:p>
          </table:table-cell>
          <table:table-cell office:value-type="float" office:value="144424" calcext:value-type="float">
            <text:p>144424</text:p>
          </table:table-cell>
          <table:table-cell office:value-type="float" office:value="7658565" calcext:value-type="float">
            <text:p>7658565</text:p>
          </table:table-cell>
          <table:table-cell office:value-type="float" office:value="46434" calcext:value-type="float">
            <text:p>46434</text:p>
          </table:table-cell>
          <table:table-cell office:value-type="float" office:value="6053827" calcext:value-type="float">
            <text:p>6053827</text:p>
          </table:table-cell>
          <table:table-cell office:value-type="float" office:value="109736" calcext:value-type="float">
            <text:p>109736</text:p>
          </table:table-cell>
          <table:table-cell office:value-type="float" office:value="25352164" calcext:value-type="float">
            <text:p>25352164</text:p>
          </table:table-cell>
          <table:table-cell office:value-type="float" office:value="27654" calcext:value-type="float">
            <text:p>27654</text:p>
          </table:table-cell>
          <table:table-cell office:value-type="float" office:value="16344970" calcext:value-type="float">
            <text:p>16344970</text:p>
          </table:table-cell>
          <table:table-cell office:value-type="float" office:value="2564235" calcext:value-type="float">
            <text:p>2564235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19432" calcext:value-type="float">
            <text:p>319432</text:p>
          </table:table-cell>
          <table:table-cell office:value-type="float" office:value="163788" calcext:value-type="float">
            <text:p>163788</text:p>
          </table:table-cell>
          <table:table-cell office:value-type="float" office:value="43960" calcext:value-type="float">
            <text:p>43960</text:p>
          </table:table-cell>
          <table:table-cell office:value-type="float" office:value="116067" calcext:value-type="float">
            <text:p>116067</text:p>
          </table:table-cell>
          <table:table-cell office:value-type="float" office:value="121388" calcext:value-type="float">
            <text:p>121388</text:p>
          </table:table-cell>
          <table:table-cell office:value-type="float" office:value="37278" calcext:value-type="float">
            <text:p>37278</text:p>
          </table:table-cell>
          <table:table-cell office:value-type="float" office:value="59303" calcext:value-type="float">
            <text:p>59303</text:p>
          </table:table-cell>
          <table:table-cell office:value-type="float" office:value="8633220" calcext:value-type="float">
            <text:p>8633220</text:p>
          </table:table-cell>
          <table:table-cell office:value-type="float" office:value="208044" calcext:value-type="float">
            <text:p>208044</text:p>
          </table:table-cell>
          <table:table-cell office:value-type="float" office:value="116612" calcext:value-type="float">
            <text:p>116612</text:p>
          </table:table-cell>
          <table:table-cell office:value-type="float" office:value="18034" calcext:value-type="float">
            <text:p>18034</text:p>
          </table:table-cell>
          <table:table-cell office:value-type="float" office:value="6510300" calcext:value-type="float">
            <text:p>6510300</text:p>
          </table:table-cell>
          <table:table-cell office:value-type="float" office:value="138746" calcext:value-type="float">
            <text:p>138746</text:p>
          </table:table-cell>
          <table:table-cell office:value-type="float" office:value="8339903" calcext:value-type="float">
            <text:p>8339903</text:p>
          </table:table-cell>
          <table:table-cell office:value-type="float" office:value="50955" calcext:value-type="float">
            <text:p>50955</text:p>
          </table:table-cell>
          <table:table-cell office:value-type="float" office:value="6559585" calcext:value-type="float">
            <text:p>6559585</text:p>
          </table:table-cell>
          <table:table-cell office:value-type="float" office:value="99411" calcext:value-type="float">
            <text:p>99411</text:p>
          </table:table-cell>
          <table:table-cell office:value-type="float" office:value="27501501" calcext:value-type="float">
            <text:p>27501501</text:p>
          </table:table-cell>
          <table:table-cell office:value-type="float" office:value="29882" calcext:value-type="float">
            <text:p>29882</text:p>
          </table:table-cell>
          <table:table-cell office:value-type="float" office:value="17705014" calcext:value-type="float">
            <text:p>17705014</text:p>
          </table:table-cell>
          <table:table-cell office:value-type="float" office:value="2770741" calcext:value-type="float">
            <text:p>277074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27021" calcext:value-type="float">
            <text:p>327021</text:p>
          </table:table-cell>
          <table:table-cell office:value-type="float" office:value="172612" calcext:value-type="float">
            <text:p>172612</text:p>
          </table:table-cell>
          <table:table-cell office:value-type="float" office:value="43896" calcext:value-type="float">
            <text:p>43896</text:p>
          </table:table-cell>
          <table:table-cell office:value-type="float" office:value="114425" calcext:value-type="float">
            <text:p>114425</text:p>
          </table:table-cell>
          <table:table-cell office:value-type="float" office:value="117921" calcext:value-type="float">
            <text:p>117921</text:p>
          </table:table-cell>
          <table:table-cell office:value-type="float" office:value="40874" calcext:value-type="float">
            <text:p>40874</text:p>
          </table:table-cell>
          <table:table-cell office:value-type="float" office:value="60259" calcext:value-type="float">
            <text:p>60259</text:p>
          </table:table-cell>
          <table:table-cell office:value-type="float" office:value="9359506" calcext:value-type="float">
            <text:p>9359506</text:p>
          </table:table-cell>
          <table:table-cell office:value-type="float" office:value="219110" calcext:value-type="float">
            <text:p>219110</text:p>
          </table:table-cell>
          <table:table-cell office:value-type="float" office:value="112715" calcext:value-type="float">
            <text:p>112715</text:p>
          </table:table-cell>
          <table:table-cell office:value-type="float" office:value="18177" calcext:value-type="float">
            <text:p>18177</text:p>
          </table:table-cell>
          <table:table-cell office:value-type="float" office:value="7048817" calcext:value-type="float">
            <text:p>7048817</text:p>
          </table:table-cell>
          <table:table-cell office:value-type="float" office:value="143001" calcext:value-type="float">
            <text:p>143001</text:p>
          </table:table-cell>
          <table:table-cell office:value-type="float" office:value="9000049" calcext:value-type="float">
            <text:p>9000049</text:p>
          </table:table-cell>
          <table:table-cell office:value-type="float" office:value="56077" calcext:value-type="float">
            <text:p>56077</text:p>
          </table:table-cell>
          <table:table-cell office:value-type="float" office:value="7106516" calcext:value-type="float">
            <text:p>7106516</text:p>
          </table:table-cell>
          <table:table-cell office:value-type="float" office:value="103921" calcext:value-type="float">
            <text:p>103921</text:p>
          </table:table-cell>
          <table:table-cell office:value-type="float" office:value="29824449" calcext:value-type="float">
            <text:p>29824449</text:p>
          </table:table-cell>
          <table:table-cell office:value-type="float" office:value="29957" calcext:value-type="float">
            <text:p>29957</text:p>
          </table:table-cell>
          <table:table-cell office:value-type="float" office:value="19074514" calcext:value-type="float">
            <text:p>19074514</text:p>
          </table:table-cell>
          <table:table-cell office:value-type="float" office:value="3040867" calcext:value-type="float">
            <text:p>3040867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18660" calcext:value-type="float">
            <text:p>318660</text:p>
          </table:table-cell>
          <table:table-cell office:value-type="float" office:value="171829" calcext:value-type="float">
            <text:p>171829</text:p>
          </table:table-cell>
          <table:table-cell office:value-type="float" office:value="44687" calcext:value-type="float">
            <text:p>44687</text:p>
          </table:table-cell>
          <table:table-cell office:value-type="float" office:value="114927" calcext:value-type="float">
            <text:p>114927</text:p>
          </table:table-cell>
          <table:table-cell office:value-type="float" office:value="110998" calcext:value-type="float">
            <text:p>110998</text:p>
          </table:table-cell>
          <table:table-cell office:value-type="float" office:value="40015" calcext:value-type="float">
            <text:p>40015</text:p>
          </table:table-cell>
          <table:table-cell office:value-type="float" office:value="60614" calcext:value-type="float">
            <text:p>60614</text:p>
          </table:table-cell>
          <table:table-cell office:value-type="float" office:value="10338769" calcext:value-type="float">
            <text:p>10338769</text:p>
          </table:table-cell>
          <table:table-cell office:value-type="float" office:value="232001" calcext:value-type="float">
            <text:p>232001</text:p>
          </table:table-cell>
          <table:table-cell office:value-type="float" office:value="118502" calcext:value-type="float">
            <text:p>118502</text:p>
          </table:table-cell>
          <table:table-cell office:value-type="float" office:value="18074" calcext:value-type="float">
            <text:p>18074</text:p>
          </table:table-cell>
          <table:table-cell office:value-type="float" office:value="7667154" calcext:value-type="float">
            <text:p>7667154</text:p>
          </table:table-cell>
          <table:table-cell office:value-type="float" office:value="135054" calcext:value-type="float">
            <text:p>135054</text:p>
          </table:table-cell>
          <table:table-cell office:value-type="float" office:value="9659320" calcext:value-type="float">
            <text:p>9659320</text:p>
          </table:table-cell>
          <table:table-cell office:value-type="float" office:value="57819" calcext:value-type="float">
            <text:p>57819</text:p>
          </table:table-cell>
          <table:table-cell office:value-type="float" office:value="8795857" calcext:value-type="float">
            <text:p>8795857</text:p>
          </table:table-cell>
          <table:table-cell office:value-type="float" office:value="103085" calcext:value-type="float">
            <text:p>103085</text:p>
          </table:table-cell>
          <table:table-cell office:value-type="float" office:value="31943147" calcext:value-type="float">
            <text:p>31943147</text:p>
          </table:table-cell>
          <table:table-cell office:value-type="float" office:value="25369" calcext:value-type="float">
            <text:p>25369</text:p>
          </table:table-cell>
          <table:table-cell office:value-type="float" office:value="20475075" calcext:value-type="float">
            <text:p>20475075</text:p>
          </table:table-cell>
          <table:table-cell office:value-type="float" office:value="3218201" calcext:value-type="float">
            <text:p>321820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37336" calcext:value-type="float">
            <text:p>337336</text:p>
          </table:table-cell>
          <table:table-cell office:value-type="float" office:value="185066" calcext:value-type="float">
            <text:p>185066</text:p>
          </table:table-cell>
          <table:table-cell office:value-type="float" office:value="44142" calcext:value-type="float">
            <text:p>44142</text:p>
          </table:table-cell>
          <table:table-cell office:value-type="float" office:value="113130" calcext:value-type="float">
            <text:p>113130</text:p>
          </table:table-cell>
          <table:table-cell office:value-type="float" office:value="120110" calcext:value-type="float">
            <text:p>120110</text:p>
          </table:table-cell>
          <table:table-cell office:value-type="float" office:value="35609" calcext:value-type="float">
            <text:p>35609</text:p>
          </table:table-cell>
          <table:table-cell office:value-type="float" office:value="65933" calcext:value-type="float">
            <text:p>65933</text:p>
          </table:table-cell>
          <table:table-cell office:value-type="float" office:value="14383957" calcext:value-type="float">
            <text:p>14383957</text:p>
          </table:table-cell>
          <table:table-cell office:value-type="float" office:value="227156" calcext:value-type="float">
            <text:p>227156</text:p>
          </table:table-cell>
          <table:table-cell office:value-type="float" office:value="119433" calcext:value-type="float">
            <text:p>119433</text:p>
          </table:table-cell>
          <table:table-cell office:value-type="float" office:value="18297" calcext:value-type="float">
            <text:p>18297</text:p>
          </table:table-cell>
          <table:table-cell office:value-type="float" office:value="9617000" calcext:value-type="float">
            <text:p>9617000</text:p>
          </table:table-cell>
          <table:table-cell office:value-type="float" office:value="137438" calcext:value-type="float">
            <text:p>137438</text:p>
          </table:table-cell>
          <table:table-cell office:value-type="float" office:value="10230111" calcext:value-type="float">
            <text:p>10230111</text:p>
          </table:table-cell>
          <table:table-cell office:value-type="float" office:value="58371" calcext:value-type="float">
            <text:p>58371</text:p>
          </table:table-cell>
          <table:table-cell office:value-type="float" office:value="10955653" calcext:value-type="float">
            <text:p>10955653</text:p>
          </table:table-cell>
          <table:table-cell office:value-type="float" office:value="99017" calcext:value-type="float">
            <text:p>99017</text:p>
          </table:table-cell>
          <table:table-cell office:value-type="float" office:value="34264516" calcext:value-type="float">
            <text:p>34264516</text:p>
          </table:table-cell>
          <table:table-cell office:value-type="float" office:value="27698" calcext:value-type="float">
            <text:p>27698</text:p>
          </table:table-cell>
          <table:table-cell office:value-type="float" office:value="21658553" calcext:value-type="float">
            <text:p>21658553</text:p>
          </table:table-cell>
          <table:table-cell office:value-type="float" office:value="3446012" calcext:value-type="float">
            <text:p>3446012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390843" calcext:value-type="float">
            <text:p>390843</text:p>
          </table:table-cell>
          <table:table-cell office:value-type="float" office:value="193342" calcext:value-type="float">
            <text:p>193342</text:p>
          </table:table-cell>
          <table:table-cell office:value-type="float" office:value="44743" calcext:value-type="float">
            <text:p>44743</text:p>
          </table:table-cell>
          <table:table-cell office:value-type="float" office:value="110628" calcext:value-type="float">
            <text:p>110628</text:p>
          </table:table-cell>
          <table:table-cell office:value-type="float" office:value="116209" calcext:value-type="float">
            <text:p>116209</text:p>
          </table:table-cell>
          <table:table-cell office:value-type="float" office:value="38937" calcext:value-type="float">
            <text:p>38937</text:p>
          </table:table-cell>
          <table:table-cell office:value-type="float" office:value="70290" calcext:value-type="float">
            <text:p>70290</text:p>
          </table:table-cell>
          <table:table-cell office:value-type="float" office:value="18402149" calcext:value-type="float">
            <text:p>18402149</text:p>
          </table:table-cell>
          <table:table-cell office:value-type="float" office:value="235799" calcext:value-type="float">
            <text:p>235799</text:p>
          </table:table-cell>
          <table:table-cell office:value-type="float" office:value="116318" calcext:value-type="float">
            <text:p>116318</text:p>
          </table:table-cell>
          <table:table-cell office:value-type="float" office:value="18685" calcext:value-type="float">
            <text:p>18685</text:p>
          </table:table-cell>
          <table:table-cell office:value-type="float" office:value="13521801" calcext:value-type="float">
            <text:p>13521801</text:p>
          </table:table-cell>
          <table:table-cell office:value-type="float" office:value="138630" calcext:value-type="float">
            <text:p>138630</text:p>
          </table:table-cell>
          <table:table-cell office:value-type="float" office:value="10931896" calcext:value-type="float">
            <text:p>10931896</text:p>
          </table:table-cell>
          <table:table-cell office:value-type="float" office:value="66272" calcext:value-type="float">
            <text:p>66272</text:p>
          </table:table-cell>
          <table:table-cell office:value-type="float" office:value="17915218" calcext:value-type="float">
            <text:p>17915218</text:p>
          </table:table-cell>
          <table:table-cell office:value-type="float" office:value="611062" calcext:value-type="float">
            <text:p>611062</text:p>
          </table:table-cell>
          <table:table-cell office:value-type="float" office:value="36536901" calcext:value-type="float">
            <text:p>36536901</text:p>
          </table:table-cell>
          <table:table-cell office:value-type="float" office:value="27458" calcext:value-type="float">
            <text:p>27458</text:p>
          </table:table-cell>
          <table:table-cell office:value-type="float" office:value="23134261" calcext:value-type="float">
            <text:p>23134261</text:p>
          </table:table-cell>
          <table:table-cell office:value-type="float" office:value="3693306" calcext:value-type="float">
            <text:p>369330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49760" calcext:value-type="float">
            <text:p>349760</text:p>
          </table:table-cell>
          <table:table-cell office:value-type="float" office:value="195078" calcext:value-type="float">
            <text:p>195078</text:p>
          </table:table-cell>
          <table:table-cell office:value-type="float" office:value="44541" calcext:value-type="float">
            <text:p>44541</text:p>
          </table:table-cell>
          <table:table-cell office:value-type="float" office:value="108173" calcext:value-type="float">
            <text:p>108173</text:p>
          </table:table-cell>
          <table:table-cell office:value-type="float" office:value="118316" calcext:value-type="float">
            <text:p>118316</text:p>
          </table:table-cell>
          <table:table-cell office:value-type="float" office:value="43429" calcext:value-type="float">
            <text:p>43429</text:p>
          </table:table-cell>
          <table:table-cell office:value-type="float" office:value="79533" calcext:value-type="float">
            <text:p>79533</text:p>
          </table:table-cell>
          <table:table-cell office:value-type="float" office:value="24235320" calcext:value-type="float">
            <text:p>24235320</text:p>
          </table:table-cell>
          <table:table-cell office:value-type="float" office:value="229731" calcext:value-type="float">
            <text:p>229731</text:p>
          </table:table-cell>
          <table:table-cell office:value-type="float" office:value="120212" calcext:value-type="float">
            <text:p>120212</text:p>
          </table:table-cell>
          <table:table-cell office:value-type="float" office:value="18656" calcext:value-type="float">
            <text:p>18656</text:p>
          </table:table-cell>
          <table:table-cell office:value-type="float" office:value="19553031" calcext:value-type="float">
            <text:p>19553031</text:p>
          </table:table-cell>
          <table:table-cell office:value-type="float" office:value="141070" calcext:value-type="float">
            <text:p>141070</text:p>
          </table:table-cell>
          <table:table-cell office:value-type="float" office:value="13961952" calcext:value-type="float">
            <text:p>13961952</text:p>
          </table:table-cell>
          <table:table-cell office:value-type="float" office:value="66145" calcext:value-type="float">
            <text:p>66145</text:p>
          </table:table-cell>
          <table:table-cell office:value-type="float" office:value="23819362" calcext:value-type="float">
            <text:p>23819362</text:p>
          </table:table-cell>
          <table:table-cell office:value-type="float" office:value="109757" calcext:value-type="float">
            <text:p>109757</text:p>
          </table:table-cell>
          <table:table-cell office:value-type="float" office:value="39086623" calcext:value-type="float">
            <text:p>39086623</text:p>
          </table:table-cell>
          <table:table-cell office:value-type="float" office:value="27049" calcext:value-type="float">
            <text:p>27049</text:p>
          </table:table-cell>
          <table:table-cell office:value-type="float" office:value="24808746" calcext:value-type="float">
            <text:p>24808746</text:p>
          </table:table-cell>
          <table:table-cell office:value-type="float" office:value="3910585" calcext:value-type="float">
            <text:p>3910585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348784" calcext:value-type="float">
            <text:p>348784</text:p>
          </table:table-cell>
          <table:table-cell office:value-type="float" office:value="199191" calcext:value-type="float">
            <text:p>199191</text:p>
          </table:table-cell>
          <table:table-cell office:value-type="float" office:value="45807" calcext:value-type="float">
            <text:p>45807</text:p>
          </table:table-cell>
          <table:table-cell office:value-type="float" office:value="111875" calcext:value-type="float">
            <text:p>111875</text:p>
          </table:table-cell>
          <table:table-cell office:value-type="float" office:value="110119" calcext:value-type="float">
            <text:p>110119</text:p>
          </table:table-cell>
          <table:table-cell office:value-type="float" office:value="44795" calcext:value-type="float">
            <text:p>44795</text:p>
          </table:table-cell>
          <table:table-cell office:value-type="float" office:value="59224" calcext:value-type="float">
            <text:p>59224</text:p>
          </table:table-cell>
          <table:table-cell office:value-type="float" office:value="30350202" calcext:value-type="float">
            <text:p>30350202</text:p>
          </table:table-cell>
          <table:table-cell office:value-type="float" office:value="233704" calcext:value-type="float">
            <text:p>233704</text:p>
          </table:table-cell>
          <table:table-cell office:value-type="float" office:value="124529" calcext:value-type="float">
            <text:p>124529</text:p>
          </table:table-cell>
          <table:table-cell office:value-type="float" office:value="18768" calcext:value-type="float">
            <text:p>18768</text:p>
          </table:table-cell>
          <table:table-cell office:value-type="float" office:value="25810538" calcext:value-type="float">
            <text:p>25810538</text:p>
          </table:table-cell>
          <table:table-cell office:value-type="float" office:value="136772" calcext:value-type="float">
            <text:p>136772</text:p>
          </table:table-cell>
          <table:table-cell office:value-type="float" office:value="20535528" calcext:value-type="float">
            <text:p>20535528</text:p>
          </table:table-cell>
          <table:table-cell office:value-type="float" office:value="83273" calcext:value-type="float">
            <text:p>83273</text:p>
          </table:table-cell>
          <table:table-cell office:value-type="float" office:value="31033963" calcext:value-type="float">
            <text:p>31033963</text:p>
          </table:table-cell>
          <table:table-cell office:value-type="float" office:value="107241" calcext:value-type="float">
            <text:p>107241</text:p>
          </table:table-cell>
          <table:table-cell office:value-type="float" office:value="41330325" calcext:value-type="float">
            <text:p>41330325</text:p>
          </table:table-cell>
          <table:table-cell office:value-type="float" office:value="28502" calcext:value-type="float">
            <text:p>28502</text:p>
          </table:table-cell>
          <table:table-cell office:value-type="float" office:value="26207724" calcext:value-type="float">
            <text:p>26207724</text:p>
          </table:table-cell>
          <table:table-cell office:value-type="float" office:value="4146006" calcext:value-type="float">
            <text:p>414600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58903" calcext:value-type="float">
            <text:p>358903</text:p>
          </table:table-cell>
          <table:table-cell office:value-type="float" office:value="210626" calcext:value-type="float">
            <text:p>210626</text:p>
          </table:table-cell>
          <table:table-cell office:value-type="float" office:value="48027" calcext:value-type="float">
            <text:p>48027</text:p>
          </table:table-cell>
          <table:table-cell office:value-type="float" office:value="112165" calcext:value-type="float">
            <text:p>112165</text:p>
          </table:table-cell>
          <table:table-cell office:value-type="float" office:value="133492" calcext:value-type="float">
            <text:p>133492</text:p>
          </table:table-cell>
          <table:table-cell office:value-type="float" office:value="44884" calcext:value-type="float">
            <text:p>44884</text:p>
          </table:table-cell>
          <table:table-cell office:value-type="float" office:value="117443" calcext:value-type="float">
            <text:p>117443</text:p>
          </table:table-cell>
          <table:table-cell office:value-type="float" office:value="34303891" calcext:value-type="float">
            <text:p>34303891</text:p>
          </table:table-cell>
          <table:table-cell office:value-type="float" office:value="244928" calcext:value-type="float">
            <text:p>244928</text:p>
          </table:table-cell>
          <table:table-cell office:value-type="float" office:value="122135" calcext:value-type="float">
            <text:p>122135</text:p>
          </table:table-cell>
          <table:table-cell office:value-type="float" office:value="18721" calcext:value-type="float">
            <text:p>18721</text:p>
          </table:table-cell>
          <table:table-cell office:value-type="float" office:value="33850060" calcext:value-type="float">
            <text:p>33850060</text:p>
          </table:table-cell>
          <table:table-cell office:value-type="float" office:value="143836" calcext:value-type="float">
            <text:p>143836</text:p>
          </table:table-cell>
          <table:table-cell office:value-type="float" office:value="25685134" calcext:value-type="float">
            <text:p>25685134</text:p>
          </table:table-cell>
          <table:table-cell office:value-type="float" office:value="80704" calcext:value-type="float">
            <text:p>80704</text:p>
          </table:table-cell>
          <table:table-cell office:value-type="float" office:value="35280329" calcext:value-type="float">
            <text:p>35280329</text:p>
          </table:table-cell>
          <table:table-cell office:value-type="float" office:value="103737" calcext:value-type="float">
            <text:p>103737</text:p>
          </table:table-cell>
          <table:table-cell office:value-type="float" office:value="43377227" calcext:value-type="float">
            <text:p>43377227</text:p>
          </table:table-cell>
          <table:table-cell office:value-type="float" office:value="27560" calcext:value-type="float">
            <text:p>27560</text:p>
          </table:table-cell>
          <table:table-cell office:value-type="float" office:value="27613739" calcext:value-type="float">
            <text:p>27613739</text:p>
          </table:table-cell>
          <table:table-cell office:value-type="float" office:value="4361929" calcext:value-type="float">
            <text:p>4361929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59688" calcext:value-type="float">
            <text:p>359688</text:p>
          </table:table-cell>
          <table:table-cell office:value-type="float" office:value="219751" calcext:value-type="float">
            <text:p>219751</text:p>
          </table:table-cell>
          <table:table-cell office:value-type="float" office:value="44560" calcext:value-type="float">
            <text:p>44560</text:p>
          </table:table-cell>
          <table:table-cell office:value-type="float" office:value="165577" calcext:value-type="float">
            <text:p>165577</text:p>
          </table:table-cell>
          <table:table-cell office:value-type="float" office:value="138265" calcext:value-type="float">
            <text:p>138265</text:p>
          </table:table-cell>
          <table:table-cell office:value-type="float" office:value="38700" calcext:value-type="float">
            <text:p>38700</text:p>
          </table:table-cell>
          <table:table-cell office:value-type="float" office:value="66193" calcext:value-type="float">
            <text:p>66193</text:p>
          </table:table-cell>
          <table:table-cell office:value-type="float" office:value="48328757" calcext:value-type="float">
            <text:p>48328757</text:p>
          </table:table-cell>
          <table:table-cell office:value-type="float" office:value="1032860" calcext:value-type="float">
            <text:p>1032860</text:p>
          </table:table-cell>
          <table:table-cell office:value-type="float" office:value="130215" calcext:value-type="float">
            <text:p>130215</text:p>
          </table:table-cell>
          <table:table-cell office:value-type="float" office:value="23931" calcext:value-type="float">
            <text:p>23931</text:p>
          </table:table-cell>
          <table:table-cell office:value-type="float" office:value="39580234" calcext:value-type="float">
            <text:p>39580234</text:p>
          </table:table-cell>
          <table:table-cell office:value-type="float" office:value="136563" calcext:value-type="float">
            <text:p>136563</text:p>
          </table:table-cell>
          <table:table-cell office:value-type="float" office:value="34161917" calcext:value-type="float">
            <text:p>34161917</text:p>
          </table:table-cell>
          <table:table-cell office:value-type="float" office:value="56872" calcext:value-type="float">
            <text:p>56872</text:p>
          </table:table-cell>
          <table:table-cell office:value-type="float" office:value="39851169" calcext:value-type="float">
            <text:p>39851169</text:p>
          </table:table-cell>
          <table:table-cell office:value-type="float" office:value="102202" calcext:value-type="float">
            <text:p>102202</text:p>
          </table:table-cell>
          <table:table-cell office:value-type="float" office:value="45647347" calcext:value-type="float">
            <text:p>45647347</text:p>
          </table:table-cell>
          <table:table-cell office:value-type="float" office:value="25831" calcext:value-type="float">
            <text:p>25831</text:p>
          </table:table-cell>
          <table:table-cell office:value-type="float" office:value="28926960" calcext:value-type="float">
            <text:p>28926960</text:p>
          </table:table-cell>
          <table:table-cell office:value-type="float" office:value="4601702" calcext:value-type="float">
            <text:p>460170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68034" calcext:value-type="float">
            <text:p>368034</text:p>
          </table:table-cell>
          <table:table-cell office:value-type="float" office:value="221022" calcext:value-type="float">
            <text:p>221022</text:p>
          </table:table-cell>
          <table:table-cell office:value-type="float" office:value="44420" calcext:value-type="float">
            <text:p>44420</text:p>
          </table:table-cell>
          <table:table-cell office:value-type="float" office:value="114184" calcext:value-type="float">
            <text:p>114184</text:p>
          </table:table-cell>
          <table:table-cell office:value-type="float" office:value="121479" calcext:value-type="float">
            <text:p>121479</text:p>
          </table:table-cell>
          <table:table-cell office:value-type="float" office:value="45014" calcext:value-type="float">
            <text:p>45014</text:p>
          </table:table-cell>
          <table:table-cell office:value-type="float" office:value="66520" calcext:value-type="float">
            <text:p>66520</text:p>
          </table:table-cell>
          <table:table-cell office:value-type="float" office:value="64278324" calcext:value-type="float">
            <text:p>64278324</text:p>
          </table:table-cell>
          <table:table-cell office:value-type="float" office:value="215526" calcext:value-type="float">
            <text:p>215526</text:p>
          </table:table-cell>
          <table:table-cell office:value-type="float" office:value="166492" calcext:value-type="float">
            <text:p>166492</text:p>
          </table:table-cell>
          <table:table-cell office:value-type="float" office:value="25684" calcext:value-type="float">
            <text:p>25684</text:p>
          </table:table-cell>
          <table:table-cell office:value-type="float" office:value="48470206" calcext:value-type="float">
            <text:p>48470206</text:p>
          </table:table-cell>
          <table:table-cell office:value-type="float" office:value="143182" calcext:value-type="float">
            <text:p>143182</text:p>
          </table:table-cell>
          <table:table-cell office:value-type="float" office:value="43951203" calcext:value-type="float">
            <text:p>43951203</text:p>
          </table:table-cell>
          <table:table-cell office:value-type="float" office:value="57158" calcext:value-type="float">
            <text:p>57158</text:p>
          </table:table-cell>
          <table:table-cell office:value-type="float" office:value="47028967" calcext:value-type="float">
            <text:p>47028967</text:p>
          </table:table-cell>
          <table:table-cell office:value-type="float" office:value="104280" calcext:value-type="float">
            <text:p>104280</text:p>
          </table:table-cell>
          <table:table-cell office:value-type="float" office:value="47702496" calcext:value-type="float">
            <text:p>47702496</text:p>
          </table:table-cell>
          <table:table-cell office:value-type="float" office:value="27027" calcext:value-type="float">
            <text:p>27027</text:p>
          </table:table-cell>
          <table:table-cell office:value-type="float" office:value="30725257" calcext:value-type="float">
            <text:p>30725257</text:p>
          </table:table-cell>
          <table:table-cell office:value-type="float" office:value="4799415" calcext:value-type="float">
            <text:p>4799415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370497" calcext:value-type="float">
            <text:p>370497</text:p>
          </table:table-cell>
          <table:table-cell office:value-type="float" office:value="230409" calcext:value-type="float">
            <text:p>230409</text:p>
          </table:table-cell>
          <table:table-cell office:value-type="float" office:value="45916" calcext:value-type="float">
            <text:p>45916</text:p>
          </table:table-cell>
          <table:table-cell office:value-type="float" office:value="112607" calcext:value-type="float">
            <text:p>112607</text:p>
          </table:table-cell>
          <table:table-cell office:value-type="float" office:value="122929" calcext:value-type="float">
            <text:p>122929</text:p>
          </table:table-cell>
          <table:table-cell office:value-type="float" office:value="45512" calcext:value-type="float">
            <text:p>45512</text:p>
          </table:table-cell>
          <table:table-cell office:value-type="float" office:value="64296" calcext:value-type="float">
            <text:p>64296</text:p>
          </table:table-cell>
          <table:table-cell office:value-type="float" office:value="77245211" calcext:value-type="float">
            <text:p>77245211</text:p>
          </table:table-cell>
          <table:table-cell office:value-type="float" office:value="223802" calcext:value-type="float">
            <text:p>223802</text:p>
          </table:table-cell>
          <table:table-cell office:value-type="float" office:value="126365" calcext:value-type="float">
            <text:p>126365</text:p>
          </table:table-cell>
          <table:table-cell office:value-type="float" office:value="26739" calcext:value-type="float">
            <text:p>26739</text:p>
          </table:table-cell>
          <table:table-cell office:value-type="float" office:value="53439989" calcext:value-type="float">
            <text:p>53439989</text:p>
          </table:table-cell>
          <table:table-cell office:value-type="float" office:value="137494" calcext:value-type="float">
            <text:p>137494</text:p>
          </table:table-cell>
          <table:table-cell office:value-type="float" office:value="54916155" calcext:value-type="float">
            <text:p>54916155</text:p>
          </table:table-cell>
          <table:table-cell office:value-type="float" office:value="63356" calcext:value-type="float">
            <text:p>63356</text:p>
          </table:table-cell>
          <table:table-cell office:value-type="float" office:value="51459498" calcext:value-type="float">
            <text:p>51459498</text:p>
          </table:table-cell>
          <table:table-cell office:value-type="float" office:value="102285" calcext:value-type="float">
            <text:p>102285</text:p>
          </table:table-cell>
          <table:table-cell office:value-type="float" office:value="50368931" calcext:value-type="float">
            <text:p>50368931</text:p>
          </table:table-cell>
          <table:table-cell office:value-type="float" office:value="28384" calcext:value-type="float">
            <text:p>28384</text:p>
          </table:table-cell>
          <table:table-cell office:value-type="float" office:value="34699643" calcext:value-type="float">
            <text:p>34699643</text:p>
          </table:table-cell>
          <table:table-cell office:value-type="float" office:value="7630819" calcext:value-type="float">
            <text:p>763081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81024" calcext:value-type="float">
            <text:p>381024</text:p>
          </table:table-cell>
          <table:table-cell office:value-type="float" office:value="235430" calcext:value-type="float">
            <text:p>235430</text:p>
          </table:table-cell>
          <table:table-cell office:value-type="float" office:value="47581" calcext:value-type="float">
            <text:p>47581</text:p>
          </table:table-cell>
          <table:table-cell office:value-type="float" office:value="110057" calcext:value-type="float">
            <text:p>110057</text:p>
          </table:table-cell>
          <table:table-cell office:value-type="float" office:value="116974" calcext:value-type="float">
            <text:p>116974</text:p>
          </table:table-cell>
          <table:table-cell office:value-type="float" office:value="38879" calcext:value-type="float">
            <text:p>38879</text:p>
          </table:table-cell>
          <table:table-cell office:value-type="float" office:value="61387" calcext:value-type="float">
            <text:p>61387</text:p>
          </table:table-cell>
          <table:table-cell office:value-type="float" office:value="91129016" calcext:value-type="float">
            <text:p>91129016</text:p>
          </table:table-cell>
          <table:table-cell office:value-type="float" office:value="228677" calcext:value-type="float">
            <text:p>228677</text:p>
          </table:table-cell>
          <table:table-cell office:value-type="float" office:value="125420" calcext:value-type="float">
            <text:p>125420</text:p>
          </table:table-cell>
          <table:table-cell office:value-type="float" office:value="25846" calcext:value-type="float">
            <text:p>25846</text:p>
          </table:table-cell>
          <table:table-cell office:value-type="float" office:value="56027987" calcext:value-type="float">
            <text:p>56027987</text:p>
          </table:table-cell>
          <table:table-cell office:value-type="float" office:value="147769" calcext:value-type="float">
            <text:p>147769</text:p>
          </table:table-cell>
          <table:table-cell office:value-type="float" office:value="66610096" calcext:value-type="float">
            <text:p>66610096</text:p>
          </table:table-cell>
          <table:table-cell office:value-type="float" office:value="64129" calcext:value-type="float">
            <text:p>64129</text:p>
          </table:table-cell>
          <table:table-cell office:value-type="float" office:value="55405932" calcext:value-type="float">
            <text:p>55405932</text:p>
          </table:table-cell>
          <table:table-cell office:value-type="float" office:value="104682" calcext:value-type="float">
            <text:p>104682</text:p>
          </table:table-cell>
          <table:table-cell office:value-type="float" office:value="54187397" calcext:value-type="float">
            <text:p>54187397</text:p>
          </table:table-cell>
          <table:table-cell office:value-type="float" office:value="25485" calcext:value-type="float">
            <text:p>25485</text:p>
          </table:table-cell>
          <table:table-cell office:value-type="float" office:value="36505411" calcext:value-type="float">
            <text:p>36505411</text:p>
          </table:table-cell>
          <table:table-cell office:value-type="float" office:value="9539909" calcext:value-type="float">
            <text:p>9539909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385242" calcext:value-type="float">
            <text:p>385242</text:p>
          </table:table-cell>
          <table:table-cell office:value-type="float" office:value="292356" calcext:value-type="float">
            <text:p>292356</text:p>
          </table:table-cell>
          <table:table-cell office:value-type="float" office:value="48133" calcext:value-type="float">
            <text:p>48133</text:p>
          </table:table-cell>
          <table:table-cell office:value-type="float" office:value="113306" calcext:value-type="float">
            <text:p>113306</text:p>
          </table:table-cell>
          <table:table-cell office:value-type="float" office:value="124740" calcext:value-type="float">
            <text:p>124740</text:p>
          </table:table-cell>
          <table:table-cell office:value-type="float" office:value="42184" calcext:value-type="float">
            <text:p>42184</text:p>
          </table:table-cell>
          <table:table-cell office:value-type="float" office:value="65383" calcext:value-type="float">
            <text:p>65383</text:p>
          </table:table-cell>
          <table:table-cell office:value-type="float" office:value="101886387" calcext:value-type="float">
            <text:p>101886387</text:p>
          </table:table-cell>
          <table:table-cell office:value-type="float" office:value="232435" calcext:value-type="float">
            <text:p>232435</text:p>
          </table:table-cell>
          <table:table-cell office:value-type="float" office:value="124586" calcext:value-type="float">
            <text:p>124586</text:p>
          </table:table-cell>
          <table:table-cell office:value-type="float" office:value="26443" calcext:value-type="float">
            <text:p>26443</text:p>
          </table:table-cell>
          <table:table-cell office:value-type="float" office:value="58189572" calcext:value-type="float">
            <text:p>58189572</text:p>
          </table:table-cell>
          <table:table-cell office:value-type="float" office:value="144365" calcext:value-type="float">
            <text:p>144365</text:p>
          </table:table-cell>
          <table:table-cell office:value-type="float" office:value="81432697" calcext:value-type="float">
            <text:p>81432697</text:p>
          </table:table-cell>
          <table:table-cell office:value-type="float" office:value="64988" calcext:value-type="float">
            <text:p>64988</text:p>
          </table:table-cell>
          <table:table-cell office:value-type="float" office:value="62054248" calcext:value-type="float">
            <text:p>62054248</text:p>
          </table:table-cell>
          <table:table-cell office:value-type="float" office:value="101048" calcext:value-type="float">
            <text:p>101048</text:p>
          </table:table-cell>
          <table:table-cell office:value-type="float" office:value="55397586" calcext:value-type="float">
            <text:p>55397586</text:p>
          </table:table-cell>
          <table:table-cell office:value-type="float" office:value="25961" calcext:value-type="float">
            <text:p>25961</text:p>
          </table:table-cell>
          <table:table-cell office:value-type="float" office:value="40379159" calcext:value-type="float">
            <text:p>40379159</text:p>
          </table:table-cell>
          <table:table-cell office:value-type="float" office:value="12446910" calcext:value-type="float">
            <text:p>1244691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89081" calcext:value-type="float">
            <text:p>389081</text:p>
          </table:table-cell>
          <table:table-cell office:value-type="float" office:value="247210" calcext:value-type="float">
            <text:p>247210</text:p>
          </table:table-cell>
          <table:table-cell office:value-type="float" office:value="47188" calcext:value-type="float">
            <text:p>47188</text:p>
          </table:table-cell>
          <table:table-cell office:value-type="float" office:value="107732" calcext:value-type="float">
            <text:p>107732</text:p>
          </table:table-cell>
          <table:table-cell office:value-type="float" office:value="120113" calcext:value-type="float">
            <text:p>120113</text:p>
          </table:table-cell>
          <table:table-cell office:value-type="float" office:value="42525" calcext:value-type="float">
            <text:p>42525</text:p>
          </table:table-cell>
          <table:table-cell office:value-type="float" office:value="65769" calcext:value-type="float">
            <text:p>65769</text:p>
          </table:table-cell>
          <table:table-cell office:value-type="float" office:value="111868817" calcext:value-type="float">
            <text:p>111868817</text:p>
          </table:table-cell>
          <table:table-cell office:value-type="float" office:value="229162" calcext:value-type="float">
            <text:p>229162</text:p>
          </table:table-cell>
          <table:table-cell office:value-type="float" office:value="130953" calcext:value-type="float">
            <text:p>130953</text:p>
          </table:table-cell>
          <table:table-cell office:value-type="float" office:value="25668" calcext:value-type="float">
            <text:p>25668</text:p>
          </table:table-cell>
          <table:table-cell office:value-type="float" office:value="66270494" calcext:value-type="float">
            <text:p>66270494</text:p>
          </table:table-cell>
          <table:table-cell office:value-type="float" office:value="141122" calcext:value-type="float">
            <text:p>141122</text:p>
          </table:table-cell>
          <table:table-cell office:value-type="float" office:value="103384531" calcext:value-type="float">
            <text:p>103384531</text:p>
          </table:table-cell>
          <table:table-cell office:value-type="float" office:value="63595" calcext:value-type="float">
            <text:p>63595</text:p>
          </table:table-cell>
          <table:table-cell office:value-type="float" office:value="72548452" calcext:value-type="float">
            <text:p>72548452</text:p>
          </table:table-cell>
          <table:table-cell office:value-type="float" office:value="102866" calcext:value-type="float">
            <text:p>102866</text:p>
          </table:table-cell>
          <table:table-cell office:value-type="float" office:value="58741234" calcext:value-type="float">
            <text:p>58741234</text:p>
          </table:table-cell>
          <table:table-cell office:value-type="float" office:value="25758" calcext:value-type="float">
            <text:p>25758</text:p>
          </table:table-cell>
          <table:table-cell office:value-type="float" office:value="42176996" calcext:value-type="float">
            <text:p>42176996</text:p>
          </table:table-cell>
          <table:table-cell office:value-type="float" office:value="15277731" calcext:value-type="float">
            <text:p>15277731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453583" calcext:value-type="float">
            <text:p>453583</text:p>
          </table:table-cell>
          <table:table-cell office:value-type="float" office:value="245839" calcext:value-type="float">
            <text:p>245839</text:p>
          </table:table-cell>
          <table:table-cell office:value-type="float" office:value="48037" calcext:value-type="float">
            <text:p>48037</text:p>
          </table:table-cell>
          <table:table-cell office:value-type="float" office:value="108886" calcext:value-type="float">
            <text:p>108886</text:p>
          </table:table-cell>
          <table:table-cell office:value-type="float" office:value="115437" calcext:value-type="float">
            <text:p>115437</text:p>
          </table:table-cell>
          <table:table-cell office:value-type="float" office:value="40807" calcext:value-type="float">
            <text:p>40807</text:p>
          </table:table-cell>
          <table:table-cell office:value-type="float" office:value="60664" calcext:value-type="float">
            <text:p>60664</text:p>
          </table:table-cell>
          <table:table-cell office:value-type="float" office:value="123161138" calcext:value-type="float">
            <text:p>123161138</text:p>
          </table:table-cell>
          <table:table-cell office:value-type="float" office:value="235357" calcext:value-type="float">
            <text:p>235357</text:p>
          </table:table-cell>
          <table:table-cell office:value-type="float" office:value="131847" calcext:value-type="float">
            <text:p>131847</text:p>
          </table:table-cell>
          <table:table-cell office:value-type="float" office:value="25672" calcext:value-type="float">
            <text:p>25672</text:p>
          </table:table-cell>
          <table:table-cell office:value-type="float" office:value="74145906" calcext:value-type="float">
            <text:p>74145906</text:p>
          </table:table-cell>
          <table:table-cell office:value-type="float" office:value="138968" calcext:value-type="float">
            <text:p>138968</text:p>
          </table:table-cell>
          <table:table-cell office:value-type="float" office:value="117019103" calcext:value-type="float">
            <text:p>117019103</text:p>
          </table:table-cell>
          <table:table-cell office:value-type="float" office:value="58637" calcext:value-type="float">
            <text:p>58637</text:p>
          </table:table-cell>
          <table:table-cell office:value-type="float" office:value="80274780" calcext:value-type="float">
            <text:p>80274780</text:p>
          </table:table-cell>
          <table:table-cell office:value-type="float" office:value="101511" calcext:value-type="float">
            <text:p>101511</text:p>
          </table:table-cell>
          <table:table-cell office:value-type="float" office:value="61987906" calcext:value-type="float">
            <text:p>61987906</text:p>
          </table:table-cell>
          <table:table-cell office:value-type="float" office:value="29018" calcext:value-type="float">
            <text:p>29018</text:p>
          </table:table-cell>
          <table:table-cell office:value-type="float" office:value="43324291" calcext:value-type="float">
            <text:p>43324291</text:p>
          </table:table-cell>
          <table:table-cell office:value-type="float" office:value="16598862" calcext:value-type="float">
            <text:p>1659886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13848" calcext:value-type="float">
            <text:p>413848</text:p>
          </table:table-cell>
          <table:table-cell office:value-type="float" office:value="259585" calcext:value-type="float">
            <text:p>259585</text:p>
          </table:table-cell>
          <table:table-cell office:value-type="float" office:value="47233" calcext:value-type="float">
            <text:p>47233</text:p>
          </table:table-cell>
          <table:table-cell office:value-type="float" office:value="111627" calcext:value-type="float">
            <text:p>111627</text:p>
          </table:table-cell>
          <table:table-cell office:value-type="float" office:value="128646" calcext:value-type="float">
            <text:p>128646</text:p>
          </table:table-cell>
          <table:table-cell office:value-type="float" office:value="43471" calcext:value-type="float">
            <text:p>43471</text:p>
          </table:table-cell>
          <table:table-cell office:value-type="float" office:value="61840" calcext:value-type="float">
            <text:p>61840</text:p>
          </table:table-cell>
          <table:table-cell office:value-type="float" office:value="134398472" calcext:value-type="float">
            <text:p>134398472</text:p>
          </table:table-cell>
          <table:table-cell office:value-type="float" office:value="234067" calcext:value-type="float">
            <text:p>234067</text:p>
          </table:table-cell>
          <table:table-cell office:value-type="float" office:value="125899" calcext:value-type="float">
            <text:p>125899</text:p>
          </table:table-cell>
          <table:table-cell office:value-type="float" office:value="26049" calcext:value-type="float">
            <text:p>26049</text:p>
          </table:table-cell>
          <table:table-cell office:value-type="float" office:value="81546696" calcext:value-type="float">
            <text:p>81546696</text:p>
          </table:table-cell>
          <table:table-cell office:value-type="float" office:value="145485" calcext:value-type="float">
            <text:p>145485</text:p>
          </table:table-cell>
          <table:table-cell office:value-type="float" office:value="130369999" calcext:value-type="float">
            <text:p>130369999</text:p>
          </table:table-cell>
          <table:table-cell office:value-type="float" office:value="60331" calcext:value-type="float">
            <text:p>60331</text:p>
          </table:table-cell>
          <table:table-cell office:value-type="float" office:value="89489820" calcext:value-type="float">
            <text:p>89489820</text:p>
          </table:table-cell>
          <table:table-cell office:value-type="float" office:value="107405" calcext:value-type="float">
            <text:p>107405</text:p>
          </table:table-cell>
          <table:table-cell office:value-type="float" office:value="64420796" calcext:value-type="float">
            <text:p>64420796</text:p>
          </table:table-cell>
          <table:table-cell office:value-type="float" office:value="27807" calcext:value-type="float">
            <text:p>27807</text:p>
          </table:table-cell>
          <table:table-cell office:value-type="float" office:value="44478966" calcext:value-type="float">
            <text:p>44478966</text:p>
          </table:table-cell>
          <table:table-cell office:value-type="float" office:value="16984462" calcext:value-type="float">
            <text:p>16984462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398304" calcext:value-type="float">
            <text:p>398304</text:p>
          </table:table-cell>
          <table:table-cell office:value-type="float" office:value="268078" calcext:value-type="float">
            <text:p>268078</text:p>
          </table:table-cell>
          <table:table-cell office:value-type="float" office:value="48748" calcext:value-type="float">
            <text:p>48748</text:p>
          </table:table-cell>
          <table:table-cell office:value-type="float" office:value="114436" calcext:value-type="float">
            <text:p>114436</text:p>
          </table:table-cell>
          <table:table-cell office:value-type="float" office:value="130042" calcext:value-type="float">
            <text:p>130042</text:p>
          </table:table-cell>
          <table:table-cell office:value-type="float" office:value="41219" calcext:value-type="float">
            <text:p>41219</text:p>
          </table:table-cell>
          <table:table-cell office:value-type="float" office:value="62718" calcext:value-type="float">
            <text:p>62718</text:p>
          </table:table-cell>
          <table:table-cell office:value-type="float" office:value="145638152" calcext:value-type="float">
            <text:p>145638152</text:p>
          </table:table-cell>
          <table:table-cell office:value-type="float" office:value="255239" calcext:value-type="float">
            <text:p>255239</text:p>
          </table:table-cell>
          <table:table-cell office:value-type="float" office:value="128461" calcext:value-type="float">
            <text:p>128461</text:p>
          </table:table-cell>
          <table:table-cell office:value-type="float" office:value="25469" calcext:value-type="float">
            <text:p>25469</text:p>
          </table:table-cell>
          <table:table-cell office:value-type="float" office:value="94924155" calcext:value-type="float">
            <text:p>94924155</text:p>
          </table:table-cell>
          <table:table-cell office:value-type="float" office:value="144647" calcext:value-type="float">
            <text:p>144647</text:p>
          </table:table-cell>
          <table:table-cell office:value-type="float" office:value="141516717" calcext:value-type="float">
            <text:p>141516717</text:p>
          </table:table-cell>
          <table:table-cell office:value-type="float" office:value="58330" calcext:value-type="float">
            <text:p>58330</text:p>
          </table:table-cell>
          <table:table-cell office:value-type="float" office:value="99481759" calcext:value-type="float">
            <text:p>99481759</text:p>
          </table:table-cell>
          <table:table-cell office:value-type="float" office:value="109064" calcext:value-type="float">
            <text:p>109064</text:p>
          </table:table-cell>
          <table:table-cell office:value-type="float" office:value="67842517" calcext:value-type="float">
            <text:p>67842517</text:p>
          </table:table-cell>
          <table:table-cell office:value-type="float" office:value="28861" calcext:value-type="float">
            <text:p>28861</text:p>
          </table:table-cell>
          <table:table-cell office:value-type="float" office:value="46275055" calcext:value-type="float">
            <text:p>46275055</text:p>
          </table:table-cell>
          <table:table-cell office:value-type="float" office:value="17985512" calcext:value-type="float">
            <text:p>1798551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99066" calcext:value-type="float">
            <text:p>399066</text:p>
          </table:table-cell>
          <table:table-cell office:value-type="float" office:value="253474" calcext:value-type="float">
            <text:p>253474</text:p>
          </table:table-cell>
          <table:table-cell office:value-type="float" office:value="50352" calcext:value-type="float">
            <text:p>50352</text:p>
          </table:table-cell>
          <table:table-cell office:value-type="float" office:value="108470" calcext:value-type="float">
            <text:p>108470</text:p>
          </table:table-cell>
          <table:table-cell office:value-type="float" office:value="115308" calcext:value-type="float">
            <text:p>115308</text:p>
          </table:table-cell>
          <table:table-cell office:value-type="float" office:value="41588" calcext:value-type="float">
            <text:p>41588</text:p>
          </table:table-cell>
          <table:table-cell office:value-type="float" office:value="59523" calcext:value-type="float">
            <text:p>59523</text:p>
          </table:table-cell>
          <table:table-cell office:value-type="float" office:value="153380934" calcext:value-type="float">
            <text:p>153380934</text:p>
          </table:table-cell>
          <table:table-cell office:value-type="float" office:value="243051" calcext:value-type="float">
            <text:p>243051</text:p>
          </table:table-cell>
          <table:table-cell office:value-type="float" office:value="131996" calcext:value-type="float">
            <text:p>131996</text:p>
          </table:table-cell>
          <table:table-cell office:value-type="float" office:value="25801" calcext:value-type="float">
            <text:p>25801</text:p>
          </table:table-cell>
          <table:table-cell office:value-type="float" office:value="103772063" calcext:value-type="float">
            <text:p>103772063</text:p>
          </table:table-cell>
          <table:table-cell office:value-type="float" office:value="181550" calcext:value-type="float">
            <text:p>181550</text:p>
          </table:table-cell>
          <table:table-cell office:value-type="float" office:value="153981432" calcext:value-type="float">
            <text:p>153981432</text:p>
          </table:table-cell>
          <table:table-cell office:value-type="float" office:value="59918" calcext:value-type="float">
            <text:p>59918</text:p>
          </table:table-cell>
          <table:table-cell office:value-type="float" office:value="112185319" calcext:value-type="float">
            <text:p>112185319</text:p>
          </table:table-cell>
          <table:table-cell office:value-type="float" office:value="99185" calcext:value-type="float">
            <text:p>99185</text:p>
          </table:table-cell>
          <table:table-cell office:value-type="float" office:value="71149476" calcext:value-type="float">
            <text:p>71149476</text:p>
          </table:table-cell>
          <table:table-cell office:value-type="float" office:value="27918" calcext:value-type="float">
            <text:p>27918</text:p>
          </table:table-cell>
          <table:table-cell office:value-type="float" office:value="47387685" calcext:value-type="float">
            <text:p>47387685</text:p>
          </table:table-cell>
          <table:table-cell office:value-type="float" office:value="19320721" calcext:value-type="float">
            <text:p>19320721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399121" calcext:value-type="float">
            <text:p>399121</text:p>
          </table:table-cell>
          <table:table-cell office:value-type="float" office:value="274961" calcext:value-type="float">
            <text:p>274961</text:p>
          </table:table-cell>
          <table:table-cell office:value-type="float" office:value="49925" calcext:value-type="float">
            <text:p>49925</text:p>
          </table:table-cell>
          <table:table-cell office:value-type="float" office:value="108705" calcext:value-type="float">
            <text:p>108705</text:p>
          </table:table-cell>
          <table:table-cell office:value-type="float" office:value="113254" calcext:value-type="float">
            <text:p>113254</text:p>
          </table:table-cell>
          <table:table-cell office:value-type="float" office:value="41358" calcext:value-type="float">
            <text:p>41358</text:p>
          </table:table-cell>
          <table:table-cell office:value-type="float" office:value="64304" calcext:value-type="float">
            <text:p>64304</text:p>
          </table:table-cell>
          <table:table-cell office:value-type="float" office:value="163759047" calcext:value-type="float">
            <text:p>163759047</text:p>
          </table:table-cell>
          <table:table-cell office:value-type="float" office:value="251267" calcext:value-type="float">
            <text:p>251267</text:p>
          </table:table-cell>
          <table:table-cell office:value-type="float" office:value="123797" calcext:value-type="float">
            <text:p>123797</text:p>
          </table:table-cell>
          <table:table-cell office:value-type="float" office:value="26224" calcext:value-type="float">
            <text:p>26224</text:p>
          </table:table-cell>
          <table:table-cell office:value-type="float" office:value="120157658" calcext:value-type="float">
            <text:p>120157658</text:p>
          </table:table-cell>
          <table:table-cell office:value-type="float" office:value="139621" calcext:value-type="float">
            <text:p>139621</text:p>
          </table:table-cell>
          <table:table-cell office:value-type="float" office:value="166076062" calcext:value-type="float">
            <text:p>166076062</text:p>
          </table:table-cell>
          <table:table-cell office:value-type="float" office:value="62948" calcext:value-type="float">
            <text:p>62948</text:p>
          </table:table-cell>
          <table:table-cell office:value-type="float" office:value="126175997" calcext:value-type="float">
            <text:p>126175997</text:p>
          </table:table-cell>
          <table:table-cell office:value-type="float" office:value="102318" calcext:value-type="float">
            <text:p>102318</text:p>
          </table:table-cell>
          <table:table-cell office:value-type="float" office:value="73233603" calcext:value-type="float">
            <text:p>73233603</text:p>
          </table:table-cell>
          <table:table-cell office:value-type="float" office:value="25503" calcext:value-type="float">
            <text:p>25503</text:p>
          </table:table-cell>
          <table:table-cell office:value-type="float" office:value="49200040" calcext:value-type="float">
            <text:p>49200040</text:p>
          </table:table-cell>
          <table:table-cell office:value-type="float" office:value="20396148" calcext:value-type="float">
            <text:p>2039614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02277" calcext:value-type="float">
            <text:p>402277</text:p>
          </table:table-cell>
          <table:table-cell office:value-type="float" office:value="274299" calcext:value-type="float">
            <text:p>274299</text:p>
          </table:table-cell>
          <table:table-cell office:value-type="float" office:value="49884" calcext:value-type="float">
            <text:p>49884</text:p>
          </table:table-cell>
          <table:table-cell office:value-type="float" office:value="104780" calcext:value-type="float">
            <text:p>104780</text:p>
          </table:table-cell>
          <table:table-cell office:value-type="float" office:value="113492" calcext:value-type="float">
            <text:p>113492</text:p>
          </table:table-cell>
          <table:table-cell office:value-type="float" office:value="40687" calcext:value-type="float">
            <text:p>40687</text:p>
          </table:table-cell>
          <table:table-cell office:value-type="float" office:value="62023" calcext:value-type="float">
            <text:p>62023</text:p>
          </table:table-cell>
          <table:table-cell office:value-type="float" office:value="174280472" calcext:value-type="float">
            <text:p>174280472</text:p>
          </table:table-cell>
          <table:table-cell office:value-type="float" office:value="247889" calcext:value-type="float">
            <text:p>247889</text:p>
          </table:table-cell>
          <table:table-cell office:value-type="float" office:value="135984" calcext:value-type="float">
            <text:p>135984</text:p>
          </table:table-cell>
          <table:table-cell office:value-type="float" office:value="26099" calcext:value-type="float">
            <text:p>26099</text:p>
          </table:table-cell>
          <table:table-cell office:value-type="float" office:value="131304738" calcext:value-type="float">
            <text:p>131304738</text:p>
          </table:table-cell>
          <table:table-cell office:value-type="float" office:value="139821" calcext:value-type="float">
            <text:p>139821</text:p>
          </table:table-cell>
          <table:table-cell office:value-type="float" office:value="176719233" calcext:value-type="float">
            <text:p>176719233</text:p>
          </table:table-cell>
          <table:table-cell office:value-type="float" office:value="65934" calcext:value-type="float">
            <text:p>65934</text:p>
          </table:table-cell>
          <table:table-cell office:value-type="float" office:value="136142969" calcext:value-type="float">
            <text:p>136142969</text:p>
          </table:table-cell>
          <table:table-cell office:value-type="float" office:value="102162" calcext:value-type="float">
            <text:p>102162</text:p>
          </table:table-cell>
          <table:table-cell office:value-type="float" office:value="75805191" calcext:value-type="float">
            <text:p>75805191</text:p>
          </table:table-cell>
          <table:table-cell office:value-type="float" office:value="26132" calcext:value-type="float">
            <text:p>26132</text:p>
          </table:table-cell>
          <table:table-cell office:value-type="float" office:value="51028053" calcext:value-type="float">
            <text:p>51028053</text:p>
          </table:table-cell>
          <table:table-cell office:value-type="float" office:value="20762419" calcext:value-type="float">
            <text:p>20762419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403263" calcext:value-type="float">
            <text:p>403263</text:p>
          </table:table-cell>
          <table:table-cell office:value-type="float" office:value="276720" calcext:value-type="float">
            <text:p>276720</text:p>
          </table:table-cell>
          <table:table-cell office:value-type="float" office:value="51192" calcext:value-type="float">
            <text:p>51192</text:p>
          </table:table-cell>
          <table:table-cell office:value-type="float" office:value="105008" calcext:value-type="float">
            <text:p>105008</text:p>
          </table:table-cell>
          <table:table-cell office:value-type="float" office:value="115162" calcext:value-type="float">
            <text:p>115162</text:p>
          </table:table-cell>
          <table:table-cell office:value-type="float" office:value="43447" calcext:value-type="float">
            <text:p>43447</text:p>
          </table:table-cell>
          <table:table-cell office:value-type="float" office:value="62778" calcext:value-type="float">
            <text:p>62778</text:p>
          </table:table-cell>
          <table:table-cell office:value-type="float" office:value="182107538" calcext:value-type="float">
            <text:p>182107538</text:p>
          </table:table-cell>
          <table:table-cell office:value-type="float" office:value="251264" calcext:value-type="float">
            <text:p>251264</text:p>
          </table:table-cell>
          <table:table-cell office:value-type="float" office:value="130209" calcext:value-type="float">
            <text:p>130209</text:p>
          </table:table-cell>
          <table:table-cell office:value-type="float" office:value="25951" calcext:value-type="float">
            <text:p>25951</text:p>
          </table:table-cell>
          <table:table-cell office:value-type="float" office:value="148034319" calcext:value-type="float">
            <text:p>148034319</text:p>
          </table:table-cell>
          <table:table-cell office:value-type="float" office:value="136369" calcext:value-type="float">
            <text:p>136369</text:p>
          </table:table-cell>
          <table:table-cell office:value-type="float" office:value="189036169" calcext:value-type="float">
            <text:p>189036169</text:p>
          </table:table-cell>
          <table:table-cell office:value-type="float" office:value="59588" calcext:value-type="float">
            <text:p>59588</text:p>
          </table:table-cell>
          <table:table-cell office:value-type="float" office:value="148358810" calcext:value-type="float">
            <text:p>148358810</text:p>
          </table:table-cell>
          <table:table-cell office:value-type="float" office:value="1064238" calcext:value-type="float">
            <text:p>1064238</text:p>
          </table:table-cell>
          <table:table-cell office:value-type="float" office:value="79025815" calcext:value-type="float">
            <text:p>79025815</text:p>
          </table:table-cell>
          <table:table-cell office:value-type="float" office:value="25622" calcext:value-type="float">
            <text:p>25622</text:p>
          </table:table-cell>
          <table:table-cell office:value-type="float" office:value="52076404" calcext:value-type="float">
            <text:p>52076404</text:p>
          </table:table-cell>
          <table:table-cell office:value-type="float" office:value="21647250" calcext:value-type="float">
            <text:p>2164725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19952" calcext:value-type="float">
            <text:p>419952</text:p>
          </table:table-cell>
          <table:table-cell office:value-type="float" office:value="284316" calcext:value-type="float">
            <text:p>284316</text:p>
          </table:table-cell>
          <table:table-cell office:value-type="float" office:value="50036" calcext:value-type="float">
            <text:p>50036</text:p>
          </table:table-cell>
          <table:table-cell office:value-type="float" office:value="109583" calcext:value-type="float">
            <text:p>109583</text:p>
          </table:table-cell>
          <table:table-cell office:value-type="float" office:value="125377" calcext:value-type="float">
            <text:p>125377</text:p>
          </table:table-cell>
          <table:table-cell office:value-type="float" office:value="39355" calcext:value-type="float">
            <text:p>39355</text:p>
          </table:table-cell>
          <table:table-cell office:value-type="float" office:value="62570" calcext:value-type="float">
            <text:p>62570</text:p>
          </table:table-cell>
          <table:table-cell office:value-type="float" office:value="189283138" calcext:value-type="float">
            <text:p>189283138</text:p>
          </table:table-cell>
          <table:table-cell office:value-type="float" office:value="265101" calcext:value-type="float">
            <text:p>265101</text:p>
          </table:table-cell>
          <table:table-cell office:value-type="float" office:value="132000" calcext:value-type="float">
            <text:p>132000</text:p>
          </table:table-cell>
          <table:table-cell office:value-type="float" office:value="26141" calcext:value-type="float">
            <text:p>26141</text:p>
          </table:table-cell>
          <table:table-cell office:value-type="float" office:value="165739118" calcext:value-type="float">
            <text:p>165739118</text:p>
          </table:table-cell>
          <table:table-cell office:value-type="float" office:value="137976" calcext:value-type="float">
            <text:p>137976</text:p>
          </table:table-cell>
          <table:table-cell office:value-type="float" office:value="202246585" calcext:value-type="float">
            <text:p>202246585</text:p>
          </table:table-cell>
          <table:table-cell office:value-type="float" office:value="58382" calcext:value-type="float">
            <text:p>58382</text:p>
          </table:table-cell>
          <table:table-cell office:value-type="float" office:value="159197634" calcext:value-type="float">
            <text:p>159197634</text:p>
          </table:table-cell>
          <table:table-cell office:value-type="float" office:value="140225" calcext:value-type="float">
            <text:p>140225</text:p>
          </table:table-cell>
          <table:table-cell office:value-type="float" office:value="81639872" calcext:value-type="float">
            <text:p>81639872</text:p>
          </table:table-cell>
          <table:table-cell office:value-type="float" office:value="25228" calcext:value-type="float">
            <text:p>25228</text:p>
          </table:table-cell>
          <table:table-cell office:value-type="float" office:value="54193375" calcext:value-type="float">
            <text:p>54193375</text:p>
          </table:table-cell>
          <table:table-cell office:value-type="float" office:value="21913396" calcext:value-type="float">
            <text:p>21913396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468537" calcext:value-type="float">
            <text:p>468537</text:p>
          </table:table-cell>
          <table:table-cell office:value-type="float" office:value="286876" calcext:value-type="float">
            <text:p>286876</text:p>
          </table:table-cell>
          <table:table-cell office:value-type="float" office:value="50006" calcext:value-type="float">
            <text:p>50006</text:p>
          </table:table-cell>
          <table:table-cell office:value-type="float" office:value="107433" calcext:value-type="float">
            <text:p>107433</text:p>
          </table:table-cell>
          <table:table-cell office:value-type="float" office:value="120844" calcext:value-type="float">
            <text:p>120844</text:p>
          </table:table-cell>
          <table:table-cell office:value-type="float" office:value="39872" calcext:value-type="float">
            <text:p>39872</text:p>
          </table:table-cell>
          <table:table-cell office:value-type="float" office:value="64921" calcext:value-type="float">
            <text:p>64921</text:p>
          </table:table-cell>
          <table:table-cell office:value-type="float" office:value="195398252" calcext:value-type="float">
            <text:p>195398252</text:p>
          </table:table-cell>
          <table:table-cell office:value-type="float" office:value="246802" calcext:value-type="float">
            <text:p>246802</text:p>
          </table:table-cell>
          <table:table-cell office:value-type="float" office:value="130313" calcext:value-type="float">
            <text:p>130313</text:p>
          </table:table-cell>
          <table:table-cell office:value-type="float" office:value="27071" calcext:value-type="float">
            <text:p>27071</text:p>
          </table:table-cell>
          <table:table-cell office:value-type="float" office:value="177889527" calcext:value-type="float">
            <text:p>177889527</text:p>
          </table:table-cell>
          <table:table-cell office:value-type="float" office:value="134447" calcext:value-type="float">
            <text:p>134447</text:p>
          </table:table-cell>
          <table:table-cell office:value-type="float" office:value="212979863" calcext:value-type="float">
            <text:p>212979863</text:p>
          </table:table-cell>
          <table:table-cell office:value-type="float" office:value="59911" calcext:value-type="float">
            <text:p>59911</text:p>
          </table:table-cell>
          <table:table-cell office:value-type="float" office:value="166979939" calcext:value-type="float">
            <text:p>166979939</text:p>
          </table:table-cell>
          <table:table-cell office:value-type="float" office:value="111410" calcext:value-type="float">
            <text:p>111410</text:p>
          </table:table-cell>
          <table:table-cell office:value-type="float" office:value="84107158" calcext:value-type="float">
            <text:p>84107158</text:p>
          </table:table-cell>
          <table:table-cell office:value-type="float" office:value="24850" calcext:value-type="float">
            <text:p>24850</text:p>
          </table:table-cell>
          <table:table-cell office:value-type="float" office:value="55530853" calcext:value-type="float">
            <text:p>55530853</text:p>
          </table:table-cell>
          <table:table-cell office:value-type="float" office:value="22129311" calcext:value-type="float">
            <text:p>2212931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31056" calcext:value-type="float">
            <text:p>431056</text:p>
          </table:table-cell>
          <table:table-cell office:value-type="float" office:value="290801" calcext:value-type="float">
            <text:p>290801</text:p>
          </table:table-cell>
          <table:table-cell office:value-type="float" office:value="50166" calcext:value-type="float">
            <text:p>50166</text:p>
          </table:table-cell>
          <table:table-cell office:value-type="float" office:value="108465" calcext:value-type="float">
            <text:p>108465</text:p>
          </table:table-cell>
          <table:table-cell office:value-type="float" office:value="120761" calcext:value-type="float">
            <text:p>120761</text:p>
          </table:table-cell>
          <table:table-cell office:value-type="float" office:value="42971" calcext:value-type="float">
            <text:p>42971</text:p>
          </table:table-cell>
          <table:table-cell office:value-type="float" office:value="63385" calcext:value-type="float">
            <text:p>63385</text:p>
          </table:table-cell>
          <table:table-cell office:value-type="float" office:value="201484876" calcext:value-type="float">
            <text:p>201484876</text:p>
          </table:table-cell>
          <table:table-cell office:value-type="float" office:value="263676" calcext:value-type="float">
            <text:p>263676</text:p>
          </table:table-cell>
          <table:table-cell office:value-type="float" office:value="130597" calcext:value-type="float">
            <text:p>130597</text:p>
          </table:table-cell>
          <table:table-cell office:value-type="float" office:value="25816" calcext:value-type="float">
            <text:p>25816</text:p>
          </table:table-cell>
          <table:table-cell office:value-type="float" office:value="187204238" calcext:value-type="float">
            <text:p>187204238</text:p>
          </table:table-cell>
          <table:table-cell office:value-type="float" office:value="139398" calcext:value-type="float">
            <text:p>139398</text:p>
          </table:table-cell>
          <table:table-cell office:value-type="float" office:value="219908633" calcext:value-type="float">
            <text:p>219908633</text:p>
          </table:table-cell>
          <table:table-cell office:value-type="float" office:value="67166" calcext:value-type="float">
            <text:p>67166</text:p>
          </table:table-cell>
          <table:table-cell office:value-type="float" office:value="173345391" calcext:value-type="float">
            <text:p>173345391</text:p>
          </table:table-cell>
          <table:table-cell office:value-type="float" office:value="105560" calcext:value-type="float">
            <text:p>105560</text:p>
          </table:table-cell>
          <table:table-cell office:value-type="float" office:value="87842866" calcext:value-type="float">
            <text:p>87842866</text:p>
          </table:table-cell>
          <table:table-cell office:value-type="float" office:value="25500" calcext:value-type="float">
            <text:p>25500</text:p>
          </table:table-cell>
          <table:table-cell office:value-type="float" office:value="57283583" calcext:value-type="float">
            <text:p>57283583</text:p>
          </table:table-cell>
          <table:table-cell office:value-type="float" office:value="22389935" calcext:value-type="float">
            <text:p>22389935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427208" calcext:value-type="float">
            <text:p>427208</text:p>
          </table:table-cell>
          <table:table-cell office:value-type="float" office:value="359527" calcext:value-type="float">
            <text:p>359527</text:p>
          </table:table-cell>
          <table:table-cell office:value-type="float" office:value="50411" calcext:value-type="float">
            <text:p>50411</text:p>
          </table:table-cell>
          <table:table-cell office:value-type="float" office:value="111201" calcext:value-type="float">
            <text:p>111201</text:p>
          </table:table-cell>
          <table:table-cell office:value-type="float" office:value="121375" calcext:value-type="float">
            <text:p>121375</text:p>
          </table:table-cell>
          <table:table-cell office:value-type="float" office:value="41185" calcext:value-type="float">
            <text:p>41185</text:p>
          </table:table-cell>
          <table:table-cell office:value-type="float" office:value="66136" calcext:value-type="float">
            <text:p>66136</text:p>
          </table:table-cell>
          <table:table-cell office:value-type="float" office:value="209165435" calcext:value-type="float">
            <text:p>209165435</text:p>
          </table:table-cell>
          <table:table-cell office:value-type="float" office:value="262835" calcext:value-type="float">
            <text:p>262835</text:p>
          </table:table-cell>
          <table:table-cell office:value-type="float" office:value="137555" calcext:value-type="float">
            <text:p>137555</text:p>
          </table:table-cell>
          <table:table-cell office:value-type="float" office:value="26098" calcext:value-type="float">
            <text:p>26098</text:p>
          </table:table-cell>
          <table:table-cell office:value-type="float" office:value="196017313" calcext:value-type="float">
            <text:p>196017313</text:p>
          </table:table-cell>
          <table:table-cell office:value-type="float" office:value="137548" calcext:value-type="float">
            <text:p>137548</text:p>
          </table:table-cell>
          <table:table-cell office:value-type="float" office:value="228371513" calcext:value-type="float">
            <text:p>228371513</text:p>
          </table:table-cell>
          <table:table-cell office:value-type="float" office:value="58842" calcext:value-type="float">
            <text:p>58842</text:p>
          </table:table-cell>
          <table:table-cell office:value-type="float" office:value="181003836" calcext:value-type="float">
            <text:p>181003836</text:p>
          </table:table-cell>
          <table:table-cell office:value-type="float" office:value="102858" calcext:value-type="float">
            <text:p>102858</text:p>
          </table:table-cell>
          <table:table-cell office:value-type="float" office:value="90854785" calcext:value-type="float">
            <text:p>90854785</text:p>
          </table:table-cell>
          <table:table-cell office:value-type="float" office:value="23928" calcext:value-type="float">
            <text:p>23928</text:p>
          </table:table-cell>
          <table:table-cell office:value-type="float" office:value="59372814" calcext:value-type="float">
            <text:p>59372814</text:p>
          </table:table-cell>
          <table:table-cell office:value-type="float" office:value="23043480" calcext:value-type="float">
            <text:p>2304348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18075" calcext:value-type="float">
            <text:p>418075</text:p>
          </table:table-cell>
          <table:table-cell office:value-type="float" office:value="284907" calcext:value-type="float">
            <text:p>284907</text:p>
          </table:table-cell>
          <table:table-cell office:value-type="float" office:value="51367" calcext:value-type="float">
            <text:p>51367</text:p>
          </table:table-cell>
          <table:table-cell office:value-type="float" office:value="105574" calcext:value-type="float">
            <text:p>105574</text:p>
          </table:table-cell>
          <table:table-cell office:value-type="float" office:value="122582" calcext:value-type="float">
            <text:p>122582</text:p>
          </table:table-cell>
          <table:table-cell office:value-type="float" office:value="41351" calcext:value-type="float">
            <text:p>41351</text:p>
          </table:table-cell>
          <table:table-cell office:value-type="float" office:value="66838" calcext:value-type="float">
            <text:p>66838</text:p>
          </table:table-cell>
          <table:table-cell office:value-type="float" office:value="214321600" calcext:value-type="float">
            <text:p>214321600</text:p>
          </table:table-cell>
          <table:table-cell office:value-type="float" office:value="265692" calcext:value-type="float">
            <text:p>265692</text:p>
          </table:table-cell>
          <table:table-cell office:value-type="float" office:value="134807" calcext:value-type="float">
            <text:p>134807</text:p>
          </table:table-cell>
          <table:table-cell office:value-type="float" office:value="26071" calcext:value-type="float">
            <text:p>26071</text:p>
          </table:table-cell>
          <table:table-cell office:value-type="float" office:value="203982721" calcext:value-type="float">
            <text:p>203982721</text:p>
          </table:table-cell>
          <table:table-cell office:value-type="float" office:value="139096" calcext:value-type="float">
            <text:p>139096</text:p>
          </table:table-cell>
          <table:table-cell office:value-type="float" office:value="235620694" calcext:value-type="float">
            <text:p>235620694</text:p>
          </table:table-cell>
          <table:table-cell office:value-type="float" office:value="63769" calcext:value-type="float">
            <text:p>63769</text:p>
          </table:table-cell>
          <table:table-cell office:value-type="float" office:value="187421401" calcext:value-type="float">
            <text:p>187421401</text:p>
          </table:table-cell>
          <table:table-cell office:value-type="float" office:value="105309" calcext:value-type="float">
            <text:p>105309</text:p>
          </table:table-cell>
          <table:table-cell office:value-type="float" office:value="94034591" calcext:value-type="float">
            <text:p>94034591</text:p>
          </table:table-cell>
          <table:table-cell office:value-type="float" office:value="24594" calcext:value-type="float">
            <text:p>24594</text:p>
          </table:table-cell>
          <table:table-cell office:value-type="float" office:value="62364881" calcext:value-type="float">
            <text:p>62364881</text:p>
          </table:table-cell>
          <table:table-cell office:value-type="float" office:value="24243532" calcext:value-type="float">
            <text:p>24243532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428143" calcext:value-type="float">
            <text:p>428143</text:p>
          </table:table-cell>
          <table:table-cell office:value-type="float" office:value="300534" calcext:value-type="float">
            <text:p>300534</text:p>
          </table:table-cell>
          <table:table-cell office:value-type="float" office:value="49986" calcext:value-type="float">
            <text:p>49986</text:p>
          </table:table-cell>
          <table:table-cell office:value-type="float" office:value="105534" calcext:value-type="float">
            <text:p>105534</text:p>
          </table:table-cell>
          <table:table-cell office:value-type="float" office:value="119485" calcext:value-type="float">
            <text:p>119485</text:p>
          </table:table-cell>
          <table:table-cell office:value-type="float" office:value="42832" calcext:value-type="float">
            <text:p>42832</text:p>
          </table:table-cell>
          <table:table-cell office:value-type="float" office:value="64432" calcext:value-type="float">
            <text:p>64432</text:p>
          </table:table-cell>
          <table:table-cell office:value-type="float" office:value="219849125" calcext:value-type="float">
            <text:p>219849125</text:p>
          </table:table-cell>
          <table:table-cell office:value-type="float" office:value="273775" calcext:value-type="float">
            <text:p>273775</text:p>
          </table:table-cell>
          <table:table-cell office:value-type="float" office:value="132394" calcext:value-type="float">
            <text:p>132394</text:p>
          </table:table-cell>
          <table:table-cell office:value-type="float" office:value="26117" calcext:value-type="float">
            <text:p>26117</text:p>
          </table:table-cell>
          <table:table-cell office:value-type="float" office:value="211643071" calcext:value-type="float">
            <text:p>211643071</text:p>
          </table:table-cell>
          <table:table-cell office:value-type="float" office:value="136119" calcext:value-type="float">
            <text:p>136119</text:p>
          </table:table-cell>
          <table:table-cell office:value-type="float" office:value="246288532" calcext:value-type="float">
            <text:p>246288532</text:p>
          </table:table-cell>
          <table:table-cell office:value-type="float" office:value="62477" calcext:value-type="float">
            <text:p>62477</text:p>
          </table:table-cell>
          <table:table-cell office:value-type="float" office:value="194279100" calcext:value-type="float">
            <text:p>194279100</text:p>
          </table:table-cell>
          <table:table-cell office:value-type="float" office:value="101550" calcext:value-type="float">
            <text:p>101550</text:p>
          </table:table-cell>
          <table:table-cell office:value-type="float" office:value="97644526" calcext:value-type="float">
            <text:p>97644526</text:p>
          </table:table-cell>
          <table:table-cell office:value-type="float" office:value="24789" calcext:value-type="float">
            <text:p>24789</text:p>
          </table:table-cell>
          <table:table-cell office:value-type="float" office:value="64714956" calcext:value-type="float">
            <text:p>64714956</text:p>
          </table:table-cell>
          <table:table-cell office:value-type="float" office:value="27011636" calcext:value-type="float">
            <text:p>270116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27053" calcext:value-type="float">
            <text:p>427053</text:p>
          </table:table-cell>
          <table:table-cell office:value-type="float" office:value="322524" calcext:value-type="float">
            <text:p>322524</text:p>
          </table:table-cell>
          <table:table-cell office:value-type="float" office:value="51370" calcext:value-type="float">
            <text:p>51370</text:p>
          </table:table-cell>
          <table:table-cell office:value-type="float" office:value="105523" calcext:value-type="float">
            <text:p>105523</text:p>
          </table:table-cell>
          <table:table-cell office:value-type="float" office:value="122668" calcext:value-type="float">
            <text:p>122668</text:p>
          </table:table-cell>
          <table:table-cell office:value-type="float" office:value="40320" calcext:value-type="float">
            <text:p>40320</text:p>
          </table:table-cell>
          <table:table-cell office:value-type="float" office:value="62686" calcext:value-type="float">
            <text:p>62686</text:p>
          </table:table-cell>
          <table:table-cell office:value-type="float" office:value="225655884" calcext:value-type="float">
            <text:p>225655884</text:p>
          </table:table-cell>
          <table:table-cell office:value-type="float" office:value="263184" calcext:value-type="float">
            <text:p>263184</text:p>
          </table:table-cell>
          <table:table-cell office:value-type="float" office:value="134200" calcext:value-type="float">
            <text:p>134200</text:p>
          </table:table-cell>
          <table:table-cell office:value-type="float" office:value="26395" calcext:value-type="float">
            <text:p>26395</text:p>
          </table:table-cell>
          <table:table-cell office:value-type="float" office:value="218986739" calcext:value-type="float">
            <text:p>218986739</text:p>
          </table:table-cell>
          <table:table-cell office:value-type="float" office:value="139241" calcext:value-type="float">
            <text:p>139241</text:p>
          </table:table-cell>
          <table:table-cell office:value-type="float" office:value="254421769" calcext:value-type="float">
            <text:p>254421769</text:p>
          </table:table-cell>
          <table:table-cell office:value-type="float" office:value="61361" calcext:value-type="float">
            <text:p>61361</text:p>
          </table:table-cell>
          <table:table-cell office:value-type="float" office:value="200091507" calcext:value-type="float">
            <text:p>200091507</text:p>
          </table:table-cell>
          <table:table-cell office:value-type="float" office:value="98611" calcext:value-type="float">
            <text:p>98611</text:p>
          </table:table-cell>
          <table:table-cell office:value-type="float" office:value="100959704" calcext:value-type="float">
            <text:p>100959704</text:p>
          </table:table-cell>
          <table:table-cell office:value-type="float" office:value="25141" calcext:value-type="float">
            <text:p>25141</text:p>
          </table:table-cell>
          <table:table-cell office:value-type="float" office:value="68203619" calcext:value-type="float">
            <text:p>68203619</text:p>
          </table:table-cell>
          <table:table-cell office:value-type="float" office:value="30770234" calcext:value-type="float">
            <text:p>30770234</text:p>
          </table:table-cell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float" office:value="426023" calcext:value-type="float">
            <text:p>426023</text:p>
          </table:table-cell>
          <table:table-cell office:value-type="float" office:value="324773" calcext:value-type="float">
            <text:p>324773</text:p>
          </table:table-cell>
          <table:table-cell office:value-type="float" office:value="49575" calcext:value-type="float">
            <text:p>49575</text:p>
          </table:table-cell>
          <table:table-cell office:value-type="float" office:value="106768" calcext:value-type="float">
            <text:p>106768</text:p>
          </table:table-cell>
          <table:table-cell office:value-type="float" office:value="122202" calcext:value-type="float">
            <text:p>122202</text:p>
          </table:table-cell>
          <table:table-cell office:value-type="float" office:value="40381" calcext:value-type="float">
            <text:p>40381</text:p>
          </table:table-cell>
          <table:table-cell office:value-type="float" office:value="59812" calcext:value-type="float">
            <text:p>59812</text:p>
          </table:table-cell>
          <table:table-cell office:value-type="float" office:value="231692781" calcext:value-type="float">
            <text:p>231692781</text:p>
          </table:table-cell>
          <table:table-cell office:value-type="float" office:value="266332" calcext:value-type="float">
            <text:p>266332</text:p>
          </table:table-cell>
          <table:table-cell office:value-type="float" office:value="131827" calcext:value-type="float">
            <text:p>131827</text:p>
          </table:table-cell>
          <table:table-cell office:value-type="float" office:value="26126" calcext:value-type="float">
            <text:p>26126</text:p>
          </table:table-cell>
          <table:table-cell office:value-type="float" office:value="225959988" calcext:value-type="float">
            <text:p>225959988</text:p>
          </table:table-cell>
          <table:table-cell office:value-type="float" office:value="140828" calcext:value-type="float">
            <text:p>140828</text:p>
          </table:table-cell>
          <table:table-cell office:value-type="float" office:value="261551297" calcext:value-type="float">
            <text:p>261551297</text:p>
          </table:table-cell>
          <table:table-cell office:value-type="float" office:value="63018" calcext:value-type="float">
            <text:p>63018</text:p>
          </table:table-cell>
          <table:table-cell office:value-type="float" office:value="206241857" calcext:value-type="float">
            <text:p>206241857</text:p>
          </table:table-cell>
          <table:table-cell office:value-type="float" office:value="105617" calcext:value-type="float">
            <text:p>105617</text:p>
          </table:table-cell>
          <table:table-cell office:value-type="float" office:value="103347003" calcext:value-type="float">
            <text:p>103347003</text:p>
          </table:table-cell>
          <table:table-cell office:value-type="float" office:value="24736" calcext:value-type="float">
            <text:p>24736</text:p>
          </table:table-cell>
          <table:table-cell office:value-type="float" office:value="71129506" calcext:value-type="float">
            <text:p>71129506</text:p>
          </table:table-cell>
          <table:table-cell office:value-type="float" office:value="32272977" calcext:value-type="float">
            <text:p>32272977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27922" calcext:value-type="float">
            <text:p>427922</text:p>
          </table:table-cell>
          <table:table-cell office:value-type="float" office:value="307197" calcext:value-type="float">
            <text:p>307197</text:p>
          </table:table-cell>
          <table:table-cell office:value-type="float" office:value="49940" calcext:value-type="float">
            <text:p>49940</text:p>
          </table:table-cell>
          <table:table-cell office:value-type="float" office:value="103965" calcext:value-type="float">
            <text:p>103965</text:p>
          </table:table-cell>
          <table:table-cell office:value-type="float" office:value="121049" calcext:value-type="float">
            <text:p>121049</text:p>
          </table:table-cell>
          <table:table-cell office:value-type="float" office:value="39114" calcext:value-type="float">
            <text:p>39114</text:p>
          </table:table-cell>
          <table:table-cell office:value-type="float" office:value="60902" calcext:value-type="float">
            <text:p>60902</text:p>
          </table:table-cell>
          <table:table-cell office:value-type="float" office:value="239139558" calcext:value-type="float">
            <text:p>239139558</text:p>
          </table:table-cell>
          <table:table-cell office:value-type="float" office:value="2083342" calcext:value-type="float">
            <text:p>2083342</text:p>
          </table:table-cell>
          <table:table-cell office:value-type="float" office:value="142916" calcext:value-type="float">
            <text:p>142916</text:p>
          </table:table-cell>
          <table:table-cell office:value-type="float" office:value="19639" calcext:value-type="float">
            <text:p>19639</text:p>
          </table:table-cell>
          <table:table-cell office:value-type="float" office:value="232216178" calcext:value-type="float">
            <text:p>232216178</text:p>
          </table:table-cell>
          <table:table-cell office:value-type="float" office:value="138334" calcext:value-type="float">
            <text:p>138334</text:p>
          </table:table-cell>
          <table:table-cell office:value-type="float" office:value="269966774" calcext:value-type="float">
            <text:p>269966774</text:p>
          </table:table-cell>
          <table:table-cell office:value-type="float" office:value="64133" calcext:value-type="float">
            <text:p>64133</text:p>
          </table:table-cell>
          <table:table-cell office:value-type="float" office:value="211858143" calcext:value-type="float">
            <text:p>211858143</text:p>
          </table:table-cell>
          <table:table-cell office:value-type="float" office:value="97307" calcext:value-type="float">
            <text:p>97307</text:p>
          </table:table-cell>
          <table:table-cell office:value-type="float" office:value="106349311" calcext:value-type="float">
            <text:p>106349311</text:p>
          </table:table-cell>
          <table:table-cell office:value-type="float" office:value="26430" calcext:value-type="float">
            <text:p>26430</text:p>
          </table:table-cell>
          <table:table-cell office:value-type="float" office:value="72426813" calcext:value-type="float">
            <text:p>72426813</text:p>
          </table:table-cell>
          <table:table-cell office:value-type="float" office:value="35701683" calcext:value-type="float">
            <text:p>35701683</text:p>
          </table:table-cell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float" office:value="446138" calcext:value-type="float">
            <text:p>446138</text:p>
          </table:table-cell>
          <table:table-cell office:value-type="float" office:value="318217" calcext:value-type="float">
            <text:p>318217</text:p>
          </table:table-cell>
          <table:table-cell office:value-type="float" office:value="49046" calcext:value-type="float">
            <text:p>49046</text:p>
          </table:table-cell>
          <table:table-cell office:value-type="float" office:value="105687" calcext:value-type="float">
            <text:p>105687</text:p>
          </table:table-cell>
          <table:table-cell office:value-type="float" office:value="122262" calcext:value-type="float">
            <text:p>122262</text:p>
          </table:table-cell>
          <table:table-cell office:value-type="float" office:value="40165" calcext:value-type="float">
            <text:p>40165</text:p>
          </table:table-cell>
          <table:table-cell office:value-type="float" office:value="61893" calcext:value-type="float">
            <text:p>61893</text:p>
          </table:table-cell>
          <table:table-cell office:value-type="float" office:value="245078514" calcext:value-type="float">
            <text:p>245078514</text:p>
          </table:table-cell>
          <table:table-cell office:value-type="float" office:value="230645" calcext:value-type="float">
            <text:p>230645</text:p>
          </table:table-cell>
          <table:table-cell office:value-type="float" office:value="131496" calcext:value-type="float">
            <text:p>131496</text:p>
          </table:table-cell>
          <table:table-cell office:value-type="float" office:value="17920" calcext:value-type="float">
            <text:p>17920</text:p>
          </table:table-cell>
          <table:table-cell office:value-type="float" office:value="238185543" calcext:value-type="float">
            <text:p>238185543</text:p>
          </table:table-cell>
          <table:table-cell office:value-type="float" office:value="138743" calcext:value-type="float">
            <text:p>138743</text:p>
          </table:table-cell>
          <table:table-cell office:value-type="float" office:value="276261809" calcext:value-type="float">
            <text:p>276261809</text:p>
          </table:table-cell>
          <table:table-cell office:value-type="float" office:value="56695" calcext:value-type="float">
            <text:p>56695</text:p>
          </table:table-cell>
          <table:table-cell office:value-type="float" office:value="217107702" calcext:value-type="float">
            <text:p>217107702</text:p>
          </table:table-cell>
          <table:table-cell office:value-type="float" office:value="104225" calcext:value-type="float">
            <text:p>104225</text:p>
          </table:table-cell>
          <table:table-cell office:value-type="float" office:value="108771472" calcext:value-type="float">
            <text:p>108771472</text:p>
          </table:table-cell>
          <table:table-cell office:value-type="float" office:value="25224" calcext:value-type="float">
            <text:p>25224</text:p>
          </table:table-cell>
          <table:table-cell office:value-type="float" office:value="74380734" calcext:value-type="float">
            <text:p>74380734</text:p>
          </table:table-cell>
          <table:table-cell office:value-type="float" office:value="38478285" calcext:value-type="float">
            <text:p>3847828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17382" calcext:value-type="float">
            <text:p>517382</text:p>
          </table:table-cell>
          <table:table-cell office:value-type="float" office:value="321813" calcext:value-type="float">
            <text:p>321813</text:p>
          </table:table-cell>
          <table:table-cell office:value-type="float" office:value="47017" calcext:value-type="float">
            <text:p>47017</text:p>
          </table:table-cell>
          <table:table-cell office:value-type="float" office:value="105522" calcext:value-type="float">
            <text:p>105522</text:p>
          </table:table-cell>
          <table:table-cell office:value-type="float" office:value="125625" calcext:value-type="float">
            <text:p>125625</text:p>
          </table:table-cell>
          <table:table-cell office:value-type="float" office:value="40290" calcext:value-type="float">
            <text:p>40290</text:p>
          </table:table-cell>
          <table:table-cell office:value-type="float" office:value="62139" calcext:value-type="float">
            <text:p>62139</text:p>
          </table:table-cell>
          <table:table-cell office:value-type="float" office:value="252508070" calcext:value-type="float">
            <text:p>252508070</text:p>
          </table:table-cell>
          <table:table-cell office:value-type="float" office:value="238349" calcext:value-type="float">
            <text:p>238349</text:p>
          </table:table-cell>
          <table:table-cell office:value-type="float" office:value="142698" calcext:value-type="float">
            <text:p>142698</text:p>
          </table:table-cell>
          <table:table-cell office:value-type="float" office:value="17997" calcext:value-type="float">
            <text:p>17997</text:p>
          </table:table-cell>
          <table:table-cell office:value-type="float" office:value="243812243" calcext:value-type="float">
            <text:p>243812243</text:p>
          </table:table-cell>
          <table:table-cell office:value-type="float" office:value="140311" calcext:value-type="float">
            <text:p>140311</text:p>
          </table:table-cell>
          <table:table-cell office:value-type="float" office:value="283411251" calcext:value-type="float">
            <text:p>283411251</text:p>
          </table:table-cell>
          <table:table-cell office:value-type="float" office:value="59331" calcext:value-type="float">
            <text:p>59331</text:p>
          </table:table-cell>
          <table:table-cell office:value-type="float" office:value="222452419" calcext:value-type="float">
            <text:p>222452419</text:p>
          </table:table-cell>
          <table:table-cell office:value-type="float" office:value="104221" calcext:value-type="float">
            <text:p>104221</text:p>
          </table:table-cell>
          <table:table-cell office:value-type="float" office:value="110513291" calcext:value-type="float">
            <text:p>110513291</text:p>
          </table:table-cell>
          <table:table-cell office:value-type="float" office:value="24011" calcext:value-type="float">
            <text:p>24011</text:p>
          </table:table-cell>
          <table:table-cell office:value-type="float" office:value="74810114" calcext:value-type="float">
            <text:p>74810114</text:p>
          </table:table-cell>
          <table:table-cell office:value-type="float" office:value="40348456" calcext:value-type="float">
            <text:p>40348456</text:p>
          </table:table-cell>
        </table:table-row>
        <table:table-row table:style-name="ro1">
          <table:table-cell office:value-type="float" office:value="11250" calcext:value-type="float">
            <text:p>11250</text:p>
          </table:table-cell>
          <table:table-cell office:value-type="float" office:value="451606" calcext:value-type="float">
            <text:p>451606</text:p>
          </table:table-cell>
          <table:table-cell office:value-type="float" office:value="315023" calcext:value-type="float">
            <text:p>315023</text:p>
          </table:table-cell>
          <table:table-cell office:value-type="float" office:value="47330" calcext:value-type="float">
            <text:p>47330</text:p>
          </table:table-cell>
          <table:table-cell office:value-type="float" office:value="105186" calcext:value-type="float">
            <text:p>105186</text:p>
          </table:table-cell>
          <table:table-cell office:value-type="float" office:value="120581" calcext:value-type="float">
            <text:p>120581</text:p>
          </table:table-cell>
          <table:table-cell office:value-type="float" office:value="42005" calcext:value-type="float">
            <text:p>42005</text:p>
          </table:table-cell>
          <table:table-cell office:value-type="float" office:value="63122" calcext:value-type="float">
            <text:p>63122</text:p>
          </table:table-cell>
          <table:table-cell office:value-type="float" office:value="258918473" calcext:value-type="float">
            <text:p>258918473</text:p>
          </table:table-cell>
          <table:table-cell office:value-type="float" office:value="238352" calcext:value-type="float">
            <text:p>238352</text:p>
          </table:table-cell>
          <table:table-cell office:value-type="float" office:value="173674" calcext:value-type="float">
            <text:p>173674</text:p>
          </table:table-cell>
          <table:table-cell office:value-type="float" office:value="17967" calcext:value-type="float">
            <text:p>17967</text:p>
          </table:table-cell>
          <table:table-cell office:value-type="float" office:value="249937816" calcext:value-type="float">
            <text:p>249937816</text:p>
          </table:table-cell>
          <table:table-cell office:value-type="float" office:value="135467" calcext:value-type="float">
            <text:p>135467</text:p>
          </table:table-cell>
          <table:table-cell office:value-type="float" office:value="290502138" calcext:value-type="float">
            <text:p>290502138</text:p>
          </table:table-cell>
          <table:table-cell office:value-type="float" office:value="60930" calcext:value-type="float">
            <text:p>60930</text:p>
          </table:table-cell>
          <table:table-cell office:value-type="float" office:value="227589666" calcext:value-type="float">
            <text:p>227589666</text:p>
          </table:table-cell>
          <table:table-cell office:value-type="float" office:value="99081" calcext:value-type="float">
            <text:p>99081</text:p>
          </table:table-cell>
          <table:table-cell office:value-type="float" office:value="113847599" calcext:value-type="float">
            <text:p>113847599</text:p>
          </table:table-cell>
          <table:table-cell office:value-type="float" office:value="24637" calcext:value-type="float">
            <text:p>24637</text:p>
          </table:table-cell>
          <table:table-cell office:value-type="float" office:value="77312394" calcext:value-type="float">
            <text:p>77312394</text:p>
          </table:table-cell>
          <table:table-cell office:value-type="float" office:value="41621109" calcext:value-type="float">
            <text:p>41621109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452973" calcext:value-type="float">
            <text:p>452973</text:p>
          </table:table-cell>
          <table:table-cell office:value-type="float" office:value="334337" calcext:value-type="float">
            <text:p>334337</text:p>
          </table:table-cell>
          <table:table-cell office:value-type="float" office:value="93379" calcext:value-type="float">
            <text:p>93379</text:p>
          </table:table-cell>
          <table:table-cell office:value-type="float" office:value="104758" calcext:value-type="float">
            <text:p>104758</text:p>
          </table:table-cell>
          <table:table-cell office:value-type="float" office:value="138978" calcext:value-type="float">
            <text:p>138978</text:p>
          </table:table-cell>
          <table:table-cell office:value-type="float" office:value="40678" calcext:value-type="float">
            <text:p>40678</text:p>
          </table:table-cell>
          <table:table-cell office:value-type="float" office:value="67446" calcext:value-type="float">
            <text:p>67446</text:p>
          </table:table-cell>
          <table:table-cell office:value-type="float" office:value="267928653" calcext:value-type="float">
            <text:p>267928653</text:p>
          </table:table-cell>
          <table:table-cell office:value-type="float" office:value="224381" calcext:value-type="float">
            <text:p>224381</text:p>
          </table:table-cell>
          <table:table-cell office:value-type="float" office:value="140804" calcext:value-type="float">
            <text:p>140804</text:p>
          </table:table-cell>
          <table:table-cell office:value-type="float" office:value="17952" calcext:value-type="float">
            <text:p>17952</text:p>
          </table:table-cell>
          <table:table-cell office:value-type="float" office:value="256149702" calcext:value-type="float">
            <text:p>256149702</text:p>
          </table:table-cell>
          <table:table-cell office:value-type="float" office:value="142912" calcext:value-type="float">
            <text:p>142912</text:p>
          </table:table-cell>
          <table:table-cell office:value-type="float" office:value="298172446" calcext:value-type="float">
            <text:p>298172446</text:p>
          </table:table-cell>
          <table:table-cell office:value-type="float" office:value="64767" calcext:value-type="float">
            <text:p>64767</text:p>
          </table:table-cell>
          <table:table-cell office:value-type="float" office:value="233323564" calcext:value-type="float">
            <text:p>233323564</text:p>
          </table:table-cell>
          <table:table-cell office:value-type="float" office:value="106298" calcext:value-type="float">
            <text:p>106298</text:p>
          </table:table-cell>
          <table:table-cell office:value-type="float" office:value="116363400" calcext:value-type="float">
            <text:p>116363400</text:p>
          </table:table-cell>
          <table:table-cell office:value-type="float" office:value="25511" calcext:value-type="float">
            <text:p>25511</text:p>
          </table:table-cell>
          <table:table-cell office:value-type="float" office:value="78871656" calcext:value-type="float">
            <text:p>78871656</text:p>
          </table:table-cell>
          <table:table-cell office:value-type="float" office:value="42788121" calcext:value-type="float">
            <text:p>42788121</text:p>
          </table:table-cell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450398" calcext:value-type="float">
            <text:p>450398</text:p>
          </table:table-cell>
          <table:table-cell office:value-type="float" office:value="347726" calcext:value-type="float">
            <text:p>347726</text:p>
          </table:table-cell>
          <table:table-cell office:value-type="float" office:value="47244" calcext:value-type="float">
            <text:p>47244</text:p>
          </table:table-cell>
          <table:table-cell office:value-type="float" office:value="106418" calcext:value-type="float">
            <text:p>106418</text:p>
          </table:table-cell>
          <table:table-cell office:value-type="float" office:value="123146" calcext:value-type="float">
            <text:p>123146</text:p>
          </table:table-cell>
          <table:table-cell office:value-type="float" office:value="41781" calcext:value-type="float">
            <text:p>41781</text:p>
          </table:table-cell>
          <table:table-cell office:value-type="float" office:value="61678" calcext:value-type="float">
            <text:p>61678</text:p>
          </table:table-cell>
          <table:table-cell office:value-type="float" office:value="272168738" calcext:value-type="float">
            <text:p>272168738</text:p>
          </table:table-cell>
          <table:table-cell office:value-type="float" office:value="221046" calcext:value-type="float">
            <text:p>221046</text:p>
          </table:table-cell>
          <table:table-cell office:value-type="float" office:value="128871" calcext:value-type="float">
            <text:p>128871</text:p>
          </table:table-cell>
          <table:table-cell office:value-type="float" office:value="18652" calcext:value-type="float">
            <text:p>18652</text:p>
          </table:table-cell>
          <table:table-cell office:value-type="float" office:value="262048219" calcext:value-type="float">
            <text:p>262048219</text:p>
          </table:table-cell>
          <table:table-cell office:value-type="float" office:value="138048" calcext:value-type="float">
            <text:p>138048</text:p>
          </table:table-cell>
          <table:table-cell office:value-type="float" office:value="306335688" calcext:value-type="float">
            <text:p>306335688</text:p>
          </table:table-cell>
          <table:table-cell office:value-type="float" office:value="64449" calcext:value-type="float">
            <text:p>64449</text:p>
          </table:table-cell>
          <table:table-cell office:value-type="float" office:value="239267454" calcext:value-type="float">
            <text:p>239267454</text:p>
          </table:table-cell>
          <table:table-cell office:value-type="float" office:value="104408" calcext:value-type="float">
            <text:p>104408</text:p>
          </table:table-cell>
          <table:table-cell office:value-type="float" office:value="120266964" calcext:value-type="float">
            <text:p>120266964</text:p>
          </table:table-cell>
          <table:table-cell office:value-type="float" office:value="25666" calcext:value-type="float">
            <text:p>25666</text:p>
          </table:table-cell>
          <table:table-cell office:value-type="float" office:value="81535960" calcext:value-type="float">
            <text:p>81535960</text:p>
          </table:table-cell>
          <table:table-cell office:value-type="float" office:value="43494443" calcext:value-type="float">
            <text:p>4349444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45760" calcext:value-type="float">
            <text:p>445760</text:p>
          </table:table-cell>
          <table:table-cell office:value-type="float" office:value="393184" calcext:value-type="float">
            <text:p>393184</text:p>
          </table:table-cell>
          <table:table-cell office:value-type="float" office:value="47070" calcext:value-type="float">
            <text:p>47070</text:p>
          </table:table-cell>
          <table:table-cell office:value-type="float" office:value="103116" calcext:value-type="float">
            <text:p>103116</text:p>
          </table:table-cell>
          <table:table-cell office:value-type="float" office:value="123591" calcext:value-type="float">
            <text:p>123591</text:p>
          </table:table-cell>
          <table:table-cell office:value-type="float" office:value="39550" calcext:value-type="float">
            <text:p>39550</text:p>
          </table:table-cell>
          <table:table-cell office:value-type="float" office:value="61756" calcext:value-type="float">
            <text:p>61756</text:p>
          </table:table-cell>
          <table:table-cell office:value-type="float" office:value="279665061" calcext:value-type="float">
            <text:p>279665061</text:p>
          </table:table-cell>
          <table:table-cell office:value-type="float" office:value="226733" calcext:value-type="float">
            <text:p>226733</text:p>
          </table:table-cell>
          <table:table-cell office:value-type="float" office:value="137769" calcext:value-type="float">
            <text:p>137769</text:p>
          </table:table-cell>
          <table:table-cell office:value-type="float" office:value="18703" calcext:value-type="float">
            <text:p>18703</text:p>
          </table:table-cell>
          <table:table-cell office:value-type="float" office:value="267623581" calcext:value-type="float">
            <text:p>267623581</text:p>
          </table:table-cell>
          <table:table-cell office:value-type="float" office:value="135821" calcext:value-type="float">
            <text:p>135821</text:p>
          </table:table-cell>
          <table:table-cell office:value-type="float" office:value="315009195" calcext:value-type="float">
            <text:p>315009195</text:p>
          </table:table-cell>
          <table:table-cell office:value-type="float" office:value="63991" calcext:value-type="float">
            <text:p>63991</text:p>
          </table:table-cell>
          <table:table-cell office:value-type="float" office:value="244844768" calcext:value-type="float">
            <text:p>244844768</text:p>
          </table:table-cell>
          <table:table-cell office:value-type="float" office:value="99899" calcext:value-type="float">
            <text:p>99899</text:p>
          </table:table-cell>
          <table:table-cell office:value-type="float" office:value="123227127" calcext:value-type="float">
            <text:p>123227127</text:p>
          </table:table-cell>
          <table:table-cell office:value-type="float" office:value="23958" calcext:value-type="float">
            <text:p>23958</text:p>
          </table:table-cell>
          <table:table-cell office:value-type="float" office:value="84910169" calcext:value-type="float">
            <text:p>84910169</text:p>
          </table:table-cell>
          <table:table-cell office:value-type="float" office:value="44483831" calcext:value-type="float">
            <text:p>44483831</text:p>
          </table:table-cell>
        </table:table-row>
        <table:table-row table:style-name="ro1">
          <table:table-cell office:value-type="float" office:value="12250" calcext:value-type="float">
            <text:p>12250</text:p>
          </table:table-cell>
          <table:table-cell office:value-type="float" office:value="443428" calcext:value-type="float">
            <text:p>443428</text:p>
          </table:table-cell>
          <table:table-cell office:value-type="float" office:value="334113" calcext:value-type="float">
            <text:p>334113</text:p>
          </table:table-cell>
          <table:table-cell office:value-type="float" office:value="47004" calcext:value-type="float">
            <text:p>47004</text:p>
          </table:table-cell>
          <table:table-cell office:value-type="float" office:value="111292" calcext:value-type="float">
            <text:p>111292</text:p>
          </table:table-cell>
          <table:table-cell office:value-type="float" office:value="123609" calcext:value-type="float">
            <text:p>123609</text:p>
          </table:table-cell>
          <table:table-cell office:value-type="float" office:value="41997" calcext:value-type="float">
            <text:p>41997</text:p>
          </table:table-cell>
          <table:table-cell office:value-type="float" office:value="62670" calcext:value-type="float">
            <text:p>62670</text:p>
          </table:table-cell>
          <table:table-cell office:value-type="float" office:value="284399873" calcext:value-type="float">
            <text:p>284399873</text:p>
          </table:table-cell>
          <table:table-cell office:value-type="float" office:value="242119" calcext:value-type="float">
            <text:p>242119</text:p>
          </table:table-cell>
          <table:table-cell office:value-type="float" office:value="140551" calcext:value-type="float">
            <text:p>140551</text:p>
          </table:table-cell>
          <table:table-cell office:value-type="float" office:value="18663" calcext:value-type="float">
            <text:p>18663</text:p>
          </table:table-cell>
          <table:table-cell office:value-type="float" office:value="273565666" calcext:value-type="float">
            <text:p>273565666</text:p>
          </table:table-cell>
          <table:table-cell office:value-type="float" office:value="139023" calcext:value-type="float">
            <text:p>139023</text:p>
          </table:table-cell>
          <table:table-cell office:value-type="float" office:value="322509846" calcext:value-type="float">
            <text:p>322509846</text:p>
          </table:table-cell>
          <table:table-cell office:value-type="float" office:value="66789" calcext:value-type="float">
            <text:p>66789</text:p>
          </table:table-cell>
          <table:table-cell office:value-type="float" office:value="250302404" calcext:value-type="float">
            <text:p>250302404</text:p>
          </table:table-cell>
          <table:table-cell office:value-type="float" office:value="101353" calcext:value-type="float">
            <text:p>101353</text:p>
          </table:table-cell>
          <table:table-cell office:value-type="float" office:value="126545948" calcext:value-type="float">
            <text:p>126545948</text:p>
          </table:table-cell>
          <table:table-cell office:value-type="float" office:value="26018" calcext:value-type="float">
            <text:p>26018</text:p>
          </table:table-cell>
          <table:table-cell office:value-type="float" office:value="89370312" calcext:value-type="float">
            <text:p>89370312</text:p>
          </table:table-cell>
          <table:table-cell office:value-type="float" office:value="47474239" calcext:value-type="float">
            <text:p>47474239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442004" calcext:value-type="float">
            <text:p>442004</text:p>
          </table:table-cell>
          <table:table-cell office:value-type="float" office:value="324128" calcext:value-type="float">
            <text:p>324128</text:p>
          </table:table-cell>
          <table:table-cell office:value-type="float" office:value="46639" calcext:value-type="float">
            <text:p>46639</text:p>
          </table:table-cell>
          <table:table-cell office:value-type="float" office:value="102376" calcext:value-type="float">
            <text:p>102376</text:p>
          </table:table-cell>
          <table:table-cell office:value-type="float" office:value="120770" calcext:value-type="float">
            <text:p>120770</text:p>
          </table:table-cell>
          <table:table-cell office:value-type="float" office:value="37783" calcext:value-type="float">
            <text:p>37783</text:p>
          </table:table-cell>
          <table:table-cell office:value-type="float" office:value="60391" calcext:value-type="float">
            <text:p>60391</text:p>
          </table:table-cell>
          <table:table-cell office:value-type="float" office:value="286201069" calcext:value-type="float">
            <text:p>286201069</text:p>
          </table:table-cell>
          <table:table-cell office:value-type="float" office:value="223482" calcext:value-type="float">
            <text:p>223482</text:p>
          </table:table-cell>
          <table:table-cell office:value-type="float" office:value="136542" calcext:value-type="float">
            <text:p>136542</text:p>
          </table:table-cell>
          <table:table-cell office:value-type="float" office:value="18646" calcext:value-type="float">
            <text:p>18646</text:p>
          </table:table-cell>
          <table:table-cell office:value-type="float" office:value="279893322" calcext:value-type="float">
            <text:p>279893322</text:p>
          </table:table-cell>
          <table:table-cell office:value-type="float" office:value="140079" calcext:value-type="float">
            <text:p>140079</text:p>
          </table:table-cell>
          <table:table-cell office:value-type="float" office:value="329692813" calcext:value-type="float">
            <text:p>329692813</text:p>
          </table:table-cell>
          <table:table-cell office:value-type="float" office:value="63646" calcext:value-type="float">
            <text:p>63646</text:p>
          </table:table-cell>
          <table:table-cell office:value-type="float" office:value="255684785" calcext:value-type="float">
            <text:p>255684785</text:p>
          </table:table-cell>
          <table:table-cell office:value-type="float" office:value="103186" calcext:value-type="float">
            <text:p>103186</text:p>
          </table:table-cell>
          <table:table-cell office:value-type="float" office:value="131180457" calcext:value-type="float">
            <text:p>131180457</text:p>
          </table:table-cell>
          <table:table-cell office:value-type="float" office:value="24707" calcext:value-type="float">
            <text:p>24707</text:p>
          </table:table-cell>
          <table:table-cell office:value-type="float" office:value="94603962" calcext:value-type="float">
            <text:p>94603962</text:p>
          </table:table-cell>
          <table:table-cell office:value-type="float" office:value="52137910" calcext:value-type="float">
            <text:p>52137910</text:p>
          </table:table-cell>
        </table:table-row>
        <table:table-row table:style-name="ro1">
          <table:table-cell office:value-type="float" office:value="12750" calcext:value-type="float">
            <text:p>12750</text:p>
          </table:table-cell>
          <table:table-cell office:value-type="float" office:value="448012" calcext:value-type="float">
            <text:p>448012</text:p>
          </table:table-cell>
          <table:table-cell office:value-type="float" office:value="352283" calcext:value-type="float">
            <text:p>352283</text:p>
          </table:table-cell>
          <table:table-cell office:value-type="float" office:value="47842" calcext:value-type="float">
            <text:p>47842</text:p>
          </table:table-cell>
          <table:table-cell office:value-type="float" office:value="105167" calcext:value-type="float">
            <text:p>105167</text:p>
          </table:table-cell>
          <table:table-cell office:value-type="float" office:value="124672" calcext:value-type="float">
            <text:p>124672</text:p>
          </table:table-cell>
          <table:table-cell office:value-type="float" office:value="39415" calcext:value-type="float">
            <text:p>39415</text:p>
          </table:table-cell>
          <table:table-cell office:value-type="float" office:value="64419" calcext:value-type="float">
            <text:p>64419</text:p>
          </table:table-cell>
          <table:table-cell office:value-type="float" office:value="292639119" calcext:value-type="float">
            <text:p>292639119</text:p>
          </table:table-cell>
          <table:table-cell office:value-type="float" office:value="248324" calcext:value-type="float">
            <text:p>248324</text:p>
          </table:table-cell>
          <table:table-cell office:value-type="float" office:value="136850" calcext:value-type="float">
            <text:p>136850</text:p>
          </table:table-cell>
          <table:table-cell office:value-type="float" office:value="18718" calcext:value-type="float">
            <text:p>18718</text:p>
          </table:table-cell>
          <table:table-cell office:value-type="float" office:value="285072391" calcext:value-type="float">
            <text:p>285072391</text:p>
          </table:table-cell>
          <table:table-cell office:value-type="float" office:value="136857" calcext:value-type="float">
            <text:p>136857</text:p>
          </table:table-cell>
          <table:table-cell office:value-type="float" office:value="337104867" calcext:value-type="float">
            <text:p>337104867</text:p>
          </table:table-cell>
          <table:table-cell office:value-type="float" office:value="62454" calcext:value-type="float">
            <text:p>62454</text:p>
          </table:table-cell>
          <table:table-cell office:value-type="float" office:value="260367701" calcext:value-type="float">
            <text:p>260367701</text:p>
          </table:table-cell>
          <table:table-cell office:value-type="float" office:value="100787" calcext:value-type="float">
            <text:p>100787</text:p>
          </table:table-cell>
          <table:table-cell office:value-type="float" office:value="135083426" calcext:value-type="float">
            <text:p>135083426</text:p>
          </table:table-cell>
          <table:table-cell office:value-type="float" office:value="24492" calcext:value-type="float">
            <text:p>24492</text:p>
          </table:table-cell>
          <table:table-cell office:value-type="float" office:value="97073075" calcext:value-type="float">
            <text:p>97073075</text:p>
          </table:table-cell>
          <table:table-cell office:value-type="float" office:value="53482577" calcext:value-type="float">
            <text:p>5348257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14475" calcext:value-type="float">
            <text:p>514475</text:p>
          </table:table-cell>
          <table:table-cell office:value-type="float" office:value="352913" calcext:value-type="float">
            <text:p>352913</text:p>
          </table:table-cell>
          <table:table-cell office:value-type="float" office:value="48567" calcext:value-type="float">
            <text:p>48567</text:p>
          </table:table-cell>
          <table:table-cell office:value-type="float" office:value="102773" calcext:value-type="float">
            <text:p>102773</text:p>
          </table:table-cell>
          <table:table-cell office:value-type="float" office:value="122972" calcext:value-type="float">
            <text:p>122972</text:p>
          </table:table-cell>
          <table:table-cell office:value-type="float" office:value="40333" calcext:value-type="float">
            <text:p>40333</text:p>
          </table:table-cell>
          <table:table-cell office:value-type="float" office:value="62535" calcext:value-type="float">
            <text:p>62535</text:p>
          </table:table-cell>
          <table:table-cell office:value-type="float" office:value="298790036" calcext:value-type="float">
            <text:p>298790036</text:p>
          </table:table-cell>
          <table:table-cell office:value-type="float" office:value="243583" calcext:value-type="float">
            <text:p>243583</text:p>
          </table:table-cell>
          <table:table-cell office:value-type="float" office:value="137621" calcext:value-type="float">
            <text:p>137621</text:p>
          </table:table-cell>
          <table:table-cell office:value-type="float" office:value="18930" calcext:value-type="float">
            <text:p>18930</text:p>
          </table:table-cell>
          <table:table-cell office:value-type="float" office:value="291074398" calcext:value-type="float">
            <text:p>291074398</text:p>
          </table:table-cell>
          <table:table-cell office:value-type="float" office:value="131485" calcext:value-type="float">
            <text:p>131485</text:p>
          </table:table-cell>
          <table:table-cell office:value-type="float" office:value="343132694" calcext:value-type="float">
            <text:p>343132694</text:p>
          </table:table-cell>
          <table:table-cell office:value-type="float" office:value="60956" calcext:value-type="float">
            <text:p>60956</text:p>
          </table:table-cell>
          <table:table-cell office:value-type="float" office:value="265365833" calcext:value-type="float">
            <text:p>265365833</text:p>
          </table:table-cell>
          <table:table-cell office:value-type="float" office:value="99413" calcext:value-type="float">
            <text:p>99413</text:p>
          </table:table-cell>
          <table:table-cell office:value-type="float" office:value="137459570" calcext:value-type="float">
            <text:p>137459570</text:p>
          </table:table-cell>
          <table:table-cell office:value-type="float" office:value="23495" calcext:value-type="float">
            <text:p>23495</text:p>
          </table:table-cell>
          <table:table-cell office:value-type="float" office:value="98618765" calcext:value-type="float">
            <text:p>98618765</text:p>
          </table:table-cell>
          <table:table-cell office:value-type="float" office:value="53811707" calcext:value-type="float">
            <text:p>53811707</text:p>
          </table:table-cell>
        </table:table-row>
        <table:table-row table:style-name="ro1">
          <table:table-cell office:value-type="float" office:value="13250" calcext:value-type="float">
            <text:p>13250</text:p>
          </table:table-cell>
          <table:table-cell office:value-type="float" office:value="452428" calcext:value-type="float">
            <text:p>452428</text:p>
          </table:table-cell>
          <table:table-cell office:value-type="float" office:value="345337" calcext:value-type="float">
            <text:p>345337</text:p>
          </table:table-cell>
          <table:table-cell office:value-type="float" office:value="49633" calcext:value-type="float">
            <text:p>49633</text:p>
          </table:table-cell>
          <table:table-cell office:value-type="float" office:value="102175" calcext:value-type="float">
            <text:p>102175</text:p>
          </table:table-cell>
          <table:table-cell office:value-type="float" office:value="120739" calcext:value-type="float">
            <text:p>120739</text:p>
          </table:table-cell>
          <table:table-cell office:value-type="float" office:value="41315" calcext:value-type="float">
            <text:p>41315</text:p>
          </table:table-cell>
          <table:table-cell office:value-type="float" office:value="60660" calcext:value-type="float">
            <text:p>60660</text:p>
          </table:table-cell>
          <table:table-cell office:value-type="float" office:value="303749490" calcext:value-type="float">
            <text:p>303749490</text:p>
          </table:table-cell>
          <table:table-cell office:value-type="float" office:value="225886" calcext:value-type="float">
            <text:p>225886</text:p>
          </table:table-cell>
          <table:table-cell office:value-type="float" office:value="134363" calcext:value-type="float">
            <text:p>134363</text:p>
          </table:table-cell>
          <table:table-cell office:value-type="float" office:value="19106" calcext:value-type="float">
            <text:p>19106</text:p>
          </table:table-cell>
          <table:table-cell office:value-type="float" office:value="296565139" calcext:value-type="float">
            <text:p>296565139</text:p>
          </table:table-cell>
          <table:table-cell office:value-type="float" office:value="179587" calcext:value-type="float">
            <text:p>179587</text:p>
          </table:table-cell>
          <table:table-cell office:value-type="float" office:value="350183254" calcext:value-type="float">
            <text:p>350183254</text:p>
          </table:table-cell>
          <table:table-cell office:value-type="float" office:value="60134" calcext:value-type="float">
            <text:p>60134</text:p>
          </table:table-cell>
          <table:table-cell office:value-type="float" office:value="270373592" calcext:value-type="float">
            <text:p>270373592</text:p>
          </table:table-cell>
          <table:table-cell office:value-type="float" office:value="101159" calcext:value-type="float">
            <text:p>101159</text:p>
          </table:table-cell>
          <table:table-cell office:value-type="float" office:value="141141164" calcext:value-type="float">
            <text:p>141141164</text:p>
          </table:table-cell>
          <table:table-cell office:value-type="float" office:value="28232" calcext:value-type="float">
            <text:p>28232</text:p>
          </table:table-cell>
          <table:table-cell office:value-type="float" office:value="101665163" calcext:value-type="float">
            <text:p>101665163</text:p>
          </table:table-cell>
          <table:table-cell office:value-type="float" office:value="55492963" calcext:value-type="float">
            <text:p>55492963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451099" calcext:value-type="float">
            <text:p>451099</text:p>
          </table:table-cell>
          <table:table-cell office:value-type="float" office:value="355295" calcext:value-type="float">
            <text:p>355295</text:p>
          </table:table-cell>
          <table:table-cell office:value-type="float" office:value="47896" calcext:value-type="float">
            <text:p>47896</text:p>
          </table:table-cell>
          <table:table-cell office:value-type="float" office:value="106133" calcext:value-type="float">
            <text:p>106133</text:p>
          </table:table-cell>
          <table:table-cell office:value-type="float" office:value="126020" calcext:value-type="float">
            <text:p>126020</text:p>
          </table:table-cell>
          <table:table-cell office:value-type="float" office:value="41503" calcext:value-type="float">
            <text:p>41503</text:p>
          </table:table-cell>
          <table:table-cell office:value-type="float" office:value="65720" calcext:value-type="float">
            <text:p>65720</text:p>
          </table:table-cell>
          <table:table-cell office:value-type="float" office:value="308844047" calcext:value-type="float">
            <text:p>308844047</text:p>
          </table:table-cell>
          <table:table-cell office:value-type="float" office:value="308045" calcext:value-type="float">
            <text:p>308045</text:p>
          </table:table-cell>
          <table:table-cell office:value-type="float" office:value="134686" calcext:value-type="float">
            <text:p>134686</text:p>
          </table:table-cell>
          <table:table-cell office:value-type="float" office:value="18712" calcext:value-type="float">
            <text:p>18712</text:p>
          </table:table-cell>
          <table:table-cell office:value-type="float" office:value="302289735" calcext:value-type="float">
            <text:p>302289735</text:p>
          </table:table-cell>
          <table:table-cell office:value-type="float" office:value="139542" calcext:value-type="float">
            <text:p>139542</text:p>
          </table:table-cell>
          <table:table-cell office:value-type="float" office:value="356582155" calcext:value-type="float">
            <text:p>356582155</text:p>
          </table:table-cell>
          <table:table-cell office:value-type="float" office:value="64108" calcext:value-type="float">
            <text:p>64108</text:p>
          </table:table-cell>
          <table:table-cell office:value-type="float" office:value="276156080" calcext:value-type="float">
            <text:p>276156080</text:p>
          </table:table-cell>
          <table:table-cell office:value-type="float" office:value="101324" calcext:value-type="float">
            <text:p>101324</text:p>
          </table:table-cell>
          <table:table-cell office:value-type="float" office:value="143731965" calcext:value-type="float">
            <text:p>143731965</text:p>
          </table:table-cell>
          <table:table-cell office:value-type="float" office:value="25114" calcext:value-type="float">
            <text:p>25114</text:p>
          </table:table-cell>
          <table:table-cell office:value-type="float" office:value="103990666" calcext:value-type="float">
            <text:p>103990666</text:p>
          </table:table-cell>
          <table:table-cell office:value-type="float" office:value="58792877" calcext:value-type="float">
            <text:p>58792877</text:p>
          </table:table-cell>
        </table:table-row>
        <table:table-row table:style-name="ro1">
          <table:table-cell office:value-type="float" office:value="13750" calcext:value-type="float">
            <text:p>13750</text:p>
          </table:table-cell>
          <table:table-cell office:value-type="float" office:value="470769" calcext:value-type="float">
            <text:p>470769</text:p>
          </table:table-cell>
          <table:table-cell office:value-type="float" office:value="369441" calcext:value-type="float">
            <text:p>369441</text:p>
          </table:table-cell>
          <table:table-cell office:value-type="float" office:value="47282" calcext:value-type="float">
            <text:p>47282</text:p>
          </table:table-cell>
          <table:table-cell office:value-type="float" office:value="106063" calcext:value-type="float">
            <text:p>106063</text:p>
          </table:table-cell>
          <table:table-cell office:value-type="float" office:value="117235" calcext:value-type="float">
            <text:p>117235</text:p>
          </table:table-cell>
          <table:table-cell office:value-type="float" office:value="40747" calcext:value-type="float">
            <text:p>40747</text:p>
          </table:table-cell>
          <table:table-cell office:value-type="float" office:value="60235" calcext:value-type="float">
            <text:p>60235</text:p>
          </table:table-cell>
          <table:table-cell office:value-type="float" office:value="314250473" calcext:value-type="float">
            <text:p>314250473</text:p>
          </table:table-cell>
          <table:table-cell office:value-type="float" office:value="248478" calcext:value-type="float">
            <text:p>248478</text:p>
          </table:table-cell>
          <table:table-cell office:value-type="float" office:value="137640" calcext:value-type="float">
            <text:p>137640</text:p>
          </table:table-cell>
          <table:table-cell office:value-type="float" office:value="18698" calcext:value-type="float">
            <text:p>18698</text:p>
          </table:table-cell>
          <table:table-cell office:value-type="float" office:value="308048987" calcext:value-type="float">
            <text:p>308048987</text:p>
          </table:table-cell>
          <table:table-cell office:value-type="float" office:value="133335" calcext:value-type="float">
            <text:p>133335</text:p>
          </table:table-cell>
          <table:table-cell office:value-type="float" office:value="364368088" calcext:value-type="float">
            <text:p>364368088</text:p>
          </table:table-cell>
          <table:table-cell office:value-type="float" office:value="63890" calcext:value-type="float">
            <text:p>63890</text:p>
          </table:table-cell>
          <table:table-cell office:value-type="float" office:value="281443119" calcext:value-type="float">
            <text:p>281443119</text:p>
          </table:table-cell>
          <table:table-cell office:value-type="float" office:value="121061" calcext:value-type="float">
            <text:p>121061</text:p>
          </table:table-cell>
          <table:table-cell office:value-type="float" office:value="146417812" calcext:value-type="float">
            <text:p>146417812</text:p>
          </table:table-cell>
          <table:table-cell office:value-type="float" office:value="24548" calcext:value-type="float">
            <text:p>24548</text:p>
          </table:table-cell>
          <table:table-cell office:value-type="float" office:value="106491466" calcext:value-type="float">
            <text:p>106491466</text:p>
          </table:table-cell>
          <table:table-cell office:value-type="float" office:value="60267422" calcext:value-type="float">
            <text:p>6026742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50588" calcext:value-type="float">
            <text:p>450588</text:p>
          </table:table-cell>
          <table:table-cell office:value-type="float" office:value="360080" calcext:value-type="float">
            <text:p>360080</text:p>
          </table:table-cell>
          <table:table-cell office:value-type="float" office:value="47145" calcext:value-type="float">
            <text:p>47145</text:p>
          </table:table-cell>
          <table:table-cell office:value-type="float" office:value="102977" calcext:value-type="float">
            <text:p>102977</text:p>
          </table:table-cell>
          <table:table-cell office:value-type="float" office:value="118897" calcext:value-type="float">
            <text:p>118897</text:p>
          </table:table-cell>
          <table:table-cell office:value-type="float" office:value="40582" calcext:value-type="float">
            <text:p>40582</text:p>
          </table:table-cell>
          <table:table-cell office:value-type="float" office:value="60951" calcext:value-type="float">
            <text:p>60951</text:p>
          </table:table-cell>
          <table:table-cell office:value-type="float" office:value="319613040" calcext:value-type="float">
            <text:p>319613040</text:p>
          </table:table-cell>
          <table:table-cell office:value-type="float" office:value="232082" calcext:value-type="float">
            <text:p>232082</text:p>
          </table:table-cell>
          <table:table-cell office:value-type="float" office:value="135365" calcext:value-type="float">
            <text:p>135365</text:p>
          </table:table-cell>
          <table:table-cell office:value-type="float" office:value="19043" calcext:value-type="float">
            <text:p>19043</text:p>
          </table:table-cell>
          <table:table-cell office:value-type="float" office:value="314078717" calcext:value-type="float">
            <text:p>314078717</text:p>
          </table:table-cell>
          <table:table-cell office:value-type="float" office:value="137493" calcext:value-type="float">
            <text:p>137493</text:p>
          </table:table-cell>
          <table:table-cell office:value-type="float" office:value="371778241" calcext:value-type="float">
            <text:p>371778241</text:p>
          </table:table-cell>
          <table:table-cell office:value-type="float" office:value="65192" calcext:value-type="float">
            <text:p>65192</text:p>
          </table:table-cell>
          <table:table-cell office:value-type="float" office:value="287034657" calcext:value-type="float">
            <text:p>287034657</text:p>
          </table:table-cell>
          <table:table-cell office:value-type="float" office:value="116471" calcext:value-type="float">
            <text:p>116471</text:p>
          </table:table-cell>
          <table:table-cell office:value-type="float" office:value="150488151" calcext:value-type="float">
            <text:p>150488151</text:p>
          </table:table-cell>
          <table:table-cell office:value-type="float" office:value="24278" calcext:value-type="float">
            <text:p>24278</text:p>
          </table:table-cell>
          <table:table-cell office:value-type="float" office:value="109394468" calcext:value-type="float">
            <text:p>109394468</text:p>
          </table:table-cell>
          <table:table-cell office:value-type="float" office:value="61339997" calcext:value-type="float">
            <text:p>61339997</text:p>
          </table:table-cell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float" office:value="467457" calcext:value-type="float">
            <text:p>467457</text:p>
          </table:table-cell>
          <table:table-cell office:value-type="float" office:value="365514" calcext:value-type="float">
            <text:p>365514</text:p>
          </table:table-cell>
          <table:table-cell office:value-type="float" office:value="47361" calcext:value-type="float">
            <text:p>47361</text:p>
          </table:table-cell>
          <table:table-cell office:value-type="float" office:value="104014" calcext:value-type="float">
            <text:p>104014</text:p>
          </table:table-cell>
          <table:table-cell office:value-type="float" office:value="120066" calcext:value-type="float">
            <text:p>120066</text:p>
          </table:table-cell>
          <table:table-cell office:value-type="float" office:value="42692" calcext:value-type="float">
            <text:p>42692</text:p>
          </table:table-cell>
          <table:table-cell office:value-type="float" office:value="61147" calcext:value-type="float">
            <text:p>61147</text:p>
          </table:table-cell>
          <table:table-cell office:value-type="float" office:value="325083958" calcext:value-type="float">
            <text:p>325083958</text:p>
          </table:table-cell>
          <table:table-cell office:value-type="float" office:value="240386" calcext:value-type="float">
            <text:p>240386</text:p>
          </table:table-cell>
          <table:table-cell office:value-type="float" office:value="137004" calcext:value-type="float">
            <text:p>137004</text:p>
          </table:table-cell>
          <table:table-cell office:value-type="float" office:value="24650" calcext:value-type="float">
            <text:p>24650</text:p>
          </table:table-cell>
          <table:table-cell office:value-type="float" office:value="319987242" calcext:value-type="float">
            <text:p>319987242</text:p>
          </table:table-cell>
          <table:table-cell office:value-type="float" office:value="138188" calcext:value-type="float">
            <text:p>138188</text:p>
          </table:table-cell>
          <table:table-cell office:value-type="float" office:value="380225005" calcext:value-type="float">
            <text:p>380225005</text:p>
          </table:table-cell>
          <table:table-cell office:value-type="float" office:value="65328" calcext:value-type="float">
            <text:p>65328</text:p>
          </table:table-cell>
          <table:table-cell office:value-type="float" office:value="292489078" calcext:value-type="float">
            <text:p>292489078</text:p>
          </table:table-cell>
          <table:table-cell office:value-type="float" office:value="105055" calcext:value-type="float">
            <text:p>105055</text:p>
          </table:table-cell>
          <table:table-cell office:value-type="float" office:value="153245594" calcext:value-type="float">
            <text:p>153245594</text:p>
          </table:table-cell>
          <table:table-cell office:value-type="float" office:value="23779" calcext:value-type="float">
            <text:p>23779</text:p>
          </table:table-cell>
          <table:table-cell office:value-type="float" office:value="112205656" calcext:value-type="float">
            <text:p>112205656</text:p>
          </table:table-cell>
          <table:table-cell office:value-type="float" office:value="62876045" calcext:value-type="float">
            <text:p>6287604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467575" calcext:value-type="float">
            <text:p>467575</text:p>
          </table:table-cell>
          <table:table-cell office:value-type="float" office:value="442894" calcext:value-type="float">
            <text:p>442894</text:p>
          </table:table-cell>
          <table:table-cell office:value-type="float" office:value="48145" calcext:value-type="float">
            <text:p>48145</text:p>
          </table:table-cell>
          <table:table-cell office:value-type="float" office:value="104875" calcext:value-type="float">
            <text:p>104875</text:p>
          </table:table-cell>
          <table:table-cell office:value-type="float" office:value="121331" calcext:value-type="float">
            <text:p>121331</text:p>
          </table:table-cell>
          <table:table-cell office:value-type="float" office:value="41325" calcext:value-type="float">
            <text:p>41325</text:p>
          </table:table-cell>
          <table:table-cell office:value-type="float" office:value="82082" calcext:value-type="float">
            <text:p>82082</text:p>
          </table:table-cell>
          <table:table-cell office:value-type="float" office:value="330255981" calcext:value-type="float">
            <text:p>330255981</text:p>
          </table:table-cell>
          <table:table-cell office:value-type="float" office:value="237486" calcext:value-type="float">
            <text:p>237486</text:p>
          </table:table-cell>
          <table:table-cell office:value-type="float" office:value="148075" calcext:value-type="float">
            <text:p>148075</text:p>
          </table:table-cell>
          <table:table-cell office:value-type="float" office:value="24959" calcext:value-type="float">
            <text:p>24959</text:p>
          </table:table-cell>
          <table:table-cell office:value-type="float" office:value="325280294" calcext:value-type="float">
            <text:p>325280294</text:p>
          </table:table-cell>
          <table:table-cell office:value-type="float" office:value="136526" calcext:value-type="float">
            <text:p>136526</text:p>
          </table:table-cell>
          <table:table-cell office:value-type="float" office:value="387635209" calcext:value-type="float">
            <text:p>387635209</text:p>
          </table:table-cell>
          <table:table-cell office:value-type="float" office:value="67351" calcext:value-type="float">
            <text:p>67351</text:p>
          </table:table-cell>
          <table:table-cell office:value-type="float" office:value="297811988" calcext:value-type="float">
            <text:p>297811988</text:p>
          </table:table-cell>
          <table:table-cell office:value-type="float" office:value="106228" calcext:value-type="float">
            <text:p>106228</text:p>
          </table:table-cell>
          <table:table-cell office:value-type="float" office:value="156688623" calcext:value-type="float">
            <text:p>156688623</text:p>
          </table:table-cell>
          <table:table-cell office:value-type="float" office:value="25447" calcext:value-type="float">
            <text:p>25447</text:p>
          </table:table-cell>
          <table:table-cell office:value-type="float" office:value="113660826" calcext:value-type="float">
            <text:p>113660826</text:p>
          </table:table-cell>
          <table:table-cell office:value-type="float" office:value="63858238" calcext:value-type="float">
            <text:p>63858238</text:p>
          </table:table-cell>
        </table:table-row>
        <table:table-row table:style-name="ro1">
          <table:table-cell office:value-type="float" office:value="14750" calcext:value-type="float">
            <text:p>14750</text:p>
          </table:table-cell>
          <table:table-cell office:value-type="float" office:value="485435" calcext:value-type="float">
            <text:p>485435</text:p>
          </table:table-cell>
          <table:table-cell office:value-type="float" office:value="374275" calcext:value-type="float">
            <text:p>374275</text:p>
          </table:table-cell>
          <table:table-cell office:value-type="float" office:value="68032" calcext:value-type="float">
            <text:p>68032</text:p>
          </table:table-cell>
          <table:table-cell office:value-type="float" office:value="104004" calcext:value-type="float">
            <text:p>104004</text:p>
          </table:table-cell>
          <table:table-cell office:value-type="float" office:value="115460" calcext:value-type="float">
            <text:p>115460</text:p>
          </table:table-cell>
          <table:table-cell office:value-type="float" office:value="39180" calcext:value-type="float">
            <text:p>39180</text:p>
          </table:table-cell>
          <table:table-cell office:value-type="float" office:value="61308" calcext:value-type="float">
            <text:p>61308</text:p>
          </table:table-cell>
          <table:table-cell office:value-type="float" office:value="335637075" calcext:value-type="float">
            <text:p>335637075</text:p>
          </table:table-cell>
          <table:table-cell office:value-type="float" office:value="238774" calcext:value-type="float">
            <text:p>238774</text:p>
          </table:table-cell>
          <table:table-cell office:value-type="float" office:value="138322" calcext:value-type="float">
            <text:p>138322</text:p>
          </table:table-cell>
          <table:table-cell office:value-type="float" office:value="23895" calcext:value-type="float">
            <text:p>23895</text:p>
          </table:table-cell>
          <table:table-cell office:value-type="float" office:value="331015984" calcext:value-type="float">
            <text:p>331015984</text:p>
          </table:table-cell>
          <table:table-cell office:value-type="float" office:value="135292" calcext:value-type="float">
            <text:p>135292</text:p>
          </table:table-cell>
          <table:table-cell office:value-type="float" office:value="393857100" calcext:value-type="float">
            <text:p>393857100</text:p>
          </table:table-cell>
          <table:table-cell office:value-type="float" office:value="66812" calcext:value-type="float">
            <text:p>66812</text:p>
          </table:table-cell>
          <table:table-cell office:value-type="float" office:value="302498515" calcext:value-type="float">
            <text:p>302498515</text:p>
          </table:table-cell>
          <table:table-cell office:value-type="float" office:value="100693" calcext:value-type="float">
            <text:p>100693</text:p>
          </table:table-cell>
          <table:table-cell office:value-type="float" office:value="158111862" calcext:value-type="float">
            <text:p>158111862</text:p>
          </table:table-cell>
          <table:table-cell office:value-type="float" office:value="27382" calcext:value-type="float">
            <text:p>27382</text:p>
          </table:table-cell>
          <table:table-cell office:value-type="float" office:value="116178972" calcext:value-type="float">
            <text:p>116178972</text:p>
          </table:table-cell>
          <table:table-cell office:value-type="float" office:value="65192011" calcext:value-type="float">
            <text:p>6519201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30847" calcext:value-type="float">
            <text:p>530847</text:p>
          </table:table-cell>
          <table:table-cell office:value-type="float" office:value="389678" calcext:value-type="float">
            <text:p>389678</text:p>
          </table:table-cell>
          <table:table-cell office:value-type="float" office:value="47214" calcext:value-type="float">
            <text:p>47214</text:p>
          </table:table-cell>
          <table:table-cell office:value-type="float" office:value="105868" calcext:value-type="float">
            <text:p>105868</text:p>
          </table:table-cell>
          <table:table-cell office:value-type="float" office:value="120672" calcext:value-type="float">
            <text:p>120672</text:p>
          </table:table-cell>
          <table:table-cell office:value-type="float" office:value="42168" calcext:value-type="float">
            <text:p>42168</text:p>
          </table:table-cell>
          <table:table-cell office:value-type="float" office:value="66424" calcext:value-type="float">
            <text:p>66424</text:p>
          </table:table-cell>
          <table:table-cell office:value-type="float" office:value="340382049" calcext:value-type="float">
            <text:p>340382049</text:p>
          </table:table-cell>
          <table:table-cell office:value-type="float" office:value="260999" calcext:value-type="float">
            <text:p>260999</text:p>
          </table:table-cell>
          <table:table-cell office:value-type="float" office:value="138678" calcext:value-type="float">
            <text:p>138678</text:p>
          </table:table-cell>
          <table:table-cell office:value-type="float" office:value="24290" calcext:value-type="float">
            <text:p>24290</text:p>
          </table:table-cell>
          <table:table-cell office:value-type="float" office:value="336580483" calcext:value-type="float">
            <text:p>336580483</text:p>
          </table:table-cell>
          <table:table-cell office:value-type="float" office:value="144137" calcext:value-type="float">
            <text:p>144137</text:p>
          </table:table-cell>
          <table:table-cell office:value-type="float" office:value="400401176" calcext:value-type="float">
            <text:p>400401176</text:p>
          </table:table-cell>
          <table:table-cell office:value-type="float" office:value="63115" calcext:value-type="float">
            <text:p>63115</text:p>
          </table:table-cell>
          <table:table-cell office:value-type="float" office:value="307532686" calcext:value-type="float">
            <text:p>307532686</text:p>
          </table:table-cell>
          <table:table-cell office:value-type="float" office:value="105384" calcext:value-type="float">
            <text:p>105384</text:p>
          </table:table-cell>
          <table:table-cell office:value-type="float" office:value="161271767" calcext:value-type="float">
            <text:p>161271767</text:p>
          </table:table-cell>
          <table:table-cell office:value-type="float" office:value="23819" calcext:value-type="float">
            <text:p>23819</text:p>
          </table:table-cell>
          <table:table-cell office:value-type="float" office:value="119203249" calcext:value-type="float">
            <text:p>119203249</text:p>
          </table:table-cell>
          <table:table-cell office:value-type="float" office:value="66510817" calcext:value-type="float">
            <text:p>66510817</text:p>
          </table:table-cell>
        </table:table-row>
        <table:table-row table:style-name="ro1">
          <table:table-cell office:value-type="float" office:value="15250" calcext:value-type="float">
            <text:p>15250</text:p>
          </table:table-cell>
          <table:table-cell office:value-type="float" office:value="485610" calcext:value-type="float">
            <text:p>485610</text:p>
          </table:table-cell>
          <table:table-cell office:value-type="float" office:value="381808" calcext:value-type="float">
            <text:p>381808</text:p>
          </table:table-cell>
          <table:table-cell office:value-type="float" office:value="47939" calcext:value-type="float">
            <text:p>47939</text:p>
          </table:table-cell>
          <table:table-cell office:value-type="float" office:value="104764" calcext:value-type="float">
            <text:p>104764</text:p>
          </table:table-cell>
          <table:table-cell office:value-type="float" office:value="119543" calcext:value-type="float">
            <text:p>119543</text:p>
          </table:table-cell>
          <table:table-cell office:value-type="float" office:value="43682" calcext:value-type="float">
            <text:p>43682</text:p>
          </table:table-cell>
          <table:table-cell office:value-type="float" office:value="61594" calcext:value-type="float">
            <text:p>61594</text:p>
          </table:table-cell>
          <table:table-cell office:value-type="float" office:value="345457507" calcext:value-type="float">
            <text:p>345457507</text:p>
          </table:table-cell>
          <table:table-cell office:value-type="float" office:value="253884" calcext:value-type="float">
            <text:p>253884</text:p>
          </table:table-cell>
          <table:table-cell office:value-type="float" office:value="142813" calcext:value-type="float">
            <text:p>142813</text:p>
          </table:table-cell>
          <table:table-cell office:value-type="float" office:value="24576" calcext:value-type="float">
            <text:p>24576</text:p>
          </table:table-cell>
          <table:table-cell office:value-type="float" office:value="341752198" calcext:value-type="float">
            <text:p>341752198</text:p>
          </table:table-cell>
          <table:table-cell office:value-type="float" office:value="136445" calcext:value-type="float">
            <text:p>136445</text:p>
          </table:table-cell>
          <table:table-cell office:value-type="float" office:value="405959626" calcext:value-type="float">
            <text:p>405959626</text:p>
          </table:table-cell>
          <table:table-cell office:value-type="float" office:value="61456" calcext:value-type="float">
            <text:p>61456</text:p>
          </table:table-cell>
          <table:table-cell office:value-type="float" office:value="312383792" calcext:value-type="float">
            <text:p>312383792</text:p>
          </table:table-cell>
          <table:table-cell office:value-type="float" office:value="107808" calcext:value-type="float">
            <text:p>107808</text:p>
          </table:table-cell>
          <table:table-cell office:value-type="float" office:value="164575729" calcext:value-type="float">
            <text:p>164575729</text:p>
          </table:table-cell>
          <table:table-cell office:value-type="float" office:value="24122" calcext:value-type="float">
            <text:p>24122</text:p>
          </table:table-cell>
          <table:table-cell office:value-type="float" office:value="120785746" calcext:value-type="float">
            <text:p>120785746</text:p>
          </table:table-cell>
          <table:table-cell office:value-type="float" office:value="67480744" calcext:value-type="float">
            <text:p>67480744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474235" calcext:value-type="float">
            <text:p>474235</text:p>
          </table:table-cell>
          <table:table-cell office:value-type="float" office:value="374059" calcext:value-type="float">
            <text:p>374059</text:p>
          </table:table-cell>
          <table:table-cell office:value-type="float" office:value="48656" calcext:value-type="float">
            <text:p>48656</text:p>
          </table:table-cell>
          <table:table-cell office:value-type="float" office:value="102699" calcext:value-type="float">
            <text:p>102699</text:p>
          </table:table-cell>
          <table:table-cell office:value-type="float" office:value="129006" calcext:value-type="float">
            <text:p>129006</text:p>
          </table:table-cell>
          <table:table-cell office:value-type="float" office:value="42213" calcext:value-type="float">
            <text:p>42213</text:p>
          </table:table-cell>
          <table:table-cell office:value-type="float" office:value="57935" calcext:value-type="float">
            <text:p>57935</text:p>
          </table:table-cell>
          <table:table-cell office:value-type="float" office:value="350889756" calcext:value-type="float">
            <text:p>350889756</text:p>
          </table:table-cell>
          <table:table-cell office:value-type="float" office:value="266938" calcext:value-type="float">
            <text:p>266938</text:p>
          </table:table-cell>
          <table:table-cell office:value-type="float" office:value="135385" calcext:value-type="float">
            <text:p>135385</text:p>
          </table:table-cell>
          <table:table-cell office:value-type="float" office:value="25423" calcext:value-type="float">
            <text:p>25423</text:p>
          </table:table-cell>
          <table:table-cell office:value-type="float" office:value="347752528" calcext:value-type="float">
            <text:p>347752528</text:p>
          </table:table-cell>
          <table:table-cell office:value-type="float" office:value="140085" calcext:value-type="float">
            <text:p>140085</text:p>
          </table:table-cell>
          <table:table-cell office:value-type="float" office:value="411498837" calcext:value-type="float">
            <text:p>411498837</text:p>
          </table:table-cell>
          <table:table-cell office:value-type="float" office:value="64336" calcext:value-type="float">
            <text:p>64336</text:p>
          </table:table-cell>
          <table:table-cell office:value-type="float" office:value="317854038" calcext:value-type="float">
            <text:p>317854038</text:p>
          </table:table-cell>
          <table:table-cell office:value-type="float" office:value="102011" calcext:value-type="float">
            <text:p>102011</text:p>
          </table:table-cell>
          <table:table-cell office:value-type="float" office:value="168938747" calcext:value-type="float">
            <text:p>168938747</text:p>
          </table:table-cell>
          <table:table-cell office:value-type="float" office:value="22999" calcext:value-type="float">
            <text:p>22999</text:p>
          </table:table-cell>
          <table:table-cell office:value-type="float" office:value="124170797" calcext:value-type="float">
            <text:p>124170797</text:p>
          </table:table-cell>
          <table:table-cell office:value-type="float" office:value="68740435" calcext:value-type="float">
            <text:p>68740435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477866" calcext:value-type="float">
            <text:p>477866</text:p>
          </table:table-cell>
          <table:table-cell office:value-type="float" office:value="384738" calcext:value-type="float">
            <text:p>384738</text:p>
          </table:table-cell>
          <table:table-cell office:value-type="float" office:value="47107" calcext:value-type="float">
            <text:p>47107</text:p>
          </table:table-cell>
          <table:table-cell office:value-type="float" office:value="102523" calcext:value-type="float">
            <text:p>102523</text:p>
          </table:table-cell>
          <table:table-cell office:value-type="float" office:value="119802" calcext:value-type="float">
            <text:p>119802</text:p>
          </table:table-cell>
          <table:table-cell office:value-type="float" office:value="41020" calcext:value-type="float">
            <text:p>41020</text:p>
          </table:table-cell>
          <table:table-cell office:value-type="float" office:value="59235" calcext:value-type="float">
            <text:p>59235</text:p>
          </table:table-cell>
          <table:table-cell office:value-type="float" office:value="355846549" calcext:value-type="float">
            <text:p>355846549</text:p>
          </table:table-cell>
          <table:table-cell office:value-type="float" office:value="261706" calcext:value-type="float">
            <text:p>261706</text:p>
          </table:table-cell>
          <table:table-cell office:value-type="float" office:value="129070" calcext:value-type="float">
            <text:p>129070</text:p>
          </table:table-cell>
          <table:table-cell office:value-type="float" office:value="24715" calcext:value-type="float">
            <text:p>24715</text:p>
          </table:table-cell>
          <table:table-cell office:value-type="float" office:value="353382650" calcext:value-type="float">
            <text:p>353382650</text:p>
          </table:table-cell>
          <table:table-cell office:value-type="float" office:value="132602" calcext:value-type="float">
            <text:p>132602</text:p>
          </table:table-cell>
          <table:table-cell office:value-type="float" office:value="418382373" calcext:value-type="float">
            <text:p>418382373</text:p>
          </table:table-cell>
          <table:table-cell office:value-type="float" office:value="78072" calcext:value-type="float">
            <text:p>78072</text:p>
          </table:table-cell>
          <table:table-cell office:value-type="float" office:value="323112919" calcext:value-type="float">
            <text:p>323112919</text:p>
          </table:table-cell>
          <table:table-cell office:value-type="float" office:value="99222" calcext:value-type="float">
            <text:p>99222</text:p>
          </table:table-cell>
          <table:table-cell office:value-type="float" office:value="171471046" calcext:value-type="float">
            <text:p>171471046</text:p>
          </table:table-cell>
          <table:table-cell office:value-type="float" office:value="24994" calcext:value-type="float">
            <text:p>24994</text:p>
          </table:table-cell>
          <table:table-cell office:value-type="float" office:value="127315522" calcext:value-type="float">
            <text:p>127315522</text:p>
          </table:table-cell>
          <table:table-cell office:value-type="float" office:value="69658863" calcext:value-type="float">
            <text:p>6965886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86866" calcext:value-type="float">
            <text:p>486866</text:p>
          </table:table-cell>
          <table:table-cell office:value-type="float" office:value="381412" calcext:value-type="float">
            <text:p>381412</text:p>
          </table:table-cell>
          <table:table-cell office:value-type="float" office:value="47718" calcext:value-type="float">
            <text:p>47718</text:p>
          </table:table-cell>
          <table:table-cell office:value-type="float" office:value="103963" calcext:value-type="float">
            <text:p>103963</text:p>
          </table:table-cell>
          <table:table-cell office:value-type="float" office:value="120245" calcext:value-type="float">
            <text:p>120245</text:p>
          </table:table-cell>
          <table:table-cell office:value-type="float" office:value="38174" calcext:value-type="float">
            <text:p>38174</text:p>
          </table:table-cell>
          <table:table-cell office:value-type="float" office:value="60227" calcext:value-type="float">
            <text:p>60227</text:p>
          </table:table-cell>
          <table:table-cell office:value-type="float" office:value="360642343" calcext:value-type="float">
            <text:p>360642343</text:p>
          </table:table-cell>
          <table:table-cell office:value-type="float" office:value="260034" calcext:value-type="float">
            <text:p>260034</text:p>
          </table:table-cell>
          <table:table-cell office:value-type="float" office:value="142921" calcext:value-type="float">
            <text:p>142921</text:p>
          </table:table-cell>
          <table:table-cell office:value-type="float" office:value="24688" calcext:value-type="float">
            <text:p>24688</text:p>
          </table:table-cell>
          <table:table-cell office:value-type="float" office:value="358774523" calcext:value-type="float">
            <text:p>358774523</text:p>
          </table:table-cell>
          <table:table-cell office:value-type="float" office:value="137845" calcext:value-type="float">
            <text:p>137845</text:p>
          </table:table-cell>
          <table:table-cell office:value-type="float" office:value="426090096" calcext:value-type="float">
            <text:p>426090096</text:p>
          </table:table-cell>
          <table:table-cell office:value-type="float" office:value="136123" calcext:value-type="float">
            <text:p>136123</text:p>
          </table:table-cell>
          <table:table-cell office:value-type="float" office:value="328009723" calcext:value-type="float">
            <text:p>328009723</text:p>
          </table:table-cell>
          <table:table-cell office:value-type="float" office:value="108150" calcext:value-type="float">
            <text:p>108150</text:p>
          </table:table-cell>
          <table:table-cell office:value-type="float" office:value="175114245" calcext:value-type="float">
            <text:p>175114245</text:p>
          </table:table-cell>
          <table:table-cell office:value-type="float" office:value="23546" calcext:value-type="float">
            <text:p>23546</text:p>
          </table:table-cell>
          <table:table-cell office:value-type="float" office:value="129987337" calcext:value-type="float">
            <text:p>129987337</text:p>
          </table:table-cell>
          <table:table-cell office:value-type="float" office:value="70917022" calcext:value-type="float">
            <text:p>70917022</text:p>
          </table:table-cell>
        </table:table-row>
        <table:table-row table:style-name="ro1">
          <table:table-cell office:value-type="float" office:value="16250" calcext:value-type="float">
            <text:p>16250</text:p>
          </table:table-cell>
          <table:table-cell office:value-type="float" office:value="472981" calcext:value-type="float">
            <text:p>472981</text:p>
          </table:table-cell>
          <table:table-cell office:value-type="float" office:value="399275" calcext:value-type="float">
            <text:p>399275</text:p>
          </table:table-cell>
          <table:table-cell office:value-type="float" office:value="49408" calcext:value-type="float">
            <text:p>49408</text:p>
          </table:table-cell>
          <table:table-cell office:value-type="float" office:value="103013" calcext:value-type="float">
            <text:p>103013</text:p>
          </table:table-cell>
          <table:table-cell office:value-type="float" office:value="119563" calcext:value-type="float">
            <text:p>119563</text:p>
          </table:table-cell>
          <table:table-cell office:value-type="float" office:value="42495" calcext:value-type="float">
            <text:p>42495</text:p>
          </table:table-cell>
          <table:table-cell office:value-type="float" office:value="58881" calcext:value-type="float">
            <text:p>58881</text:p>
          </table:table-cell>
          <table:table-cell office:value-type="float" office:value="365702315" calcext:value-type="float">
            <text:p>365702315</text:p>
          </table:table-cell>
          <table:table-cell office:value-type="float" office:value="282589" calcext:value-type="float">
            <text:p>282589</text:p>
          </table:table-cell>
          <table:table-cell office:value-type="float" office:value="136051" calcext:value-type="float">
            <text:p>136051</text:p>
          </table:table-cell>
          <table:table-cell office:value-type="float" office:value="24805" calcext:value-type="float">
            <text:p>24805</text:p>
          </table:table-cell>
          <table:table-cell office:value-type="float" office:value="364552228" calcext:value-type="float">
            <text:p>364552228</text:p>
          </table:table-cell>
          <table:table-cell office:value-type="float" office:value="135333" calcext:value-type="float">
            <text:p>135333</text:p>
          </table:table-cell>
          <table:table-cell office:value-type="float" office:value="432718213" calcext:value-type="float">
            <text:p>432718213</text:p>
          </table:table-cell>
          <table:table-cell office:value-type="float" office:value="62883" calcext:value-type="float">
            <text:p>62883</text:p>
          </table:table-cell>
          <table:table-cell office:value-type="float" office:value="332990606" calcext:value-type="float">
            <text:p>332990606</text:p>
          </table:table-cell>
          <table:table-cell office:value-type="float" office:value="101737" calcext:value-type="float">
            <text:p>101737</text:p>
          </table:table-cell>
          <table:table-cell office:value-type="float" office:value="178062796" calcext:value-type="float">
            <text:p>178062796</text:p>
          </table:table-cell>
          <table:table-cell office:value-type="float" office:value="25763" calcext:value-type="float">
            <text:p>25763</text:p>
          </table:table-cell>
          <table:table-cell office:value-type="float" office:value="132476462" calcext:value-type="float">
            <text:p>132476462</text:p>
          </table:table-cell>
          <table:table-cell office:value-type="float" office:value="72238375" calcext:value-type="float">
            <text:p>7223837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480230" calcext:value-type="float">
            <text:p>480230</text:p>
          </table:table-cell>
          <table:table-cell office:value-type="float" office:value="399294" calcext:value-type="float">
            <text:p>399294</text:p>
          </table:table-cell>
          <table:table-cell office:value-type="float" office:value="47918" calcext:value-type="float">
            <text:p>47918</text:p>
          </table:table-cell>
          <table:table-cell office:value-type="float" office:value="104679" calcext:value-type="float">
            <text:p>104679</text:p>
          </table:table-cell>
          <table:table-cell office:value-type="float" office:value="129377" calcext:value-type="float">
            <text:p>129377</text:p>
          </table:table-cell>
          <table:table-cell office:value-type="float" office:value="40977" calcext:value-type="float">
            <text:p>40977</text:p>
          </table:table-cell>
          <table:table-cell office:value-type="float" office:value="59981" calcext:value-type="float">
            <text:p>59981</text:p>
          </table:table-cell>
          <table:table-cell office:value-type="float" office:value="370935369" calcext:value-type="float">
            <text:p>370935369</text:p>
          </table:table-cell>
          <table:table-cell office:value-type="float" office:value="267164" calcext:value-type="float">
            <text:p>267164</text:p>
          </table:table-cell>
          <table:table-cell office:value-type="float" office:value="143748" calcext:value-type="float">
            <text:p>143748</text:p>
          </table:table-cell>
          <table:table-cell office:value-type="float" office:value="24797" calcext:value-type="float">
            <text:p>24797</text:p>
          </table:table-cell>
          <table:table-cell office:value-type="float" office:value="370478422" calcext:value-type="float">
            <text:p>370478422</text:p>
          </table:table-cell>
          <table:table-cell office:value-type="float" office:value="144998" calcext:value-type="float">
            <text:p>144998</text:p>
          </table:table-cell>
          <table:table-cell office:value-type="float" office:value="439033544" calcext:value-type="float">
            <text:p>439033544</text:p>
          </table:table-cell>
          <table:table-cell office:value-type="float" office:value="60209" calcext:value-type="float">
            <text:p>60209</text:p>
          </table:table-cell>
          <table:table-cell office:value-type="float" office:value="338086191" calcext:value-type="float">
            <text:p>338086191</text:p>
          </table:table-cell>
          <table:table-cell office:value-type="float" office:value="1937979" calcext:value-type="float">
            <text:p>1937979</text:p>
          </table:table-cell>
          <table:table-cell office:value-type="float" office:value="180269465" calcext:value-type="float">
            <text:p>180269465</text:p>
          </table:table-cell>
          <table:table-cell office:value-type="float" office:value="25891" calcext:value-type="float">
            <text:p>25891</text:p>
          </table:table-cell>
          <table:table-cell office:value-type="float" office:value="136037408" calcext:value-type="float">
            <text:p>136037408</text:p>
          </table:table-cell>
          <table:table-cell office:value-type="float" office:value="73648248" calcext:value-type="float">
            <text:p>73648248</text:p>
          </table:table-cell>
        </table:table-row>
        <table:table-row table:style-name="ro1">
          <table:table-cell office:value-type="float" office:value="16750" calcext:value-type="float">
            <text:p>16750</text:p>
          </table:table-cell>
          <table:table-cell office:value-type="float" office:value="539632" calcext:value-type="float">
            <text:p>539632</text:p>
          </table:table-cell>
          <table:table-cell office:value-type="float" office:value="446654" calcext:value-type="float">
            <text:p>446654</text:p>
          </table:table-cell>
          <table:table-cell office:value-type="float" office:value="48632" calcext:value-type="float">
            <text:p>48632</text:p>
          </table:table-cell>
          <table:table-cell office:value-type="float" office:value="100965" calcext:value-type="float">
            <text:p>100965</text:p>
          </table:table-cell>
          <table:table-cell office:value-type="float" office:value="118975" calcext:value-type="float">
            <text:p>118975</text:p>
          </table:table-cell>
          <table:table-cell office:value-type="float" office:value="38007" calcext:value-type="float">
            <text:p>38007</text:p>
          </table:table-cell>
          <table:table-cell office:value-type="float" office:value="61324" calcext:value-type="float">
            <text:p>61324</text:p>
          </table:table-cell>
          <table:table-cell office:value-type="float" office:value="374879967" calcext:value-type="float">
            <text:p>374879967</text:p>
          </table:table-cell>
          <table:table-cell office:value-type="float" office:value="322814" calcext:value-type="float">
            <text:p>322814</text:p>
          </table:table-cell>
          <table:table-cell office:value-type="float" office:value="140124" calcext:value-type="float">
            <text:p>140124</text:p>
          </table:table-cell>
          <table:table-cell office:value-type="float" office:value="25091" calcext:value-type="float">
            <text:p>25091</text:p>
          </table:table-cell>
          <table:table-cell office:value-type="float" office:value="376088537" calcext:value-type="float">
            <text:p>376088537</text:p>
          </table:table-cell>
          <table:table-cell office:value-type="float" office:value="135905" calcext:value-type="float">
            <text:p>135905</text:p>
          </table:table-cell>
          <table:table-cell office:value-type="float" office:value="445349560" calcext:value-type="float">
            <text:p>445349560</text:p>
          </table:table-cell>
          <table:table-cell office:value-type="float" office:value="62304" calcext:value-type="float">
            <text:p>62304</text:p>
          </table:table-cell>
          <table:table-cell office:value-type="float" office:value="343230362" calcext:value-type="float">
            <text:p>343230362</text:p>
          </table:table-cell>
          <table:table-cell office:value-type="float" office:value="118423" calcext:value-type="float">
            <text:p>118423</text:p>
          </table:table-cell>
          <table:table-cell office:value-type="float" office:value="182280697" calcext:value-type="float">
            <text:p>182280697</text:p>
          </table:table-cell>
          <table:table-cell office:value-type="float" office:value="23091" calcext:value-type="float">
            <text:p>23091</text:p>
          </table:table-cell>
          <table:table-cell office:value-type="float" office:value="138620096" calcext:value-type="float">
            <text:p>138620096</text:p>
          </table:table-cell>
          <table:table-cell office:value-type="float" office:value="74535622" calcext:value-type="float">
            <text:p>7453562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489478" calcext:value-type="float">
            <text:p>489478</text:p>
          </table:table-cell>
          <table:table-cell office:value-type="float" office:value="385579" calcext:value-type="float">
            <text:p>385579</text:p>
          </table:table-cell>
          <table:table-cell office:value-type="float" office:value="48457" calcext:value-type="float">
            <text:p>48457</text:p>
          </table:table-cell>
          <table:table-cell office:value-type="float" office:value="98108" calcext:value-type="float">
            <text:p>98108</text:p>
          </table:table-cell>
          <table:table-cell office:value-type="float" office:value="119949" calcext:value-type="float">
            <text:p>119949</text:p>
          </table:table-cell>
          <table:table-cell office:value-type="float" office:value="36433" calcext:value-type="float">
            <text:p>36433</text:p>
          </table:table-cell>
          <table:table-cell office:value-type="float" office:value="60182" calcext:value-type="float">
            <text:p>60182</text:p>
          </table:table-cell>
          <table:table-cell office:value-type="float" office:value="379983872" calcext:value-type="float">
            <text:p>379983872</text:p>
          </table:table-cell>
          <table:table-cell office:value-type="float" office:value="281868" calcext:value-type="float">
            <text:p>281868</text:p>
          </table:table-cell>
          <table:table-cell office:value-type="float" office:value="188506" calcext:value-type="float">
            <text:p>188506</text:p>
          </table:table-cell>
          <table:table-cell office:value-type="float" office:value="25637" calcext:value-type="float">
            <text:p>25637</text:p>
          </table:table-cell>
          <table:table-cell office:value-type="float" office:value="381965310" calcext:value-type="float">
            <text:p>381965310</text:p>
          </table:table-cell>
          <table:table-cell office:value-type="float" office:value="136281" calcext:value-type="float">
            <text:p>136281</text:p>
          </table:table-cell>
          <table:table-cell office:value-type="float" office:value="450579722" calcext:value-type="float">
            <text:p>450579722</text:p>
          </table:table-cell>
          <table:table-cell office:value-type="float" office:value="60458" calcext:value-type="float">
            <text:p>60458</text:p>
          </table:table-cell>
          <table:table-cell office:value-type="float" office:value="348536837" calcext:value-type="float">
            <text:p>348536837</text:p>
          </table:table-cell>
          <table:table-cell office:value-type="float" office:value="105280" calcext:value-type="float">
            <text:p>105280</text:p>
          </table:table-cell>
          <table:table-cell office:value-type="float" office:value="185146788" calcext:value-type="float">
            <text:p>185146788</text:p>
          </table:table-cell>
          <table:table-cell office:value-type="float" office:value="25296" calcext:value-type="float">
            <text:p>25296</text:p>
          </table:table-cell>
          <table:table-cell office:value-type="float" office:value="141117485" calcext:value-type="float">
            <text:p>141117485</text:p>
          </table:table-cell>
          <table:table-cell office:value-type="float" office:value="75868079" calcext:value-type="float">
            <text:p>75868079</text:p>
          </table:table-cell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483563" calcext:value-type="float">
            <text:p>483563</text:p>
          </table:table-cell>
          <table:table-cell office:value-type="float" office:value="393249" calcext:value-type="float">
            <text:p>393249</text:p>
          </table:table-cell>
          <table:table-cell office:value-type="float" office:value="47656" calcext:value-type="float">
            <text:p>47656</text:p>
          </table:table-cell>
          <table:table-cell office:value-type="float" office:value="102792" calcext:value-type="float">
            <text:p>102792</text:p>
          </table:table-cell>
          <table:table-cell office:value-type="float" office:value="117879" calcext:value-type="float">
            <text:p>117879</text:p>
          </table:table-cell>
          <table:table-cell office:value-type="float" office:value="39568" calcext:value-type="float">
            <text:p>39568</text:p>
          </table:table-cell>
          <table:table-cell office:value-type="float" office:value="64964" calcext:value-type="float">
            <text:p>64964</text:p>
          </table:table-cell>
          <table:table-cell office:value-type="float" office:value="385071057" calcext:value-type="float">
            <text:p>385071057</text:p>
          </table:table-cell>
          <table:table-cell office:value-type="float" office:value="281497" calcext:value-type="float">
            <text:p>281497</text:p>
          </table:table-cell>
          <table:table-cell office:value-type="float" office:value="140799" calcext:value-type="float">
            <text:p>140799</text:p>
          </table:table-cell>
          <table:table-cell office:value-type="float" office:value="24661" calcext:value-type="float">
            <text:p>24661</text:p>
          </table:table-cell>
          <table:table-cell office:value-type="float" office:value="387387996" calcext:value-type="float">
            <text:p>387387996</text:p>
          </table:table-cell>
          <table:table-cell office:value-type="float" office:value="138265" calcext:value-type="float">
            <text:p>138265</text:p>
          </table:table-cell>
          <table:table-cell office:value-type="float" office:value="456391608" calcext:value-type="float">
            <text:p>456391608</text:p>
          </table:table-cell>
          <table:table-cell office:value-type="float" office:value="64206" calcext:value-type="float">
            <text:p>64206</text:p>
          </table:table-cell>
          <table:table-cell office:value-type="float" office:value="353045683" calcext:value-type="float">
            <text:p>353045683</text:p>
          </table:table-cell>
          <table:table-cell office:value-type="float" office:value="101171" calcext:value-type="float">
            <text:p>101171</text:p>
          </table:table-cell>
          <table:table-cell office:value-type="float" office:value="187207951" calcext:value-type="float">
            <text:p>187207951</text:p>
          </table:table-cell>
          <table:table-cell office:value-type="float" office:value="23451" calcext:value-type="float">
            <text:p>23451</text:p>
          </table:table-cell>
          <table:table-cell office:value-type="float" office:value="144010016" calcext:value-type="float">
            <text:p>144010016</text:p>
          </table:table-cell>
          <table:table-cell office:value-type="float" office:value="77268859" calcext:value-type="float">
            <text:p>77268859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500087" calcext:value-type="float">
            <text:p>500087</text:p>
          </table:table-cell>
          <table:table-cell office:value-type="float" office:value="379838" calcext:value-type="float">
            <text:p>379838</text:p>
          </table:table-cell>
          <table:table-cell office:value-type="float" office:value="48090" calcext:value-type="float">
            <text:p>48090</text:p>
          </table:table-cell>
          <table:table-cell office:value-type="float" office:value="103381" calcext:value-type="float">
            <text:p>103381</text:p>
          </table:table-cell>
          <table:table-cell office:value-type="float" office:value="120873" calcext:value-type="float">
            <text:p>120873</text:p>
          </table:table-cell>
          <table:table-cell office:value-type="float" office:value="40242" calcext:value-type="float">
            <text:p>40242</text:p>
          </table:table-cell>
          <table:table-cell office:value-type="float" office:value="61022" calcext:value-type="float">
            <text:p>61022</text:p>
          </table:table-cell>
          <table:table-cell office:value-type="float" office:value="390065939" calcext:value-type="float">
            <text:p>390065939</text:p>
          </table:table-cell>
          <table:table-cell office:value-type="float" office:value="268774" calcext:value-type="float">
            <text:p>268774</text:p>
          </table:table-cell>
          <table:table-cell office:value-type="float" office:value="141944" calcext:value-type="float">
            <text:p>141944</text:p>
          </table:table-cell>
          <table:table-cell office:value-type="float" office:value="24635" calcext:value-type="float">
            <text:p>24635</text:p>
          </table:table-cell>
          <table:table-cell office:value-type="float" office:value="392316942" calcext:value-type="float">
            <text:p>392316942</text:p>
          </table:table-cell>
          <table:table-cell office:value-type="float" office:value="136827" calcext:value-type="float">
            <text:p>136827</text:p>
          </table:table-cell>
          <table:table-cell office:value-type="float" office:value="461203003" calcext:value-type="float">
            <text:p>461203003</text:p>
          </table:table-cell>
          <table:table-cell office:value-type="float" office:value="61665" calcext:value-type="float">
            <text:p>61665</text:p>
          </table:table-cell>
          <table:table-cell office:value-type="float" office:value="358144605" calcext:value-type="float">
            <text:p>358144605</text:p>
          </table:table-cell>
          <table:table-cell office:value-type="float" office:value="111088" calcext:value-type="float">
            <text:p>111088</text:p>
          </table:table-cell>
          <table:table-cell office:value-type="float" office:value="190706321" calcext:value-type="float">
            <text:p>190706321</text:p>
          </table:table-cell>
          <table:table-cell office:value-type="float" office:value="26597" calcext:value-type="float">
            <text:p>26597</text:p>
          </table:table-cell>
          <table:table-cell office:value-type="float" office:value="147704091" calcext:value-type="float">
            <text:p>147704091</text:p>
          </table:table-cell>
          <table:table-cell office:value-type="float" office:value="78717536" calcext:value-type="float">
            <text:p>78717536</text:p>
          </table:table-cell>
        </table:table-row>
        <table:table-row table:style-name="ro1">
          <table:table-cell office:value-type="float" office:value="17750" calcext:value-type="float">
            <text:p>17750</text:p>
          </table:table-cell>
          <table:table-cell office:value-type="float" office:value="489369" calcext:value-type="float">
            <text:p>489369</text:p>
          </table:table-cell>
          <table:table-cell office:value-type="float" office:value="394824" calcext:value-type="float">
            <text:p>394824</text:p>
          </table:table-cell>
          <table:table-cell office:value-type="float" office:value="48499" calcext:value-type="float">
            <text:p>48499</text:p>
          </table:table-cell>
          <table:table-cell office:value-type="float" office:value="100784" calcext:value-type="float">
            <text:p>100784</text:p>
          </table:table-cell>
          <table:table-cell office:value-type="float" office:value="193400" calcext:value-type="float">
            <text:p>193400</text:p>
          </table:table-cell>
          <table:table-cell office:value-type="float" office:value="41497" calcext:value-type="float">
            <text:p>41497</text:p>
          </table:table-cell>
          <table:table-cell office:value-type="float" office:value="60449" calcext:value-type="float">
            <text:p>60449</text:p>
          </table:table-cell>
          <table:table-cell office:value-type="float" office:value="395357330" calcext:value-type="float">
            <text:p>395357330</text:p>
          </table:table-cell>
          <table:table-cell office:value-type="float" office:value="263816" calcext:value-type="float">
            <text:p>263816</text:p>
          </table:table-cell>
          <table:table-cell office:value-type="float" office:value="147248" calcext:value-type="float">
            <text:p>147248</text:p>
          </table:table-cell>
          <table:table-cell office:value-type="float" office:value="25685" calcext:value-type="float">
            <text:p>25685</text:p>
          </table:table-cell>
          <table:table-cell office:value-type="float" office:value="398258259" calcext:value-type="float">
            <text:p>398258259</text:p>
          </table:table-cell>
          <table:table-cell office:value-type="float" office:value="129474" calcext:value-type="float">
            <text:p>129474</text:p>
          </table:table-cell>
          <table:table-cell office:value-type="float" office:value="468260825" calcext:value-type="float">
            <text:p>468260825</text:p>
          </table:table-cell>
          <table:table-cell office:value-type="float" office:value="61038" calcext:value-type="float">
            <text:p>61038</text:p>
          </table:table-cell>
          <table:table-cell office:value-type="float" office:value="363190044" calcext:value-type="float">
            <text:p>363190044</text:p>
          </table:table-cell>
          <table:table-cell office:value-type="float" office:value="144974" calcext:value-type="float">
            <text:p>144974</text:p>
          </table:table-cell>
          <table:table-cell office:value-type="float" office:value="192822791" calcext:value-type="float">
            <text:p>192822791</text:p>
          </table:table-cell>
          <table:table-cell office:value-type="float" office:value="24220" calcext:value-type="float">
            <text:p>24220</text:p>
          </table:table-cell>
          <table:table-cell office:value-type="float" office:value="149111077" calcext:value-type="float">
            <text:p>149111077</text:p>
          </table:table-cell>
          <table:table-cell office:value-type="float" office:value="80228457" calcext:value-type="float">
            <text:p>8022845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90267" calcext:value-type="float">
            <text:p>490267</text:p>
          </table:table-cell>
          <table:table-cell office:value-type="float" office:value="403566" calcext:value-type="float">
            <text:p>403566</text:p>
          </table:table-cell>
          <table:table-cell office:value-type="float" office:value="48325" calcext:value-type="float">
            <text:p>48325</text:p>
          </table:table-cell>
          <table:table-cell office:value-type="float" office:value="104910" calcext:value-type="float">
            <text:p>104910</text:p>
          </table:table-cell>
          <table:table-cell office:value-type="float" office:value="117662" calcext:value-type="float">
            <text:p>117662</text:p>
          </table:table-cell>
          <table:table-cell office:value-type="float" office:value="39887" calcext:value-type="float">
            <text:p>39887</text:p>
          </table:table-cell>
          <table:table-cell office:value-type="float" office:value="63263" calcext:value-type="float">
            <text:p>63263</text:p>
          </table:table-cell>
          <table:table-cell office:value-type="float" office:value="399917198" calcext:value-type="float">
            <text:p>399917198</text:p>
          </table:table-cell>
          <table:table-cell office:value-type="float" office:value="262561" calcext:value-type="float">
            <text:p>262561</text:p>
          </table:table-cell>
          <table:table-cell office:value-type="float" office:value="145059" calcext:value-type="float">
            <text:p>145059</text:p>
          </table:table-cell>
          <table:table-cell office:value-type="float" office:value="24350" calcext:value-type="float">
            <text:p>24350</text:p>
          </table:table-cell>
          <table:table-cell office:value-type="float" office:value="403453212" calcext:value-type="float">
            <text:p>403453212</text:p>
          </table:table-cell>
          <table:table-cell office:value-type="float" office:value="134841" calcext:value-type="float">
            <text:p>134841</text:p>
          </table:table-cell>
          <table:table-cell office:value-type="float" office:value="475575323" calcext:value-type="float">
            <text:p>475575323</text:p>
          </table:table-cell>
          <table:table-cell office:value-type="float" office:value="63557" calcext:value-type="float">
            <text:p>63557</text:p>
          </table:table-cell>
          <table:table-cell office:value-type="float" office:value="368712420" calcext:value-type="float">
            <text:p>368712420</text:p>
          </table:table-cell>
          <table:table-cell office:value-type="float" office:value="105008" calcext:value-type="float">
            <text:p>105008</text:p>
          </table:table-cell>
          <table:table-cell office:value-type="float" office:value="195975224" calcext:value-type="float">
            <text:p>195975224</text:p>
          </table:table-cell>
          <table:table-cell office:value-type="float" office:value="24870" calcext:value-type="float">
            <text:p>24870</text:p>
          </table:table-cell>
          <table:table-cell office:value-type="float" office:value="152799817" calcext:value-type="float">
            <text:p>152799817</text:p>
          </table:table-cell>
          <table:table-cell office:value-type="float" office:value="81460528" calcext:value-type="float">
            <text:p>81460528</text:p>
          </table:table-cell>
        </table:table-row>
        <table:table-row table:style-name="ro1">
          <table:table-cell office:value-type="float" office:value="18250" calcext:value-type="float">
            <text:p>18250</text:p>
          </table:table-cell>
          <table:table-cell office:value-type="float" office:value="480567" calcext:value-type="float">
            <text:p>480567</text:p>
          </table:table-cell>
          <table:table-cell office:value-type="float" office:value="413780" calcext:value-type="float">
            <text:p>413780</text:p>
          </table:table-cell>
          <table:table-cell office:value-type="float" office:value="48002" calcext:value-type="float">
            <text:p>48002</text:p>
          </table:table-cell>
          <table:table-cell office:value-type="float" office:value="97763" calcext:value-type="float">
            <text:p>97763</text:p>
          </table:table-cell>
          <table:table-cell office:value-type="float" office:value="120039" calcext:value-type="float">
            <text:p>120039</text:p>
          </table:table-cell>
          <table:table-cell office:value-type="float" office:value="39824" calcext:value-type="float">
            <text:p>39824</text:p>
          </table:table-cell>
          <table:table-cell office:value-type="float" office:value="62250" calcext:value-type="float">
            <text:p>62250</text:p>
          </table:table-cell>
          <table:table-cell office:value-type="float" office:value="405560042" calcext:value-type="float">
            <text:p>405560042</text:p>
          </table:table-cell>
          <table:table-cell office:value-type="float" office:value="281948" calcext:value-type="float">
            <text:p>281948</text:p>
          </table:table-cell>
          <table:table-cell office:value-type="float" office:value="133601" calcext:value-type="float">
            <text:p>133601</text:p>
          </table:table-cell>
          <table:table-cell office:value-type="float" office:value="24416" calcext:value-type="float">
            <text:p>24416</text:p>
          </table:table-cell>
          <table:table-cell office:value-type="float" office:value="409117382" calcext:value-type="float">
            <text:p>409117382</text:p>
          </table:table-cell>
          <table:table-cell office:value-type="float" office:value="133079" calcext:value-type="float">
            <text:p>133079</text:p>
          </table:table-cell>
          <table:table-cell office:value-type="float" office:value="482522334" calcext:value-type="float">
            <text:p>482522334</text:p>
          </table:table-cell>
          <table:table-cell office:value-type="float" office:value="61610" calcext:value-type="float">
            <text:p>61610</text:p>
          </table:table-cell>
          <table:table-cell office:value-type="float" office:value="374018382" calcext:value-type="float">
            <text:p>374018382</text:p>
          </table:table-cell>
          <table:table-cell office:value-type="float" office:value="100899" calcext:value-type="float">
            <text:p>100899</text:p>
          </table:table-cell>
          <table:table-cell office:value-type="float" office:value="198455465" calcext:value-type="float">
            <text:p>198455465</text:p>
          </table:table-cell>
          <table:table-cell office:value-type="float" office:value="48092" calcext:value-type="float">
            <text:p>48092</text:p>
          </table:table-cell>
          <table:table-cell office:value-type="float" office:value="155342981" calcext:value-type="float">
            <text:p>155342981</text:p>
          </table:table-cell>
          <table:table-cell office:value-type="float" office:value="82840916" calcext:value-type="float">
            <text:p>82840916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495028" calcext:value-type="float">
            <text:p>495028</text:p>
          </table:table-cell>
          <table:table-cell office:value-type="float" office:value="408317" calcext:value-type="float">
            <text:p>408317</text:p>
          </table:table-cell>
          <table:table-cell office:value-type="float" office:value="48551" calcext:value-type="float">
            <text:p>48551</text:p>
          </table:table-cell>
          <table:table-cell office:value-type="float" office:value="101501" calcext:value-type="float">
            <text:p>101501</text:p>
          </table:table-cell>
          <table:table-cell office:value-type="float" office:value="122695" calcext:value-type="float">
            <text:p>122695</text:p>
          </table:table-cell>
          <table:table-cell office:value-type="float" office:value="39972" calcext:value-type="float">
            <text:p>39972</text:p>
          </table:table-cell>
          <table:table-cell office:value-type="float" office:value="59975" calcext:value-type="float">
            <text:p>59975</text:p>
          </table:table-cell>
          <table:table-cell office:value-type="float" office:value="410297817" calcext:value-type="float">
            <text:p>410297817</text:p>
          </table:table-cell>
          <table:table-cell office:value-type="float" office:value="272395" calcext:value-type="float">
            <text:p>272395</text:p>
          </table:table-cell>
          <table:table-cell office:value-type="float" office:value="148972" calcext:value-type="float">
            <text:p>148972</text:p>
          </table:table-cell>
          <table:table-cell office:value-type="float" office:value="24615" calcext:value-type="float">
            <text:p>24615</text:p>
          </table:table-cell>
          <table:table-cell office:value-type="float" office:value="415036967" calcext:value-type="float">
            <text:p>415036967</text:p>
          </table:table-cell>
          <table:table-cell office:value-type="float" office:value="139694" calcext:value-type="float">
            <text:p>139694</text:p>
          </table:table-cell>
          <table:table-cell office:value-type="float" office:value="488712983" calcext:value-type="float">
            <text:p>488712983</text:p>
          </table:table-cell>
          <table:table-cell office:value-type="float" office:value="60888" calcext:value-type="float">
            <text:p>60888</text:p>
          </table:table-cell>
          <table:table-cell office:value-type="float" office:value="379584134" calcext:value-type="float">
            <text:p>379584134</text:p>
          </table:table-cell>
          <table:table-cell office:value-type="float" office:value="101268" calcext:value-type="float">
            <text:p>101268</text:p>
          </table:table-cell>
          <table:table-cell office:value-type="float" office:value="200344973" calcext:value-type="float">
            <text:p>200344973</text:p>
          </table:table-cell>
          <table:table-cell office:value-type="float" office:value="24522" calcext:value-type="float">
            <text:p>24522</text:p>
          </table:table-cell>
          <table:table-cell office:value-type="float" office:value="158416296" calcext:value-type="float">
            <text:p>158416296</text:p>
          </table:table-cell>
          <table:table-cell office:value-type="float" office:value="85259622" calcext:value-type="float">
            <text:p>85259622</text:p>
          </table:table-cell>
        </table:table-row>
        <table:table-row table:style-name="ro1">
          <table:table-cell office:value-type="float" office:value="18750" calcext:value-type="float">
            <text:p>18750</text:p>
          </table:table-cell>
          <table:table-cell office:value-type="float" office:value="555041" calcext:value-type="float">
            <text:p>555041</text:p>
          </table:table-cell>
          <table:table-cell office:value-type="float" office:value="409205" calcext:value-type="float">
            <text:p>409205</text:p>
          </table:table-cell>
          <table:table-cell office:value-type="float" office:value="47713" calcext:value-type="float">
            <text:p>47713</text:p>
          </table:table-cell>
          <table:table-cell office:value-type="float" office:value="102304" calcext:value-type="float">
            <text:p>102304</text:p>
          </table:table-cell>
          <table:table-cell office:value-type="float" office:value="119622" calcext:value-type="float">
            <text:p>119622</text:p>
          </table:table-cell>
          <table:table-cell office:value-type="float" office:value="37711" calcext:value-type="float">
            <text:p>37711</text:p>
          </table:table-cell>
          <table:table-cell office:value-type="float" office:value="62627" calcext:value-type="float">
            <text:p>62627</text:p>
          </table:table-cell>
          <table:table-cell office:value-type="float" office:value="415023766" calcext:value-type="float">
            <text:p>415023766</text:p>
          </table:table-cell>
          <table:table-cell office:value-type="float" office:value="272862" calcext:value-type="float">
            <text:p>272862</text:p>
          </table:table-cell>
          <table:table-cell office:value-type="float" office:value="138896" calcext:value-type="float">
            <text:p>138896</text:p>
          </table:table-cell>
          <table:table-cell office:value-type="float" office:value="24229" calcext:value-type="float">
            <text:p>24229</text:p>
          </table:table-cell>
          <table:table-cell office:value-type="float" office:value="419955284" calcext:value-type="float">
            <text:p>419955284</text:p>
          </table:table-cell>
          <table:table-cell office:value-type="float" office:value="177316" calcext:value-type="float">
            <text:p>177316</text:p>
          </table:table-cell>
          <table:table-cell office:value-type="float" office:value="495150572" calcext:value-type="float">
            <text:p>495150572</text:p>
          </table:table-cell>
          <table:table-cell office:value-type="float" office:value="63642" calcext:value-type="float">
            <text:p>63642</text:p>
          </table:table-cell>
          <table:table-cell office:value-type="float" office:value="384046016" calcext:value-type="float">
            <text:p>384046016</text:p>
          </table:table-cell>
          <table:table-cell office:value-type="float" office:value="107793" calcext:value-type="float">
            <text:p>107793</text:p>
          </table:table-cell>
          <table:table-cell office:value-type="float" office:value="202869821" calcext:value-type="float">
            <text:p>202869821</text:p>
          </table:table-cell>
          <table:table-cell office:value-type="float" office:value="23995" calcext:value-type="float">
            <text:p>23995</text:p>
          </table:table-cell>
          <table:table-cell office:value-type="float" office:value="161951032" calcext:value-type="float">
            <text:p>161951032</text:p>
          </table:table-cell>
          <table:table-cell office:value-type="float" office:value="88379913" calcext:value-type="float">
            <text:p>8837991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09238" calcext:value-type="float">
            <text:p>509238</text:p>
          </table:table-cell>
          <table:table-cell office:value-type="float" office:value="460700" calcext:value-type="float">
            <text:p>460700</text:p>
          </table:table-cell>
          <table:table-cell office:value-type="float" office:value="47802" calcext:value-type="float">
            <text:p>47802</text:p>
          </table:table-cell>
          <table:table-cell office:value-type="float" office:value="99558" calcext:value-type="float">
            <text:p>99558</text:p>
          </table:table-cell>
          <table:table-cell office:value-type="float" office:value="121395" calcext:value-type="float">
            <text:p>121395</text:p>
          </table:table-cell>
          <table:table-cell office:value-type="float" office:value="39071" calcext:value-type="float">
            <text:p>39071</text:p>
          </table:table-cell>
          <table:table-cell office:value-type="float" office:value="59342" calcext:value-type="float">
            <text:p>59342</text:p>
          </table:table-cell>
          <table:table-cell office:value-type="float" office:value="419714869" calcext:value-type="float">
            <text:p>419714869</text:p>
          </table:table-cell>
          <table:table-cell office:value-type="float" office:value="288095" calcext:value-type="float">
            <text:p>288095</text:p>
          </table:table-cell>
          <table:table-cell office:value-type="float" office:value="145965" calcext:value-type="float">
            <text:p>145965</text:p>
          </table:table-cell>
          <table:table-cell office:value-type="float" office:value="24561" calcext:value-type="float">
            <text:p>24561</text:p>
          </table:table-cell>
          <table:table-cell office:value-type="float" office:value="425491165" calcext:value-type="float">
            <text:p>425491165</text:p>
          </table:table-cell>
          <table:table-cell office:value-type="float" office:value="136108" calcext:value-type="float">
            <text:p>136108</text:p>
          </table:table-cell>
          <table:table-cell office:value-type="float" office:value="501133551" calcext:value-type="float">
            <text:p>501133551</text:p>
          </table:table-cell>
          <table:table-cell office:value-type="float" office:value="59416" calcext:value-type="float">
            <text:p>59416</text:p>
          </table:table-cell>
          <table:table-cell office:value-type="float" office:value="389141516" calcext:value-type="float">
            <text:p>389141516</text:p>
          </table:table-cell>
          <table:table-cell office:value-type="float" office:value="99226" calcext:value-type="float">
            <text:p>99226</text:p>
          </table:table-cell>
          <table:table-cell office:value-type="float" office:value="206116947" calcext:value-type="float">
            <text:p>206116947</text:p>
          </table:table-cell>
          <table:table-cell office:value-type="float" office:value="23891" calcext:value-type="float">
            <text:p>23891</text:p>
          </table:table-cell>
          <table:table-cell office:value-type="float" office:value="166081627" calcext:value-type="float">
            <text:p>166081627</text:p>
          </table:table-cell>
          <table:table-cell office:value-type="float" office:value="93107314" calcext:value-type="float">
            <text:p>93107314</text:p>
          </table:table-cell>
        </table:table-row>
        <table:table-row table:style-name="ro1">
          <table:table-cell office:value-type="float" office:value="19250" calcext:value-type="float">
            <text:p>19250</text:p>
          </table:table-cell>
          <table:table-cell office:value-type="float" office:value="497388" calcext:value-type="float">
            <text:p>497388</text:p>
          </table:table-cell>
          <table:table-cell office:value-type="float" office:value="411208" calcext:value-type="float">
            <text:p>411208</text:p>
          </table:table-cell>
          <table:table-cell office:value-type="float" office:value="48347" calcext:value-type="float">
            <text:p>48347</text:p>
          </table:table-cell>
          <table:table-cell office:value-type="float" office:value="99687" calcext:value-type="float">
            <text:p>99687</text:p>
          </table:table-cell>
          <table:table-cell office:value-type="float" office:value="118609" calcext:value-type="float">
            <text:p>118609</text:p>
          </table:table-cell>
          <table:table-cell office:value-type="float" office:value="39972" calcext:value-type="float">
            <text:p>39972</text:p>
          </table:table-cell>
          <table:table-cell office:value-type="float" office:value="60266" calcext:value-type="float">
            <text:p>60266</text:p>
          </table:table-cell>
          <table:table-cell office:value-type="float" office:value="424361758" calcext:value-type="float">
            <text:p>424361758</text:p>
          </table:table-cell>
          <table:table-cell office:value-type="float" office:value="282618" calcext:value-type="float">
            <text:p>282618</text:p>
          </table:table-cell>
          <table:table-cell office:value-type="float" office:value="139157" calcext:value-type="float">
            <text:p>139157</text:p>
          </table:table-cell>
          <table:table-cell office:value-type="float" office:value="24585" calcext:value-type="float">
            <text:p>24585</text:p>
          </table:table-cell>
          <table:table-cell office:value-type="float" office:value="430866462" calcext:value-type="float">
            <text:p>430866462</text:p>
          </table:table-cell>
          <table:table-cell office:value-type="float" office:value="136353" calcext:value-type="float">
            <text:p>136353</text:p>
          </table:table-cell>
          <table:table-cell office:value-type="float" office:value="507050134" calcext:value-type="float">
            <text:p>507050134</text:p>
          </table:table-cell>
          <table:table-cell office:value-type="float" office:value="61241" calcext:value-type="float">
            <text:p>61241</text:p>
          </table:table-cell>
          <table:table-cell office:value-type="float" office:value="393930407" calcext:value-type="float">
            <text:p>393930407</text:p>
          </table:table-cell>
          <table:table-cell office:value-type="float" office:value="103508" calcext:value-type="float">
            <text:p>103508</text:p>
          </table:table-cell>
          <table:table-cell office:value-type="float" office:value="208674868" calcext:value-type="float">
            <text:p>208674868</text:p>
          </table:table-cell>
          <table:table-cell office:value-type="float" office:value="23460" calcext:value-type="float">
            <text:p>23460</text:p>
          </table:table-cell>
          <table:table-cell office:value-type="float" office:value="169437880" calcext:value-type="float">
            <text:p>169437880</text:p>
          </table:table-cell>
          <table:table-cell office:value-type="float" office:value="94136996" calcext:value-type="float">
            <text:p>94136996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488256" calcext:value-type="float">
            <text:p>488256</text:p>
          </table:table-cell>
          <table:table-cell office:value-type="float" office:value="427948" calcext:value-type="float">
            <text:p>427948</text:p>
          </table:table-cell>
          <table:table-cell office:value-type="float" office:value="48240" calcext:value-type="float">
            <text:p>48240</text:p>
          </table:table-cell>
          <table:table-cell office:value-type="float" office:value="102796" calcext:value-type="float">
            <text:p>102796</text:p>
          </table:table-cell>
          <table:table-cell office:value-type="float" office:value="126816" calcext:value-type="float">
            <text:p>126816</text:p>
          </table:table-cell>
          <table:table-cell office:value-type="float" office:value="38436" calcext:value-type="float">
            <text:p>38436</text:p>
          </table:table-cell>
          <table:table-cell office:value-type="float" office:value="61588" calcext:value-type="float">
            <text:p>61588</text:p>
          </table:table-cell>
          <table:table-cell office:value-type="float" office:value="429570726" calcext:value-type="float">
            <text:p>429570726</text:p>
          </table:table-cell>
          <table:table-cell office:value-type="float" office:value="279443" calcext:value-type="float">
            <text:p>279443</text:p>
          </table:table-cell>
          <table:table-cell office:value-type="float" office:value="156264" calcext:value-type="float">
            <text:p>156264</text:p>
          </table:table-cell>
          <table:table-cell office:value-type="float" office:value="24667" calcext:value-type="float">
            <text:p>24667</text:p>
          </table:table-cell>
          <table:table-cell office:value-type="float" office:value="436551155" calcext:value-type="float">
            <text:p>436551155</text:p>
          </table:table-cell>
          <table:table-cell office:value-type="float" office:value="138471" calcext:value-type="float">
            <text:p>138471</text:p>
          </table:table-cell>
          <table:table-cell office:value-type="float" office:value="512266949" calcext:value-type="float">
            <text:p>512266949</text:p>
          </table:table-cell>
          <table:table-cell office:value-type="float" office:value="58478" calcext:value-type="float">
            <text:p>58478</text:p>
          </table:table-cell>
          <table:table-cell office:value-type="float" office:value="399015580" calcext:value-type="float">
            <text:p>399015580</text:p>
          </table:table-cell>
          <table:table-cell office:value-type="float" office:value="102829" calcext:value-type="float">
            <text:p>102829</text:p>
          </table:table-cell>
          <table:table-cell office:value-type="float" office:value="211401173" calcext:value-type="float">
            <text:p>211401173</text:p>
          </table:table-cell>
          <table:table-cell office:value-type="float" office:value="25864" calcext:value-type="float">
            <text:p>25864</text:p>
          </table:table-cell>
          <table:table-cell office:value-type="float" office:value="171509098" calcext:value-type="float">
            <text:p>171509098</text:p>
          </table:table-cell>
          <table:table-cell office:value-type="float" office:value="96573577" calcext:value-type="float">
            <text:p>96573577</text:p>
          </table:table-cell>
        </table:table-row>
        <table:table-row table:style-name="ro1">
          <table:table-cell office:value-type="float" office:value="19750" calcext:value-type="float">
            <text:p>19750</text:p>
          </table:table-cell>
          <table:table-cell office:value-type="float" office:value="507167" calcext:value-type="float">
            <text:p>507167</text:p>
          </table:table-cell>
          <table:table-cell office:value-type="float" office:value="430052" calcext:value-type="float">
            <text:p>430052</text:p>
          </table:table-cell>
          <table:table-cell office:value-type="float" office:value="47436" calcext:value-type="float">
            <text:p>47436</text:p>
          </table:table-cell>
          <table:table-cell office:value-type="float" office:value="160923" calcext:value-type="float">
            <text:p>160923</text:p>
          </table:table-cell>
          <table:table-cell office:value-type="float" office:value="115502" calcext:value-type="float">
            <text:p>115502</text:p>
          </table:table-cell>
          <table:table-cell office:value-type="float" office:value="37922" calcext:value-type="float">
            <text:p>37922</text:p>
          </table:table-cell>
          <table:table-cell office:value-type="float" office:value="60998" calcext:value-type="float">
            <text:p>60998</text:p>
          </table:table-cell>
          <table:table-cell office:value-type="float" office:value="434772131" calcext:value-type="float">
            <text:p>434772131</text:p>
          </table:table-cell>
          <table:table-cell office:value-type="float" office:value="298636" calcext:value-type="float">
            <text:p>298636</text:p>
          </table:table-cell>
          <table:table-cell office:value-type="float" office:value="146914" calcext:value-type="float">
            <text:p>146914</text:p>
          </table:table-cell>
          <table:table-cell office:value-type="float" office:value="24795" calcext:value-type="float">
            <text:p>24795</text:p>
          </table:table-cell>
          <table:table-cell office:value-type="float" office:value="441825471" calcext:value-type="float">
            <text:p>441825471</text:p>
          </table:table-cell>
          <table:table-cell office:value-type="float" office:value="132483" calcext:value-type="float">
            <text:p>132483</text:p>
          </table:table-cell>
          <table:table-cell office:value-type="float" office:value="519270554" calcext:value-type="float">
            <text:p>519270554</text:p>
          </table:table-cell>
          <table:table-cell office:value-type="float" office:value="60212" calcext:value-type="float">
            <text:p>60212</text:p>
          </table:table-cell>
          <table:table-cell office:value-type="float" office:value="404510487" calcext:value-type="float">
            <text:p>404510487</text:p>
          </table:table-cell>
          <table:table-cell office:value-type="float" office:value="100982" calcext:value-type="float">
            <text:p>100982</text:p>
          </table:table-cell>
          <table:table-cell office:value-type="float" office:value="214036981" calcext:value-type="float">
            <text:p>214036981</text:p>
          </table:table-cell>
          <table:table-cell office:value-type="float" office:value="22515" calcext:value-type="float">
            <text:p>22515</text:p>
          </table:table-cell>
          <table:table-cell office:value-type="float" office:value="174300307" calcext:value-type="float">
            <text:p>174300307</text:p>
          </table:table-cell>
          <table:table-cell office:value-type="float" office:value="98795242" calcext:value-type="float">
            <text:p>9879524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13170" calcext:value-type="float">
            <text:p>513170</text:p>
          </table:table-cell>
          <table:table-cell office:value-type="float" office:value="424443" calcext:value-type="float">
            <text:p>424443</text:p>
          </table:table-cell>
          <table:table-cell office:value-type="float" office:value="47685" calcext:value-type="float">
            <text:p>47685</text:p>
          </table:table-cell>
          <table:table-cell office:value-type="float" office:value="125440" calcext:value-type="float">
            <text:p>125440</text:p>
          </table:table-cell>
          <table:table-cell office:value-type="float" office:value="124059" calcext:value-type="float">
            <text:p>124059</text:p>
          </table:table-cell>
          <table:table-cell office:value-type="float" office:value="41483" calcext:value-type="float">
            <text:p>41483</text:p>
          </table:table-cell>
          <table:table-cell office:value-type="float" office:value="60629" calcext:value-type="float">
            <text:p>60629</text:p>
          </table:table-cell>
          <table:table-cell office:value-type="float" office:value="439758185" calcext:value-type="float">
            <text:p>439758185</text:p>
          </table:table-cell>
          <table:table-cell office:value-type="float" office:value="388520" calcext:value-type="float">
            <text:p>388520</text:p>
          </table:table-cell>
          <table:table-cell office:value-type="float" office:value="157877" calcext:value-type="float">
            <text:p>157877</text:p>
          </table:table-cell>
          <table:table-cell office:value-type="float" office:value="24875" calcext:value-type="float">
            <text:p>24875</text:p>
          </table:table-cell>
          <table:table-cell office:value-type="float" office:value="446888280" calcext:value-type="float">
            <text:p>446888280</text:p>
          </table:table-cell>
          <table:table-cell office:value-type="float" office:value="140586" calcext:value-type="float">
            <text:p>140586</text:p>
          </table:table-cell>
          <table:table-cell office:value-type="float" office:value="526627000" calcext:value-type="float">
            <text:p>526627000</text:p>
          </table:table-cell>
          <table:table-cell office:value-type="float" office:value="62320" calcext:value-type="float">
            <text:p>62320</text:p>
          </table:table-cell>
          <table:table-cell office:value-type="float" office:value="408971518" calcext:value-type="float">
            <text:p>408971518</text:p>
          </table:table-cell>
          <table:table-cell office:value-type="float" office:value="101132" calcext:value-type="float">
            <text:p>101132</text:p>
          </table:table-cell>
          <table:table-cell office:value-type="float" office:value="217270611" calcext:value-type="float">
            <text:p>217270611</text:p>
          </table:table-cell>
          <table:table-cell office:value-type="float" office:value="23125" calcext:value-type="float">
            <text:p>23125</text:p>
          </table:table-cell>
          <table:table-cell office:value-type="float" office:value="177751673" calcext:value-type="float">
            <text:p>177751673</text:p>
          </table:table-cell>
          <table:table-cell office:value-type="float" office:value="100807670" calcext:value-type="float">
            <text:p>100807670</text:p>
          </table:table-cell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float" office:value="507157" calcext:value-type="float">
            <text:p>507157</text:p>
          </table:table-cell>
          <table:table-cell office:value-type="float" office:value="409304" calcext:value-type="float">
            <text:p>409304</text:p>
          </table:table-cell>
          <table:table-cell office:value-type="float" office:value="47789" calcext:value-type="float">
            <text:p>47789</text:p>
          </table:table-cell>
          <table:table-cell office:value-type="float" office:value="100600" calcext:value-type="float">
            <text:p>100600</text:p>
          </table:table-cell>
          <table:table-cell office:value-type="float" office:value="122447" calcext:value-type="float">
            <text:p>122447</text:p>
          </table:table-cell>
          <table:table-cell office:value-type="float" office:value="38654" calcext:value-type="float">
            <text:p>38654</text:p>
          </table:table-cell>
          <table:table-cell office:value-type="float" office:value="59491" calcext:value-type="float">
            <text:p>59491</text:p>
          </table:table-cell>
          <table:table-cell office:value-type="float" office:value="444466863" calcext:value-type="float">
            <text:p>444466863</text:p>
          </table:table-cell>
          <table:table-cell office:value-type="float" office:value="277627" calcext:value-type="float">
            <text:p>277627</text:p>
          </table:table-cell>
          <table:table-cell office:value-type="float" office:value="153274" calcext:value-type="float">
            <text:p>153274</text:p>
          </table:table-cell>
          <table:table-cell office:value-type="float" office:value="25060" calcext:value-type="float">
            <text:p>25060</text:p>
          </table:table-cell>
          <table:table-cell office:value-type="float" office:value="452637738" calcext:value-type="float">
            <text:p>452637738</text:p>
          </table:table-cell>
          <table:table-cell office:value-type="float" office:value="130754" calcext:value-type="float">
            <text:p>130754</text:p>
          </table:table-cell>
          <table:table-cell office:value-type="float" office:value="533208238" calcext:value-type="float">
            <text:p>533208238</text:p>
          </table:table-cell>
          <table:table-cell office:value-type="float" office:value="64328" calcext:value-type="float">
            <text:p>64328</text:p>
          </table:table-cell>
          <table:table-cell office:value-type="float" office:value="415042975" calcext:value-type="float">
            <text:p>415042975</text:p>
          </table:table-cell>
          <table:table-cell office:value-type="float" office:value="104369" calcext:value-type="float">
            <text:p>104369</text:p>
          </table:table-cell>
          <table:table-cell office:value-type="float" office:value="219842091" calcext:value-type="float">
            <text:p>219842091</text:p>
          </table:table-cell>
          <table:table-cell office:value-type="float" office:value="24092" calcext:value-type="float">
            <text:p>24092</text:p>
          </table:table-cell>
          <table:table-cell office:value-type="float" office:value="180144055" calcext:value-type="float">
            <text:p>180144055</text:p>
          </table:table-cell>
          <table:table-cell office:value-type="float" office:value="102695681" calcext:value-type="float">
            <text:p>102695681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550586" calcext:value-type="float">
            <text:p>550586</text:p>
          </table:table-cell>
          <table:table-cell office:value-type="float" office:value="431496" calcext:value-type="float">
            <text:p>431496</text:p>
          </table:table-cell>
          <table:table-cell office:value-type="float" office:value="48878" calcext:value-type="float">
            <text:p>48878</text:p>
          </table:table-cell>
          <table:table-cell office:value-type="float" office:value="100006" calcext:value-type="float">
            <text:p>100006</text:p>
          </table:table-cell>
          <table:table-cell office:value-type="float" office:value="120808" calcext:value-type="float">
            <text:p>120808</text:p>
          </table:table-cell>
          <table:table-cell office:value-type="float" office:value="38669" calcext:value-type="float">
            <text:p>38669</text:p>
          </table:table-cell>
          <table:table-cell office:value-type="float" office:value="57914" calcext:value-type="float">
            <text:p>57914</text:p>
          </table:table-cell>
          <table:table-cell office:value-type="float" office:value="449805124" calcext:value-type="float">
            <text:p>449805124</text:p>
          </table:table-cell>
          <table:table-cell office:value-type="float" office:value="269733" calcext:value-type="float">
            <text:p>269733</text:p>
          </table:table-cell>
          <table:table-cell office:value-type="float" office:value="152955" calcext:value-type="float">
            <text:p>152955</text:p>
          </table:table-cell>
          <table:table-cell office:value-type="float" office:value="24647" calcext:value-type="float">
            <text:p>24647</text:p>
          </table:table-cell>
          <table:table-cell office:value-type="float" office:value="458291049" calcext:value-type="float">
            <text:p>458291049</text:p>
          </table:table-cell>
          <table:table-cell office:value-type="float" office:value="133981" calcext:value-type="float">
            <text:p>133981</text:p>
          </table:table-cell>
          <table:table-cell office:value-type="float" office:value="539644253" calcext:value-type="float">
            <text:p>539644253</text:p>
          </table:table-cell>
          <table:table-cell office:value-type="float" office:value="61340" calcext:value-type="float">
            <text:p>61340</text:p>
          </table:table-cell>
          <table:table-cell office:value-type="float" office:value="420498829" calcext:value-type="float">
            <text:p>420498829</text:p>
          </table:table-cell>
          <table:table-cell office:value-type="float" office:value="100490" calcext:value-type="float">
            <text:p>100490</text:p>
          </table:table-cell>
          <table:table-cell office:value-type="float" office:value="222168736" calcext:value-type="float">
            <text:p>222168736</text:p>
          </table:table-cell>
          <table:table-cell office:value-type="float" office:value="23135" calcext:value-type="float">
            <text:p>23135</text:p>
          </table:table-cell>
          <table:table-cell office:value-type="float" office:value="183015323" calcext:value-type="float">
            <text:p>183015323</text:p>
          </table:table-cell>
          <table:table-cell office:value-type="float" office:value="103984584" calcext:value-type="float">
            <text:p>103984584</text:p>
          </table:table-cell>
        </table:table-row>
        <table:table-row table:style-name="ro1">
          <table:table-cell office:value-type="float" office:value="20750" calcext:value-type="float">
            <text:p>20750</text:p>
          </table:table-cell>
          <table:table-cell office:value-type="float" office:value="514630" calcext:value-type="float">
            <text:p>514630</text:p>
          </table:table-cell>
          <table:table-cell office:value-type="float" office:value="427304" calcext:value-type="float">
            <text:p>427304</text:p>
          </table:table-cell>
          <table:table-cell office:value-type="float" office:value="48018" calcext:value-type="float">
            <text:p>48018</text:p>
          </table:table-cell>
          <table:table-cell office:value-type="float" office:value="100684" calcext:value-type="float">
            <text:p>100684</text:p>
          </table:table-cell>
          <table:table-cell office:value-type="float" office:value="120838" calcext:value-type="float">
            <text:p>120838</text:p>
          </table:table-cell>
          <table:table-cell office:value-type="float" office:value="39842" calcext:value-type="float">
            <text:p>39842</text:p>
          </table:table-cell>
          <table:table-cell office:value-type="float" office:value="57717" calcext:value-type="float">
            <text:p>57717</text:p>
          </table:table-cell>
          <table:table-cell office:value-type="float" office:value="454952838" calcext:value-type="float">
            <text:p>454952838</text:p>
          </table:table-cell>
          <table:table-cell office:value-type="float" office:value="275651" calcext:value-type="float">
            <text:p>275651</text:p>
          </table:table-cell>
          <table:table-cell office:value-type="float" office:value="161010" calcext:value-type="float">
            <text:p>161010</text:p>
          </table:table-cell>
          <table:table-cell office:value-type="float" office:value="24705" calcext:value-type="float">
            <text:p>24705</text:p>
          </table:table-cell>
          <table:table-cell office:value-type="float" office:value="463894642" calcext:value-type="float">
            <text:p>463894642</text:p>
          </table:table-cell>
          <table:table-cell office:value-type="float" office:value="138143" calcext:value-type="float">
            <text:p>138143</text:p>
          </table:table-cell>
          <table:table-cell office:value-type="float" office:value="546202343" calcext:value-type="float">
            <text:p>546202343</text:p>
          </table:table-cell>
          <table:table-cell office:value-type="float" office:value="61007" calcext:value-type="float">
            <text:p>61007</text:p>
          </table:table-cell>
          <table:table-cell office:value-type="float" office:value="425067280" calcext:value-type="float">
            <text:p>425067280</text:p>
          </table:table-cell>
          <table:table-cell office:value-type="float" office:value="98084" calcext:value-type="float">
            <text:p>98084</text:p>
          </table:table-cell>
          <table:table-cell office:value-type="float" office:value="224918390" calcext:value-type="float">
            <text:p>224918390</text:p>
          </table:table-cell>
          <table:table-cell office:value-type="float" office:value="23009" calcext:value-type="float">
            <text:p>23009</text:p>
          </table:table-cell>
          <table:table-cell office:value-type="float" office:value="185359625" calcext:value-type="float">
            <text:p>185359625</text:p>
          </table:table-cell>
          <table:table-cell office:value-type="float" office:value="105724021" calcext:value-type="float">
            <text:p>10572402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508571" calcext:value-type="float">
            <text:p>508571</text:p>
          </table:table-cell>
          <table:table-cell office:value-type="float" office:value="421174" calcext:value-type="float">
            <text:p>421174</text:p>
          </table:table-cell>
          <table:table-cell office:value-type="float" office:value="47678" calcext:value-type="float">
            <text:p>47678</text:p>
          </table:table-cell>
          <table:table-cell office:value-type="float" office:value="104677" calcext:value-type="float">
            <text:p>104677</text:p>
          </table:table-cell>
          <table:table-cell office:value-type="float" office:value="127383" calcext:value-type="float">
            <text:p>127383</text:p>
          </table:table-cell>
          <table:table-cell office:value-type="float" office:value="37750" calcext:value-type="float">
            <text:p>37750</text:p>
          </table:table-cell>
          <table:table-cell office:value-type="float" office:value="59168" calcext:value-type="float">
            <text:p>59168</text:p>
          </table:table-cell>
          <table:table-cell office:value-type="float" office:value="460130428" calcext:value-type="float">
            <text:p>460130428</text:p>
          </table:table-cell>
          <table:table-cell office:value-type="float" office:value="4469233" calcext:value-type="float">
            <text:p>4469233</text:p>
          </table:table-cell>
          <table:table-cell office:value-type="float" office:value="155692" calcext:value-type="float">
            <text:p>155692</text:p>
          </table:table-cell>
          <table:table-cell office:value-type="float" office:value="19378" calcext:value-type="float">
            <text:p>19378</text:p>
          </table:table-cell>
          <table:table-cell office:value-type="float" office:value="469389998" calcext:value-type="float">
            <text:p>469389998</text:p>
          </table:table-cell>
          <table:table-cell office:value-type="float" office:value="142371" calcext:value-type="float">
            <text:p>142371</text:p>
          </table:table-cell>
          <table:table-cell office:value-type="float" office:value="552060868" calcext:value-type="float">
            <text:p>552060868</text:p>
          </table:table-cell>
          <table:table-cell office:value-type="float" office:value="62325" calcext:value-type="float">
            <text:p>62325</text:p>
          </table:table-cell>
          <table:table-cell office:value-type="float" office:value="430031739" calcext:value-type="float">
            <text:p>430031739</text:p>
          </table:table-cell>
          <table:table-cell office:value-type="float" office:value="107320" calcext:value-type="float">
            <text:p>107320</text:p>
          </table:table-cell>
          <table:table-cell office:value-type="float" office:value="227691988" calcext:value-type="float">
            <text:p>227691988</text:p>
          </table:table-cell>
          <table:table-cell office:value-type="float" office:value="24662" calcext:value-type="float">
            <text:p>24662</text:p>
          </table:table-cell>
          <table:table-cell office:value-type="float" office:value="187652516" calcext:value-type="float">
            <text:p>187652516</text:p>
          </table:table-cell>
          <table:table-cell office:value-type="float" office:value="107302848" calcext:value-type="float">
            <text:p>107302848</text:p>
          </table:table-cell>
        </table:table-row>
        <table:table-row table:style-name="ro1">
          <table:table-cell office:value-type="float" office:value="21250" calcext:value-type="float">
            <text:p>21250</text:p>
          </table:table-cell>
          <table:table-cell office:value-type="float" office:value="520390" calcext:value-type="float">
            <text:p>520390</text:p>
          </table:table-cell>
          <table:table-cell office:value-type="float" office:value="476971" calcext:value-type="float">
            <text:p>476971</text:p>
          </table:table-cell>
          <table:table-cell office:value-type="float" office:value="47516" calcext:value-type="float">
            <text:p>47516</text:p>
          </table:table-cell>
          <table:table-cell office:value-type="float" office:value="102915" calcext:value-type="float">
            <text:p>102915</text:p>
          </table:table-cell>
          <table:table-cell office:value-type="float" office:value="124012" calcext:value-type="float">
            <text:p>124012</text:p>
          </table:table-cell>
          <table:table-cell office:value-type="float" office:value="37517" calcext:value-type="float">
            <text:p>37517</text:p>
          </table:table-cell>
          <table:table-cell office:value-type="float" office:value="57895" calcext:value-type="float">
            <text:p>57895</text:p>
          </table:table-cell>
          <table:table-cell office:value-type="float" office:value="464730087" calcext:value-type="float">
            <text:p>464730087</text:p>
          </table:table-cell>
          <table:table-cell office:value-type="float" office:value="238901" calcext:value-type="float">
            <text:p>238901</text:p>
          </table:table-cell>
          <table:table-cell office:value-type="float" office:value="145122" calcext:value-type="float">
            <text:p>145122</text:p>
          </table:table-cell>
          <table:table-cell office:value-type="float" office:value="18473" calcext:value-type="float">
            <text:p>18473</text:p>
          </table:table-cell>
          <table:table-cell office:value-type="float" office:value="475005253" calcext:value-type="float">
            <text:p>475005253</text:p>
          </table:table-cell>
          <table:table-cell office:value-type="float" office:value="138086" calcext:value-type="float">
            <text:p>138086</text:p>
          </table:table-cell>
          <table:table-cell office:value-type="float" office:value="557488484" calcext:value-type="float">
            <text:p>557488484</text:p>
          </table:table-cell>
          <table:table-cell office:value-type="float" office:value="61391" calcext:value-type="float">
            <text:p>61391</text:p>
          </table:table-cell>
          <table:table-cell office:value-type="float" office:value="434544976" calcext:value-type="float">
            <text:p>434544976</text:p>
          </table:table-cell>
          <table:table-cell office:value-type="float" office:value="102241" calcext:value-type="float">
            <text:p>102241</text:p>
          </table:table-cell>
          <table:table-cell office:value-type="float" office:value="230760765" calcext:value-type="float">
            <text:p>230760765</text:p>
          </table:table-cell>
          <table:table-cell office:value-type="float" office:value="23765" calcext:value-type="float">
            <text:p>23765</text:p>
          </table:table-cell>
          <table:table-cell office:value-type="float" office:value="190743602" calcext:value-type="float">
            <text:p>190743602</text:p>
          </table:table-cell>
          <table:table-cell office:value-type="float" office:value="108923947" calcext:value-type="float">
            <text:p>108923947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513945" calcext:value-type="float">
            <text:p>513945</text:p>
          </table:table-cell>
          <table:table-cell office:value-type="float" office:value="435027" calcext:value-type="float">
            <text:p>435027</text:p>
          </table:table-cell>
          <table:table-cell office:value-type="float" office:value="48767" calcext:value-type="float">
            <text:p>48767</text:p>
          </table:table-cell>
          <table:table-cell office:value-type="float" office:value="102496" calcext:value-type="float">
            <text:p>102496</text:p>
          </table:table-cell>
          <table:table-cell office:value-type="float" office:value="116462" calcext:value-type="float">
            <text:p>116462</text:p>
          </table:table-cell>
          <table:table-cell office:value-type="float" office:value="39373" calcext:value-type="float">
            <text:p>39373</text:p>
          </table:table-cell>
          <table:table-cell office:value-type="float" office:value="64566" calcext:value-type="float">
            <text:p>64566</text:p>
          </table:table-cell>
          <table:table-cell office:value-type="float" office:value="469715700" calcext:value-type="float">
            <text:p>469715700</text:p>
          </table:table-cell>
          <table:table-cell office:value-type="float" office:value="232401" calcext:value-type="float">
            <text:p>232401</text:p>
          </table:table-cell>
          <table:table-cell office:value-type="float" office:value="155646" calcext:value-type="float">
            <text:p>155646</text:p>
          </table:table-cell>
          <table:table-cell office:value-type="float" office:value="18484" calcext:value-type="float">
            <text:p>18484</text:p>
          </table:table-cell>
          <table:table-cell office:value-type="float" office:value="480328083" calcext:value-type="float">
            <text:p>480328083</text:p>
          </table:table-cell>
          <table:table-cell office:value-type="float" office:value="129493" calcext:value-type="float">
            <text:p>129493</text:p>
          </table:table-cell>
          <table:table-cell office:value-type="float" office:value="562166975" calcext:value-type="float">
            <text:p>562166975</text:p>
          </table:table-cell>
          <table:table-cell office:value-type="float" office:value="64882" calcext:value-type="float">
            <text:p>64882</text:p>
          </table:table-cell>
          <table:table-cell office:value-type="float" office:value="440077848" calcext:value-type="float">
            <text:p>440077848</text:p>
          </table:table-cell>
          <table:table-cell office:value-type="float" office:value="102280" calcext:value-type="float">
            <text:p>102280</text:p>
          </table:table-cell>
          <table:table-cell office:value-type="float" office:value="232967340" calcext:value-type="float">
            <text:p>232967340</text:p>
          </table:table-cell>
          <table:table-cell office:value-type="float" office:value="23530" calcext:value-type="float">
            <text:p>23530</text:p>
          </table:table-cell>
          <table:table-cell office:value-type="float" office:value="192615822" calcext:value-type="float">
            <text:p>192615822</text:p>
          </table:table-cell>
          <table:table-cell office:value-type="float" office:value="110485781" calcext:value-type="float">
            <text:p>110485781</text:p>
          </table:table-cell>
        </table:table-row>
        <table:table-row table:style-name="ro1">
          <table:table-cell office:value-type="float" office:value="21750" calcext:value-type="float">
            <text:p>21750</text:p>
          </table:table-cell>
          <table:table-cell office:value-type="float" office:value="509740" calcext:value-type="float">
            <text:p>509740</text:p>
          </table:table-cell>
          <table:table-cell office:value-type="float" office:value="417206" calcext:value-type="float">
            <text:p>417206</text:p>
          </table:table-cell>
          <table:table-cell office:value-type="float" office:value="47831" calcext:value-type="float">
            <text:p>47831</text:p>
          </table:table-cell>
          <table:table-cell office:value-type="float" office:value="100015" calcext:value-type="float">
            <text:p>100015</text:p>
          </table:table-cell>
          <table:table-cell office:value-type="float" office:value="123501" calcext:value-type="float">
            <text:p>123501</text:p>
          </table:table-cell>
          <table:table-cell office:value-type="float" office:value="38677" calcext:value-type="float">
            <text:p>38677</text:p>
          </table:table-cell>
          <table:table-cell office:value-type="float" office:value="61013" calcext:value-type="float">
            <text:p>61013</text:p>
          </table:table-cell>
          <table:table-cell office:value-type="float" office:value="475020322" calcext:value-type="float">
            <text:p>475020322</text:p>
          </table:table-cell>
          <table:table-cell office:value-type="float" office:value="248412" calcext:value-type="float">
            <text:p>248412</text:p>
          </table:table-cell>
          <table:table-cell office:value-type="float" office:value="164549" calcext:value-type="float">
            <text:p>164549</text:p>
          </table:table-cell>
          <table:table-cell office:value-type="float" office:value="18485" calcext:value-type="float">
            <text:p>18485</text:p>
          </table:table-cell>
          <table:table-cell office:value-type="float" office:value="486418704" calcext:value-type="float">
            <text:p>486418704</text:p>
          </table:table-cell>
          <table:table-cell office:value-type="float" office:value="135512" calcext:value-type="float">
            <text:p>135512</text:p>
          </table:table-cell>
          <table:table-cell office:value-type="float" office:value="569059218" calcext:value-type="float">
            <text:p>569059218</text:p>
          </table:table-cell>
          <table:table-cell office:value-type="float" office:value="64355" calcext:value-type="float">
            <text:p>64355</text:p>
          </table:table-cell>
          <table:table-cell office:value-type="float" office:value="444454343" calcext:value-type="float">
            <text:p>444454343</text:p>
          </table:table-cell>
          <table:table-cell office:value-type="float" office:value="103522" calcext:value-type="float">
            <text:p>103522</text:p>
          </table:table-cell>
          <table:table-cell office:value-type="float" office:value="236128178" calcext:value-type="float">
            <text:p>236128178</text:p>
          </table:table-cell>
          <table:table-cell office:value-type="float" office:value="23433" calcext:value-type="float">
            <text:p>23433</text:p>
          </table:table-cell>
          <table:table-cell office:value-type="float" office:value="195393959" calcext:value-type="float">
            <text:p>195393959</text:p>
          </table:table-cell>
          <table:table-cell office:value-type="float" office:value="111720976" calcext:value-type="float">
            <text:p>11172097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515298" calcext:value-type="float">
            <text:p>515298</text:p>
          </table:table-cell>
          <table:table-cell office:value-type="float" office:value="436450" calcext:value-type="float">
            <text:p>436450</text:p>
          </table:table-cell>
          <table:table-cell office:value-type="float" office:value="49446" calcext:value-type="float">
            <text:p>49446</text:p>
          </table:table-cell>
          <table:table-cell office:value-type="float" office:value="100848" calcext:value-type="float">
            <text:p>100848</text:p>
          </table:table-cell>
          <table:table-cell office:value-type="float" office:value="120931" calcext:value-type="float">
            <text:p>120931</text:p>
          </table:table-cell>
          <table:table-cell office:value-type="float" office:value="40099" calcext:value-type="float">
            <text:p>40099</text:p>
          </table:table-cell>
          <table:table-cell office:value-type="float" office:value="58029" calcext:value-type="float">
            <text:p>58029</text:p>
          </table:table-cell>
          <table:table-cell office:value-type="float" office:value="479475101" calcext:value-type="float">
            <text:p>479475101</text:p>
          </table:table-cell>
          <table:table-cell office:value-type="float" office:value="241003" calcext:value-type="float">
            <text:p>241003</text:p>
          </table:table-cell>
          <table:table-cell office:value-type="float" office:value="155566" calcext:value-type="float">
            <text:p>155566</text:p>
          </table:table-cell>
          <table:table-cell office:value-type="float" office:value="18458" calcext:value-type="float">
            <text:p>18458</text:p>
          </table:table-cell>
          <table:table-cell office:value-type="float" office:value="491941072" calcext:value-type="float">
            <text:p>491941072</text:p>
          </table:table-cell>
          <table:table-cell office:value-type="float" office:value="136234" calcext:value-type="float">
            <text:p>136234</text:p>
          </table:table-cell>
          <table:table-cell office:value-type="float" office:value="575723750" calcext:value-type="float">
            <text:p>575723750</text:p>
          </table:table-cell>
          <table:table-cell office:value-type="float" office:value="64014" calcext:value-type="float">
            <text:p>64014</text:p>
          </table:table-cell>
          <table:table-cell office:value-type="float" office:value="449946549" calcext:value-type="float">
            <text:p>449946549</text:p>
          </table:table-cell>
          <table:table-cell office:value-type="float" office:value="101128" calcext:value-type="float">
            <text:p>101128</text:p>
          </table:table-cell>
          <table:table-cell office:value-type="float" office:value="238438054" calcext:value-type="float">
            <text:p>238438054</text:p>
          </table:table-cell>
          <table:table-cell office:value-type="float" office:value="23196" calcext:value-type="float">
            <text:p>23196</text:p>
          </table:table-cell>
          <table:table-cell office:value-type="float" office:value="198572198" calcext:value-type="float">
            <text:p>198572198</text:p>
          </table:table-cell>
          <table:table-cell office:value-type="float" office:value="113205802" calcext:value-type="float">
            <text:p>113205802</text:p>
          </table:table-cell>
        </table:table-row>
        <table:table-row table:style-name="ro1">
          <table:table-cell office:value-type="float" office:value="22250" calcext:value-type="float">
            <text:p>22250</text:p>
          </table:table-cell>
          <table:table-cell office:value-type="float" office:value="573561" calcext:value-type="float">
            <text:p>573561</text:p>
          </table:table-cell>
          <table:table-cell office:value-type="float" office:value="431342" calcext:value-type="float">
            <text:p>431342</text:p>
          </table:table-cell>
          <table:table-cell office:value-type="float" office:value="49024" calcext:value-type="float">
            <text:p>49024</text:p>
          </table:table-cell>
          <table:table-cell office:value-type="float" office:value="104539" calcext:value-type="float">
            <text:p>104539</text:p>
          </table:table-cell>
          <table:table-cell office:value-type="float" office:value="123856" calcext:value-type="float">
            <text:p>123856</text:p>
          </table:table-cell>
          <table:table-cell office:value-type="float" office:value="39156" calcext:value-type="float">
            <text:p>39156</text:p>
          </table:table-cell>
          <table:table-cell office:value-type="float" office:value="54591" calcext:value-type="float">
            <text:p>54591</text:p>
          </table:table-cell>
          <table:table-cell office:value-type="float" office:value="485403125" calcext:value-type="float">
            <text:p>485403125</text:p>
          </table:table-cell>
          <table:table-cell office:value-type="float" office:value="251443" calcext:value-type="float">
            <text:p>251443</text:p>
          </table:table-cell>
          <table:table-cell office:value-type="float" office:value="205149" calcext:value-type="float">
            <text:p>205149</text:p>
          </table:table-cell>
          <table:table-cell office:value-type="float" office:value="18500" calcext:value-type="float">
            <text:p>18500</text:p>
          </table:table-cell>
          <table:table-cell office:value-type="float" office:value="496454089" calcext:value-type="float">
            <text:p>496454089</text:p>
          </table:table-cell>
          <table:table-cell office:value-type="float" office:value="136429" calcext:value-type="float">
            <text:p>136429</text:p>
          </table:table-cell>
          <table:table-cell office:value-type="float" office:value="581630748" calcext:value-type="float">
            <text:p>581630748</text:p>
          </table:table-cell>
          <table:table-cell office:value-type="float" office:value="62861" calcext:value-type="float">
            <text:p>62861</text:p>
          </table:table-cell>
          <table:table-cell office:value-type="float" office:value="455680762" calcext:value-type="float">
            <text:p>455680762</text:p>
          </table:table-cell>
          <table:table-cell office:value-type="float" office:value="105785" calcext:value-type="float">
            <text:p>105785</text:p>
          </table:table-cell>
          <table:table-cell office:value-type="float" office:value="241728999" calcext:value-type="float">
            <text:p>241728999</text:p>
          </table:table-cell>
          <table:table-cell office:value-type="float" office:value="36292" calcext:value-type="float">
            <text:p>36292</text:p>
          </table:table-cell>
          <table:table-cell office:value-type="float" office:value="200845203" calcext:value-type="float">
            <text:p>200845203</text:p>
          </table:table-cell>
          <table:table-cell office:value-type="float" office:value="114510397" calcext:value-type="float">
            <text:p>114510397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523672" calcext:value-type="float">
            <text:p>523672</text:p>
          </table:table-cell>
          <table:table-cell office:value-type="float" office:value="442701" calcext:value-type="float">
            <text:p>442701</text:p>
          </table:table-cell>
          <table:table-cell office:value-type="float" office:value="47852" calcext:value-type="float">
            <text:p>47852</text:p>
          </table:table-cell>
          <table:table-cell office:value-type="float" office:value="101314" calcext:value-type="float">
            <text:p>101314</text:p>
          </table:table-cell>
          <table:table-cell office:value-type="float" office:value="123781" calcext:value-type="float">
            <text:p>123781</text:p>
          </table:table-cell>
          <table:table-cell office:value-type="float" office:value="40846" calcext:value-type="float">
            <text:p>40846</text:p>
          </table:table-cell>
          <table:table-cell office:value-type="float" office:value="64601" calcext:value-type="float">
            <text:p>64601</text:p>
          </table:table-cell>
          <table:table-cell office:value-type="float" office:value="490284265" calcext:value-type="float">
            <text:p>490284265</text:p>
          </table:table-cell>
          <table:table-cell office:value-type="float" office:value="237165" calcext:value-type="float">
            <text:p>237165</text:p>
          </table:table-cell>
          <table:table-cell office:value-type="float" office:value="155425" calcext:value-type="float">
            <text:p>155425</text:p>
          </table:table-cell>
          <table:table-cell office:value-type="float" office:value="18508" calcext:value-type="float">
            <text:p>18508</text:p>
          </table:table-cell>
          <table:table-cell office:value-type="float" office:value="502050621" calcext:value-type="float">
            <text:p>502050621</text:p>
          </table:table-cell>
          <table:table-cell office:value-type="float" office:value="137818" calcext:value-type="float">
            <text:p>137818</text:p>
          </table:table-cell>
          <table:table-cell office:value-type="float" office:value="588119456" calcext:value-type="float">
            <text:p>588119456</text:p>
          </table:table-cell>
          <table:table-cell office:value-type="float" office:value="64031" calcext:value-type="float">
            <text:p>64031</text:p>
          </table:table-cell>
          <table:table-cell office:value-type="float" office:value="460988795" calcext:value-type="float">
            <text:p>460988795</text:p>
          </table:table-cell>
          <table:table-cell office:value-type="float" office:value="102536" calcext:value-type="float">
            <text:p>102536</text:p>
          </table:table-cell>
          <table:table-cell office:value-type="float" office:value="244172403" calcext:value-type="float">
            <text:p>244172403</text:p>
          </table:table-cell>
          <table:table-cell office:value-type="float" office:value="27111" calcext:value-type="float">
            <text:p>27111</text:p>
          </table:table-cell>
          <table:table-cell office:value-type="float" office:value="203190591" calcext:value-type="float">
            <text:p>203190591</text:p>
          </table:table-cell>
          <table:table-cell office:value-type="float" office:value="116247545" calcext:value-type="float">
            <text:p>116247545</text:p>
          </table:table-cell>
        </table:table-row>
        <table:table-row table:style-name="ro1">
          <table:table-cell office:value-type="float" office:value="22750" calcext:value-type="float">
            <text:p>22750</text:p>
          </table:table-cell>
          <table:table-cell office:value-type="float" office:value="519543" calcext:value-type="float">
            <text:p>519543</text:p>
          </table:table-cell>
          <table:table-cell office:value-type="float" office:value="428538" calcext:value-type="float">
            <text:p>428538</text:p>
          </table:table-cell>
          <table:table-cell office:value-type="float" office:value="50747" calcext:value-type="float">
            <text:p>50747</text:p>
          </table:table-cell>
          <table:table-cell office:value-type="float" office:value="101348" calcext:value-type="float">
            <text:p>101348</text:p>
          </table:table-cell>
          <table:table-cell office:value-type="float" office:value="123131" calcext:value-type="float">
            <text:p>123131</text:p>
          </table:table-cell>
          <table:table-cell office:value-type="float" office:value="40548" calcext:value-type="float">
            <text:p>40548</text:p>
          </table:table-cell>
          <table:table-cell office:value-type="float" office:value="56519" calcext:value-type="float">
            <text:p>56519</text:p>
          </table:table-cell>
          <table:table-cell office:value-type="float" office:value="495136178" calcext:value-type="float">
            <text:p>495136178</text:p>
          </table:table-cell>
          <table:table-cell office:value-type="float" office:value="240370" calcext:value-type="float">
            <text:p>240370</text:p>
          </table:table-cell>
          <table:table-cell office:value-type="float" office:value="152750" calcext:value-type="float">
            <text:p>152750</text:p>
          </table:table-cell>
          <table:table-cell office:value-type="float" office:value="65704" calcext:value-type="float">
            <text:p>65704</text:p>
          </table:table-cell>
          <table:table-cell office:value-type="float" office:value="507731687" calcext:value-type="float">
            <text:p>507731687</text:p>
          </table:table-cell>
          <table:table-cell office:value-type="float" office:value="136643" calcext:value-type="float">
            <text:p>136643</text:p>
          </table:table-cell>
          <table:table-cell office:value-type="float" office:value="594564973" calcext:value-type="float">
            <text:p>594564973</text:p>
          </table:table-cell>
          <table:table-cell office:value-type="float" office:value="64278" calcext:value-type="float">
            <text:p>64278</text:p>
          </table:table-cell>
          <table:table-cell office:value-type="float" office:value="465091739" calcext:value-type="float">
            <text:p>465091739</text:p>
          </table:table-cell>
          <table:table-cell office:value-type="float" office:value="106409" calcext:value-type="float">
            <text:p>106409</text:p>
          </table:table-cell>
          <table:table-cell office:value-type="float" office:value="247056106" calcext:value-type="float">
            <text:p>247056106</text:p>
          </table:table-cell>
          <table:table-cell office:value-type="float" office:value="25347" calcext:value-type="float">
            <text:p>25347</text:p>
          </table:table-cell>
          <table:table-cell office:value-type="float" office:value="205680392" calcext:value-type="float">
            <text:p>205680392</text:p>
          </table:table-cell>
          <table:table-cell office:value-type="float" office:value="117433374" calcext:value-type="float">
            <text:p>11743337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526610" calcext:value-type="float">
            <text:p>526610</text:p>
          </table:table-cell>
          <table:table-cell office:value-type="float" office:value="444282" calcext:value-type="float">
            <text:p>444282</text:p>
          </table:table-cell>
          <table:table-cell office:value-type="float" office:value="50591" calcext:value-type="float">
            <text:p>50591</text:p>
          </table:table-cell>
          <table:table-cell office:value-type="float" office:value="98515" calcext:value-type="float">
            <text:p>98515</text:p>
          </table:table-cell>
          <table:table-cell office:value-type="float" office:value="123394" calcext:value-type="float">
            <text:p>123394</text:p>
          </table:table-cell>
          <table:table-cell office:value-type="float" office:value="39222" calcext:value-type="float">
            <text:p>39222</text:p>
          </table:table-cell>
          <table:table-cell office:value-type="float" office:value="62981" calcext:value-type="float">
            <text:p>62981</text:p>
          </table:table-cell>
          <table:table-cell office:value-type="float" office:value="499547039" calcext:value-type="float">
            <text:p>499547039</text:p>
          </table:table-cell>
          <table:table-cell office:value-type="float" office:value="314615" calcext:value-type="float">
            <text:p>314615</text:p>
          </table:table-cell>
          <table:table-cell office:value-type="float" office:value="163411" calcext:value-type="float">
            <text:p>163411</text:p>
          </table:table-cell>
          <table:table-cell office:value-type="float" office:value="18686" calcext:value-type="float">
            <text:p>18686</text:p>
          </table:table-cell>
          <table:table-cell office:value-type="float" office:value="513286348" calcext:value-type="float">
            <text:p>513286348</text:p>
          </table:table-cell>
          <table:table-cell office:value-type="float" office:value="137217" calcext:value-type="float">
            <text:p>137217</text:p>
          </table:table-cell>
          <table:table-cell office:value-type="float" office:value="600723427" calcext:value-type="float">
            <text:p>600723427</text:p>
          </table:table-cell>
          <table:table-cell office:value-type="float" office:value="64267" calcext:value-type="float">
            <text:p>64267</text:p>
          </table:table-cell>
          <table:table-cell office:value-type="float" office:value="470245620" calcext:value-type="float">
            <text:p>470245620</text:p>
          </table:table-cell>
          <table:table-cell office:value-type="float" office:value="98837" calcext:value-type="float">
            <text:p>98837</text:p>
          </table:table-cell>
          <table:table-cell office:value-type="float" office:value="249457978" calcext:value-type="float">
            <text:p>249457978</text:p>
          </table:table-cell>
          <table:table-cell office:value-type="float" office:value="39843" calcext:value-type="float">
            <text:p>39843</text:p>
          </table:table-cell>
          <table:table-cell office:value-type="float" office:value="208788083" calcext:value-type="float">
            <text:p>208788083</text:p>
          </table:table-cell>
          <table:table-cell office:value-type="float" office:value="118847410" calcext:value-type="float">
            <text:p>118847410</text:p>
          </table:table-cell>
        </table:table-row>
        <table:table-row table:style-name="ro1">
          <table:table-cell office:value-type="float" office:value="23250" calcext:value-type="float">
            <text:p>23250</text:p>
          </table:table-cell>
          <table:table-cell office:value-type="float" office:value="520771" calcext:value-type="float">
            <text:p>520771</text:p>
          </table:table-cell>
          <table:table-cell office:value-type="float" office:value="507076" calcext:value-type="float">
            <text:p>507076</text:p>
          </table:table-cell>
          <table:table-cell office:value-type="float" office:value="51655" calcext:value-type="float">
            <text:p>51655</text:p>
          </table:table-cell>
          <table:table-cell office:value-type="float" office:value="98403" calcext:value-type="float">
            <text:p>98403</text:p>
          </table:table-cell>
          <table:table-cell office:value-type="float" office:value="124491" calcext:value-type="float">
            <text:p>124491</text:p>
          </table:table-cell>
          <table:table-cell office:value-type="float" office:value="38010" calcext:value-type="float">
            <text:p>38010</text:p>
          </table:table-cell>
          <table:table-cell office:value-type="float" office:value="61406" calcext:value-type="float">
            <text:p>61406</text:p>
          </table:table-cell>
          <table:table-cell office:value-type="float" office:value="503926790" calcext:value-type="float">
            <text:p>503926790</text:p>
          </table:table-cell>
          <table:table-cell office:value-type="float" office:value="246169" calcext:value-type="float">
            <text:p>246169</text:p>
          </table:table-cell>
          <table:table-cell office:value-type="float" office:value="149068" calcext:value-type="float">
            <text:p>149068</text:p>
          </table:table-cell>
          <table:table-cell office:value-type="float" office:value="18548" calcext:value-type="float">
            <text:p>18548</text:p>
          </table:table-cell>
          <table:table-cell office:value-type="float" office:value="518574890" calcext:value-type="float">
            <text:p>518574890</text:p>
          </table:table-cell>
          <table:table-cell office:value-type="float" office:value="131061" calcext:value-type="float">
            <text:p>131061</text:p>
          </table:table-cell>
          <table:table-cell office:value-type="float" office:value="605800658" calcext:value-type="float">
            <text:p>605800658</text:p>
          </table:table-cell>
          <table:table-cell office:value-type="float" office:value="60029" calcext:value-type="float">
            <text:p>60029</text:p>
          </table:table-cell>
          <table:table-cell office:value-type="float" office:value="475464282" calcext:value-type="float">
            <text:p>475464282</text:p>
          </table:table-cell>
          <table:table-cell office:value-type="float" office:value="105563" calcext:value-type="float">
            <text:p>105563</text:p>
          </table:table-cell>
          <table:table-cell office:value-type="float" office:value="252934099" calcext:value-type="float">
            <text:p>252934099</text:p>
          </table:table-cell>
          <table:table-cell office:value-type="float" office:value="24536" calcext:value-type="float">
            <text:p>24536</text:p>
          </table:table-cell>
          <table:table-cell office:value-type="float" office:value="211001488" calcext:value-type="float">
            <text:p>211001488</text:p>
          </table:table-cell>
          <table:table-cell office:value-type="float" office:value="120541744" calcext:value-type="float">
            <text:p>120541744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529305" calcext:value-type="float">
            <text:p>529305</text:p>
          </table:table-cell>
          <table:table-cell office:value-type="float" office:value="454338" calcext:value-type="float">
            <text:p>454338</text:p>
          </table:table-cell>
          <table:table-cell office:value-type="float" office:value="98924" calcext:value-type="float">
            <text:p>98924</text:p>
          </table:table-cell>
          <table:table-cell office:value-type="float" office:value="98005" calcext:value-type="float">
            <text:p>98005</text:p>
          </table:table-cell>
          <table:table-cell office:value-type="float" office:value="118714" calcext:value-type="float">
            <text:p>118714</text:p>
          </table:table-cell>
          <table:table-cell office:value-type="float" office:value="39541" calcext:value-type="float">
            <text:p>39541</text:p>
          </table:table-cell>
          <table:table-cell office:value-type="float" office:value="58870" calcext:value-type="float">
            <text:p>58870</text:p>
          </table:table-cell>
          <table:table-cell office:value-type="float" office:value="508430637" calcext:value-type="float">
            <text:p>508430637</text:p>
          </table:table-cell>
          <table:table-cell office:value-type="float" office:value="257533" calcext:value-type="float">
            <text:p>257533</text:p>
          </table:table-cell>
          <table:table-cell office:value-type="float" office:value="153032" calcext:value-type="float">
            <text:p>153032</text:p>
          </table:table-cell>
          <table:table-cell office:value-type="float" office:value="18544" calcext:value-type="float">
            <text:p>18544</text:p>
          </table:table-cell>
          <table:table-cell office:value-type="float" office:value="524047927" calcext:value-type="float">
            <text:p>524047927</text:p>
          </table:table-cell>
          <table:table-cell office:value-type="float" office:value="131898" calcext:value-type="float">
            <text:p>131898</text:p>
          </table:table-cell>
          <table:table-cell office:value-type="float" office:value="611397919" calcext:value-type="float">
            <text:p>611397919</text:p>
          </table:table-cell>
          <table:table-cell office:value-type="float" office:value="63203" calcext:value-type="float">
            <text:p>63203</text:p>
          </table:table-cell>
          <table:table-cell office:value-type="float" office:value="480234784" calcext:value-type="float">
            <text:p>480234784</text:p>
          </table:table-cell>
          <table:table-cell office:value-type="float" office:value="113055" calcext:value-type="float">
            <text:p>113055</text:p>
          </table:table-cell>
          <table:table-cell office:value-type="float" office:value="254909925" calcext:value-type="float">
            <text:p>254909925</text:p>
          </table:table-cell>
          <table:table-cell office:value-type="float" office:value="23304" calcext:value-type="float">
            <text:p>23304</text:p>
          </table:table-cell>
          <table:table-cell office:value-type="float" office:value="214214058" calcext:value-type="float">
            <text:p>214214058</text:p>
          </table:table-cell>
          <table:table-cell office:value-type="float" office:value="121804858" calcext:value-type="float">
            <text:p>121804858</text:p>
          </table:table-cell>
        </table:table-row>
        <table:table-row table:style-name="ro1">
          <table:table-cell office:value-type="float" office:value="23750" calcext:value-type="float">
            <text:p>23750</text:p>
          </table:table-cell>
          <table:table-cell office:value-type="float" office:value="518974" calcext:value-type="float">
            <text:p>518974</text:p>
          </table:table-cell>
          <table:table-cell office:value-type="float" office:value="441819" calcext:value-type="float">
            <text:p>441819</text:p>
          </table:table-cell>
          <table:table-cell office:value-type="float" office:value="50905" calcext:value-type="float">
            <text:p>50905</text:p>
          </table:table-cell>
          <table:table-cell office:value-type="float" office:value="98234" calcext:value-type="float">
            <text:p>98234</text:p>
          </table:table-cell>
          <table:table-cell office:value-type="float" office:value="123989" calcext:value-type="float">
            <text:p>123989</text:p>
          </table:table-cell>
          <table:table-cell office:value-type="float" office:value="37526" calcext:value-type="float">
            <text:p>37526</text:p>
          </table:table-cell>
          <table:table-cell office:value-type="float" office:value="58509" calcext:value-type="float">
            <text:p>58509</text:p>
          </table:table-cell>
          <table:table-cell office:value-type="float" office:value="513338297" calcext:value-type="float">
            <text:p>513338297</text:p>
          </table:table-cell>
          <table:table-cell office:value-type="float" office:value="243778" calcext:value-type="float">
            <text:p>243778</text:p>
          </table:table-cell>
          <table:table-cell office:value-type="float" office:value="158241" calcext:value-type="float">
            <text:p>158241</text:p>
          </table:table-cell>
          <table:table-cell office:value-type="float" office:value="18516" calcext:value-type="float">
            <text:p>18516</text:p>
          </table:table-cell>
          <table:table-cell office:value-type="float" office:value="529892154" calcext:value-type="float">
            <text:p>529892154</text:p>
          </table:table-cell>
          <table:table-cell office:value-type="float" office:value="130372" calcext:value-type="float">
            <text:p>130372</text:p>
          </table:table-cell>
          <table:table-cell office:value-type="float" office:value="617931102" calcext:value-type="float">
            <text:p>617931102</text:p>
          </table:table-cell>
          <table:table-cell office:value-type="float" office:value="61415" calcext:value-type="float">
            <text:p>61415</text:p>
          </table:table-cell>
          <table:table-cell office:value-type="float" office:value="485359393" calcext:value-type="float">
            <text:p>485359393</text:p>
          </table:table-cell>
          <table:table-cell office:value-type="float" office:value="98549" calcext:value-type="float">
            <text:p>98549</text:p>
          </table:table-cell>
          <table:table-cell office:value-type="float" office:value="257838992" calcext:value-type="float">
            <text:p>257838992</text:p>
          </table:table-cell>
          <table:table-cell office:value-type="float" office:value="22007" calcext:value-type="float">
            <text:p>22007</text:p>
          </table:table-cell>
          <table:table-cell office:value-type="float" office:value="216650424" calcext:value-type="float">
            <text:p>216650424</text:p>
          </table:table-cell>
          <table:table-cell office:value-type="float" office:value="123118222" calcext:value-type="float">
            <text:p>12311822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579771" calcext:value-type="float">
            <text:p>579771</text:p>
          </table:table-cell>
          <table:table-cell office:value-type="float" office:value="448650" calcext:value-type="float">
            <text:p>448650</text:p>
          </table:table-cell>
          <table:table-cell office:value-type="float" office:value="51004" calcext:value-type="float">
            <text:p>51004</text:p>
          </table:table-cell>
          <table:table-cell office:value-type="float" office:value="100741" calcext:value-type="float">
            <text:p>100741</text:p>
          </table:table-cell>
          <table:table-cell office:value-type="float" office:value="205005" calcext:value-type="float">
            <text:p>205005</text:p>
          </table:table-cell>
          <table:table-cell office:value-type="float" office:value="38265" calcext:value-type="float">
            <text:p>38265</text:p>
          </table:table-cell>
          <table:table-cell office:value-type="float" office:value="58294" calcext:value-type="float">
            <text:p>58294</text:p>
          </table:table-cell>
          <table:table-cell office:value-type="float" office:value="518092985" calcext:value-type="float">
            <text:p>518092985</text:p>
          </table:table-cell>
          <table:table-cell office:value-type="float" office:value="247862" calcext:value-type="float">
            <text:p>247862</text:p>
          </table:table-cell>
          <table:table-cell office:value-type="float" office:value="160903" calcext:value-type="float">
            <text:p>160903</text:p>
          </table:table-cell>
          <table:table-cell office:value-type="float" office:value="18525" calcext:value-type="float">
            <text:p>18525</text:p>
          </table:table-cell>
          <table:table-cell office:value-type="float" office:value="535214670" calcext:value-type="float">
            <text:p>535214670</text:p>
          </table:table-cell>
          <table:table-cell office:value-type="float" office:value="136410" calcext:value-type="float">
            <text:p>136410</text:p>
          </table:table-cell>
          <table:table-cell office:value-type="float" office:value="623734937" calcext:value-type="float">
            <text:p>623734937</text:p>
          </table:table-cell>
          <table:table-cell office:value-type="float" office:value="60788" calcext:value-type="float">
            <text:p>60788</text:p>
          </table:table-cell>
          <table:table-cell office:value-type="float" office:value="490947176" calcext:value-type="float">
            <text:p>490947176</text:p>
          </table:table-cell>
          <table:table-cell office:value-type="float" office:value="109663" calcext:value-type="float">
            <text:p>109663</text:p>
          </table:table-cell>
          <table:table-cell office:value-type="float" office:value="260456048" calcext:value-type="float">
            <text:p>260456048</text:p>
          </table:table-cell>
          <table:table-cell office:value-type="float" office:value="26724" calcext:value-type="float">
            <text:p>26724</text:p>
          </table:table-cell>
          <table:table-cell office:value-type="float" office:value="219251036" calcext:value-type="float">
            <text:p>219251036</text:p>
          </table:table-cell>
          <table:table-cell office:value-type="float" office:value="124509814" calcext:value-type="float">
            <text:p>124509814</text:p>
          </table:table-cell>
        </table:table-row>
        <table:table-row table:style-name="ro1">
          <table:table-cell office:value-type="float" office:value="24250" calcext:value-type="float">
            <text:p>24250</text:p>
          </table:table-cell>
          <table:table-cell office:value-type="float" office:value="542847" calcext:value-type="float">
            <text:p>542847</text:p>
          </table:table-cell>
          <table:table-cell office:value-type="float" office:value="435991" calcext:value-type="float">
            <text:p>435991</text:p>
          </table:table-cell>
          <table:table-cell office:value-type="float" office:value="50719" calcext:value-type="float">
            <text:p>50719</text:p>
          </table:table-cell>
          <table:table-cell office:value-type="float" office:value="97109" calcext:value-type="float">
            <text:p>97109</text:p>
          </table:table-cell>
          <table:table-cell office:value-type="float" office:value="125632" calcext:value-type="float">
            <text:p>125632</text:p>
          </table:table-cell>
          <table:table-cell office:value-type="float" office:value="37908" calcext:value-type="float">
            <text:p>37908</text:p>
          </table:table-cell>
          <table:table-cell office:value-type="float" office:value="59080" calcext:value-type="float">
            <text:p>59080</text:p>
          </table:table-cell>
          <table:table-cell office:value-type="float" office:value="523431853" calcext:value-type="float">
            <text:p>523431853</text:p>
          </table:table-cell>
          <table:table-cell office:value-type="float" office:value="258061" calcext:value-type="float">
            <text:p>258061</text:p>
          </table:table-cell>
          <table:table-cell office:value-type="float" office:value="154063" calcext:value-type="float">
            <text:p>154063</text:p>
          </table:table-cell>
          <table:table-cell office:value-type="float" office:value="18551" calcext:value-type="float">
            <text:p>18551</text:p>
          </table:table-cell>
          <table:table-cell office:value-type="float" office:value="540098981" calcext:value-type="float">
            <text:p>540098981</text:p>
          </table:table-cell>
          <table:table-cell office:value-type="float" office:value="133849" calcext:value-type="float">
            <text:p>133849</text:p>
          </table:table-cell>
          <table:table-cell office:value-type="float" office:value="631511882" calcext:value-type="float">
            <text:p>631511882</text:p>
          </table:table-cell>
          <table:table-cell office:value-type="float" office:value="65132" calcext:value-type="float">
            <text:p>65132</text:p>
          </table:table-cell>
          <table:table-cell office:value-type="float" office:value="495956311" calcext:value-type="float">
            <text:p>495956311</text:p>
          </table:table-cell>
          <table:table-cell office:value-type="float" office:value="103498" calcext:value-type="float">
            <text:p>103498</text:p>
          </table:table-cell>
          <table:table-cell office:value-type="float" office:value="263387681" calcext:value-type="float">
            <text:p>263387681</text:p>
          </table:table-cell>
          <table:table-cell office:value-type="float" office:value="25480" calcext:value-type="float">
            <text:p>25480</text:p>
          </table:table-cell>
          <table:table-cell office:value-type="float" office:value="222081499" calcext:value-type="float">
            <text:p>222081499</text:p>
          </table:table-cell>
          <table:table-cell office:value-type="float" office:value="125973226" calcext:value-type="float">
            <text:p>125973226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532752" calcext:value-type="float">
            <text:p>532752</text:p>
          </table:table-cell>
          <table:table-cell office:value-type="float" office:value="458264" calcext:value-type="float">
            <text:p>458264</text:p>
          </table:table-cell>
          <table:table-cell office:value-type="float" office:value="50480" calcext:value-type="float">
            <text:p>50480</text:p>
          </table:table-cell>
          <table:table-cell office:value-type="float" office:value="99319" calcext:value-type="float">
            <text:p>99319</text:p>
          </table:table-cell>
          <table:table-cell office:value-type="float" office:value="121058" calcext:value-type="float">
            <text:p>121058</text:p>
          </table:table-cell>
          <table:table-cell office:value-type="float" office:value="38248" calcext:value-type="float">
            <text:p>38248</text:p>
          </table:table-cell>
          <table:table-cell office:value-type="float" office:value="59020" calcext:value-type="float">
            <text:p>59020</text:p>
          </table:table-cell>
          <table:table-cell office:value-type="float" office:value="528467779" calcext:value-type="float">
            <text:p>528467779</text:p>
          </table:table-cell>
          <table:table-cell office:value-type="float" office:value="243842" calcext:value-type="float">
            <text:p>243842</text:p>
          </table:table-cell>
          <table:table-cell office:value-type="float" office:value="160504" calcext:value-type="float">
            <text:p>160504</text:p>
          </table:table-cell>
          <table:table-cell office:value-type="float" office:value="18520" calcext:value-type="float">
            <text:p>18520</text:p>
          </table:table-cell>
          <table:table-cell office:value-type="float" office:value="545836318" calcext:value-type="float">
            <text:p>545836318</text:p>
          </table:table-cell>
          <table:table-cell office:value-type="float" office:value="179032" calcext:value-type="float">
            <text:p>179032</text:p>
          </table:table-cell>
          <table:table-cell office:value-type="float" office:value="638385761" calcext:value-type="float">
            <text:p>638385761</text:p>
          </table:table-cell>
          <table:table-cell office:value-type="float" office:value="62313" calcext:value-type="float">
            <text:p>62313</text:p>
          </table:table-cell>
          <table:table-cell office:value-type="float" office:value="501253296" calcext:value-type="float">
            <text:p>501253296</text:p>
          </table:table-cell>
          <table:table-cell office:value-type="float" office:value="106551" calcext:value-type="float">
            <text:p>106551</text:p>
          </table:table-cell>
          <table:table-cell office:value-type="float" office:value="266357902" calcext:value-type="float">
            <text:p>266357902</text:p>
          </table:table-cell>
          <table:table-cell office:value-type="float" office:value="23390" calcext:value-type="float">
            <text:p>23390</text:p>
          </table:table-cell>
          <table:table-cell office:value-type="float" office:value="224457592" calcext:value-type="float">
            <text:p>224457592</text:p>
          </table:table-cell>
          <table:table-cell office:value-type="float" office:value="127525366" calcext:value-type="float">
            <text:p>127525366</text:p>
          </table:table-cell>
        </table:table-row>
        <table:table-row table:style-name="ro1">
          <table:table-cell office:value-type="float" office:value="24750" calcext:value-type="float">
            <text:p>24750</text:p>
          </table:table-cell>
          <table:table-cell office:value-type="float" office:value="532421" calcext:value-type="float">
            <text:p>532421</text:p>
          </table:table-cell>
          <table:table-cell office:value-type="float" office:value="457179" calcext:value-type="float">
            <text:p>457179</text:p>
          </table:table-cell>
          <table:table-cell office:value-type="float" office:value="51972" calcext:value-type="float">
            <text:p>51972</text:p>
          </table:table-cell>
          <table:table-cell office:value-type="float" office:value="101724" calcext:value-type="float">
            <text:p>101724</text:p>
          </table:table-cell>
          <table:table-cell office:value-type="float" office:value="119485" calcext:value-type="float">
            <text:p>119485</text:p>
          </table:table-cell>
          <table:table-cell office:value-type="float" office:value="42068" calcext:value-type="float">
            <text:p>42068</text:p>
          </table:table-cell>
          <table:table-cell office:value-type="float" office:value="99051" calcext:value-type="float">
            <text:p>99051</text:p>
          </table:table-cell>
          <table:table-cell office:value-type="float" office:value="533578689" calcext:value-type="float">
            <text:p>533578689</text:p>
          </table:table-cell>
          <table:table-cell office:value-type="float" office:value="234065" calcext:value-type="float">
            <text:p>234065</text:p>
          </table:table-cell>
          <table:table-cell office:value-type="float" office:value="157781" calcext:value-type="float">
            <text:p>157781</text:p>
          </table:table-cell>
          <table:table-cell office:value-type="float" office:value="18519" calcext:value-type="float">
            <text:p>18519</text:p>
          </table:table-cell>
          <table:table-cell office:value-type="float" office:value="551518592" calcext:value-type="float">
            <text:p>551518592</text:p>
          </table:table-cell>
          <table:table-cell office:value-type="float" office:value="137823" calcext:value-type="float">
            <text:p>137823</text:p>
          </table:table-cell>
          <table:table-cell office:value-type="float" office:value="642681268" calcext:value-type="float">
            <text:p>642681268</text:p>
          </table:table-cell>
          <table:table-cell office:value-type="float" office:value="60936" calcext:value-type="float">
            <text:p>60936</text:p>
          </table:table-cell>
          <table:table-cell office:value-type="float" office:value="505890969" calcext:value-type="float">
            <text:p>505890969</text:p>
          </table:table-cell>
          <table:table-cell office:value-type="float" office:value="102052" calcext:value-type="float">
            <text:p>102052</text:p>
          </table:table-cell>
          <table:table-cell office:value-type="float" office:value="268720232" calcext:value-type="float">
            <text:p>268720232</text:p>
          </table:table-cell>
          <table:table-cell office:value-type="float" office:value="23032" calcext:value-type="float">
            <text:p>23032</text:p>
          </table:table-cell>
          <table:table-cell office:value-type="float" office:value="227378029" calcext:value-type="float">
            <text:p>227378029</text:p>
          </table:table-cell>
          <table:table-cell office:value-type="float" office:value="128286893" calcext:value-type="float">
            <text:p>12828689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18297" calcext:value-type="float">
            <text:p>518297</text:p>
          </table:table-cell>
          <table:table-cell office:value-type="float" office:value="460039" calcext:value-type="float">
            <text:p>460039</text:p>
          </table:table-cell>
          <table:table-cell office:value-type="float" office:value="50535" calcext:value-type="float">
            <text:p>50535</text:p>
          </table:table-cell>
          <table:table-cell office:value-type="float" office:value="100346" calcext:value-type="float">
            <text:p>100346</text:p>
          </table:table-cell>
          <table:table-cell office:value-type="float" office:value="119853" calcext:value-type="float">
            <text:p>119853</text:p>
          </table:table-cell>
          <table:table-cell office:value-type="float" office:value="39006" calcext:value-type="float">
            <text:p>39006</text:p>
          </table:table-cell>
          <table:table-cell office:value-type="float" office:value="62952" calcext:value-type="float">
            <text:p>62952</text:p>
          </table:table-cell>
          <table:table-cell office:value-type="float" office:value="538181475" calcext:value-type="float">
            <text:p>538181475</text:p>
          </table:table-cell>
          <table:table-cell office:value-type="float" office:value="239801" calcext:value-type="float">
            <text:p>239801</text:p>
          </table:table-cell>
          <table:table-cell office:value-type="float" office:value="157698" calcext:value-type="float">
            <text:p>157698</text:p>
          </table:table-cell>
          <table:table-cell office:value-type="float" office:value="23917" calcext:value-type="float">
            <text:p>23917</text:p>
          </table:table-cell>
          <table:table-cell office:value-type="float" office:value="556832147" calcext:value-type="float">
            <text:p>556832147</text:p>
          </table:table-cell>
          <table:table-cell office:value-type="float" office:value="130559" calcext:value-type="float">
            <text:p>130559</text:p>
          </table:table-cell>
          <table:table-cell office:value-type="float" office:value="647772920" calcext:value-type="float">
            <text:p>647772920</text:p>
          </table:table-cell>
          <table:table-cell office:value-type="float" office:value="64351" calcext:value-type="float">
            <text:p>64351</text:p>
          </table:table-cell>
          <table:table-cell office:value-type="float" office:value="510705284" calcext:value-type="float">
            <text:p>510705284</text:p>
          </table:table-cell>
          <table:table-cell office:value-type="float" office:value="133705" calcext:value-type="float">
            <text:p>133705</text:p>
          </table:table-cell>
          <table:table-cell office:value-type="float" office:value="271493362" calcext:value-type="float">
            <text:p>271493362</text:p>
          </table:table-cell>
          <table:table-cell office:value-type="float" office:value="23075" calcext:value-type="float">
            <text:p>23075</text:p>
          </table:table-cell>
          <table:table-cell office:value-type="float" office:value="229468472" calcext:value-type="float">
            <text:p>229468472</text:p>
          </table:table-cell>
          <table:table-cell office:value-type="float" office:value="130059511" calcext:value-type="float">
            <text:p>130059511</text:p>
          </table:table-cell>
        </table:table-row>
        <table:table-row table:style-name="ro1">
          <table:table-cell office:value-type="float" office:value="25250" calcext:value-type="float">
            <text:p>25250</text:p>
          </table:table-cell>
          <table:table-cell office:value-type="float" office:value="539305" calcext:value-type="float">
            <text:p>539305</text:p>
          </table:table-cell>
          <table:table-cell office:value-type="float" office:value="525996" calcext:value-type="float">
            <text:p>525996</text:p>
          </table:table-cell>
          <table:table-cell office:value-type="float" office:value="51015" calcext:value-type="float">
            <text:p>51015</text:p>
          </table:table-cell>
          <table:table-cell office:value-type="float" office:value="100586" calcext:value-type="float">
            <text:p>100586</text:p>
          </table:table-cell>
          <table:table-cell office:value-type="float" office:value="120886" calcext:value-type="float">
            <text:p>120886</text:p>
          </table:table-cell>
          <table:table-cell office:value-type="float" office:value="38695" calcext:value-type="float">
            <text:p>38695</text:p>
          </table:table-cell>
          <table:table-cell office:value-type="float" office:value="60282" calcext:value-type="float">
            <text:p>60282</text:p>
          </table:table-cell>
          <table:table-cell office:value-type="float" office:value="542913615" calcext:value-type="float">
            <text:p>542913615</text:p>
          </table:table-cell>
          <table:table-cell office:value-type="float" office:value="249046" calcext:value-type="float">
            <text:p>249046</text:p>
          </table:table-cell>
          <table:table-cell office:value-type="float" office:value="163391" calcext:value-type="float">
            <text:p>163391</text:p>
          </table:table-cell>
          <table:table-cell office:value-type="float" office:value="24769" calcext:value-type="float">
            <text:p>24769</text:p>
          </table:table-cell>
          <table:table-cell office:value-type="float" office:value="562257131" calcext:value-type="float">
            <text:p>562257131</text:p>
          </table:table-cell>
          <table:table-cell office:value-type="float" office:value="134457" calcext:value-type="float">
            <text:p>134457</text:p>
          </table:table-cell>
          <table:table-cell office:value-type="float" office:value="653252828" calcext:value-type="float">
            <text:p>653252828</text:p>
          </table:table-cell>
          <table:table-cell office:value-type="float" office:value="60820" calcext:value-type="float">
            <text:p>60820</text:p>
          </table:table-cell>
          <table:table-cell office:value-type="float" office:value="516058049" calcext:value-type="float">
            <text:p>516058049</text:p>
          </table:table-cell>
          <table:table-cell office:value-type="float" office:value="110672" calcext:value-type="float">
            <text:p>110672</text:p>
          </table:table-cell>
          <table:table-cell office:value-type="float" office:value="274745814" calcext:value-type="float">
            <text:p>274745814</text:p>
          </table:table-cell>
          <table:table-cell office:value-type="float" office:value="23450" calcext:value-type="float">
            <text:p>23450</text:p>
          </table:table-cell>
          <table:table-cell office:value-type="float" office:value="232302767" calcext:value-type="float">
            <text:p>232302767</text:p>
          </table:table-cell>
          <table:table-cell office:value-type="float" office:value="131112993" calcext:value-type="float">
            <text:p>131112993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23257" calcext:value-type="float">
            <text:p>523257</text:p>
          </table:table-cell>
          <table:table-cell office:value-type="float" office:value="460212" calcext:value-type="float">
            <text:p>460212</text:p>
          </table:table-cell>
          <table:table-cell office:value-type="float" office:value="50792" calcext:value-type="float">
            <text:p>50792</text:p>
          </table:table-cell>
          <table:table-cell office:value-type="float" office:value="98687" calcext:value-type="float">
            <text:p>98687</text:p>
          </table:table-cell>
          <table:table-cell office:value-type="float" office:value="124884" calcext:value-type="float">
            <text:p>124884</text:p>
          </table:table-cell>
          <table:table-cell office:value-type="float" office:value="38009" calcext:value-type="float">
            <text:p>38009</text:p>
          </table:table-cell>
          <table:table-cell office:value-type="float" office:value="56685" calcext:value-type="float">
            <text:p>56685</text:p>
          </table:table-cell>
          <table:table-cell office:value-type="float" office:value="547964478" calcext:value-type="float">
            <text:p>547964478</text:p>
          </table:table-cell>
          <table:table-cell office:value-type="float" office:value="241990" calcext:value-type="float">
            <text:p>241990</text:p>
          </table:table-cell>
          <table:table-cell office:value-type="float" office:value="163879" calcext:value-type="float">
            <text:p>163879</text:p>
          </table:table-cell>
          <table:table-cell office:value-type="float" office:value="24881" calcext:value-type="float">
            <text:p>24881</text:p>
          </table:table-cell>
          <table:table-cell office:value-type="float" office:value="567819395" calcext:value-type="float">
            <text:p>567819395</text:p>
          </table:table-cell>
          <table:table-cell office:value-type="float" office:value="135531" calcext:value-type="float">
            <text:p>135531</text:p>
          </table:table-cell>
          <table:table-cell office:value-type="float" office:value="659039875" calcext:value-type="float">
            <text:p>659039875</text:p>
          </table:table-cell>
          <table:table-cell office:value-type="float" office:value="55766" calcext:value-type="float">
            <text:p>55766</text:p>
          </table:table-cell>
          <table:table-cell office:value-type="float" office:value="520706118" calcext:value-type="float">
            <text:p>520706118</text:p>
          </table:table-cell>
          <table:table-cell office:value-type="float" office:value="100132" calcext:value-type="float">
            <text:p>100132</text:p>
          </table:table-cell>
          <table:table-cell office:value-type="float" office:value="277286769" calcext:value-type="float">
            <text:p>277286769</text:p>
          </table:table-cell>
          <table:table-cell office:value-type="float" office:value="25963" calcext:value-type="float">
            <text:p>25963</text:p>
          </table:table-cell>
          <table:table-cell office:value-type="float" office:value="234337472" calcext:value-type="float">
            <text:p>234337472</text:p>
          </table:table-cell>
          <table:table-cell office:value-type="float" office:value="132897067" calcext:value-type="float">
            <text:p>132897067</text:p>
          </table:table-cell>
        </table:table-row>
        <table:table-row table:style-name="ro1">
          <table:table-cell office:value-type="float" office:value="25750" calcext:value-type="float">
            <text:p>25750</text:p>
          </table:table-cell>
          <table:table-cell office:value-type="float" office:value="569302" calcext:value-type="float">
            <text:p>569302</text:p>
          </table:table-cell>
          <table:table-cell office:value-type="float" office:value="460763" calcext:value-type="float">
            <text:p>460763</text:p>
          </table:table-cell>
          <table:table-cell office:value-type="float" office:value="50645" calcext:value-type="float">
            <text:p>50645</text:p>
          </table:table-cell>
          <table:table-cell office:value-type="float" office:value="98363" calcext:value-type="float">
            <text:p>98363</text:p>
          </table:table-cell>
          <table:table-cell office:value-type="float" office:value="122373" calcext:value-type="float">
            <text:p>122373</text:p>
          </table:table-cell>
          <table:table-cell office:value-type="float" office:value="38890" calcext:value-type="float">
            <text:p>38890</text:p>
          </table:table-cell>
          <table:table-cell office:value-type="float" office:value="60838" calcext:value-type="float">
            <text:p>60838</text:p>
          </table:table-cell>
          <table:table-cell office:value-type="float" office:value="553100921" calcext:value-type="float">
            <text:p>553100921</text:p>
          </table:table-cell>
          <table:table-cell office:value-type="float" office:value="254959" calcext:value-type="float">
            <text:p>254959</text:p>
          </table:table-cell>
          <table:table-cell office:value-type="float" office:value="152995" calcext:value-type="float">
            <text:p>152995</text:p>
          </table:table-cell>
          <table:table-cell office:value-type="float" office:value="24345" calcext:value-type="float">
            <text:p>24345</text:p>
          </table:table-cell>
          <table:table-cell office:value-type="float" office:value="573320192" calcext:value-type="float">
            <text:p>573320192</text:p>
          </table:table-cell>
          <table:table-cell office:value-type="float" office:value="134816" calcext:value-type="float">
            <text:p>134816</text:p>
          </table:table-cell>
          <table:table-cell office:value-type="float" office:value="665955329" calcext:value-type="float">
            <text:p>665955329</text:p>
          </table:table-cell>
          <table:table-cell office:value-type="float" office:value="62393" calcext:value-type="float">
            <text:p>62393</text:p>
          </table:table-cell>
          <table:table-cell office:value-type="float" office:value="525963906" calcext:value-type="float">
            <text:p>525963906</text:p>
          </table:table-cell>
          <table:table-cell office:value-type="float" office:value="102039" calcext:value-type="float">
            <text:p>102039</text:p>
          </table:table-cell>
          <table:table-cell office:value-type="float" office:value="279958337" calcext:value-type="float">
            <text:p>279958337</text:p>
          </table:table-cell>
          <table:table-cell office:value-type="float" office:value="20649" calcext:value-type="float">
            <text:p>20649</text:p>
          </table:table-cell>
          <table:table-cell office:value-type="float" office:value="237340554" calcext:value-type="float">
            <text:p>237340554</text:p>
          </table:table-cell>
          <table:table-cell office:value-type="float" office:value="133999277" calcext:value-type="float">
            <text:p>133999277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561241" calcext:value-type="float">
            <text:p>561241</text:p>
          </table:table-cell>
          <table:table-cell office:value-type="float" office:value="460910" calcext:value-type="float">
            <text:p>460910</text:p>
          </table:table-cell>
          <table:table-cell office:value-type="float" office:value="50964" calcext:value-type="float">
            <text:p>50964</text:p>
          </table:table-cell>
          <table:table-cell office:value-type="float" office:value="98037" calcext:value-type="float">
            <text:p>98037</text:p>
          </table:table-cell>
          <table:table-cell office:value-type="float" office:value="126906" calcext:value-type="float">
            <text:p>126906</text:p>
          </table:table-cell>
          <table:table-cell office:value-type="float" office:value="35673" calcext:value-type="float">
            <text:p>35673</text:p>
          </table:table-cell>
          <table:table-cell office:value-type="float" office:value="57919" calcext:value-type="float">
            <text:p>57919</text:p>
          </table:table-cell>
          <table:table-cell office:value-type="float" office:value="558068021" calcext:value-type="float">
            <text:p>558068021</text:p>
          </table:table-cell>
          <table:table-cell office:value-type="float" office:value="236138" calcext:value-type="float">
            <text:p>236138</text:p>
          </table:table-cell>
          <table:table-cell office:value-type="float" office:value="162313" calcext:value-type="float">
            <text:p>162313</text:p>
          </table:table-cell>
          <table:table-cell office:value-type="float" office:value="25056" calcext:value-type="float">
            <text:p>25056</text:p>
          </table:table-cell>
          <table:table-cell office:value-type="float" office:value="579227745" calcext:value-type="float">
            <text:p>579227745</text:p>
          </table:table-cell>
          <table:table-cell office:value-type="float" office:value="131157" calcext:value-type="float">
            <text:p>131157</text:p>
          </table:table-cell>
          <table:table-cell office:value-type="float" office:value="672932349" calcext:value-type="float">
            <text:p>672932349</text:p>
          </table:table-cell>
          <table:table-cell office:value-type="float" office:value="66571" calcext:value-type="float">
            <text:p>66571</text:p>
          </table:table-cell>
          <table:table-cell office:value-type="float" office:value="531334523" calcext:value-type="float">
            <text:p>531334523</text:p>
          </table:table-cell>
          <table:table-cell office:value-type="float" office:value="102818" calcext:value-type="float">
            <text:p>102818</text:p>
          </table:table-cell>
          <table:table-cell office:value-type="float" office:value="282768896" calcext:value-type="float">
            <text:p>282768896</text:p>
          </table:table-cell>
          <table:table-cell office:value-type="float" office:value="23096" calcext:value-type="float">
            <text:p>23096</text:p>
          </table:table-cell>
          <table:table-cell office:value-type="float" office:value="240128941" calcext:value-type="float">
            <text:p>240128941</text:p>
          </table:table-cell>
          <table:table-cell office:value-type="float" office:value="135429173" calcext:value-type="float">
            <text:p>135429173</text:p>
          </table:table-cell>
        </table:table-row>
        <table:table-row table:style-name="ro1">
          <table:table-cell office:value-type="float" office:value="26250" calcext:value-type="float">
            <text:p>26250</text:p>
          </table:table-cell>
          <table:table-cell office:value-type="float" office:value="540693" calcext:value-type="float">
            <text:p>540693</text:p>
          </table:table-cell>
          <table:table-cell office:value-type="float" office:value="449572" calcext:value-type="float">
            <text:p>449572</text:p>
          </table:table-cell>
          <table:table-cell office:value-type="float" office:value="51675" calcext:value-type="float">
            <text:p>51675</text:p>
          </table:table-cell>
          <table:table-cell office:value-type="float" office:value="98347" calcext:value-type="float">
            <text:p>98347</text:p>
          </table:table-cell>
          <table:table-cell office:value-type="float" office:value="116933" calcext:value-type="float">
            <text:p>116933</text:p>
          </table:table-cell>
          <table:table-cell office:value-type="float" office:value="40870" calcext:value-type="float">
            <text:p>40870</text:p>
          </table:table-cell>
          <table:table-cell office:value-type="float" office:value="56855" calcext:value-type="float">
            <text:p>56855</text:p>
          </table:table-cell>
          <table:table-cell office:value-type="float" office:value="562273722" calcext:value-type="float">
            <text:p>562273722</text:p>
          </table:table-cell>
          <table:table-cell office:value-type="float" office:value="246893" calcext:value-type="float">
            <text:p>246893</text:p>
          </table:table-cell>
          <table:table-cell office:value-type="float" office:value="152544" calcext:value-type="float">
            <text:p>152544</text:p>
          </table:table-cell>
          <table:table-cell office:value-type="float" office:value="25727" calcext:value-type="float">
            <text:p>25727</text:p>
          </table:table-cell>
          <table:table-cell office:value-type="float" office:value="585255307" calcext:value-type="float">
            <text:p>585255307</text:p>
          </table:table-cell>
          <table:table-cell office:value-type="float" office:value="134976" calcext:value-type="float">
            <text:p>134976</text:p>
          </table:table-cell>
          <table:table-cell office:value-type="float" office:value="679037634" calcext:value-type="float">
            <text:p>679037634</text:p>
          </table:table-cell>
          <table:table-cell office:value-type="float" office:value="64873" calcext:value-type="float">
            <text:p>64873</text:p>
          </table:table-cell>
          <table:table-cell office:value-type="float" office:value="536126365" calcext:value-type="float">
            <text:p>536126365</text:p>
          </table:table-cell>
          <table:table-cell office:value-type="float" office:value="101743" calcext:value-type="float">
            <text:p>101743</text:p>
          </table:table-cell>
          <table:table-cell office:value-type="float" office:value="285477515" calcext:value-type="float">
            <text:p>285477515</text:p>
          </table:table-cell>
          <table:table-cell office:value-type="float" office:value="23316" calcext:value-type="float">
            <text:p>23316</text:p>
          </table:table-cell>
          <table:table-cell office:value-type="float" office:value="243194424" calcext:value-type="float">
            <text:p>243194424</text:p>
          </table:table-cell>
          <table:table-cell office:value-type="float" office:value="136718483" calcext:value-type="float">
            <text:p>136718483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546541" calcext:value-type="float">
            <text:p>546541</text:p>
          </table:table-cell>
          <table:table-cell office:value-type="float" office:value="491391" calcext:value-type="float">
            <text:p>491391</text:p>
          </table:table-cell>
          <table:table-cell office:value-type="float" office:value="50178" calcext:value-type="float">
            <text:p>50178</text:p>
          </table:table-cell>
          <table:table-cell office:value-type="float" office:value="101089" calcext:value-type="float">
            <text:p>101089</text:p>
          </table:table-cell>
          <table:table-cell office:value-type="float" office:value="124026" calcext:value-type="float">
            <text:p>124026</text:p>
          </table:table-cell>
          <table:table-cell office:value-type="float" office:value="39779" calcext:value-type="float">
            <text:p>39779</text:p>
          </table:table-cell>
          <table:table-cell office:value-type="float" office:value="59378" calcext:value-type="float">
            <text:p>59378</text:p>
          </table:table-cell>
          <table:table-cell office:value-type="float" office:value="567007876" calcext:value-type="float">
            <text:p>567007876</text:p>
          </table:table-cell>
          <table:table-cell office:value-type="float" office:value="262175" calcext:value-type="float">
            <text:p>262175</text:p>
          </table:table-cell>
          <table:table-cell office:value-type="float" office:value="158791" calcext:value-type="float">
            <text:p>158791</text:p>
          </table:table-cell>
          <table:table-cell office:value-type="float" office:value="25518" calcext:value-type="float">
            <text:p>25518</text:p>
          </table:table-cell>
          <table:table-cell office:value-type="float" office:value="590627440" calcext:value-type="float">
            <text:p>590627440</text:p>
          </table:table-cell>
          <table:table-cell office:value-type="float" office:value="135096" calcext:value-type="float">
            <text:p>135096</text:p>
          </table:table-cell>
          <table:table-cell office:value-type="float" office:value="685006932" calcext:value-type="float">
            <text:p>685006932</text:p>
          </table:table-cell>
          <table:table-cell office:value-type="float" office:value="64237" calcext:value-type="float">
            <text:p>64237</text:p>
          </table:table-cell>
          <table:table-cell office:value-type="float" office:value="541271049" calcext:value-type="float">
            <text:p>541271049</text:p>
          </table:table-cell>
          <table:table-cell office:value-type="float" office:value="100209" calcext:value-type="float">
            <text:p>100209</text:p>
          </table:table-cell>
          <table:table-cell office:value-type="float" office:value="288232825" calcext:value-type="float">
            <text:p>288232825</text:p>
          </table:table-cell>
          <table:table-cell office:value-type="float" office:value="23435" calcext:value-type="float">
            <text:p>23435</text:p>
          </table:table-cell>
          <table:table-cell office:value-type="float" office:value="245019005" calcext:value-type="float">
            <text:p>245019005</text:p>
          </table:table-cell>
          <table:table-cell office:value-type="float" office:value="138096938" calcext:value-type="float">
            <text:p>138096938</text:p>
          </table:table-cell>
        </table:table-row>
        <table:table-row table:style-name="ro1">
          <table:table-cell office:value-type="float" office:value="26750" calcext:value-type="float">
            <text:p>26750</text:p>
          </table:table-cell>
          <table:table-cell office:value-type="float" office:value="548199" calcext:value-type="float">
            <text:p>548199</text:p>
          </table:table-cell>
          <table:table-cell office:value-type="float" office:value="473079" calcext:value-type="float">
            <text:p>473079</text:p>
          </table:table-cell>
          <table:table-cell office:value-type="float" office:value="50385" calcext:value-type="float">
            <text:p>50385</text:p>
          </table:table-cell>
          <table:table-cell office:value-type="float" office:value="101867" calcext:value-type="float">
            <text:p>101867</text:p>
          </table:table-cell>
          <table:table-cell office:value-type="float" office:value="124923" calcext:value-type="float">
            <text:p>124923</text:p>
          </table:table-cell>
          <table:table-cell office:value-type="float" office:value="40409" calcext:value-type="float">
            <text:p>40409</text:p>
          </table:table-cell>
          <table:table-cell office:value-type="float" office:value="61567" calcext:value-type="float">
            <text:p>61567</text:p>
          </table:table-cell>
          <table:table-cell office:value-type="float" office:value="571447010" calcext:value-type="float">
            <text:p>571447010</text:p>
          </table:table-cell>
          <table:table-cell office:value-type="float" office:value="272800" calcext:value-type="float">
            <text:p>272800</text:p>
          </table:table-cell>
          <table:table-cell office:value-type="float" office:value="159298" calcext:value-type="float">
            <text:p>159298</text:p>
          </table:table-cell>
          <table:table-cell office:value-type="float" office:value="25527" calcext:value-type="float">
            <text:p>25527</text:p>
          </table:table-cell>
          <table:table-cell office:value-type="float" office:value="596092359" calcext:value-type="float">
            <text:p>596092359</text:p>
          </table:table-cell>
          <table:table-cell office:value-type="float" office:value="138787" calcext:value-type="float">
            <text:p>138787</text:p>
          </table:table-cell>
          <table:table-cell office:value-type="float" office:value="690633527" calcext:value-type="float">
            <text:p>690633527</text:p>
          </table:table-cell>
          <table:table-cell office:value-type="float" office:value="62559" calcext:value-type="float">
            <text:p>62559</text:p>
          </table:table-cell>
          <table:table-cell office:value-type="float" office:value="545784623" calcext:value-type="float">
            <text:p>545784623</text:p>
          </table:table-cell>
          <table:table-cell office:value-type="float" office:value="104930" calcext:value-type="float">
            <text:p>104930</text:p>
          </table:table-cell>
          <table:table-cell office:value-type="float" office:value="290782291" calcext:value-type="float">
            <text:p>290782291</text:p>
          </table:table-cell>
          <table:table-cell office:value-type="float" office:value="22495" calcext:value-type="float">
            <text:p>22495</text:p>
          </table:table-cell>
          <table:table-cell office:value-type="float" office:value="247655907" calcext:value-type="float">
            <text:p>247655907</text:p>
          </table:table-cell>
          <table:table-cell office:value-type="float" office:value="139429521" calcext:value-type="float">
            <text:p>139429521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529420" calcext:value-type="float">
            <text:p>529420</text:p>
          </table:table-cell>
          <table:table-cell office:value-type="float" office:value="474921" calcext:value-type="float">
            <text:p>474921</text:p>
          </table:table-cell>
          <table:table-cell office:value-type="float" office:value="50604" calcext:value-type="float">
            <text:p>50604</text:p>
          </table:table-cell>
          <table:table-cell office:value-type="float" office:value="98284" calcext:value-type="float">
            <text:p>98284</text:p>
          </table:table-cell>
          <table:table-cell office:value-type="float" office:value="119651" calcext:value-type="float">
            <text:p>119651</text:p>
          </table:table-cell>
          <table:table-cell office:value-type="float" office:value="39670" calcext:value-type="float">
            <text:p>39670</text:p>
          </table:table-cell>
          <table:table-cell office:value-type="float" office:value="60384" calcext:value-type="float">
            <text:p>60384</text:p>
          </table:table-cell>
          <table:table-cell office:value-type="float" office:value="576347590" calcext:value-type="float">
            <text:p>576347590</text:p>
          </table:table-cell>
          <table:table-cell office:value-type="float" office:value="262827" calcext:value-type="float">
            <text:p>262827</text:p>
          </table:table-cell>
          <table:table-cell office:value-type="float" office:value="166909" calcext:value-type="float">
            <text:p>166909</text:p>
          </table:table-cell>
          <table:table-cell office:value-type="float" office:value="25537" calcext:value-type="float">
            <text:p>25537</text:p>
          </table:table-cell>
          <table:table-cell office:value-type="float" office:value="600998080" calcext:value-type="float">
            <text:p>600998080</text:p>
          </table:table-cell>
          <table:table-cell office:value-type="float" office:value="131027" calcext:value-type="float">
            <text:p>131027</text:p>
          </table:table-cell>
          <table:table-cell office:value-type="float" office:value="695202058" calcext:value-type="float">
            <text:p>695202058</text:p>
          </table:table-cell>
          <table:table-cell office:value-type="float" office:value="68270" calcext:value-type="float">
            <text:p>68270</text:p>
          </table:table-cell>
          <table:table-cell office:value-type="float" office:value="550673183" calcext:value-type="float">
            <text:p>550673183</text:p>
          </table:table-cell>
          <table:table-cell office:value-type="float" office:value="103501" calcext:value-type="float">
            <text:p>103501</text:p>
          </table:table-cell>
          <table:table-cell office:value-type="float" office:value="293924659" calcext:value-type="float">
            <text:p>293924659</text:p>
          </table:table-cell>
          <table:table-cell office:value-type="float" office:value="25466" calcext:value-type="float">
            <text:p>25466</text:p>
          </table:table-cell>
          <table:table-cell office:value-type="float" office:value="250419374" calcext:value-type="float">
            <text:p>250419374</text:p>
          </table:table-cell>
          <table:table-cell office:value-type="float" office:value="140874925" calcext:value-type="float">
            <text:p>140874925</text:p>
          </table:table-cell>
        </table:table-row>
        <table:table-row table:style-name="ro1">
          <table:table-cell office:value-type="float" office:value="27250" calcext:value-type="float">
            <text:p>27250</text:p>
          </table:table-cell>
          <table:table-cell office:value-type="float" office:value="532859" calcext:value-type="float">
            <text:p>532859</text:p>
          </table:table-cell>
          <table:table-cell office:value-type="float" office:value="524754" calcext:value-type="float">
            <text:p>524754</text:p>
          </table:table-cell>
          <table:table-cell office:value-type="float" office:value="50535" calcext:value-type="float">
            <text:p>50535</text:p>
          </table:table-cell>
          <table:table-cell office:value-type="float" office:value="146866" calcext:value-type="float">
            <text:p>146866</text:p>
          </table:table-cell>
          <table:table-cell office:value-type="float" office:value="121275" calcext:value-type="float">
            <text:p>121275</text:p>
          </table:table-cell>
          <table:table-cell office:value-type="float" office:value="37133" calcext:value-type="float">
            <text:p>37133</text:p>
          </table:table-cell>
          <table:table-cell office:value-type="float" office:value="60711" calcext:value-type="float">
            <text:p>60711</text:p>
          </table:table-cell>
          <table:table-cell office:value-type="float" office:value="580715171" calcext:value-type="float">
            <text:p>580715171</text:p>
          </table:table-cell>
          <table:table-cell office:value-type="float" office:value="256139" calcext:value-type="float">
            <text:p>256139</text:p>
          </table:table-cell>
          <table:table-cell office:value-type="float" office:value="200327" calcext:value-type="float">
            <text:p>200327</text:p>
          </table:table-cell>
          <table:table-cell office:value-type="float" office:value="25640" calcext:value-type="float">
            <text:p>25640</text:p>
          </table:table-cell>
          <table:table-cell office:value-type="float" office:value="606744246" calcext:value-type="float">
            <text:p>606744246</text:p>
          </table:table-cell>
          <table:table-cell office:value-type="float" office:value="133063" calcext:value-type="float">
            <text:p>133063</text:p>
          </table:table-cell>
          <table:table-cell office:value-type="float" office:value="700738366" calcext:value-type="float">
            <text:p>700738366</text:p>
          </table:table-cell>
          <table:table-cell office:value-type="float" office:value="60730" calcext:value-type="float">
            <text:p>60730</text:p>
          </table:table-cell>
          <table:table-cell office:value-type="float" office:value="555526901" calcext:value-type="float">
            <text:p>555526901</text:p>
          </table:table-cell>
          <table:table-cell office:value-type="float" office:value="100413" calcext:value-type="float">
            <text:p>100413</text:p>
          </table:table-cell>
          <table:table-cell office:value-type="float" office:value="296313805" calcext:value-type="float">
            <text:p>296313805</text:p>
          </table:table-cell>
          <table:table-cell office:value-type="float" office:value="22763" calcext:value-type="float">
            <text:p>22763</text:p>
          </table:table-cell>
          <table:table-cell office:value-type="float" office:value="254771773" calcext:value-type="float">
            <text:p>254771773</text:p>
          </table:table-cell>
          <table:table-cell office:value-type="float" office:value="142372974" calcext:value-type="float">
            <text:p>142372974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571012" calcext:value-type="float">
            <text:p>571012</text:p>
          </table:table-cell>
          <table:table-cell office:value-type="float" office:value="484398" calcext:value-type="float">
            <text:p>484398</text:p>
          </table:table-cell>
          <table:table-cell office:value-type="float" office:value="51407" calcext:value-type="float">
            <text:p>51407</text:p>
          </table:table-cell>
          <table:table-cell office:value-type="float" office:value="98458" calcext:value-type="float">
            <text:p>98458</text:p>
          </table:table-cell>
          <table:table-cell office:value-type="float" office:value="124081" calcext:value-type="float">
            <text:p>124081</text:p>
          </table:table-cell>
          <table:table-cell office:value-type="float" office:value="38906" calcext:value-type="float">
            <text:p>38906</text:p>
          </table:table-cell>
          <table:table-cell office:value-type="float" office:value="60260" calcext:value-type="float">
            <text:p>60260</text:p>
          </table:table-cell>
          <table:table-cell office:value-type="float" office:value="585878505" calcext:value-type="float">
            <text:p>585878505</text:p>
          </table:table-cell>
          <table:table-cell office:value-type="float" office:value="262013" calcext:value-type="float">
            <text:p>262013</text:p>
          </table:table-cell>
          <table:table-cell office:value-type="float" office:value="164476" calcext:value-type="float">
            <text:p>164476</text:p>
          </table:table-cell>
          <table:table-cell office:value-type="float" office:value="25129" calcext:value-type="float">
            <text:p>25129</text:p>
          </table:table-cell>
          <table:table-cell office:value-type="float" office:value="611970700" calcext:value-type="float">
            <text:p>611970700</text:p>
          </table:table-cell>
          <table:table-cell office:value-type="float" office:value="134408" calcext:value-type="float">
            <text:p>134408</text:p>
          </table:table-cell>
          <table:table-cell office:value-type="float" office:value="706693689" calcext:value-type="float">
            <text:p>706693689</text:p>
          </table:table-cell>
          <table:table-cell office:value-type="float" office:value="60304" calcext:value-type="float">
            <text:p>60304</text:p>
          </table:table-cell>
          <table:table-cell office:value-type="float" office:value="560299908" calcext:value-type="float">
            <text:p>560299908</text:p>
          </table:table-cell>
          <table:table-cell office:value-type="float" office:value="107888" calcext:value-type="float">
            <text:p>107888</text:p>
          </table:table-cell>
          <table:table-cell office:value-type="float" office:value="299033070" calcext:value-type="float">
            <text:p>299033070</text:p>
          </table:table-cell>
          <table:table-cell office:value-type="float" office:value="23174" calcext:value-type="float">
            <text:p>23174</text:p>
          </table:table-cell>
          <table:table-cell office:value-type="float" office:value="255867462" calcext:value-type="float">
            <text:p>255867462</text:p>
          </table:table-cell>
          <table:table-cell office:value-type="float" office:value="143637733" calcext:value-type="float">
            <text:p>143637733</text:p>
          </table:table-cell>
        </table:table-row>
        <table:table-row table:style-name="ro1">
          <table:table-cell office:value-type="float" office:value="27750" calcext:value-type="float">
            <text:p>27750</text:p>
          </table:table-cell>
          <table:table-cell office:value-type="float" office:value="544908" calcext:value-type="float">
            <text:p>544908</text:p>
          </table:table-cell>
          <table:table-cell office:value-type="float" office:value="480901" calcext:value-type="float">
            <text:p>480901</text:p>
          </table:table-cell>
          <table:table-cell office:value-type="float" office:value="50475" calcext:value-type="float">
            <text:p>50475</text:p>
          </table:table-cell>
          <table:table-cell office:value-type="float" office:value="101317" calcext:value-type="float">
            <text:p>101317</text:p>
          </table:table-cell>
          <table:table-cell office:value-type="float" office:value="123971" calcext:value-type="float">
            <text:p>123971</text:p>
          </table:table-cell>
          <table:table-cell office:value-type="float" office:value="39595" calcext:value-type="float">
            <text:p>39595</text:p>
          </table:table-cell>
          <table:table-cell office:value-type="float" office:value="62874" calcext:value-type="float">
            <text:p>62874</text:p>
          </table:table-cell>
          <table:table-cell office:value-type="float" office:value="590065095" calcext:value-type="float">
            <text:p>590065095</text:p>
          </table:table-cell>
          <table:table-cell office:value-type="float" office:value="251230" calcext:value-type="float">
            <text:p>251230</text:p>
          </table:table-cell>
          <table:table-cell office:value-type="float" office:value="155942" calcext:value-type="float">
            <text:p>155942</text:p>
          </table:table-cell>
          <table:table-cell office:value-type="float" office:value="25266" calcext:value-type="float">
            <text:p>25266</text:p>
          </table:table-cell>
          <table:table-cell office:value-type="float" office:value="617275662" calcext:value-type="float">
            <text:p>617275662</text:p>
          </table:table-cell>
          <table:table-cell office:value-type="float" office:value="139491" calcext:value-type="float">
            <text:p>139491</text:p>
          </table:table-cell>
          <table:table-cell office:value-type="float" office:value="712952460" calcext:value-type="float">
            <text:p>712952460</text:p>
          </table:table-cell>
          <table:table-cell office:value-type="float" office:value="63807" calcext:value-type="float">
            <text:p>63807</text:p>
          </table:table-cell>
          <table:table-cell office:value-type="float" office:value="565685494" calcext:value-type="float">
            <text:p>565685494</text:p>
          </table:table-cell>
          <table:table-cell office:value-type="float" office:value="107240" calcext:value-type="float">
            <text:p>107240</text:p>
          </table:table-cell>
          <table:table-cell office:value-type="float" office:value="302040306" calcext:value-type="float">
            <text:p>302040306</text:p>
          </table:table-cell>
          <table:table-cell office:value-type="float" office:value="22619" calcext:value-type="float">
            <text:p>22619</text:p>
          </table:table-cell>
          <table:table-cell office:value-type="float" office:value="258417224" calcext:value-type="float">
            <text:p>258417224</text:p>
          </table:table-cell>
          <table:table-cell office:value-type="float" office:value="144966729" calcext:value-type="float">
            <text:p>14496672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547666" calcext:value-type="float">
            <text:p>547666</text:p>
          </table:table-cell>
          <table:table-cell office:value-type="float" office:value="471968" calcext:value-type="float">
            <text:p>471968</text:p>
          </table:table-cell>
          <table:table-cell office:value-type="float" office:value="50437" calcext:value-type="float">
            <text:p>50437</text:p>
          </table:table-cell>
          <table:table-cell office:value-type="float" office:value="100572" calcext:value-type="float">
            <text:p>100572</text:p>
          </table:table-cell>
          <table:table-cell office:value-type="float" office:value="125126" calcext:value-type="float">
            <text:p>125126</text:p>
          </table:table-cell>
          <table:table-cell office:value-type="float" office:value="38083" calcext:value-type="float">
            <text:p>38083</text:p>
          </table:table-cell>
          <table:table-cell office:value-type="float" office:value="59626" calcext:value-type="float">
            <text:p>59626</text:p>
          </table:table-cell>
          <table:table-cell office:value-type="float" office:value="595193499" calcext:value-type="float">
            <text:p>595193499</text:p>
          </table:table-cell>
          <table:table-cell office:value-type="float" office:value="258815" calcext:value-type="float">
            <text:p>258815</text:p>
          </table:table-cell>
          <table:table-cell office:value-type="float" office:value="158982" calcext:value-type="float">
            <text:p>158982</text:p>
          </table:table-cell>
          <table:table-cell office:value-type="float" office:value="25979" calcext:value-type="float">
            <text:p>25979</text:p>
          </table:table-cell>
          <table:table-cell office:value-type="float" office:value="622990572" calcext:value-type="float">
            <text:p>622990572</text:p>
          </table:table-cell>
          <table:table-cell office:value-type="float" office:value="137503" calcext:value-type="float">
            <text:p>137503</text:p>
          </table:table-cell>
          <table:table-cell office:value-type="float" office:value="720195302" calcext:value-type="float">
            <text:p>720195302</text:p>
          </table:table-cell>
          <table:table-cell office:value-type="float" office:value="63677" calcext:value-type="float">
            <text:p>63677</text:p>
          </table:table-cell>
          <table:table-cell office:value-type="float" office:value="570544730" calcext:value-type="float">
            <text:p>570544730</text:p>
          </table:table-cell>
          <table:table-cell office:value-type="float" office:value="105923" calcext:value-type="float">
            <text:p>105923</text:p>
          </table:table-cell>
          <table:table-cell office:value-type="float" office:value="304371596" calcext:value-type="float">
            <text:p>304371596</text:p>
          </table:table-cell>
          <table:table-cell office:value-type="float" office:value="22601" calcext:value-type="float">
            <text:p>22601</text:p>
          </table:table-cell>
          <table:table-cell office:value-type="float" office:value="261367986" calcext:value-type="float">
            <text:p>261367986</text:p>
          </table:table-cell>
          <table:table-cell office:value-type="float" office:value="146265946" calcext:value-type="float">
            <text:p>146265946</text:p>
          </table:table-cell>
        </table:table-row>
        <table:table-row table:style-name="ro1">
          <table:table-cell office:value-type="float" office:value="28250" calcext:value-type="float">
            <text:p>28250</text:p>
          </table:table-cell>
          <table:table-cell office:value-type="float" office:value="553754" calcext:value-type="float">
            <text:p>553754</text:p>
          </table:table-cell>
          <table:table-cell office:value-type="float" office:value="472760" calcext:value-type="float">
            <text:p>472760</text:p>
          </table:table-cell>
          <table:table-cell office:value-type="float" office:value="51051" calcext:value-type="float">
            <text:p>51051</text:p>
          </table:table-cell>
          <table:table-cell office:value-type="float" office:value="96746" calcext:value-type="float">
            <text:p>96746</text:p>
          </table:table-cell>
          <table:table-cell office:value-type="float" office:value="124636" calcext:value-type="float">
            <text:p>124636</text:p>
          </table:table-cell>
          <table:table-cell office:value-type="float" office:value="36286" calcext:value-type="float">
            <text:p>36286</text:p>
          </table:table-cell>
          <table:table-cell office:value-type="float" office:value="56587" calcext:value-type="float">
            <text:p>56587</text:p>
          </table:table-cell>
          <table:table-cell office:value-type="float" office:value="600128291" calcext:value-type="float">
            <text:p>600128291</text:p>
          </table:table-cell>
          <table:table-cell office:value-type="float" office:value="256506" calcext:value-type="float">
            <text:p>256506</text:p>
          </table:table-cell>
          <table:table-cell office:value-type="float" office:value="160952" calcext:value-type="float">
            <text:p>160952</text:p>
          </table:table-cell>
          <table:table-cell office:value-type="float" office:value="24910" calcext:value-type="float">
            <text:p>24910</text:p>
          </table:table-cell>
          <table:table-cell office:value-type="float" office:value="628445974" calcext:value-type="float">
            <text:p>628445974</text:p>
          </table:table-cell>
          <table:table-cell office:value-type="float" office:value="137272" calcext:value-type="float">
            <text:p>137272</text:p>
          </table:table-cell>
          <table:table-cell office:value-type="float" office:value="726578289" calcext:value-type="float">
            <text:p>726578289</text:p>
          </table:table-cell>
          <table:table-cell office:value-type="float" office:value="57337" calcext:value-type="float">
            <text:p>57337</text:p>
          </table:table-cell>
          <table:table-cell office:value-type="float" office:value="575619943" calcext:value-type="float">
            <text:p>575619943</text:p>
          </table:table-cell>
          <table:table-cell office:value-type="float" office:value="104720" calcext:value-type="float">
            <text:p>104720</text:p>
          </table:table-cell>
          <table:table-cell office:value-type="float" office:value="307401560" calcext:value-type="float">
            <text:p>307401560</text:p>
          </table:table-cell>
          <table:table-cell office:value-type="float" office:value="22696" calcext:value-type="float">
            <text:p>22696</text:p>
          </table:table-cell>
          <table:table-cell office:value-type="float" office:value="264127284" calcext:value-type="float">
            <text:p>264127284</text:p>
          </table:table-cell>
          <table:table-cell office:value-type="float" office:value="147443074" calcext:value-type="float">
            <text:p>147443074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561286" calcext:value-type="float">
            <text:p>561286</text:p>
          </table:table-cell>
          <table:table-cell office:value-type="float" office:value="466141" calcext:value-type="float">
            <text:p>466141</text:p>
          </table:table-cell>
          <table:table-cell office:value-type="float" office:value="51989" calcext:value-type="float">
            <text:p>51989</text:p>
          </table:table-cell>
          <table:table-cell office:value-type="float" office:value="101186" calcext:value-type="float">
            <text:p>101186</text:p>
          </table:table-cell>
          <table:table-cell office:value-type="float" office:value="128552" calcext:value-type="float">
            <text:p>128552</text:p>
          </table:table-cell>
          <table:table-cell office:value-type="float" office:value="42732" calcext:value-type="float">
            <text:p>42732</text:p>
          </table:table-cell>
          <table:table-cell office:value-type="float" office:value="59446" calcext:value-type="float">
            <text:p>59446</text:p>
          </table:table-cell>
          <table:table-cell office:value-type="float" office:value="605016820" calcext:value-type="float">
            <text:p>605016820</text:p>
          </table:table-cell>
          <table:table-cell office:value-type="float" office:value="263542" calcext:value-type="float">
            <text:p>263542</text:p>
          </table:table-cell>
          <table:table-cell office:value-type="float" office:value="153652" calcext:value-type="float">
            <text:p>153652</text:p>
          </table:table-cell>
          <table:table-cell office:value-type="float" office:value="24836" calcext:value-type="float">
            <text:p>24836</text:p>
          </table:table-cell>
          <table:table-cell office:value-type="float" office:value="633483433" calcext:value-type="float">
            <text:p>633483433</text:p>
          </table:table-cell>
          <table:table-cell office:value-type="float" office:value="137252" calcext:value-type="float">
            <text:p>137252</text:p>
          </table:table-cell>
          <table:table-cell office:value-type="float" office:value="732636653" calcext:value-type="float">
            <text:p>732636653</text:p>
          </table:table-cell>
          <table:table-cell office:value-type="float" office:value="61185" calcext:value-type="float">
            <text:p>61185</text:p>
          </table:table-cell>
          <table:table-cell office:value-type="float" office:value="580989465" calcext:value-type="float">
            <text:p>580989465</text:p>
          </table:table-cell>
          <table:table-cell office:value-type="float" office:value="101169" calcext:value-type="float">
            <text:p>101169</text:p>
          </table:table-cell>
          <table:table-cell office:value-type="float" office:value="310117810" calcext:value-type="float">
            <text:p>310117810</text:p>
          </table:table-cell>
          <table:table-cell office:value-type="float" office:value="21543" calcext:value-type="float">
            <text:p>21543</text:p>
          </table:table-cell>
          <table:table-cell office:value-type="float" office:value="265914699" calcext:value-type="float">
            <text:p>265914699</text:p>
          </table:table-cell>
          <table:table-cell office:value-type="float" office:value="148886463" calcext:value-type="float">
            <text:p>148886463</text:p>
          </table:table-cell>
        </table:table-row>
        <table:table-row table:style-name="ro1">
          <table:table-cell office:value-type="float" office:value="28750" calcext:value-type="float">
            <text:p>28750</text:p>
          </table:table-cell>
          <table:table-cell office:value-type="float" office:value="536592" calcext:value-type="float">
            <text:p>536592</text:p>
          </table:table-cell>
          <table:table-cell office:value-type="float" office:value="473638" calcext:value-type="float">
            <text:p>473638</text:p>
          </table:table-cell>
          <table:table-cell office:value-type="float" office:value="52284" calcext:value-type="float">
            <text:p>52284</text:p>
          </table:table-cell>
          <table:table-cell office:value-type="float" office:value="99378" calcext:value-type="float">
            <text:p>99378</text:p>
          </table:table-cell>
          <table:table-cell office:value-type="float" office:value="117637" calcext:value-type="float">
            <text:p>117637</text:p>
          </table:table-cell>
          <table:table-cell office:value-type="float" office:value="80545" calcext:value-type="float">
            <text:p>80545</text:p>
          </table:table-cell>
          <table:table-cell office:value-type="float" office:value="54429" calcext:value-type="float">
            <text:p>54429</text:p>
          </table:table-cell>
          <table:table-cell office:value-type="float" office:value="609794553" calcext:value-type="float">
            <text:p>609794553</text:p>
          </table:table-cell>
          <table:table-cell office:value-type="float" office:value="266429" calcext:value-type="float">
            <text:p>266429</text:p>
          </table:table-cell>
          <table:table-cell office:value-type="float" office:value="156424" calcext:value-type="float">
            <text:p>156424</text:p>
          </table:table-cell>
          <table:table-cell office:value-type="float" office:value="24082" calcext:value-type="float">
            <text:p>24082</text:p>
          </table:table-cell>
          <table:table-cell office:value-type="float" office:value="639436842" calcext:value-type="float">
            <text:p>639436842</text:p>
          </table:table-cell>
          <table:table-cell office:value-type="float" office:value="135875" calcext:value-type="float">
            <text:p>135875</text:p>
          </table:table-cell>
          <table:table-cell office:value-type="float" office:value="738605101" calcext:value-type="float">
            <text:p>738605101</text:p>
          </table:table-cell>
          <table:table-cell office:value-type="float" office:value="64214" calcext:value-type="float">
            <text:p>64214</text:p>
          </table:table-cell>
          <table:table-cell office:value-type="float" office:value="585398151" calcext:value-type="float">
            <text:p>585398151</text:p>
          </table:table-cell>
          <table:table-cell office:value-type="float" office:value="104400" calcext:value-type="float">
            <text:p>104400</text:p>
          </table:table-cell>
          <table:table-cell office:value-type="float" office:value="312523227" calcext:value-type="float">
            <text:p>312523227</text:p>
          </table:table-cell>
          <table:table-cell office:value-type="float" office:value="23641" calcext:value-type="float">
            <text:p>23641</text:p>
          </table:table-cell>
          <table:table-cell office:value-type="float" office:value="268714958" calcext:value-type="float">
            <text:p>268714958</text:p>
          </table:table-cell>
          <table:table-cell office:value-type="float" office:value="150158584" calcext:value-type="float">
            <text:p>150158584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553165" calcext:value-type="float">
            <text:p>553165</text:p>
          </table:table-cell>
          <table:table-cell office:value-type="float" office:value="501106" calcext:value-type="float">
            <text:p>501106</text:p>
          </table:table-cell>
          <table:table-cell office:value-type="float" office:value="52063" calcext:value-type="float">
            <text:p>52063</text:p>
          </table:table-cell>
          <table:table-cell office:value-type="float" office:value="98480" calcext:value-type="float">
            <text:p>98480</text:p>
          </table:table-cell>
          <table:table-cell office:value-type="float" office:value="123942" calcext:value-type="float">
            <text:p>123942</text:p>
          </table:table-cell>
          <table:table-cell office:value-type="float" office:value="37809" calcext:value-type="float">
            <text:p>37809</text:p>
          </table:table-cell>
          <table:table-cell office:value-type="float" office:value="55596" calcext:value-type="float">
            <text:p>55596</text:p>
          </table:table-cell>
          <table:table-cell office:value-type="float" office:value="615079841" calcext:value-type="float">
            <text:p>615079841</text:p>
          </table:table-cell>
          <table:table-cell office:value-type="float" office:value="257514" calcext:value-type="float">
            <text:p>257514</text:p>
          </table:table-cell>
          <table:table-cell office:value-type="float" office:value="166551" calcext:value-type="float">
            <text:p>166551</text:p>
          </table:table-cell>
          <table:table-cell office:value-type="float" office:value="24807" calcext:value-type="float">
            <text:p>24807</text:p>
          </table:table-cell>
          <table:table-cell office:value-type="float" office:value="644575234" calcext:value-type="float">
            <text:p>644575234</text:p>
          </table:table-cell>
          <table:table-cell office:value-type="float" office:value="134290" calcext:value-type="float">
            <text:p>134290</text:p>
          </table:table-cell>
          <table:table-cell office:value-type="float" office:value="744185746" calcext:value-type="float">
            <text:p>744185746</text:p>
          </table:table-cell>
          <table:table-cell office:value-type="float" office:value="58053" calcext:value-type="float">
            <text:p>58053</text:p>
          </table:table-cell>
          <table:table-cell office:value-type="float" office:value="589888495" calcext:value-type="float">
            <text:p>589888495</text:p>
          </table:table-cell>
          <table:table-cell office:value-type="float" office:value="104997" calcext:value-type="float">
            <text:p>104997</text:p>
          </table:table-cell>
          <table:table-cell office:value-type="float" office:value="317179524" calcext:value-type="float">
            <text:p>317179524</text:p>
          </table:table-cell>
          <table:table-cell office:value-type="float" office:value="24752" calcext:value-type="float">
            <text:p>24752</text:p>
          </table:table-cell>
          <table:table-cell office:value-type="float" office:value="271502969" calcext:value-type="float">
            <text:p>271502969</text:p>
          </table:table-cell>
          <table:table-cell office:value-type="float" office:value="151677062" calcext:value-type="float">
            <text:p>151677062</text:p>
          </table:table-cell>
        </table:table-row>
        <table:table-row table:style-name="ro1">
          <table:table-cell office:value-type="float" office:value="29250" calcext:value-type="float">
            <text:p>29250</text:p>
          </table:table-cell>
          <table:table-cell office:value-type="float" office:value="605897" calcext:value-type="float">
            <text:p>605897</text:p>
          </table:table-cell>
          <table:table-cell office:value-type="float" office:value="468783" calcext:value-type="float">
            <text:p>468783</text:p>
          </table:table-cell>
          <table:table-cell office:value-type="float" office:value="50703" calcext:value-type="float">
            <text:p>50703</text:p>
          </table:table-cell>
          <table:table-cell office:value-type="float" office:value="96759" calcext:value-type="float">
            <text:p>96759</text:p>
          </table:table-cell>
          <table:table-cell office:value-type="float" office:value="120950" calcext:value-type="float">
            <text:p>120950</text:p>
          </table:table-cell>
          <table:table-cell office:value-type="float" office:value="38903" calcext:value-type="float">
            <text:p>38903</text:p>
          </table:table-cell>
          <table:table-cell office:value-type="float" office:value="60062" calcext:value-type="float">
            <text:p>60062</text:p>
          </table:table-cell>
          <table:table-cell office:value-type="float" office:value="619582063" calcext:value-type="float">
            <text:p>619582063</text:p>
          </table:table-cell>
          <table:table-cell office:value-type="float" office:value="267211" calcext:value-type="float">
            <text:p>267211</text:p>
          </table:table-cell>
          <table:table-cell office:value-type="float" office:value="170646" calcext:value-type="float">
            <text:p>170646</text:p>
          </table:table-cell>
          <table:table-cell office:value-type="float" office:value="24102" calcext:value-type="float">
            <text:p>24102</text:p>
          </table:table-cell>
          <table:table-cell office:value-type="float" office:value="649570560" calcext:value-type="float">
            <text:p>649570560</text:p>
          </table:table-cell>
          <table:table-cell office:value-type="float" office:value="129603" calcext:value-type="float">
            <text:p>129603</text:p>
          </table:table-cell>
          <table:table-cell office:value-type="float" office:value="749653239" calcext:value-type="float">
            <text:p>749653239</text:p>
          </table:table-cell>
          <table:table-cell office:value-type="float" office:value="61260" calcext:value-type="float">
            <text:p>61260</text:p>
          </table:table-cell>
          <table:table-cell office:value-type="float" office:value="594702772" calcext:value-type="float">
            <text:p>594702772</text:p>
          </table:table-cell>
          <table:table-cell office:value-type="float" office:value="102968" calcext:value-type="float">
            <text:p>102968</text:p>
          </table:table-cell>
          <table:table-cell office:value-type="float" office:value="318599201" calcext:value-type="float">
            <text:p>318599201</text:p>
          </table:table-cell>
          <table:table-cell office:value-type="float" office:value="22692" calcext:value-type="float">
            <text:p>22692</text:p>
          </table:table-cell>
          <table:table-cell office:value-type="float" office:value="273903016" calcext:value-type="float">
            <text:p>273903016</text:p>
          </table:table-cell>
          <table:table-cell office:value-type="float" office:value="152459521" calcext:value-type="float">
            <text:p>152459521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549253" calcext:value-type="float">
            <text:p>549253</text:p>
          </table:table-cell>
          <table:table-cell office:value-type="float" office:value="493158" calcext:value-type="float">
            <text:p>493158</text:p>
          </table:table-cell>
          <table:table-cell office:value-type="float" office:value="52086" calcext:value-type="float">
            <text:p>52086</text:p>
          </table:table-cell>
          <table:table-cell office:value-type="float" office:value="96528" calcext:value-type="float">
            <text:p>96528</text:p>
          </table:table-cell>
          <table:table-cell office:value-type="float" office:value="125144" calcext:value-type="float">
            <text:p>125144</text:p>
          </table:table-cell>
          <table:table-cell office:value-type="float" office:value="39565" calcext:value-type="float">
            <text:p>39565</text:p>
          </table:table-cell>
          <table:table-cell office:value-type="float" office:value="61449" calcext:value-type="float">
            <text:p>61449</text:p>
          </table:table-cell>
          <table:table-cell office:value-type="float" office:value="624106487" calcext:value-type="float">
            <text:p>624106487</text:p>
          </table:table-cell>
          <table:table-cell office:value-type="float" office:value="261856" calcext:value-type="float">
            <text:p>261856</text:p>
          </table:table-cell>
          <table:table-cell office:value-type="float" office:value="165071" calcext:value-type="float">
            <text:p>165071</text:p>
          </table:table-cell>
          <table:table-cell office:value-type="float" office:value="24510" calcext:value-type="float">
            <text:p>24510</text:p>
          </table:table-cell>
          <table:table-cell office:value-type="float" office:value="655405491" calcext:value-type="float">
            <text:p>655405491</text:p>
          </table:table-cell>
          <table:table-cell office:value-type="float" office:value="132763" calcext:value-type="float">
            <text:p>132763</text:p>
          </table:table-cell>
          <table:table-cell office:value-type="float" office:value="755910047" calcext:value-type="float">
            <text:p>755910047</text:p>
          </table:table-cell>
          <table:table-cell office:value-type="float" office:value="62603" calcext:value-type="float">
            <text:p>62603</text:p>
          </table:table-cell>
          <table:table-cell office:value-type="float" office:value="600459246" calcext:value-type="float">
            <text:p>600459246</text:p>
          </table:table-cell>
          <table:table-cell office:value-type="float" office:value="100889" calcext:value-type="float">
            <text:p>100889</text:p>
          </table:table-cell>
          <table:table-cell office:value-type="float" office:value="320515225" calcext:value-type="float">
            <text:p>320515225</text:p>
          </table:table-cell>
          <table:table-cell office:value-type="float" office:value="21834" calcext:value-type="float">
            <text:p>21834</text:p>
          </table:table-cell>
          <table:table-cell office:value-type="float" office:value="276758382" calcext:value-type="float">
            <text:p>276758382</text:p>
          </table:table-cell>
          <table:table-cell office:value-type="float" office:value="154079427" calcext:value-type="float">
            <text:p>154079427</text:p>
          </table:table-cell>
        </table:table-row>
        <table:table-row table:style-name="ro1">
          <table:table-cell office:value-type="float" office:value="29750" calcext:value-type="float">
            <text:p>29750</text:p>
          </table:table-cell>
          <table:table-cell office:value-type="float" office:value="549660" calcext:value-type="float">
            <text:p>549660</text:p>
          </table:table-cell>
          <table:table-cell office:value-type="float" office:value="489826" calcext:value-type="float">
            <text:p>489826</text:p>
          </table:table-cell>
          <table:table-cell office:value-type="float" office:value="53423" calcext:value-type="float">
            <text:p>53423</text:p>
          </table:table-cell>
          <table:table-cell office:value-type="float" office:value="100102" calcext:value-type="float">
            <text:p>100102</text:p>
          </table:table-cell>
          <table:table-cell office:value-type="float" office:value="125712" calcext:value-type="float">
            <text:p>125712</text:p>
          </table:table-cell>
          <table:table-cell office:value-type="float" office:value="38752" calcext:value-type="float">
            <text:p>38752</text:p>
          </table:table-cell>
          <table:table-cell office:value-type="float" office:value="55628" calcext:value-type="float">
            <text:p>55628</text:p>
          </table:table-cell>
          <table:table-cell office:value-type="float" office:value="628613640" calcext:value-type="float">
            <text:p>628613640</text:p>
          </table:table-cell>
          <table:table-cell office:value-type="float" office:value="331878" calcext:value-type="float">
            <text:p>331878</text:p>
          </table:table-cell>
          <table:table-cell office:value-type="float" office:value="164141" calcext:value-type="float">
            <text:p>164141</text:p>
          </table:table-cell>
          <table:table-cell office:value-type="float" office:value="24497" calcext:value-type="float">
            <text:p>24497</text:p>
          </table:table-cell>
          <table:table-cell office:value-type="float" office:value="660548284" calcext:value-type="float">
            <text:p>660548284</text:p>
          </table:table-cell>
          <table:table-cell office:value-type="float" office:value="133409" calcext:value-type="float">
            <text:p>133409</text:p>
          </table:table-cell>
          <table:table-cell office:value-type="float" office:value="762367333" calcext:value-type="float">
            <text:p>762367333</text:p>
          </table:table-cell>
          <table:table-cell office:value-type="float" office:value="61526" calcext:value-type="float">
            <text:p>61526</text:p>
          </table:table-cell>
          <table:table-cell office:value-type="float" office:value="605337551" calcext:value-type="float">
            <text:p>605337551</text:p>
          </table:table-cell>
          <table:table-cell office:value-type="float" office:value="107270" calcext:value-type="float">
            <text:p>107270</text:p>
          </table:table-cell>
          <table:table-cell office:value-type="float" office:value="323782248" calcext:value-type="float">
            <text:p>323782248</text:p>
          </table:table-cell>
          <table:table-cell office:value-type="float" office:value="26155" calcext:value-type="float">
            <text:p>26155</text:p>
          </table:table-cell>
          <table:table-cell office:value-type="float" office:value="279494129" calcext:value-type="float">
            <text:p>279494129</text:p>
          </table:table-cell>
          <table:table-cell office:value-type="float" office:value="155396628" calcext:value-type="float">
            <text:p>15539662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52492" calcext:value-type="float">
            <text:p>552492</text:p>
          </table:table-cell>
          <table:table-cell office:value-type="float" office:value="507334" calcext:value-type="float">
            <text:p>507334</text:p>
          </table:table-cell>
          <table:table-cell office:value-type="float" office:value="53594" calcext:value-type="float">
            <text:p>53594</text:p>
          </table:table-cell>
          <table:table-cell office:value-type="float" office:value="98631" calcext:value-type="float">
            <text:p>98631</text:p>
          </table:table-cell>
          <table:table-cell office:value-type="float" office:value="116172" calcext:value-type="float">
            <text:p>116172</text:p>
          </table:table-cell>
          <table:table-cell office:value-type="float" office:value="37292" calcext:value-type="float">
            <text:p>37292</text:p>
          </table:table-cell>
          <table:table-cell office:value-type="float" office:value="61001" calcext:value-type="float">
            <text:p>61001</text:p>
          </table:table-cell>
          <table:table-cell office:value-type="float" office:value="633668498" calcext:value-type="float">
            <text:p>633668498</text:p>
          </table:table-cell>
          <table:table-cell office:value-type="float" office:value="274708" calcext:value-type="float">
            <text:p>274708</text:p>
          </table:table-cell>
          <table:table-cell office:value-type="float" office:value="156544" calcext:value-type="float">
            <text:p>156544</text:p>
          </table:table-cell>
          <table:table-cell office:value-type="float" office:value="24834" calcext:value-type="float">
            <text:p>24834</text:p>
          </table:table-cell>
          <table:table-cell office:value-type="float" office:value="666115448" calcext:value-type="float">
            <text:p>666115448</text:p>
          </table:table-cell>
          <table:table-cell office:value-type="float" office:value="132259" calcext:value-type="float">
            <text:p>132259</text:p>
          </table:table-cell>
          <table:table-cell office:value-type="float" office:value="769556095" calcext:value-type="float">
            <text:p>769556095</text:p>
          </table:table-cell>
          <table:table-cell office:value-type="float" office:value="60957" calcext:value-type="float">
            <text:p>60957</text:p>
          </table:table-cell>
          <table:table-cell office:value-type="float" office:value="610555327" calcext:value-type="float">
            <text:p>610555327</text:p>
          </table:table-cell>
          <table:table-cell office:value-type="float" office:value="98559" calcext:value-type="float">
            <text:p>98559</text:p>
          </table:table-cell>
          <table:table-cell office:value-type="float" office:value="326434344" calcext:value-type="float">
            <text:p>326434344</text:p>
          </table:table-cell>
          <table:table-cell office:value-type="float" office:value="23364" calcext:value-type="float">
            <text:p>23364</text:p>
          </table:table-cell>
          <table:table-cell office:value-type="float" office:value="281863011" calcext:value-type="float">
            <text:p>281863011</text:p>
          </table:table-cell>
          <table:table-cell office:value-type="float" office:value="156375592" calcext:value-type="float">
            <text:p>156375592</text:p>
          </table:table-cell>
        </table:table-row>
        <table:table-row table:style-name="ro1">
          <table:table-cell office:value-type="float" office:value="30250" calcext:value-type="float">
            <text:p>30250</text:p>
          </table:table-cell>
          <table:table-cell office:value-type="float" office:value="554113" calcext:value-type="float">
            <text:p>554113</text:p>
          </table:table-cell>
          <table:table-cell office:value-type="float" office:value="496939" calcext:value-type="float">
            <text:p>496939</text:p>
          </table:table-cell>
          <table:table-cell office:value-type="float" office:value="55254" calcext:value-type="float">
            <text:p>55254</text:p>
          </table:table-cell>
          <table:table-cell office:value-type="float" office:value="95592" calcext:value-type="float">
            <text:p>95592</text:p>
          </table:table-cell>
          <table:table-cell office:value-type="float" office:value="178047" calcext:value-type="float">
            <text:p>178047</text:p>
          </table:table-cell>
          <table:table-cell office:value-type="float" office:value="36597" calcext:value-type="float">
            <text:p>36597</text:p>
          </table:table-cell>
          <table:table-cell office:value-type="float" office:value="53419" calcext:value-type="float">
            <text:p>53419</text:p>
          </table:table-cell>
          <table:table-cell office:value-type="float" office:value="637693728" calcext:value-type="float">
            <text:p>637693728</text:p>
          </table:table-cell>
          <table:table-cell office:value-type="float" office:value="265493" calcext:value-type="float">
            <text:p>265493</text:p>
          </table:table-cell>
          <table:table-cell office:value-type="float" office:value="153828" calcext:value-type="float">
            <text:p>153828</text:p>
          </table:table-cell>
          <table:table-cell office:value-type="float" office:value="25387" calcext:value-type="float">
            <text:p>25387</text:p>
          </table:table-cell>
          <table:table-cell office:value-type="float" office:value="671850006" calcext:value-type="float">
            <text:p>671850006</text:p>
          </table:table-cell>
          <table:table-cell office:value-type="float" office:value="132036" calcext:value-type="float">
            <text:p>132036</text:p>
          </table:table-cell>
          <table:table-cell office:value-type="float" office:value="775900066" calcext:value-type="float">
            <text:p>775900066</text:p>
          </table:table-cell>
          <table:table-cell office:value-type="float" office:value="62306" calcext:value-type="float">
            <text:p>62306</text:p>
          </table:table-cell>
          <table:table-cell office:value-type="float" office:value="616284612" calcext:value-type="float">
            <text:p>616284612</text:p>
          </table:table-cell>
          <table:table-cell office:value-type="float" office:value="102353" calcext:value-type="float">
            <text:p>102353</text:p>
          </table:table-cell>
          <table:table-cell office:value-type="float" office:value="329157520" calcext:value-type="float">
            <text:p>329157520</text:p>
          </table:table-cell>
          <table:table-cell office:value-type="float" office:value="22863" calcext:value-type="float">
            <text:p>22863</text:p>
          </table:table-cell>
          <table:table-cell office:value-type="float" office:value="284396309" calcext:value-type="float">
            <text:p>284396309</text:p>
          </table:table-cell>
          <table:table-cell office:value-type="float" office:value="158116967" calcext:value-type="float">
            <text:p>158116967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558457" calcext:value-type="float">
            <text:p>558457</text:p>
          </table:table-cell>
          <table:table-cell office:value-type="float" office:value="505345" calcext:value-type="float">
            <text:p>505345</text:p>
          </table:table-cell>
          <table:table-cell office:value-type="float" office:value="53153" calcext:value-type="float">
            <text:p>53153</text:p>
          </table:table-cell>
          <table:table-cell office:value-type="float" office:value="98537" calcext:value-type="float">
            <text:p>98537</text:p>
          </table:table-cell>
          <table:table-cell office:value-type="float" office:value="128737" calcext:value-type="float">
            <text:p>128737</text:p>
          </table:table-cell>
          <table:table-cell office:value-type="float" office:value="39051" calcext:value-type="float">
            <text:p>39051</text:p>
          </table:table-cell>
          <table:table-cell office:value-type="float" office:value="59247" calcext:value-type="float">
            <text:p>59247</text:p>
          </table:table-cell>
          <table:table-cell office:value-type="float" office:value="642875322" calcext:value-type="float">
            <text:p>642875322</text:p>
          </table:table-cell>
          <table:table-cell office:value-type="float" office:value="261231" calcext:value-type="float">
            <text:p>261231</text:p>
          </table:table-cell>
          <table:table-cell office:value-type="float" office:value="167284" calcext:value-type="float">
            <text:p>167284</text:p>
          </table:table-cell>
          <table:table-cell office:value-type="float" office:value="26267" calcext:value-type="float">
            <text:p>26267</text:p>
          </table:table-cell>
          <table:table-cell office:value-type="float" office:value="677180864" calcext:value-type="float">
            <text:p>677180864</text:p>
          </table:table-cell>
          <table:table-cell office:value-type="float" office:value="169638" calcext:value-type="float">
            <text:p>169638</text:p>
          </table:table-cell>
          <table:table-cell office:value-type="float" office:value="782125201" calcext:value-type="float">
            <text:p>782125201</text:p>
          </table:table-cell>
          <table:table-cell office:value-type="float" office:value="62412" calcext:value-type="float">
            <text:p>62412</text:p>
          </table:table-cell>
          <table:table-cell office:value-type="float" office:value="621130327" calcext:value-type="float">
            <text:p>621130327</text:p>
          </table:table-cell>
          <table:table-cell office:value-type="float" office:value="104420" calcext:value-type="float">
            <text:p>104420</text:p>
          </table:table-cell>
          <table:table-cell office:value-type="float" office:value="331957582" calcext:value-type="float">
            <text:p>331957582</text:p>
          </table:table-cell>
          <table:table-cell office:value-type="float" office:value="22912" calcext:value-type="float">
            <text:p>22912</text:p>
          </table:table-cell>
          <table:table-cell office:value-type="float" office:value="287450276" calcext:value-type="float">
            <text:p>287450276</text:p>
          </table:table-cell>
          <table:table-cell office:value-type="float" office:value="159483158" calcext:value-type="float">
            <text:p>159483158</text:p>
          </table:table-cell>
        </table:table-row>
        <table:table-row table:style-name="ro1">
          <table:table-cell office:value-type="float" office:value="30750" calcext:value-type="float">
            <text:p>30750</text:p>
          </table:table-cell>
          <table:table-cell office:value-type="float" office:value="614240" calcext:value-type="float">
            <text:p>614240</text:p>
          </table:table-cell>
          <table:table-cell office:value-type="float" office:value="478854" calcext:value-type="float">
            <text:p>478854</text:p>
          </table:table-cell>
          <table:table-cell office:value-type="float" office:value="53312" calcext:value-type="float">
            <text:p>53312</text:p>
          </table:table-cell>
          <table:table-cell office:value-type="float" office:value="98281" calcext:value-type="float">
            <text:p>98281</text:p>
          </table:table-cell>
          <table:table-cell office:value-type="float" office:value="122249" calcext:value-type="float">
            <text:p>122249</text:p>
          </table:table-cell>
          <table:table-cell office:value-type="float" office:value="38834" calcext:value-type="float">
            <text:p>38834</text:p>
          </table:table-cell>
          <table:table-cell office:value-type="float" office:value="60970" calcext:value-type="float">
            <text:p>60970</text:p>
          </table:table-cell>
          <table:table-cell office:value-type="float" office:value="647278956" calcext:value-type="float">
            <text:p>647278956</text:p>
          </table:table-cell>
          <table:table-cell office:value-type="float" office:value="251243" calcext:value-type="float">
            <text:p>251243</text:p>
          </table:table-cell>
          <table:table-cell office:value-type="float" office:value="167625" calcext:value-type="float">
            <text:p>167625</text:p>
          </table:table-cell>
          <table:table-cell office:value-type="float" office:value="25066" calcext:value-type="float">
            <text:p>25066</text:p>
          </table:table-cell>
          <table:table-cell office:value-type="float" office:value="682320781" calcext:value-type="float">
            <text:p>682320781</text:p>
          </table:table-cell>
          <table:table-cell office:value-type="float" office:value="132963" calcext:value-type="float">
            <text:p>132963</text:p>
          </table:table-cell>
          <table:table-cell office:value-type="float" office:value="787499231" calcext:value-type="float">
            <text:p>787499231</text:p>
          </table:table-cell>
          <table:table-cell office:value-type="float" office:value="62674" calcext:value-type="float">
            <text:p>62674</text:p>
          </table:table-cell>
          <table:table-cell office:value-type="float" office:value="626156323" calcext:value-type="float">
            <text:p>626156323</text:p>
          </table:table-cell>
          <table:table-cell office:value-type="float" office:value="101246" calcext:value-type="float">
            <text:p>101246</text:p>
          </table:table-cell>
          <table:table-cell office:value-type="float" office:value="334371379" calcext:value-type="float">
            <text:p>334371379</text:p>
          </table:table-cell>
          <table:table-cell office:value-type="float" office:value="23031" calcext:value-type="float">
            <text:p>23031</text:p>
          </table:table-cell>
          <table:table-cell office:value-type="float" office:value="289726349" calcext:value-type="float">
            <text:p>289726349</text:p>
          </table:table-cell>
          <table:table-cell office:value-type="float" office:value="160480340" calcext:value-type="float">
            <text:p>16048034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548889" calcext:value-type="float">
            <text:p>548889</text:p>
          </table:table-cell>
          <table:table-cell office:value-type="float" office:value="542138" calcext:value-type="float">
            <text:p>542138</text:p>
          </table:table-cell>
          <table:table-cell office:value-type="float" office:value="56568" calcext:value-type="float">
            <text:p>56568</text:p>
          </table:table-cell>
          <table:table-cell office:value-type="float" office:value="96937" calcext:value-type="float">
            <text:p>96937</text:p>
          </table:table-cell>
          <table:table-cell office:value-type="float" office:value="123752" calcext:value-type="float">
            <text:p>123752</text:p>
          </table:table-cell>
          <table:table-cell office:value-type="float" office:value="42043" calcext:value-type="float">
            <text:p>42043</text:p>
          </table:table-cell>
          <table:table-cell office:value-type="float" office:value="56186" calcext:value-type="float">
            <text:p>56186</text:p>
          </table:table-cell>
          <table:table-cell office:value-type="float" office:value="651633398" calcext:value-type="float">
            <text:p>651633398</text:p>
          </table:table-cell>
          <table:table-cell office:value-type="float" office:value="260190" calcext:value-type="float">
            <text:p>260190</text:p>
          </table:table-cell>
          <table:table-cell office:value-type="float" office:value="157492" calcext:value-type="float">
            <text:p>157492</text:p>
          </table:table-cell>
          <table:table-cell office:value-type="float" office:value="25048" calcext:value-type="float">
            <text:p>25048</text:p>
          </table:table-cell>
          <table:table-cell office:value-type="float" office:value="687703949" calcext:value-type="float">
            <text:p>687703949</text:p>
          </table:table-cell>
          <table:table-cell office:value-type="float" office:value="131508" calcext:value-type="float">
            <text:p>131508</text:p>
          </table:table-cell>
          <table:table-cell office:value-type="float" office:value="792325115" calcext:value-type="float">
            <text:p>792325115</text:p>
          </table:table-cell>
          <table:table-cell office:value-type="float" office:value="59615" calcext:value-type="float">
            <text:p>59615</text:p>
          </table:table-cell>
          <table:table-cell office:value-type="float" office:value="631091435" calcext:value-type="float">
            <text:p>631091435</text:p>
          </table:table-cell>
          <table:table-cell office:value-type="float" office:value="104407" calcext:value-type="float">
            <text:p>104407</text:p>
          </table:table-cell>
          <table:table-cell office:value-type="float" office:value="337498557" calcext:value-type="float">
            <text:p>337498557</text:p>
          </table:table-cell>
          <table:table-cell office:value-type="float" office:value="23175" calcext:value-type="float">
            <text:p>23175</text:p>
          </table:table-cell>
          <table:table-cell office:value-type="float" office:value="292417123" calcext:value-type="float">
            <text:p>292417123</text:p>
          </table:table-cell>
          <table:table-cell office:value-type="float" office:value="161860440" calcext:value-type="float">
            <text:p>161860440</text:p>
          </table:table-cell>
        </table:table-row>
        <table:table-row table:style-name="ro1">
          <table:table-cell office:value-type="float" office:value="31250" calcext:value-type="float">
            <text:p>31250</text:p>
          </table:table-cell>
          <table:table-cell office:value-type="float" office:value="558928" calcext:value-type="float">
            <text:p>558928</text:p>
          </table:table-cell>
          <table:table-cell office:value-type="float" office:value="489501" calcext:value-type="float">
            <text:p>489501</text:p>
          </table:table-cell>
          <table:table-cell office:value-type="float" office:value="56803" calcext:value-type="float">
            <text:p>56803</text:p>
          </table:table-cell>
          <table:table-cell office:value-type="float" office:value="96720" calcext:value-type="float">
            <text:p>96720</text:p>
          </table:table-cell>
          <table:table-cell office:value-type="float" office:value="121561" calcext:value-type="float">
            <text:p>121561</text:p>
          </table:table-cell>
          <table:table-cell office:value-type="float" office:value="43477" calcext:value-type="float">
            <text:p>43477</text:p>
          </table:table-cell>
          <table:table-cell office:value-type="float" office:value="57762" calcext:value-type="float">
            <text:p>57762</text:p>
          </table:table-cell>
          <table:table-cell office:value-type="float" office:value="656236127" calcext:value-type="float">
            <text:p>656236127</text:p>
          </table:table-cell>
          <table:table-cell office:value-type="float" office:value="275672" calcext:value-type="float">
            <text:p>275672</text:p>
          </table:table-cell>
          <table:table-cell office:value-type="float" office:value="166965" calcext:value-type="float">
            <text:p>166965</text:p>
          </table:table-cell>
          <table:table-cell office:value-type="float" office:value="24016" calcext:value-type="float">
            <text:p>24016</text:p>
          </table:table-cell>
          <table:table-cell office:value-type="float" office:value="693610446" calcext:value-type="float">
            <text:p>693610446</text:p>
          </table:table-cell>
          <table:table-cell office:value-type="float" office:value="128307" calcext:value-type="float">
            <text:p>128307</text:p>
          </table:table-cell>
          <table:table-cell office:value-type="float" office:value="797512266" calcext:value-type="float">
            <text:p>797512266</text:p>
          </table:table-cell>
          <table:table-cell office:value-type="float" office:value="60146" calcext:value-type="float">
            <text:p>60146</text:p>
          </table:table-cell>
          <table:table-cell office:value-type="float" office:value="636050341" calcext:value-type="float">
            <text:p>636050341</text:p>
          </table:table-cell>
          <table:table-cell office:value-type="float" office:value="100106" calcext:value-type="float">
            <text:p>100106</text:p>
          </table:table-cell>
          <table:table-cell office:value-type="float" office:value="339821387" calcext:value-type="float">
            <text:p>339821387</text:p>
          </table:table-cell>
          <table:table-cell office:value-type="float" office:value="23954" calcext:value-type="float">
            <text:p>23954</text:p>
          </table:table-cell>
          <table:table-cell office:value-type="float" office:value="294921136" calcext:value-type="float">
            <text:p>294921136</text:p>
          </table:table-cell>
          <table:table-cell office:value-type="float" office:value="163715155" calcext:value-type="float">
            <text:p>16371515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550778" calcext:value-type="float">
            <text:p>550778</text:p>
          </table:table-cell>
          <table:table-cell office:value-type="float" office:value="475597" calcext:value-type="float">
            <text:p>475597</text:p>
          </table:table-cell>
          <table:table-cell office:value-type="float" office:value="57630" calcext:value-type="float">
            <text:p>57630</text:p>
          </table:table-cell>
          <table:table-cell office:value-type="float" office:value="97186" calcext:value-type="float">
            <text:p>97186</text:p>
          </table:table-cell>
          <table:table-cell office:value-type="float" office:value="121635" calcext:value-type="float">
            <text:p>121635</text:p>
          </table:table-cell>
          <table:table-cell office:value-type="float" office:value="41341" calcext:value-type="float">
            <text:p>41341</text:p>
          </table:table-cell>
          <table:table-cell office:value-type="float" office:value="61415" calcext:value-type="float">
            <text:p>61415</text:p>
          </table:table-cell>
          <table:table-cell office:value-type="float" office:value="661549314" calcext:value-type="float">
            <text:p>661549314</text:p>
          </table:table-cell>
          <table:table-cell office:value-type="float" office:value="259947" calcext:value-type="float">
            <text:p>259947</text:p>
          </table:table-cell>
          <table:table-cell office:value-type="float" office:value="164161" calcext:value-type="float">
            <text:p>164161</text:p>
          </table:table-cell>
          <table:table-cell office:value-type="float" office:value="24873" calcext:value-type="float">
            <text:p>24873</text:p>
          </table:table-cell>
          <table:table-cell office:value-type="float" office:value="698785466" calcext:value-type="float">
            <text:p>698785466</text:p>
          </table:table-cell>
          <table:table-cell office:value-type="float" office:value="127582" calcext:value-type="float">
            <text:p>127582</text:p>
          </table:table-cell>
          <table:table-cell office:value-type="float" office:value="802980723" calcext:value-type="float">
            <text:p>802980723</text:p>
          </table:table-cell>
          <table:table-cell office:value-type="float" office:value="59915" calcext:value-type="float">
            <text:p>59915</text:p>
          </table:table-cell>
          <table:table-cell office:value-type="float" office:value="640877014" calcext:value-type="float">
            <text:p>640877014</text:p>
          </table:table-cell>
          <table:table-cell office:value-type="float" office:value="98136" calcext:value-type="float">
            <text:p>98136</text:p>
          </table:table-cell>
          <table:table-cell office:value-type="float" office:value="343035422" calcext:value-type="float">
            <text:p>343035422</text:p>
          </table:table-cell>
          <table:table-cell office:value-type="float" office:value="23900" calcext:value-type="float">
            <text:p>23900</text:p>
          </table:table-cell>
          <table:table-cell office:value-type="float" office:value="297711548" calcext:value-type="float">
            <text:p>297711548</text:p>
          </table:table-cell>
          <table:table-cell office:value-type="float" office:value="164435704" calcext:value-type="float">
            <text:p>164435704</text:p>
          </table:table-cell>
        </table:table-row>
        <table:table-row table:style-name="ro1">
          <table:table-cell office:value-type="float" office:value="31750" calcext:value-type="float">
            <text:p>31750</text:p>
          </table:table-cell>
          <table:table-cell office:value-type="float" office:value="542934" calcext:value-type="float">
            <text:p>542934</text:p>
          </table:table-cell>
          <table:table-cell office:value-type="float" office:value="493277" calcext:value-type="float">
            <text:p>493277</text:p>
          </table:table-cell>
          <table:table-cell office:value-type="float" office:value="55890" calcext:value-type="float">
            <text:p>55890</text:p>
          </table:table-cell>
          <table:table-cell office:value-type="float" office:value="97491" calcext:value-type="float">
            <text:p>97491</text:p>
          </table:table-cell>
          <table:table-cell office:value-type="float" office:value="117649" calcext:value-type="float">
            <text:p>117649</text:p>
          </table:table-cell>
          <table:table-cell office:value-type="float" office:value="39438" calcext:value-type="float">
            <text:p>39438</text:p>
          </table:table-cell>
          <table:table-cell office:value-type="float" office:value="58106" calcext:value-type="float">
            <text:p>58106</text:p>
          </table:table-cell>
          <table:table-cell office:value-type="float" office:value="665526926" calcext:value-type="float">
            <text:p>665526926</text:p>
          </table:table-cell>
          <table:table-cell office:value-type="float" office:value="266387" calcext:value-type="float">
            <text:p>266387</text:p>
          </table:table-cell>
          <table:table-cell office:value-type="float" office:value="168234" calcext:value-type="float">
            <text:p>168234</text:p>
          </table:table-cell>
          <table:table-cell office:value-type="float" office:value="24953" calcext:value-type="float">
            <text:p>24953</text:p>
          </table:table-cell>
          <table:table-cell office:value-type="float" office:value="704642227" calcext:value-type="float">
            <text:p>704642227</text:p>
          </table:table-cell>
          <table:table-cell office:value-type="float" office:value="128757" calcext:value-type="float">
            <text:p>128757</text:p>
          </table:table-cell>
          <table:table-cell office:value-type="float" office:value="808335749" calcext:value-type="float">
            <text:p>808335749</text:p>
          </table:table-cell>
          <table:table-cell office:value-type="float" office:value="63077" calcext:value-type="float">
            <text:p>63077</text:p>
          </table:table-cell>
          <table:table-cell office:value-type="float" office:value="646528089" calcext:value-type="float">
            <text:p>646528089</text:p>
          </table:table-cell>
          <table:table-cell office:value-type="float" office:value="104662" calcext:value-type="float">
            <text:p>104662</text:p>
          </table:table-cell>
          <table:table-cell office:value-type="float" office:value="345297498" calcext:value-type="float">
            <text:p>345297498</text:p>
          </table:table-cell>
          <table:table-cell office:value-type="float" office:value="23526" calcext:value-type="float">
            <text:p>23526</text:p>
          </table:table-cell>
          <table:table-cell office:value-type="float" office:value="300350807" calcext:value-type="float">
            <text:p>300350807</text:p>
          </table:table-cell>
          <table:table-cell office:value-type="float" office:value="166093745" calcext:value-type="float">
            <text:p>16609374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553991" calcext:value-type="float">
            <text:p>553991</text:p>
          </table:table-cell>
          <table:table-cell office:value-type="float" office:value="510697" calcext:value-type="float">
            <text:p>510697</text:p>
          </table:table-cell>
          <table:table-cell office:value-type="float" office:value="55822" calcext:value-type="float">
            <text:p>55822</text:p>
          </table:table-cell>
          <table:table-cell office:value-type="float" office:value="97393" calcext:value-type="float">
            <text:p>97393</text:p>
          </table:table-cell>
          <table:table-cell office:value-type="float" office:value="125685" calcext:value-type="float">
            <text:p>125685</text:p>
          </table:table-cell>
          <table:table-cell office:value-type="float" office:value="38337" calcext:value-type="float">
            <text:p>38337</text:p>
          </table:table-cell>
          <table:table-cell office:value-type="float" office:value="54905" calcext:value-type="float">
            <text:p>54905</text:p>
          </table:table-cell>
          <table:table-cell office:value-type="float" office:value="670375523" calcext:value-type="float">
            <text:p>670375523</text:p>
          </table:table-cell>
          <table:table-cell office:value-type="float" office:value="257428" calcext:value-type="float">
            <text:p>257428</text:p>
          </table:table-cell>
          <table:table-cell office:value-type="float" office:value="203813" calcext:value-type="float">
            <text:p>203813</text:p>
          </table:table-cell>
          <table:table-cell office:value-type="float" office:value="24855" calcext:value-type="float">
            <text:p>24855</text:p>
          </table:table-cell>
          <table:table-cell office:value-type="float" office:value="709152492" calcext:value-type="float">
            <text:p>709152492</text:p>
          </table:table-cell>
          <table:table-cell office:value-type="float" office:value="130864" calcext:value-type="float">
            <text:p>130864</text:p>
          </table:table-cell>
          <table:table-cell office:value-type="float" office:value="815731028" calcext:value-type="float">
            <text:p>815731028</text:p>
          </table:table-cell>
          <table:table-cell office:value-type="float" office:value="62454" calcext:value-type="float">
            <text:p>62454</text:p>
          </table:table-cell>
          <table:table-cell office:value-type="float" office:value="652375770" calcext:value-type="float">
            <text:p>652375770</text:p>
          </table:table-cell>
          <table:table-cell office:value-type="float" office:value="99697" calcext:value-type="float">
            <text:p>99697</text:p>
          </table:table-cell>
          <table:table-cell office:value-type="float" office:value="347961334" calcext:value-type="float">
            <text:p>347961334</text:p>
          </table:table-cell>
          <table:table-cell office:value-type="float" office:value="23680" calcext:value-type="float">
            <text:p>23680</text:p>
          </table:table-cell>
          <table:table-cell office:value-type="float" office:value="302389544" calcext:value-type="float">
            <text:p>302389544</text:p>
          </table:table-cell>
          <table:table-cell office:value-type="float" office:value="167075565" calcext:value-type="float">
            <text:p>167075565</text:p>
          </table:table-cell>
        </table:table-row>
        <table:table-row table:style-name="ro1">
          <table:table-cell office:value-type="float" office:value="32250" calcext:value-type="float">
            <text:p>32250</text:p>
          </table:table-cell>
          <table:table-cell office:value-type="float" office:value="563117" calcext:value-type="float">
            <text:p>563117</text:p>
          </table:table-cell>
          <table:table-cell office:value-type="float" office:value="514069" calcext:value-type="float">
            <text:p>514069</text:p>
          </table:table-cell>
          <table:table-cell office:value-type="float" office:value="56262" calcext:value-type="float">
            <text:p>56262</text:p>
          </table:table-cell>
          <table:table-cell office:value-type="float" office:value="96723" calcext:value-type="float">
            <text:p>96723</text:p>
          </table:table-cell>
          <table:table-cell office:value-type="float" office:value="126196" calcext:value-type="float">
            <text:p>126196</text:p>
          </table:table-cell>
          <table:table-cell office:value-type="float" office:value="39008" calcext:value-type="float">
            <text:p>39008</text:p>
          </table:table-cell>
          <table:table-cell office:value-type="float" office:value="53061" calcext:value-type="float">
            <text:p>53061</text:p>
          </table:table-cell>
          <table:table-cell office:value-type="float" office:value="675380962" calcext:value-type="float">
            <text:p>675380962</text:p>
          </table:table-cell>
          <table:table-cell office:value-type="float" office:value="277602" calcext:value-type="float">
            <text:p>277602</text:p>
          </table:table-cell>
          <table:table-cell office:value-type="float" office:value="158329" calcext:value-type="float">
            <text:p>158329</text:p>
          </table:table-cell>
          <table:table-cell office:value-type="float" office:value="25221" calcext:value-type="float">
            <text:p>25221</text:p>
          </table:table-cell>
          <table:table-cell office:value-type="float" office:value="714460545" calcext:value-type="float">
            <text:p>714460545</text:p>
          </table:table-cell>
          <table:table-cell office:value-type="float" office:value="130029" calcext:value-type="float">
            <text:p>130029</text:p>
          </table:table-cell>
          <table:table-cell office:value-type="float" office:value="821735956" calcext:value-type="float">
            <text:p>821735956</text:p>
          </table:table-cell>
          <table:table-cell office:value-type="float" office:value="59678" calcext:value-type="float">
            <text:p>59678</text:p>
          </table:table-cell>
          <table:table-cell office:value-type="float" office:value="657411472" calcext:value-type="float">
            <text:p>657411472</text:p>
          </table:table-cell>
          <table:table-cell office:value-type="float" office:value="102596" calcext:value-type="float">
            <text:p>102596</text:p>
          </table:table-cell>
          <table:table-cell office:value-type="float" office:value="351818346" calcext:value-type="float">
            <text:p>351818346</text:p>
          </table:table-cell>
          <table:table-cell office:value-type="float" office:value="23821" calcext:value-type="float">
            <text:p>23821</text:p>
          </table:table-cell>
          <table:table-cell office:value-type="float" office:value="305011386" calcext:value-type="float">
            <text:p>305011386</text:p>
          </table:table-cell>
          <table:table-cell office:value-type="float" office:value="168299455" calcext:value-type="float">
            <text:p>16829945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549663" calcext:value-type="float">
            <text:p>549663</text:p>
          </table:table-cell>
          <table:table-cell office:value-type="float" office:value="509289" calcext:value-type="float">
            <text:p>509289</text:p>
          </table:table-cell>
          <table:table-cell office:value-type="float" office:value="56640" calcext:value-type="float">
            <text:p>56640</text:p>
          </table:table-cell>
          <table:table-cell office:value-type="float" office:value="94077" calcext:value-type="float">
            <text:p>94077</text:p>
          </table:table-cell>
          <table:table-cell office:value-type="float" office:value="119508" calcext:value-type="float">
            <text:p>119508</text:p>
          </table:table-cell>
          <table:table-cell office:value-type="float" office:value="40834" calcext:value-type="float">
            <text:p>40834</text:p>
          </table:table-cell>
          <table:table-cell office:value-type="float" office:value="57979" calcext:value-type="float">
            <text:p>57979</text:p>
          </table:table-cell>
          <table:table-cell office:value-type="float" office:value="679350464" calcext:value-type="float">
            <text:p>679350464</text:p>
          </table:table-cell>
          <table:table-cell office:value-type="float" office:value="257509" calcext:value-type="float">
            <text:p>257509</text:p>
          </table:table-cell>
          <table:table-cell office:value-type="float" office:value="169571" calcext:value-type="float">
            <text:p>169571</text:p>
          </table:table-cell>
          <table:table-cell office:value-type="float" office:value="25106" calcext:value-type="float">
            <text:p>25106</text:p>
          </table:table-cell>
          <table:table-cell office:value-type="float" office:value="720525804" calcext:value-type="float">
            <text:p>720525804</text:p>
          </table:table-cell>
          <table:table-cell office:value-type="float" office:value="131553" calcext:value-type="float">
            <text:p>131553</text:p>
          </table:table-cell>
          <table:table-cell office:value-type="float" office:value="829013875" calcext:value-type="float">
            <text:p>829013875</text:p>
          </table:table-cell>
          <table:table-cell office:value-type="float" office:value="63441" calcext:value-type="float">
            <text:p>63441</text:p>
          </table:table-cell>
          <table:table-cell office:value-type="float" office:value="662113898" calcext:value-type="float">
            <text:p>662113898</text:p>
          </table:table-cell>
          <table:table-cell office:value-type="float" office:value="112493" calcext:value-type="float">
            <text:p>112493</text:p>
          </table:table-cell>
          <table:table-cell office:value-type="float" office:value="353578505" calcext:value-type="float">
            <text:p>353578505</text:p>
          </table:table-cell>
          <table:table-cell office:value-type="float" office:value="25488" calcext:value-type="float">
            <text:p>25488</text:p>
          </table:table-cell>
          <table:table-cell office:value-type="float" office:value="307775848" calcext:value-type="float">
            <text:p>307775848</text:p>
          </table:table-cell>
          <table:table-cell office:value-type="float" office:value="169768571" calcext:value-type="float">
            <text:p>169768571</text:p>
          </table:table-cell>
        </table:table-row>
        <table:table-row table:style-name="ro1">
          <table:table-cell office:value-type="float" office:value="32750" calcext:value-type="float">
            <text:p>32750</text:p>
          </table:table-cell>
          <table:table-cell office:value-type="float" office:value="567677" calcext:value-type="float">
            <text:p>567677</text:p>
          </table:table-cell>
          <table:table-cell office:value-type="float" office:value="558974" calcext:value-type="float">
            <text:p>558974</text:p>
          </table:table-cell>
          <table:table-cell office:value-type="float" office:value="56255" calcext:value-type="float">
            <text:p>56255</text:p>
          </table:table-cell>
          <table:table-cell office:value-type="float" office:value="93543" calcext:value-type="float">
            <text:p>93543</text:p>
          </table:table-cell>
          <table:table-cell office:value-type="float" office:value="122728" calcext:value-type="float">
            <text:p>122728</text:p>
          </table:table-cell>
          <table:table-cell office:value-type="float" office:value="39309" calcext:value-type="float">
            <text:p>39309</text:p>
          </table:table-cell>
          <table:table-cell office:value-type="float" office:value="58606" calcext:value-type="float">
            <text:p>58606</text:p>
          </table:table-cell>
          <table:table-cell office:value-type="float" office:value="683971963" calcext:value-type="float">
            <text:p>683971963</text:p>
          </table:table-cell>
          <table:table-cell office:value-type="float" office:value="255999" calcext:value-type="float">
            <text:p>255999</text:p>
          </table:table-cell>
          <table:table-cell office:value-type="float" office:value="151967" calcext:value-type="float">
            <text:p>151967</text:p>
          </table:table-cell>
          <table:table-cell office:value-type="float" office:value="24592" calcext:value-type="float">
            <text:p>24592</text:p>
          </table:table-cell>
          <table:table-cell office:value-type="float" office:value="726047734" calcext:value-type="float">
            <text:p>726047734</text:p>
          </table:table-cell>
          <table:table-cell office:value-type="float" office:value="122117" calcext:value-type="float">
            <text:p>122117</text:p>
          </table:table-cell>
          <table:table-cell office:value-type="float" office:value="834694588" calcext:value-type="float">
            <text:p>834694588</text:p>
          </table:table-cell>
          <table:table-cell office:value-type="float" office:value="61531" calcext:value-type="float">
            <text:p>61531</text:p>
          </table:table-cell>
          <table:table-cell office:value-type="float" office:value="667241787" calcext:value-type="float">
            <text:p>667241787</text:p>
          </table:table-cell>
          <table:table-cell office:value-type="float" office:value="104085" calcext:value-type="float">
            <text:p>104085</text:p>
          </table:table-cell>
          <table:table-cell office:value-type="float" office:value="356593514" calcext:value-type="float">
            <text:p>356593514</text:p>
          </table:table-cell>
          <table:table-cell office:value-type="float" office:value="23109" calcext:value-type="float">
            <text:p>23109</text:p>
          </table:table-cell>
          <table:table-cell office:value-type="float" office:value="310490248" calcext:value-type="float">
            <text:p>310490248</text:p>
          </table:table-cell>
          <table:table-cell office:value-type="float" office:value="171157881" calcext:value-type="float">
            <text:p>171157881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570988" calcext:value-type="float">
            <text:p>570988</text:p>
          </table:table-cell>
          <table:table-cell office:value-type="float" office:value="505731" calcext:value-type="float">
            <text:p>505731</text:p>
          </table:table-cell>
          <table:table-cell office:value-type="float" office:value="57567" calcext:value-type="float">
            <text:p>57567</text:p>
          </table:table-cell>
          <table:table-cell office:value-type="float" office:value="96344" calcext:value-type="float">
            <text:p>96344</text:p>
          </table:table-cell>
          <table:table-cell office:value-type="float" office:value="123821" calcext:value-type="float">
            <text:p>123821</text:p>
          </table:table-cell>
          <table:table-cell office:value-type="float" office:value="37417" calcext:value-type="float">
            <text:p>37417</text:p>
          </table:table-cell>
          <table:table-cell office:value-type="float" office:value="59525" calcext:value-type="float">
            <text:p>59525</text:p>
          </table:table-cell>
          <table:table-cell office:value-type="float" office:value="688121731" calcext:value-type="float">
            <text:p>688121731</text:p>
          </table:table-cell>
          <table:table-cell office:value-type="float" office:value="309809" calcext:value-type="float">
            <text:p>309809</text:p>
          </table:table-cell>
          <table:table-cell office:value-type="float" office:value="161373" calcext:value-type="float">
            <text:p>161373</text:p>
          </table:table-cell>
          <table:table-cell office:value-type="float" office:value="25870" calcext:value-type="float">
            <text:p>25870</text:p>
          </table:table-cell>
          <table:table-cell office:value-type="float" office:value="731277116" calcext:value-type="float">
            <text:p>731277116</text:p>
          </table:table-cell>
          <table:table-cell office:value-type="float" office:value="129549" calcext:value-type="float">
            <text:p>129549</text:p>
          </table:table-cell>
          <table:table-cell office:value-type="float" office:value="839774103" calcext:value-type="float">
            <text:p>839774103</text:p>
          </table:table-cell>
          <table:table-cell office:value-type="float" office:value="62729" calcext:value-type="float">
            <text:p>62729</text:p>
          </table:table-cell>
          <table:table-cell office:value-type="float" office:value="671502199" calcext:value-type="float">
            <text:p>671502199</text:p>
          </table:table-cell>
          <table:table-cell office:value-type="float" office:value="3741208" calcext:value-type="float">
            <text:p>3741208</text:p>
          </table:table-cell>
          <table:table-cell office:value-type="float" office:value="359293503" calcext:value-type="float">
            <text:p>359293503</text:p>
          </table:table-cell>
          <table:table-cell office:value-type="float" office:value="23985" calcext:value-type="float">
            <text:p>23985</text:p>
          </table:table-cell>
          <table:table-cell office:value-type="float" office:value="313457973" calcext:value-type="float">
            <text:p>313457973</text:p>
          </table:table-cell>
          <table:table-cell office:value-type="float" office:value="172259461" calcext:value-type="float">
            <text:p>172259461</text:p>
          </table:table-cell>
        </table:table-row>
        <table:table-row table:style-name="ro1">
          <table:table-cell office:value-type="float" office:value="33250" calcext:value-type="float">
            <text:p>33250</text:p>
          </table:table-cell>
          <table:table-cell office:value-type="float" office:value="560776" calcext:value-type="float">
            <text:p>560776</text:p>
          </table:table-cell>
          <table:table-cell office:value-type="float" office:value="511700" calcext:value-type="float">
            <text:p>511700</text:p>
          </table:table-cell>
          <table:table-cell office:value-type="float" office:value="56054" calcext:value-type="float">
            <text:p>56054</text:p>
          </table:table-cell>
          <table:table-cell office:value-type="float" office:value="98735" calcext:value-type="float">
            <text:p>98735</text:p>
          </table:table-cell>
          <table:table-cell office:value-type="float" office:value="120546" calcext:value-type="float">
            <text:p>120546</text:p>
          </table:table-cell>
          <table:table-cell office:value-type="float" office:value="40548" calcext:value-type="float">
            <text:p>40548</text:p>
          </table:table-cell>
          <table:table-cell office:value-type="float" office:value="56046" calcext:value-type="float">
            <text:p>56046</text:p>
          </table:table-cell>
          <table:table-cell office:value-type="float" office:value="692245059" calcext:value-type="float">
            <text:p>692245059</text:p>
          </table:table-cell>
          <table:table-cell office:value-type="float" office:value="265574" calcext:value-type="float">
            <text:p>265574</text:p>
          </table:table-cell>
          <table:table-cell office:value-type="float" office:value="159893" calcext:value-type="float">
            <text:p>159893</text:p>
          </table:table-cell>
          <table:table-cell office:value-type="float" office:value="24557" calcext:value-type="float">
            <text:p>24557</text:p>
          </table:table-cell>
          <table:table-cell office:value-type="float" office:value="736988033" calcext:value-type="float">
            <text:p>736988033</text:p>
          </table:table-cell>
          <table:table-cell office:value-type="float" office:value="129778" calcext:value-type="float">
            <text:p>129778</text:p>
          </table:table-cell>
          <table:table-cell office:value-type="float" office:value="844252613" calcext:value-type="float">
            <text:p>844252613</text:p>
          </table:table-cell>
          <table:table-cell office:value-type="float" office:value="61283" calcext:value-type="float">
            <text:p>61283</text:p>
          </table:table-cell>
          <table:table-cell office:value-type="float" office:value="676181009" calcext:value-type="float">
            <text:p>676181009</text:p>
          </table:table-cell>
          <table:table-cell office:value-type="float" office:value="129182" calcext:value-type="float">
            <text:p>129182</text:p>
          </table:table-cell>
          <table:table-cell office:value-type="float" office:value="361771193" calcext:value-type="float">
            <text:p>361771193</text:p>
          </table:table-cell>
          <table:table-cell office:value-type="float" office:value="22252" calcext:value-type="float">
            <text:p>22252</text:p>
          </table:table-cell>
          <table:table-cell office:value-type="float" office:value="315676538" calcext:value-type="float">
            <text:p>315676538</text:p>
          </table:table-cell>
          <table:table-cell office:value-type="float" office:value="174028092" calcext:value-type="float">
            <text:p>174028092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560577" calcext:value-type="float">
            <text:p>560577</text:p>
          </table:table-cell>
          <table:table-cell office:value-type="float" office:value="514253" calcext:value-type="float">
            <text:p>514253</text:p>
          </table:table-cell>
          <table:table-cell office:value-type="float" office:value="55584" calcext:value-type="float">
            <text:p>55584</text:p>
          </table:table-cell>
          <table:table-cell office:value-type="float" office:value="94887" calcext:value-type="float">
            <text:p>94887</text:p>
          </table:table-cell>
          <table:table-cell office:value-type="float" office:value="128244" calcext:value-type="float">
            <text:p>128244</text:p>
          </table:table-cell>
          <table:table-cell office:value-type="float" office:value="39353" calcext:value-type="float">
            <text:p>39353</text:p>
          </table:table-cell>
          <table:table-cell office:value-type="float" office:value="59119" calcext:value-type="float">
            <text:p>59119</text:p>
          </table:table-cell>
          <table:table-cell office:value-type="float" office:value="697066024" calcext:value-type="float">
            <text:p>697066024</text:p>
          </table:table-cell>
          <table:table-cell office:value-type="float" office:value="276875" calcext:value-type="float">
            <text:p>276875</text:p>
          </table:table-cell>
          <table:table-cell office:value-type="float" office:value="164745" calcext:value-type="float">
            <text:p>164745</text:p>
          </table:table-cell>
          <table:table-cell office:value-type="float" office:value="23935" calcext:value-type="float">
            <text:p>23935</text:p>
          </table:table-cell>
          <table:table-cell office:value-type="float" office:value="742525239" calcext:value-type="float">
            <text:p>742525239</text:p>
          </table:table-cell>
          <table:table-cell office:value-type="float" office:value="135034" calcext:value-type="float">
            <text:p>135034</text:p>
          </table:table-cell>
          <table:table-cell office:value-type="float" office:value="848607585" calcext:value-type="float">
            <text:p>848607585</text:p>
          </table:table-cell>
          <table:table-cell office:value-type="float" office:value="63221" calcext:value-type="float">
            <text:p>63221</text:p>
          </table:table-cell>
          <table:table-cell office:value-type="float" office:value="681587380" calcext:value-type="float">
            <text:p>681587380</text:p>
          </table:table-cell>
          <table:table-cell office:value-type="float" office:value="103809" calcext:value-type="float">
            <text:p>103809</text:p>
          </table:table-cell>
          <table:table-cell office:value-type="float" office:value="364279379" calcext:value-type="float">
            <text:p>364279379</text:p>
          </table:table-cell>
          <table:table-cell office:value-type="float" office:value="23016" calcext:value-type="float">
            <text:p>23016</text:p>
          </table:table-cell>
          <table:table-cell office:value-type="float" office:value="318469942" calcext:value-type="float">
            <text:p>318469942</text:p>
          </table:table-cell>
          <table:table-cell office:value-type="float" office:value="175127277" calcext:value-type="float">
            <text:p>175127277</text:p>
          </table:table-cell>
        </table:table-row>
        <table:table-row table:style-name="ro1">
          <table:table-cell office:value-type="float" office:value="33750" calcext:value-type="float">
            <text:p>33750</text:p>
          </table:table-cell>
          <table:table-cell office:value-type="float" office:value="563365" calcext:value-type="float">
            <text:p>563365</text:p>
          </table:table-cell>
          <table:table-cell office:value-type="float" office:value="507202" calcext:value-type="float">
            <text:p>507202</text:p>
          </table:table-cell>
          <table:table-cell office:value-type="float" office:value="56007" calcext:value-type="float">
            <text:p>56007</text:p>
          </table:table-cell>
          <table:table-cell office:value-type="float" office:value="92771" calcext:value-type="float">
            <text:p>92771</text:p>
          </table:table-cell>
          <table:table-cell office:value-type="float" office:value="127608" calcext:value-type="float">
            <text:p>127608</text:p>
          </table:table-cell>
          <table:table-cell office:value-type="float" office:value="37696" calcext:value-type="float">
            <text:p>37696</text:p>
          </table:table-cell>
          <table:table-cell office:value-type="float" office:value="56013" calcext:value-type="float">
            <text:p>56013</text:p>
          </table:table-cell>
          <table:table-cell office:value-type="float" office:value="701924973" calcext:value-type="float">
            <text:p>701924973</text:p>
          </table:table-cell>
          <table:table-cell office:value-type="float" office:value="263727" calcext:value-type="float">
            <text:p>263727</text:p>
          </table:table-cell>
          <table:table-cell office:value-type="float" office:value="174002" calcext:value-type="float">
            <text:p>174002</text:p>
          </table:table-cell>
          <table:table-cell office:value-type="float" office:value="24314" calcext:value-type="float">
            <text:p>24314</text:p>
          </table:table-cell>
          <table:table-cell office:value-type="float" office:value="748363668" calcext:value-type="float">
            <text:p>748363668</text:p>
          </table:table-cell>
          <table:table-cell office:value-type="float" office:value="126241" calcext:value-type="float">
            <text:p>126241</text:p>
          </table:table-cell>
          <table:table-cell office:value-type="float" office:value="855152163" calcext:value-type="float">
            <text:p>855152163</text:p>
          </table:table-cell>
          <table:table-cell office:value-type="float" office:value="59415" calcext:value-type="float">
            <text:p>59415</text:p>
          </table:table-cell>
          <table:table-cell office:value-type="float" office:value="686166242" calcext:value-type="float">
            <text:p>686166242</text:p>
          </table:table-cell>
          <table:table-cell office:value-type="float" office:value="104831" calcext:value-type="float">
            <text:p>104831</text:p>
          </table:table-cell>
          <table:table-cell office:value-type="float" office:value="367107950" calcext:value-type="float">
            <text:p>367107950</text:p>
          </table:table-cell>
          <table:table-cell office:value-type="float" office:value="21692" calcext:value-type="float">
            <text:p>21692</text:p>
          </table:table-cell>
          <table:table-cell office:value-type="float" office:value="321279539" calcext:value-type="float">
            <text:p>321279539</text:p>
          </table:table-cell>
          <table:table-cell office:value-type="float" office:value="176427158" calcext:value-type="float">
            <text:p>176427158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621232" calcext:value-type="float">
            <text:p>621232</text:p>
          </table:table-cell>
          <table:table-cell office:value-type="float" office:value="515088" calcext:value-type="float">
            <text:p>515088</text:p>
          </table:table-cell>
          <table:table-cell office:value-type="float" office:value="56065" calcext:value-type="float">
            <text:p>56065</text:p>
          </table:table-cell>
          <table:table-cell office:value-type="float" office:value="94867" calcext:value-type="float">
            <text:p>94867</text:p>
          </table:table-cell>
          <table:table-cell office:value-type="float" office:value="121576" calcext:value-type="float">
            <text:p>121576</text:p>
          </table:table-cell>
          <table:table-cell office:value-type="float" office:value="41139" calcext:value-type="float">
            <text:p>41139</text:p>
          </table:table-cell>
          <table:table-cell office:value-type="float" office:value="53000" calcext:value-type="float">
            <text:p>53000</text:p>
          </table:table-cell>
          <table:table-cell office:value-type="float" office:value="706289922" calcext:value-type="float">
            <text:p>706289922</text:p>
          </table:table-cell>
          <table:table-cell office:value-type="float" office:value="271346" calcext:value-type="float">
            <text:p>271346</text:p>
          </table:table-cell>
          <table:table-cell office:value-type="float" office:value="159194" calcext:value-type="float">
            <text:p>159194</text:p>
          </table:table-cell>
          <table:table-cell office:value-type="float" office:value="24065" calcext:value-type="float">
            <text:p>24065</text:p>
          </table:table-cell>
          <table:table-cell office:value-type="float" office:value="754054351" calcext:value-type="float">
            <text:p>754054351</text:p>
          </table:table-cell>
          <table:table-cell office:value-type="float" office:value="128146" calcext:value-type="float">
            <text:p>128146</text:p>
          </table:table-cell>
          <table:table-cell office:value-type="float" office:value="862049751" calcext:value-type="float">
            <text:p>862049751</text:p>
          </table:table-cell>
          <table:table-cell office:value-type="float" office:value="60636" calcext:value-type="float">
            <text:p>60636</text:p>
          </table:table-cell>
          <table:table-cell office:value-type="float" office:value="690985885" calcext:value-type="float">
            <text:p>690985885</text:p>
          </table:table-cell>
          <table:table-cell office:value-type="float" office:value="103410" calcext:value-type="float">
            <text:p>103410</text:p>
          </table:table-cell>
          <table:table-cell office:value-type="float" office:value="369799796" calcext:value-type="float">
            <text:p>369799796</text:p>
          </table:table-cell>
          <table:table-cell office:value-type="float" office:value="23781" calcext:value-type="float">
            <text:p>23781</text:p>
          </table:table-cell>
          <table:table-cell office:value-type="float" office:value="323429547" calcext:value-type="float">
            <text:p>323429547</text:p>
          </table:table-cell>
          <table:table-cell office:value-type="float" office:value="177658206" calcext:value-type="float">
            <text:p>177658206</text:p>
          </table:table-cell>
        </table:table-row>
        <table:table-row table:style-name="ro1">
          <table:table-cell office:value-type="float" office:value="34250" calcext:value-type="float">
            <text:p>34250</text:p>
          </table:table-cell>
          <table:table-cell office:value-type="float" office:value="582158" calcext:value-type="float">
            <text:p>582158</text:p>
          </table:table-cell>
          <table:table-cell office:value-type="float" office:value="515647" calcext:value-type="float">
            <text:p>515647</text:p>
          </table:table-cell>
          <table:table-cell office:value-type="float" office:value="57153" calcext:value-type="float">
            <text:p>57153</text:p>
          </table:table-cell>
          <table:table-cell office:value-type="float" office:value="96501" calcext:value-type="float">
            <text:p>96501</text:p>
          </table:table-cell>
          <table:table-cell office:value-type="float" office:value="124940" calcext:value-type="float">
            <text:p>124940</text:p>
          </table:table-cell>
          <table:table-cell office:value-type="float" office:value="37063" calcext:value-type="float">
            <text:p>37063</text:p>
          </table:table-cell>
          <table:table-cell office:value-type="float" office:value="55030" calcext:value-type="float">
            <text:p>55030</text:p>
          </table:table-cell>
          <table:table-cell office:value-type="float" office:value="711469972" calcext:value-type="float">
            <text:p>711469972</text:p>
          </table:table-cell>
          <table:table-cell office:value-type="float" office:value="273804" calcext:value-type="float">
            <text:p>273804</text:p>
          </table:table-cell>
          <table:table-cell office:value-type="float" office:value="160344" calcext:value-type="float">
            <text:p>160344</text:p>
          </table:table-cell>
          <table:table-cell office:value-type="float" office:value="24496" calcext:value-type="float">
            <text:p>24496</text:p>
          </table:table-cell>
          <table:table-cell office:value-type="float" office:value="759374780" calcext:value-type="float">
            <text:p>759374780</text:p>
          </table:table-cell>
          <table:table-cell office:value-type="float" office:value="126113" calcext:value-type="float">
            <text:p>126113</text:p>
          </table:table-cell>
          <table:table-cell office:value-type="float" office:value="868614795" calcext:value-type="float">
            <text:p>868614795</text:p>
          </table:table-cell>
          <table:table-cell office:value-type="float" office:value="59660" calcext:value-type="float">
            <text:p>59660</text:p>
          </table:table-cell>
          <table:table-cell office:value-type="float" office:value="696668882" calcext:value-type="float">
            <text:p>696668882</text:p>
          </table:table-cell>
          <table:table-cell office:value-type="float" office:value="105140" calcext:value-type="float">
            <text:p>105140</text:p>
          </table:table-cell>
          <table:table-cell office:value-type="float" office:value="372383193" calcext:value-type="float">
            <text:p>372383193</text:p>
          </table:table-cell>
          <table:table-cell office:value-type="float" office:value="23854" calcext:value-type="float">
            <text:p>23854</text:p>
          </table:table-cell>
          <table:table-cell office:value-type="float" office:value="326230915" calcext:value-type="float">
            <text:p>326230915</text:p>
          </table:table-cell>
          <table:table-cell office:value-type="float" office:value="178800800" calcext:value-type="float">
            <text:p>178800800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573947" calcext:value-type="float">
            <text:p>573947</text:p>
          </table:table-cell>
          <table:table-cell office:value-type="float" office:value="605077" calcext:value-type="float">
            <text:p>605077</text:p>
          </table:table-cell>
          <table:table-cell office:value-type="float" office:value="55771" calcext:value-type="float">
            <text:p>55771</text:p>
          </table:table-cell>
          <table:table-cell office:value-type="float" office:value="95116" calcext:value-type="float">
            <text:p>95116</text:p>
          </table:table-cell>
          <table:table-cell office:value-type="float" office:value="121316" calcext:value-type="float">
            <text:p>121316</text:p>
          </table:table-cell>
          <table:table-cell office:value-type="float" office:value="40368" calcext:value-type="float">
            <text:p>40368</text:p>
          </table:table-cell>
          <table:table-cell office:value-type="float" office:value="60912" calcext:value-type="float">
            <text:p>60912</text:p>
          </table:table-cell>
          <table:table-cell office:value-type="float" office:value="715709996" calcext:value-type="float">
            <text:p>715709996</text:p>
          </table:table-cell>
          <table:table-cell office:value-type="float" office:value="270599" calcext:value-type="float">
            <text:p>270599</text:p>
          </table:table-cell>
          <table:table-cell office:value-type="float" office:value="164938" calcext:value-type="float">
            <text:p>164938</text:p>
          </table:table-cell>
          <table:table-cell office:value-type="float" office:value="24227" calcext:value-type="float">
            <text:p>24227</text:p>
          </table:table-cell>
          <table:table-cell office:value-type="float" office:value="765333698" calcext:value-type="float">
            <text:p>765333698</text:p>
          </table:table-cell>
          <table:table-cell office:value-type="float" office:value="122804" calcext:value-type="float">
            <text:p>122804</text:p>
          </table:table-cell>
          <table:table-cell office:value-type="float" office:value="875183682" calcext:value-type="float">
            <text:p>875183682</text:p>
          </table:table-cell>
          <table:table-cell office:value-type="float" office:value="61689" calcext:value-type="float">
            <text:p>61689</text:p>
          </table:table-cell>
          <table:table-cell office:value-type="float" office:value="700876056" calcext:value-type="float">
            <text:p>700876056</text:p>
          </table:table-cell>
          <table:table-cell office:value-type="float" office:value="100904" calcext:value-type="float">
            <text:p>100904</text:p>
          </table:table-cell>
          <table:table-cell office:value-type="float" office:value="375588942" calcext:value-type="float">
            <text:p>375588942</text:p>
          </table:table-cell>
          <table:table-cell office:value-type="float" office:value="22263" calcext:value-type="float">
            <text:p>22263</text:p>
          </table:table-cell>
          <table:table-cell office:value-type="float" office:value="328820346" calcext:value-type="float">
            <text:p>328820346</text:p>
          </table:table-cell>
          <table:table-cell office:value-type="float" office:value="180254494" calcext:value-type="float">
            <text:p>180254494</text:p>
          </table:table-cell>
        </table:table-row>
        <table:table-row table:style-name="ro1">
          <table:table-cell office:value-type="float" office:value="34750" calcext:value-type="float">
            <text:p>34750</text:p>
          </table:table-cell>
          <table:table-cell office:value-type="float" office:value="569715" calcext:value-type="float">
            <text:p>569715</text:p>
          </table:table-cell>
          <table:table-cell office:value-type="float" office:value="532640" calcext:value-type="float">
            <text:p>532640</text:p>
          </table:table-cell>
          <table:table-cell office:value-type="float" office:value="56336" calcext:value-type="float">
            <text:p>56336</text:p>
          </table:table-cell>
          <table:table-cell office:value-type="float" office:value="140665" calcext:value-type="float">
            <text:p>140665</text:p>
          </table:table-cell>
          <table:table-cell office:value-type="float" office:value="120175" calcext:value-type="float">
            <text:p>120175</text:p>
          </table:table-cell>
          <table:table-cell office:value-type="float" office:value="40136" calcext:value-type="float">
            <text:p>40136</text:p>
          </table:table-cell>
          <table:table-cell office:value-type="float" office:value="57907" calcext:value-type="float">
            <text:p>57907</text:p>
          </table:table-cell>
          <table:table-cell office:value-type="float" office:value="720095816" calcext:value-type="float">
            <text:p>720095816</text:p>
          </table:table-cell>
          <table:table-cell office:value-type="float" office:value="289393" calcext:value-type="float">
            <text:p>289393</text:p>
          </table:table-cell>
          <table:table-cell office:value-type="float" office:value="161800" calcext:value-type="float">
            <text:p>161800</text:p>
          </table:table-cell>
          <table:table-cell office:value-type="float" office:value="24385" calcext:value-type="float">
            <text:p>24385</text:p>
          </table:table-cell>
          <table:table-cell office:value-type="float" office:value="770749388" calcext:value-type="float">
            <text:p>770749388</text:p>
          </table:table-cell>
          <table:table-cell office:value-type="float" office:value="129059" calcext:value-type="float">
            <text:p>129059</text:p>
          </table:table-cell>
          <table:table-cell office:value-type="float" office:value="880236403" calcext:value-type="float">
            <text:p>880236403</text:p>
          </table:table-cell>
          <table:table-cell office:value-type="float" office:value="59418" calcext:value-type="float">
            <text:p>59418</text:p>
          </table:table-cell>
          <table:table-cell office:value-type="float" office:value="706078220" calcext:value-type="float">
            <text:p>706078220</text:p>
          </table:table-cell>
          <table:table-cell office:value-type="float" office:value="102749" calcext:value-type="float">
            <text:p>102749</text:p>
          </table:table-cell>
          <table:table-cell office:value-type="float" office:value="377597382" calcext:value-type="float">
            <text:p>377597382</text:p>
          </table:table-cell>
          <table:table-cell office:value-type="float" office:value="23119" calcext:value-type="float">
            <text:p>23119</text:p>
          </table:table-cell>
          <table:table-cell office:value-type="float" office:value="331666812" calcext:value-type="float">
            <text:p>331666812</text:p>
          </table:table-cell>
          <table:table-cell office:value-type="float" office:value="181956059" calcext:value-type="float">
            <text:p>18195605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69126" calcext:value-type="float">
            <text:p>569126</text:p>
          </table:table-cell>
          <table:table-cell office:value-type="float" office:value="492374" calcext:value-type="float">
            <text:p>492374</text:p>
          </table:table-cell>
          <table:table-cell office:value-type="float" office:value="56058" calcext:value-type="float">
            <text:p>56058</text:p>
          </table:table-cell>
          <table:table-cell office:value-type="float" office:value="97459" calcext:value-type="float">
            <text:p>97459</text:p>
          </table:table-cell>
          <table:table-cell office:value-type="float" office:value="126659" calcext:value-type="float">
            <text:p>126659</text:p>
          </table:table-cell>
          <table:table-cell office:value-type="float" office:value="41187" calcext:value-type="float">
            <text:p>41187</text:p>
          </table:table-cell>
          <table:table-cell office:value-type="float" office:value="53778" calcext:value-type="float">
            <text:p>53778</text:p>
          </table:table-cell>
          <table:table-cell office:value-type="float" office:value="724680668" calcext:value-type="float">
            <text:p>724680668</text:p>
          </table:table-cell>
          <table:table-cell office:value-type="float" office:value="276360" calcext:value-type="float">
            <text:p>276360</text:p>
          </table:table-cell>
          <table:table-cell office:value-type="float" office:value="166789" calcext:value-type="float">
            <text:p>166789</text:p>
          </table:table-cell>
          <table:table-cell office:value-type="float" office:value="24888" calcext:value-type="float">
            <text:p>24888</text:p>
          </table:table-cell>
          <table:table-cell office:value-type="float" office:value="775468884" calcext:value-type="float">
            <text:p>775468884</text:p>
          </table:table-cell>
          <table:table-cell office:value-type="float" office:value="124782" calcext:value-type="float">
            <text:p>124782</text:p>
          </table:table-cell>
          <table:table-cell office:value-type="float" office:value="885598328" calcext:value-type="float">
            <text:p>885598328</text:p>
          </table:table-cell>
          <table:table-cell office:value-type="float" office:value="59421" calcext:value-type="float">
            <text:p>59421</text:p>
          </table:table-cell>
          <table:table-cell office:value-type="float" office:value="710444727" calcext:value-type="float">
            <text:p>710444727</text:p>
          </table:table-cell>
          <table:table-cell office:value-type="float" office:value="104908" calcext:value-type="float">
            <text:p>104908</text:p>
          </table:table-cell>
          <table:table-cell office:value-type="float" office:value="380937338" calcext:value-type="float">
            <text:p>380937338</text:p>
          </table:table-cell>
          <table:table-cell office:value-type="float" office:value="23619" calcext:value-type="float">
            <text:p>23619</text:p>
          </table:table-cell>
          <table:table-cell office:value-type="float" office:value="333915198" calcext:value-type="float">
            <text:p>333915198</text:p>
          </table:table-cell>
          <table:table-cell office:value-type="float" office:value="182875453" calcext:value-type="float">
            <text:p>182875453</text:p>
          </table:table-cell>
        </table:table-row>
        <table:table-row table:style-name="ro1">
          <table:table-cell office:value-type="float" office:value="35250" calcext:value-type="float">
            <text:p>35250</text:p>
          </table:table-cell>
          <table:table-cell office:value-type="float" office:value="571663" calcext:value-type="float">
            <text:p>571663</text:p>
          </table:table-cell>
          <table:table-cell office:value-type="float" office:value="524295" calcext:value-type="float">
            <text:p>524295</text:p>
          </table:table-cell>
          <table:table-cell office:value-type="float" office:value="56352" calcext:value-type="float">
            <text:p>56352</text:p>
          </table:table-cell>
          <table:table-cell office:value-type="float" office:value="96468" calcext:value-type="float">
            <text:p>96468</text:p>
          </table:table-cell>
          <table:table-cell office:value-type="float" office:value="129677" calcext:value-type="float">
            <text:p>129677</text:p>
          </table:table-cell>
          <table:table-cell office:value-type="float" office:value="39174" calcext:value-type="float">
            <text:p>39174</text:p>
          </table:table-cell>
          <table:table-cell office:value-type="float" office:value="59153" calcext:value-type="float">
            <text:p>59153</text:p>
          </table:table-cell>
          <table:table-cell office:value-type="float" office:value="729931103" calcext:value-type="float">
            <text:p>729931103</text:p>
          </table:table-cell>
          <table:table-cell office:value-type="float" office:value="273233" calcext:value-type="float">
            <text:p>273233</text:p>
          </table:table-cell>
          <table:table-cell office:value-type="float" office:value="175040" calcext:value-type="float">
            <text:p>175040</text:p>
          </table:table-cell>
          <table:table-cell office:value-type="float" office:value="24943" calcext:value-type="float">
            <text:p>24943</text:p>
          </table:table-cell>
          <table:table-cell office:value-type="float" office:value="781140134" calcext:value-type="float">
            <text:p>781140134</text:p>
          </table:table-cell>
          <table:table-cell office:value-type="float" office:value="128185" calcext:value-type="float">
            <text:p>128185</text:p>
          </table:table-cell>
          <table:table-cell office:value-type="float" office:value="890036973" calcext:value-type="float">
            <text:p>890036973</text:p>
          </table:table-cell>
          <table:table-cell office:value-type="float" office:value="61093" calcext:value-type="float">
            <text:p>61093</text:p>
          </table:table-cell>
          <table:table-cell office:value-type="float" office:value="715283526" calcext:value-type="float">
            <text:p>715283526</text:p>
          </table:table-cell>
          <table:table-cell office:value-type="float" office:value="120894" calcext:value-type="float">
            <text:p>120894</text:p>
          </table:table-cell>
          <table:table-cell office:value-type="float" office:value="383639127" calcext:value-type="float">
            <text:p>383639127</text:p>
          </table:table-cell>
          <table:table-cell office:value-type="float" office:value="23534" calcext:value-type="float">
            <text:p>23534</text:p>
          </table:table-cell>
          <table:table-cell office:value-type="float" office:value="336736659" calcext:value-type="float">
            <text:p>336736659</text:p>
          </table:table-cell>
          <table:table-cell office:value-type="float" office:value="184121411" calcext:value-type="float">
            <text:p>184121411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577976" calcext:value-type="float">
            <text:p>577976</text:p>
          </table:table-cell>
          <table:table-cell office:value-type="float" office:value="509107" calcext:value-type="float">
            <text:p>509107</text:p>
          </table:table-cell>
          <table:table-cell office:value-type="float" office:value="58058" calcext:value-type="float">
            <text:p>58058</text:p>
          </table:table-cell>
          <table:table-cell office:value-type="float" office:value="93564" calcext:value-type="float">
            <text:p>93564</text:p>
          </table:table-cell>
          <table:table-cell office:value-type="float" office:value="124260" calcext:value-type="float">
            <text:p>124260</text:p>
          </table:table-cell>
          <table:table-cell office:value-type="float" office:value="39571" calcext:value-type="float">
            <text:p>39571</text:p>
          </table:table-cell>
          <table:table-cell office:value-type="float" office:value="55916" calcext:value-type="float">
            <text:p>55916</text:p>
          </table:table-cell>
          <table:table-cell office:value-type="float" office:value="733743531" calcext:value-type="float">
            <text:p>733743531</text:p>
          </table:table-cell>
          <table:table-cell office:value-type="float" office:value="290930" calcext:value-type="float">
            <text:p>290930</text:p>
          </table:table-cell>
          <table:table-cell office:value-type="float" office:value="164861" calcext:value-type="float">
            <text:p>164861</text:p>
          </table:table-cell>
          <table:table-cell office:value-type="float" office:value="27600" calcext:value-type="float">
            <text:p>27600</text:p>
          </table:table-cell>
          <table:table-cell office:value-type="float" office:value="785992942" calcext:value-type="float">
            <text:p>785992942</text:p>
          </table:table-cell>
          <table:table-cell office:value-type="float" office:value="123430" calcext:value-type="float">
            <text:p>123430</text:p>
          </table:table-cell>
          <table:table-cell office:value-type="float" office:value="895350712" calcext:value-type="float">
            <text:p>895350712</text:p>
          </table:table-cell>
          <table:table-cell office:value-type="float" office:value="62806" calcext:value-type="float">
            <text:p>62806</text:p>
          </table:table-cell>
          <table:table-cell office:value-type="float" office:value="721164193" calcext:value-type="float">
            <text:p>721164193</text:p>
          </table:table-cell>
          <table:table-cell office:value-type="float" office:value="122427" calcext:value-type="float">
            <text:p>122427</text:p>
          </table:table-cell>
          <table:table-cell office:value-type="float" office:value="385952612" calcext:value-type="float">
            <text:p>385952612</text:p>
          </table:table-cell>
          <table:table-cell office:value-type="float" office:value="23030" calcext:value-type="float">
            <text:p>23030</text:p>
          </table:table-cell>
          <table:table-cell office:value-type="float" office:value="339236684" calcext:value-type="float">
            <text:p>339236684</text:p>
          </table:table-cell>
          <table:table-cell office:value-type="float" office:value="185690773" calcext:value-type="float">
            <text:p>185690773</text:p>
          </table:table-cell>
        </table:table-row>
        <table:table-row table:style-name="ro1">
          <table:table-cell office:value-type="float" office:value="35750" calcext:value-type="float">
            <text:p>35750</text:p>
          </table:table-cell>
          <table:table-cell office:value-type="float" office:value="629831" calcext:value-type="float">
            <text:p>629831</text:p>
          </table:table-cell>
          <table:table-cell office:value-type="float" office:value="525215" calcext:value-type="float">
            <text:p>525215</text:p>
          </table:table-cell>
          <table:table-cell office:value-type="float" office:value="56330" calcext:value-type="float">
            <text:p>56330</text:p>
          </table:table-cell>
          <table:table-cell office:value-type="float" office:value="96994" calcext:value-type="float">
            <text:p>96994</text:p>
          </table:table-cell>
          <table:table-cell office:value-type="float" office:value="118385" calcext:value-type="float">
            <text:p>118385</text:p>
          </table:table-cell>
          <table:table-cell office:value-type="float" office:value="41793" calcext:value-type="float">
            <text:p>41793</text:p>
          </table:table-cell>
          <table:table-cell office:value-type="float" office:value="57595" calcext:value-type="float">
            <text:p>57595</text:p>
          </table:table-cell>
          <table:table-cell office:value-type="float" office:value="739110246" calcext:value-type="float">
            <text:p>739110246</text:p>
          </table:table-cell>
          <table:table-cell office:value-type="float" office:value="281064" calcext:value-type="float">
            <text:p>281064</text:p>
          </table:table-cell>
          <table:table-cell office:value-type="float" office:value="171179" calcext:value-type="float">
            <text:p>171179</text:p>
          </table:table-cell>
          <table:table-cell office:value-type="float" office:value="25031" calcext:value-type="float">
            <text:p>25031</text:p>
          </table:table-cell>
          <table:table-cell office:value-type="float" office:value="791597795" calcext:value-type="float">
            <text:p>791597795</text:p>
          </table:table-cell>
          <table:table-cell office:value-type="float" office:value="130196" calcext:value-type="float">
            <text:p>130196</text:p>
          </table:table-cell>
          <table:table-cell office:value-type="float" office:value="901470763" calcext:value-type="float">
            <text:p>901470763</text:p>
          </table:table-cell>
          <table:table-cell office:value-type="float" office:value="65335" calcext:value-type="float">
            <text:p>65335</text:p>
          </table:table-cell>
          <table:table-cell office:value-type="float" office:value="726565513" calcext:value-type="float">
            <text:p>726565513</text:p>
          </table:table-cell>
          <table:table-cell office:value-type="float" office:value="117207" calcext:value-type="float">
            <text:p>117207</text:p>
          </table:table-cell>
          <table:table-cell office:value-type="float" office:value="389177603" calcext:value-type="float">
            <text:p>389177603</text:p>
          </table:table-cell>
          <table:table-cell office:value-type="float" office:value="23771" calcext:value-type="float">
            <text:p>23771</text:p>
          </table:table-cell>
          <table:table-cell office:value-type="float" office:value="341813954" calcext:value-type="float">
            <text:p>341813954</text:p>
          </table:table-cell>
          <table:table-cell office:value-type="float" office:value="186780927" calcext:value-type="float">
            <text:p>186780927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85727" calcext:value-type="float">
            <text:p>585727</text:p>
          </table:table-cell>
          <table:table-cell office:value-type="float" office:value="533467" calcext:value-type="float">
            <text:p>533467</text:p>
          </table:table-cell>
          <table:table-cell office:value-type="float" office:value="56806" calcext:value-type="float">
            <text:p>56806</text:p>
          </table:table-cell>
          <table:table-cell office:value-type="float" office:value="95244" calcext:value-type="float">
            <text:p>95244</text:p>
          </table:table-cell>
          <table:table-cell office:value-type="float" office:value="122976" calcext:value-type="float">
            <text:p>122976</text:p>
          </table:table-cell>
          <table:table-cell office:value-type="float" office:value="40936" calcext:value-type="float">
            <text:p>40936</text:p>
          </table:table-cell>
          <table:table-cell office:value-type="float" office:value="53573" calcext:value-type="float">
            <text:p>53573</text:p>
          </table:table-cell>
          <table:table-cell office:value-type="float" office:value="743357574" calcext:value-type="float">
            <text:p>743357574</text:p>
          </table:table-cell>
          <table:table-cell office:value-type="float" office:value="282960" calcext:value-type="float">
            <text:p>282960</text:p>
          </table:table-cell>
          <table:table-cell office:value-type="float" office:value="166169" calcext:value-type="float">
            <text:p>166169</text:p>
          </table:table-cell>
          <table:table-cell office:value-type="float" office:value="25197" calcext:value-type="float">
            <text:p>25197</text:p>
          </table:table-cell>
          <table:table-cell office:value-type="float" office:value="796833059" calcext:value-type="float">
            <text:p>796833059</text:p>
          </table:table-cell>
          <table:table-cell office:value-type="float" office:value="123535" calcext:value-type="float">
            <text:p>123535</text:p>
          </table:table-cell>
          <table:table-cell office:value-type="float" office:value="908464908" calcext:value-type="float">
            <text:p>908464908</text:p>
          </table:table-cell>
          <table:table-cell office:value-type="float" office:value="60140" calcext:value-type="float">
            <text:p>60140</text:p>
          </table:table-cell>
          <table:table-cell office:value-type="float" office:value="731276079" calcext:value-type="float">
            <text:p>731276079</text:p>
          </table:table-cell>
          <table:table-cell office:value-type="float" office:value="108456" calcext:value-type="float">
            <text:p>108456</text:p>
          </table:table-cell>
          <table:table-cell office:value-type="float" office:value="391422004" calcext:value-type="float">
            <text:p>391422004</text:p>
          </table:table-cell>
          <table:table-cell office:value-type="float" office:value="21698" calcext:value-type="float">
            <text:p>21698</text:p>
          </table:table-cell>
          <table:table-cell office:value-type="float" office:value="345105279" calcext:value-type="float">
            <text:p>345105279</text:p>
          </table:table-cell>
          <table:table-cell office:value-type="float" office:value="188093610" calcext:value-type="float">
            <text:p>188093610</text:p>
          </table:table-cell>
        </table:table-row>
        <table:table-row table:style-name="ro1">
          <table:table-cell office:value-type="float" office:value="36250" calcext:value-type="float">
            <text:p>36250</text:p>
          </table:table-cell>
          <table:table-cell office:value-type="float" office:value="563418" calcext:value-type="float">
            <text:p>563418</text:p>
          </table:table-cell>
          <table:table-cell office:value-type="float" office:value="527989" calcext:value-type="float">
            <text:p>527989</text:p>
          </table:table-cell>
          <table:table-cell office:value-type="float" office:value="55823" calcext:value-type="float">
            <text:p>55823</text:p>
          </table:table-cell>
          <table:table-cell office:value-type="float" office:value="92591" calcext:value-type="float">
            <text:p>92591</text:p>
          </table:table-cell>
          <table:table-cell office:value-type="float" office:value="113637" calcext:value-type="float">
            <text:p>113637</text:p>
          </table:table-cell>
          <table:table-cell office:value-type="float" office:value="41564" calcext:value-type="float">
            <text:p>41564</text:p>
          </table:table-cell>
          <table:table-cell office:value-type="float" office:value="60336" calcext:value-type="float">
            <text:p>60336</text:p>
          </table:table-cell>
          <table:table-cell office:value-type="float" office:value="747788049" calcext:value-type="float">
            <text:p>747788049</text:p>
          </table:table-cell>
          <table:table-cell office:value-type="float" office:value="325937" calcext:value-type="float">
            <text:p>325937</text:p>
          </table:table-cell>
          <table:table-cell office:value-type="float" office:value="175836" calcext:value-type="float">
            <text:p>175836</text:p>
          </table:table-cell>
          <table:table-cell office:value-type="float" office:value="24986" calcext:value-type="float">
            <text:p>24986</text:p>
          </table:table-cell>
          <table:table-cell office:value-type="float" office:value="802253742" calcext:value-type="float">
            <text:p>802253742</text:p>
          </table:table-cell>
          <table:table-cell office:value-type="float" office:value="121198" calcext:value-type="float">
            <text:p>121198</text:p>
          </table:table-cell>
          <table:table-cell office:value-type="float" office:value="914279803" calcext:value-type="float">
            <text:p>914279803</text:p>
          </table:table-cell>
          <table:table-cell office:value-type="float" office:value="67677" calcext:value-type="float">
            <text:p>67677</text:p>
          </table:table-cell>
          <table:table-cell office:value-type="float" office:value="737182580" calcext:value-type="float">
            <text:p>737182580</text:p>
          </table:table-cell>
          <table:table-cell office:value-type="float" office:value="98315" calcext:value-type="float">
            <text:p>98315</text:p>
          </table:table-cell>
          <table:table-cell office:value-type="float" office:value="394578749" calcext:value-type="float">
            <text:p>394578749</text:p>
          </table:table-cell>
          <table:table-cell office:value-type="float" office:value="51507" calcext:value-type="float">
            <text:p>51507</text:p>
          </table:table-cell>
          <table:table-cell office:value-type="float" office:value="347391665" calcext:value-type="float">
            <text:p>347391665</text:p>
          </table:table-cell>
          <table:table-cell office:value-type="float" office:value="189544836" calcext:value-type="float">
            <text:p>189544836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579456" calcext:value-type="float">
            <text:p>579456</text:p>
          </table:table-cell>
          <table:table-cell office:value-type="float" office:value="533818" calcext:value-type="float">
            <text:p>533818</text:p>
          </table:table-cell>
          <table:table-cell office:value-type="float" office:value="57342" calcext:value-type="float">
            <text:p>57342</text:p>
          </table:table-cell>
          <table:table-cell office:value-type="float" office:value="97264" calcext:value-type="float">
            <text:p>97264</text:p>
          </table:table-cell>
          <table:table-cell office:value-type="float" office:value="207998" calcext:value-type="float">
            <text:p>207998</text:p>
          </table:table-cell>
          <table:table-cell office:value-type="float" office:value="41345" calcext:value-type="float">
            <text:p>41345</text:p>
          </table:table-cell>
          <table:table-cell office:value-type="float" office:value="59128" calcext:value-type="float">
            <text:p>59128</text:p>
          </table:table-cell>
          <table:table-cell office:value-type="float" office:value="752009791" calcext:value-type="float">
            <text:p>752009791</text:p>
          </table:table-cell>
          <table:table-cell office:value-type="float" office:value="286300" calcext:value-type="float">
            <text:p>286300</text:p>
          </table:table-cell>
          <table:table-cell office:value-type="float" office:value="178230" calcext:value-type="float">
            <text:p>178230</text:p>
          </table:table-cell>
          <table:table-cell office:value-type="float" office:value="24779" calcext:value-type="float">
            <text:p>24779</text:p>
          </table:table-cell>
          <table:table-cell office:value-type="float" office:value="807181783" calcext:value-type="float">
            <text:p>807181783</text:p>
          </table:table-cell>
          <table:table-cell office:value-type="float" office:value="195654" calcext:value-type="float">
            <text:p>195654</text:p>
          </table:table-cell>
          <table:table-cell office:value-type="float" office:value="920337315" calcext:value-type="float">
            <text:p>920337315</text:p>
          </table:table-cell>
          <table:table-cell office:value-type="float" office:value="62035" calcext:value-type="float">
            <text:p>62035</text:p>
          </table:table-cell>
          <table:table-cell office:value-type="float" office:value="742285363" calcext:value-type="float">
            <text:p>742285363</text:p>
          </table:table-cell>
          <table:table-cell office:value-type="float" office:value="105038" calcext:value-type="float">
            <text:p>105038</text:p>
          </table:table-cell>
          <table:table-cell office:value-type="float" office:value="396877353" calcext:value-type="float">
            <text:p>396877353</text:p>
          </table:table-cell>
          <table:table-cell office:value-type="float" office:value="23917" calcext:value-type="float">
            <text:p>23917</text:p>
          </table:table-cell>
          <table:table-cell office:value-type="float" office:value="349878384" calcext:value-type="float">
            <text:p>349878384</text:p>
          </table:table-cell>
          <table:table-cell office:value-type="float" office:value="190954489" calcext:value-type="float">
            <text:p>190954489</text:p>
          </table:table-cell>
        </table:table-row>
        <table:table-row table:style-name="ro1">
          <table:table-cell office:value-type="float" office:value="36750" calcext:value-type="float">
            <text:p>36750</text:p>
          </table:table-cell>
          <table:table-cell office:value-type="float" office:value="577179" calcext:value-type="float">
            <text:p>577179</text:p>
          </table:table-cell>
          <table:table-cell office:value-type="float" office:value="522945" calcext:value-type="float">
            <text:p>522945</text:p>
          </table:table-cell>
          <table:table-cell office:value-type="float" office:value="56640" calcext:value-type="float">
            <text:p>56640</text:p>
          </table:table-cell>
          <table:table-cell office:value-type="float" office:value="97771" calcext:value-type="float">
            <text:p>97771</text:p>
          </table:table-cell>
          <table:table-cell office:value-type="float" office:value="127945" calcext:value-type="float">
            <text:p>127945</text:p>
          </table:table-cell>
          <table:table-cell office:value-type="float" office:value="39028" calcext:value-type="float">
            <text:p>39028</text:p>
          </table:table-cell>
          <table:table-cell office:value-type="float" office:value="54906" calcext:value-type="float">
            <text:p>54906</text:p>
          </table:table-cell>
          <table:table-cell office:value-type="float" office:value="757015255" calcext:value-type="float">
            <text:p>757015255</text:p>
          </table:table-cell>
          <table:table-cell office:value-type="float" office:value="286663" calcext:value-type="float">
            <text:p>286663</text:p>
          </table:table-cell>
          <table:table-cell office:value-type="float" office:value="177578" calcext:value-type="float">
            <text:p>177578</text:p>
          </table:table-cell>
          <table:table-cell office:value-type="float" office:value="24809" calcext:value-type="float">
            <text:p>24809</text:p>
          </table:table-cell>
          <table:table-cell office:value-type="float" office:value="812768556" calcext:value-type="float">
            <text:p>812768556</text:p>
          </table:table-cell>
          <table:table-cell office:value-type="float" office:value="130190" calcext:value-type="float">
            <text:p>130190</text:p>
          </table:table-cell>
          <table:table-cell office:value-type="float" office:value="926112904" calcext:value-type="float">
            <text:p>926112904</text:p>
          </table:table-cell>
          <table:table-cell office:value-type="float" office:value="62051" calcext:value-type="float">
            <text:p>62051</text:p>
          </table:table-cell>
          <table:table-cell office:value-type="float" office:value="746638920" calcext:value-type="float">
            <text:p>746638920</text:p>
          </table:table-cell>
          <table:table-cell office:value-type="float" office:value="111053" calcext:value-type="float">
            <text:p>111053</text:p>
          </table:table-cell>
          <table:table-cell office:value-type="float" office:value="399803969" calcext:value-type="float">
            <text:p>399803969</text:p>
          </table:table-cell>
          <table:table-cell office:value-type="float" office:value="24063" calcext:value-type="float">
            <text:p>24063</text:p>
          </table:table-cell>
          <table:table-cell office:value-type="float" office:value="352830520" calcext:value-type="float">
            <text:p>352830520</text:p>
          </table:table-cell>
          <table:table-cell office:value-type="float" office:value="192322821" calcext:value-type="float">
            <text:p>192322821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587034" calcext:value-type="float">
            <text:p>587034</text:p>
          </table:table-cell>
          <table:table-cell office:value-type="float" office:value="519639" calcext:value-type="float">
            <text:p>519639</text:p>
          </table:table-cell>
          <table:table-cell office:value-type="float" office:value="55632" calcext:value-type="float">
            <text:p>55632</text:p>
          </table:table-cell>
          <table:table-cell office:value-type="float" office:value="95495" calcext:value-type="float">
            <text:p>95495</text:p>
          </table:table-cell>
          <table:table-cell office:value-type="float" office:value="124080" calcext:value-type="float">
            <text:p>124080</text:p>
          </table:table-cell>
          <table:table-cell office:value-type="float" office:value="39691" calcext:value-type="float">
            <text:p>39691</text:p>
          </table:table-cell>
          <table:table-cell office:value-type="float" office:value="62124" calcext:value-type="float">
            <text:p>62124</text:p>
          </table:table-cell>
          <table:table-cell office:value-type="float" office:value="762158750" calcext:value-type="float">
            <text:p>762158750</text:p>
          </table:table-cell>
          <table:table-cell office:value-type="float" office:value="276393" calcext:value-type="float">
            <text:p>276393</text:p>
          </table:table-cell>
          <table:table-cell office:value-type="float" office:value="212543" calcext:value-type="float">
            <text:p>212543</text:p>
          </table:table-cell>
          <table:table-cell office:value-type="float" office:value="24997" calcext:value-type="float">
            <text:p>24997</text:p>
          </table:table-cell>
          <table:table-cell office:value-type="float" office:value="818111446" calcext:value-type="float">
            <text:p>818111446</text:p>
          </table:table-cell>
          <table:table-cell office:value-type="float" office:value="127316" calcext:value-type="float">
            <text:p>127316</text:p>
          </table:table-cell>
          <table:table-cell office:value-type="float" office:value="931189502" calcext:value-type="float">
            <text:p>931189502</text:p>
          </table:table-cell>
          <table:table-cell office:value-type="float" office:value="64483" calcext:value-type="float">
            <text:p>64483</text:p>
          </table:table-cell>
          <table:table-cell office:value-type="float" office:value="751848875" calcext:value-type="float">
            <text:p>751848875</text:p>
          </table:table-cell>
          <table:table-cell office:value-type="float" office:value="102373" calcext:value-type="float">
            <text:p>102373</text:p>
          </table:table-cell>
          <table:table-cell office:value-type="float" office:value="402762175" calcext:value-type="float">
            <text:p>402762175</text:p>
          </table:table-cell>
          <table:table-cell office:value-type="float" office:value="23677" calcext:value-type="float">
            <text:p>23677</text:p>
          </table:table-cell>
          <table:table-cell office:value-type="float" office:value="354607010" calcext:value-type="float">
            <text:p>354607010</text:p>
          </table:table-cell>
          <table:table-cell office:value-type="float" office:value="193144538" calcext:value-type="float">
            <text:p>193144538</text:p>
          </table:table-cell>
        </table:table-row>
        <table:table-row table:style-name="ro1">
          <table:table-cell office:value-type="float" office:value="37250" calcext:value-type="float">
            <text:p>37250</text:p>
          </table:table-cell>
          <table:table-cell office:value-type="float" office:value="738869" calcext:value-type="float">
            <text:p>738869</text:p>
          </table:table-cell>
          <table:table-cell office:value-type="float" office:value="517630" calcext:value-type="float">
            <text:p>517630</text:p>
          </table:table-cell>
          <table:table-cell office:value-type="float" office:value="57810" calcext:value-type="float">
            <text:p>57810</text:p>
          </table:table-cell>
          <table:table-cell office:value-type="float" office:value="97107" calcext:value-type="float">
            <text:p>97107</text:p>
          </table:table-cell>
          <table:table-cell office:value-type="float" office:value="124602" calcext:value-type="float">
            <text:p>124602</text:p>
          </table:table-cell>
          <table:table-cell office:value-type="float" office:value="40510" calcext:value-type="float">
            <text:p>40510</text:p>
          </table:table-cell>
          <table:table-cell office:value-type="float" office:value="53615" calcext:value-type="float">
            <text:p>53615</text:p>
          </table:table-cell>
          <table:table-cell office:value-type="float" office:value="765810386" calcext:value-type="float">
            <text:p>765810386</text:p>
          </table:table-cell>
          <table:table-cell office:value-type="float" office:value="295862" calcext:value-type="float">
            <text:p>295862</text:p>
          </table:table-cell>
          <table:table-cell office:value-type="float" office:value="175138" calcext:value-type="float">
            <text:p>175138</text:p>
          </table:table-cell>
          <table:table-cell office:value-type="float" office:value="25049" calcext:value-type="float">
            <text:p>25049</text:p>
          </table:table-cell>
          <table:table-cell office:value-type="float" office:value="823008881" calcext:value-type="float">
            <text:p>823008881</text:p>
          </table:table-cell>
          <table:table-cell office:value-type="float" office:value="127105" calcext:value-type="float">
            <text:p>127105</text:p>
          </table:table-cell>
          <table:table-cell office:value-type="float" office:value="937248156" calcext:value-type="float">
            <text:p>937248156</text:p>
          </table:table-cell>
          <table:table-cell office:value-type="float" office:value="59847" calcext:value-type="float">
            <text:p>59847</text:p>
          </table:table-cell>
          <table:table-cell office:value-type="float" office:value="756439945" calcext:value-type="float">
            <text:p>756439945</text:p>
          </table:table-cell>
          <table:table-cell office:value-type="float" office:value="105210" calcext:value-type="float">
            <text:p>105210</text:p>
          </table:table-cell>
          <table:table-cell office:value-type="float" office:value="404897942" calcext:value-type="float">
            <text:p>404897942</text:p>
          </table:table-cell>
          <table:table-cell office:value-type="float" office:value="22093" calcext:value-type="float">
            <text:p>22093</text:p>
          </table:table-cell>
          <table:table-cell office:value-type="float" office:value="357841689" calcext:value-type="float">
            <text:p>357841689</text:p>
          </table:table-cell>
          <table:table-cell office:value-type="float" office:value="194828096" calcext:value-type="float">
            <text:p>194828096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599587" calcext:value-type="float">
            <text:p>599587</text:p>
          </table:table-cell>
          <table:table-cell office:value-type="float" office:value="545806" calcext:value-type="float">
            <text:p>545806</text:p>
          </table:table-cell>
          <table:table-cell office:value-type="float" office:value="53394" calcext:value-type="float">
            <text:p>53394</text:p>
          </table:table-cell>
          <table:table-cell office:value-type="float" office:value="94685" calcext:value-type="float">
            <text:p>94685</text:p>
          </table:table-cell>
          <table:table-cell office:value-type="float" office:value="123606" calcext:value-type="float">
            <text:p>123606</text:p>
          </table:table-cell>
          <table:table-cell office:value-type="float" office:value="38526" calcext:value-type="float">
            <text:p>38526</text:p>
          </table:table-cell>
          <table:table-cell office:value-type="float" office:value="54968" calcext:value-type="float">
            <text:p>54968</text:p>
          </table:table-cell>
          <table:table-cell office:value-type="float" office:value="770020501" calcext:value-type="float">
            <text:p>770020501</text:p>
          </table:table-cell>
          <table:table-cell office:value-type="float" office:value="272710" calcext:value-type="float">
            <text:p>272710</text:p>
          </table:table-cell>
          <table:table-cell office:value-type="float" office:value="165982" calcext:value-type="float">
            <text:p>165982</text:p>
          </table:table-cell>
          <table:table-cell office:value-type="float" office:value="25298" calcext:value-type="float">
            <text:p>25298</text:p>
          </table:table-cell>
          <table:table-cell office:value-type="float" office:value="828309759" calcext:value-type="float">
            <text:p>828309759</text:p>
          </table:table-cell>
          <table:table-cell office:value-type="float" office:value="124161" calcext:value-type="float">
            <text:p>124161</text:p>
          </table:table-cell>
          <table:table-cell office:value-type="float" office:value="941589391" calcext:value-type="float">
            <text:p>941589391</text:p>
          </table:table-cell>
          <table:table-cell office:value-type="float" office:value="59026" calcext:value-type="float">
            <text:p>59026</text:p>
          </table:table-cell>
          <table:table-cell office:value-type="float" office:value="761646015" calcext:value-type="float">
            <text:p>761646015</text:p>
          </table:table-cell>
          <table:table-cell office:value-type="float" office:value="102596" calcext:value-type="float">
            <text:p>102596</text:p>
          </table:table-cell>
          <table:table-cell office:value-type="float" office:value="407838934" calcext:value-type="float">
            <text:p>407838934</text:p>
          </table:table-cell>
          <table:table-cell office:value-type="float" office:value="23820" calcext:value-type="float">
            <text:p>23820</text:p>
          </table:table-cell>
          <table:table-cell office:value-type="float" office:value="360188188" calcext:value-type="float">
            <text:p>360188188</text:p>
          </table:table-cell>
          <table:table-cell office:value-type="float" office:value="195775482" calcext:value-type="float">
            <text:p>195775482</text:p>
          </table:table-cell>
        </table:table-row>
        <table:table-row table:style-name="ro1">
          <table:table-cell office:value-type="float" office:value="37750" calcext:value-type="float">
            <text:p>37750</text:p>
          </table:table-cell>
          <table:table-cell office:value-type="float" office:value="576037" calcext:value-type="float">
            <text:p>576037</text:p>
          </table:table-cell>
          <table:table-cell office:value-type="float" office:value="529246" calcext:value-type="float">
            <text:p>529246</text:p>
          </table:table-cell>
          <table:table-cell office:value-type="float" office:value="53276" calcext:value-type="float">
            <text:p>53276</text:p>
          </table:table-cell>
          <table:table-cell office:value-type="float" office:value="94454" calcext:value-type="float">
            <text:p>94454</text:p>
          </table:table-cell>
          <table:table-cell office:value-type="float" office:value="119891" calcext:value-type="float">
            <text:p>119891</text:p>
          </table:table-cell>
          <table:table-cell office:value-type="float" office:value="39243" calcext:value-type="float">
            <text:p>39243</text:p>
          </table:table-cell>
          <table:table-cell office:value-type="float" office:value="59099" calcext:value-type="float">
            <text:p>59099</text:p>
          </table:table-cell>
          <table:table-cell office:value-type="float" office:value="774353171" calcext:value-type="float">
            <text:p>774353171</text:p>
          </table:table-cell>
          <table:table-cell office:value-type="float" office:value="282576" calcext:value-type="float">
            <text:p>282576</text:p>
          </table:table-cell>
          <table:table-cell office:value-type="float" office:value="166963" calcext:value-type="float">
            <text:p>166963</text:p>
          </table:table-cell>
          <table:table-cell office:value-type="float" office:value="24920" calcext:value-type="float">
            <text:p>24920</text:p>
          </table:table-cell>
          <table:table-cell office:value-type="float" office:value="834048383" calcext:value-type="float">
            <text:p>834048383</text:p>
          </table:table-cell>
          <table:table-cell office:value-type="float" office:value="121867" calcext:value-type="float">
            <text:p>121867</text:p>
          </table:table-cell>
          <table:table-cell office:value-type="float" office:value="948311353" calcext:value-type="float">
            <text:p>948311353</text:p>
          </table:table-cell>
          <table:table-cell office:value-type="float" office:value="60820" calcext:value-type="float">
            <text:p>60820</text:p>
          </table:table-cell>
          <table:table-cell office:value-type="float" office:value="767859759" calcext:value-type="float">
            <text:p>767859759</text:p>
          </table:table-cell>
          <table:table-cell office:value-type="float" office:value="113033" calcext:value-type="float">
            <text:p>113033</text:p>
          </table:table-cell>
          <table:table-cell office:value-type="float" office:value="410517624" calcext:value-type="float">
            <text:p>410517624</text:p>
          </table:table-cell>
          <table:table-cell office:value-type="float" office:value="24607" calcext:value-type="float">
            <text:p>24607</text:p>
          </table:table-cell>
          <table:table-cell office:value-type="float" office:value="362753297" calcext:value-type="float">
            <text:p>362753297</text:p>
          </table:table-cell>
          <table:table-cell office:value-type="float" office:value="197498441" calcext:value-type="float">
            <text:p>197498441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575800" calcext:value-type="float">
            <text:p>575800</text:p>
          </table:table-cell>
          <table:table-cell office:value-type="float" office:value="592218" calcext:value-type="float">
            <text:p>592218</text:p>
          </table:table-cell>
          <table:table-cell office:value-type="float" office:value="54693" calcext:value-type="float">
            <text:p>54693</text:p>
          </table:table-cell>
          <table:table-cell office:value-type="float" office:value="97083" calcext:value-type="float">
            <text:p>97083</text:p>
          </table:table-cell>
          <table:table-cell office:value-type="float" office:value="128005" calcext:value-type="float">
            <text:p>128005</text:p>
          </table:table-cell>
          <table:table-cell office:value-type="float" office:value="40928" calcext:value-type="float">
            <text:p>40928</text:p>
          </table:table-cell>
          <table:table-cell office:value-type="float" office:value="56520" calcext:value-type="float">
            <text:p>56520</text:p>
          </table:table-cell>
          <table:table-cell office:value-type="float" office:value="777999755" calcext:value-type="float">
            <text:p>777999755</text:p>
          </table:table-cell>
          <table:table-cell office:value-type="float" office:value="291659" calcext:value-type="float">
            <text:p>291659</text:p>
          </table:table-cell>
          <table:table-cell office:value-type="float" office:value="170903" calcext:value-type="float">
            <text:p>170903</text:p>
          </table:table-cell>
          <table:table-cell office:value-type="float" office:value="24895" calcext:value-type="float">
            <text:p>24895</text:p>
          </table:table-cell>
          <table:table-cell office:value-type="float" office:value="840314321" calcext:value-type="float">
            <text:p>840314321</text:p>
          </table:table-cell>
          <table:table-cell office:value-type="float" office:value="125318" calcext:value-type="float">
            <text:p>125318</text:p>
          </table:table-cell>
          <table:table-cell office:value-type="float" office:value="954749082" calcext:value-type="float">
            <text:p>954749082</text:p>
          </table:table-cell>
          <table:table-cell office:value-type="float" office:value="62895" calcext:value-type="float">
            <text:p>62895</text:p>
          </table:table-cell>
          <table:table-cell office:value-type="float" office:value="772582083" calcext:value-type="float">
            <text:p>772582083</text:p>
          </table:table-cell>
          <table:table-cell office:value-type="float" office:value="102459" calcext:value-type="float">
            <text:p>102459</text:p>
          </table:table-cell>
          <table:table-cell office:value-type="float" office:value="413102683" calcext:value-type="float">
            <text:p>413102683</text:p>
          </table:table-cell>
          <table:table-cell office:value-type="float" office:value="21557" calcext:value-type="float">
            <text:p>21557</text:p>
          </table:table-cell>
          <table:table-cell office:value-type="float" office:value="365133124" calcext:value-type="float">
            <text:p>365133124</text:p>
          </table:table-cell>
          <table:table-cell office:value-type="float" office:value="198678834" calcext:value-type="float">
            <text:p>198678834</text:p>
          </table:table-cell>
        </table:table-row>
        <table:table-row table:style-name="ro1">
          <table:table-cell office:value-type="float" office:value="38250" calcext:value-type="float">
            <text:p>38250</text:p>
          </table:table-cell>
          <table:table-cell office:value-type="float" office:value="577089" calcext:value-type="float">
            <text:p>577089</text:p>
          </table:table-cell>
          <table:table-cell office:value-type="float" office:value="524458" calcext:value-type="float">
            <text:p>524458</text:p>
          </table:table-cell>
          <table:table-cell office:value-type="float" office:value="52602" calcext:value-type="float">
            <text:p>52602</text:p>
          </table:table-cell>
          <table:table-cell office:value-type="float" office:value="95419" calcext:value-type="float">
            <text:p>95419</text:p>
          </table:table-cell>
          <table:table-cell office:value-type="float" office:value="125037" calcext:value-type="float">
            <text:p>125037</text:p>
          </table:table-cell>
          <table:table-cell office:value-type="float" office:value="35306" calcext:value-type="float">
            <text:p>35306</text:p>
          </table:table-cell>
          <table:table-cell office:value-type="float" office:value="58306" calcext:value-type="float">
            <text:p>58306</text:p>
          </table:table-cell>
          <table:table-cell office:value-type="float" office:value="782919222" calcext:value-type="float">
            <text:p>782919222</text:p>
          </table:table-cell>
          <table:table-cell office:value-type="float" office:value="286524" calcext:value-type="float">
            <text:p>286524</text:p>
          </table:table-cell>
          <table:table-cell office:value-type="float" office:value="169714" calcext:value-type="float">
            <text:p>169714</text:p>
          </table:table-cell>
          <table:table-cell office:value-type="float" office:value="25409" calcext:value-type="float">
            <text:p>25409</text:p>
          </table:table-cell>
          <table:table-cell office:value-type="float" office:value="845540361" calcext:value-type="float">
            <text:p>845540361</text:p>
          </table:table-cell>
          <table:table-cell office:value-type="float" office:value="125603" calcext:value-type="float">
            <text:p>125603</text:p>
          </table:table-cell>
          <table:table-cell office:value-type="float" office:value="962403518" calcext:value-type="float">
            <text:p>962403518</text:p>
          </table:table-cell>
          <table:table-cell office:value-type="float" office:value="71499" calcext:value-type="float">
            <text:p>71499</text:p>
          </table:table-cell>
          <table:table-cell office:value-type="float" office:value="777901828" calcext:value-type="float">
            <text:p>777901828</text:p>
          </table:table-cell>
          <table:table-cell office:value-type="float" office:value="101638" calcext:value-type="float">
            <text:p>101638</text:p>
          </table:table-cell>
          <table:table-cell office:value-type="float" office:value="416357065" calcext:value-type="float">
            <text:p>416357065</text:p>
          </table:table-cell>
          <table:table-cell office:value-type="float" office:value="22059" calcext:value-type="float">
            <text:p>22059</text:p>
          </table:table-cell>
          <table:table-cell office:value-type="float" office:value="368165950" calcext:value-type="float">
            <text:p>368165950</text:p>
          </table:table-cell>
          <table:table-cell office:value-type="float" office:value="199586831" calcext:value-type="float">
            <text:p>199586831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563101" calcext:value-type="float">
            <text:p>563101</text:p>
          </table:table-cell>
          <table:table-cell office:value-type="float" office:value="530577" calcext:value-type="float">
            <text:p>530577</text:p>
          </table:table-cell>
          <table:table-cell office:value-type="float" office:value="53537" calcext:value-type="float">
            <text:p>53537</text:p>
          </table:table-cell>
          <table:table-cell office:value-type="float" office:value="95391" calcext:value-type="float">
            <text:p>95391</text:p>
          </table:table-cell>
          <table:table-cell office:value-type="float" office:value="124533" calcext:value-type="float">
            <text:p>124533</text:p>
          </table:table-cell>
          <table:table-cell office:value-type="float" office:value="37781" calcext:value-type="float">
            <text:p>37781</text:p>
          </table:table-cell>
          <table:table-cell office:value-type="float" office:value="56124" calcext:value-type="float">
            <text:p>56124</text:p>
          </table:table-cell>
          <table:table-cell office:value-type="float" office:value="786987526" calcext:value-type="float">
            <text:p>786987526</text:p>
          </table:table-cell>
          <table:table-cell office:value-type="float" office:value="293746" calcext:value-type="float">
            <text:p>293746</text:p>
          </table:table-cell>
          <table:table-cell office:value-type="float" office:value="166058" calcext:value-type="float">
            <text:p>166058</text:p>
          </table:table-cell>
          <table:table-cell office:value-type="float" office:value="25372" calcext:value-type="float">
            <text:p>25372</text:p>
          </table:table-cell>
          <table:table-cell office:value-type="float" office:value="850878497" calcext:value-type="float">
            <text:p>850878497</text:p>
          </table:table-cell>
          <table:table-cell office:value-type="float" office:value="122335" calcext:value-type="float">
            <text:p>122335</text:p>
          </table:table-cell>
          <table:table-cell office:value-type="float" office:value="967940522" calcext:value-type="float">
            <text:p>967940522</text:p>
          </table:table-cell>
          <table:table-cell office:value-type="float" office:value="61875" calcext:value-type="float">
            <text:p>61875</text:p>
          </table:table-cell>
          <table:table-cell office:value-type="float" office:value="783595116" calcext:value-type="float">
            <text:p>783595116</text:p>
          </table:table-cell>
          <table:table-cell office:value-type="float" office:value="102015" calcext:value-type="float">
            <text:p>102015</text:p>
          </table:table-cell>
          <table:table-cell office:value-type="float" office:value="418438925" calcext:value-type="float">
            <text:p>418438925</text:p>
          </table:table-cell>
          <table:table-cell office:value-type="float" office:value="22933" calcext:value-type="float">
            <text:p>22933</text:p>
          </table:table-cell>
          <table:table-cell office:value-type="float" office:value="370749123" calcext:value-type="float">
            <text:p>370749123</text:p>
          </table:table-cell>
          <table:table-cell office:value-type="float" office:value="201461439" calcext:value-type="float">
            <text:p>201461439</text:p>
          </table:table-cell>
        </table:table-row>
        <table:table-row table:style-name="ro1">
          <table:table-cell office:value-type="float" office:value="38750" calcext:value-type="float">
            <text:p>38750</text:p>
          </table:table-cell>
          <table:table-cell office:value-type="float" office:value="632173" calcext:value-type="float">
            <text:p>632173</text:p>
          </table:table-cell>
          <table:table-cell office:value-type="float" office:value="517454" calcext:value-type="float">
            <text:p>517454</text:p>
          </table:table-cell>
          <table:table-cell office:value-type="float" office:value="53836" calcext:value-type="float">
            <text:p>53836</text:p>
          </table:table-cell>
          <table:table-cell office:value-type="float" office:value="95764" calcext:value-type="float">
            <text:p>95764</text:p>
          </table:table-cell>
          <table:table-cell office:value-type="float" office:value="125943" calcext:value-type="float">
            <text:p>125943</text:p>
          </table:table-cell>
          <table:table-cell office:value-type="float" office:value="41281" calcext:value-type="float">
            <text:p>41281</text:p>
          </table:table-cell>
          <table:table-cell office:value-type="float" office:value="54490" calcext:value-type="float">
            <text:p>54490</text:p>
          </table:table-cell>
          <table:table-cell office:value-type="float" office:value="790573546" calcext:value-type="float">
            <text:p>790573546</text:p>
          </table:table-cell>
          <table:table-cell office:value-type="float" office:value="297954" calcext:value-type="float">
            <text:p>297954</text:p>
          </table:table-cell>
          <table:table-cell office:value-type="float" office:value="175107" calcext:value-type="float">
            <text:p>175107</text:p>
          </table:table-cell>
          <table:table-cell office:value-type="float" office:value="25062" calcext:value-type="float">
            <text:p>25062</text:p>
          </table:table-cell>
          <table:table-cell office:value-type="float" office:value="857303199" calcext:value-type="float">
            <text:p>857303199</text:p>
          </table:table-cell>
          <table:table-cell office:value-type="float" office:value="120211" calcext:value-type="float">
            <text:p>120211</text:p>
          </table:table-cell>
          <table:table-cell office:value-type="float" office:value="973414384" calcext:value-type="float">
            <text:p>973414384</text:p>
          </table:table-cell>
          <table:table-cell office:value-type="float" office:value="59874" calcext:value-type="float">
            <text:p>59874</text:p>
          </table:table-cell>
          <table:table-cell office:value-type="float" office:value="788236097" calcext:value-type="float">
            <text:p>788236097</text:p>
          </table:table-cell>
          <table:table-cell office:value-type="float" office:value="101495" calcext:value-type="float">
            <text:p>101495</text:p>
          </table:table-cell>
          <table:table-cell office:value-type="float" office:value="421608163" calcext:value-type="float">
            <text:p>421608163</text:p>
          </table:table-cell>
          <table:table-cell office:value-type="float" office:value="23631" calcext:value-type="float">
            <text:p>23631</text:p>
          </table:table-cell>
          <table:table-cell office:value-type="float" office:value="373274576" calcext:value-type="float">
            <text:p>373274576</text:p>
          </table:table-cell>
          <table:table-cell office:value-type="float" office:value="202678954" calcext:value-type="float">
            <text:p>202678954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595041" calcext:value-type="float">
            <text:p>595041</text:p>
          </table:table-cell>
          <table:table-cell office:value-type="float" office:value="543607" calcext:value-type="float">
            <text:p>543607</text:p>
          </table:table-cell>
          <table:table-cell office:value-type="float" office:value="53737" calcext:value-type="float">
            <text:p>53737</text:p>
          </table:table-cell>
          <table:table-cell office:value-type="float" office:value="94225" calcext:value-type="float">
            <text:p>94225</text:p>
          </table:table-cell>
          <table:table-cell office:value-type="float" office:value="128459" calcext:value-type="float">
            <text:p>128459</text:p>
          </table:table-cell>
          <table:table-cell office:value-type="float" office:value="38300" calcext:value-type="float">
            <text:p>38300</text:p>
          </table:table-cell>
          <table:table-cell office:value-type="float" office:value="54777" calcext:value-type="float">
            <text:p>54777</text:p>
          </table:table-cell>
          <table:table-cell office:value-type="float" office:value="795081521" calcext:value-type="float">
            <text:p>795081521</text:p>
          </table:table-cell>
          <table:table-cell office:value-type="float" office:value="295407" calcext:value-type="float">
            <text:p>295407</text:p>
          </table:table-cell>
          <table:table-cell office:value-type="float" office:value="164915" calcext:value-type="float">
            <text:p>164915</text:p>
          </table:table-cell>
          <table:table-cell office:value-type="float" office:value="25002" calcext:value-type="float">
            <text:p>25002</text:p>
          </table:table-cell>
          <table:table-cell office:value-type="float" office:value="862486855" calcext:value-type="float">
            <text:p>862486855</text:p>
          </table:table-cell>
          <table:table-cell office:value-type="float" office:value="126206" calcext:value-type="float">
            <text:p>126206</text:p>
          </table:table-cell>
          <table:table-cell office:value-type="float" office:value="977780589" calcext:value-type="float">
            <text:p>977780589</text:p>
          </table:table-cell>
          <table:table-cell office:value-type="float" office:value="60218" calcext:value-type="float">
            <text:p>60218</text:p>
          </table:table-cell>
          <table:table-cell office:value-type="float" office:value="792747182" calcext:value-type="float">
            <text:p>792747182</text:p>
          </table:table-cell>
          <table:table-cell office:value-type="float" office:value="105626" calcext:value-type="float">
            <text:p>105626</text:p>
          </table:table-cell>
          <table:table-cell office:value-type="float" office:value="424167307" calcext:value-type="float">
            <text:p>424167307</text:p>
          </table:table-cell>
          <table:table-cell office:value-type="float" office:value="21643" calcext:value-type="float">
            <text:p>21643</text:p>
          </table:table-cell>
          <table:table-cell office:value-type="float" office:value="376175365" calcext:value-type="float">
            <text:p>376175365</text:p>
          </table:table-cell>
          <table:table-cell office:value-type="float" office:value="204110765" calcext:value-type="float">
            <text:p>204110765</text:p>
          </table:table-cell>
        </table:table-row>
        <table:table-row table:style-name="ro1">
          <table:table-cell office:value-type="float" office:value="39250" calcext:value-type="float">
            <text:p>39250</text:p>
          </table:table-cell>
          <table:table-cell office:value-type="float" office:value="571741" calcext:value-type="float">
            <text:p>571741</text:p>
          </table:table-cell>
          <table:table-cell office:value-type="float" office:value="546926" calcext:value-type="float">
            <text:p>546926</text:p>
          </table:table-cell>
          <table:table-cell office:value-type="float" office:value="53342" calcext:value-type="float">
            <text:p>53342</text:p>
          </table:table-cell>
          <table:table-cell office:value-type="float" office:value="96442" calcext:value-type="float">
            <text:p>96442</text:p>
          </table:table-cell>
          <table:table-cell office:value-type="float" office:value="125190" calcext:value-type="float">
            <text:p>125190</text:p>
          </table:table-cell>
          <table:table-cell office:value-type="float" office:value="39476" calcext:value-type="float">
            <text:p>39476</text:p>
          </table:table-cell>
          <table:table-cell office:value-type="float" office:value="49523" calcext:value-type="float">
            <text:p>49523</text:p>
          </table:table-cell>
          <table:table-cell office:value-type="float" office:value="799110226" calcext:value-type="float">
            <text:p>799110226</text:p>
          </table:table-cell>
          <table:table-cell office:value-type="float" office:value="338313" calcext:value-type="float">
            <text:p>338313</text:p>
          </table:table-cell>
          <table:table-cell office:value-type="float" office:value="166005" calcext:value-type="float">
            <text:p>166005</text:p>
          </table:table-cell>
          <table:table-cell office:value-type="float" office:value="25055" calcext:value-type="float">
            <text:p>25055</text:p>
          </table:table-cell>
          <table:table-cell office:value-type="float" office:value="867341154" calcext:value-type="float">
            <text:p>867341154</text:p>
          </table:table-cell>
          <table:table-cell office:value-type="float" office:value="118790" calcext:value-type="float">
            <text:p>118790</text:p>
          </table:table-cell>
          <table:table-cell office:value-type="float" office:value="983208287" calcext:value-type="float">
            <text:p>983208287</text:p>
          </table:table-cell>
          <table:table-cell office:value-type="float" office:value="58383" calcext:value-type="float">
            <text:p>58383</text:p>
          </table:table-cell>
          <table:table-cell office:value-type="float" office:value="797262469" calcext:value-type="float">
            <text:p>797262469</text:p>
          </table:table-cell>
          <table:table-cell office:value-type="float" office:value="100599" calcext:value-type="float">
            <text:p>100599</text:p>
          </table:table-cell>
          <table:table-cell office:value-type="float" office:value="426999699" calcext:value-type="float">
            <text:p>426999699</text:p>
          </table:table-cell>
          <table:table-cell office:value-type="float" office:value="23504" calcext:value-type="float">
            <text:p>23504</text:p>
          </table:table-cell>
          <table:table-cell office:value-type="float" office:value="378588963" calcext:value-type="float">
            <text:p>378588963</text:p>
          </table:table-cell>
          <table:table-cell office:value-type="float" office:value="205371120" calcext:value-type="float">
            <text:p>205371120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572463" calcext:value-type="float">
            <text:p>572463</text:p>
          </table:table-cell>
          <table:table-cell office:value-type="float" office:value="537468" calcext:value-type="float">
            <text:p>537468</text:p>
          </table:table-cell>
          <table:table-cell office:value-type="float" office:value="54416" calcext:value-type="float">
            <text:p>54416</text:p>
          </table:table-cell>
          <table:table-cell office:value-type="float" office:value="92600" calcext:value-type="float">
            <text:p>92600</text:p>
          </table:table-cell>
          <table:table-cell office:value-type="float" office:value="121701" calcext:value-type="float">
            <text:p>121701</text:p>
          </table:table-cell>
          <table:table-cell office:value-type="float" office:value="39881" calcext:value-type="float">
            <text:p>39881</text:p>
          </table:table-cell>
          <table:table-cell office:value-type="float" office:value="53531" calcext:value-type="float">
            <text:p>53531</text:p>
          </table:table-cell>
          <table:table-cell office:value-type="float" office:value="803556147" calcext:value-type="float">
            <text:p>803556147</text:p>
          </table:table-cell>
          <table:table-cell office:value-type="float" office:value="305131" calcext:value-type="float">
            <text:p>305131</text:p>
          </table:table-cell>
          <table:table-cell office:value-type="float" office:value="176043" calcext:value-type="float">
            <text:p>176043</text:p>
          </table:table-cell>
          <table:table-cell office:value-type="float" office:value="25025" calcext:value-type="float">
            <text:p>25025</text:p>
          </table:table-cell>
          <table:table-cell office:value-type="float" office:value="873126181" calcext:value-type="float">
            <text:p>873126181</text:p>
          </table:table-cell>
          <table:table-cell office:value-type="float" office:value="124515" calcext:value-type="float">
            <text:p>124515</text:p>
          </table:table-cell>
          <table:table-cell office:value-type="float" office:value="987547140" calcext:value-type="float">
            <text:p>987547140</text:p>
          </table:table-cell>
          <table:table-cell office:value-type="float" office:value="60753" calcext:value-type="float">
            <text:p>60753</text:p>
          </table:table-cell>
          <table:table-cell office:value-type="float" office:value="802981850" calcext:value-type="float">
            <text:p>802981850</text:p>
          </table:table-cell>
          <table:table-cell office:value-type="float" office:value="99242" calcext:value-type="float">
            <text:p>99242</text:p>
          </table:table-cell>
          <table:table-cell office:value-type="float" office:value="429757281" calcext:value-type="float">
            <text:p>429757281</text:p>
          </table:table-cell>
          <table:table-cell office:value-type="float" office:value="22751" calcext:value-type="float">
            <text:p>22751</text:p>
          </table:table-cell>
          <table:table-cell office:value-type="float" office:value="381136743" calcext:value-type="float">
            <text:p>381136743</text:p>
          </table:table-cell>
          <table:table-cell office:value-type="float" office:value="206674066" calcext:value-type="float">
            <text:p>206674066</text:p>
          </table:table-cell>
        </table:table-row>
        <table:table-row table:style-name="ro1">
          <table:table-cell office:value-type="float" office:value="39750" calcext:value-type="float">
            <text:p>39750</text:p>
          </table:table-cell>
          <table:table-cell office:value-type="float" office:value="583408" calcext:value-type="float">
            <text:p>583408</text:p>
          </table:table-cell>
          <table:table-cell office:value-type="float" office:value="617778" calcext:value-type="float">
            <text:p>617778</text:p>
          </table:table-cell>
          <table:table-cell office:value-type="float" office:value="53174" calcext:value-type="float">
            <text:p>53174</text:p>
          </table:table-cell>
          <table:table-cell office:value-type="float" office:value="97748" calcext:value-type="float">
            <text:p>97748</text:p>
          </table:table-cell>
          <table:table-cell office:value-type="float" office:value="121774" calcext:value-type="float">
            <text:p>121774</text:p>
          </table:table-cell>
          <table:table-cell office:value-type="float" office:value="41696" calcext:value-type="float">
            <text:p>41696</text:p>
          </table:table-cell>
          <table:table-cell office:value-type="float" office:value="58078" calcext:value-type="float">
            <text:p>58078</text:p>
          </table:table-cell>
          <table:table-cell office:value-type="float" office:value="807693393" calcext:value-type="float">
            <text:p>807693393</text:p>
          </table:table-cell>
          <table:table-cell office:value-type="float" office:value="285180" calcext:value-type="float">
            <text:p>285180</text:p>
          </table:table-cell>
          <table:table-cell office:value-type="float" office:value="171950" calcext:value-type="float">
            <text:p>171950</text:p>
          </table:table-cell>
          <table:table-cell office:value-type="float" office:value="24963" calcext:value-type="float">
            <text:p>24963</text:p>
          </table:table-cell>
          <table:table-cell office:value-type="float" office:value="878912719" calcext:value-type="float">
            <text:p>878912719</text:p>
          </table:table-cell>
          <table:table-cell office:value-type="float" office:value="124580" calcext:value-type="float">
            <text:p>124580</text:p>
          </table:table-cell>
          <table:table-cell office:value-type="float" office:value="993830678" calcext:value-type="float">
            <text:p>993830678</text:p>
          </table:table-cell>
          <table:table-cell office:value-type="float" office:value="59446" calcext:value-type="float">
            <text:p>59446</text:p>
          </table:table-cell>
          <table:table-cell office:value-type="float" office:value="808266232" calcext:value-type="float">
            <text:p>808266232</text:p>
          </table:table-cell>
          <table:table-cell office:value-type="float" office:value="106974" calcext:value-type="float">
            <text:p>106974</text:p>
          </table:table-cell>
          <table:table-cell office:value-type="float" office:value="432325795" calcext:value-type="float">
            <text:p>432325795</text:p>
          </table:table-cell>
          <table:table-cell office:value-type="float" office:value="21965" calcext:value-type="float">
            <text:p>21965</text:p>
          </table:table-cell>
          <table:table-cell office:value-type="float" office:value="384230798" calcext:value-type="float">
            <text:p>384230798</text:p>
          </table:table-cell>
          <table:table-cell office:value-type="float" office:value="207948437" calcext:value-type="float">
            <text:p>20794843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89000" calcext:value-type="float">
            <text:p>589000</text:p>
          </table:table-cell>
          <table:table-cell office:value-type="float" office:value="540790" calcext:value-type="float">
            <text:p>540790</text:p>
          </table:table-cell>
          <table:table-cell office:value-type="float" office:value="53210" calcext:value-type="float">
            <text:p>53210</text:p>
          </table:table-cell>
          <table:table-cell office:value-type="float" office:value="95189" calcext:value-type="float">
            <text:p>95189</text:p>
          </table:table-cell>
          <table:table-cell office:value-type="float" office:value="125968" calcext:value-type="float">
            <text:p>125968</text:p>
          </table:table-cell>
          <table:table-cell office:value-type="float" office:value="38603" calcext:value-type="float">
            <text:p>38603</text:p>
          </table:table-cell>
          <table:table-cell office:value-type="float" office:value="54653" calcext:value-type="float">
            <text:p>54653</text:p>
          </table:table-cell>
          <table:table-cell office:value-type="float" office:value="812101441" calcext:value-type="float">
            <text:p>812101441</text:p>
          </table:table-cell>
          <table:table-cell office:value-type="float" office:value="287985" calcext:value-type="float">
            <text:p>287985</text:p>
          </table:table-cell>
          <table:table-cell office:value-type="float" office:value="177731" calcext:value-type="float">
            <text:p>177731</text:p>
          </table:table-cell>
          <table:table-cell office:value-type="float" office:value="26083" calcext:value-type="float">
            <text:p>26083</text:p>
          </table:table-cell>
          <table:table-cell office:value-type="float" office:value="884551939" calcext:value-type="float">
            <text:p>884551939</text:p>
          </table:table-cell>
          <table:table-cell office:value-type="float" office:value="121640" calcext:value-type="float">
            <text:p>121640</text:p>
          </table:table-cell>
          <table:table-cell office:value-type="float" office:value="1000511679" calcext:value-type="float">
            <text:p>1000511679</text:p>
          </table:table-cell>
          <table:table-cell office:value-type="float" office:value="60088" calcext:value-type="float">
            <text:p>60088</text:p>
          </table:table-cell>
          <table:table-cell office:value-type="float" office:value="812888938" calcext:value-type="float">
            <text:p>812888938</text:p>
          </table:table-cell>
          <table:table-cell office:value-type="float" office:value="99467" calcext:value-type="float">
            <text:p>99467</text:p>
          </table:table-cell>
          <table:table-cell office:value-type="float" office:value="436271017" calcext:value-type="float">
            <text:p>436271017</text:p>
          </table:table-cell>
          <table:table-cell office:value-type="float" office:value="21631" calcext:value-type="float">
            <text:p>21631</text:p>
          </table:table-cell>
          <table:table-cell office:value-type="float" office:value="386452007" calcext:value-type="float">
            <text:p>386452007</text:p>
          </table:table-cell>
          <table:table-cell office:value-type="float" office:value="209100490" calcext:value-type="float">
            <text:p>209100490</text:p>
          </table:table-cell>
        </table:table-row>
        <table:table-row table:style-name="ro1">
          <table:table-cell office:value-type="float" office:value="40250" calcext:value-type="float">
            <text:p>40250</text:p>
          </table:table-cell>
          <table:table-cell office:value-type="float" office:value="587237" calcext:value-type="float">
            <text:p>587237</text:p>
          </table:table-cell>
          <table:table-cell office:value-type="float" office:value="536187" calcext:value-type="float">
            <text:p>536187</text:p>
          </table:table-cell>
          <table:table-cell office:value-type="float" office:value="54774" calcext:value-type="float">
            <text:p>54774</text:p>
          </table:table-cell>
          <table:table-cell office:value-type="float" office:value="99528" calcext:value-type="float">
            <text:p>99528</text:p>
          </table:table-cell>
          <table:table-cell office:value-type="float" office:value="130969" calcext:value-type="float">
            <text:p>130969</text:p>
          </table:table-cell>
          <table:table-cell office:value-type="float" office:value="45435" calcext:value-type="float">
            <text:p>45435</text:p>
          </table:table-cell>
          <table:table-cell office:value-type="float" office:value="53050" calcext:value-type="float">
            <text:p>53050</text:p>
          </table:table-cell>
          <table:table-cell office:value-type="float" office:value="816570655" calcext:value-type="float">
            <text:p>816570655</text:p>
          </table:table-cell>
          <table:table-cell office:value-type="float" office:value="311398" calcext:value-type="float">
            <text:p>311398</text:p>
          </table:table-cell>
          <table:table-cell office:value-type="float" office:value="171397" calcext:value-type="float">
            <text:p>171397</text:p>
          </table:table-cell>
          <table:table-cell office:value-type="float" office:value="24224" calcext:value-type="float">
            <text:p>24224</text:p>
          </table:table-cell>
          <table:table-cell office:value-type="float" office:value="889814550" calcext:value-type="float">
            <text:p>889814550</text:p>
          </table:table-cell>
          <table:table-cell office:value-type="float" office:value="128124" calcext:value-type="float">
            <text:p>128124</text:p>
          </table:table-cell>
          <table:table-cell office:value-type="float" office:value="1006802048" calcext:value-type="float">
            <text:p>1006802048</text:p>
          </table:table-cell>
          <table:table-cell office:value-type="float" office:value="59409" calcext:value-type="float">
            <text:p>59409</text:p>
          </table:table-cell>
          <table:table-cell office:value-type="float" office:value="818358522" calcext:value-type="float">
            <text:p>818358522</text:p>
          </table:table-cell>
          <table:table-cell office:value-type="float" office:value="182069" calcext:value-type="float">
            <text:p>182069</text:p>
          </table:table-cell>
          <table:table-cell office:value-type="float" office:value="437768401" calcext:value-type="float">
            <text:p>437768401</text:p>
          </table:table-cell>
          <table:table-cell office:value-type="float" office:value="22967" calcext:value-type="float">
            <text:p>22967</text:p>
          </table:table-cell>
          <table:table-cell office:value-type="float" office:value="389176315" calcext:value-type="float">
            <text:p>389176315</text:p>
          </table:table-cell>
          <table:table-cell office:value-type="float" office:value="210556179" calcext:value-type="float">
            <text:p>210556179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644345" calcext:value-type="float">
            <text:p>644345</text:p>
          </table:table-cell>
          <table:table-cell office:value-type="float" office:value="542261" calcext:value-type="float">
            <text:p>542261</text:p>
          </table:table-cell>
          <table:table-cell office:value-type="float" office:value="54100" calcext:value-type="float">
            <text:p>54100</text:p>
          </table:table-cell>
          <table:table-cell office:value-type="float" office:value="95686" calcext:value-type="float">
            <text:p>95686</text:p>
          </table:table-cell>
          <table:table-cell office:value-type="float" office:value="121557" calcext:value-type="float">
            <text:p>121557</text:p>
          </table:table-cell>
          <table:table-cell office:value-type="float" office:value="40792" calcext:value-type="float">
            <text:p>40792</text:p>
          </table:table-cell>
          <table:table-cell office:value-type="float" office:value="53138" calcext:value-type="float">
            <text:p>53138</text:p>
          </table:table-cell>
          <table:table-cell office:value-type="float" office:value="820698818" calcext:value-type="float">
            <text:p>820698818</text:p>
          </table:table-cell>
          <table:table-cell office:value-type="float" office:value="296234" calcext:value-type="float">
            <text:p>296234</text:p>
          </table:table-cell>
          <table:table-cell office:value-type="float" office:value="180199" calcext:value-type="float">
            <text:p>180199</text:p>
          </table:table-cell>
          <table:table-cell office:value-type="float" office:value="24041" calcext:value-type="float">
            <text:p>24041</text:p>
          </table:table-cell>
          <table:table-cell office:value-type="float" office:value="895469054" calcext:value-type="float">
            <text:p>895469054</text:p>
          </table:table-cell>
          <table:table-cell office:value-type="float" office:value="119715" calcext:value-type="float">
            <text:p>119715</text:p>
          </table:table-cell>
          <table:table-cell office:value-type="float" office:value="1012264756" calcext:value-type="float">
            <text:p>1012264756</text:p>
          </table:table-cell>
          <table:table-cell office:value-type="float" office:value="62180" calcext:value-type="float">
            <text:p>62180</text:p>
          </table:table-cell>
          <table:table-cell office:value-type="float" office:value="823231085" calcext:value-type="float">
            <text:p>823231085</text:p>
          </table:table-cell>
          <table:table-cell office:value-type="float" office:value="115519" calcext:value-type="float">
            <text:p>115519</text:p>
          </table:table-cell>
          <table:table-cell office:value-type="float" office:value="440720638" calcext:value-type="float">
            <text:p>440720638</text:p>
          </table:table-cell>
          <table:table-cell office:value-type="float" office:value="23401" calcext:value-type="float">
            <text:p>23401</text:p>
          </table:table-cell>
          <table:table-cell office:value-type="float" office:value="391897882" calcext:value-type="float">
            <text:p>391897882</text:p>
          </table:table-cell>
          <table:table-cell office:value-type="float" office:value="211997091" calcext:value-type="float">
            <text:p>211997091</text:p>
          </table:table-cell>
        </table:table-row>
        <table:table-row table:style-name="ro1">
          <table:table-cell office:value-type="float" office:value="40750" calcext:value-type="float">
            <text:p>40750</text:p>
          </table:table-cell>
          <table:table-cell office:value-type="float" office:value="587102" calcext:value-type="float">
            <text:p>587102</text:p>
          </table:table-cell>
          <table:table-cell office:value-type="float" office:value="537645" calcext:value-type="float">
            <text:p>537645</text:p>
          </table:table-cell>
          <table:table-cell office:value-type="float" office:value="54891" calcext:value-type="float">
            <text:p>54891</text:p>
          </table:table-cell>
          <table:table-cell office:value-type="float" office:value="92882" calcext:value-type="float">
            <text:p>92882</text:p>
          </table:table-cell>
          <table:table-cell office:value-type="float" office:value="124649" calcext:value-type="float">
            <text:p>124649</text:p>
          </table:table-cell>
          <table:table-cell office:value-type="float" office:value="43760" calcext:value-type="float">
            <text:p>43760</text:p>
          </table:table-cell>
          <table:table-cell office:value-type="float" office:value="61072" calcext:value-type="float">
            <text:p>61072</text:p>
          </table:table-cell>
          <table:table-cell office:value-type="float" office:value="826209119" calcext:value-type="float">
            <text:p>826209119</text:p>
          </table:table-cell>
          <table:table-cell office:value-type="float" office:value="289405" calcext:value-type="float">
            <text:p>289405</text:p>
          </table:table-cell>
          <table:table-cell office:value-type="float" office:value="175666" calcext:value-type="float">
            <text:p>175666</text:p>
          </table:table-cell>
          <table:table-cell office:value-type="float" office:value="24305" calcext:value-type="float">
            <text:p>24305</text:p>
          </table:table-cell>
          <table:table-cell office:value-type="float" office:value="900308752" calcext:value-type="float">
            <text:p>900308752</text:p>
          </table:table-cell>
          <table:table-cell office:value-type="float" office:value="117214" calcext:value-type="float">
            <text:p>117214</text:p>
          </table:table-cell>
          <table:table-cell office:value-type="float" office:value="1017787930" calcext:value-type="float">
            <text:p>1017787930</text:p>
          </table:table-cell>
          <table:table-cell office:value-type="float" office:value="65333" calcext:value-type="float">
            <text:p>65333</text:p>
          </table:table-cell>
          <table:table-cell office:value-type="float" office:value="828572323" calcext:value-type="float">
            <text:p>828572323</text:p>
          </table:table-cell>
          <table:table-cell office:value-type="float" office:value="103983" calcext:value-type="float">
            <text:p>103983</text:p>
          </table:table-cell>
          <table:table-cell office:value-type="float" office:value="442892108" calcext:value-type="float">
            <text:p>442892108</text:p>
          </table:table-cell>
          <table:table-cell office:value-type="float" office:value="22814" calcext:value-type="float">
            <text:p>22814</text:p>
          </table:table-cell>
          <table:table-cell office:value-type="float" office:value="395477726" calcext:value-type="float">
            <text:p>395477726</text:p>
          </table:table-cell>
          <table:table-cell office:value-type="float" office:value="212975591" calcext:value-type="float">
            <text:p>212975591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585654" calcext:value-type="float">
            <text:p>585654</text:p>
          </table:table-cell>
          <table:table-cell office:value-type="float" office:value="559203" calcext:value-type="float">
            <text:p>559203</text:p>
          </table:table-cell>
          <table:table-cell office:value-type="float" office:value="55885" calcext:value-type="float">
            <text:p>55885</text:p>
          </table:table-cell>
          <table:table-cell office:value-type="float" office:value="95703" calcext:value-type="float">
            <text:p>95703</text:p>
          </table:table-cell>
          <table:table-cell office:value-type="float" office:value="124492" calcext:value-type="float">
            <text:p>124492</text:p>
          </table:table-cell>
          <table:table-cell office:value-type="float" office:value="35430" calcext:value-type="float">
            <text:p>35430</text:p>
          </table:table-cell>
          <table:table-cell office:value-type="float" office:value="54960" calcext:value-type="float">
            <text:p>54960</text:p>
          </table:table-cell>
          <table:table-cell office:value-type="float" office:value="830129399" calcext:value-type="float">
            <text:p>830129399</text:p>
          </table:table-cell>
          <table:table-cell office:value-type="float" office:value="293444" calcext:value-type="float">
            <text:p>293444</text:p>
          </table:table-cell>
          <table:table-cell office:value-type="float" office:value="173693" calcext:value-type="float">
            <text:p>173693</text:p>
          </table:table-cell>
          <table:table-cell office:value-type="float" office:value="24039" calcext:value-type="float">
            <text:p>24039</text:p>
          </table:table-cell>
          <table:table-cell office:value-type="float" office:value="906204227" calcext:value-type="float">
            <text:p>906204227</text:p>
          </table:table-cell>
          <table:table-cell office:value-type="float" office:value="120089" calcext:value-type="float">
            <text:p>120089</text:p>
          </table:table-cell>
          <table:table-cell office:value-type="float" office:value="1022294176" calcext:value-type="float">
            <text:p>1022294176</text:p>
          </table:table-cell>
          <table:table-cell office:value-type="float" office:value="62026" calcext:value-type="float">
            <text:p>62026</text:p>
          </table:table-cell>
          <table:table-cell office:value-type="float" office:value="833277671" calcext:value-type="float">
            <text:p>833277671</text:p>
          </table:table-cell>
          <table:table-cell office:value-type="float" office:value="99856" calcext:value-type="float">
            <text:p>99856</text:p>
          </table:table-cell>
          <table:table-cell office:value-type="float" office:value="446180005" calcext:value-type="float">
            <text:p>446180005</text:p>
          </table:table-cell>
          <table:table-cell office:value-type="float" office:value="20916" calcext:value-type="float">
            <text:p>20916</text:p>
          </table:table-cell>
          <table:table-cell office:value-type="float" office:value="396981791" calcext:value-type="float">
            <text:p>396981791</text:p>
          </table:table-cell>
          <table:table-cell office:value-type="float" office:value="214580185" calcext:value-type="float">
            <text:p>214580185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float" office:value="580628" calcext:value-type="float">
            <text:p>580628</text:p>
          </table:table-cell>
          <table:table-cell office:value-type="float" office:value="548700" calcext:value-type="float">
            <text:p>548700</text:p>
          </table:table-cell>
          <table:table-cell office:value-type="float" office:value="53530" calcext:value-type="float">
            <text:p>53530</text:p>
          </table:table-cell>
          <table:table-cell office:value-type="float" office:value="94813" calcext:value-type="float">
            <text:p>94813</text:p>
          </table:table-cell>
          <table:table-cell office:value-type="float" office:value="128573" calcext:value-type="float">
            <text:p>128573</text:p>
          </table:table-cell>
          <table:table-cell office:value-type="float" office:value="34581" calcext:value-type="float">
            <text:p>34581</text:p>
          </table:table-cell>
          <table:table-cell office:value-type="float" office:value="51673" calcext:value-type="float">
            <text:p>51673</text:p>
          </table:table-cell>
          <table:table-cell office:value-type="float" office:value="834629418" calcext:value-type="float">
            <text:p>834629418</text:p>
          </table:table-cell>
          <table:table-cell office:value-type="float" office:value="294353" calcext:value-type="float">
            <text:p>294353</text:p>
          </table:table-cell>
          <table:table-cell office:value-type="float" office:value="172633" calcext:value-type="float">
            <text:p>172633</text:p>
          </table:table-cell>
          <table:table-cell office:value-type="float" office:value="24930" calcext:value-type="float">
            <text:p>24930</text:p>
          </table:table-cell>
          <table:table-cell office:value-type="float" office:value="911544696" calcext:value-type="float">
            <text:p>911544696</text:p>
          </table:table-cell>
          <table:table-cell office:value-type="float" office:value="121593" calcext:value-type="float">
            <text:p>121593</text:p>
          </table:table-cell>
          <table:table-cell office:value-type="float" office:value="1027212875" calcext:value-type="float">
            <text:p>1027212875</text:p>
          </table:table-cell>
          <table:table-cell office:value-type="float" office:value="57204" calcext:value-type="float">
            <text:p>57204</text:p>
          </table:table-cell>
          <table:table-cell office:value-type="float" office:value="837992442" calcext:value-type="float">
            <text:p>837992442</text:p>
          </table:table-cell>
          <table:table-cell office:value-type="float" office:value="101709" calcext:value-type="float">
            <text:p>101709</text:p>
          </table:table-cell>
          <table:table-cell office:value-type="float" office:value="448686085" calcext:value-type="float">
            <text:p>448686085</text:p>
          </table:table-cell>
          <table:table-cell office:value-type="float" office:value="23443" calcext:value-type="float">
            <text:p>23443</text:p>
          </table:table-cell>
          <table:table-cell office:value-type="float" office:value="399665506" calcext:value-type="float">
            <text:p>399665506</text:p>
          </table:table-cell>
          <table:table-cell office:value-type="float" office:value="215946834" calcext:value-type="float">
            <text:p>215946834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579687" calcext:value-type="float">
            <text:p>579687</text:p>
          </table:table-cell>
          <table:table-cell office:value-type="float" office:value="592243" calcext:value-type="float">
            <text:p>592243</text:p>
          </table:table-cell>
          <table:table-cell office:value-type="float" office:value="53462" calcext:value-type="float">
            <text:p>53462</text:p>
          </table:table-cell>
          <table:table-cell office:value-type="float" office:value="93888" calcext:value-type="float">
            <text:p>93888</text:p>
          </table:table-cell>
          <table:table-cell office:value-type="float" office:value="128342" calcext:value-type="float">
            <text:p>128342</text:p>
          </table:table-cell>
          <table:table-cell office:value-type="float" office:value="40253" calcext:value-type="float">
            <text:p>40253</text:p>
          </table:table-cell>
          <table:table-cell office:value-type="float" office:value="60537" calcext:value-type="float">
            <text:p>60537</text:p>
          </table:table-cell>
          <table:table-cell office:value-type="float" office:value="839465048" calcext:value-type="float">
            <text:p>839465048</text:p>
          </table:table-cell>
          <table:table-cell office:value-type="float" office:value="294033" calcext:value-type="float">
            <text:p>294033</text:p>
          </table:table-cell>
          <table:table-cell office:value-type="float" office:value="171003" calcext:value-type="float">
            <text:p>171003</text:p>
          </table:table-cell>
          <table:table-cell office:value-type="float" office:value="25125" calcext:value-type="float">
            <text:p>25125</text:p>
          </table:table-cell>
          <table:table-cell office:value-type="float" office:value="917008799" calcext:value-type="float">
            <text:p>917008799</text:p>
          </table:table-cell>
          <table:table-cell office:value-type="float" office:value="119981" calcext:value-type="float">
            <text:p>119981</text:p>
          </table:table-cell>
          <table:table-cell office:value-type="float" office:value="1032426446" calcext:value-type="float">
            <text:p>1032426446</text:p>
          </table:table-cell>
          <table:table-cell office:value-type="float" office:value="63797" calcext:value-type="float">
            <text:p>63797</text:p>
          </table:table-cell>
          <table:table-cell office:value-type="float" office:value="843335944" calcext:value-type="float">
            <text:p>843335944</text:p>
          </table:table-cell>
          <table:table-cell office:value-type="float" office:value="102646" calcext:value-type="float">
            <text:p>102646</text:p>
          </table:table-cell>
          <table:table-cell office:value-type="float" office:value="451193237" calcext:value-type="float">
            <text:p>451193237</text:p>
          </table:table-cell>
          <table:table-cell office:value-type="float" office:value="24150" calcext:value-type="float">
            <text:p>24150</text:p>
          </table:table-cell>
          <table:table-cell office:value-type="float" office:value="401682044" calcext:value-type="float">
            <text:p>401682044</text:p>
          </table:table-cell>
          <table:table-cell office:value-type="float" office:value="217506347" calcext:value-type="float">
            <text:p>217506347</text:p>
          </table:table-cell>
        </table:table-row>
        <table:table-row table:style-name="ro1">
          <table:table-cell office:value-type="float" office:value="41750" calcext:value-type="float">
            <text:p>41750</text:p>
          </table:table-cell>
          <table:table-cell office:value-type="float" office:value="586017" calcext:value-type="float">
            <text:p>586017</text:p>
          </table:table-cell>
          <table:table-cell office:value-type="float" office:value="532207" calcext:value-type="float">
            <text:p>532207</text:p>
          </table:table-cell>
          <table:table-cell office:value-type="float" office:value="54224" calcext:value-type="float">
            <text:p>54224</text:p>
          </table:table-cell>
          <table:table-cell office:value-type="float" office:value="97401" calcext:value-type="float">
            <text:p>97401</text:p>
          </table:table-cell>
          <table:table-cell office:value-type="float" office:value="131293" calcext:value-type="float">
            <text:p>131293</text:p>
          </table:table-cell>
          <table:table-cell office:value-type="float" office:value="35866" calcext:value-type="float">
            <text:p>35866</text:p>
          </table:table-cell>
          <table:table-cell office:value-type="float" office:value="57805" calcext:value-type="float">
            <text:p>57805</text:p>
          </table:table-cell>
          <table:table-cell office:value-type="float" office:value="843341210" calcext:value-type="float">
            <text:p>843341210</text:p>
          </table:table-cell>
          <table:table-cell office:value-type="float" office:value="295192" calcext:value-type="float">
            <text:p>295192</text:p>
          </table:table-cell>
          <table:table-cell office:value-type="float" office:value="177451" calcext:value-type="float">
            <text:p>177451</text:p>
          </table:table-cell>
          <table:table-cell office:value-type="float" office:value="25249" calcext:value-type="float">
            <text:p>25249</text:p>
          </table:table-cell>
          <table:table-cell office:value-type="float" office:value="922175662" calcext:value-type="float">
            <text:p>922175662</text:p>
          </table:table-cell>
          <table:table-cell office:value-type="float" office:value="123265" calcext:value-type="float">
            <text:p>123265</text:p>
          </table:table-cell>
          <table:table-cell office:value-type="float" office:value="1038653745" calcext:value-type="float">
            <text:p>1038653745</text:p>
          </table:table-cell>
          <table:table-cell office:value-type="float" office:value="59277" calcext:value-type="float">
            <text:p>59277</text:p>
          </table:table-cell>
          <table:table-cell office:value-type="float" office:value="848349795" calcext:value-type="float">
            <text:p>848349795</text:p>
          </table:table-cell>
          <table:table-cell office:value-type="float" office:value="102430" calcext:value-type="float">
            <text:p>102430</text:p>
          </table:table-cell>
          <table:table-cell office:value-type="float" office:value="454296297" calcext:value-type="float">
            <text:p>454296297</text:p>
          </table:table-cell>
          <table:table-cell office:value-type="float" office:value="22013" calcext:value-type="float">
            <text:p>22013</text:p>
          </table:table-cell>
          <table:table-cell office:value-type="float" office:value="404183924" calcext:value-type="float">
            <text:p>404183924</text:p>
          </table:table-cell>
          <table:table-cell office:value-type="float" office:value="218360435" calcext:value-type="float">
            <text:p>21836043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645431" calcext:value-type="float">
            <text:p>645431</text:p>
          </table:table-cell>
          <table:table-cell office:value-type="float" office:value="558665" calcext:value-type="float">
            <text:p>558665</text:p>
          </table:table-cell>
          <table:table-cell office:value-type="float" office:value="54861" calcext:value-type="float">
            <text:p>54861</text:p>
          </table:table-cell>
          <table:table-cell office:value-type="float" office:value="95873" calcext:value-type="float">
            <text:p>95873</text:p>
          </table:table-cell>
          <table:table-cell office:value-type="float" office:value="127328" calcext:value-type="float">
            <text:p>127328</text:p>
          </table:table-cell>
          <table:table-cell office:value-type="float" office:value="34276" calcext:value-type="float">
            <text:p>34276</text:p>
          </table:table-cell>
          <table:table-cell office:value-type="float" office:value="54285" calcext:value-type="float">
            <text:p>54285</text:p>
          </table:table-cell>
          <table:table-cell office:value-type="float" office:value="847726004" calcext:value-type="float">
            <text:p>847726004</text:p>
          </table:table-cell>
          <table:table-cell office:value-type="float" office:value="293746" calcext:value-type="float">
            <text:p>293746</text:p>
          </table:table-cell>
          <table:table-cell office:value-type="float" office:value="168980" calcext:value-type="float">
            <text:p>168980</text:p>
          </table:table-cell>
          <table:table-cell office:value-type="float" office:value="25077" calcext:value-type="float">
            <text:p>25077</text:p>
          </table:table-cell>
          <table:table-cell office:value-type="float" office:value="927586424" calcext:value-type="float">
            <text:p>927586424</text:p>
          </table:table-cell>
          <table:table-cell office:value-type="float" office:value="121188" calcext:value-type="float">
            <text:p>121188</text:p>
          </table:table-cell>
          <table:table-cell office:value-type="float" office:value="1045138141" calcext:value-type="float">
            <text:p>1045138141</text:p>
          </table:table-cell>
          <table:table-cell office:value-type="float" office:value="59035" calcext:value-type="float">
            <text:p>59035</text:p>
          </table:table-cell>
          <table:table-cell office:value-type="float" office:value="853717975" calcext:value-type="float">
            <text:p>853717975</text:p>
          </table:table-cell>
          <table:table-cell office:value-type="float" office:value="104959" calcext:value-type="float">
            <text:p>104959</text:p>
          </table:table-cell>
          <table:table-cell office:value-type="float" office:value="456797319" calcext:value-type="float">
            <text:p>456797319</text:p>
          </table:table-cell>
          <table:table-cell office:value-type="float" office:value="22704" calcext:value-type="float">
            <text:p>22704</text:p>
          </table:table-cell>
          <table:table-cell office:value-type="float" office:value="407123009" calcext:value-type="float">
            <text:p>407123009</text:p>
          </table:table-cell>
          <table:table-cell office:value-type="float" office:value="219881936" calcext:value-type="float">
            <text:p>219881936</text:p>
          </table:table-cell>
        </table:table-row>
        <table:table-row table:style-name="ro1">
          <table:table-cell office:value-type="float" office:value="42250" calcext:value-type="float">
            <text:p>42250</text:p>
          </table:table-cell>
          <table:table-cell office:value-type="float" office:value="595535" calcext:value-type="float">
            <text:p>595535</text:p>
          </table:table-cell>
          <table:table-cell office:value-type="float" office:value="541722" calcext:value-type="float">
            <text:p>541722</text:p>
          </table:table-cell>
          <table:table-cell office:value-type="float" office:value="53377" calcext:value-type="float">
            <text:p>53377</text:p>
          </table:table-cell>
          <table:table-cell office:value-type="float" office:value="92657" calcext:value-type="float">
            <text:p>92657</text:p>
          </table:table-cell>
          <table:table-cell office:value-type="float" office:value="121888" calcext:value-type="float">
            <text:p>121888</text:p>
          </table:table-cell>
          <table:table-cell office:value-type="float" office:value="33759" calcext:value-type="float">
            <text:p>33759</text:p>
          </table:table-cell>
          <table:table-cell office:value-type="float" office:value="53034" calcext:value-type="float">
            <text:p>53034</text:p>
          </table:table-cell>
          <table:table-cell office:value-type="float" office:value="851749524" calcext:value-type="float">
            <text:p>851749524</text:p>
          </table:table-cell>
          <table:table-cell office:value-type="float" office:value="8865876" calcext:value-type="float">
            <text:p>8865876</text:p>
          </table:table-cell>
          <table:table-cell office:value-type="float" office:value="170948" calcext:value-type="float">
            <text:p>170948</text:p>
          </table:table-cell>
          <table:table-cell office:value-type="float" office:value="21183" calcext:value-type="float">
            <text:p>21183</text:p>
          </table:table-cell>
          <table:table-cell office:value-type="float" office:value="932681475" calcext:value-type="float">
            <text:p>932681475</text:p>
          </table:table-cell>
          <table:table-cell office:value-type="float" office:value="116010" calcext:value-type="float">
            <text:p>116010</text:p>
          </table:table-cell>
          <table:table-cell office:value-type="float" office:value="1051713079" calcext:value-type="float">
            <text:p>1051713079</text:p>
          </table:table-cell>
          <table:table-cell office:value-type="float" office:value="57978" calcext:value-type="float">
            <text:p>57978</text:p>
          </table:table-cell>
          <table:table-cell office:value-type="float" office:value="859161704" calcext:value-type="float">
            <text:p>859161704</text:p>
          </table:table-cell>
          <table:table-cell office:value-type="float" office:value="105335" calcext:value-type="float">
            <text:p>105335</text:p>
          </table:table-cell>
          <table:table-cell office:value-type="float" office:value="460147703" calcext:value-type="float">
            <text:p>460147703</text:p>
          </table:table-cell>
          <table:table-cell office:value-type="float" office:value="22199" calcext:value-type="float">
            <text:p>22199</text:p>
          </table:table-cell>
          <table:table-cell office:value-type="float" office:value="409854007" calcext:value-type="float">
            <text:p>409854007</text:p>
          </table:table-cell>
          <table:table-cell office:value-type="float" office:value="221162044" calcext:value-type="float">
            <text:p>221162044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591336" calcext:value-type="float">
            <text:p>591336</text:p>
          </table:table-cell>
          <table:table-cell office:value-type="float" office:value="525333" calcext:value-type="float">
            <text:p>525333</text:p>
          </table:table-cell>
          <table:table-cell office:value-type="float" office:value="53373" calcext:value-type="float">
            <text:p>53373</text:p>
          </table:table-cell>
          <table:table-cell office:value-type="float" office:value="97302" calcext:value-type="float">
            <text:p>97302</text:p>
          </table:table-cell>
          <table:table-cell office:value-type="float" office:value="193565" calcext:value-type="float">
            <text:p>193565</text:p>
          </table:table-cell>
          <table:table-cell office:value-type="float" office:value="76961" calcext:value-type="float">
            <text:p>76961</text:p>
          </table:table-cell>
          <table:table-cell office:value-type="float" office:value="54249" calcext:value-type="float">
            <text:p>54249</text:p>
          </table:table-cell>
          <table:table-cell office:value-type="float" office:value="856142920" calcext:value-type="float">
            <text:p>856142920</text:p>
          </table:table-cell>
          <table:table-cell office:value-type="float" office:value="242177" calcext:value-type="float">
            <text:p>242177</text:p>
          </table:table-cell>
          <table:table-cell office:value-type="float" office:value="159618" calcext:value-type="float">
            <text:p>159618</text:p>
          </table:table-cell>
          <table:table-cell office:value-type="float" office:value="18528" calcext:value-type="float">
            <text:p>18528</text:p>
          </table:table-cell>
          <table:table-cell office:value-type="float" office:value="938023504" calcext:value-type="float">
            <text:p>938023504</text:p>
          </table:table-cell>
          <table:table-cell office:value-type="float" office:value="170283" calcext:value-type="float">
            <text:p>170283</text:p>
          </table:table-cell>
          <table:table-cell office:value-type="float" office:value="1057035921" calcext:value-type="float">
            <text:p>1057035921</text:p>
          </table:table-cell>
          <table:table-cell office:value-type="float" office:value="63359" calcext:value-type="float">
            <text:p>63359</text:p>
          </table:table-cell>
          <table:table-cell office:value-type="float" office:value="863991061" calcext:value-type="float">
            <text:p>863991061</text:p>
          </table:table-cell>
          <table:table-cell office:value-type="float" office:value="107444" calcext:value-type="float">
            <text:p>107444</text:p>
          </table:table-cell>
          <table:table-cell office:value-type="float" office:value="462221056" calcext:value-type="float">
            <text:p>462221056</text:p>
          </table:table-cell>
          <table:table-cell office:value-type="float" office:value="23625" calcext:value-type="float">
            <text:p>23625</text:p>
          </table:table-cell>
          <table:table-cell office:value-type="float" office:value="411672729" calcext:value-type="float">
            <text:p>411672729</text:p>
          </table:table-cell>
          <table:table-cell office:value-type="float" office:value="227336640" calcext:value-type="float">
            <text:p>227336640</text:p>
          </table:table-cell>
        </table:table-row>
        <table:table-row table:style-name="ro1">
          <table:table-cell office:value-type="float" office:value="42750" calcext:value-type="float">
            <text:p>42750</text:p>
          </table:table-cell>
          <table:table-cell office:value-type="float" office:value="592544" calcext:value-type="float">
            <text:p>592544</text:p>
          </table:table-cell>
          <table:table-cell office:value-type="float" office:value="543827" calcext:value-type="float">
            <text:p>543827</text:p>
          </table:table-cell>
          <table:table-cell office:value-type="float" office:value="53870" calcext:value-type="float">
            <text:p>53870</text:p>
          </table:table-cell>
          <table:table-cell office:value-type="float" office:value="141794" calcext:value-type="float">
            <text:p>141794</text:p>
          </table:table-cell>
          <table:table-cell office:value-type="float" office:value="151090" calcext:value-type="float">
            <text:p>151090</text:p>
          </table:table-cell>
          <table:table-cell office:value-type="float" office:value="35634" calcext:value-type="float">
            <text:p>35634</text:p>
          </table:table-cell>
          <table:table-cell office:value-type="float" office:value="57655" calcext:value-type="float">
            <text:p>57655</text:p>
          </table:table-cell>
          <table:table-cell office:value-type="float" office:value="860509881" calcext:value-type="float">
            <text:p>860509881</text:p>
          </table:table-cell>
          <table:table-cell office:value-type="float" office:value="243363" calcext:value-type="float">
            <text:p>243363</text:p>
          </table:table-cell>
          <table:table-cell office:value-type="float" office:value="162598" calcext:value-type="float">
            <text:p>162598</text:p>
          </table:table-cell>
          <table:table-cell office:value-type="float" office:value="18529" calcext:value-type="float">
            <text:p>18529</text:p>
          </table:table-cell>
          <table:table-cell office:value-type="float" office:value="943722436" calcext:value-type="float">
            <text:p>943722436</text:p>
          </table:table-cell>
          <table:table-cell office:value-type="float" office:value="126780" calcext:value-type="float">
            <text:p>126780</text:p>
          </table:table-cell>
          <table:table-cell office:value-type="float" office:value="1062388657" calcext:value-type="float">
            <text:p>1062388657</text:p>
          </table:table-cell>
          <table:table-cell office:value-type="float" office:value="61255" calcext:value-type="float">
            <text:p>61255</text:p>
          </table:table-cell>
          <table:table-cell office:value-type="float" office:value="869148167" calcext:value-type="float">
            <text:p>869148167</text:p>
          </table:table-cell>
          <table:table-cell office:value-type="float" office:value="114670" calcext:value-type="float">
            <text:p>114670</text:p>
          </table:table-cell>
          <table:table-cell office:value-type="float" office:value="465150937" calcext:value-type="float">
            <text:p>465150937</text:p>
          </table:table-cell>
          <table:table-cell office:value-type="float" office:value="23955" calcext:value-type="float">
            <text:p>23955</text:p>
          </table:table-cell>
          <table:table-cell office:value-type="float" office:value="415083825" calcext:value-type="float">
            <text:p>415083825</text:p>
          </table:table-cell>
          <table:table-cell office:value-type="float" office:value="223983769" calcext:value-type="float">
            <text:p>223983769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592817" calcext:value-type="float">
            <text:p>592817</text:p>
          </table:table-cell>
          <table:table-cell office:value-type="float" office:value="613354" calcext:value-type="float">
            <text:p>613354</text:p>
          </table:table-cell>
          <table:table-cell office:value-type="float" office:value="52456" calcext:value-type="float">
            <text:p>52456</text:p>
          </table:table-cell>
          <table:table-cell office:value-type="float" office:value="95986" calcext:value-type="float">
            <text:p>95986</text:p>
          </table:table-cell>
          <table:table-cell office:value-type="float" office:value="133511" calcext:value-type="float">
            <text:p>133511</text:p>
          </table:table-cell>
          <table:table-cell office:value-type="float" office:value="37157" calcext:value-type="float">
            <text:p>37157</text:p>
          </table:table-cell>
          <table:table-cell office:value-type="float" office:value="59129" calcext:value-type="float">
            <text:p>59129</text:p>
          </table:table-cell>
          <table:table-cell office:value-type="float" office:value="865119056" calcext:value-type="float">
            <text:p>865119056</text:p>
          </table:table-cell>
          <table:table-cell office:value-type="float" office:value="238691" calcext:value-type="float">
            <text:p>238691</text:p>
          </table:table-cell>
          <table:table-cell office:value-type="float" office:value="170181" calcext:value-type="float">
            <text:p>170181</text:p>
          </table:table-cell>
          <table:table-cell office:value-type="float" office:value="18589" calcext:value-type="float">
            <text:p>18589</text:p>
          </table:table-cell>
          <table:table-cell office:value-type="float" office:value="948920145" calcext:value-type="float">
            <text:p>948920145</text:p>
          </table:table-cell>
          <table:table-cell office:value-type="float" office:value="123170" calcext:value-type="float">
            <text:p>123170</text:p>
          </table:table-cell>
          <table:table-cell office:value-type="float" office:value="1067556799" calcext:value-type="float">
            <text:p>1067556799</text:p>
          </table:table-cell>
          <table:table-cell office:value-type="float" office:value="60661" calcext:value-type="float">
            <text:p>60661</text:p>
          </table:table-cell>
          <table:table-cell office:value-type="float" office:value="873917990" calcext:value-type="float">
            <text:p>873917990</text:p>
          </table:table-cell>
          <table:table-cell office:value-type="float" office:value="100022" calcext:value-type="float">
            <text:p>100022</text:p>
          </table:table-cell>
          <table:table-cell office:value-type="float" office:value="467453400" calcext:value-type="float">
            <text:p>467453400</text:p>
          </table:table-cell>
          <table:table-cell office:value-type="float" office:value="22346" calcext:value-type="float">
            <text:p>22346</text:p>
          </table:table-cell>
          <table:table-cell office:value-type="float" office:value="418126538" calcext:value-type="float">
            <text:p>418126538</text:p>
          </table:table-cell>
          <table:table-cell office:value-type="float" office:value="224816266" calcext:value-type="float">
            <text:p>224816266</text:p>
          </table:table-cell>
        </table:table-row>
        <table:table-row table:style-name="ro1">
          <table:table-cell office:value-type="float" office:value="43250" calcext:value-type="float">
            <text:p>43250</text:p>
          </table:table-cell>
          <table:table-cell office:value-type="float" office:value="595226" calcext:value-type="float">
            <text:p>595226</text:p>
          </table:table-cell>
          <table:table-cell office:value-type="float" office:value="540830" calcext:value-type="float">
            <text:p>540830</text:p>
          </table:table-cell>
          <table:table-cell office:value-type="float" office:value="51923" calcext:value-type="float">
            <text:p>51923</text:p>
          </table:table-cell>
          <table:table-cell office:value-type="float" office:value="96070" calcext:value-type="float">
            <text:p>96070</text:p>
          </table:table-cell>
          <table:table-cell office:value-type="float" office:value="130257" calcext:value-type="float">
            <text:p>130257</text:p>
          </table:table-cell>
          <table:table-cell office:value-type="float" office:value="38403" calcext:value-type="float">
            <text:p>38403</text:p>
          </table:table-cell>
          <table:table-cell office:value-type="float" office:value="52195" calcext:value-type="float">
            <text:p>52195</text:p>
          </table:table-cell>
          <table:table-cell office:value-type="float" office:value="869716184" calcext:value-type="float">
            <text:p>869716184</text:p>
          </table:table-cell>
          <table:table-cell office:value-type="float" office:value="241080" calcext:value-type="float">
            <text:p>241080</text:p>
          </table:table-cell>
          <table:table-cell office:value-type="float" office:value="160581" calcext:value-type="float">
            <text:p>160581</text:p>
          </table:table-cell>
          <table:table-cell office:value-type="float" office:value="18498" calcext:value-type="float">
            <text:p>18498</text:p>
          </table:table-cell>
          <table:table-cell office:value-type="float" office:value="954470803" calcext:value-type="float">
            <text:p>954470803</text:p>
          </table:table-cell>
          <table:table-cell office:value-type="float" office:value="123313" calcext:value-type="float">
            <text:p>123313</text:p>
          </table:table-cell>
          <table:table-cell office:value-type="float" office:value="1072812791" calcext:value-type="float">
            <text:p>1072812791</text:p>
          </table:table-cell>
          <table:table-cell office:value-type="float" office:value="58801" calcext:value-type="float">
            <text:p>58801</text:p>
          </table:table-cell>
          <table:table-cell office:value-type="float" office:value="878746203" calcext:value-type="float">
            <text:p>878746203</text:p>
          </table:table-cell>
          <table:table-cell office:value-type="float" office:value="107171" calcext:value-type="float">
            <text:p>107171</text:p>
          </table:table-cell>
          <table:table-cell office:value-type="float" office:value="470500389" calcext:value-type="float">
            <text:p>470500389</text:p>
          </table:table-cell>
          <table:table-cell office:value-type="float" office:value="22290" calcext:value-type="float">
            <text:p>22290</text:p>
          </table:table-cell>
          <table:table-cell office:value-type="float" office:value="419926086" calcext:value-type="float">
            <text:p>419926086</text:p>
          </table:table-cell>
          <table:table-cell office:value-type="float" office:value="226616247" calcext:value-type="float">
            <text:p>226616247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656939" calcext:value-type="float">
            <text:p>656939</text:p>
          </table:table-cell>
          <table:table-cell office:value-type="float" office:value="535694" calcext:value-type="float">
            <text:p>535694</text:p>
          </table:table-cell>
          <table:table-cell office:value-type="float" office:value="50555" calcext:value-type="float">
            <text:p>50555</text:p>
          </table:table-cell>
          <table:table-cell office:value-type="float" office:value="95554" calcext:value-type="float">
            <text:p>95554</text:p>
          </table:table-cell>
          <table:table-cell office:value-type="float" office:value="125105" calcext:value-type="float">
            <text:p>125105</text:p>
          </table:table-cell>
          <table:table-cell office:value-type="float" office:value="33836" calcext:value-type="float">
            <text:p>33836</text:p>
          </table:table-cell>
          <table:table-cell office:value-type="float" office:value="52292" calcext:value-type="float">
            <text:p>52292</text:p>
          </table:table-cell>
          <table:table-cell office:value-type="float" office:value="873939272" calcext:value-type="float">
            <text:p>873939272</text:p>
          </table:table-cell>
          <table:table-cell office:value-type="float" office:value="237203" calcext:value-type="float">
            <text:p>237203</text:p>
          </table:table-cell>
          <table:table-cell office:value-type="float" office:value="175545" calcext:value-type="float">
            <text:p>175545</text:p>
          </table:table-cell>
          <table:table-cell office:value-type="float" office:value="18550" calcext:value-type="float">
            <text:p>18550</text:p>
          </table:table-cell>
          <table:table-cell office:value-type="float" office:value="960132926" calcext:value-type="float">
            <text:p>960132926</text:p>
          </table:table-cell>
          <table:table-cell office:value-type="float" office:value="117415" calcext:value-type="float">
            <text:p>117415</text:p>
          </table:table-cell>
          <table:table-cell office:value-type="float" office:value="1077431979" calcext:value-type="float">
            <text:p>1077431979</text:p>
          </table:table-cell>
          <table:table-cell office:value-type="float" office:value="56102" calcext:value-type="float">
            <text:p>56102</text:p>
          </table:table-cell>
          <table:table-cell office:value-type="float" office:value="883398159" calcext:value-type="float">
            <text:p>883398159</text:p>
          </table:table-cell>
          <table:table-cell office:value-type="float" office:value="100831" calcext:value-type="float">
            <text:p>100831</text:p>
          </table:table-cell>
          <table:table-cell office:value-type="float" office:value="473100538" calcext:value-type="float">
            <text:p>473100538</text:p>
          </table:table-cell>
          <table:table-cell office:value-type="float" office:value="22499" calcext:value-type="float">
            <text:p>22499</text:p>
          </table:table-cell>
          <table:table-cell office:value-type="float" office:value="422962579" calcext:value-type="float">
            <text:p>422962579</text:p>
          </table:table-cell>
          <table:table-cell office:value-type="float" office:value="227890891" calcext:value-type="float">
            <text:p>227890891</text:p>
          </table:table-cell>
        </table:table-row>
        <table:table-row table:style-name="ro1">
          <table:table-cell office:value-type="float" office:value="43750" calcext:value-type="float">
            <text:p>43750</text:p>
          </table:table-cell>
          <table:table-cell office:value-type="float" office:value="602174" calcext:value-type="float">
            <text:p>602174</text:p>
          </table:table-cell>
          <table:table-cell office:value-type="float" office:value="553254" calcext:value-type="float">
            <text:p>553254</text:p>
          </table:table-cell>
          <table:table-cell office:value-type="float" office:value="50742" calcext:value-type="float">
            <text:p>50742</text:p>
          </table:table-cell>
          <table:table-cell office:value-type="float" office:value="92743" calcext:value-type="float">
            <text:p>92743</text:p>
          </table:table-cell>
          <table:table-cell office:value-type="float" office:value="127495" calcext:value-type="float">
            <text:p>127495</text:p>
          </table:table-cell>
          <table:table-cell office:value-type="float" office:value="36010" calcext:value-type="float">
            <text:p>36010</text:p>
          </table:table-cell>
          <table:table-cell office:value-type="float" office:value="54586" calcext:value-type="float">
            <text:p>54586</text:p>
          </table:table-cell>
          <table:table-cell office:value-type="float" office:value="878436637" calcext:value-type="float">
            <text:p>878436637</text:p>
          </table:table-cell>
          <table:table-cell office:value-type="float" office:value="240731" calcext:value-type="float">
            <text:p>240731</text:p>
          </table:table-cell>
          <table:table-cell office:value-type="float" office:value="168559" calcext:value-type="float">
            <text:p>168559</text:p>
          </table:table-cell>
          <table:table-cell office:value-type="float" office:value="18528" calcext:value-type="float">
            <text:p>18528</text:p>
          </table:table-cell>
          <table:table-cell office:value-type="float" office:value="965431995" calcext:value-type="float">
            <text:p>965431995</text:p>
          </table:table-cell>
          <table:table-cell office:value-type="float" office:value="118792" calcext:value-type="float">
            <text:p>118792</text:p>
          </table:table-cell>
          <table:table-cell office:value-type="float" office:value="1083781096" calcext:value-type="float">
            <text:p>1083781096</text:p>
          </table:table-cell>
          <table:table-cell office:value-type="float" office:value="54349" calcext:value-type="float">
            <text:p>54349</text:p>
          </table:table-cell>
          <table:table-cell office:value-type="float" office:value="888751677" calcext:value-type="float">
            <text:p>888751677</text:p>
          </table:table-cell>
          <table:table-cell office:value-type="float" office:value="102120" calcext:value-type="float">
            <text:p>102120</text:p>
          </table:table-cell>
          <table:table-cell office:value-type="float" office:value="475860965" calcext:value-type="float">
            <text:p>475860965</text:p>
          </table:table-cell>
          <table:table-cell office:value-type="float" office:value="22411" calcext:value-type="float">
            <text:p>22411</text:p>
          </table:table-cell>
          <table:table-cell office:value-type="float" office:value="425530782" calcext:value-type="float">
            <text:p>425530782</text:p>
          </table:table-cell>
          <table:table-cell office:value-type="float" office:value="229180409" calcext:value-type="float">
            <text:p>229180409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593453" calcext:value-type="float">
            <text:p>593453</text:p>
          </table:table-cell>
          <table:table-cell office:value-type="float" office:value="549953" calcext:value-type="float">
            <text:p>549953</text:p>
          </table:table-cell>
          <table:table-cell office:value-type="float" office:value="51400" calcext:value-type="float">
            <text:p>51400</text:p>
          </table:table-cell>
          <table:table-cell office:value-type="float" office:value="96679" calcext:value-type="float">
            <text:p>96679</text:p>
          </table:table-cell>
          <table:table-cell office:value-type="float" office:value="124220" calcext:value-type="float">
            <text:p>124220</text:p>
          </table:table-cell>
          <table:table-cell office:value-type="float" office:value="36375" calcext:value-type="float">
            <text:p>36375</text:p>
          </table:table-cell>
          <table:table-cell office:value-type="float" office:value="55156" calcext:value-type="float">
            <text:p>55156</text:p>
          </table:table-cell>
          <table:table-cell office:value-type="float" office:value="882870380" calcext:value-type="float">
            <text:p>882870380</text:p>
          </table:table-cell>
          <table:table-cell office:value-type="float" office:value="243881" calcext:value-type="float">
            <text:p>243881</text:p>
          </table:table-cell>
          <table:table-cell office:value-type="float" office:value="169974" calcext:value-type="float">
            <text:p>169974</text:p>
          </table:table-cell>
          <table:table-cell office:value-type="float" office:value="18535" calcext:value-type="float">
            <text:p>18535</text:p>
          </table:table-cell>
          <table:table-cell office:value-type="float" office:value="970450922" calcext:value-type="float">
            <text:p>970450922</text:p>
          </table:table-cell>
          <table:table-cell office:value-type="float" office:value="120398" calcext:value-type="float">
            <text:p>120398</text:p>
          </table:table-cell>
          <table:table-cell office:value-type="float" office:value="1090967529" calcext:value-type="float">
            <text:p>1090967529</text:p>
          </table:table-cell>
          <table:table-cell office:value-type="float" office:value="60355" calcext:value-type="float">
            <text:p>60355</text:p>
          </table:table-cell>
          <table:table-cell office:value-type="float" office:value="892949399" calcext:value-type="float">
            <text:p>892949399</text:p>
          </table:table-cell>
          <table:table-cell office:value-type="float" office:value="104509" calcext:value-type="float">
            <text:p>104509</text:p>
          </table:table-cell>
          <table:table-cell office:value-type="float" office:value="478406196" calcext:value-type="float">
            <text:p>478406196</text:p>
          </table:table-cell>
          <table:table-cell office:value-type="float" office:value="24137" calcext:value-type="float">
            <text:p>24137</text:p>
          </table:table-cell>
          <table:table-cell office:value-type="float" office:value="427915147" calcext:value-type="float">
            <text:p>427915147</text:p>
          </table:table-cell>
          <table:table-cell office:value-type="float" office:value="230261123" calcext:value-type="float">
            <text:p>230261123</text:p>
          </table:table-cell>
        </table:table-row>
        <table:table-row table:style-name="ro1">
          <table:table-cell office:value-type="float" office:value="44250" calcext:value-type="float">
            <text:p>44250</text:p>
          </table:table-cell>
          <table:table-cell office:value-type="float" office:value="589341" calcext:value-type="float">
            <text:p>589341</text:p>
          </table:table-cell>
          <table:table-cell office:value-type="float" office:value="545498" calcext:value-type="float">
            <text:p>545498</text:p>
          </table:table-cell>
          <table:table-cell office:value-type="float" office:value="50590" calcext:value-type="float">
            <text:p>50590</text:p>
          </table:table-cell>
          <table:table-cell office:value-type="float" office:value="95288" calcext:value-type="float">
            <text:p>95288</text:p>
          </table:table-cell>
          <table:table-cell office:value-type="float" office:value="120563" calcext:value-type="float">
            <text:p>120563</text:p>
          </table:table-cell>
          <table:table-cell office:value-type="float" office:value="35923" calcext:value-type="float">
            <text:p>35923</text:p>
          </table:table-cell>
          <table:table-cell office:value-type="float" office:value="59439" calcext:value-type="float">
            <text:p>59439</text:p>
          </table:table-cell>
          <table:table-cell office:value-type="float" office:value="888101756" calcext:value-type="float">
            <text:p>888101756</text:p>
          </table:table-cell>
          <table:table-cell office:value-type="float" office:value="240821" calcext:value-type="float">
            <text:p>240821</text:p>
          </table:table-cell>
          <table:table-cell office:value-type="float" office:value="176793" calcext:value-type="float">
            <text:p>176793</text:p>
          </table:table-cell>
          <table:table-cell office:value-type="float" office:value="18545" calcext:value-type="float">
            <text:p>18545</text:p>
          </table:table-cell>
          <table:table-cell office:value-type="float" office:value="976438587" calcext:value-type="float">
            <text:p>976438587</text:p>
          </table:table-cell>
          <table:table-cell office:value-type="float" office:value="116588" calcext:value-type="float">
            <text:p>116588</text:p>
          </table:table-cell>
          <table:table-cell office:value-type="float" office:value="1096253432" calcext:value-type="float">
            <text:p>1096253432</text:p>
          </table:table-cell>
          <table:table-cell office:value-type="float" office:value="60971" calcext:value-type="float">
            <text:p>60971</text:p>
          </table:table-cell>
          <table:table-cell office:value-type="float" office:value="899024318" calcext:value-type="float">
            <text:p>899024318</text:p>
          </table:table-cell>
          <table:table-cell office:value-type="float" office:value="101237" calcext:value-type="float">
            <text:p>101237</text:p>
          </table:table-cell>
          <table:table-cell office:value-type="float" office:value="481163299" calcext:value-type="float">
            <text:p>481163299</text:p>
          </table:table-cell>
          <table:table-cell office:value-type="float" office:value="22686" calcext:value-type="float">
            <text:p>22686</text:p>
          </table:table-cell>
          <table:table-cell office:value-type="float" office:value="431455021" calcext:value-type="float">
            <text:p>431455021</text:p>
          </table:table-cell>
          <table:table-cell office:value-type="float" office:value="231656705" calcext:value-type="float">
            <text:p>23165670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584254" calcext:value-type="float">
            <text:p>584254</text:p>
          </table:table-cell>
          <table:table-cell office:value-type="float" office:value="550391" calcext:value-type="float">
            <text:p>550391</text:p>
          </table:table-cell>
          <table:table-cell office:value-type="float" office:value="52350" calcext:value-type="float">
            <text:p>52350</text:p>
          </table:table-cell>
          <table:table-cell office:value-type="float" office:value="95129" calcext:value-type="float">
            <text:p>95129</text:p>
          </table:table-cell>
          <table:table-cell office:value-type="float" office:value="129297" calcext:value-type="float">
            <text:p>129297</text:p>
          </table:table-cell>
          <table:table-cell office:value-type="float" office:value="35772" calcext:value-type="float">
            <text:p>35772</text:p>
          </table:table-cell>
          <table:table-cell office:value-type="float" office:value="50667" calcext:value-type="float">
            <text:p>50667</text:p>
          </table:table-cell>
          <table:table-cell office:value-type="float" office:value="892354337" calcext:value-type="float">
            <text:p>892354337</text:p>
          </table:table-cell>
          <table:table-cell office:value-type="float" office:value="249274" calcext:value-type="float">
            <text:p>249274</text:p>
          </table:table-cell>
          <table:table-cell office:value-type="float" office:value="168556" calcext:value-type="float">
            <text:p>168556</text:p>
          </table:table-cell>
          <table:table-cell office:value-type="float" office:value="18528" calcext:value-type="float">
            <text:p>18528</text:p>
          </table:table-cell>
          <table:table-cell office:value-type="float" office:value="981385116" calcext:value-type="float">
            <text:p>981385116</text:p>
          </table:table-cell>
          <table:table-cell office:value-type="float" office:value="116376" calcext:value-type="float">
            <text:p>116376</text:p>
          </table:table-cell>
          <table:table-cell office:value-type="float" office:value="1103091205" calcext:value-type="float">
            <text:p>1103091205</text:p>
          </table:table-cell>
          <table:table-cell office:value-type="float" office:value="58568" calcext:value-type="float">
            <text:p>58568</text:p>
          </table:table-cell>
          <table:table-cell office:value-type="float" office:value="903625572" calcext:value-type="float">
            <text:p>903625572</text:p>
          </table:table-cell>
          <table:table-cell office:value-type="float" office:value="100336" calcext:value-type="float">
            <text:p>100336</text:p>
          </table:table-cell>
          <table:table-cell office:value-type="float" office:value="484327207" calcext:value-type="float">
            <text:p>484327207</text:p>
          </table:table-cell>
          <table:table-cell office:value-type="float" office:value="23312" calcext:value-type="float">
            <text:p>23312</text:p>
          </table:table-cell>
          <table:table-cell office:value-type="float" office:value="433039266" calcext:value-type="float">
            <text:p>433039266</text:p>
          </table:table-cell>
          <table:table-cell office:value-type="float" office:value="232884736" calcext:value-type="float">
            <text:p>232884736</text:p>
          </table:table-cell>
        </table:table-row>
        <table:table-row table:style-name="ro1">
          <table:table-cell office:value-type="float" office:value="44750" calcext:value-type="float">
            <text:p>44750</text:p>
          </table:table-cell>
          <table:table-cell office:value-type="float" office:value="596675" calcext:value-type="float">
            <text:p>596675</text:p>
          </table:table-cell>
          <table:table-cell office:value-type="float" office:value="612054" calcext:value-type="float">
            <text:p>612054</text:p>
          </table:table-cell>
          <table:table-cell office:value-type="float" office:value="51460" calcext:value-type="float">
            <text:p>51460</text:p>
          </table:table-cell>
          <table:table-cell office:value-type="float" office:value="93922" calcext:value-type="float">
            <text:p>93922</text:p>
          </table:table-cell>
          <table:table-cell office:value-type="float" office:value="125500" calcext:value-type="float">
            <text:p>125500</text:p>
          </table:table-cell>
          <table:table-cell office:value-type="float" office:value="36484" calcext:value-type="float">
            <text:p>36484</text:p>
          </table:table-cell>
          <table:table-cell office:value-type="float" office:value="54779" calcext:value-type="float">
            <text:p>54779</text:p>
          </table:table-cell>
          <table:table-cell office:value-type="float" office:value="896310664" calcext:value-type="float">
            <text:p>896310664</text:p>
          </table:table-cell>
          <table:table-cell office:value-type="float" office:value="237397" calcext:value-type="float">
            <text:p>237397</text:p>
          </table:table-cell>
          <table:table-cell office:value-type="float" office:value="172622" calcext:value-type="float">
            <text:p>172622</text:p>
          </table:table-cell>
          <table:table-cell office:value-type="float" office:value="18900" calcext:value-type="float">
            <text:p>18900</text:p>
          </table:table-cell>
          <table:table-cell office:value-type="float" office:value="986627104" calcext:value-type="float">
            <text:p>986627104</text:p>
          </table:table-cell>
          <table:table-cell office:value-type="float" office:value="118947" calcext:value-type="float">
            <text:p>118947</text:p>
          </table:table-cell>
          <table:table-cell office:value-type="float" office:value="1107548980" calcext:value-type="float">
            <text:p>1107548980</text:p>
          </table:table-cell>
          <table:table-cell office:value-type="float" office:value="59705" calcext:value-type="float">
            <text:p>59705</text:p>
          </table:table-cell>
          <table:table-cell office:value-type="float" office:value="908522082" calcext:value-type="float">
            <text:p>908522082</text:p>
          </table:table-cell>
          <table:table-cell office:value-type="float" office:value="102871" calcext:value-type="float">
            <text:p>102871</text:p>
          </table:table-cell>
          <table:table-cell office:value-type="float" office:value="486818449" calcext:value-type="float">
            <text:p>486818449</text:p>
          </table:table-cell>
          <table:table-cell office:value-type="float" office:value="24516" calcext:value-type="float">
            <text:p>24516</text:p>
          </table:table-cell>
          <table:table-cell office:value-type="float" office:value="435251805" calcext:value-type="float">
            <text:p>435251805</text:p>
          </table:table-cell>
          <table:table-cell office:value-type="float" office:value="234557117" calcext:value-type="float">
            <text:p>234557117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642735" calcext:value-type="float">
            <text:p>642735</text:p>
          </table:table-cell>
          <table:table-cell office:value-type="float" office:value="538146" calcext:value-type="float">
            <text:p>538146</text:p>
          </table:table-cell>
          <table:table-cell office:value-type="float" office:value="50821" calcext:value-type="float">
            <text:p>50821</text:p>
          </table:table-cell>
          <table:table-cell office:value-type="float" office:value="96813" calcext:value-type="float">
            <text:p>96813</text:p>
          </table:table-cell>
          <table:table-cell office:value-type="float" office:value="127105" calcext:value-type="float">
            <text:p>127105</text:p>
          </table:table-cell>
          <table:table-cell office:value-type="float" office:value="36581" calcext:value-type="float">
            <text:p>36581</text:p>
          </table:table-cell>
          <table:table-cell office:value-type="float" office:value="57040" calcext:value-type="float">
            <text:p>57040</text:p>
          </table:table-cell>
          <table:table-cell office:value-type="float" office:value="900479589" calcext:value-type="float">
            <text:p>900479589</text:p>
          </table:table-cell>
          <table:table-cell office:value-type="float" office:value="242771" calcext:value-type="float">
            <text:p>242771</text:p>
          </table:table-cell>
          <table:table-cell office:value-type="float" office:value="177858" calcext:value-type="float">
            <text:p>177858</text:p>
          </table:table-cell>
          <table:table-cell office:value-type="float" office:value="18560" calcext:value-type="float">
            <text:p>18560</text:p>
          </table:table-cell>
          <table:table-cell office:value-type="float" office:value="991971532" calcext:value-type="float">
            <text:p>991971532</text:p>
          </table:table-cell>
          <table:table-cell office:value-type="float" office:value="119872" calcext:value-type="float">
            <text:p>119872</text:p>
          </table:table-cell>
          <table:table-cell office:value-type="float" office:value="1113213069" calcext:value-type="float">
            <text:p>1113213069</text:p>
          </table:table-cell>
          <table:table-cell office:value-type="float" office:value="56893" calcext:value-type="float">
            <text:p>56893</text:p>
          </table:table-cell>
          <table:table-cell office:value-type="float" office:value="912743705" calcext:value-type="float">
            <text:p>912743705</text:p>
          </table:table-cell>
          <table:table-cell office:value-type="float" office:value="103817" calcext:value-type="float">
            <text:p>103817</text:p>
          </table:table-cell>
          <table:table-cell office:value-type="float" office:value="489187719" calcext:value-type="float">
            <text:p>489187719</text:p>
          </table:table-cell>
          <table:table-cell office:value-type="float" office:value="22729" calcext:value-type="float">
            <text:p>22729</text:p>
          </table:table-cell>
          <table:table-cell office:value-type="float" office:value="438219954" calcext:value-type="float">
            <text:p>438219954</text:p>
          </table:table-cell>
          <table:table-cell office:value-type="float" office:value="235560396" calcext:value-type="float">
            <text:p>235560396</text:p>
          </table:table-cell>
        </table:table-row>
        <table:table-row table:style-name="ro1">
          <table:table-cell office:value-type="float" office:value="45250" calcext:value-type="float">
            <text:p>45250</text:p>
          </table:table-cell>
          <table:table-cell office:value-type="float" office:value="595578" calcext:value-type="float">
            <text:p>595578</text:p>
          </table:table-cell>
          <table:table-cell office:value-type="float" office:value="559472" calcext:value-type="float">
            <text:p>559472</text:p>
          </table:table-cell>
          <table:table-cell office:value-type="float" office:value="50818" calcext:value-type="float">
            <text:p>50818</text:p>
          </table:table-cell>
          <table:table-cell office:value-type="float" office:value="95629" calcext:value-type="float">
            <text:p>95629</text:p>
          </table:table-cell>
          <table:table-cell office:value-type="float" office:value="122614" calcext:value-type="float">
            <text:p>122614</text:p>
          </table:table-cell>
          <table:table-cell office:value-type="float" office:value="37270" calcext:value-type="float">
            <text:p>37270</text:p>
          </table:table-cell>
          <table:table-cell office:value-type="float" office:value="81004" calcext:value-type="float">
            <text:p>81004</text:p>
          </table:table-cell>
          <table:table-cell office:value-type="float" office:value="905002328" calcext:value-type="float">
            <text:p>905002328</text:p>
          </table:table-cell>
          <table:table-cell office:value-type="float" office:value="288709" calcext:value-type="float">
            <text:p>288709</text:p>
          </table:table-cell>
          <table:table-cell office:value-type="float" office:value="173821" calcext:value-type="float">
            <text:p>173821</text:p>
          </table:table-cell>
          <table:table-cell office:value-type="float" office:value="18509" calcext:value-type="float">
            <text:p>18509</text:p>
          </table:table-cell>
          <table:table-cell office:value-type="float" office:value="997729067" calcext:value-type="float">
            <text:p>997729067</text:p>
          </table:table-cell>
          <table:table-cell office:value-type="float" office:value="116344" calcext:value-type="float">
            <text:p>116344</text:p>
          </table:table-cell>
          <table:table-cell office:value-type="float" office:value="1116500050" calcext:value-type="float">
            <text:p>1116500050</text:p>
          </table:table-cell>
          <table:table-cell office:value-type="float" office:value="57899" calcext:value-type="float">
            <text:p>57899</text:p>
          </table:table-cell>
          <table:table-cell office:value-type="float" office:value="917865643" calcext:value-type="float">
            <text:p>917865643</text:p>
          </table:table-cell>
          <table:table-cell office:value-type="float" office:value="111059" calcext:value-type="float">
            <text:p>111059</text:p>
          </table:table-cell>
          <table:table-cell office:value-type="float" office:value="491910418" calcext:value-type="float">
            <text:p>491910418</text:p>
          </table:table-cell>
          <table:table-cell office:value-type="float" office:value="22794" calcext:value-type="float">
            <text:p>22794</text:p>
          </table:table-cell>
          <table:table-cell office:value-type="float" office:value="441062653" calcext:value-type="float">
            <text:p>441062653</text:p>
          </table:table-cell>
          <table:table-cell office:value-type="float" office:value="237084285" calcext:value-type="float">
            <text:p>23708428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601415" calcext:value-type="float">
            <text:p>601415</text:p>
          </table:table-cell>
          <table:table-cell office:value-type="float" office:value="555248" calcext:value-type="float">
            <text:p>555248</text:p>
          </table:table-cell>
          <table:table-cell office:value-type="float" office:value="51470" calcext:value-type="float">
            <text:p>51470</text:p>
          </table:table-cell>
          <table:table-cell office:value-type="float" office:value="92600" calcext:value-type="float">
            <text:p>92600</text:p>
          </table:table-cell>
          <table:table-cell office:value-type="float" office:value="122280" calcext:value-type="float">
            <text:p>122280</text:p>
          </table:table-cell>
          <table:table-cell office:value-type="float" office:value="35906" calcext:value-type="float">
            <text:p>35906</text:p>
          </table:table-cell>
          <table:table-cell office:value-type="float" office:value="111336" calcext:value-type="float">
            <text:p>111336</text:p>
          </table:table-cell>
          <table:table-cell office:value-type="float" office:value="909586246" calcext:value-type="float">
            <text:p>909586246</text:p>
          </table:table-cell>
          <table:table-cell office:value-type="float" office:value="250861" calcext:value-type="float">
            <text:p>250861</text:p>
          </table:table-cell>
          <table:table-cell office:value-type="float" office:value="179818" calcext:value-type="float">
            <text:p>179818</text:p>
          </table:table-cell>
          <table:table-cell office:value-type="float" office:value="18571" calcext:value-type="float">
            <text:p>18571</text:p>
          </table:table-cell>
          <table:table-cell office:value-type="float" office:value="1002880418" calcext:value-type="float">
            <text:p>1002880418</text:p>
          </table:table-cell>
          <table:table-cell office:value-type="float" office:value="114275" calcext:value-type="float">
            <text:p>114275</text:p>
          </table:table-cell>
          <table:table-cell office:value-type="float" office:value="1122440715" calcext:value-type="float">
            <text:p>1122440715</text:p>
          </table:table-cell>
          <table:table-cell office:value-type="float" office:value="56162" calcext:value-type="float">
            <text:p>56162</text:p>
          </table:table-cell>
          <table:table-cell office:value-type="float" office:value="922667843" calcext:value-type="float">
            <text:p>922667843</text:p>
          </table:table-cell>
          <table:table-cell office:value-type="float" office:value="103956" calcext:value-type="float">
            <text:p>103956</text:p>
          </table:table-cell>
          <table:table-cell office:value-type="float" office:value="495001300" calcext:value-type="float">
            <text:p>495001300</text:p>
          </table:table-cell>
          <table:table-cell office:value-type="float" office:value="21983" calcext:value-type="float">
            <text:p>21983</text:p>
          </table:table-cell>
          <table:table-cell office:value-type="float" office:value="443465452" calcext:value-type="float">
            <text:p>443465452</text:p>
          </table:table-cell>
          <table:table-cell office:value-type="float" office:value="238206424" calcext:value-type="float">
            <text:p>238206424</text:p>
          </table:table-cell>
        </table:table-row>
        <table:table-row table:style-name="ro1">
          <table:table-cell office:value-type="float" office:value="45750" calcext:value-type="float">
            <text:p>45750</text:p>
          </table:table-cell>
          <table:table-cell office:value-type="float" office:value="596816" calcext:value-type="float">
            <text:p>596816</text:p>
          </table:table-cell>
          <table:table-cell office:value-type="float" office:value="549653" calcext:value-type="float">
            <text:p>549653</text:p>
          </table:table-cell>
          <table:table-cell office:value-type="float" office:value="51817" calcext:value-type="float">
            <text:p>51817</text:p>
          </table:table-cell>
          <table:table-cell office:value-type="float" office:value="96744" calcext:value-type="float">
            <text:p>96744</text:p>
          </table:table-cell>
          <table:table-cell office:value-type="float" office:value="119827" calcext:value-type="float">
            <text:p>119827</text:p>
          </table:table-cell>
          <table:table-cell office:value-type="float" office:value="38936" calcext:value-type="float">
            <text:p>38936</text:p>
          </table:table-cell>
          <table:table-cell office:value-type="float" office:value="57630" calcext:value-type="float">
            <text:p>57630</text:p>
          </table:table-cell>
          <table:table-cell office:value-type="float" office:value="913575596" calcext:value-type="float">
            <text:p>913575596</text:p>
          </table:table-cell>
          <table:table-cell office:value-type="float" office:value="241531" calcext:value-type="float">
            <text:p>241531</text:p>
          </table:table-cell>
          <table:table-cell office:value-type="float" office:value="180290" calcext:value-type="float">
            <text:p>180290</text:p>
          </table:table-cell>
          <table:table-cell office:value-type="float" office:value="18514" calcext:value-type="float">
            <text:p>18514</text:p>
          </table:table-cell>
          <table:table-cell office:value-type="float" office:value="1008434631" calcext:value-type="float">
            <text:p>1008434631</text:p>
          </table:table-cell>
          <table:table-cell office:value-type="float" office:value="113491" calcext:value-type="float">
            <text:p>113491</text:p>
          </table:table-cell>
          <table:table-cell office:value-type="float" office:value="1128408322" calcext:value-type="float">
            <text:p>1128408322</text:p>
          </table:table-cell>
          <table:table-cell office:value-type="float" office:value="95597" calcext:value-type="float">
            <text:p>95597</text:p>
          </table:table-cell>
          <table:table-cell office:value-type="float" office:value="928199308" calcext:value-type="float">
            <text:p>928199308</text:p>
          </table:table-cell>
          <table:table-cell office:value-type="float" office:value="102227" calcext:value-type="float">
            <text:p>102227</text:p>
          </table:table-cell>
          <table:table-cell office:value-type="float" office:value="497520647" calcext:value-type="float">
            <text:p>497520647</text:p>
          </table:table-cell>
          <table:table-cell office:value-type="float" office:value="22412" calcext:value-type="float">
            <text:p>22412</text:p>
          </table:table-cell>
          <table:table-cell office:value-type="float" office:value="446048490" calcext:value-type="float">
            <text:p>446048490</text:p>
          </table:table-cell>
          <table:table-cell office:value-type="float" office:value="239789332" calcext:value-type="float">
            <text:p>239789332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590454" calcext:value-type="float">
            <text:p>590454</text:p>
          </table:table-cell>
          <table:table-cell office:value-type="float" office:value="538342" calcext:value-type="float">
            <text:p>538342</text:p>
          </table:table-cell>
          <table:table-cell office:value-type="float" office:value="50752" calcext:value-type="float">
            <text:p>50752</text:p>
          </table:table-cell>
          <table:table-cell office:value-type="float" office:value="94895" calcext:value-type="float">
            <text:p>94895</text:p>
          </table:table-cell>
          <table:table-cell office:value-type="float" office:value="130463" calcext:value-type="float">
            <text:p>130463</text:p>
          </table:table-cell>
          <table:table-cell office:value-type="float" office:value="36462" calcext:value-type="float">
            <text:p>36462</text:p>
          </table:table-cell>
          <table:table-cell office:value-type="float" office:value="54917" calcext:value-type="float">
            <text:p>54917</text:p>
          </table:table-cell>
          <table:table-cell office:value-type="float" office:value="917966014" calcext:value-type="float">
            <text:p>917966014</text:p>
          </table:table-cell>
          <table:table-cell office:value-type="float" office:value="243955" calcext:value-type="float">
            <text:p>243955</text:p>
          </table:table-cell>
          <table:table-cell office:value-type="float" office:value="180226" calcext:value-type="float">
            <text:p>180226</text:p>
          </table:table-cell>
          <table:table-cell office:value-type="float" office:value="18506" calcext:value-type="float">
            <text:p>18506</text:p>
          </table:table-cell>
          <table:table-cell office:value-type="float" office:value="1013469057" calcext:value-type="float">
            <text:p>1013469057</text:p>
          </table:table-cell>
          <table:table-cell office:value-type="float" office:value="119615" calcext:value-type="float">
            <text:p>119615</text:p>
          </table:table-cell>
          <table:table-cell office:value-type="float" office:value="1135500871" calcext:value-type="float">
            <text:p>1135500871</text:p>
          </table:table-cell>
          <table:table-cell office:value-type="float" office:value="57020" calcext:value-type="float">
            <text:p>57020</text:p>
          </table:table-cell>
          <table:table-cell office:value-type="float" office:value="933311598" calcext:value-type="float">
            <text:p>933311598</text:p>
          </table:table-cell>
          <table:table-cell office:value-type="float" office:value="100322" calcext:value-type="float">
            <text:p>100322</text:p>
          </table:table-cell>
          <table:table-cell office:value-type="float" office:value="500433726" calcext:value-type="float">
            <text:p>500433726</text:p>
          </table:table-cell>
          <table:table-cell office:value-type="float" office:value="23496" calcext:value-type="float">
            <text:p>23496</text:p>
          </table:table-cell>
          <table:table-cell office:value-type="float" office:value="448743898" calcext:value-type="float">
            <text:p>448743898</text:p>
          </table:table-cell>
          <table:table-cell office:value-type="float" office:value="240815525" calcext:value-type="float">
            <text:p>240815525</text:p>
          </table:table-cell>
        </table:table-row>
        <table:table-row table:style-name="ro1">
          <table:table-cell office:value-type="float" office:value="46250" calcext:value-type="float">
            <text:p>46250</text:p>
          </table:table-cell>
          <table:table-cell office:value-type="float" office:value="604054" calcext:value-type="float">
            <text:p>604054</text:p>
          </table:table-cell>
          <table:table-cell office:value-type="float" office:value="567292" calcext:value-type="float">
            <text:p>567292</text:p>
          </table:table-cell>
          <table:table-cell office:value-type="float" office:value="50249" calcext:value-type="float">
            <text:p>50249</text:p>
          </table:table-cell>
          <table:table-cell office:value-type="float" office:value="96022" calcext:value-type="float">
            <text:p>96022</text:p>
          </table:table-cell>
          <table:table-cell office:value-type="float" office:value="124361" calcext:value-type="float">
            <text:p>124361</text:p>
          </table:table-cell>
          <table:table-cell office:value-type="float" office:value="37386" calcext:value-type="float">
            <text:p>37386</text:p>
          </table:table-cell>
          <table:table-cell office:value-type="float" office:value="57374" calcext:value-type="float">
            <text:p>57374</text:p>
          </table:table-cell>
          <table:table-cell office:value-type="float" office:value="922356332" calcext:value-type="float">
            <text:p>922356332</text:p>
          </table:table-cell>
          <table:table-cell office:value-type="float" office:value="237698" calcext:value-type="float">
            <text:p>237698</text:p>
          </table:table-cell>
          <table:table-cell office:value-type="float" office:value="169025" calcext:value-type="float">
            <text:p>169025</text:p>
          </table:table-cell>
          <table:table-cell office:value-type="float" office:value="18535" calcext:value-type="float">
            <text:p>18535</text:p>
          </table:table-cell>
          <table:table-cell office:value-type="float" office:value="1019291339" calcext:value-type="float">
            <text:p>1019291339</text:p>
          </table:table-cell>
          <table:table-cell office:value-type="float" office:value="114231" calcext:value-type="float">
            <text:p>114231</text:p>
          </table:table-cell>
          <table:table-cell office:value-type="float" office:value="1141193109" calcext:value-type="float">
            <text:p>1141193109</text:p>
          </table:table-cell>
          <table:table-cell office:value-type="float" office:value="56769" calcext:value-type="float">
            <text:p>56769</text:p>
          </table:table-cell>
          <table:table-cell office:value-type="float" office:value="938939608" calcext:value-type="float">
            <text:p>938939608</text:p>
          </table:table-cell>
          <table:table-cell office:value-type="float" office:value="106097" calcext:value-type="float">
            <text:p>106097</text:p>
          </table:table-cell>
          <table:table-cell office:value-type="float" office:value="502873878" calcext:value-type="float">
            <text:p>502873878</text:p>
          </table:table-cell>
          <table:table-cell office:value-type="float" office:value="23294" calcext:value-type="float">
            <text:p>23294</text:p>
          </table:table-cell>
          <table:table-cell office:value-type="float" office:value="451531285" calcext:value-type="float">
            <text:p>451531285</text:p>
          </table:table-cell>
          <table:table-cell office:value-type="float" office:value="242015499" calcext:value-type="float">
            <text:p>242015499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604348" calcext:value-type="float">
            <text:p>604348</text:p>
          </table:table-cell>
          <table:table-cell office:value-type="float" office:value="608145" calcext:value-type="float">
            <text:p>608145</text:p>
          </table:table-cell>
          <table:table-cell office:value-type="float" office:value="50844" calcext:value-type="float">
            <text:p>50844</text:p>
          </table:table-cell>
          <table:table-cell office:value-type="float" office:value="97013" calcext:value-type="float">
            <text:p>97013</text:p>
          </table:table-cell>
          <table:table-cell office:value-type="float" office:value="124731" calcext:value-type="float">
            <text:p>124731</text:p>
          </table:table-cell>
          <table:table-cell office:value-type="float" office:value="39716" calcext:value-type="float">
            <text:p>39716</text:p>
          </table:table-cell>
          <table:table-cell office:value-type="float" office:value="56457" calcext:value-type="float">
            <text:p>56457</text:p>
          </table:table-cell>
          <table:table-cell office:value-type="float" office:value="926699586" calcext:value-type="float">
            <text:p>926699586</text:p>
          </table:table-cell>
          <table:table-cell office:value-type="float" office:value="244300" calcext:value-type="float">
            <text:p>244300</text:p>
          </table:table-cell>
          <table:table-cell office:value-type="float" office:value="175396" calcext:value-type="float">
            <text:p>175396</text:p>
          </table:table-cell>
          <table:table-cell office:value-type="float" office:value="18692" calcext:value-type="float">
            <text:p>18692</text:p>
          </table:table-cell>
          <table:table-cell office:value-type="float" office:value="1025211954" calcext:value-type="float">
            <text:p>1025211954</text:p>
          </table:table-cell>
          <table:table-cell office:value-type="float" office:value="119291" calcext:value-type="float">
            <text:p>119291</text:p>
          </table:table-cell>
          <table:table-cell office:value-type="float" office:value="1147522337" calcext:value-type="float">
            <text:p>1147522337</text:p>
          </table:table-cell>
          <table:table-cell office:value-type="float" office:value="57184" calcext:value-type="float">
            <text:p>57184</text:p>
          </table:table-cell>
          <table:table-cell office:value-type="float" office:value="943745815" calcext:value-type="float">
            <text:p>943745815</text:p>
          </table:table-cell>
          <table:table-cell office:value-type="float" office:value="101801" calcext:value-type="float">
            <text:p>101801</text:p>
          </table:table-cell>
          <table:table-cell office:value-type="float" office:value="505895958" calcext:value-type="float">
            <text:p>505895958</text:p>
          </table:table-cell>
          <table:table-cell office:value-type="float" office:value="22226" calcext:value-type="float">
            <text:p>22226</text:p>
          </table:table-cell>
          <table:table-cell office:value-type="float" office:value="453892936" calcext:value-type="float">
            <text:p>453892936</text:p>
          </table:table-cell>
          <table:table-cell office:value-type="float" office:value="243252575" calcext:value-type="float">
            <text:p>243252575</text:p>
          </table:table-cell>
        </table:table-row>
        <table:table-row table:style-name="ro1">
          <table:table-cell office:value-type="float" office:value="46750" calcext:value-type="float">
            <text:p>46750</text:p>
          </table:table-cell>
          <table:table-cell office:value-type="float" office:value="660536" calcext:value-type="float">
            <text:p>660536</text:p>
          </table:table-cell>
          <table:table-cell office:value-type="float" office:value="583276" calcext:value-type="float">
            <text:p>583276</text:p>
          </table:table-cell>
          <table:table-cell office:value-type="float" office:value="51032" calcext:value-type="float">
            <text:p>51032</text:p>
          </table:table-cell>
          <table:table-cell office:value-type="float" office:value="97527" calcext:value-type="float">
            <text:p>97527</text:p>
          </table:table-cell>
          <table:table-cell office:value-type="float" office:value="130370" calcext:value-type="float">
            <text:p>130370</text:p>
          </table:table-cell>
          <table:table-cell office:value-type="float" office:value="39746" calcext:value-type="float">
            <text:p>39746</text:p>
          </table:table-cell>
          <table:table-cell office:value-type="float" office:value="58179" calcext:value-type="float">
            <text:p>58179</text:p>
          </table:table-cell>
          <table:table-cell office:value-type="float" office:value="930497076" calcext:value-type="float">
            <text:p>930497076</text:p>
          </table:table-cell>
          <table:table-cell office:value-type="float" office:value="260788" calcext:value-type="float">
            <text:p>260788</text:p>
          </table:table-cell>
          <table:table-cell office:value-type="float" office:value="173983" calcext:value-type="float">
            <text:p>173983</text:p>
          </table:table-cell>
          <table:table-cell office:value-type="float" office:value="18709" calcext:value-type="float">
            <text:p>18709</text:p>
          </table:table-cell>
          <table:table-cell office:value-type="float" office:value="1030736845" calcext:value-type="float">
            <text:p>1030736845</text:p>
          </table:table-cell>
          <table:table-cell office:value-type="float" office:value="120964" calcext:value-type="float">
            <text:p>120964</text:p>
          </table:table-cell>
          <table:table-cell office:value-type="float" office:value="1153439959" calcext:value-type="float">
            <text:p>1153439959</text:p>
          </table:table-cell>
          <table:table-cell office:value-type="float" office:value="57978" calcext:value-type="float">
            <text:p>57978</text:p>
          </table:table-cell>
          <table:table-cell office:value-type="float" office:value="948217539" calcext:value-type="float">
            <text:p>948217539</text:p>
          </table:table-cell>
          <table:table-cell office:value-type="float" office:value="104796" calcext:value-type="float">
            <text:p>104796</text:p>
          </table:table-cell>
          <table:table-cell office:value-type="float" office:value="508497144" calcext:value-type="float">
            <text:p>508497144</text:p>
          </table:table-cell>
          <table:table-cell office:value-type="float" office:value="23461" calcext:value-type="float">
            <text:p>23461</text:p>
          </table:table-cell>
          <table:table-cell office:value-type="float" office:value="456623961" calcext:value-type="float">
            <text:p>456623961</text:p>
          </table:table-cell>
          <table:table-cell office:value-type="float" office:value="244841293" calcext:value-type="float">
            <text:p>244841293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609967" calcext:value-type="float">
            <text:p>609967</text:p>
          </table:table-cell>
          <table:table-cell office:value-type="float" office:value="554566" calcext:value-type="float">
            <text:p>554566</text:p>
          </table:table-cell>
          <table:table-cell office:value-type="float" office:value="51949" calcext:value-type="float">
            <text:p>51949</text:p>
          </table:table-cell>
          <table:table-cell office:value-type="float" office:value="93933" calcext:value-type="float">
            <text:p>93933</text:p>
          </table:table-cell>
          <table:table-cell office:value-type="float" office:value="128519" calcext:value-type="float">
            <text:p>128519</text:p>
          </table:table-cell>
          <table:table-cell office:value-type="float" office:value="37633" calcext:value-type="float">
            <text:p>37633</text:p>
          </table:table-cell>
          <table:table-cell office:value-type="float" office:value="57705" calcext:value-type="float">
            <text:p>57705</text:p>
          </table:table-cell>
          <table:table-cell office:value-type="float" office:value="934942129" calcext:value-type="float">
            <text:p>934942129</text:p>
          </table:table-cell>
          <table:table-cell office:value-type="float" office:value="237337" calcext:value-type="float">
            <text:p>237337</text:p>
          </table:table-cell>
          <table:table-cell office:value-type="float" office:value="165584" calcext:value-type="float">
            <text:p>165584</text:p>
          </table:table-cell>
          <table:table-cell office:value-type="float" office:value="18501" calcext:value-type="float">
            <text:p>18501</text:p>
          </table:table-cell>
          <table:table-cell office:value-type="float" office:value="1036093952" calcext:value-type="float">
            <text:p>1036093952</text:p>
          </table:table-cell>
          <table:table-cell office:value-type="float" office:value="114922" calcext:value-type="float">
            <text:p>114922</text:p>
          </table:table-cell>
          <table:table-cell office:value-type="float" office:value="1157961258" calcext:value-type="float">
            <text:p>1157961258</text:p>
          </table:table-cell>
          <table:table-cell office:value-type="float" office:value="58021" calcext:value-type="float">
            <text:p>58021</text:p>
          </table:table-cell>
          <table:table-cell office:value-type="float" office:value="953716191" calcext:value-type="float">
            <text:p>953716191</text:p>
          </table:table-cell>
          <table:table-cell office:value-type="float" office:value="99686" calcext:value-type="float">
            <text:p>99686</text:p>
          </table:table-cell>
          <table:table-cell office:value-type="float" office:value="511327003" calcext:value-type="float">
            <text:p>511327003</text:p>
          </table:table-cell>
          <table:table-cell office:value-type="float" office:value="24123" calcext:value-type="float">
            <text:p>24123</text:p>
          </table:table-cell>
          <table:table-cell office:value-type="float" office:value="459557573" calcext:value-type="float">
            <text:p>459557573</text:p>
          </table:table-cell>
          <table:table-cell office:value-type="float" office:value="246078738" calcext:value-type="float">
            <text:p>246078738</text:p>
          </table:table-cell>
        </table:table-row>
        <table:table-row table:style-name="ro1">
          <table:table-cell office:value-type="float" office:value="47250" calcext:value-type="float">
            <text:p>47250</text:p>
          </table:table-cell>
          <table:table-cell office:value-type="float" office:value="616426" calcext:value-type="float">
            <text:p>616426</text:p>
          </table:table-cell>
          <table:table-cell office:value-type="float" office:value="566573" calcext:value-type="float">
            <text:p>566573</text:p>
          </table:table-cell>
          <table:table-cell office:value-type="float" office:value="51550" calcext:value-type="float">
            <text:p>51550</text:p>
          </table:table-cell>
          <table:table-cell office:value-type="float" office:value="92655" calcext:value-type="float">
            <text:p>92655</text:p>
          </table:table-cell>
          <table:table-cell office:value-type="float" office:value="128339" calcext:value-type="float">
            <text:p>128339</text:p>
          </table:table-cell>
          <table:table-cell office:value-type="float" office:value="39004" calcext:value-type="float">
            <text:p>39004</text:p>
          </table:table-cell>
          <table:table-cell office:value-type="float" office:value="56925" calcext:value-type="float">
            <text:p>56925</text:p>
          </table:table-cell>
          <table:table-cell office:value-type="float" office:value="939846935" calcext:value-type="float">
            <text:p>939846935</text:p>
          </table:table-cell>
          <table:table-cell office:value-type="float" office:value="248508" calcext:value-type="float">
            <text:p>248508</text:p>
          </table:table-cell>
          <table:table-cell office:value-type="float" office:value="177772" calcext:value-type="float">
            <text:p>177772</text:p>
          </table:table-cell>
          <table:table-cell office:value-type="float" office:value="79996" calcext:value-type="float">
            <text:p>79996</text:p>
          </table:table-cell>
          <table:table-cell office:value-type="float" office:value="1041753534" calcext:value-type="float">
            <text:p>1041753534</text:p>
          </table:table-cell>
          <table:table-cell office:value-type="float" office:value="113424" calcext:value-type="float">
            <text:p>113424</text:p>
          </table:table-cell>
          <table:table-cell office:value-type="float" office:value="1162646144" calcext:value-type="float">
            <text:p>1162646144</text:p>
          </table:table-cell>
          <table:table-cell office:value-type="float" office:value="56232" calcext:value-type="float">
            <text:p>56232</text:p>
          </table:table-cell>
          <table:table-cell office:value-type="float" office:value="958244277" calcext:value-type="float">
            <text:p>958244277</text:p>
          </table:table-cell>
          <table:table-cell office:value-type="float" office:value="100773" calcext:value-type="float">
            <text:p>100773</text:p>
          </table:table-cell>
          <table:table-cell office:value-type="float" office:value="515785593" calcext:value-type="float">
            <text:p>515785593</text:p>
          </table:table-cell>
          <table:table-cell office:value-type="float" office:value="23138" calcext:value-type="float">
            <text:p>23138</text:p>
          </table:table-cell>
          <table:table-cell office:value-type="float" office:value="461692348" calcext:value-type="float">
            <text:p>461692348</text:p>
          </table:table-cell>
          <table:table-cell office:value-type="float" office:value="247568455" calcext:value-type="float">
            <text:p>24756845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596989" calcext:value-type="float">
            <text:p>596989</text:p>
          </table:table-cell>
          <table:table-cell office:value-type="float" office:value="587064" calcext:value-type="float">
            <text:p>587064</text:p>
          </table:table-cell>
          <table:table-cell office:value-type="float" office:value="50349" calcext:value-type="float">
            <text:p>50349</text:p>
          </table:table-cell>
          <table:table-cell office:value-type="float" office:value="95785" calcext:value-type="float">
            <text:p>95785</text:p>
          </table:table-cell>
          <table:table-cell office:value-type="float" office:value="127255" calcext:value-type="float">
            <text:p>127255</text:p>
          </table:table-cell>
          <table:table-cell office:value-type="float" office:value="39765" calcext:value-type="float">
            <text:p>39765</text:p>
          </table:table-cell>
          <table:table-cell office:value-type="float" office:value="59314" calcext:value-type="float">
            <text:p>59314</text:p>
          </table:table-cell>
          <table:table-cell office:value-type="float" office:value="944355351" calcext:value-type="float">
            <text:p>944355351</text:p>
          </table:table-cell>
          <table:table-cell office:value-type="float" office:value="254921" calcext:value-type="float">
            <text:p>254921</text:p>
          </table:table-cell>
          <table:table-cell office:value-type="float" office:value="181537" calcext:value-type="float">
            <text:p>181537</text:p>
          </table:table-cell>
          <table:table-cell office:value-type="float" office:value="18568" calcext:value-type="float">
            <text:p>18568</text:p>
          </table:table-cell>
          <table:table-cell office:value-type="float" office:value="1046648775" calcext:value-type="float">
            <text:p>1046648775</text:p>
          </table:table-cell>
          <table:table-cell office:value-type="float" office:value="112269" calcext:value-type="float">
            <text:p>112269</text:p>
          </table:table-cell>
          <table:table-cell office:value-type="float" office:value="1167236283" calcext:value-type="float">
            <text:p>1167236283</text:p>
          </table:table-cell>
          <table:table-cell office:value-type="float" office:value="54680" calcext:value-type="float">
            <text:p>54680</text:p>
          </table:table-cell>
          <table:table-cell office:value-type="float" office:value="963516357" calcext:value-type="float">
            <text:p>963516357</text:p>
          </table:table-cell>
          <table:table-cell office:value-type="float" office:value="114964" calcext:value-type="float">
            <text:p>114964</text:p>
          </table:table-cell>
          <table:table-cell office:value-type="float" office:value="517129671" calcext:value-type="float">
            <text:p>517129671</text:p>
          </table:table-cell>
          <table:table-cell office:value-type="float" office:value="21818" calcext:value-type="float">
            <text:p>21818</text:p>
          </table:table-cell>
          <table:table-cell office:value-type="float" office:value="463981474" calcext:value-type="float">
            <text:p>463981474</text:p>
          </table:table-cell>
          <table:table-cell office:value-type="float" office:value="248744553" calcext:value-type="float">
            <text:p>248744553</text:p>
          </table:table-cell>
        </table:table-row>
        <table:table-row table:style-name="ro1">
          <table:table-cell office:value-type="float" office:value="47750" calcext:value-type="float">
            <text:p>47750</text:p>
          </table:table-cell>
          <table:table-cell office:value-type="float" office:value="590727" calcext:value-type="float">
            <text:p>590727</text:p>
          </table:table-cell>
          <table:table-cell office:value-type="float" office:value="571476" calcext:value-type="float">
            <text:p>571476</text:p>
          </table:table-cell>
          <table:table-cell office:value-type="float" office:value="51734" calcext:value-type="float">
            <text:p>51734</text:p>
          </table:table-cell>
          <table:table-cell office:value-type="float" office:value="94787" calcext:value-type="float">
            <text:p>94787</text:p>
          </table:table-cell>
          <table:table-cell office:value-type="float" office:value="133147" calcext:value-type="float">
            <text:p>133147</text:p>
          </table:table-cell>
          <table:table-cell office:value-type="float" office:value="38647" calcext:value-type="float">
            <text:p>38647</text:p>
          </table:table-cell>
          <table:table-cell office:value-type="float" office:value="57109" calcext:value-type="float">
            <text:p>57109</text:p>
          </table:table-cell>
          <table:table-cell office:value-type="float" office:value="947978240" calcext:value-type="float">
            <text:p>947978240</text:p>
          </table:table-cell>
          <table:table-cell office:value-type="float" office:value="251989" calcext:value-type="float">
            <text:p>251989</text:p>
          </table:table-cell>
          <table:table-cell office:value-type="float" office:value="167000" calcext:value-type="float">
            <text:p>167000</text:p>
          </table:table-cell>
          <table:table-cell office:value-type="float" office:value="18537" calcext:value-type="float">
            <text:p>18537</text:p>
          </table:table-cell>
          <table:table-cell office:value-type="float" office:value="1051812123" calcext:value-type="float">
            <text:p>1051812123</text:p>
          </table:table-cell>
          <table:table-cell office:value-type="float" office:value="118579" calcext:value-type="float">
            <text:p>118579</text:p>
          </table:table-cell>
          <table:table-cell office:value-type="float" office:value="1173205842" calcext:value-type="float">
            <text:p>1173205842</text:p>
          </table:table-cell>
          <table:table-cell office:value-type="float" office:value="55051" calcext:value-type="float">
            <text:p>55051</text:p>
          </table:table-cell>
          <table:table-cell office:value-type="float" office:value="968658272" calcext:value-type="float">
            <text:p>968658272</text:p>
          </table:table-cell>
          <table:table-cell office:value-type="float" office:value="114312" calcext:value-type="float">
            <text:p>114312</text:p>
          </table:table-cell>
          <table:table-cell office:value-type="float" office:value="520025483" calcext:value-type="float">
            <text:p>520025483</text:p>
          </table:table-cell>
          <table:table-cell office:value-type="float" office:value="22786" calcext:value-type="float">
            <text:p>22786</text:p>
          </table:table-cell>
          <table:table-cell office:value-type="float" office:value="466669128" calcext:value-type="float">
            <text:p>466669128</text:p>
          </table:table-cell>
          <table:table-cell office:value-type="float" office:value="250018256" calcext:value-type="float">
            <text:p>250018256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600788" calcext:value-type="float">
            <text:p>600788</text:p>
          </table:table-cell>
          <table:table-cell office:value-type="float" office:value="602860" calcext:value-type="float">
            <text:p>602860</text:p>
          </table:table-cell>
          <table:table-cell office:value-type="float" office:value="50245" calcext:value-type="float">
            <text:p>50245</text:p>
          </table:table-cell>
          <table:table-cell office:value-type="float" office:value="94781" calcext:value-type="float">
            <text:p>94781</text:p>
          </table:table-cell>
          <table:table-cell office:value-type="float" office:value="123833" calcext:value-type="float">
            <text:p>123833</text:p>
          </table:table-cell>
          <table:table-cell office:value-type="float" office:value="37873" calcext:value-type="float">
            <text:p>37873</text:p>
          </table:table-cell>
          <table:table-cell office:value-type="float" office:value="59583" calcext:value-type="float">
            <text:p>59583</text:p>
          </table:table-cell>
          <table:table-cell office:value-type="float" office:value="952522081" calcext:value-type="float">
            <text:p>952522081</text:p>
          </table:table-cell>
          <table:table-cell office:value-type="float" office:value="244170" calcext:value-type="float">
            <text:p>244170</text:p>
          </table:table-cell>
          <table:table-cell office:value-type="float" office:value="172438" calcext:value-type="float">
            <text:p>172438</text:p>
          </table:table-cell>
          <table:table-cell office:value-type="float" office:value="18529" calcext:value-type="float">
            <text:p>18529</text:p>
          </table:table-cell>
          <table:table-cell office:value-type="float" office:value="1057246416" calcext:value-type="float">
            <text:p>1057246416</text:p>
          </table:table-cell>
          <table:table-cell office:value-type="float" office:value="116874" calcext:value-type="float">
            <text:p>116874</text:p>
          </table:table-cell>
          <table:table-cell office:value-type="float" office:value="1181013890" calcext:value-type="float">
            <text:p>1181013890</text:p>
          </table:table-cell>
          <table:table-cell office:value-type="float" office:value="56040" calcext:value-type="float">
            <text:p>56040</text:p>
          </table:table-cell>
          <table:table-cell office:value-type="float" office:value="974055391" calcext:value-type="float">
            <text:p>974055391</text:p>
          </table:table-cell>
          <table:table-cell office:value-type="float" office:value="107167" calcext:value-type="float">
            <text:p>107167</text:p>
          </table:table-cell>
          <table:table-cell office:value-type="float" office:value="522426543" calcext:value-type="float">
            <text:p>522426543</text:p>
          </table:table-cell>
          <table:table-cell office:value-type="float" office:value="22469" calcext:value-type="float">
            <text:p>22469</text:p>
          </table:table-cell>
          <table:table-cell office:value-type="float" office:value="471068555" calcext:value-type="float">
            <text:p>471068555</text:p>
          </table:table-cell>
          <table:table-cell office:value-type="float" office:value="251261980" calcext:value-type="float">
            <text:p>251261980</text:p>
          </table:table-cell>
        </table:table-row>
        <table:table-row table:style-name="ro1">
          <table:table-cell office:value-type="float" office:value="48250" calcext:value-type="float">
            <text:p>48250</text:p>
          </table:table-cell>
          <table:table-cell office:value-type="float" office:value="701739" calcext:value-type="float">
            <text:p>701739</text:p>
          </table:table-cell>
          <table:table-cell office:value-type="float" office:value="563946" calcext:value-type="float">
            <text:p>563946</text:p>
          </table:table-cell>
          <table:table-cell office:value-type="float" office:value="52641" calcext:value-type="float">
            <text:p>52641</text:p>
          </table:table-cell>
          <table:table-cell office:value-type="float" office:value="96524" calcext:value-type="float">
            <text:p>96524</text:p>
          </table:table-cell>
          <table:table-cell office:value-type="float" office:value="130759" calcext:value-type="float">
            <text:p>130759</text:p>
          </table:table-cell>
          <table:table-cell office:value-type="float" office:value="37380" calcext:value-type="float">
            <text:p>37380</text:p>
          </table:table-cell>
          <table:table-cell office:value-type="float" office:value="59634" calcext:value-type="float">
            <text:p>59634</text:p>
          </table:table-cell>
          <table:table-cell office:value-type="float" office:value="956228657" calcext:value-type="float">
            <text:p>956228657</text:p>
          </table:table-cell>
          <table:table-cell office:value-type="float" office:value="244066" calcext:value-type="float">
            <text:p>244066</text:p>
          </table:table-cell>
          <table:table-cell office:value-type="float" office:value="178821" calcext:value-type="float">
            <text:p>178821</text:p>
          </table:table-cell>
          <table:table-cell office:value-type="float" office:value="18571" calcext:value-type="float">
            <text:p>18571</text:p>
          </table:table-cell>
          <table:table-cell office:value-type="float" office:value="1062690470" calcext:value-type="float">
            <text:p>1062690470</text:p>
          </table:table-cell>
          <table:table-cell office:value-type="float" office:value="120175" calcext:value-type="float">
            <text:p>120175</text:p>
          </table:table-cell>
          <table:table-cell office:value-type="float" office:value="1185756736" calcext:value-type="float">
            <text:p>1185756736</text:p>
          </table:table-cell>
          <table:table-cell office:value-type="float" office:value="62533" calcext:value-type="float">
            <text:p>62533</text:p>
          </table:table-cell>
          <table:table-cell office:value-type="float" office:value="978974007" calcext:value-type="float">
            <text:p>978974007</text:p>
          </table:table-cell>
          <table:table-cell office:value-type="float" office:value="104568" calcext:value-type="float">
            <text:p>104568</text:p>
          </table:table-cell>
          <table:table-cell office:value-type="float" office:value="525535319" calcext:value-type="float">
            <text:p>525535319</text:p>
          </table:table-cell>
          <table:table-cell office:value-type="float" office:value="23247" calcext:value-type="float">
            <text:p>23247</text:p>
          </table:table-cell>
          <table:table-cell office:value-type="float" office:value="472601338" calcext:value-type="float">
            <text:p>472601338</text:p>
          </table:table-cell>
          <table:table-cell office:value-type="float" office:value="252684305" calcext:value-type="float">
            <text:p>25268430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617953" calcext:value-type="float">
            <text:p>617953</text:p>
          </table:table-cell>
          <table:table-cell office:value-type="float" office:value="587130" calcext:value-type="float">
            <text:p>587130</text:p>
          </table:table-cell>
          <table:table-cell office:value-type="float" office:value="52062" calcext:value-type="float">
            <text:p>52062</text:p>
          </table:table-cell>
          <table:table-cell office:value-type="float" office:value="94327" calcext:value-type="float">
            <text:p>94327</text:p>
          </table:table-cell>
          <table:table-cell office:value-type="float" office:value="184715" calcext:value-type="float">
            <text:p>184715</text:p>
          </table:table-cell>
          <table:table-cell office:value-type="float" office:value="41343" calcext:value-type="float">
            <text:p>41343</text:p>
          </table:table-cell>
          <table:table-cell office:value-type="float" office:value="56082" calcext:value-type="float">
            <text:p>56082</text:p>
          </table:table-cell>
          <table:table-cell office:value-type="float" office:value="961100485" calcext:value-type="float">
            <text:p>961100485</text:p>
          </table:table-cell>
          <table:table-cell office:value-type="float" office:value="244956" calcext:value-type="float">
            <text:p>244956</text:p>
          </table:table-cell>
          <table:table-cell office:value-type="float" office:value="169284" calcext:value-type="float">
            <text:p>169284</text:p>
          </table:table-cell>
          <table:table-cell office:value-type="float" office:value="18562" calcext:value-type="float">
            <text:p>18562</text:p>
          </table:table-cell>
          <table:table-cell office:value-type="float" office:value="1068366065" calcext:value-type="float">
            <text:p>1068366065</text:p>
          </table:table-cell>
          <table:table-cell office:value-type="float" office:value="112791" calcext:value-type="float">
            <text:p>112791</text:p>
          </table:table-cell>
          <table:table-cell office:value-type="float" office:value="1191848050" calcext:value-type="float">
            <text:p>1191848050</text:p>
          </table:table-cell>
          <table:table-cell office:value-type="float" office:value="54695" calcext:value-type="float">
            <text:p>54695</text:p>
          </table:table-cell>
          <table:table-cell office:value-type="float" office:value="984022985" calcext:value-type="float">
            <text:p>984022985</text:p>
          </table:table-cell>
          <table:table-cell office:value-type="float" office:value="101302" calcext:value-type="float">
            <text:p>101302</text:p>
          </table:table-cell>
          <table:table-cell office:value-type="float" office:value="528822797" calcext:value-type="float">
            <text:p>528822797</text:p>
          </table:table-cell>
          <table:table-cell office:value-type="float" office:value="24225" calcext:value-type="float">
            <text:p>24225</text:p>
          </table:table-cell>
          <table:table-cell office:value-type="float" office:value="474478226" calcext:value-type="float">
            <text:p>474478226</text:p>
          </table:table-cell>
          <table:table-cell office:value-type="float" office:value="253810193" calcext:value-type="float">
            <text:p>253810193</text:p>
          </table:table-cell>
        </table:table-row>
        <table:table-row table:style-name="ro1">
          <table:table-cell office:value-type="float" office:value="48750" calcext:value-type="float">
            <text:p>48750</text:p>
          </table:table-cell>
          <table:table-cell office:value-type="float" office:value="605451" calcext:value-type="float">
            <text:p>605451</text:p>
          </table:table-cell>
          <table:table-cell office:value-type="float" office:value="576106" calcext:value-type="float">
            <text:p>576106</text:p>
          </table:table-cell>
          <table:table-cell office:value-type="float" office:value="50873" calcext:value-type="float">
            <text:p>50873</text:p>
          </table:table-cell>
          <table:table-cell office:value-type="float" office:value="96630" calcext:value-type="float">
            <text:p>96630</text:p>
          </table:table-cell>
          <table:table-cell office:value-type="float" office:value="145751" calcext:value-type="float">
            <text:p>145751</text:p>
          </table:table-cell>
          <table:table-cell office:value-type="float" office:value="40704" calcext:value-type="float">
            <text:p>40704</text:p>
          </table:table-cell>
          <table:table-cell office:value-type="float" office:value="58667" calcext:value-type="float">
            <text:p>58667</text:p>
          </table:table-cell>
          <table:table-cell office:value-type="float" office:value="965929371" calcext:value-type="float">
            <text:p>965929371</text:p>
          </table:table-cell>
          <table:table-cell office:value-type="float" office:value="322275" calcext:value-type="float">
            <text:p>322275</text:p>
          </table:table-cell>
          <table:table-cell office:value-type="float" office:value="168731" calcext:value-type="float">
            <text:p>168731</text:p>
          </table:table-cell>
          <table:table-cell office:value-type="float" office:value="18576" calcext:value-type="float">
            <text:p>18576</text:p>
          </table:table-cell>
          <table:table-cell office:value-type="float" office:value="1074029034" calcext:value-type="float">
            <text:p>1074029034</text:p>
          </table:table-cell>
          <table:table-cell office:value-type="float" office:value="121240" calcext:value-type="float">
            <text:p>121240</text:p>
          </table:table-cell>
          <table:table-cell office:value-type="float" office:value="1196976435" calcext:value-type="float">
            <text:p>1196976435</text:p>
          </table:table-cell>
          <table:table-cell office:value-type="float" office:value="59536" calcext:value-type="float">
            <text:p>59536</text:p>
          </table:table-cell>
          <table:table-cell office:value-type="float" office:value="989017391" calcext:value-type="float">
            <text:p>989017391</text:p>
          </table:table-cell>
          <table:table-cell office:value-type="float" office:value="101996" calcext:value-type="float">
            <text:p>101996</text:p>
          </table:table-cell>
          <table:table-cell office:value-type="float" office:value="530898969" calcext:value-type="float">
            <text:p>530898969</text:p>
          </table:table-cell>
          <table:table-cell office:value-type="float" office:value="21539" calcext:value-type="float">
            <text:p>21539</text:p>
          </table:table-cell>
          <table:table-cell office:value-type="float" office:value="476962769" calcext:value-type="float">
            <text:p>476962769</text:p>
          </table:table-cell>
          <table:table-cell office:value-type="float" office:value="255384041" calcext:value-type="float">
            <text:p>255384041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608904" calcext:value-type="float">
            <text:p>608904</text:p>
          </table:table-cell>
          <table:table-cell office:value-type="float" office:value="550732" calcext:value-type="float">
            <text:p>550732</text:p>
          </table:table-cell>
          <table:table-cell office:value-type="float" office:value="51109" calcext:value-type="float">
            <text:p>51109</text:p>
          </table:table-cell>
          <table:table-cell office:value-type="float" office:value="93570" calcext:value-type="float">
            <text:p>93570</text:p>
          </table:table-cell>
          <table:table-cell office:value-type="float" office:value="130109" calcext:value-type="float">
            <text:p>130109</text:p>
          </table:table-cell>
          <table:table-cell office:value-type="float" office:value="34439" calcext:value-type="float">
            <text:p>34439</text:p>
          </table:table-cell>
          <table:table-cell office:value-type="float" office:value="52107" calcext:value-type="float">
            <text:p>52107</text:p>
          </table:table-cell>
          <table:table-cell office:value-type="float" office:value="970149549" calcext:value-type="float">
            <text:p>970149549</text:p>
          </table:table-cell>
          <table:table-cell office:value-type="float" office:value="259068" calcext:value-type="float">
            <text:p>259068</text:p>
          </table:table-cell>
          <table:table-cell office:value-type="float" office:value="176721" calcext:value-type="float">
            <text:p>176721</text:p>
          </table:table-cell>
          <table:table-cell office:value-type="float" office:value="18622" calcext:value-type="float">
            <text:p>18622</text:p>
          </table:table-cell>
          <table:table-cell office:value-type="float" office:value="1079301512" calcext:value-type="float">
            <text:p>1079301512</text:p>
          </table:table-cell>
          <table:table-cell office:value-type="float" office:value="120179" calcext:value-type="float">
            <text:p>120179</text:p>
          </table:table-cell>
          <table:table-cell office:value-type="float" office:value="1201756325" calcext:value-type="float">
            <text:p>1201756325</text:p>
          </table:table-cell>
          <table:table-cell office:value-type="float" office:value="55488" calcext:value-type="float">
            <text:p>55488</text:p>
          </table:table-cell>
          <table:table-cell office:value-type="float" office:value="994234467" calcext:value-type="float">
            <text:p>994234467</text:p>
          </table:table-cell>
          <table:table-cell office:value-type="float" office:value="105041" calcext:value-type="float">
            <text:p>105041</text:p>
          </table:table-cell>
          <table:table-cell office:value-type="float" office:value="533628266" calcext:value-type="float">
            <text:p>533628266</text:p>
          </table:table-cell>
          <table:table-cell office:value-type="float" office:value="23480" calcext:value-type="float">
            <text:p>23480</text:p>
          </table:table-cell>
          <table:table-cell office:value-type="float" office:value="479976068" calcext:value-type="float">
            <text:p>479976068</text:p>
          </table:table-cell>
          <table:table-cell office:value-type="float" office:value="256603423" calcext:value-type="float">
            <text:p>256603423</text:p>
          </table:table-cell>
        </table:table-row>
        <table:table-row table:style-name="ro1">
          <table:table-cell office:value-type="float" office:value="49250" calcext:value-type="float">
            <text:p>49250</text:p>
          </table:table-cell>
          <table:table-cell office:value-type="float" office:value="594309" calcext:value-type="float">
            <text:p>594309</text:p>
          </table:table-cell>
          <table:table-cell office:value-type="float" office:value="587076" calcext:value-type="float">
            <text:p>587076</text:p>
          </table:table-cell>
          <table:table-cell office:value-type="float" office:value="50354" calcext:value-type="float">
            <text:p>50354</text:p>
          </table:table-cell>
          <table:table-cell office:value-type="float" office:value="94958" calcext:value-type="float">
            <text:p>94958</text:p>
          </table:table-cell>
          <table:table-cell office:value-type="float" office:value="128496" calcext:value-type="float">
            <text:p>128496</text:p>
          </table:table-cell>
          <table:table-cell office:value-type="float" office:value="38420" calcext:value-type="float">
            <text:p>38420</text:p>
          </table:table-cell>
          <table:table-cell office:value-type="float" office:value="53017" calcext:value-type="float">
            <text:p>53017</text:p>
          </table:table-cell>
          <table:table-cell office:value-type="float" office:value="973977257" calcext:value-type="float">
            <text:p>973977257</text:p>
          </table:table-cell>
          <table:table-cell office:value-type="float" office:value="242566" calcext:value-type="float">
            <text:p>242566</text:p>
          </table:table-cell>
          <table:table-cell office:value-type="float" office:value="177571" calcext:value-type="float">
            <text:p>177571</text:p>
          </table:table-cell>
          <table:table-cell office:value-type="float" office:value="18592" calcext:value-type="float">
            <text:p>18592</text:p>
          </table:table-cell>
          <table:table-cell office:value-type="float" office:value="1084564785" calcext:value-type="float">
            <text:p>1084564785</text:p>
          </table:table-cell>
          <table:table-cell office:value-type="float" office:value="120287" calcext:value-type="float">
            <text:p>120287</text:p>
          </table:table-cell>
          <table:table-cell office:value-type="float" office:value="1207115747" calcext:value-type="float">
            <text:p>1207115747</text:p>
          </table:table-cell>
          <table:table-cell office:value-type="float" office:value="56801" calcext:value-type="float">
            <text:p>56801</text:p>
          </table:table-cell>
          <table:table-cell office:value-type="float" office:value="998707525" calcext:value-type="float">
            <text:p>998707525</text:p>
          </table:table-cell>
          <table:table-cell office:value-type="float" office:value="100933" calcext:value-type="float">
            <text:p>100933</text:p>
          </table:table-cell>
          <table:table-cell office:value-type="float" office:value="536381387" calcext:value-type="float">
            <text:p>536381387</text:p>
          </table:table-cell>
          <table:table-cell office:value-type="float" office:value="22265" calcext:value-type="float">
            <text:p>22265</text:p>
          </table:table-cell>
          <table:table-cell office:value-type="float" office:value="482296987" calcext:value-type="float">
            <text:p>482296987</text:p>
          </table:table-cell>
          <table:table-cell office:value-type="float" office:value="258072334" calcext:value-type="float">
            <text:p>258072334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604194" calcext:value-type="float">
            <text:p>604194</text:p>
          </table:table-cell>
          <table:table-cell office:value-type="float" office:value="627960" calcext:value-type="float">
            <text:p>627960</text:p>
          </table:table-cell>
          <table:table-cell office:value-type="float" office:value="52073" calcext:value-type="float">
            <text:p>52073</text:p>
          </table:table-cell>
          <table:table-cell office:value-type="float" office:value="95768" calcext:value-type="float">
            <text:p>95768</text:p>
          </table:table-cell>
          <table:table-cell office:value-type="float" office:value="123649" calcext:value-type="float">
            <text:p>123649</text:p>
          </table:table-cell>
          <table:table-cell office:value-type="float" office:value="39290" calcext:value-type="float">
            <text:p>39290</text:p>
          </table:table-cell>
          <table:table-cell office:value-type="float" office:value="54024" calcext:value-type="float">
            <text:p>54024</text:p>
          </table:table-cell>
          <table:table-cell office:value-type="float" office:value="978114270" calcext:value-type="float">
            <text:p>978114270</text:p>
          </table:table-cell>
          <table:table-cell office:value-type="float" office:value="241578" calcext:value-type="float">
            <text:p>241578</text:p>
          </table:table-cell>
          <table:table-cell office:value-type="float" office:value="171714" calcext:value-type="float">
            <text:p>171714</text:p>
          </table:table-cell>
          <table:table-cell office:value-type="float" office:value="18544" calcext:value-type="float">
            <text:p>18544</text:p>
          </table:table-cell>
          <table:table-cell office:value-type="float" office:value="1090078001" calcext:value-type="float">
            <text:p>1090078001</text:p>
          </table:table-cell>
          <table:table-cell office:value-type="float" office:value="114554" calcext:value-type="float">
            <text:p>114554</text:p>
          </table:table-cell>
          <table:table-cell office:value-type="float" office:value="1211560728" calcext:value-type="float">
            <text:p>1211560728</text:p>
          </table:table-cell>
          <table:table-cell office:value-type="float" office:value="59133" calcext:value-type="float">
            <text:p>59133</text:p>
          </table:table-cell>
          <table:table-cell office:value-type="float" office:value="1003852241" calcext:value-type="float">
            <text:p>1003852241</text:p>
          </table:table-cell>
          <table:table-cell office:value-type="float" office:value="100398" calcext:value-type="float">
            <text:p>100398</text:p>
          </table:table-cell>
          <table:table-cell office:value-type="float" office:value="538750545" calcext:value-type="float">
            <text:p>538750545</text:p>
          </table:table-cell>
          <table:table-cell office:value-type="float" office:value="23528" calcext:value-type="float">
            <text:p>23528</text:p>
          </table:table-cell>
          <table:table-cell office:value-type="float" office:value="485645826" calcext:value-type="float">
            <text:p>485645826</text:p>
          </table:table-cell>
          <table:table-cell office:value-type="float" office:value="259184604" calcext:value-type="float">
            <text:p>259184604</text:p>
          </table:table-cell>
        </table:table-row>
        <table:table-row table:style-name="ro1">
          <table:table-cell office:value-type="float" office:value="49750" calcext:value-type="float">
            <text:p>49750</text:p>
          </table:table-cell>
          <table:table-cell office:value-type="float" office:value="673930" calcext:value-type="float">
            <text:p>673930</text:p>
          </table:table-cell>
          <table:table-cell office:value-type="float" office:value="567629" calcext:value-type="float">
            <text:p>567629</text:p>
          </table:table-cell>
          <table:table-cell office:value-type="float" office:value="50702" calcext:value-type="float">
            <text:p>50702</text:p>
          </table:table-cell>
          <table:table-cell office:value-type="float" office:value="98160" calcext:value-type="float">
            <text:p>98160</text:p>
          </table:table-cell>
          <table:table-cell office:value-type="float" office:value="134850" calcext:value-type="float">
            <text:p>134850</text:p>
          </table:table-cell>
          <table:table-cell office:value-type="float" office:value="41301" calcext:value-type="float">
            <text:p>41301</text:p>
          </table:table-cell>
          <table:table-cell office:value-type="float" office:value="55597" calcext:value-type="float">
            <text:p>55597</text:p>
          </table:table-cell>
          <table:table-cell office:value-type="float" office:value="982732206" calcext:value-type="float">
            <text:p>982732206</text:p>
          </table:table-cell>
          <table:table-cell office:value-type="float" office:value="262569" calcext:value-type="float">
            <text:p>262569</text:p>
          </table:table-cell>
          <table:table-cell office:value-type="float" office:value="174105" calcext:value-type="float">
            <text:p>174105</text:p>
          </table:table-cell>
          <table:table-cell office:value-type="float" office:value="18557" calcext:value-type="float">
            <text:p>18557</text:p>
          </table:table-cell>
          <table:table-cell office:value-type="float" office:value="1095536450" calcext:value-type="float">
            <text:p>1095536450</text:p>
          </table:table-cell>
          <table:table-cell office:value-type="float" office:value="124533" calcext:value-type="float">
            <text:p>124533</text:p>
          </table:table-cell>
          <table:table-cell office:value-type="float" office:value="1218146472" calcext:value-type="float">
            <text:p>1218146472</text:p>
          </table:table-cell>
          <table:table-cell office:value-type="float" office:value="56716" calcext:value-type="float">
            <text:p>56716</text:p>
          </table:table-cell>
          <table:table-cell office:value-type="float" office:value="1009105567" calcext:value-type="float">
            <text:p>1009105567</text:p>
          </table:table-cell>
          <table:table-cell office:value-type="float" office:value="108611" calcext:value-type="float">
            <text:p>108611</text:p>
          </table:table-cell>
          <table:table-cell office:value-type="float" office:value="541553351" calcext:value-type="float">
            <text:p>541553351</text:p>
          </table:table-cell>
          <table:table-cell office:value-type="float" office:value="23850" calcext:value-type="float">
            <text:p>23850</text:p>
          </table:table-cell>
          <table:table-cell office:value-type="float" office:value="487763318" calcext:value-type="float">
            <text:p>487763318</text:p>
          </table:table-cell>
          <table:table-cell office:value-type="float" office:value="261046166" calcext:value-type="float">
            <text:p>26104616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21879" calcext:value-type="float">
            <text:p>621879</text:p>
          </table:table-cell>
          <table:table-cell office:value-type="float" office:value="580530" calcext:value-type="float">
            <text:p>580530</text:p>
          </table:table-cell>
          <table:table-cell office:value-type="float" office:value="50542" calcext:value-type="float">
            <text:p>50542</text:p>
          </table:table-cell>
          <table:table-cell office:value-type="float" office:value="94398" calcext:value-type="float">
            <text:p>94398</text:p>
          </table:table-cell>
          <table:table-cell office:value-type="float" office:value="130752" calcext:value-type="float">
            <text:p>130752</text:p>
          </table:table-cell>
          <table:table-cell office:value-type="float" office:value="42688" calcext:value-type="float">
            <text:p>42688</text:p>
          </table:table-cell>
          <table:table-cell office:value-type="float" office:value="54641" calcext:value-type="float">
            <text:p>54641</text:p>
          </table:table-cell>
          <table:table-cell office:value-type="float" office:value="987121674" calcext:value-type="float">
            <text:p>987121674</text:p>
          </table:table-cell>
          <table:table-cell office:value-type="float" office:value="246725" calcext:value-type="float">
            <text:p>246725</text:p>
          </table:table-cell>
          <table:table-cell office:value-type="float" office:value="173372" calcext:value-type="float">
            <text:p>173372</text:p>
          </table:table-cell>
          <table:table-cell office:value-type="float" office:value="18735" calcext:value-type="float">
            <text:p>18735</text:p>
          </table:table-cell>
          <table:table-cell office:value-type="float" office:value="1100845333" calcext:value-type="float">
            <text:p>1100845333</text:p>
          </table:table-cell>
          <table:table-cell office:value-type="float" office:value="119457" calcext:value-type="float">
            <text:p>119457</text:p>
          </table:table-cell>
          <table:table-cell office:value-type="float" office:value="1224190831" calcext:value-type="float">
            <text:p>1224190831</text:p>
          </table:table-cell>
          <table:table-cell office:value-type="float" office:value="59066" calcext:value-type="float">
            <text:p>59066</text:p>
          </table:table-cell>
          <table:table-cell office:value-type="float" office:value="1014521202" calcext:value-type="float">
            <text:p>1014521202</text:p>
          </table:table-cell>
          <table:table-cell office:value-type="float" office:value="109383" calcext:value-type="float">
            <text:p>109383</text:p>
          </table:table-cell>
          <table:table-cell office:value-type="float" office:value="544207754" calcext:value-type="float">
            <text:p>544207754</text:p>
          </table:table-cell>
          <table:table-cell office:value-type="float" office:value="22140" calcext:value-type="float">
            <text:p>22140</text:p>
          </table:table-cell>
          <table:table-cell office:value-type="float" office:value="490384828" calcext:value-type="float">
            <text:p>490384828</text:p>
          </table:table-cell>
          <table:table-cell office:value-type="float" office:value="261708744" calcext:value-type="float">
            <text:p>261708744</text:p>
          </table:table-cell>
        </table:table-row>
        <table:table-row table:style-name="ro1">
          <table:table-cell office:value-type="float" office:value="50250" calcext:value-type="float">
            <text:p>50250</text:p>
          </table:table-cell>
          <table:table-cell office:value-type="float" office:value="617831" calcext:value-type="float">
            <text:p>617831</text:p>
          </table:table-cell>
          <table:table-cell office:value-type="float" office:value="584175" calcext:value-type="float">
            <text:p>584175</text:p>
          </table:table-cell>
          <table:table-cell office:value-type="float" office:value="51098" calcext:value-type="float">
            <text:p>51098</text:p>
          </table:table-cell>
          <table:table-cell office:value-type="float" office:value="95832" calcext:value-type="float">
            <text:p>95832</text:p>
          </table:table-cell>
          <table:table-cell office:value-type="float" office:value="132138" calcext:value-type="float">
            <text:p>132138</text:p>
          </table:table-cell>
          <table:table-cell office:value-type="float" office:value="44658" calcext:value-type="float">
            <text:p>44658</text:p>
          </table:table-cell>
          <table:table-cell office:value-type="float" office:value="58636" calcext:value-type="float">
            <text:p>58636</text:p>
          </table:table-cell>
          <table:table-cell office:value-type="float" office:value="991030570" calcext:value-type="float">
            <text:p>991030570</text:p>
          </table:table-cell>
          <table:table-cell office:value-type="float" office:value="261201" calcext:value-type="float">
            <text:p>261201</text:p>
          </table:table-cell>
          <table:table-cell office:value-type="float" office:value="170603" calcext:value-type="float">
            <text:p>170603</text:p>
          </table:table-cell>
          <table:table-cell office:value-type="float" office:value="18557" calcext:value-type="float">
            <text:p>18557</text:p>
          </table:table-cell>
          <table:table-cell office:value-type="float" office:value="1106488793" calcext:value-type="float">
            <text:p>1106488793</text:p>
          </table:table-cell>
          <table:table-cell office:value-type="float" office:value="114453" calcext:value-type="float">
            <text:p>114453</text:p>
          </table:table-cell>
          <table:table-cell office:value-type="float" office:value="1229594522" calcext:value-type="float">
            <text:p>1229594522</text:p>
          </table:table-cell>
          <table:table-cell office:value-type="float" office:value="62264" calcext:value-type="float">
            <text:p>62264</text:p>
          </table:table-cell>
          <table:table-cell office:value-type="float" office:value="1019121777" calcext:value-type="float">
            <text:p>1019121777</text:p>
          </table:table-cell>
          <table:table-cell office:value-type="float" office:value="107784" calcext:value-type="float">
            <text:p>107784</text:p>
          </table:table-cell>
          <table:table-cell office:value-type="float" office:value="547280210" calcext:value-type="float">
            <text:p>547280210</text:p>
          </table:table-cell>
          <table:table-cell office:value-type="float" office:value="24098" calcext:value-type="float">
            <text:p>24098</text:p>
          </table:table-cell>
          <table:table-cell office:value-type="float" office:value="492912226" calcext:value-type="float">
            <text:p>492912226</text:p>
          </table:table-cell>
          <table:table-cell office:value-type="float" office:value="263271413" calcext:value-type="float">
            <text:p>263271413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617923" calcext:value-type="float">
            <text:p>617923</text:p>
          </table:table-cell>
          <table:table-cell office:value-type="float" office:value="561376" calcext:value-type="float">
            <text:p>561376</text:p>
          </table:table-cell>
          <table:table-cell office:value-type="float" office:value="50361" calcext:value-type="float">
            <text:p>50361</text:p>
          </table:table-cell>
          <table:table-cell office:value-type="float" office:value="154227" calcext:value-type="float">
            <text:p>154227</text:p>
          </table:table-cell>
          <table:table-cell office:value-type="float" office:value="120367" calcext:value-type="float">
            <text:p>120367</text:p>
          </table:table-cell>
          <table:table-cell office:value-type="float" office:value="43712" calcext:value-type="float">
            <text:p>43712</text:p>
          </table:table-cell>
          <table:table-cell office:value-type="float" office:value="56921" calcext:value-type="float">
            <text:p>56921</text:p>
          </table:table-cell>
          <table:table-cell office:value-type="float" office:value="994901844" calcext:value-type="float">
            <text:p>994901844</text:p>
          </table:table-cell>
          <table:table-cell office:value-type="float" office:value="258183" calcext:value-type="float">
            <text:p>258183</text:p>
          </table:table-cell>
          <table:table-cell office:value-type="float" office:value="164107" calcext:value-type="float">
            <text:p>164107</text:p>
          </table:table-cell>
          <table:table-cell office:value-type="float" office:value="18518" calcext:value-type="float">
            <text:p>18518</text:p>
          </table:table-cell>
          <table:table-cell office:value-type="float" office:value="1111604086" calcext:value-type="float">
            <text:p>1111604086</text:p>
          </table:table-cell>
          <table:table-cell office:value-type="float" office:value="115569" calcext:value-type="float">
            <text:p>115569</text:p>
          </table:table-cell>
          <table:table-cell office:value-type="float" office:value="1236453985" calcext:value-type="float">
            <text:p>1236453985</text:p>
          </table:table-cell>
          <table:table-cell office:value-type="float" office:value="57389" calcext:value-type="float">
            <text:p>57389</text:p>
          </table:table-cell>
          <table:table-cell office:value-type="float" office:value="1024758420" calcext:value-type="float">
            <text:p>1024758420</text:p>
          </table:table-cell>
          <table:table-cell office:value-type="float" office:value="102395" calcext:value-type="float">
            <text:p>102395</text:p>
          </table:table-cell>
          <table:table-cell office:value-type="float" office:value="549707205" calcext:value-type="float">
            <text:p>549707205</text:p>
          </table:table-cell>
          <table:table-cell office:value-type="float" office:value="21664" calcext:value-type="float">
            <text:p>21664</text:p>
          </table:table-cell>
          <table:table-cell office:value-type="float" office:value="495692051" calcext:value-type="float">
            <text:p>495692051</text:p>
          </table:table-cell>
          <table:table-cell office:value-type="float" office:value="264465746" calcext:value-type="float">
            <text:p>264465746</text:p>
          </table:table-cell>
        </table:table-row>
        <table:table-row table:style-name="ro1">
          <table:table-cell office:value-type="float" office:value="50750" calcext:value-type="float">
            <text:p>50750</text:p>
          </table:table-cell>
          <table:table-cell office:value-type="float" office:value="608488" calcext:value-type="float">
            <text:p>608488</text:p>
          </table:table-cell>
          <table:table-cell office:value-type="float" office:value="557396" calcext:value-type="float">
            <text:p>557396</text:p>
          </table:table-cell>
          <table:table-cell office:value-type="float" office:value="96988" calcext:value-type="float">
            <text:p>96988</text:p>
          </table:table-cell>
          <table:table-cell office:value-type="float" office:value="116981" calcext:value-type="float">
            <text:p>116981</text:p>
          </table:table-cell>
          <table:table-cell office:value-type="float" office:value="132401" calcext:value-type="float">
            <text:p>132401</text:p>
          </table:table-cell>
          <table:table-cell office:value-type="float" office:value="41984" calcext:value-type="float">
            <text:p>41984</text:p>
          </table:table-cell>
          <table:table-cell office:value-type="float" office:value="52898" calcext:value-type="float">
            <text:p>52898</text:p>
          </table:table-cell>
          <table:table-cell office:value-type="float" office:value="999096827" calcext:value-type="float">
            <text:p>999096827</text:p>
          </table:table-cell>
          <table:table-cell office:value-type="float" office:value="264527" calcext:value-type="float">
            <text:p>264527</text:p>
          </table:table-cell>
          <table:table-cell office:value-type="float" office:value="188423" calcext:value-type="float">
            <text:p>188423</text:p>
          </table:table-cell>
          <table:table-cell office:value-type="float" office:value="18736" calcext:value-type="float">
            <text:p>18736</text:p>
          </table:table-cell>
          <table:table-cell office:value-type="float" office:value="1117116895" calcext:value-type="float">
            <text:p>1117116895</text:p>
          </table:table-cell>
          <table:table-cell office:value-type="float" office:value="120993" calcext:value-type="float">
            <text:p>120993</text:p>
          </table:table-cell>
          <table:table-cell office:value-type="float" office:value="1241679622" calcext:value-type="float">
            <text:p>1241679622</text:p>
          </table:table-cell>
          <table:table-cell office:value-type="float" office:value="60269" calcext:value-type="float">
            <text:p>60269</text:p>
          </table:table-cell>
          <table:table-cell office:value-type="float" office:value="1028972205" calcext:value-type="float">
            <text:p>1028972205</text:p>
          </table:table-cell>
          <table:table-cell office:value-type="float" office:value="104923" calcext:value-type="float">
            <text:p>104923</text:p>
          </table:table-cell>
          <table:table-cell office:value-type="float" office:value="553066268" calcext:value-type="float">
            <text:p>553066268</text:p>
          </table:table-cell>
          <table:table-cell office:value-type="float" office:value="23163" calcext:value-type="float">
            <text:p>23163</text:p>
          </table:table-cell>
          <table:table-cell office:value-type="float" office:value="498197665" calcext:value-type="float">
            <text:p>498197665</text:p>
          </table:table-cell>
          <table:table-cell office:value-type="float" office:value="265824876" calcext:value-type="float">
            <text:p>265824876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613134" calcext:value-type="float">
            <text:p>613134</text:p>
          </table:table-cell>
          <table:table-cell office:value-type="float" office:value="576029" calcext:value-type="float">
            <text:p>576029</text:p>
          </table:table-cell>
          <table:table-cell office:value-type="float" office:value="50637" calcext:value-type="float">
            <text:p>50637</text:p>
          </table:table-cell>
          <table:table-cell office:value-type="float" office:value="93231" calcext:value-type="float">
            <text:p>93231</text:p>
          </table:table-cell>
          <table:table-cell office:value-type="float" office:value="127197" calcext:value-type="float">
            <text:p>127197</text:p>
          </table:table-cell>
          <table:table-cell office:value-type="float" office:value="40254" calcext:value-type="float">
            <text:p>40254</text:p>
          </table:table-cell>
          <table:table-cell office:value-type="float" office:value="56333" calcext:value-type="float">
            <text:p>56333</text:p>
          </table:table-cell>
          <table:table-cell office:value-type="float" office:value="1002922148" calcext:value-type="float">
            <text:p>1002922148</text:p>
          </table:table-cell>
          <table:table-cell office:value-type="float" office:value="254785" calcext:value-type="float">
            <text:p>254785</text:p>
          </table:table-cell>
          <table:table-cell office:value-type="float" office:value="253154" calcext:value-type="float">
            <text:p>253154</text:p>
          </table:table-cell>
          <table:table-cell office:value-type="float" office:value="18818" calcext:value-type="float">
            <text:p>18818</text:p>
          </table:table-cell>
          <table:table-cell office:value-type="float" office:value="1122765446" calcext:value-type="float">
            <text:p>1122765446</text:p>
          </table:table-cell>
          <table:table-cell office:value-type="float" office:value="113819" calcext:value-type="float">
            <text:p>113819</text:p>
          </table:table-cell>
          <table:table-cell office:value-type="float" office:value="1246695464" calcext:value-type="float">
            <text:p>1246695464</text:p>
          </table:table-cell>
          <table:table-cell office:value-type="float" office:value="59616" calcext:value-type="float">
            <text:p>59616</text:p>
          </table:table-cell>
          <table:table-cell office:value-type="float" office:value="1033936831" calcext:value-type="float">
            <text:p>1033936831</text:p>
          </table:table-cell>
          <table:table-cell office:value-type="float" office:value="99617" calcext:value-type="float">
            <text:p>99617</text:p>
          </table:table-cell>
          <table:table-cell office:value-type="float" office:value="555187807" calcext:value-type="float">
            <text:p>555187807</text:p>
          </table:table-cell>
          <table:table-cell office:value-type="float" office:value="21492" calcext:value-type="float">
            <text:p>21492</text:p>
          </table:table-cell>
          <table:table-cell office:value-type="float" office:value="500841169" calcext:value-type="float">
            <text:p>500841169</text:p>
          </table:table-cell>
          <table:table-cell office:value-type="float" office:value="266969706" calcext:value-type="float">
            <text:p>266969706</text:p>
          </table:table-cell>
        </table:table-row>
        <table:table-row table:style-name="ro1">
          <table:table-cell office:value-type="float" office:value="51250" calcext:value-type="float">
            <text:p>51250</text:p>
          </table:table-cell>
          <table:table-cell office:value-type="float" office:value="663692" calcext:value-type="float">
            <text:p>663692</text:p>
          </table:table-cell>
          <table:table-cell office:value-type="float" office:value="611262" calcext:value-type="float">
            <text:p>611262</text:p>
          </table:table-cell>
          <table:table-cell office:value-type="float" office:value="50281" calcext:value-type="float">
            <text:p>50281</text:p>
          </table:table-cell>
          <table:table-cell office:value-type="float" office:value="96729" calcext:value-type="float">
            <text:p>96729</text:p>
          </table:table-cell>
          <table:table-cell office:value-type="float" office:value="130032" calcext:value-type="float">
            <text:p>130032</text:p>
          </table:table-cell>
          <table:table-cell office:value-type="float" office:value="37166" calcext:value-type="float">
            <text:p>37166</text:p>
          </table:table-cell>
          <table:table-cell office:value-type="float" office:value="58388" calcext:value-type="float">
            <text:p>58388</text:p>
          </table:table-cell>
          <table:table-cell office:value-type="float" office:value="1006932473" calcext:value-type="float">
            <text:p>1006932473</text:p>
          </table:table-cell>
          <table:table-cell office:value-type="float" office:value="261195" calcext:value-type="float">
            <text:p>261195</text:p>
          </table:table-cell>
          <table:table-cell office:value-type="float" office:value="179252" calcext:value-type="float">
            <text:p>179252</text:p>
          </table:table-cell>
          <table:table-cell office:value-type="float" office:value="18535" calcext:value-type="float">
            <text:p>18535</text:p>
          </table:table-cell>
          <table:table-cell office:value-type="float" office:value="1128383446" calcext:value-type="float">
            <text:p>1128383446</text:p>
          </table:table-cell>
          <table:table-cell office:value-type="float" office:value="119833" calcext:value-type="float">
            <text:p>119833</text:p>
          </table:table-cell>
          <table:table-cell office:value-type="float" office:value="1251126444" calcext:value-type="float">
            <text:p>1251126444</text:p>
          </table:table-cell>
          <table:table-cell office:value-type="float" office:value="57462" calcext:value-type="float">
            <text:p>57462</text:p>
          </table:table-cell>
          <table:table-cell office:value-type="float" office:value="1038500873" calcext:value-type="float">
            <text:p>1038500873</text:p>
          </table:table-cell>
          <table:table-cell office:value-type="float" office:value="105901" calcext:value-type="float">
            <text:p>105901</text:p>
          </table:table-cell>
          <table:table-cell office:value-type="float" office:value="558284286" calcext:value-type="float">
            <text:p>558284286</text:p>
          </table:table-cell>
          <table:table-cell office:value-type="float" office:value="23249" calcext:value-type="float">
            <text:p>23249</text:p>
          </table:table-cell>
          <table:table-cell office:value-type="float" office:value="503552664" calcext:value-type="float">
            <text:p>503552664</text:p>
          </table:table-cell>
          <table:table-cell office:value-type="float" office:value="268701950" calcext:value-type="float">
            <text:p>268701950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614119" calcext:value-type="float">
            <text:p>614119</text:p>
          </table:table-cell>
          <table:table-cell office:value-type="float" office:value="578076" calcext:value-type="float">
            <text:p>578076</text:p>
          </table:table-cell>
          <table:table-cell office:value-type="float" office:value="51252" calcext:value-type="float">
            <text:p>51252</text:p>
          </table:table-cell>
          <table:table-cell office:value-type="float" office:value="95599" calcext:value-type="float">
            <text:p>95599</text:p>
          </table:table-cell>
          <table:table-cell office:value-type="float" office:value="126902" calcext:value-type="float">
            <text:p>126902</text:p>
          </table:table-cell>
          <table:table-cell office:value-type="float" office:value="35206" calcext:value-type="float">
            <text:p>35206</text:p>
          </table:table-cell>
          <table:table-cell office:value-type="float" office:value="53239" calcext:value-type="float">
            <text:p>53239</text:p>
          </table:table-cell>
          <table:table-cell office:value-type="float" office:value="1011821466" calcext:value-type="float">
            <text:p>1011821466</text:p>
          </table:table-cell>
          <table:table-cell office:value-type="float" office:value="245645" calcext:value-type="float">
            <text:p>245645</text:p>
          </table:table-cell>
          <table:table-cell office:value-type="float" office:value="172548" calcext:value-type="float">
            <text:p>172548</text:p>
          </table:table-cell>
          <table:table-cell office:value-type="float" office:value="18568" calcext:value-type="float">
            <text:p>18568</text:p>
          </table:table-cell>
          <table:table-cell office:value-type="float" office:value="1133782144" calcext:value-type="float">
            <text:p>1133782144</text:p>
          </table:table-cell>
          <table:table-cell office:value-type="float" office:value="115760" calcext:value-type="float">
            <text:p>115760</text:p>
          </table:table-cell>
          <table:table-cell office:value-type="float" office:value="1255872995" calcext:value-type="float">
            <text:p>1255872995</text:p>
          </table:table-cell>
          <table:table-cell office:value-type="float" office:value="61532" calcext:value-type="float">
            <text:p>61532</text:p>
          </table:table-cell>
          <table:table-cell office:value-type="float" office:value="1043326721" calcext:value-type="float">
            <text:p>1043326721</text:p>
          </table:table-cell>
          <table:table-cell office:value-type="float" office:value="105604" calcext:value-type="float">
            <text:p>105604</text:p>
          </table:table-cell>
          <table:table-cell office:value-type="float" office:value="561220087" calcext:value-type="float">
            <text:p>561220087</text:p>
          </table:table-cell>
          <table:table-cell office:value-type="float" office:value="22002" calcext:value-type="float">
            <text:p>22002</text:p>
          </table:table-cell>
          <table:table-cell office:value-type="float" office:value="506405728" calcext:value-type="float">
            <text:p>506405728</text:p>
          </table:table-cell>
          <table:table-cell office:value-type="float" office:value="269666283" calcext:value-type="float">
            <text:p>269666283</text:p>
          </table:table-cell>
        </table:table-row>
        <table:table-row table:style-name="ro1">
          <table:table-cell office:value-type="float" office:value="51750" calcext:value-type="float">
            <text:p>51750</text:p>
          </table:table-cell>
          <table:table-cell office:value-type="float" office:value="609904" calcext:value-type="float">
            <text:p>609904</text:p>
          </table:table-cell>
          <table:table-cell office:value-type="float" office:value="561036" calcext:value-type="float">
            <text:p>561036</text:p>
          </table:table-cell>
          <table:table-cell office:value-type="float" office:value="50938" calcext:value-type="float">
            <text:p>50938</text:p>
          </table:table-cell>
          <table:table-cell office:value-type="float" office:value="92622" calcext:value-type="float">
            <text:p>92622</text:p>
          </table:table-cell>
          <table:table-cell office:value-type="float" office:value="125785" calcext:value-type="float">
            <text:p>125785</text:p>
          </table:table-cell>
          <table:table-cell office:value-type="float" office:value="36610" calcext:value-type="float">
            <text:p>36610</text:p>
          </table:table-cell>
          <table:table-cell office:value-type="float" office:value="54017" calcext:value-type="float">
            <text:p>54017</text:p>
          </table:table-cell>
          <table:table-cell office:value-type="float" office:value="1016460141" calcext:value-type="float">
            <text:p>1016460141</text:p>
          </table:table-cell>
          <table:table-cell office:value-type="float" office:value="243893" calcext:value-type="float">
            <text:p>243893</text:p>
          </table:table-cell>
          <table:table-cell office:value-type="float" office:value="181731" calcext:value-type="float">
            <text:p>181731</text:p>
          </table:table-cell>
          <table:table-cell office:value-type="float" office:value="18615" calcext:value-type="float">
            <text:p>18615</text:p>
          </table:table-cell>
          <table:table-cell office:value-type="float" office:value="1139484041" calcext:value-type="float">
            <text:p>1139484041</text:p>
          </table:table-cell>
          <table:table-cell office:value-type="float" office:value="113773" calcext:value-type="float">
            <text:p>113773</text:p>
          </table:table-cell>
          <table:table-cell office:value-type="float" office:value="1262031622" calcext:value-type="float">
            <text:p>1262031622</text:p>
          </table:table-cell>
          <table:table-cell office:value-type="float" office:value="55976" calcext:value-type="float">
            <text:p>55976</text:p>
          </table:table-cell>
          <table:table-cell office:value-type="float" office:value="1048159722" calcext:value-type="float">
            <text:p>1048159722</text:p>
          </table:table-cell>
          <table:table-cell office:value-type="float" office:value="100544" calcext:value-type="float">
            <text:p>100544</text:p>
          </table:table-cell>
          <table:table-cell office:value-type="float" office:value="563315903" calcext:value-type="float">
            <text:p>563315903</text:p>
          </table:table-cell>
          <table:table-cell office:value-type="float" office:value="23834" calcext:value-type="float">
            <text:p>23834</text:p>
          </table:table-cell>
          <table:table-cell office:value-type="float" office:value="508689475" calcext:value-type="float">
            <text:p>508689475</text:p>
          </table:table-cell>
          <table:table-cell office:value-type="float" office:value="271460276" calcext:value-type="float">
            <text:p>271460276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592818" calcext:value-type="float">
            <text:p>592818</text:p>
          </table:table-cell>
          <table:table-cell office:value-type="float" office:value="586252" calcext:value-type="float">
            <text:p>586252</text:p>
          </table:table-cell>
          <table:table-cell office:value-type="float" office:value="51925" calcext:value-type="float">
            <text:p>51925</text:p>
          </table:table-cell>
          <table:table-cell office:value-type="float" office:value="93662" calcext:value-type="float">
            <text:p>93662</text:p>
          </table:table-cell>
          <table:table-cell office:value-type="float" office:value="123597" calcext:value-type="float">
            <text:p>123597</text:p>
          </table:table-cell>
          <table:table-cell office:value-type="float" office:value="37356" calcext:value-type="float">
            <text:p>37356</text:p>
          </table:table-cell>
          <table:table-cell office:value-type="float" office:value="57383" calcext:value-type="float">
            <text:p>57383</text:p>
          </table:table-cell>
          <table:table-cell office:value-type="float" office:value="1020727376" calcext:value-type="float">
            <text:p>1020727376</text:p>
          </table:table-cell>
          <table:table-cell office:value-type="float" office:value="245865" calcext:value-type="float">
            <text:p>245865</text:p>
          </table:table-cell>
          <table:table-cell office:value-type="float" office:value="174945" calcext:value-type="float">
            <text:p>174945</text:p>
          </table:table-cell>
          <table:table-cell office:value-type="float" office:value="18589" calcext:value-type="float">
            <text:p>18589</text:p>
          </table:table-cell>
          <table:table-cell office:value-type="float" office:value="1145497717" calcext:value-type="float">
            <text:p>1145497717</text:p>
          </table:table-cell>
          <table:table-cell office:value-type="float" office:value="114402" calcext:value-type="float">
            <text:p>114402</text:p>
          </table:table-cell>
          <table:table-cell office:value-type="float" office:value="1269062029" calcext:value-type="float">
            <text:p>1269062029</text:p>
          </table:table-cell>
          <table:table-cell office:value-type="float" office:value="53629" calcext:value-type="float">
            <text:p>53629</text:p>
          </table:table-cell>
          <table:table-cell office:value-type="float" office:value="1053597948" calcext:value-type="float">
            <text:p>1053597948</text:p>
          </table:table-cell>
          <table:table-cell office:value-type="float" office:value="106083" calcext:value-type="float">
            <text:p>106083</text:p>
          </table:table-cell>
          <table:table-cell office:value-type="float" office:value="566018011" calcext:value-type="float">
            <text:p>566018011</text:p>
          </table:table-cell>
          <table:table-cell office:value-type="float" office:value="22331" calcext:value-type="float">
            <text:p>22331</text:p>
          </table:table-cell>
          <table:table-cell office:value-type="float" office:value="511500374" calcext:value-type="float">
            <text:p>511500374</text:p>
          </table:table-cell>
          <table:table-cell office:value-type="float" office:value="272487679" calcext:value-type="float">
            <text:p>272487679</text:p>
          </table:table-cell>
        </table:table-row>
        <table:table-row table:style-name="ro1">
          <table:table-cell office:value-type="float" office:value="52250" calcext:value-type="float">
            <text:p>52250</text:p>
          </table:table-cell>
          <table:table-cell office:value-type="float" office:value="616782" calcext:value-type="float">
            <text:p>616782</text:p>
          </table:table-cell>
          <table:table-cell office:value-type="float" office:value="585021" calcext:value-type="float">
            <text:p>585021</text:p>
          </table:table-cell>
          <table:table-cell office:value-type="float" office:value="50834" calcext:value-type="float">
            <text:p>50834</text:p>
          </table:table-cell>
          <table:table-cell office:value-type="float" office:value="94383" calcext:value-type="float">
            <text:p>94383</text:p>
          </table:table-cell>
          <table:table-cell office:value-type="float" office:value="123103" calcext:value-type="float">
            <text:p>123103</text:p>
          </table:table-cell>
          <table:table-cell office:value-type="float" office:value="36506" calcext:value-type="float">
            <text:p>36506</text:p>
          </table:table-cell>
          <table:table-cell office:value-type="float" office:value="60668" calcext:value-type="float">
            <text:p>60668</text:p>
          </table:table-cell>
          <table:table-cell office:value-type="float" office:value="1024292202" calcext:value-type="float">
            <text:p>1024292202</text:p>
          </table:table-cell>
          <table:table-cell office:value-type="float" office:value="298498" calcext:value-type="float">
            <text:p>298498</text:p>
          </table:table-cell>
          <table:table-cell office:value-type="float" office:value="172359" calcext:value-type="float">
            <text:p>172359</text:p>
          </table:table-cell>
          <table:table-cell office:value-type="float" office:value="18604" calcext:value-type="float">
            <text:p>18604</text:p>
          </table:table-cell>
          <table:table-cell office:value-type="float" office:value="1151707674" calcext:value-type="float">
            <text:p>1151707674</text:p>
          </table:table-cell>
          <table:table-cell office:value-type="float" office:value="117459" calcext:value-type="float">
            <text:p>117459</text:p>
          </table:table-cell>
          <table:table-cell office:value-type="float" office:value="1274578674" calcext:value-type="float">
            <text:p>1274578674</text:p>
          </table:table-cell>
          <table:table-cell office:value-type="float" office:value="59733" calcext:value-type="float">
            <text:p>59733</text:p>
          </table:table-cell>
          <table:table-cell office:value-type="float" office:value="1059102797" calcext:value-type="float">
            <text:p>1059102797</text:p>
          </table:table-cell>
          <table:table-cell office:value-type="float" office:value="99488" calcext:value-type="float">
            <text:p>99488</text:p>
          </table:table-cell>
          <table:table-cell office:value-type="float" office:value="569226784" calcext:value-type="float">
            <text:p>569226784</text:p>
          </table:table-cell>
          <table:table-cell office:value-type="float" office:value="24174" calcext:value-type="float">
            <text:p>24174</text:p>
          </table:table-cell>
          <table:table-cell office:value-type="float" office:value="514022812" calcext:value-type="float">
            <text:p>514022812</text:p>
          </table:table-cell>
          <table:table-cell office:value-type="float" office:value="273618305" calcext:value-type="float">
            <text:p>27361830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623062" calcext:value-type="float">
            <text:p>623062</text:p>
          </table:table-cell>
          <table:table-cell office:value-type="float" office:value="575266" calcext:value-type="float">
            <text:p>575266</text:p>
          </table:table-cell>
          <table:table-cell office:value-type="float" office:value="50553" calcext:value-type="float">
            <text:p>50553</text:p>
          </table:table-cell>
          <table:table-cell office:value-type="float" office:value="94233" calcext:value-type="float">
            <text:p>94233</text:p>
          </table:table-cell>
          <table:table-cell office:value-type="float" office:value="123468" calcext:value-type="float">
            <text:p>123468</text:p>
          </table:table-cell>
          <table:table-cell office:value-type="float" office:value="37997" calcext:value-type="float">
            <text:p>37997</text:p>
          </table:table-cell>
          <table:table-cell office:value-type="float" office:value="57057" calcext:value-type="float">
            <text:p>57057</text:p>
          </table:table-cell>
          <table:table-cell office:value-type="float" office:value="1028849167" calcext:value-type="float">
            <text:p>1028849167</text:p>
          </table:table-cell>
          <table:table-cell office:value-type="float" office:value="251362" calcext:value-type="float">
            <text:p>251362</text:p>
          </table:table-cell>
          <table:table-cell office:value-type="float" office:value="170122" calcext:value-type="float">
            <text:p>170122</text:p>
          </table:table-cell>
          <table:table-cell office:value-type="float" office:value="19189" calcext:value-type="float">
            <text:p>19189</text:p>
          </table:table-cell>
          <table:table-cell office:value-type="float" office:value="1156523156" calcext:value-type="float">
            <text:p>1156523156</text:p>
          </table:table-cell>
          <table:table-cell office:value-type="float" office:value="117473" calcext:value-type="float">
            <text:p>117473</text:p>
          </table:table-cell>
          <table:table-cell office:value-type="float" office:value="1280856593" calcext:value-type="float">
            <text:p>1280856593</text:p>
          </table:table-cell>
          <table:table-cell office:value-type="float" office:value="56249" calcext:value-type="float">
            <text:p>56249</text:p>
          </table:table-cell>
          <table:table-cell office:value-type="float" office:value="1063646884" calcext:value-type="float">
            <text:p>1063646884</text:p>
          </table:table-cell>
          <table:table-cell office:value-type="float" office:value="109617" calcext:value-type="float">
            <text:p>109617</text:p>
          </table:table-cell>
          <table:table-cell office:value-type="float" office:value="571957338" calcext:value-type="float">
            <text:p>571957338</text:p>
          </table:table-cell>
          <table:table-cell office:value-type="float" office:value="21823" calcext:value-type="float">
            <text:p>21823</text:p>
          </table:table-cell>
          <table:table-cell office:value-type="float" office:value="516809986" calcext:value-type="float">
            <text:p>516809986</text:p>
          </table:table-cell>
          <table:table-cell office:value-type="float" office:value="275274574" calcext:value-type="float">
            <text:p>275274574</text:p>
          </table:table-cell>
        </table:table-row>
        <table:table-row table:style-name="ro1">
          <table:table-cell office:value-type="float" office:value="52750" calcext:value-type="float">
            <text:p>52750</text:p>
          </table:table-cell>
          <table:table-cell office:value-type="float" office:value="653361" calcext:value-type="float">
            <text:p>653361</text:p>
          </table:table-cell>
          <table:table-cell office:value-type="float" office:value="637859" calcext:value-type="float">
            <text:p>637859</text:p>
          </table:table-cell>
          <table:table-cell office:value-type="float" office:value="50384" calcext:value-type="float">
            <text:p>50384</text:p>
          </table:table-cell>
          <table:table-cell office:value-type="float" office:value="93214" calcext:value-type="float">
            <text:p>93214</text:p>
          </table:table-cell>
          <table:table-cell office:value-type="float" office:value="126854" calcext:value-type="float">
            <text:p>126854</text:p>
          </table:table-cell>
          <table:table-cell office:value-type="float" office:value="36828" calcext:value-type="float">
            <text:p>36828</text:p>
          </table:table-cell>
          <table:table-cell office:value-type="float" office:value="53655" calcext:value-type="float">
            <text:p>53655</text:p>
          </table:table-cell>
          <table:table-cell office:value-type="float" office:value="1032835771" calcext:value-type="float">
            <text:p>1032835771</text:p>
          </table:table-cell>
          <table:table-cell office:value-type="float" office:value="254960" calcext:value-type="float">
            <text:p>254960</text:p>
          </table:table-cell>
          <table:table-cell office:value-type="float" office:value="169523" calcext:value-type="float">
            <text:p>169523</text:p>
          </table:table-cell>
          <table:table-cell office:value-type="float" office:value="18600" calcext:value-type="float">
            <text:p>18600</text:p>
          </table:table-cell>
          <table:table-cell office:value-type="float" office:value="1162753958" calcext:value-type="float">
            <text:p>1162753958</text:p>
          </table:table-cell>
          <table:table-cell office:value-type="float" office:value="116594" calcext:value-type="float">
            <text:p>116594</text:p>
          </table:table-cell>
          <table:table-cell office:value-type="float" office:value="1285857753" calcext:value-type="float">
            <text:p>1285857753</text:p>
          </table:table-cell>
          <table:table-cell office:value-type="float" office:value="51790" calcext:value-type="float">
            <text:p>51790</text:p>
          </table:table-cell>
          <table:table-cell office:value-type="float" office:value="1068582234" calcext:value-type="float">
            <text:p>1068582234</text:p>
          </table:table-cell>
          <table:table-cell office:value-type="float" office:value="108114" calcext:value-type="float">
            <text:p>108114</text:p>
          </table:table-cell>
          <table:table-cell office:value-type="float" office:value="574809694" calcext:value-type="float">
            <text:p>574809694</text:p>
          </table:table-cell>
          <table:table-cell office:value-type="float" office:value="22369" calcext:value-type="float">
            <text:p>22369</text:p>
          </table:table-cell>
          <table:table-cell office:value-type="float" office:value="519279239" calcext:value-type="float">
            <text:p>519279239</text:p>
          </table:table-cell>
          <table:table-cell office:value-type="float" office:value="276455292" calcext:value-type="float">
            <text:p>276455292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618119" calcext:value-type="float">
            <text:p>618119</text:p>
          </table:table-cell>
          <table:table-cell office:value-type="float" office:value="566599" calcext:value-type="float">
            <text:p>566599</text:p>
          </table:table-cell>
          <table:table-cell office:value-type="float" office:value="50598" calcext:value-type="float">
            <text:p>50598</text:p>
          </table:table-cell>
          <table:table-cell office:value-type="float" office:value="95176" calcext:value-type="float">
            <text:p>95176</text:p>
          </table:table-cell>
          <table:table-cell office:value-type="float" office:value="126793" calcext:value-type="float">
            <text:p>126793</text:p>
          </table:table-cell>
          <table:table-cell office:value-type="float" office:value="36876" calcext:value-type="float">
            <text:p>36876</text:p>
          </table:table-cell>
          <table:table-cell office:value-type="float" office:value="54296" calcext:value-type="float">
            <text:p>54296</text:p>
          </table:table-cell>
          <table:table-cell office:value-type="float" office:value="1037285542" calcext:value-type="float">
            <text:p>1037285542</text:p>
          </table:table-cell>
          <table:table-cell office:value-type="float" office:value="264725" calcext:value-type="float">
            <text:p>264725</text:p>
          </table:table-cell>
          <table:table-cell office:value-type="float" office:value="178553" calcext:value-type="float">
            <text:p>178553</text:p>
          </table:table-cell>
          <table:table-cell office:value-type="float" office:value="18575" calcext:value-type="float">
            <text:p>18575</text:p>
          </table:table-cell>
          <table:table-cell office:value-type="float" office:value="1168101384" calcext:value-type="float">
            <text:p>1168101384</text:p>
          </table:table-cell>
          <table:table-cell office:value-type="float" office:value="119391" calcext:value-type="float">
            <text:p>119391</text:p>
          </table:table-cell>
          <table:table-cell office:value-type="float" office:value="1290681842" calcext:value-type="float">
            <text:p>1290681842</text:p>
          </table:table-cell>
          <table:table-cell office:value-type="float" office:value="55701" calcext:value-type="float">
            <text:p>55701</text:p>
          </table:table-cell>
          <table:table-cell office:value-type="float" office:value="1073182971" calcext:value-type="float">
            <text:p>1073182971</text:p>
          </table:table-cell>
          <table:table-cell office:value-type="float" office:value="100724" calcext:value-type="float">
            <text:p>100724</text:p>
          </table:table-cell>
          <table:table-cell office:value-type="float" office:value="577282411" calcext:value-type="float">
            <text:p>577282411</text:p>
          </table:table-cell>
          <table:table-cell office:value-type="float" office:value="22653" calcext:value-type="float">
            <text:p>22653</text:p>
          </table:table-cell>
          <table:table-cell office:value-type="float" office:value="521928544" calcext:value-type="float">
            <text:p>521928544</text:p>
          </table:table-cell>
          <table:table-cell office:value-type="float" office:value="277804494" calcext:value-type="float">
            <text:p>277804494</text:p>
          </table:table-cell>
        </table:table-row>
        <table:table-row table:style-name="ro1">
          <table:table-cell office:value-type="float" office:value="53250" calcext:value-type="float">
            <text:p>53250</text:p>
          </table:table-cell>
          <table:table-cell office:value-type="float" office:value="612825" calcext:value-type="float">
            <text:p>612825</text:p>
          </table:table-cell>
          <table:table-cell office:value-type="float" office:value="564589" calcext:value-type="float">
            <text:p>564589</text:p>
          </table:table-cell>
          <table:table-cell office:value-type="float" office:value="96264" calcext:value-type="float">
            <text:p>96264</text:p>
          </table:table-cell>
          <table:table-cell office:value-type="float" office:value="97759" calcext:value-type="float">
            <text:p>97759</text:p>
          </table:table-cell>
          <table:table-cell office:value-type="float" office:value="130811" calcext:value-type="float">
            <text:p>130811</text:p>
          </table:table-cell>
          <table:table-cell office:value-type="float" office:value="37781" calcext:value-type="float">
            <text:p>37781</text:p>
          </table:table-cell>
          <table:table-cell office:value-type="float" office:value="58445" calcext:value-type="float">
            <text:p>58445</text:p>
          </table:table-cell>
          <table:table-cell office:value-type="float" office:value="1041295234" calcext:value-type="float">
            <text:p>1041295234</text:p>
          </table:table-cell>
          <table:table-cell office:value-type="float" office:value="252122" calcext:value-type="float">
            <text:p>252122</text:p>
          </table:table-cell>
          <table:table-cell office:value-type="float" office:value="165910" calcext:value-type="float">
            <text:p>165910</text:p>
          </table:table-cell>
          <table:table-cell office:value-type="float" office:value="18710" calcext:value-type="float">
            <text:p>18710</text:p>
          </table:table-cell>
          <table:table-cell office:value-type="float" office:value="1173138261" calcext:value-type="float">
            <text:p>1173138261</text:p>
          </table:table-cell>
          <table:table-cell office:value-type="float" office:value="122705" calcext:value-type="float">
            <text:p>122705</text:p>
          </table:table-cell>
          <table:table-cell office:value-type="float" office:value="1295542632" calcext:value-type="float">
            <text:p>1295542632</text:p>
          </table:table-cell>
          <table:table-cell office:value-type="float" office:value="54107" calcext:value-type="float">
            <text:p>54107</text:p>
          </table:table-cell>
          <table:table-cell office:value-type="float" office:value="1078653610" calcext:value-type="float">
            <text:p>1078653610</text:p>
          </table:table-cell>
          <table:table-cell office:value-type="float" office:value="105903" calcext:value-type="float">
            <text:p>105903</text:p>
          </table:table-cell>
          <table:table-cell office:value-type="float" office:value="580389652" calcext:value-type="float">
            <text:p>580389652</text:p>
          </table:table-cell>
          <table:table-cell office:value-type="float" office:value="23948" calcext:value-type="float">
            <text:p>23948</text:p>
          </table:table-cell>
          <table:table-cell office:value-type="float" office:value="524437567" calcext:value-type="float">
            <text:p>524437567</text:p>
          </table:table-cell>
          <table:table-cell office:value-type="float" office:value="278909332" calcext:value-type="float">
            <text:p>278909332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610658" calcext:value-type="float">
            <text:p>610658</text:p>
          </table:table-cell>
          <table:table-cell office:value-type="float" office:value="573994" calcext:value-type="float">
            <text:p>573994</text:p>
          </table:table-cell>
          <table:table-cell office:value-type="float" office:value="50405" calcext:value-type="float">
            <text:p>50405</text:p>
          </table:table-cell>
          <table:table-cell office:value-type="float" office:value="93463" calcext:value-type="float">
            <text:p>93463</text:p>
          </table:table-cell>
          <table:table-cell office:value-type="float" office:value="125385" calcext:value-type="float">
            <text:p>125385</text:p>
          </table:table-cell>
          <table:table-cell office:value-type="float" office:value="36098" calcext:value-type="float">
            <text:p>36098</text:p>
          </table:table-cell>
          <table:table-cell office:value-type="float" office:value="56491" calcext:value-type="float">
            <text:p>56491</text:p>
          </table:table-cell>
          <table:table-cell office:value-type="float" office:value="1045466159" calcext:value-type="float">
            <text:p>1045466159</text:p>
          </table:table-cell>
          <table:table-cell office:value-type="float" office:value="247013" calcext:value-type="float">
            <text:p>247013</text:p>
          </table:table-cell>
          <table:table-cell office:value-type="float" office:value="182965" calcext:value-type="float">
            <text:p>182965</text:p>
          </table:table-cell>
          <table:table-cell office:value-type="float" office:value="18527" calcext:value-type="float">
            <text:p>18527</text:p>
          </table:table-cell>
          <table:table-cell office:value-type="float" office:value="1178992119" calcext:value-type="float">
            <text:p>1178992119</text:p>
          </table:table-cell>
          <table:table-cell office:value-type="float" office:value="119683" calcext:value-type="float">
            <text:p>119683</text:p>
          </table:table-cell>
          <table:table-cell office:value-type="float" office:value="1299612057" calcext:value-type="float">
            <text:p>1299612057</text:p>
          </table:table-cell>
          <table:table-cell office:value-type="float" office:value="52517" calcext:value-type="float">
            <text:p>52517</text:p>
          </table:table-cell>
          <table:table-cell office:value-type="float" office:value="1084134623" calcext:value-type="float">
            <text:p>1084134623</text:p>
          </table:table-cell>
          <table:table-cell office:value-type="float" office:value="102296" calcext:value-type="float">
            <text:p>102296</text:p>
          </table:table-cell>
          <table:table-cell office:value-type="float" office:value="582369999" calcext:value-type="float">
            <text:p>582369999</text:p>
          </table:table-cell>
          <table:table-cell office:value-type="float" office:value="23471" calcext:value-type="float">
            <text:p>23471</text:p>
          </table:table-cell>
          <table:table-cell office:value-type="float" office:value="527053145" calcext:value-type="float">
            <text:p>527053145</text:p>
          </table:table-cell>
          <table:table-cell office:value-type="float" office:value="280729988" calcext:value-type="float">
            <text:p>280729988</text:p>
          </table:table-cell>
        </table:table-row>
        <table:table-row table:style-name="ro1">
          <table:table-cell office:value-type="float" office:value="53750" calcext:value-type="float">
            <text:p>53750</text:p>
          </table:table-cell>
          <table:table-cell office:value-type="float" office:value="621235" calcext:value-type="float">
            <text:p>621235</text:p>
          </table:table-cell>
          <table:table-cell office:value-type="float" office:value="575528" calcext:value-type="float">
            <text:p>575528</text:p>
          </table:table-cell>
          <table:table-cell office:value-type="float" office:value="50973" calcext:value-type="float">
            <text:p>50973</text:p>
          </table:table-cell>
          <table:table-cell office:value-type="float" office:value="93679" calcext:value-type="float">
            <text:p>93679</text:p>
          </table:table-cell>
          <table:table-cell office:value-type="float" office:value="124851" calcext:value-type="float">
            <text:p>124851</text:p>
          </table:table-cell>
          <table:table-cell office:value-type="float" office:value="36044" calcext:value-type="float">
            <text:p>36044</text:p>
          </table:table-cell>
          <table:table-cell office:value-type="float" office:value="58853" calcext:value-type="float">
            <text:p>58853</text:p>
          </table:table-cell>
          <table:table-cell office:value-type="float" office:value="1048960812" calcext:value-type="float">
            <text:p>1048960812</text:p>
          </table:table-cell>
          <table:table-cell office:value-type="float" office:value="249141" calcext:value-type="float">
            <text:p>249141</text:p>
          </table:table-cell>
          <table:table-cell office:value-type="float" office:value="177267" calcext:value-type="float">
            <text:p>177267</text:p>
          </table:table-cell>
          <table:table-cell office:value-type="float" office:value="18772" calcext:value-type="float">
            <text:p>18772</text:p>
          </table:table-cell>
          <table:table-cell office:value-type="float" office:value="1184908116" calcext:value-type="float">
            <text:p>1184908116</text:p>
          </table:table-cell>
          <table:table-cell office:value-type="float" office:value="119015" calcext:value-type="float">
            <text:p>119015</text:p>
          </table:table-cell>
          <table:table-cell office:value-type="float" office:value="1306565728" calcext:value-type="float">
            <text:p>1306565728</text:p>
          </table:table-cell>
          <table:table-cell office:value-type="float" office:value="53725" calcext:value-type="float">
            <text:p>53725</text:p>
          </table:table-cell>
          <table:table-cell office:value-type="float" office:value="1088082540" calcext:value-type="float">
            <text:p>1088082540</text:p>
          </table:table-cell>
          <table:table-cell office:value-type="float" office:value="118836" calcext:value-type="float">
            <text:p>118836</text:p>
          </table:table-cell>
          <table:table-cell office:value-type="float" office:value="586109439" calcext:value-type="float">
            <text:p>586109439</text:p>
          </table:table-cell>
          <table:table-cell office:value-type="float" office:value="23094" calcext:value-type="float">
            <text:p>23094</text:p>
          </table:table-cell>
          <table:table-cell office:value-type="float" office:value="529474312" calcext:value-type="float">
            <text:p>529474312</text:p>
          </table:table-cell>
          <table:table-cell office:value-type="float" office:value="281476914" calcext:value-type="float">
            <text:p>281476914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21875" calcext:value-type="float">
            <text:p>621875</text:p>
          </table:table-cell>
          <table:table-cell office:value-type="float" office:value="586366" calcext:value-type="float">
            <text:p>586366</text:p>
          </table:table-cell>
          <table:table-cell office:value-type="float" office:value="51093" calcext:value-type="float">
            <text:p>51093</text:p>
          </table:table-cell>
          <table:table-cell office:value-type="float" office:value="98400" calcext:value-type="float">
            <text:p>98400</text:p>
          </table:table-cell>
          <table:table-cell office:value-type="float" office:value="131567" calcext:value-type="float">
            <text:p>131567</text:p>
          </table:table-cell>
          <table:table-cell office:value-type="float" office:value="40571" calcext:value-type="float">
            <text:p>40571</text:p>
          </table:table-cell>
          <table:table-cell office:value-type="float" office:value="59568" calcext:value-type="float">
            <text:p>59568</text:p>
          </table:table-cell>
          <table:table-cell office:value-type="float" office:value="1053162376" calcext:value-type="float">
            <text:p>1053162376</text:p>
          </table:table-cell>
          <table:table-cell office:value-type="float" office:value="261296" calcext:value-type="float">
            <text:p>261296</text:p>
          </table:table-cell>
          <table:table-cell office:value-type="float" office:value="182319" calcext:value-type="float">
            <text:p>182319</text:p>
          </table:table-cell>
          <table:table-cell office:value-type="float" office:value="18600" calcext:value-type="float">
            <text:p>18600</text:p>
          </table:table-cell>
          <table:table-cell office:value-type="float" office:value="1190019994" calcext:value-type="float">
            <text:p>1190019994</text:p>
          </table:table-cell>
          <table:table-cell office:value-type="float" office:value="125021" calcext:value-type="float">
            <text:p>125021</text:p>
          </table:table-cell>
          <table:table-cell office:value-type="float" office:value="1313048671" calcext:value-type="float">
            <text:p>1313048671</text:p>
          </table:table-cell>
          <table:table-cell office:value-type="float" office:value="55038" calcext:value-type="float">
            <text:p>55038</text:p>
          </table:table-cell>
          <table:table-cell office:value-type="float" office:value="1093932103" calcext:value-type="float">
            <text:p>1093932103</text:p>
          </table:table-cell>
          <table:table-cell office:value-type="float" office:value="122959" calcext:value-type="float">
            <text:p>122959</text:p>
          </table:table-cell>
          <table:table-cell office:value-type="float" office:value="588145471" calcext:value-type="float">
            <text:p>588145471</text:p>
          </table:table-cell>
          <table:table-cell office:value-type="float" office:value="23063" calcext:value-type="float">
            <text:p>23063</text:p>
          </table:table-cell>
          <table:table-cell office:value-type="float" office:value="533420588" calcext:value-type="float">
            <text:p>533420588</text:p>
          </table:table-cell>
          <table:table-cell office:value-type="float" office:value="282601191" calcext:value-type="float">
            <text:p>282601191</text:p>
          </table:table-cell>
        </table:table-row>
        <table:table-row table:style-name="ro1">
          <table:table-cell office:value-type="float" office:value="54250" calcext:value-type="float">
            <text:p>54250</text:p>
          </table:table-cell>
          <table:table-cell office:value-type="float" office:value="673238" calcext:value-type="float">
            <text:p>673238</text:p>
          </table:table-cell>
          <table:table-cell office:value-type="float" office:value="583988" calcext:value-type="float">
            <text:p>583988</text:p>
          </table:table-cell>
          <table:table-cell office:value-type="float" office:value="51799" calcext:value-type="float">
            <text:p>51799</text:p>
          </table:table-cell>
          <table:table-cell office:value-type="float" office:value="94899" calcext:value-type="float">
            <text:p>94899</text:p>
          </table:table-cell>
          <table:table-cell office:value-type="float" office:value="131674" calcext:value-type="float">
            <text:p>131674</text:p>
          </table:table-cell>
          <table:table-cell office:value-type="float" office:value="37858" calcext:value-type="float">
            <text:p>37858</text:p>
          </table:table-cell>
          <table:table-cell office:value-type="float" office:value="60884" calcext:value-type="float">
            <text:p>60884</text:p>
          </table:table-cell>
          <table:table-cell office:value-type="float" office:value="1057544054" calcext:value-type="float">
            <text:p>1057544054</text:p>
          </table:table-cell>
          <table:table-cell office:value-type="float" office:value="257798" calcext:value-type="float">
            <text:p>257798</text:p>
          </table:table-cell>
          <table:table-cell office:value-type="float" office:value="175073" calcext:value-type="float">
            <text:p>175073</text:p>
          </table:table-cell>
          <table:table-cell office:value-type="float" office:value="18708" calcext:value-type="float">
            <text:p>18708</text:p>
          </table:table-cell>
          <table:table-cell office:value-type="float" office:value="1195324387" calcext:value-type="float">
            <text:p>1195324387</text:p>
          </table:table-cell>
          <table:table-cell office:value-type="float" office:value="121725" calcext:value-type="float">
            <text:p>121725</text:p>
          </table:table-cell>
          <table:table-cell office:value-type="float" office:value="1318664325" calcext:value-type="float">
            <text:p>1318664325</text:p>
          </table:table-cell>
          <table:table-cell office:value-type="float" office:value="56040" calcext:value-type="float">
            <text:p>56040</text:p>
          </table:table-cell>
          <table:table-cell office:value-type="float" office:value="1099680265" calcext:value-type="float">
            <text:p>1099680265</text:p>
          </table:table-cell>
          <table:table-cell office:value-type="float" office:value="100894" calcext:value-type="float">
            <text:p>100894</text:p>
          </table:table-cell>
          <table:table-cell office:value-type="float" office:value="590605673" calcext:value-type="float">
            <text:p>590605673</text:p>
          </table:table-cell>
          <table:table-cell office:value-type="float" office:value="23249" calcext:value-type="float">
            <text:p>23249</text:p>
          </table:table-cell>
          <table:table-cell office:value-type="float" office:value="534886119" calcext:value-type="float">
            <text:p>534886119</text:p>
          </table:table-cell>
          <table:table-cell office:value-type="float" office:value="284183405" calcext:value-type="float">
            <text:p>28418340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633046" calcext:value-type="float">
            <text:p>633046</text:p>
          </table:table-cell>
          <table:table-cell office:value-type="float" office:value="633949" calcext:value-type="float">
            <text:p>633949</text:p>
          </table:table-cell>
          <table:table-cell office:value-type="float" office:value="51506" calcext:value-type="float">
            <text:p>51506</text:p>
          </table:table-cell>
          <table:table-cell office:value-type="float" office:value="95753" calcext:value-type="float">
            <text:p>95753</text:p>
          </table:table-cell>
          <table:table-cell office:value-type="float" office:value="125954" calcext:value-type="float">
            <text:p>125954</text:p>
          </table:table-cell>
          <table:table-cell office:value-type="float" office:value="36248" calcext:value-type="float">
            <text:p>36248</text:p>
          </table:table-cell>
          <table:table-cell office:value-type="float" office:value="60506" calcext:value-type="float">
            <text:p>60506</text:p>
          </table:table-cell>
          <table:table-cell office:value-type="float" office:value="1062637519" calcext:value-type="float">
            <text:p>1062637519</text:p>
          </table:table-cell>
          <table:table-cell office:value-type="float" office:value="265774" calcext:value-type="float">
            <text:p>265774</text:p>
          </table:table-cell>
          <table:table-cell office:value-type="float" office:value="186019" calcext:value-type="float">
            <text:p>186019</text:p>
          </table:table-cell>
          <table:table-cell office:value-type="float" office:value="18566" calcext:value-type="float">
            <text:p>18566</text:p>
          </table:table-cell>
          <table:table-cell office:value-type="float" office:value="1200731344" calcext:value-type="float">
            <text:p>1200731344</text:p>
          </table:table-cell>
          <table:table-cell office:value-type="float" office:value="122793" calcext:value-type="float">
            <text:p>122793</text:p>
          </table:table-cell>
          <table:table-cell office:value-type="float" office:value="1325256998" calcext:value-type="float">
            <text:p>1325256998</text:p>
          </table:table-cell>
          <table:table-cell office:value-type="float" office:value="55754" calcext:value-type="float">
            <text:p>55754</text:p>
          </table:table-cell>
          <table:table-cell office:value-type="float" office:value="1104461167" calcext:value-type="float">
            <text:p>1104461167</text:p>
          </table:table-cell>
          <table:table-cell office:value-type="float" office:value="137513" calcext:value-type="float">
            <text:p>137513</text:p>
          </table:table-cell>
          <table:table-cell office:value-type="float" office:value="594119457" calcext:value-type="float">
            <text:p>594119457</text:p>
          </table:table-cell>
          <table:table-cell office:value-type="float" office:value="52777" calcext:value-type="float">
            <text:p>52777</text:p>
          </table:table-cell>
          <table:table-cell office:value-type="float" office:value="537385683" calcext:value-type="float">
            <text:p>537385683</text:p>
          </table:table-cell>
          <table:table-cell office:value-type="float" office:value="285696565" calcext:value-type="float">
            <text:p>285696565</text:p>
          </table:table-cell>
        </table:table-row>
        <table:table-row table:style-name="ro1">
          <table:table-cell office:value-type="float" office:value="54750" calcext:value-type="float">
            <text:p>54750</text:p>
          </table:table-cell>
          <table:table-cell office:value-type="float" office:value="615629" calcext:value-type="float">
            <text:p>615629</text:p>
          </table:table-cell>
          <table:table-cell office:value-type="float" office:value="572458" calcext:value-type="float">
            <text:p>572458</text:p>
          </table:table-cell>
          <table:table-cell office:value-type="float" office:value="50940" calcext:value-type="float">
            <text:p>50940</text:p>
          </table:table-cell>
          <table:table-cell office:value-type="float" office:value="95473" calcext:value-type="float">
            <text:p>95473</text:p>
          </table:table-cell>
          <table:table-cell office:value-type="float" office:value="202312" calcext:value-type="float">
            <text:p>202312</text:p>
          </table:table-cell>
          <table:table-cell office:value-type="float" office:value="36771" calcext:value-type="float">
            <text:p>36771</text:p>
          </table:table-cell>
          <table:table-cell office:value-type="float" office:value="61567" calcext:value-type="float">
            <text:p>61567</text:p>
          </table:table-cell>
          <table:table-cell office:value-type="float" office:value="1066589721" calcext:value-type="float">
            <text:p>1066589721</text:p>
          </table:table-cell>
          <table:table-cell office:value-type="float" office:value="255745" calcext:value-type="float">
            <text:p>255745</text:p>
          </table:table-cell>
          <table:table-cell office:value-type="float" office:value="173512" calcext:value-type="float">
            <text:p>173512</text:p>
          </table:table-cell>
          <table:table-cell office:value-type="float" office:value="18691" calcext:value-type="float">
            <text:p>18691</text:p>
          </table:table-cell>
          <table:table-cell office:value-type="float" office:value="1206220718" calcext:value-type="float">
            <text:p>1206220718</text:p>
          </table:table-cell>
          <table:table-cell office:value-type="float" office:value="115974" calcext:value-type="float">
            <text:p>115974</text:p>
          </table:table-cell>
          <table:table-cell office:value-type="float" office:value="1330806279" calcext:value-type="float">
            <text:p>1330806279</text:p>
          </table:table-cell>
          <table:table-cell office:value-type="float" office:value="54054" calcext:value-type="float">
            <text:p>54054</text:p>
          </table:table-cell>
          <table:table-cell office:value-type="float" office:value="1109686395" calcext:value-type="float">
            <text:p>1109686395</text:p>
          </table:table-cell>
          <table:table-cell office:value-type="float" office:value="103759" calcext:value-type="float">
            <text:p>103759</text:p>
          </table:table-cell>
          <table:table-cell office:value-type="float" office:value="596270175" calcext:value-type="float">
            <text:p>596270175</text:p>
          </table:table-cell>
          <table:table-cell office:value-type="float" office:value="21519" calcext:value-type="float">
            <text:p>21519</text:p>
          </table:table-cell>
          <table:table-cell office:value-type="float" office:value="539893062" calcext:value-type="float">
            <text:p>539893062</text:p>
          </table:table-cell>
          <table:table-cell office:value-type="float" office:value="286907540" calcext:value-type="float">
            <text:p>28690754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610202" calcext:value-type="float">
            <text:p>610202</text:p>
          </table:table-cell>
          <table:table-cell office:value-type="float" office:value="584768" calcext:value-type="float">
            <text:p>584768</text:p>
          </table:table-cell>
          <table:table-cell office:value-type="float" office:value="50440" calcext:value-type="float">
            <text:p>50440</text:p>
          </table:table-cell>
          <table:table-cell office:value-type="float" office:value="95500" calcext:value-type="float">
            <text:p>95500</text:p>
          </table:table-cell>
          <table:table-cell office:value-type="float" office:value="128553" calcext:value-type="float">
            <text:p>128553</text:p>
          </table:table-cell>
          <table:table-cell office:value-type="float" office:value="35616" calcext:value-type="float">
            <text:p>35616</text:p>
          </table:table-cell>
          <table:table-cell office:value-type="float" office:value="59066" calcext:value-type="float">
            <text:p>59066</text:p>
          </table:table-cell>
          <table:table-cell office:value-type="float" office:value="1070719549" calcext:value-type="float">
            <text:p>1070719549</text:p>
          </table:table-cell>
          <table:table-cell office:value-type="float" office:value="254854" calcext:value-type="float">
            <text:p>254854</text:p>
          </table:table-cell>
          <table:table-cell office:value-type="float" office:value="183647" calcext:value-type="float">
            <text:p>183647</text:p>
          </table:table-cell>
          <table:table-cell office:value-type="float" office:value="19207" calcext:value-type="float">
            <text:p>19207</text:p>
          </table:table-cell>
          <table:table-cell office:value-type="float" office:value="1211873281" calcext:value-type="float">
            <text:p>1211873281</text:p>
          </table:table-cell>
          <table:table-cell office:value-type="float" office:value="121655" calcext:value-type="float">
            <text:p>121655</text:p>
          </table:table-cell>
          <table:table-cell office:value-type="float" office:value="1334599939" calcext:value-type="float">
            <text:p>1334599939</text:p>
          </table:table-cell>
          <table:table-cell office:value-type="float" office:value="56366" calcext:value-type="float">
            <text:p>56366</text:p>
          </table:table-cell>
          <table:table-cell office:value-type="float" office:value="1114857372" calcext:value-type="float">
            <text:p>1114857372</text:p>
          </table:table-cell>
          <table:table-cell office:value-type="float" office:value="112548" calcext:value-type="float">
            <text:p>112548</text:p>
          </table:table-cell>
          <table:table-cell office:value-type="float" office:value="598849691" calcext:value-type="float">
            <text:p>598849691</text:p>
          </table:table-cell>
          <table:table-cell office:value-type="float" office:value="23275" calcext:value-type="float">
            <text:p>23275</text:p>
          </table:table-cell>
          <table:table-cell office:value-type="float" office:value="542663017" calcext:value-type="float">
            <text:p>542663017</text:p>
          </table:table-cell>
          <table:table-cell office:value-type="float" office:value="288173677" calcext:value-type="float">
            <text:p>288173677</text:p>
          </table:table-cell>
        </table:table-row>
        <table:table-row table:style-name="ro1">
          <table:table-cell office:value-type="float" office:value="55250" calcext:value-type="float">
            <text:p>55250</text:p>
          </table:table-cell>
          <table:table-cell office:value-type="float" office:value="607218" calcext:value-type="float">
            <text:p>607218</text:p>
          </table:table-cell>
          <table:table-cell office:value-type="float" office:value="584864" calcext:value-type="float">
            <text:p>584864</text:p>
          </table:table-cell>
          <table:table-cell office:value-type="float" office:value="51877" calcext:value-type="float">
            <text:p>51877</text:p>
          </table:table-cell>
          <table:table-cell office:value-type="float" office:value="94948" calcext:value-type="float">
            <text:p>94948</text:p>
          </table:table-cell>
          <table:table-cell office:value-type="float" office:value="126135" calcext:value-type="float">
            <text:p>126135</text:p>
          </table:table-cell>
          <table:table-cell office:value-type="float" office:value="36308" calcext:value-type="float">
            <text:p>36308</text:p>
          </table:table-cell>
          <table:table-cell office:value-type="float" office:value="60565" calcext:value-type="float">
            <text:p>60565</text:p>
          </table:table-cell>
          <table:table-cell office:value-type="float" office:value="1074953274" calcext:value-type="float">
            <text:p>1074953274</text:p>
          </table:table-cell>
          <table:table-cell office:value-type="float" office:value="260583" calcext:value-type="float">
            <text:p>260583</text:p>
          </table:table-cell>
          <table:table-cell office:value-type="float" office:value="174849" calcext:value-type="float">
            <text:p>174849</text:p>
          </table:table-cell>
          <table:table-cell office:value-type="float" office:value="18632" calcext:value-type="float">
            <text:p>18632</text:p>
          </table:table-cell>
          <table:table-cell office:value-type="float" office:value="1217443286" calcext:value-type="float">
            <text:p>1217443286</text:p>
          </table:table-cell>
          <table:table-cell office:value-type="float" office:value="117351" calcext:value-type="float">
            <text:p>117351</text:p>
          </table:table-cell>
          <table:table-cell office:value-type="float" office:value="1339170711" calcext:value-type="float">
            <text:p>1339170711</text:p>
          </table:table-cell>
          <table:table-cell office:value-type="float" office:value="55082" calcext:value-type="float">
            <text:p>55082</text:p>
          </table:table-cell>
          <table:table-cell office:value-type="float" office:value="1118783275" calcext:value-type="float">
            <text:p>1118783275</text:p>
          </table:table-cell>
          <table:table-cell office:value-type="float" office:value="102089" calcext:value-type="float">
            <text:p>102089</text:p>
          </table:table-cell>
          <table:table-cell office:value-type="float" office:value="601553153" calcext:value-type="float">
            <text:p>601553153</text:p>
          </table:table-cell>
          <table:table-cell office:value-type="float" office:value="20987" calcext:value-type="float">
            <text:p>20987</text:p>
          </table:table-cell>
          <table:table-cell office:value-type="float" office:value="544837113" calcext:value-type="float">
            <text:p>544837113</text:p>
          </table:table-cell>
          <table:table-cell office:value-type="float" office:value="289374182" calcext:value-type="float">
            <text:p>289374182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615360" calcext:value-type="float">
            <text:p>615360</text:p>
          </table:table-cell>
          <table:table-cell office:value-type="float" office:value="593524" calcext:value-type="float">
            <text:p>593524</text:p>
          </table:table-cell>
          <table:table-cell office:value-type="float" office:value="51552" calcext:value-type="float">
            <text:p>51552</text:p>
          </table:table-cell>
          <table:table-cell office:value-type="float" office:value="96370" calcext:value-type="float">
            <text:p>96370</text:p>
          </table:table-cell>
          <table:table-cell office:value-type="float" office:value="122943" calcext:value-type="float">
            <text:p>122943</text:p>
          </table:table-cell>
          <table:table-cell office:value-type="float" office:value="37711" calcext:value-type="float">
            <text:p>37711</text:p>
          </table:table-cell>
          <table:table-cell office:value-type="float" office:value="56582" calcext:value-type="float">
            <text:p>56582</text:p>
          </table:table-cell>
          <table:table-cell office:value-type="float" office:value="1079320030" calcext:value-type="float">
            <text:p>1079320030</text:p>
          </table:table-cell>
          <table:table-cell office:value-type="float" office:value="298148" calcext:value-type="float">
            <text:p>298148</text:p>
          </table:table-cell>
          <table:table-cell office:value-type="float" office:value="216440" calcext:value-type="float">
            <text:p>216440</text:p>
          </table:table-cell>
          <table:table-cell office:value-type="float" office:value="18542" calcext:value-type="float">
            <text:p>18542</text:p>
          </table:table-cell>
          <table:table-cell office:value-type="float" office:value="1222598205" calcext:value-type="float">
            <text:p>1222598205</text:p>
          </table:table-cell>
          <table:table-cell office:value-type="float" office:value="172933" calcext:value-type="float">
            <text:p>172933</text:p>
          </table:table-cell>
          <table:table-cell office:value-type="float" office:value="1344301889" calcext:value-type="float">
            <text:p>1344301889</text:p>
          </table:table-cell>
          <table:table-cell office:value-type="float" office:value="54633" calcext:value-type="float">
            <text:p>54633</text:p>
          </table:table-cell>
          <table:table-cell office:value-type="float" office:value="1124188877" calcext:value-type="float">
            <text:p>1124188877</text:p>
          </table:table-cell>
          <table:table-cell office:value-type="float" office:value="107371" calcext:value-type="float">
            <text:p>107371</text:p>
          </table:table-cell>
          <table:table-cell office:value-type="float" office:value="604899090" calcext:value-type="float">
            <text:p>604899090</text:p>
          </table:table-cell>
          <table:table-cell office:value-type="float" office:value="21307" calcext:value-type="float">
            <text:p>21307</text:p>
          </table:table-cell>
          <table:table-cell office:value-type="float" office:value="547797492" calcext:value-type="float">
            <text:p>547797492</text:p>
          </table:table-cell>
          <table:table-cell office:value-type="float" office:value="290717510" calcext:value-type="float">
            <text:p>290717510</text:p>
          </table:table-cell>
        </table:table-row>
        <table:table-row table:style-name="ro1">
          <table:table-cell office:value-type="float" office:value="55750" calcext:value-type="float">
            <text:p>55750</text:p>
          </table:table-cell>
          <table:table-cell office:value-type="float" office:value="673051" calcext:value-type="float">
            <text:p>673051</text:p>
          </table:table-cell>
          <table:table-cell office:value-type="float" office:value="598914" calcext:value-type="float">
            <text:p>598914</text:p>
          </table:table-cell>
          <table:table-cell office:value-type="float" office:value="52351" calcext:value-type="float">
            <text:p>52351</text:p>
          </table:table-cell>
          <table:table-cell office:value-type="float" office:value="93698" calcext:value-type="float">
            <text:p>93698</text:p>
          </table:table-cell>
          <table:table-cell office:value-type="float" office:value="126335" calcext:value-type="float">
            <text:p>126335</text:p>
          </table:table-cell>
          <table:table-cell office:value-type="float" office:value="37460" calcext:value-type="float">
            <text:p>37460</text:p>
          </table:table-cell>
          <table:table-cell office:value-type="float" office:value="57683" calcext:value-type="float">
            <text:p>57683</text:p>
          </table:table-cell>
          <table:table-cell office:value-type="float" office:value="1083855079" calcext:value-type="float">
            <text:p>1083855079</text:p>
          </table:table-cell>
          <table:table-cell office:value-type="float" office:value="249787" calcext:value-type="float">
            <text:p>249787</text:p>
          </table:table-cell>
          <table:table-cell office:value-type="float" office:value="191540" calcext:value-type="float">
            <text:p>191540</text:p>
          </table:table-cell>
          <table:table-cell office:value-type="float" office:value="18568" calcext:value-type="float">
            <text:p>18568</text:p>
          </table:table-cell>
          <table:table-cell office:value-type="float" office:value="1228282403" calcext:value-type="float">
            <text:p>1228282403</text:p>
          </table:table-cell>
          <table:table-cell office:value-type="float" office:value="118531" calcext:value-type="float">
            <text:p>118531</text:p>
          </table:table-cell>
          <table:table-cell office:value-type="float" office:value="1349858376" calcext:value-type="float">
            <text:p>1349858376</text:p>
          </table:table-cell>
          <table:table-cell office:value-type="float" office:value="51955" calcext:value-type="float">
            <text:p>51955</text:p>
          </table:table-cell>
          <table:table-cell office:value-type="float" office:value="1129208564" calcext:value-type="float">
            <text:p>1129208564</text:p>
          </table:table-cell>
          <table:table-cell office:value-type="float" office:value="99703" calcext:value-type="float">
            <text:p>99703</text:p>
          </table:table-cell>
          <table:table-cell office:value-type="float" office:value="607508890" calcext:value-type="float">
            <text:p>607508890</text:p>
          </table:table-cell>
          <table:table-cell office:value-type="float" office:value="22668" calcext:value-type="float">
            <text:p>22668</text:p>
          </table:table-cell>
          <table:table-cell office:value-type="float" office:value="550081479" calcext:value-type="float">
            <text:p>550081479</text:p>
          </table:table-cell>
          <table:table-cell office:value-type="float" office:value="291849114" calcext:value-type="float">
            <text:p>291849114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620238" calcext:value-type="float">
            <text:p>620238</text:p>
          </table:table-cell>
          <table:table-cell office:value-type="float" office:value="643903" calcext:value-type="float">
            <text:p>643903</text:p>
          </table:table-cell>
          <table:table-cell office:value-type="float" office:value="51787" calcext:value-type="float">
            <text:p>51787</text:p>
          </table:table-cell>
          <table:table-cell office:value-type="float" office:value="95284" calcext:value-type="float">
            <text:p>95284</text:p>
          </table:table-cell>
          <table:table-cell office:value-type="float" office:value="129445" calcext:value-type="float">
            <text:p>129445</text:p>
          </table:table-cell>
          <table:table-cell office:value-type="float" office:value="38605" calcext:value-type="float">
            <text:p>38605</text:p>
          </table:table-cell>
          <table:table-cell office:value-type="float" office:value="51240" calcext:value-type="float">
            <text:p>51240</text:p>
          </table:table-cell>
          <table:table-cell office:value-type="float" office:value="1087803107" calcext:value-type="float">
            <text:p>1087803107</text:p>
          </table:table-cell>
          <table:table-cell office:value-type="float" office:value="250504" calcext:value-type="float">
            <text:p>250504</text:p>
          </table:table-cell>
          <table:table-cell office:value-type="float" office:value="182065" calcext:value-type="float">
            <text:p>182065</text:p>
          </table:table-cell>
          <table:table-cell office:value-type="float" office:value="18554" calcext:value-type="float">
            <text:p>18554</text:p>
          </table:table-cell>
          <table:table-cell office:value-type="float" office:value="1234251602" calcext:value-type="float">
            <text:p>1234251602</text:p>
          </table:table-cell>
          <table:table-cell office:value-type="float" office:value="117879" calcext:value-type="float">
            <text:p>117879</text:p>
          </table:table-cell>
          <table:table-cell office:value-type="float" office:value="1357324841" calcext:value-type="float">
            <text:p>1357324841</text:p>
          </table:table-cell>
          <table:table-cell office:value-type="float" office:value="52061" calcext:value-type="float">
            <text:p>52061</text:p>
          </table:table-cell>
          <table:table-cell office:value-type="float" office:value="1134681136" calcext:value-type="float">
            <text:p>1134681136</text:p>
          </table:table-cell>
          <table:table-cell office:value-type="float" office:value="100139" calcext:value-type="float">
            <text:p>100139</text:p>
          </table:table-cell>
          <table:table-cell office:value-type="float" office:value="609896637" calcext:value-type="float">
            <text:p>609896637</text:p>
          </table:table-cell>
          <table:table-cell office:value-type="float" office:value="21776" calcext:value-type="float">
            <text:p>21776</text:p>
          </table:table-cell>
          <table:table-cell office:value-type="float" office:value="552970525" calcext:value-type="float">
            <text:p>552970525</text:p>
          </table:table-cell>
          <table:table-cell office:value-type="float" office:value="293466899" calcext:value-type="float">
            <text:p>293466899</text:p>
          </table:table-cell>
        </table:table-row>
        <table:table-row table:style-name="ro1">
          <table:table-cell office:value-type="float" office:value="56250" calcext:value-type="float">
            <text:p>56250</text:p>
          </table:table-cell>
          <table:table-cell office:value-type="float" office:value="621767" calcext:value-type="float">
            <text:p>621767</text:p>
          </table:table-cell>
          <table:table-cell office:value-type="float" office:value="588156" calcext:value-type="float">
            <text:p>588156</text:p>
          </table:table-cell>
          <table:table-cell office:value-type="float" office:value="50923" calcext:value-type="float">
            <text:p>50923</text:p>
          </table:table-cell>
          <table:table-cell office:value-type="float" office:value="94873" calcext:value-type="float">
            <text:p>94873</text:p>
          </table:table-cell>
          <table:table-cell office:value-type="float" office:value="130412" calcext:value-type="float">
            <text:p>130412</text:p>
          </table:table-cell>
          <table:table-cell office:value-type="float" office:value="36424" calcext:value-type="float">
            <text:p>36424</text:p>
          </table:table-cell>
          <table:table-cell office:value-type="float" office:value="58291" calcext:value-type="float">
            <text:p>58291</text:p>
          </table:table-cell>
          <table:table-cell office:value-type="float" office:value="1092067963" calcext:value-type="float">
            <text:p>1092067963</text:p>
          </table:table-cell>
          <table:table-cell office:value-type="float" office:value="276197" calcext:value-type="float">
            <text:p>276197</text:p>
          </table:table-cell>
          <table:table-cell office:value-type="float" office:value="182047" calcext:value-type="float">
            <text:p>182047</text:p>
          </table:table-cell>
          <table:table-cell office:value-type="float" office:value="18298" calcext:value-type="float">
            <text:p>18298</text:p>
          </table:table-cell>
          <table:table-cell office:value-type="float" office:value="1239713913" calcext:value-type="float">
            <text:p>1239713913</text:p>
          </table:table-cell>
          <table:table-cell office:value-type="float" office:value="119701" calcext:value-type="float">
            <text:p>119701</text:p>
          </table:table-cell>
          <table:table-cell office:value-type="float" office:value="1363737906" calcext:value-type="float">
            <text:p>1363737906</text:p>
          </table:table-cell>
          <table:table-cell office:value-type="float" office:value="56325" calcext:value-type="float">
            <text:p>56325</text:p>
          </table:table-cell>
          <table:table-cell office:value-type="float" office:value="1140002963" calcext:value-type="float">
            <text:p>1140002963</text:p>
          </table:table-cell>
          <table:table-cell office:value-type="float" office:value="106465" calcext:value-type="float">
            <text:p>106465</text:p>
          </table:table-cell>
          <table:table-cell office:value-type="float" office:value="613123250" calcext:value-type="float">
            <text:p>613123250</text:p>
          </table:table-cell>
          <table:table-cell office:value-type="float" office:value="24007" calcext:value-type="float">
            <text:p>24007</text:p>
          </table:table-cell>
          <table:table-cell office:value-type="float" office:value="555378630" calcext:value-type="float">
            <text:p>555378630</text:p>
          </table:table-cell>
          <table:table-cell office:value-type="float" office:value="294519354" calcext:value-type="float">
            <text:p>294519354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634002" calcext:value-type="float">
            <text:p>634002</text:p>
          </table:table-cell>
          <table:table-cell office:value-type="float" office:value="595651" calcext:value-type="float">
            <text:p>595651</text:p>
          </table:table-cell>
          <table:table-cell office:value-type="float" office:value="51340" calcext:value-type="float">
            <text:p>51340</text:p>
          </table:table-cell>
          <table:table-cell office:value-type="float" office:value="95552" calcext:value-type="float">
            <text:p>95552</text:p>
          </table:table-cell>
          <table:table-cell office:value-type="float" office:value="131788" calcext:value-type="float">
            <text:p>131788</text:p>
          </table:table-cell>
          <table:table-cell office:value-type="float" office:value="36843" calcext:value-type="float">
            <text:p>36843</text:p>
          </table:table-cell>
          <table:table-cell office:value-type="float" office:value="56430" calcext:value-type="float">
            <text:p>56430</text:p>
          </table:table-cell>
          <table:table-cell office:value-type="float" office:value="1096630348" calcext:value-type="float">
            <text:p>1096630348</text:p>
          </table:table-cell>
          <table:table-cell office:value-type="float" office:value="263570" calcext:value-type="float">
            <text:p>263570</text:p>
          </table:table-cell>
          <table:table-cell office:value-type="float" office:value="176925" calcext:value-type="float">
            <text:p>176925</text:p>
          </table:table-cell>
          <table:table-cell office:value-type="float" office:value="18623" calcext:value-type="float">
            <text:p>18623</text:p>
          </table:table-cell>
          <table:table-cell office:value-type="float" office:value="1245848533" calcext:value-type="float">
            <text:p>1245848533</text:p>
          </table:table-cell>
          <table:table-cell office:value-type="float" office:value="120306" calcext:value-type="float">
            <text:p>120306</text:p>
          </table:table-cell>
          <table:table-cell office:value-type="float" office:value="1368753594" calcext:value-type="float">
            <text:p>1368753594</text:p>
          </table:table-cell>
          <table:table-cell office:value-type="float" office:value="52867" calcext:value-type="float">
            <text:p>52867</text:p>
          </table:table-cell>
          <table:table-cell office:value-type="float" office:value="1145303304" calcext:value-type="float">
            <text:p>1145303304</text:p>
          </table:table-cell>
          <table:table-cell office:value-type="float" office:value="102052" calcext:value-type="float">
            <text:p>102052</text:p>
          </table:table-cell>
          <table:table-cell office:value-type="float" office:value="615740855" calcext:value-type="float">
            <text:p>615740855</text:p>
          </table:table-cell>
          <table:table-cell office:value-type="float" office:value="22710" calcext:value-type="float">
            <text:p>22710</text:p>
          </table:table-cell>
          <table:table-cell office:value-type="float" office:value="557944985" calcext:value-type="float">
            <text:p>557944985</text:p>
          </table:table-cell>
          <table:table-cell office:value-type="float" office:value="296192738" calcext:value-type="float">
            <text:p>296192738</text:p>
          </table:table-cell>
        </table:table-row>
        <table:table-row table:style-name="ro1">
          <table:table-cell office:value-type="float" office:value="56750" calcext:value-type="float">
            <text:p>56750</text:p>
          </table:table-cell>
          <table:table-cell office:value-type="float" office:value="621184" calcext:value-type="float">
            <text:p>621184</text:p>
          </table:table-cell>
          <table:table-cell office:value-type="float" office:value="578639" calcext:value-type="float">
            <text:p>578639</text:p>
          </table:table-cell>
          <table:table-cell office:value-type="float" office:value="50632" calcext:value-type="float">
            <text:p>50632</text:p>
          </table:table-cell>
          <table:table-cell office:value-type="float" office:value="94416" calcext:value-type="float">
            <text:p>94416</text:p>
          </table:table-cell>
          <table:table-cell office:value-type="float" office:value="129164" calcext:value-type="float">
            <text:p>129164</text:p>
          </table:table-cell>
          <table:table-cell office:value-type="float" office:value="37584" calcext:value-type="float">
            <text:p>37584</text:p>
          </table:table-cell>
          <table:table-cell office:value-type="float" office:value="59229" calcext:value-type="float">
            <text:p>59229</text:p>
          </table:table-cell>
          <table:table-cell office:value-type="float" office:value="1100941995" calcext:value-type="float">
            <text:p>1100941995</text:p>
          </table:table-cell>
          <table:table-cell office:value-type="float" office:value="242328" calcext:value-type="float">
            <text:p>242328</text:p>
          </table:table-cell>
          <table:table-cell office:value-type="float" office:value="177748" calcext:value-type="float">
            <text:p>177748</text:p>
          </table:table-cell>
          <table:table-cell office:value-type="float" office:value="18794" calcext:value-type="float">
            <text:p>18794</text:p>
          </table:table-cell>
          <table:table-cell office:value-type="float" office:value="1251074634" calcext:value-type="float">
            <text:p>1251074634</text:p>
          </table:table-cell>
          <table:table-cell office:value-type="float" office:value="121890" calcext:value-type="float">
            <text:p>121890</text:p>
          </table:table-cell>
          <table:table-cell office:value-type="float" office:value="1374218782" calcext:value-type="float">
            <text:p>1374218782</text:p>
          </table:table-cell>
          <table:table-cell office:value-type="float" office:value="52760" calcext:value-type="float">
            <text:p>52760</text:p>
          </table:table-cell>
          <table:table-cell office:value-type="float" office:value="1149921407" calcext:value-type="float">
            <text:p>1149921407</text:p>
          </table:table-cell>
          <table:table-cell office:value-type="float" office:value="102187" calcext:value-type="float">
            <text:p>102187</text:p>
          </table:table-cell>
          <table:table-cell office:value-type="float" office:value="618022628" calcext:value-type="float">
            <text:p>618022628</text:p>
          </table:table-cell>
          <table:table-cell office:value-type="float" office:value="23248" calcext:value-type="float">
            <text:p>23248</text:p>
          </table:table-cell>
          <table:table-cell office:value-type="float" office:value="560994216" calcext:value-type="float">
            <text:p>560994216</text:p>
          </table:table-cell>
          <table:table-cell office:value-type="float" office:value="297232070" calcext:value-type="float">
            <text:p>297232070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636249" calcext:value-type="float">
            <text:p>636249</text:p>
          </table:table-cell>
          <table:table-cell office:value-type="float" office:value="583570" calcext:value-type="float">
            <text:p>583570</text:p>
          </table:table-cell>
          <table:table-cell office:value-type="float" office:value="52320" calcext:value-type="float">
            <text:p>52320</text:p>
          </table:table-cell>
          <table:table-cell office:value-type="float" office:value="93617" calcext:value-type="float">
            <text:p>93617</text:p>
          </table:table-cell>
          <table:table-cell office:value-type="float" office:value="131683" calcext:value-type="float">
            <text:p>131683</text:p>
          </table:table-cell>
          <table:table-cell office:value-type="float" office:value="38898" calcext:value-type="float">
            <text:p>38898</text:p>
          </table:table-cell>
          <table:table-cell office:value-type="float" office:value="57611" calcext:value-type="float">
            <text:p>57611</text:p>
          </table:table-cell>
          <table:table-cell office:value-type="float" office:value="1104822347" calcext:value-type="float">
            <text:p>1104822347</text:p>
          </table:table-cell>
          <table:table-cell office:value-type="float" office:value="274927" calcext:value-type="float">
            <text:p>274927</text:p>
          </table:table-cell>
          <table:table-cell office:value-type="float" office:value="176610" calcext:value-type="float">
            <text:p>176610</text:p>
          </table:table-cell>
          <table:table-cell office:value-type="float" office:value="18628" calcext:value-type="float">
            <text:p>18628</text:p>
          </table:table-cell>
          <table:table-cell office:value-type="float" office:value="1256301941" calcext:value-type="float">
            <text:p>1256301941</text:p>
          </table:table-cell>
          <table:table-cell office:value-type="float" office:value="122450" calcext:value-type="float">
            <text:p>122450</text:p>
          </table:table-cell>
          <table:table-cell office:value-type="float" office:value="1379159109" calcext:value-type="float">
            <text:p>1379159109</text:p>
          </table:table-cell>
          <table:table-cell office:value-type="float" office:value="52974" calcext:value-type="float">
            <text:p>52974</text:p>
          </table:table-cell>
          <table:table-cell office:value-type="float" office:value="1155203859" calcext:value-type="float">
            <text:p>1155203859</text:p>
          </table:table-cell>
          <table:table-cell office:value-type="float" office:value="102344" calcext:value-type="float">
            <text:p>102344</text:p>
          </table:table-cell>
          <table:table-cell office:value-type="float" office:value="621006319" calcext:value-type="float">
            <text:p>621006319</text:p>
          </table:table-cell>
          <table:table-cell office:value-type="float" office:value="21022" calcext:value-type="float">
            <text:p>21022</text:p>
          </table:table-cell>
          <table:table-cell office:value-type="float" office:value="563140665" calcext:value-type="float">
            <text:p>563140665</text:p>
          </table:table-cell>
          <table:table-cell office:value-type="float" office:value="298698584" calcext:value-type="float">
            <text:p>298698584</text:p>
          </table:table-cell>
        </table:table-row>
        <table:table-row table:style-name="ro1">
          <table:table-cell office:value-type="float" office:value="57250" calcext:value-type="float">
            <text:p>57250</text:p>
          </table:table-cell>
          <table:table-cell office:value-type="float" office:value="697405" calcext:value-type="float">
            <text:p>697405</text:p>
          </table:table-cell>
          <table:table-cell office:value-type="float" office:value="597899" calcext:value-type="float">
            <text:p>597899</text:p>
          </table:table-cell>
          <table:table-cell office:value-type="float" office:value="50580" calcext:value-type="float">
            <text:p>50580</text:p>
          </table:table-cell>
          <table:table-cell office:value-type="float" office:value="94841" calcext:value-type="float">
            <text:p>94841</text:p>
          </table:table-cell>
          <table:table-cell office:value-type="float" office:value="123454" calcext:value-type="float">
            <text:p>123454</text:p>
          </table:table-cell>
          <table:table-cell office:value-type="float" office:value="37587" calcext:value-type="float">
            <text:p>37587</text:p>
          </table:table-cell>
          <table:table-cell office:value-type="float" office:value="53928" calcext:value-type="float">
            <text:p>53928</text:p>
          </table:table-cell>
          <table:table-cell office:value-type="float" office:value="1109953222" calcext:value-type="float">
            <text:p>1109953222</text:p>
          </table:table-cell>
          <table:table-cell office:value-type="float" office:value="262244" calcext:value-type="float">
            <text:p>262244</text:p>
          </table:table-cell>
          <table:table-cell office:value-type="float" office:value="189256" calcext:value-type="float">
            <text:p>189256</text:p>
          </table:table-cell>
          <table:table-cell office:value-type="float" office:value="18605" calcext:value-type="float">
            <text:p>18605</text:p>
          </table:table-cell>
          <table:table-cell office:value-type="float" office:value="1262024994" calcext:value-type="float">
            <text:p>1262024994</text:p>
          </table:table-cell>
          <table:table-cell office:value-type="float" office:value="116583" calcext:value-type="float">
            <text:p>116583</text:p>
          </table:table-cell>
          <table:table-cell office:value-type="float" office:value="1383078057" calcext:value-type="float">
            <text:p>1383078057</text:p>
          </table:table-cell>
          <table:table-cell office:value-type="float" office:value="53808" calcext:value-type="float">
            <text:p>53808</text:p>
          </table:table-cell>
          <table:table-cell office:value-type="float" office:value="1160767455" calcext:value-type="float">
            <text:p>1160767455</text:p>
          </table:table-cell>
          <table:table-cell office:value-type="float" office:value="104167" calcext:value-type="float">
            <text:p>104167</text:p>
          </table:table-cell>
          <table:table-cell office:value-type="float" office:value="623644466" calcext:value-type="float">
            <text:p>623644466</text:p>
          </table:table-cell>
          <table:table-cell office:value-type="float" office:value="23280" calcext:value-type="float">
            <text:p>23280</text:p>
          </table:table-cell>
          <table:table-cell office:value-type="float" office:value="566606791" calcext:value-type="float">
            <text:p>566606791</text:p>
          </table:table-cell>
          <table:table-cell office:value-type="float" office:value="299980012" calcext:value-type="float">
            <text:p>299980012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629706" calcext:value-type="float">
            <text:p>629706</text:p>
          </table:table-cell>
          <table:table-cell office:value-type="float" office:value="587411" calcext:value-type="float">
            <text:p>587411</text:p>
          </table:table-cell>
          <table:table-cell office:value-type="float" office:value="50846" calcext:value-type="float">
            <text:p>50846</text:p>
          </table:table-cell>
          <table:table-cell office:value-type="float" office:value="95788" calcext:value-type="float">
            <text:p>95788</text:p>
          </table:table-cell>
          <table:table-cell office:value-type="float" office:value="130516" calcext:value-type="float">
            <text:p>130516</text:p>
          </table:table-cell>
          <table:table-cell office:value-type="float" office:value="38641" calcext:value-type="float">
            <text:p>38641</text:p>
          </table:table-cell>
          <table:table-cell office:value-type="float" office:value="55296" calcext:value-type="float">
            <text:p>55296</text:p>
          </table:table-cell>
          <table:table-cell office:value-type="float" office:value="1113608967" calcext:value-type="float">
            <text:p>1113608967</text:p>
          </table:table-cell>
          <table:table-cell office:value-type="float" office:value="269353" calcext:value-type="float">
            <text:p>269353</text:p>
          </table:table-cell>
          <table:table-cell office:value-type="float" office:value="176552" calcext:value-type="float">
            <text:p>176552</text:p>
          </table:table-cell>
          <table:table-cell office:value-type="float" office:value="19048" calcext:value-type="float">
            <text:p>19048</text:p>
          </table:table-cell>
          <table:table-cell office:value-type="float" office:value="1267145842" calcext:value-type="float">
            <text:p>1267145842</text:p>
          </table:table-cell>
          <table:table-cell office:value-type="float" office:value="121573" calcext:value-type="float">
            <text:p>121573</text:p>
          </table:table-cell>
          <table:table-cell office:value-type="float" office:value="1388018596" calcext:value-type="float">
            <text:p>1388018596</text:p>
          </table:table-cell>
          <table:table-cell office:value-type="float" office:value="54103" calcext:value-type="float">
            <text:p>54103</text:p>
          </table:table-cell>
          <table:table-cell office:value-type="float" office:value="1165514625" calcext:value-type="float">
            <text:p>1165514625</text:p>
          </table:table-cell>
          <table:table-cell office:value-type="float" office:value="112427" calcext:value-type="float">
            <text:p>112427</text:p>
          </table:table-cell>
          <table:table-cell office:value-type="float" office:value="626518824" calcext:value-type="float">
            <text:p>626518824</text:p>
          </table:table-cell>
          <table:table-cell office:value-type="float" office:value="21753" calcext:value-type="float">
            <text:p>21753</text:p>
          </table:table-cell>
          <table:table-cell office:value-type="float" office:value="568506948" calcext:value-type="float">
            <text:p>568506948</text:p>
          </table:table-cell>
          <table:table-cell office:value-type="float" office:value="301084314" calcext:value-type="float">
            <text:p>301084314</text:p>
          </table:table-cell>
        </table:table-row>
        <table:table-row table:style-name="ro1">
          <table:table-cell office:value-type="float" office:value="57750" calcext:value-type="float">
            <text:p>57750</text:p>
          </table:table-cell>
          <table:table-cell office:value-type="float" office:value="624514" calcext:value-type="float">
            <text:p>624514</text:p>
          </table:table-cell>
          <table:table-cell office:value-type="float" office:value="592827" calcext:value-type="float">
            <text:p>592827</text:p>
          </table:table-cell>
          <table:table-cell office:value-type="float" office:value="50673" calcext:value-type="float">
            <text:p>50673</text:p>
          </table:table-cell>
          <table:table-cell office:value-type="float" office:value="94397" calcext:value-type="float">
            <text:p>94397</text:p>
          </table:table-cell>
          <table:table-cell office:value-type="float" office:value="127309" calcext:value-type="float">
            <text:p>127309</text:p>
          </table:table-cell>
          <table:table-cell office:value-type="float" office:value="37608" calcext:value-type="float">
            <text:p>37608</text:p>
          </table:table-cell>
          <table:table-cell office:value-type="float" office:value="51136" calcext:value-type="float">
            <text:p>51136</text:p>
          </table:table-cell>
          <table:table-cell office:value-type="float" office:value="1117878579" calcext:value-type="float">
            <text:p>1117878579</text:p>
          </table:table-cell>
          <table:table-cell office:value-type="float" office:value="255523" calcext:value-type="float">
            <text:p>255523</text:p>
          </table:table-cell>
          <table:table-cell office:value-type="float" office:value="177502" calcext:value-type="float">
            <text:p>177502</text:p>
          </table:table-cell>
          <table:table-cell office:value-type="float" office:value="18567" calcext:value-type="float">
            <text:p>18567</text:p>
          </table:table-cell>
          <table:table-cell office:value-type="float" office:value="1272681952" calcext:value-type="float">
            <text:p>1272681952</text:p>
          </table:table-cell>
          <table:table-cell office:value-type="float" office:value="114829" calcext:value-type="float">
            <text:p>114829</text:p>
          </table:table-cell>
          <table:table-cell office:value-type="float" office:value="1394883283" calcext:value-type="float">
            <text:p>1394883283</text:p>
          </table:table-cell>
          <table:table-cell office:value-type="float" office:value="50946" calcext:value-type="float">
            <text:p>50946</text:p>
          </table:table-cell>
          <table:table-cell office:value-type="float" office:value="1171222511" calcext:value-type="float">
            <text:p>1171222511</text:p>
          </table:table-cell>
          <table:table-cell office:value-type="float" office:value="106852" calcext:value-type="float">
            <text:p>106852</text:p>
          </table:table-cell>
          <table:table-cell office:value-type="float" office:value="629472017" calcext:value-type="float">
            <text:p>629472017</text:p>
          </table:table-cell>
          <table:table-cell office:value-type="float" office:value="23823" calcext:value-type="float">
            <text:p>23823</text:p>
          </table:table-cell>
          <table:table-cell office:value-type="float" office:value="571513614" calcext:value-type="float">
            <text:p>571513614</text:p>
          </table:table-cell>
          <table:table-cell office:value-type="float" office:value="302502690" calcext:value-type="float">
            <text:p>302502690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618797" calcext:value-type="float">
            <text:p>618797</text:p>
          </table:table-cell>
          <table:table-cell office:value-type="float" office:value="595226" calcext:value-type="float">
            <text:p>595226</text:p>
          </table:table-cell>
          <table:table-cell office:value-type="float" office:value="51581" calcext:value-type="float">
            <text:p>51581</text:p>
          </table:table-cell>
          <table:table-cell office:value-type="float" office:value="93392" calcext:value-type="float">
            <text:p>93392</text:p>
          </table:table-cell>
          <table:table-cell office:value-type="float" office:value="122812" calcext:value-type="float">
            <text:p>122812</text:p>
          </table:table-cell>
          <table:table-cell office:value-type="float" office:value="35864" calcext:value-type="float">
            <text:p>35864</text:p>
          </table:table-cell>
          <table:table-cell office:value-type="float" office:value="56329" calcext:value-type="float">
            <text:p>56329</text:p>
          </table:table-cell>
          <table:table-cell office:value-type="float" office:value="1122416728" calcext:value-type="float">
            <text:p>1122416728</text:p>
          </table:table-cell>
          <table:table-cell office:value-type="float" office:value="276360" calcext:value-type="float">
            <text:p>276360</text:p>
          </table:table-cell>
          <table:table-cell office:value-type="float" office:value="180579" calcext:value-type="float">
            <text:p>180579</text:p>
          </table:table-cell>
          <table:table-cell office:value-type="float" office:value="18615" calcext:value-type="float">
            <text:p>18615</text:p>
          </table:table-cell>
          <table:table-cell office:value-type="float" office:value="1278280717" calcext:value-type="float">
            <text:p>1278280717</text:p>
          </table:table-cell>
          <table:table-cell office:value-type="float" office:value="120797" calcext:value-type="float">
            <text:p>120797</text:p>
          </table:table-cell>
          <table:table-cell office:value-type="float" office:value="1401612743" calcext:value-type="float">
            <text:p>1401612743</text:p>
          </table:table-cell>
          <table:table-cell office:value-type="float" office:value="53775" calcext:value-type="float">
            <text:p>53775</text:p>
          </table:table-cell>
          <table:table-cell office:value-type="float" office:value="1175924584" calcext:value-type="float">
            <text:p>1175924584</text:p>
          </table:table-cell>
          <table:table-cell office:value-type="float" office:value="104228" calcext:value-type="float">
            <text:p>104228</text:p>
          </table:table-cell>
          <table:table-cell office:value-type="float" office:value="631143650" calcext:value-type="float">
            <text:p>631143650</text:p>
          </table:table-cell>
          <table:table-cell office:value-type="float" office:value="21880" calcext:value-type="float">
            <text:p>21880</text:p>
          </table:table-cell>
          <table:table-cell office:value-type="float" office:value="573891873" calcext:value-type="float">
            <text:p>573891873</text:p>
          </table:table-cell>
          <table:table-cell office:value-type="float" office:value="303853651" calcext:value-type="float">
            <text:p>303853651</text:p>
          </table:table-cell>
        </table:table-row>
        <table:table-row table:style-name="ro1">
          <table:table-cell office:value-type="float" office:value="58250" calcext:value-type="float">
            <text:p>58250</text:p>
          </table:table-cell>
          <table:table-cell office:value-type="float" office:value="614780" calcext:value-type="float">
            <text:p>614780</text:p>
          </table:table-cell>
          <table:table-cell office:value-type="float" office:value="592880" calcext:value-type="float">
            <text:p>592880</text:p>
          </table:table-cell>
          <table:table-cell office:value-type="float" office:value="51474" calcext:value-type="float">
            <text:p>51474</text:p>
          </table:table-cell>
          <table:table-cell office:value-type="float" office:value="138564" calcext:value-type="float">
            <text:p>138564</text:p>
          </table:table-cell>
          <table:table-cell office:value-type="float" office:value="129991" calcext:value-type="float">
            <text:p>129991</text:p>
          </table:table-cell>
          <table:table-cell office:value-type="float" office:value="35224" calcext:value-type="float">
            <text:p>35224</text:p>
          </table:table-cell>
          <table:table-cell office:value-type="float" office:value="52150" calcext:value-type="float">
            <text:p>52150</text:p>
          </table:table-cell>
          <table:table-cell office:value-type="float" office:value="1126318576" calcext:value-type="float">
            <text:p>1126318576</text:p>
          </table:table-cell>
          <table:table-cell office:value-type="float" office:value="267210" calcext:value-type="float">
            <text:p>267210</text:p>
          </table:table-cell>
          <table:table-cell office:value-type="float" office:value="171214" calcext:value-type="float">
            <text:p>171214</text:p>
          </table:table-cell>
          <table:table-cell office:value-type="float" office:value="18682" calcext:value-type="float">
            <text:p>18682</text:p>
          </table:table-cell>
          <table:table-cell office:value-type="float" office:value="1283552637" calcext:value-type="float">
            <text:p>1283552637</text:p>
          </table:table-cell>
          <table:table-cell office:value-type="float" office:value="116935" calcext:value-type="float">
            <text:p>116935</text:p>
          </table:table-cell>
          <table:table-cell office:value-type="float" office:value="1407928176" calcext:value-type="float">
            <text:p>1407928176</text:p>
          </table:table-cell>
          <table:table-cell office:value-type="float" office:value="53632" calcext:value-type="float">
            <text:p>53632</text:p>
          </table:table-cell>
          <table:table-cell office:value-type="float" office:value="1181186978" calcext:value-type="float">
            <text:p>1181186978</text:p>
          </table:table-cell>
          <table:table-cell office:value-type="float" office:value="100287" calcext:value-type="float">
            <text:p>100287</text:p>
          </table:table-cell>
          <table:table-cell office:value-type="float" office:value="634380553" calcext:value-type="float">
            <text:p>634380553</text:p>
          </table:table-cell>
          <table:table-cell office:value-type="float" office:value="21850" calcext:value-type="float">
            <text:p>21850</text:p>
          </table:table-cell>
          <table:table-cell office:value-type="float" office:value="576399865" calcext:value-type="float">
            <text:p>576399865</text:p>
          </table:table-cell>
          <table:table-cell office:value-type="float" office:value="305297963" calcext:value-type="float">
            <text:p>305297963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627200" calcext:value-type="float">
            <text:p>627200</text:p>
          </table:table-cell>
          <table:table-cell office:value-type="float" office:value="576346" calcext:value-type="float">
            <text:p>576346</text:p>
          </table:table-cell>
          <table:table-cell office:value-type="float" office:value="50520" calcext:value-type="float">
            <text:p>50520</text:p>
          </table:table-cell>
          <table:table-cell office:value-type="float" office:value="94597" calcext:value-type="float">
            <text:p>94597</text:p>
          </table:table-cell>
          <table:table-cell office:value-type="float" office:value="122873" calcext:value-type="float">
            <text:p>122873</text:p>
          </table:table-cell>
          <table:table-cell office:value-type="float" office:value="35818" calcext:value-type="float">
            <text:p>35818</text:p>
          </table:table-cell>
          <table:table-cell office:value-type="float" office:value="56251" calcext:value-type="float">
            <text:p>56251</text:p>
          </table:table-cell>
          <table:table-cell office:value-type="float" office:value="1130956382" calcext:value-type="float">
            <text:p>1130956382</text:p>
          </table:table-cell>
          <table:table-cell office:value-type="float" office:value="259934" calcext:value-type="float">
            <text:p>259934</text:p>
          </table:table-cell>
          <table:table-cell office:value-type="float" office:value="178593" calcext:value-type="float">
            <text:p>178593</text:p>
          </table:table-cell>
          <table:table-cell office:value-type="float" office:value="18644" calcext:value-type="float">
            <text:p>18644</text:p>
          </table:table-cell>
          <table:table-cell office:value-type="float" office:value="1289399709" calcext:value-type="float">
            <text:p>1289399709</text:p>
          </table:table-cell>
          <table:table-cell office:value-type="float" office:value="115721" calcext:value-type="float">
            <text:p>115721</text:p>
          </table:table-cell>
          <table:table-cell office:value-type="float" office:value="1413892921" calcext:value-type="float">
            <text:p>1413892921</text:p>
          </table:table-cell>
          <table:table-cell office:value-type="float" office:value="53559" calcext:value-type="float">
            <text:p>53559</text:p>
          </table:table-cell>
          <table:table-cell office:value-type="float" office:value="1185997713" calcext:value-type="float">
            <text:p>1185997713</text:p>
          </table:table-cell>
          <table:table-cell office:value-type="float" office:value="104970" calcext:value-type="float">
            <text:p>104970</text:p>
          </table:table-cell>
          <table:table-cell office:value-type="float" office:value="637236883" calcext:value-type="float">
            <text:p>637236883</text:p>
          </table:table-cell>
          <table:table-cell office:value-type="float" office:value="22725" calcext:value-type="float">
            <text:p>22725</text:p>
          </table:table-cell>
          <table:table-cell office:value-type="float" office:value="579422236" calcext:value-type="float">
            <text:p>579422236</text:p>
          </table:table-cell>
          <table:table-cell office:value-type="float" office:value="306610280" calcext:value-type="float">
            <text:p>306610280</text:p>
          </table:table-cell>
        </table:table-row>
        <table:table-row table:style-name="ro1">
          <table:table-cell office:value-type="float" office:value="58750" calcext:value-type="float">
            <text:p>58750</text:p>
          </table:table-cell>
          <table:table-cell office:value-type="float" office:value="656899" calcext:value-type="float">
            <text:p>656899</text:p>
          </table:table-cell>
          <table:table-cell office:value-type="float" office:value="596095" calcext:value-type="float">
            <text:p>596095</text:p>
          </table:table-cell>
          <table:table-cell office:value-type="float" office:value="51009" calcext:value-type="float">
            <text:p>51009</text:p>
          </table:table-cell>
          <table:table-cell office:value-type="float" office:value="94637" calcext:value-type="float">
            <text:p>94637</text:p>
          </table:table-cell>
          <table:table-cell office:value-type="float" office:value="129025" calcext:value-type="float">
            <text:p>129025</text:p>
          </table:table-cell>
          <table:table-cell office:value-type="float" office:value="34948" calcext:value-type="float">
            <text:p>34948</text:p>
          </table:table-cell>
          <table:table-cell office:value-type="float" office:value="56273" calcext:value-type="float">
            <text:p>56273</text:p>
          </table:table-cell>
          <table:table-cell office:value-type="float" office:value="1134381993" calcext:value-type="float">
            <text:p>1134381993</text:p>
          </table:table-cell>
          <table:table-cell office:value-type="float" office:value="268515" calcext:value-type="float">
            <text:p>268515</text:p>
          </table:table-cell>
          <table:table-cell office:value-type="float" office:value="177633" calcext:value-type="float">
            <text:p>177633</text:p>
          </table:table-cell>
          <table:table-cell office:value-type="float" office:value="18604" calcext:value-type="float">
            <text:p>18604</text:p>
          </table:table-cell>
          <table:table-cell office:value-type="float" office:value="1294432134" calcext:value-type="float">
            <text:p>1294432134</text:p>
          </table:table-cell>
          <table:table-cell office:value-type="float" office:value="116634" calcext:value-type="float">
            <text:p>116634</text:p>
          </table:table-cell>
          <table:table-cell office:value-type="float" office:value="1419617280" calcext:value-type="float">
            <text:p>1419617280</text:p>
          </table:table-cell>
          <table:table-cell office:value-type="float" office:value="52489" calcext:value-type="float">
            <text:p>52489</text:p>
          </table:table-cell>
          <table:table-cell office:value-type="float" office:value="1190487179" calcext:value-type="float">
            <text:p>1190487179</text:p>
          </table:table-cell>
          <table:table-cell office:value-type="float" office:value="99065" calcext:value-type="float">
            <text:p>99065</text:p>
          </table:table-cell>
          <table:table-cell office:value-type="float" office:value="639877663" calcext:value-type="float">
            <text:p>639877663</text:p>
          </table:table-cell>
          <table:table-cell office:value-type="float" office:value="21896" calcext:value-type="float">
            <text:p>21896</text:p>
          </table:table-cell>
          <table:table-cell office:value-type="float" office:value="581885688" calcext:value-type="float">
            <text:p>581885688</text:p>
          </table:table-cell>
          <table:table-cell office:value-type="float" office:value="307677715" calcext:value-type="float">
            <text:p>30767771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628353" calcext:value-type="float">
            <text:p>628353</text:p>
          </table:table-cell>
          <table:table-cell office:value-type="float" office:value="643705" calcext:value-type="float">
            <text:p>643705</text:p>
          </table:table-cell>
          <table:table-cell office:value-type="float" office:value="51366" calcext:value-type="float">
            <text:p>51366</text:p>
          </table:table-cell>
          <table:table-cell office:value-type="float" office:value="96655" calcext:value-type="float">
            <text:p>96655</text:p>
          </table:table-cell>
          <table:table-cell office:value-type="float" office:value="127215" calcext:value-type="float">
            <text:p>127215</text:p>
          </table:table-cell>
          <table:table-cell office:value-type="float" office:value="39497" calcext:value-type="float">
            <text:p>39497</text:p>
          </table:table-cell>
          <table:table-cell office:value-type="float" office:value="51456" calcext:value-type="float">
            <text:p>51456</text:p>
          </table:table-cell>
          <table:table-cell office:value-type="float" office:value="1139265036" calcext:value-type="float">
            <text:p>1139265036</text:p>
          </table:table-cell>
          <table:table-cell office:value-type="float" office:value="367375" calcext:value-type="float">
            <text:p>367375</text:p>
          </table:table-cell>
          <table:table-cell office:value-type="float" office:value="174512" calcext:value-type="float">
            <text:p>174512</text:p>
          </table:table-cell>
          <table:table-cell office:value-type="float" office:value="18622" calcext:value-type="float">
            <text:p>18622</text:p>
          </table:table-cell>
          <table:table-cell office:value-type="float" office:value="1299819814" calcext:value-type="float">
            <text:p>1299819814</text:p>
          </table:table-cell>
          <table:table-cell office:value-type="float" office:value="120607" calcext:value-type="float">
            <text:p>120607</text:p>
          </table:table-cell>
          <table:table-cell office:value-type="float" office:value="1424493604" calcext:value-type="float">
            <text:p>1424493604</text:p>
          </table:table-cell>
          <table:table-cell office:value-type="float" office:value="50194" calcext:value-type="float">
            <text:p>50194</text:p>
          </table:table-cell>
          <table:table-cell office:value-type="float" office:value="1195063214" calcext:value-type="float">
            <text:p>1195063214</text:p>
          </table:table-cell>
          <table:table-cell office:value-type="float" office:value="99608" calcext:value-type="float">
            <text:p>99608</text:p>
          </table:table-cell>
          <table:table-cell office:value-type="float" office:value="642348788" calcext:value-type="float">
            <text:p>642348788</text:p>
          </table:table-cell>
          <table:table-cell office:value-type="float" office:value="24512" calcext:value-type="float">
            <text:p>24512</text:p>
          </table:table-cell>
          <table:table-cell office:value-type="float" office:value="584218400" calcext:value-type="float">
            <text:p>584218400</text:p>
          </table:table-cell>
          <table:table-cell office:value-type="float" office:value="308933483" calcext:value-type="float">
            <text:p>308933483</text:p>
          </table:table-cell>
        </table:table-row>
        <table:table-row table:style-name="ro1">
          <table:table-cell office:value-type="float" office:value="59250" calcext:value-type="float">
            <text:p>59250</text:p>
          </table:table-cell>
          <table:table-cell office:value-type="float" office:value="638333" calcext:value-type="float">
            <text:p>638333</text:p>
          </table:table-cell>
          <table:table-cell office:value-type="float" office:value="587952" calcext:value-type="float">
            <text:p>587952</text:p>
          </table:table-cell>
          <table:table-cell office:value-type="float" office:value="51067" calcext:value-type="float">
            <text:p>51067</text:p>
          </table:table-cell>
          <table:table-cell office:value-type="float" office:value="93541" calcext:value-type="float">
            <text:p>93541</text:p>
          </table:table-cell>
          <table:table-cell office:value-type="float" office:value="127978" calcext:value-type="float">
            <text:p>127978</text:p>
          </table:table-cell>
          <table:table-cell office:value-type="float" office:value="37366" calcext:value-type="float">
            <text:p>37366</text:p>
          </table:table-cell>
          <table:table-cell office:value-type="float" office:value="55997" calcext:value-type="float">
            <text:p>55997</text:p>
          </table:table-cell>
          <table:table-cell office:value-type="float" office:value="1143004090" calcext:value-type="float">
            <text:p>1143004090</text:p>
          </table:table-cell>
          <table:table-cell office:value-type="float" office:value="282125" calcext:value-type="float">
            <text:p>282125</text:p>
          </table:table-cell>
          <table:table-cell office:value-type="float" office:value="183875" calcext:value-type="float">
            <text:p>183875</text:p>
          </table:table-cell>
          <table:table-cell office:value-type="float" office:value="18889" calcext:value-type="float">
            <text:p>18889</text:p>
          </table:table-cell>
          <table:table-cell office:value-type="float" office:value="1305629610" calcext:value-type="float">
            <text:p>1305629610</text:p>
          </table:table-cell>
          <table:table-cell office:value-type="float" office:value="123311" calcext:value-type="float">
            <text:p>123311</text:p>
          </table:table-cell>
          <table:table-cell office:value-type="float" office:value="1429384613" calcext:value-type="float">
            <text:p>1429384613</text:p>
          </table:table-cell>
          <table:table-cell office:value-type="float" office:value="48525" calcext:value-type="float">
            <text:p>48525</text:p>
          </table:table-cell>
          <table:table-cell office:value-type="float" office:value="1200711405" calcext:value-type="float">
            <text:p>1200711405</text:p>
          </table:table-cell>
          <table:table-cell office:value-type="float" office:value="103740" calcext:value-type="float">
            <text:p>103740</text:p>
          </table:table-cell>
          <table:table-cell office:value-type="float" office:value="645171732" calcext:value-type="float">
            <text:p>645171732</text:p>
          </table:table-cell>
          <table:table-cell office:value-type="float" office:value="22639" calcext:value-type="float">
            <text:p>22639</text:p>
          </table:table-cell>
          <table:table-cell office:value-type="float" office:value="587484835" calcext:value-type="float">
            <text:p>587484835</text:p>
          </table:table-cell>
          <table:table-cell office:value-type="float" office:value="310616396" calcext:value-type="float">
            <text:p>310616396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628687" calcext:value-type="float">
            <text:p>628687</text:p>
          </table:table-cell>
          <table:table-cell office:value-type="float" office:value="579137" calcext:value-type="float">
            <text:p>579137</text:p>
          </table:table-cell>
          <table:table-cell office:value-type="float" office:value="52442" calcext:value-type="float">
            <text:p>52442</text:p>
          </table:table-cell>
          <table:table-cell office:value-type="float" office:value="93501" calcext:value-type="float">
            <text:p>93501</text:p>
          </table:table-cell>
          <table:table-cell office:value-type="float" office:value="131206" calcext:value-type="float">
            <text:p>131206</text:p>
          </table:table-cell>
          <table:table-cell office:value-type="float" office:value="34682" calcext:value-type="float">
            <text:p>34682</text:p>
          </table:table-cell>
          <table:table-cell office:value-type="float" office:value="55097" calcext:value-type="float">
            <text:p>55097</text:p>
          </table:table-cell>
          <table:table-cell office:value-type="float" office:value="1147740535" calcext:value-type="float">
            <text:p>1147740535</text:p>
          </table:table-cell>
          <table:table-cell office:value-type="float" office:value="275768" calcext:value-type="float">
            <text:p>275768</text:p>
          </table:table-cell>
          <table:table-cell office:value-type="float" office:value="189338" calcext:value-type="float">
            <text:p>189338</text:p>
          </table:table-cell>
          <table:table-cell office:value-type="float" office:value="18578" calcext:value-type="float">
            <text:p>18578</text:p>
          </table:table-cell>
          <table:table-cell office:value-type="float" office:value="1310868581" calcext:value-type="float">
            <text:p>1310868581</text:p>
          </table:table-cell>
          <table:table-cell office:value-type="float" office:value="119527" calcext:value-type="float">
            <text:p>119527</text:p>
          </table:table-cell>
          <table:table-cell office:value-type="float" office:value="1433893689" calcext:value-type="float">
            <text:p>1433893689</text:p>
          </table:table-cell>
          <table:table-cell office:value-type="float" office:value="50783" calcext:value-type="float">
            <text:p>50783</text:p>
          </table:table-cell>
          <table:table-cell office:value-type="float" office:value="1205881394" calcext:value-type="float">
            <text:p>1205881394</text:p>
          </table:table-cell>
          <table:table-cell office:value-type="float" office:value="99941" calcext:value-type="float">
            <text:p>99941</text:p>
          </table:table-cell>
          <table:table-cell office:value-type="float" office:value="648221540" calcext:value-type="float">
            <text:p>648221540</text:p>
          </table:table-cell>
          <table:table-cell office:value-type="float" office:value="22218" calcext:value-type="float">
            <text:p>22218</text:p>
          </table:table-cell>
          <table:table-cell office:value-type="float" office:value="589504519" calcext:value-type="float">
            <text:p>589504519</text:p>
          </table:table-cell>
          <table:table-cell office:value-type="float" office:value="311518779" calcext:value-type="float">
            <text:p>311518779</text:p>
          </table:table-cell>
        </table:table-row>
        <table:table-row table:style-name="ro1">
          <table:table-cell office:value-type="float" office:value="59750" calcext:value-type="float">
            <text:p>59750</text:p>
          </table:table-cell>
          <table:table-cell office:value-type="float" office:value="612886" calcext:value-type="float">
            <text:p>612886</text:p>
          </table:table-cell>
          <table:table-cell office:value-type="float" office:value="585324" calcext:value-type="float">
            <text:p>585324</text:p>
          </table:table-cell>
          <table:table-cell office:value-type="float" office:value="50740" calcext:value-type="float">
            <text:p>50740</text:p>
          </table:table-cell>
          <table:table-cell office:value-type="float" office:value="92598" calcext:value-type="float">
            <text:p>92598</text:p>
          </table:table-cell>
          <table:table-cell office:value-type="float" office:value="120980" calcext:value-type="float">
            <text:p>120980</text:p>
          </table:table-cell>
          <table:table-cell office:value-type="float" office:value="37004" calcext:value-type="float">
            <text:p>37004</text:p>
          </table:table-cell>
          <table:table-cell office:value-type="float" office:value="52731" calcext:value-type="float">
            <text:p>52731</text:p>
          </table:table-cell>
          <table:table-cell office:value-type="float" office:value="1152279300" calcext:value-type="float">
            <text:p>1152279300</text:p>
          </table:table-cell>
          <table:table-cell office:value-type="float" office:value="267198" calcext:value-type="float">
            <text:p>267198</text:p>
          </table:table-cell>
          <table:table-cell office:value-type="float" office:value="178528" calcext:value-type="float">
            <text:p>178528</text:p>
          </table:table-cell>
          <table:table-cell office:value-type="float" office:value="18566" calcext:value-type="float">
            <text:p>18566</text:p>
          </table:table-cell>
          <table:table-cell office:value-type="float" office:value="1316211853" calcext:value-type="float">
            <text:p>1316211853</text:p>
          </table:table-cell>
          <table:table-cell office:value-type="float" office:value="120944" calcext:value-type="float">
            <text:p>120944</text:p>
          </table:table-cell>
          <table:table-cell office:value-type="float" office:value="1440473577" calcext:value-type="float">
            <text:p>1440473577</text:p>
          </table:table-cell>
          <table:table-cell office:value-type="float" office:value="51420" calcext:value-type="float">
            <text:p>51420</text:p>
          </table:table-cell>
          <table:table-cell office:value-type="float" office:value="1211354606" calcext:value-type="float">
            <text:p>1211354606</text:p>
          </table:table-cell>
          <table:table-cell office:value-type="float" office:value="102782" calcext:value-type="float">
            <text:p>102782</text:p>
          </table:table-cell>
          <table:table-cell office:value-type="float" office:value="651270446" calcext:value-type="float">
            <text:p>651270446</text:p>
          </table:table-cell>
          <table:table-cell office:value-type="float" office:value="23437" calcext:value-type="float">
            <text:p>23437</text:p>
          </table:table-cell>
          <table:table-cell office:value-type="float" office:value="592623196" calcext:value-type="float">
            <text:p>592623196</text:p>
          </table:table-cell>
          <table:table-cell office:value-type="float" office:value="313252074" calcext:value-type="float">
            <text:p>31325207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29016" calcext:value-type="float">
            <text:p>629016</text:p>
          </table:table-cell>
          <table:table-cell office:value-type="float" office:value="596036" calcext:value-type="float">
            <text:p>596036</text:p>
          </table:table-cell>
          <table:table-cell office:value-type="float" office:value="50957" calcext:value-type="float">
            <text:p>50957</text:p>
          </table:table-cell>
          <table:table-cell office:value-type="float" office:value="97663" calcext:value-type="float">
            <text:p>97663</text:p>
          </table:table-cell>
          <table:table-cell office:value-type="float" office:value="129846" calcext:value-type="float">
            <text:p>129846</text:p>
          </table:table-cell>
          <table:table-cell office:value-type="float" office:value="35147" calcext:value-type="float">
            <text:p>35147</text:p>
          </table:table-cell>
          <table:table-cell office:value-type="float" office:value="54981" calcext:value-type="float">
            <text:p>54981</text:p>
          </table:table-cell>
          <table:table-cell office:value-type="float" office:value="1156533681" calcext:value-type="float">
            <text:p>1156533681</text:p>
          </table:table-cell>
          <table:table-cell office:value-type="float" office:value="260623" calcext:value-type="float">
            <text:p>260623</text:p>
          </table:table-cell>
          <table:table-cell office:value-type="float" office:value="214209" calcext:value-type="float">
            <text:p>214209</text:p>
          </table:table-cell>
          <table:table-cell office:value-type="float" office:value="18810" calcext:value-type="float">
            <text:p>18810</text:p>
          </table:table-cell>
          <table:table-cell office:value-type="float" office:value="1322514753" calcext:value-type="float">
            <text:p>1322514753</text:p>
          </table:table-cell>
          <table:table-cell office:value-type="float" office:value="126241" calcext:value-type="float">
            <text:p>126241</text:p>
          </table:table-cell>
          <table:table-cell office:value-type="float" office:value="1446488878" calcext:value-type="float">
            <text:p>1446488878</text:p>
          </table:table-cell>
          <table:table-cell office:value-type="float" office:value="50304" calcext:value-type="float">
            <text:p>50304</text:p>
          </table:table-cell>
          <table:table-cell office:value-type="float" office:value="1216275312" calcext:value-type="float">
            <text:p>1216275312</text:p>
          </table:table-cell>
          <table:table-cell office:value-type="float" office:value="108735" calcext:value-type="float">
            <text:p>108735</text:p>
          </table:table-cell>
          <table:table-cell office:value-type="float" office:value="654599282" calcext:value-type="float">
            <text:p>654599282</text:p>
          </table:table-cell>
          <table:table-cell office:value-type="float" office:value="21153" calcext:value-type="float">
            <text:p>21153</text:p>
          </table:table-cell>
          <table:table-cell office:value-type="float" office:value="594735048" calcext:value-type="float">
            <text:p>594735048</text:p>
          </table:table-cell>
          <table:table-cell office:value-type="float" office:value="314503111" calcext:value-type="float">
            <text:p>314503111</text:p>
          </table:table-cell>
        </table:table-row>
        <table:table-row table:style-name="ro1">
          <table:table-cell office:value-type="float" office:value="60250" calcext:value-type="float">
            <text:p>60250</text:p>
          </table:table-cell>
          <table:table-cell office:value-type="float" office:value="681688" calcext:value-type="float">
            <text:p>681688</text:p>
          </table:table-cell>
          <table:table-cell office:value-type="float" office:value="595592" calcext:value-type="float">
            <text:p>595592</text:p>
          </table:table-cell>
          <table:table-cell office:value-type="float" office:value="50713" calcext:value-type="float">
            <text:p>50713</text:p>
          </table:table-cell>
          <table:table-cell office:value-type="float" office:value="95447" calcext:value-type="float">
            <text:p>95447</text:p>
          </table:table-cell>
          <table:table-cell office:value-type="float" office:value="127508" calcext:value-type="float">
            <text:p>127508</text:p>
          </table:table-cell>
          <table:table-cell office:value-type="float" office:value="35232" calcext:value-type="float">
            <text:p>35232</text:p>
          </table:table-cell>
          <table:table-cell office:value-type="float" office:value="57771" calcext:value-type="float">
            <text:p>57771</text:p>
          </table:table-cell>
          <table:table-cell office:value-type="float" office:value="1160654901" calcext:value-type="float">
            <text:p>1160654901</text:p>
          </table:table-cell>
          <table:table-cell office:value-type="float" office:value="261002" calcext:value-type="float">
            <text:p>261002</text:p>
          </table:table-cell>
          <table:table-cell office:value-type="float" office:value="179641" calcext:value-type="float">
            <text:p>179641</text:p>
          </table:table-cell>
          <table:table-cell office:value-type="float" office:value="18608" calcext:value-type="float">
            <text:p>18608</text:p>
          </table:table-cell>
          <table:table-cell office:value-type="float" office:value="1327545957" calcext:value-type="float">
            <text:p>1327545957</text:p>
          </table:table-cell>
          <table:table-cell office:value-type="float" office:value="119533" calcext:value-type="float">
            <text:p>119533</text:p>
          </table:table-cell>
          <table:table-cell office:value-type="float" office:value="1452740662" calcext:value-type="float">
            <text:p>1452740662</text:p>
          </table:table-cell>
          <table:table-cell office:value-type="float" office:value="48481" calcext:value-type="float">
            <text:p>48481</text:p>
          </table:table-cell>
          <table:table-cell office:value-type="float" office:value="1222506340" calcext:value-type="float">
            <text:p>1222506340</text:p>
          </table:table-cell>
          <table:table-cell office:value-type="float" office:value="107100" calcext:value-type="float">
            <text:p>107100</text:p>
          </table:table-cell>
          <table:table-cell office:value-type="float" office:value="657103546" calcext:value-type="float">
            <text:p>657103546</text:p>
          </table:table-cell>
          <table:table-cell office:value-type="float" office:value="21092" calcext:value-type="float">
            <text:p>21092</text:p>
          </table:table-cell>
          <table:table-cell office:value-type="float" office:value="597237073" calcext:value-type="float">
            <text:p>597237073</text:p>
          </table:table-cell>
          <table:table-cell office:value-type="float" office:value="315961735" calcext:value-type="float">
            <text:p>31596173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644264" calcext:value-type="float">
            <text:p>644264</text:p>
          </table:table-cell>
          <table:table-cell office:value-type="float" office:value="625791" calcext:value-type="float">
            <text:p>625791</text:p>
          </table:table-cell>
          <table:table-cell office:value-type="float" office:value="51814" calcext:value-type="float">
            <text:p>51814</text:p>
          </table:table-cell>
          <table:table-cell office:value-type="float" office:value="99418" calcext:value-type="float">
            <text:p>99418</text:p>
          </table:table-cell>
          <table:table-cell office:value-type="float" office:value="134773" calcext:value-type="float">
            <text:p>134773</text:p>
          </table:table-cell>
          <table:table-cell office:value-type="float" office:value="35313" calcext:value-type="float">
            <text:p>35313</text:p>
          </table:table-cell>
          <table:table-cell office:value-type="float" office:value="60023" calcext:value-type="float">
            <text:p>60023</text:p>
          </table:table-cell>
          <table:table-cell office:value-type="float" office:value="1164516332" calcext:value-type="float">
            <text:p>1164516332</text:p>
          </table:table-cell>
          <table:table-cell office:value-type="float" office:value="264157" calcext:value-type="float">
            <text:p>264157</text:p>
          </table:table-cell>
          <table:table-cell office:value-type="float" office:value="186565" calcext:value-type="float">
            <text:p>186565</text:p>
          </table:table-cell>
          <table:table-cell office:value-type="float" office:value="18607" calcext:value-type="float">
            <text:p>18607</text:p>
          </table:table-cell>
          <table:table-cell office:value-type="float" office:value="1332975780" calcext:value-type="float">
            <text:p>1332975780</text:p>
          </table:table-cell>
          <table:table-cell office:value-type="float" office:value="122940" calcext:value-type="float">
            <text:p>122940</text:p>
          </table:table-cell>
          <table:table-cell office:value-type="float" office:value="1458819204" calcext:value-type="float">
            <text:p>1458819204</text:p>
          </table:table-cell>
          <table:table-cell office:value-type="float" office:value="50503" calcext:value-type="float">
            <text:p>50503</text:p>
          </table:table-cell>
          <table:table-cell office:value-type="float" office:value="1227438302" calcext:value-type="float">
            <text:p>1227438302</text:p>
          </table:table-cell>
          <table:table-cell office:value-type="float" office:value="107967" calcext:value-type="float">
            <text:p>107967</text:p>
          </table:table-cell>
          <table:table-cell office:value-type="float" office:value="659093309" calcext:value-type="float">
            <text:p>659093309</text:p>
          </table:table-cell>
          <table:table-cell office:value-type="float" office:value="24239" calcext:value-type="float">
            <text:p>24239</text:p>
          </table:table-cell>
          <table:table-cell office:value-type="float" office:value="600166249" calcext:value-type="float">
            <text:p>600166249</text:p>
          </table:table-cell>
          <table:table-cell office:value-type="float" office:value="317141279" calcext:value-type="float">
            <text:p>317141279</text:p>
          </table:table-cell>
        </table:table-row>
        <table:table-row table:style-name="ro1">
          <table:table-cell office:value-type="float" office:value="60750" calcext:value-type="float">
            <text:p>60750</text:p>
          </table:table-cell>
          <table:table-cell office:value-type="float" office:value="618075" calcext:value-type="float">
            <text:p>618075</text:p>
          </table:table-cell>
          <table:table-cell office:value-type="float" office:value="662612" calcext:value-type="float">
            <text:p>662612</text:p>
          </table:table-cell>
          <table:table-cell office:value-type="float" office:value="50305" calcext:value-type="float">
            <text:p>50305</text:p>
          </table:table-cell>
          <table:table-cell office:value-type="float" office:value="92104" calcext:value-type="float">
            <text:p>92104</text:p>
          </table:table-cell>
          <table:table-cell office:value-type="float" office:value="168813" calcext:value-type="float">
            <text:p>168813</text:p>
          </table:table-cell>
          <table:table-cell office:value-type="float" office:value="36734" calcext:value-type="float">
            <text:p>36734</text:p>
          </table:table-cell>
          <table:table-cell office:value-type="float" office:value="58918" calcext:value-type="float">
            <text:p>58918</text:p>
          </table:table-cell>
          <table:table-cell office:value-type="float" office:value="1169133264" calcext:value-type="float">
            <text:p>1169133264</text:p>
          </table:table-cell>
          <table:table-cell office:value-type="float" office:value="257449" calcext:value-type="float">
            <text:p>257449</text:p>
          </table:table-cell>
          <table:table-cell office:value-type="float" office:value="179348" calcext:value-type="float">
            <text:p>179348</text:p>
          </table:table-cell>
          <table:table-cell office:value-type="float" office:value="18602" calcext:value-type="float">
            <text:p>18602</text:p>
          </table:table-cell>
          <table:table-cell office:value-type="float" office:value="1338669707" calcext:value-type="float">
            <text:p>1338669707</text:p>
          </table:table-cell>
          <table:table-cell office:value-type="float" office:value="119119" calcext:value-type="float">
            <text:p>119119</text:p>
          </table:table-cell>
          <table:table-cell office:value-type="float" office:value="1464016399" calcext:value-type="float">
            <text:p>1464016399</text:p>
          </table:table-cell>
          <table:table-cell office:value-type="float" office:value="53114" calcext:value-type="float">
            <text:p>53114</text:p>
          </table:table-cell>
          <table:table-cell office:value-type="float" office:value="1231893622" calcext:value-type="float">
            <text:p>1231893622</text:p>
          </table:table-cell>
          <table:table-cell office:value-type="float" office:value="98139" calcext:value-type="float">
            <text:p>98139</text:p>
          </table:table-cell>
          <table:table-cell office:value-type="float" office:value="662401089" calcext:value-type="float">
            <text:p>662401089</text:p>
          </table:table-cell>
          <table:table-cell office:value-type="float" office:value="22379" calcext:value-type="float">
            <text:p>22379</text:p>
          </table:table-cell>
          <table:table-cell office:value-type="float" office:value="602560718" calcext:value-type="float">
            <text:p>602560718</text:p>
          </table:table-cell>
          <table:table-cell office:value-type="float" office:value="318250570" calcext:value-type="float">
            <text:p>318250570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632601" calcext:value-type="float">
            <text:p>632601</text:p>
          </table:table-cell>
          <table:table-cell office:value-type="float" office:value="601386" calcext:value-type="float">
            <text:p>601386</text:p>
          </table:table-cell>
          <table:table-cell office:value-type="float" office:value="50420" calcext:value-type="float">
            <text:p>50420</text:p>
          </table:table-cell>
          <table:table-cell office:value-type="float" office:value="93739" calcext:value-type="float">
            <text:p>93739</text:p>
          </table:table-cell>
          <table:table-cell office:value-type="float" office:value="128201" calcext:value-type="float">
            <text:p>128201</text:p>
          </table:table-cell>
          <table:table-cell office:value-type="float" office:value="34572" calcext:value-type="float">
            <text:p>34572</text:p>
          </table:table-cell>
          <table:table-cell office:value-type="float" office:value="54194" calcext:value-type="float">
            <text:p>54194</text:p>
          </table:table-cell>
          <table:table-cell office:value-type="float" office:value="1173478729" calcext:value-type="float">
            <text:p>1173478729</text:p>
          </table:table-cell>
          <table:table-cell office:value-type="float" office:value="257853" calcext:value-type="float">
            <text:p>257853</text:p>
          </table:table-cell>
          <table:table-cell office:value-type="float" office:value="176099" calcext:value-type="float">
            <text:p>176099</text:p>
          </table:table-cell>
          <table:table-cell office:value-type="float" office:value="18622" calcext:value-type="float">
            <text:p>18622</text:p>
          </table:table-cell>
          <table:table-cell office:value-type="float" office:value="1343431891" calcext:value-type="float">
            <text:p>1343431891</text:p>
          </table:table-cell>
          <table:table-cell office:value-type="float" office:value="116027" calcext:value-type="float">
            <text:p>116027</text:p>
          </table:table-cell>
          <table:table-cell office:value-type="float" office:value="1467982813" calcext:value-type="float">
            <text:p>1467982813</text:p>
          </table:table-cell>
          <table:table-cell office:value-type="float" office:value="50939" calcext:value-type="float">
            <text:p>50939</text:p>
          </table:table-cell>
          <table:table-cell office:value-type="float" office:value="1237257178" calcext:value-type="float">
            <text:p>1237257178</text:p>
          </table:table-cell>
          <table:table-cell office:value-type="float" office:value="101856" calcext:value-type="float">
            <text:p>101856</text:p>
          </table:table-cell>
          <table:table-cell office:value-type="float" office:value="664522027" calcext:value-type="float">
            <text:p>664522027</text:p>
          </table:table-cell>
          <table:table-cell office:value-type="float" office:value="22361" calcext:value-type="float">
            <text:p>22361</text:p>
          </table:table-cell>
          <table:table-cell office:value-type="float" office:value="604889517" calcext:value-type="float">
            <text:p>604889517</text:p>
          </table:table-cell>
          <table:table-cell office:value-type="float" office:value="319942554" calcext:value-type="float">
            <text:p>319942554</text:p>
          </table:table-cell>
        </table:table-row>
        <table:table-row table:style-name="ro1">
          <table:table-cell office:value-type="float" office:value="61250" calcext:value-type="float">
            <text:p>61250</text:p>
          </table:table-cell>
          <table:table-cell office:value-type="float" office:value="619402" calcext:value-type="float">
            <text:p>619402</text:p>
          </table:table-cell>
          <table:table-cell office:value-type="float" office:value="619083" calcext:value-type="float">
            <text:p>619083</text:p>
          </table:table-cell>
          <table:table-cell office:value-type="float" office:value="50201" calcext:value-type="float">
            <text:p>50201</text:p>
          </table:table-cell>
          <table:table-cell office:value-type="float" office:value="92036" calcext:value-type="float">
            <text:p>92036</text:p>
          </table:table-cell>
          <table:table-cell office:value-type="float" office:value="130793" calcext:value-type="float">
            <text:p>130793</text:p>
          </table:table-cell>
          <table:table-cell office:value-type="float" office:value="36937" calcext:value-type="float">
            <text:p>36937</text:p>
          </table:table-cell>
          <table:table-cell office:value-type="float" office:value="60217" calcext:value-type="float">
            <text:p>60217</text:p>
          </table:table-cell>
          <table:table-cell office:value-type="float" office:value="1177549331" calcext:value-type="float">
            <text:p>1177549331</text:p>
          </table:table-cell>
          <table:table-cell office:value-type="float" office:value="257520" calcext:value-type="float">
            <text:p>257520</text:p>
          </table:table-cell>
          <table:table-cell office:value-type="float" office:value="175132" calcext:value-type="float">
            <text:p>175132</text:p>
          </table:table-cell>
          <table:table-cell office:value-type="float" office:value="18660" calcext:value-type="float">
            <text:p>18660</text:p>
          </table:table-cell>
          <table:table-cell office:value-type="float" office:value="1349146628" calcext:value-type="float">
            <text:p>1349146628</text:p>
          </table:table-cell>
          <table:table-cell office:value-type="float" office:value="118650" calcext:value-type="float">
            <text:p>118650</text:p>
          </table:table-cell>
          <table:table-cell office:value-type="float" office:value="1473137266" calcext:value-type="float">
            <text:p>1473137266</text:p>
          </table:table-cell>
          <table:table-cell office:value-type="float" office:value="50113" calcext:value-type="float">
            <text:p>50113</text:p>
          </table:table-cell>
          <table:table-cell office:value-type="float" office:value="1241983437" calcext:value-type="float">
            <text:p>1241983437</text:p>
          </table:table-cell>
          <table:table-cell office:value-type="float" office:value="99722" calcext:value-type="float">
            <text:p>99722</text:p>
          </table:table-cell>
          <table:table-cell office:value-type="float" office:value="667597314" calcext:value-type="float">
            <text:p>667597314</text:p>
          </table:table-cell>
          <table:table-cell office:value-type="float" office:value="22393" calcext:value-type="float">
            <text:p>22393</text:p>
          </table:table-cell>
          <table:table-cell office:value-type="float" office:value="607962797" calcext:value-type="float">
            <text:p>607962797</text:p>
          </table:table-cell>
          <table:table-cell office:value-type="float" office:value="321004754" calcext:value-type="float">
            <text:p>321004754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619628" calcext:value-type="float">
            <text:p>619628</text:p>
          </table:table-cell>
          <table:table-cell office:value-type="float" office:value="599163" calcext:value-type="float">
            <text:p>599163</text:p>
          </table:table-cell>
          <table:table-cell office:value-type="float" office:value="50254" calcext:value-type="float">
            <text:p>50254</text:p>
          </table:table-cell>
          <table:table-cell office:value-type="float" office:value="93685" calcext:value-type="float">
            <text:p>93685</text:p>
          </table:table-cell>
          <table:table-cell office:value-type="float" office:value="126230" calcext:value-type="float">
            <text:p>126230</text:p>
          </table:table-cell>
          <table:table-cell office:value-type="float" office:value="38379" calcext:value-type="float">
            <text:p>38379</text:p>
          </table:table-cell>
          <table:table-cell office:value-type="float" office:value="54297" calcext:value-type="float">
            <text:p>54297</text:p>
          </table:table-cell>
          <table:table-cell office:value-type="float" office:value="1181761499" calcext:value-type="float">
            <text:p>1181761499</text:p>
          </table:table-cell>
          <table:table-cell office:value-type="float" office:value="256152" calcext:value-type="float">
            <text:p>256152</text:p>
          </table:table-cell>
          <table:table-cell office:value-type="float" office:value="177848" calcext:value-type="float">
            <text:p>177848</text:p>
          </table:table-cell>
          <table:table-cell office:value-type="float" office:value="18633" calcext:value-type="float">
            <text:p>18633</text:p>
          </table:table-cell>
          <table:table-cell office:value-type="float" office:value="1354718352" calcext:value-type="float">
            <text:p>1354718352</text:p>
          </table:table-cell>
          <table:table-cell office:value-type="float" office:value="121322" calcext:value-type="float">
            <text:p>121322</text:p>
          </table:table-cell>
          <table:table-cell office:value-type="float" office:value="1477467831" calcext:value-type="float">
            <text:p>1477467831</text:p>
          </table:table-cell>
          <table:table-cell office:value-type="float" office:value="52554" calcext:value-type="float">
            <text:p>52554</text:p>
          </table:table-cell>
          <table:table-cell office:value-type="float" office:value="1247532911" calcext:value-type="float">
            <text:p>1247532911</text:p>
          </table:table-cell>
          <table:table-cell office:value-type="float" office:value="102870" calcext:value-type="float">
            <text:p>102870</text:p>
          </table:table-cell>
          <table:table-cell office:value-type="float" office:value="669872682" calcext:value-type="float">
            <text:p>669872682</text:p>
          </table:table-cell>
          <table:table-cell office:value-type="float" office:value="22457" calcext:value-type="float">
            <text:p>22457</text:p>
          </table:table-cell>
          <table:table-cell office:value-type="float" office:value="610103393" calcext:value-type="float">
            <text:p>610103393</text:p>
          </table:table-cell>
          <table:table-cell office:value-type="float" office:value="322137976" calcext:value-type="float">
            <text:p>322137976</text:p>
          </table:table-cell>
        </table:table-row>
        <table:table-row table:style-name="ro1">
          <table:table-cell office:value-type="float" office:value="61750" calcext:value-type="float">
            <text:p>61750</text:p>
          </table:table-cell>
          <table:table-cell office:value-type="float" office:value="726003" calcext:value-type="float">
            <text:p>726003</text:p>
          </table:table-cell>
          <table:table-cell office:value-type="float" office:value="596188" calcext:value-type="float">
            <text:p>596188</text:p>
          </table:table-cell>
          <table:table-cell office:value-type="float" office:value="51992" calcext:value-type="float">
            <text:p>51992</text:p>
          </table:table-cell>
          <table:table-cell office:value-type="float" office:value="94014" calcext:value-type="float">
            <text:p>94014</text:p>
          </table:table-cell>
          <table:table-cell office:value-type="float" office:value="125075" calcext:value-type="float">
            <text:p>125075</text:p>
          </table:table-cell>
          <table:table-cell office:value-type="float" office:value="38011" calcext:value-type="float">
            <text:p>38011</text:p>
          </table:table-cell>
          <table:table-cell office:value-type="float" office:value="54477" calcext:value-type="float">
            <text:p>54477</text:p>
          </table:table-cell>
          <table:table-cell office:value-type="float" office:value="1185529852" calcext:value-type="float">
            <text:p>1185529852</text:p>
          </table:table-cell>
          <table:table-cell office:value-type="float" office:value="254030" calcext:value-type="float">
            <text:p>254030</text:p>
          </table:table-cell>
          <table:table-cell office:value-type="float" office:value="185941" calcext:value-type="float">
            <text:p>185941</text:p>
          </table:table-cell>
          <table:table-cell office:value-type="float" office:value="18738" calcext:value-type="float">
            <text:p>18738</text:p>
          </table:table-cell>
          <table:table-cell office:value-type="float" office:value="1359913448" calcext:value-type="float">
            <text:p>1359913448</text:p>
          </table:table-cell>
          <table:table-cell office:value-type="float" office:value="166179" calcext:value-type="float">
            <text:p>166179</text:p>
          </table:table-cell>
          <table:table-cell office:value-type="float" office:value="1483690739" calcext:value-type="float">
            <text:p>1483690739</text:p>
          </table:table-cell>
          <table:table-cell office:value-type="float" office:value="50157" calcext:value-type="float">
            <text:p>50157</text:p>
          </table:table-cell>
          <table:table-cell office:value-type="float" office:value="1252697495" calcext:value-type="float">
            <text:p>1252697495</text:p>
          </table:table-cell>
          <table:table-cell office:value-type="float" office:value="138801" calcext:value-type="float">
            <text:p>138801</text:p>
          </table:table-cell>
          <table:table-cell office:value-type="float" office:value="672838976" calcext:value-type="float">
            <text:p>672838976</text:p>
          </table:table-cell>
          <table:table-cell office:value-type="float" office:value="23676" calcext:value-type="float">
            <text:p>23676</text:p>
          </table:table-cell>
          <table:table-cell office:value-type="float" office:value="613111706" calcext:value-type="float">
            <text:p>613111706</text:p>
          </table:table-cell>
          <table:table-cell office:value-type="float" office:value="323601546" calcext:value-type="float">
            <text:p>323601546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625434" calcext:value-type="float">
            <text:p>625434</text:p>
          </table:table-cell>
          <table:table-cell office:value-type="float" office:value="591935" calcext:value-type="float">
            <text:p>591935</text:p>
          </table:table-cell>
          <table:table-cell office:value-type="float" office:value="50469" calcext:value-type="float">
            <text:p>50469</text:p>
          </table:table-cell>
          <table:table-cell office:value-type="float" office:value="93669" calcext:value-type="float">
            <text:p>93669</text:p>
          </table:table-cell>
          <table:table-cell office:value-type="float" office:value="124515" calcext:value-type="float">
            <text:p>124515</text:p>
          </table:table-cell>
          <table:table-cell office:value-type="float" office:value="36222" calcext:value-type="float">
            <text:p>36222</text:p>
          </table:table-cell>
          <table:table-cell office:value-type="float" office:value="60657" calcext:value-type="float">
            <text:p>60657</text:p>
          </table:table-cell>
          <table:table-cell office:value-type="float" office:value="1190385233" calcext:value-type="float">
            <text:p>1190385233</text:p>
          </table:table-cell>
          <table:table-cell office:value-type="float" office:value="332824" calcext:value-type="float">
            <text:p>332824</text:p>
          </table:table-cell>
          <table:table-cell office:value-type="float" office:value="180144" calcext:value-type="float">
            <text:p>180144</text:p>
          </table:table-cell>
          <table:table-cell office:value-type="float" office:value="18560" calcext:value-type="float">
            <text:p>18560</text:p>
          </table:table-cell>
          <table:table-cell office:value-type="float" office:value="1365295574" calcext:value-type="float">
            <text:p>1365295574</text:p>
          </table:table-cell>
          <table:table-cell office:value-type="float" office:value="119947" calcext:value-type="float">
            <text:p>119947</text:p>
          </table:table-cell>
          <table:table-cell office:value-type="float" office:value="1490847818" calcext:value-type="float">
            <text:p>1490847818</text:p>
          </table:table-cell>
          <table:table-cell office:value-type="float" office:value="50838" calcext:value-type="float">
            <text:p>50838</text:p>
          </table:table-cell>
          <table:table-cell office:value-type="float" office:value="1257648146" calcext:value-type="float">
            <text:p>1257648146</text:p>
          </table:table-cell>
          <table:table-cell office:value-type="float" office:value="115782" calcext:value-type="float">
            <text:p>115782</text:p>
          </table:table-cell>
          <table:table-cell office:value-type="float" office:value="675632613" calcext:value-type="float">
            <text:p>675632613</text:p>
          </table:table-cell>
          <table:table-cell office:value-type="float" office:value="22134" calcext:value-type="float">
            <text:p>22134</text:p>
          </table:table-cell>
          <table:table-cell office:value-type="float" office:value="617488429" calcext:value-type="float">
            <text:p>617488429</text:p>
          </table:table-cell>
          <table:table-cell office:value-type="float" office:value="324988795" calcext:value-type="float">
            <text:p>324988795</text:p>
          </table:table-cell>
        </table:table-row>
        <table:table-row table:style-name="ro1">
          <table:table-cell office:value-type="float" office:value="62250" calcext:value-type="float">
            <text:p>62250</text:p>
          </table:table-cell>
          <table:table-cell office:value-type="float" office:value="637983" calcext:value-type="float">
            <text:p>637983</text:p>
          </table:table-cell>
          <table:table-cell office:value-type="float" office:value="645736" calcext:value-type="float">
            <text:p>645736</text:p>
          </table:table-cell>
          <table:table-cell office:value-type="float" office:value="50228" calcext:value-type="float">
            <text:p>50228</text:p>
          </table:table-cell>
          <table:table-cell office:value-type="float" office:value="95870" calcext:value-type="float">
            <text:p>95870</text:p>
          </table:table-cell>
          <table:table-cell office:value-type="float" office:value="126383" calcext:value-type="float">
            <text:p>126383</text:p>
          </table:table-cell>
          <table:table-cell office:value-type="float" office:value="37743" calcext:value-type="float">
            <text:p>37743</text:p>
          </table:table-cell>
          <table:table-cell office:value-type="float" office:value="54532" calcext:value-type="float">
            <text:p>54532</text:p>
          </table:table-cell>
          <table:table-cell office:value-type="float" office:value="1194621718" calcext:value-type="float">
            <text:p>1194621718</text:p>
          </table:table-cell>
          <table:table-cell office:value-type="float" office:value="273641" calcext:value-type="float">
            <text:p>273641</text:p>
          </table:table-cell>
          <table:table-cell office:value-type="float" office:value="185946" calcext:value-type="float">
            <text:p>185946</text:p>
          </table:table-cell>
          <table:table-cell office:value-type="float" office:value="18632" calcext:value-type="float">
            <text:p>18632</text:p>
          </table:table-cell>
          <table:table-cell office:value-type="float" office:value="1370824064" calcext:value-type="float">
            <text:p>1370824064</text:p>
          </table:table-cell>
          <table:table-cell office:value-type="float" office:value="120689" calcext:value-type="float">
            <text:p>120689</text:p>
          </table:table-cell>
          <table:table-cell office:value-type="float" office:value="1496706670" calcext:value-type="float">
            <text:p>1496706670</text:p>
          </table:table-cell>
          <table:table-cell office:value-type="float" office:value="48658" calcext:value-type="float">
            <text:p>48658</text:p>
          </table:table-cell>
          <table:table-cell office:value-type="float" office:value="1263112292" calcext:value-type="float">
            <text:p>1263112292</text:p>
          </table:table-cell>
          <table:table-cell office:value-type="float" office:value="101023" calcext:value-type="float">
            <text:p>101023</text:p>
          </table:table-cell>
          <table:table-cell office:value-type="float" office:value="677709168" calcext:value-type="float">
            <text:p>677709168</text:p>
          </table:table-cell>
          <table:table-cell office:value-type="float" office:value="20977" calcext:value-type="float">
            <text:p>20977</text:p>
          </table:table-cell>
          <table:table-cell office:value-type="float" office:value="618454752" calcext:value-type="float">
            <text:p>618454752</text:p>
          </table:table-cell>
          <table:table-cell office:value-type="float" office:value="325755470" calcext:value-type="float">
            <text:p>325755470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636473" calcext:value-type="float">
            <text:p>636473</text:p>
          </table:table-cell>
          <table:table-cell office:value-type="float" office:value="603301" calcext:value-type="float">
            <text:p>603301</text:p>
          </table:table-cell>
          <table:table-cell office:value-type="float" office:value="50890" calcext:value-type="float">
            <text:p>50890</text:p>
          </table:table-cell>
          <table:table-cell office:value-type="float" office:value="96902" calcext:value-type="float">
            <text:p>96902</text:p>
          </table:table-cell>
          <table:table-cell office:value-type="float" office:value="129519" calcext:value-type="float">
            <text:p>129519</text:p>
          </table:table-cell>
          <table:table-cell office:value-type="float" office:value="37118" calcext:value-type="float">
            <text:p>37118</text:p>
          </table:table-cell>
          <table:table-cell office:value-type="float" office:value="54114" calcext:value-type="float">
            <text:p>54114</text:p>
          </table:table-cell>
          <table:table-cell office:value-type="float" office:value="1199062982" calcext:value-type="float">
            <text:p>1199062982</text:p>
          </table:table-cell>
          <table:table-cell office:value-type="float" office:value="259463" calcext:value-type="float">
            <text:p>259463</text:p>
          </table:table-cell>
          <table:table-cell office:value-type="float" office:value="198758" calcext:value-type="float">
            <text:p>198758</text:p>
          </table:table-cell>
          <table:table-cell office:value-type="float" office:value="19171" calcext:value-type="float">
            <text:p>19171</text:p>
          </table:table-cell>
          <table:table-cell office:value-type="float" office:value="1376629854" calcext:value-type="float">
            <text:p>1376629854</text:p>
          </table:table-cell>
          <table:table-cell office:value-type="float" office:value="120828" calcext:value-type="float">
            <text:p>120828</text:p>
          </table:table-cell>
          <table:table-cell office:value-type="float" office:value="1502626625" calcext:value-type="float">
            <text:p>1502626625</text:p>
          </table:table-cell>
          <table:table-cell office:value-type="float" office:value="48503" calcext:value-type="float">
            <text:p>48503</text:p>
          </table:table-cell>
          <table:table-cell office:value-type="float" office:value="1268165601" calcext:value-type="float">
            <text:p>1268165601</text:p>
          </table:table-cell>
          <table:table-cell office:value-type="float" office:value="109423" calcext:value-type="float">
            <text:p>109423</text:p>
          </table:table-cell>
          <table:table-cell office:value-type="float" office:value="680944271" calcext:value-type="float">
            <text:p>680944271</text:p>
          </table:table-cell>
          <table:table-cell office:value-type="float" office:value="24068" calcext:value-type="float">
            <text:p>24068</text:p>
          </table:table-cell>
          <table:table-cell office:value-type="float" office:value="620263093" calcext:value-type="float">
            <text:p>620263093</text:p>
          </table:table-cell>
          <table:table-cell office:value-type="float" office:value="327505560" calcext:value-type="float">
            <text:p>327505560</text:p>
          </table:table-cell>
        </table:table-row>
        <table:table-row table:style-name="ro1">
          <table:table-cell office:value-type="float" office:value="62750" calcext:value-type="float">
            <text:p>62750</text:p>
          </table:table-cell>
          <table:table-cell office:value-type="float" office:value="633913" calcext:value-type="float">
            <text:p>633913</text:p>
          </table:table-cell>
          <table:table-cell office:value-type="float" office:value="607725" calcext:value-type="float">
            <text:p>607725</text:p>
          </table:table-cell>
          <table:table-cell office:value-type="float" office:value="51306" calcext:value-type="float">
            <text:p>51306</text:p>
          </table:table-cell>
          <table:table-cell office:value-type="float" office:value="95987" calcext:value-type="float">
            <text:p>95987</text:p>
          </table:table-cell>
          <table:table-cell office:value-type="float" office:value="133057" calcext:value-type="float">
            <text:p>133057</text:p>
          </table:table-cell>
          <table:table-cell office:value-type="float" office:value="37849" calcext:value-type="float">
            <text:p>37849</text:p>
          </table:table-cell>
          <table:table-cell office:value-type="float" office:value="60053" calcext:value-type="float">
            <text:p>60053</text:p>
          </table:table-cell>
          <table:table-cell office:value-type="float" office:value="1203457395" calcext:value-type="float">
            <text:p>1203457395</text:p>
          </table:table-cell>
          <table:table-cell office:value-type="float" office:value="267780" calcext:value-type="float">
            <text:p>267780</text:p>
          </table:table-cell>
          <table:table-cell office:value-type="float" office:value="202102" calcext:value-type="float">
            <text:p>202102</text:p>
          </table:table-cell>
          <table:table-cell office:value-type="float" office:value="18633" calcext:value-type="float">
            <text:p>18633</text:p>
          </table:table-cell>
          <table:table-cell office:value-type="float" office:value="1381795401" calcext:value-type="float">
            <text:p>1381795401</text:p>
          </table:table-cell>
          <table:table-cell office:value-type="float" office:value="121362" calcext:value-type="float">
            <text:p>121362</text:p>
          </table:table-cell>
          <table:table-cell office:value-type="float" office:value="1507754093" calcext:value-type="float">
            <text:p>1507754093</text:p>
          </table:table-cell>
          <table:table-cell office:value-type="float" office:value="53221" calcext:value-type="float">
            <text:p>53221</text:p>
          </table:table-cell>
          <table:table-cell office:value-type="float" office:value="1272775723" calcext:value-type="float">
            <text:p>1272775723</text:p>
          </table:table-cell>
          <table:table-cell office:value-type="float" office:value="109755" calcext:value-type="float">
            <text:p>109755</text:p>
          </table:table-cell>
          <table:table-cell office:value-type="float" office:value="683649312" calcext:value-type="float">
            <text:p>683649312</text:p>
          </table:table-cell>
          <table:table-cell office:value-type="float" office:value="22963" calcext:value-type="float">
            <text:p>22963</text:p>
          </table:table-cell>
          <table:table-cell office:value-type="float" office:value="624151839" calcext:value-type="float">
            <text:p>624151839</text:p>
          </table:table-cell>
          <table:table-cell office:value-type="float" office:value="329069770" calcext:value-type="float">
            <text:p>329069770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707481" calcext:value-type="float">
            <text:p>707481</text:p>
          </table:table-cell>
          <table:table-cell office:value-type="float" office:value="590411" calcext:value-type="float">
            <text:p>590411</text:p>
          </table:table-cell>
          <table:table-cell office:value-type="float" office:value="51758" calcext:value-type="float">
            <text:p>51758</text:p>
          </table:table-cell>
          <table:table-cell office:value-type="float" office:value="98325" calcext:value-type="float">
            <text:p>98325</text:p>
          </table:table-cell>
          <table:table-cell office:value-type="float" office:value="136158" calcext:value-type="float">
            <text:p>136158</text:p>
          </table:table-cell>
          <table:table-cell office:value-type="float" office:value="39964" calcext:value-type="float">
            <text:p>39964</text:p>
          </table:table-cell>
          <table:table-cell office:value-type="float" office:value="61854" calcext:value-type="float">
            <text:p>61854</text:p>
          </table:table-cell>
          <table:table-cell office:value-type="float" office:value="1207015853" calcext:value-type="float">
            <text:p>1207015853</text:p>
          </table:table-cell>
          <table:table-cell office:value-type="float" office:value="288530" calcext:value-type="float">
            <text:p>288530</text:p>
          </table:table-cell>
          <table:table-cell office:value-type="float" office:value="201507" calcext:value-type="float">
            <text:p>201507</text:p>
          </table:table-cell>
          <table:table-cell office:value-type="float" office:value="18680" calcext:value-type="float">
            <text:p>18680</text:p>
          </table:table-cell>
          <table:table-cell office:value-type="float" office:value="1387660414" calcext:value-type="float">
            <text:p>1387660414</text:p>
          </table:table-cell>
          <table:table-cell office:value-type="float" office:value="125369" calcext:value-type="float">
            <text:p>125369</text:p>
          </table:table-cell>
          <table:table-cell office:value-type="float" office:value="1512970261" calcext:value-type="float">
            <text:p>1512970261</text:p>
          </table:table-cell>
          <table:table-cell office:value-type="float" office:value="50845" calcext:value-type="float">
            <text:p>50845</text:p>
          </table:table-cell>
          <table:table-cell office:value-type="float" office:value="1278098776" calcext:value-type="float">
            <text:p>1278098776</text:p>
          </table:table-cell>
          <table:table-cell office:value-type="float" office:value="102361" calcext:value-type="float">
            <text:p>102361</text:p>
          </table:table-cell>
          <table:table-cell office:value-type="float" office:value="686160899" calcext:value-type="float">
            <text:p>686160899</text:p>
          </table:table-cell>
          <table:table-cell office:value-type="float" office:value="22612" calcext:value-type="float">
            <text:p>22612</text:p>
          </table:table-cell>
          <table:table-cell office:value-type="float" office:value="626173522" calcext:value-type="float">
            <text:p>626173522</text:p>
          </table:table-cell>
          <table:table-cell office:value-type="float" office:value="329916280" calcext:value-type="float">
            <text:p>329916280</text:p>
          </table:table-cell>
        </table:table-row>
        <table:table-row table:style-name="ro1">
          <table:table-cell office:value-type="float" office:value="63250" calcext:value-type="float">
            <text:p>63250</text:p>
          </table:table-cell>
          <table:table-cell office:value-type="float" office:value="646390" calcext:value-type="float">
            <text:p>646390</text:p>
          </table:table-cell>
          <table:table-cell office:value-type="float" office:value="595750" calcext:value-type="float">
            <text:p>595750</text:p>
          </table:table-cell>
          <table:table-cell office:value-type="float" office:value="50278" calcext:value-type="float">
            <text:p>50278</text:p>
          </table:table-cell>
          <table:table-cell office:value-type="float" office:value="97306" calcext:value-type="float">
            <text:p>97306</text:p>
          </table:table-cell>
          <table:table-cell office:value-type="float" office:value="127572" calcext:value-type="float">
            <text:p>127572</text:p>
          </table:table-cell>
          <table:table-cell office:value-type="float" office:value="38132" calcext:value-type="float">
            <text:p>38132</text:p>
          </table:table-cell>
          <table:table-cell office:value-type="float" office:value="60829" calcext:value-type="float">
            <text:p>60829</text:p>
          </table:table-cell>
          <table:table-cell office:value-type="float" office:value="1211921886" calcext:value-type="float">
            <text:p>1211921886</text:p>
          </table:table-cell>
          <table:table-cell office:value-type="float" office:value="254685" calcext:value-type="float">
            <text:p>254685</text:p>
          </table:table-cell>
          <table:table-cell office:value-type="float" office:value="199435" calcext:value-type="float">
            <text:p>199435</text:p>
          </table:table-cell>
          <table:table-cell office:value-type="float" office:value="18634" calcext:value-type="float">
            <text:p>18634</text:p>
          </table:table-cell>
          <table:table-cell office:value-type="float" office:value="1392653935" calcext:value-type="float">
            <text:p>1392653935</text:p>
          </table:table-cell>
          <table:table-cell office:value-type="float" office:value="118806" calcext:value-type="float">
            <text:p>118806</text:p>
          </table:table-cell>
          <table:table-cell office:value-type="float" office:value="1517621889" calcext:value-type="float">
            <text:p>1517621889</text:p>
          </table:table-cell>
          <table:table-cell office:value-type="float" office:value="52442" calcext:value-type="float">
            <text:p>52442</text:p>
          </table:table-cell>
          <table:table-cell office:value-type="float" office:value="1282912201" calcext:value-type="float">
            <text:p>1282912201</text:p>
          </table:table-cell>
          <table:table-cell office:value-type="float" office:value="102629" calcext:value-type="float">
            <text:p>102629</text:p>
          </table:table-cell>
          <table:table-cell office:value-type="float" office:value="689154655" calcext:value-type="float">
            <text:p>689154655</text:p>
          </table:table-cell>
          <table:table-cell office:value-type="float" office:value="23963" calcext:value-type="float">
            <text:p>23963</text:p>
          </table:table-cell>
          <table:table-cell office:value-type="float" office:value="628629988" calcext:value-type="float">
            <text:p>628629988</text:p>
          </table:table-cell>
          <table:table-cell office:value-type="float" office:value="331296027" calcext:value-type="float">
            <text:p>331296027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639324" calcext:value-type="float">
            <text:p>639324</text:p>
          </table:table-cell>
          <table:table-cell office:value-type="float" office:value="614307" calcext:value-type="float">
            <text:p>614307</text:p>
          </table:table-cell>
          <table:table-cell office:value-type="float" office:value="51480" calcext:value-type="float">
            <text:p>51480</text:p>
          </table:table-cell>
          <table:table-cell office:value-type="float" office:value="96031" calcext:value-type="float">
            <text:p>96031</text:p>
          </table:table-cell>
          <table:table-cell office:value-type="float" office:value="129709" calcext:value-type="float">
            <text:p>129709</text:p>
          </table:table-cell>
          <table:table-cell office:value-type="float" office:value="35887" calcext:value-type="float">
            <text:p>35887</text:p>
          </table:table-cell>
          <table:table-cell office:value-type="float" office:value="58413" calcext:value-type="float">
            <text:p>58413</text:p>
          </table:table-cell>
          <table:table-cell office:value-type="float" office:value="1215858781" calcext:value-type="float">
            <text:p>1215858781</text:p>
          </table:table-cell>
          <table:table-cell office:value-type="float" office:value="274992" calcext:value-type="float">
            <text:p>274992</text:p>
          </table:table-cell>
          <table:table-cell office:value-type="float" office:value="197693" calcext:value-type="float">
            <text:p>197693</text:p>
          </table:table-cell>
          <table:table-cell office:value-type="float" office:value="18652" calcext:value-type="float">
            <text:p>18652</text:p>
          </table:table-cell>
          <table:table-cell office:value-type="float" office:value="1398257796" calcext:value-type="float">
            <text:p>1398257796</text:p>
          </table:table-cell>
          <table:table-cell office:value-type="float" office:value="120901" calcext:value-type="float">
            <text:p>120901</text:p>
          </table:table-cell>
          <table:table-cell office:value-type="float" office:value="1521854517" calcext:value-type="float">
            <text:p>1521854517</text:p>
          </table:table-cell>
          <table:table-cell office:value-type="float" office:value="46614" calcext:value-type="float">
            <text:p>46614</text:p>
          </table:table-cell>
          <table:table-cell office:value-type="float" office:value="1288263758" calcext:value-type="float">
            <text:p>1288263758</text:p>
          </table:table-cell>
          <table:table-cell office:value-type="float" office:value="104804" calcext:value-type="float">
            <text:p>104804</text:p>
          </table:table-cell>
          <table:table-cell office:value-type="float" office:value="692115581" calcext:value-type="float">
            <text:p>692115581</text:p>
          </table:table-cell>
          <table:table-cell office:value-type="float" office:value="21192" calcext:value-type="float">
            <text:p>21192</text:p>
          </table:table-cell>
          <table:table-cell office:value-type="float" office:value="631333725" calcext:value-type="float">
            <text:p>631333725</text:p>
          </table:table-cell>
          <table:table-cell office:value-type="float" office:value="332862549" calcext:value-type="float">
            <text:p>332862549</text:p>
          </table:table-cell>
        </table:table-row>
        <table:table-row table:style-name="ro1">
          <table:table-cell office:value-type="float" office:value="63750" calcext:value-type="float">
            <text:p>63750</text:p>
          </table:table-cell>
          <table:table-cell office:value-type="float" office:value="636705" calcext:value-type="float">
            <text:p>636705</text:p>
          </table:table-cell>
          <table:table-cell office:value-type="float" office:value="687514" calcext:value-type="float">
            <text:p>687514</text:p>
          </table:table-cell>
          <table:table-cell office:value-type="float" office:value="50680" calcext:value-type="float">
            <text:p>50680</text:p>
          </table:table-cell>
          <table:table-cell office:value-type="float" office:value="95465" calcext:value-type="float">
            <text:p>95465</text:p>
          </table:table-cell>
          <table:table-cell office:value-type="float" office:value="136001" calcext:value-type="float">
            <text:p>136001</text:p>
          </table:table-cell>
          <table:table-cell office:value-type="float" office:value="38544" calcext:value-type="float">
            <text:p>38544</text:p>
          </table:table-cell>
          <table:table-cell office:value-type="float" office:value="51726" calcext:value-type="float">
            <text:p>51726</text:p>
          </table:table-cell>
          <table:table-cell office:value-type="float" office:value="1220264218" calcext:value-type="float">
            <text:p>1220264218</text:p>
          </table:table-cell>
          <table:table-cell office:value-type="float" office:value="284127" calcext:value-type="float">
            <text:p>284127</text:p>
          </table:table-cell>
          <table:table-cell office:value-type="float" office:value="205238" calcext:value-type="float">
            <text:p>205238</text:p>
          </table:table-cell>
          <table:table-cell office:value-type="float" office:value="18580" calcext:value-type="float">
            <text:p>18580</text:p>
          </table:table-cell>
          <table:table-cell office:value-type="float" office:value="1403984456" calcext:value-type="float">
            <text:p>1403984456</text:p>
          </table:table-cell>
          <table:table-cell office:value-type="float" office:value="124042" calcext:value-type="float">
            <text:p>124042</text:p>
          </table:table-cell>
          <table:table-cell office:value-type="float" office:value="1527540121" calcext:value-type="float">
            <text:p>1527540121</text:p>
          </table:table-cell>
          <table:table-cell office:value-type="float" office:value="45398" calcext:value-type="float">
            <text:p>45398</text:p>
          </table:table-cell>
          <table:table-cell office:value-type="float" office:value="1293169976" calcext:value-type="float">
            <text:p>1293169976</text:p>
          </table:table-cell>
          <table:table-cell office:value-type="float" office:value="104718" calcext:value-type="float">
            <text:p>104718</text:p>
          </table:table-cell>
          <table:table-cell office:value-type="float" office:value="694271989" calcext:value-type="float">
            <text:p>694271989</text:p>
          </table:table-cell>
          <table:table-cell office:value-type="float" office:value="22774" calcext:value-type="float">
            <text:p>22774</text:p>
          </table:table-cell>
          <table:table-cell office:value-type="float" office:value="634209577" calcext:value-type="float">
            <text:p>634209577</text:p>
          </table:table-cell>
          <table:table-cell office:value-type="float" office:value="333787339" calcext:value-type="float">
            <text:p>333787339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641658" calcext:value-type="float">
            <text:p>641658</text:p>
          </table:table-cell>
          <table:table-cell office:value-type="float" office:value="589732" calcext:value-type="float">
            <text:p>589732</text:p>
          </table:table-cell>
          <table:table-cell office:value-type="float" office:value="52178" calcext:value-type="float">
            <text:p>52178</text:p>
          </table:table-cell>
          <table:table-cell office:value-type="float" office:value="94751" calcext:value-type="float">
            <text:p>94751</text:p>
          </table:table-cell>
          <table:table-cell office:value-type="float" office:value="130331" calcext:value-type="float">
            <text:p>130331</text:p>
          </table:table-cell>
          <table:table-cell office:value-type="float" office:value="38052" calcext:value-type="float">
            <text:p>38052</text:p>
          </table:table-cell>
          <table:table-cell office:value-type="float" office:value="56177" calcext:value-type="float">
            <text:p>56177</text:p>
          </table:table-cell>
          <table:table-cell office:value-type="float" office:value="1224617560" calcext:value-type="float">
            <text:p>1224617560</text:p>
          </table:table-cell>
          <table:table-cell office:value-type="float" office:value="279449" calcext:value-type="float">
            <text:p>279449</text:p>
          </table:table-cell>
          <table:table-cell office:value-type="float" office:value="203781" calcext:value-type="float">
            <text:p>203781</text:p>
          </table:table-cell>
          <table:table-cell office:value-type="float" office:value="18627" calcext:value-type="float">
            <text:p>18627</text:p>
          </table:table-cell>
          <table:table-cell office:value-type="float" office:value="1408848666" calcext:value-type="float">
            <text:p>1408848666</text:p>
          </table:table-cell>
          <table:table-cell office:value-type="float" office:value="126886" calcext:value-type="float">
            <text:p>126886</text:p>
          </table:table-cell>
          <table:table-cell office:value-type="float" office:value="1534911784" calcext:value-type="float">
            <text:p>1534911784</text:p>
          </table:table-cell>
          <table:table-cell office:value-type="float" office:value="47230" calcext:value-type="float">
            <text:p>47230</text:p>
          </table:table-cell>
          <table:table-cell office:value-type="float" office:value="1298073961" calcext:value-type="float">
            <text:p>1298073961</text:p>
          </table:table-cell>
          <table:table-cell office:value-type="float" office:value="101544" calcext:value-type="float">
            <text:p>101544</text:p>
          </table:table-cell>
          <table:table-cell office:value-type="float" office:value="697193856" calcext:value-type="float">
            <text:p>697193856</text:p>
          </table:table-cell>
          <table:table-cell office:value-type="float" office:value="22910" calcext:value-type="float">
            <text:p>22910</text:p>
          </table:table-cell>
          <table:table-cell office:value-type="float" office:value="636007564" calcext:value-type="float">
            <text:p>636007564</text:p>
          </table:table-cell>
          <table:table-cell office:value-type="float" office:value="335251647" calcext:value-type="float">
            <text:p>335251647</text:p>
          </table:table-cell>
        </table:table-row>
        <table:table-row table:style-name="ro1">
          <table:table-cell office:value-type="float" office:value="64250" calcext:value-type="float">
            <text:p>64250</text:p>
          </table:table-cell>
          <table:table-cell office:value-type="float" office:value="633869" calcext:value-type="float">
            <text:p>633869</text:p>
          </table:table-cell>
          <table:table-cell office:value-type="float" office:value="601295" calcext:value-type="float">
            <text:p>601295</text:p>
          </table:table-cell>
          <table:table-cell office:value-type="float" office:value="51953" calcext:value-type="float">
            <text:p>51953</text:p>
          </table:table-cell>
          <table:table-cell office:value-type="float" office:value="95519" calcext:value-type="float">
            <text:p>95519</text:p>
          </table:table-cell>
          <table:table-cell office:value-type="float" office:value="116324" calcext:value-type="float">
            <text:p>116324</text:p>
          </table:table-cell>
          <table:table-cell office:value-type="float" office:value="39677" calcext:value-type="float">
            <text:p>39677</text:p>
          </table:table-cell>
          <table:table-cell office:value-type="float" office:value="51276" calcext:value-type="float">
            <text:p>51276</text:p>
          </table:table-cell>
          <table:table-cell office:value-type="float" office:value="1229267593" calcext:value-type="float">
            <text:p>1229267593</text:p>
          </table:table-cell>
          <table:table-cell office:value-type="float" office:value="282715" calcext:value-type="float">
            <text:p>282715</text:p>
          </table:table-cell>
          <table:table-cell office:value-type="float" office:value="246849" calcext:value-type="float">
            <text:p>246849</text:p>
          </table:table-cell>
          <table:table-cell office:value-type="float" office:value="18658" calcext:value-type="float">
            <text:p>18658</text:p>
          </table:table-cell>
          <table:table-cell office:value-type="float" office:value="1415077109" calcext:value-type="float">
            <text:p>1415077109</text:p>
          </table:table-cell>
          <table:table-cell office:value-type="float" office:value="121161" calcext:value-type="float">
            <text:p>121161</text:p>
          </table:table-cell>
          <table:table-cell office:value-type="float" office:value="1541482216" calcext:value-type="float">
            <text:p>1541482216</text:p>
          </table:table-cell>
          <table:table-cell office:value-type="float" office:value="48505" calcext:value-type="float">
            <text:p>48505</text:p>
          </table:table-cell>
          <table:table-cell office:value-type="float" office:value="1304222958" calcext:value-type="float">
            <text:p>1304222958</text:p>
          </table:table-cell>
          <table:table-cell office:value-type="float" office:value="103450" calcext:value-type="float">
            <text:p>103450</text:p>
          </table:table-cell>
          <table:table-cell office:value-type="float" office:value="699842428" calcext:value-type="float">
            <text:p>699842428</text:p>
          </table:table-cell>
          <table:table-cell office:value-type="float" office:value="21427" calcext:value-type="float">
            <text:p>21427</text:p>
          </table:table-cell>
          <table:table-cell office:value-type="float" office:value="639725687" calcext:value-type="float">
            <text:p>639725687</text:p>
          </table:table-cell>
          <table:table-cell office:value-type="float" office:value="336940894" calcext:value-type="float">
            <text:p>336940894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727730" calcext:value-type="float">
            <text:p>727730</text:p>
          </table:table-cell>
          <table:table-cell office:value-type="float" office:value="610427" calcext:value-type="float">
            <text:p>610427</text:p>
          </table:table-cell>
          <table:table-cell office:value-type="float" office:value="52259" calcext:value-type="float">
            <text:p>52259</text:p>
          </table:table-cell>
          <table:table-cell office:value-type="float" office:value="94441" calcext:value-type="float">
            <text:p>94441</text:p>
          </table:table-cell>
          <table:table-cell office:value-type="float" office:value="119176" calcext:value-type="float">
            <text:p>119176</text:p>
          </table:table-cell>
          <table:table-cell office:value-type="float" office:value="39984" calcext:value-type="float">
            <text:p>39984</text:p>
          </table:table-cell>
          <table:table-cell office:value-type="float" office:value="58962" calcext:value-type="float">
            <text:p>58962</text:p>
          </table:table-cell>
          <table:table-cell office:value-type="float" office:value="1233747993" calcext:value-type="float">
            <text:p>1233747993</text:p>
          </table:table-cell>
          <table:table-cell office:value-type="float" office:value="276322" calcext:value-type="float">
            <text:p>276322</text:p>
          </table:table-cell>
          <table:table-cell office:value-type="float" office:value="201085" calcext:value-type="float">
            <text:p>201085</text:p>
          </table:table-cell>
          <table:table-cell office:value-type="float" office:value="18700" calcext:value-type="float">
            <text:p>18700</text:p>
          </table:table-cell>
          <table:table-cell office:value-type="float" office:value="1419811541" calcext:value-type="float">
            <text:p>1419811541</text:p>
          </table:table-cell>
          <table:table-cell office:value-type="float" office:value="120471" calcext:value-type="float">
            <text:p>120471</text:p>
          </table:table-cell>
          <table:table-cell office:value-type="float" office:value="1547914117" calcext:value-type="float">
            <text:p>1547914117</text:p>
          </table:table-cell>
          <table:table-cell office:value-type="float" office:value="47389" calcext:value-type="float">
            <text:p>47389</text:p>
          </table:table-cell>
          <table:table-cell office:value-type="float" office:value="1308909572" calcext:value-type="float">
            <text:p>1308909572</text:p>
          </table:table-cell>
          <table:table-cell office:value-type="float" office:value="102495" calcext:value-type="float">
            <text:p>102495</text:p>
          </table:table-cell>
          <table:table-cell office:value-type="float" office:value="702611083" calcext:value-type="float">
            <text:p>702611083</text:p>
          </table:table-cell>
          <table:table-cell office:value-type="float" office:value="23236" calcext:value-type="float">
            <text:p>23236</text:p>
          </table:table-cell>
          <table:table-cell office:value-type="float" office:value="641975957" calcext:value-type="float">
            <text:p>641975957</text:p>
          </table:table-cell>
          <table:table-cell office:value-type="float" office:value="337718558" calcext:value-type="float">
            <text:p>337718558</text:p>
          </table:table-cell>
        </table:table-row>
        <table:table-row table:style-name="ro1">
          <table:table-cell office:value-type="float" office:value="64750" calcext:value-type="float">
            <text:p>64750</text:p>
          </table:table-cell>
          <table:table-cell office:value-type="float" office:value="640681" calcext:value-type="float">
            <text:p>640681</text:p>
          </table:table-cell>
          <table:table-cell office:value-type="float" office:value="605986" calcext:value-type="float">
            <text:p>605986</text:p>
          </table:table-cell>
          <table:table-cell office:value-type="float" office:value="51877" calcext:value-type="float">
            <text:p>51877</text:p>
          </table:table-cell>
          <table:table-cell office:value-type="float" office:value="95907" calcext:value-type="float">
            <text:p>95907</text:p>
          </table:table-cell>
          <table:table-cell office:value-type="float" office:value="123067" calcext:value-type="float">
            <text:p>123067</text:p>
          </table:table-cell>
          <table:table-cell office:value-type="float" office:value="39219" calcext:value-type="float">
            <text:p>39219</text:p>
          </table:table-cell>
          <table:table-cell office:value-type="float" office:value="53695" calcext:value-type="float">
            <text:p>53695</text:p>
          </table:table-cell>
          <table:table-cell office:value-type="float" office:value="1238348239" calcext:value-type="float">
            <text:p>1238348239</text:p>
          </table:table-cell>
          <table:table-cell office:value-type="float" office:value="290500" calcext:value-type="float">
            <text:p>290500</text:p>
          </table:table-cell>
          <table:table-cell office:value-type="float" office:value="200433" calcext:value-type="float">
            <text:p>200433</text:p>
          </table:table-cell>
          <table:table-cell office:value-type="float" office:value="18680" calcext:value-type="float">
            <text:p>18680</text:p>
          </table:table-cell>
          <table:table-cell office:value-type="float" office:value="1425110964" calcext:value-type="float">
            <text:p>1425110964</text:p>
          </table:table-cell>
          <table:table-cell office:value-type="float" office:value="134336" calcext:value-type="float">
            <text:p>134336</text:p>
          </table:table-cell>
          <table:table-cell office:value-type="float" office:value="1552334271" calcext:value-type="float">
            <text:p>1552334271</text:p>
          </table:table-cell>
          <table:table-cell office:value-type="float" office:value="47742" calcext:value-type="float">
            <text:p>47742</text:p>
          </table:table-cell>
          <table:table-cell office:value-type="float" office:value="1313818500" calcext:value-type="float">
            <text:p>1313818500</text:p>
          </table:table-cell>
          <table:table-cell office:value-type="float" office:value="101224" calcext:value-type="float">
            <text:p>101224</text:p>
          </table:table-cell>
          <table:table-cell office:value-type="float" office:value="705375869" calcext:value-type="float">
            <text:p>705375869</text:p>
          </table:table-cell>
          <table:table-cell office:value-type="float" office:value="22924" calcext:value-type="float">
            <text:p>22924</text:p>
          </table:table-cell>
          <table:table-cell office:value-type="float" office:value="644432451" calcext:value-type="float">
            <text:p>644432451</text:p>
          </table:table-cell>
          <table:table-cell office:value-type="float" office:value="339254156" calcext:value-type="float">
            <text:p>339254156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639849" calcext:value-type="float">
            <text:p>639849</text:p>
          </table:table-cell>
          <table:table-cell office:value-type="float" office:value="616651" calcext:value-type="float">
            <text:p>616651</text:p>
          </table:table-cell>
          <table:table-cell office:value-type="float" office:value="51239" calcext:value-type="float">
            <text:p>51239</text:p>
          </table:table-cell>
          <table:table-cell office:value-type="float" office:value="96839" calcext:value-type="float">
            <text:p>96839</text:p>
          </table:table-cell>
          <table:table-cell office:value-type="float" office:value="124023" calcext:value-type="float">
            <text:p>124023</text:p>
          </table:table-cell>
          <table:table-cell office:value-type="float" office:value="41101" calcext:value-type="float">
            <text:p>41101</text:p>
          </table:table-cell>
          <table:table-cell office:value-type="float" office:value="51988" calcext:value-type="float">
            <text:p>51988</text:p>
          </table:table-cell>
          <table:table-cell office:value-type="float" office:value="1242724908" calcext:value-type="float">
            <text:p>1242724908</text:p>
          </table:table-cell>
          <table:table-cell office:value-type="float" office:value="277395" calcext:value-type="float">
            <text:p>277395</text:p>
          </table:table-cell>
          <table:table-cell office:value-type="float" office:value="205629" calcext:value-type="float">
            <text:p>205629</text:p>
          </table:table-cell>
          <table:table-cell office:value-type="float" office:value="18952" calcext:value-type="float">
            <text:p>18952</text:p>
          </table:table-cell>
          <table:table-cell office:value-type="float" office:value="1430468761" calcext:value-type="float">
            <text:p>1430468761</text:p>
          </table:table-cell>
          <table:table-cell office:value-type="float" office:value="116541" calcext:value-type="float">
            <text:p>116541</text:p>
          </table:table-cell>
          <table:table-cell office:value-type="float" office:value="1556991132" calcext:value-type="float">
            <text:p>1556991132</text:p>
          </table:table-cell>
          <table:table-cell office:value-type="float" office:value="49004" calcext:value-type="float">
            <text:p>49004</text:p>
          </table:table-cell>
          <table:table-cell office:value-type="float" office:value="1319109378" calcext:value-type="float">
            <text:p>1319109378</text:p>
          </table:table-cell>
          <table:table-cell office:value-type="float" office:value="117183" calcext:value-type="float">
            <text:p>117183</text:p>
          </table:table-cell>
          <table:table-cell office:value-type="float" office:value="708551222" calcext:value-type="float">
            <text:p>708551222</text:p>
          </table:table-cell>
          <table:table-cell office:value-type="float" office:value="22265" calcext:value-type="float">
            <text:p>22265</text:p>
          </table:table-cell>
          <table:table-cell office:value-type="float" office:value="646989049" calcext:value-type="float">
            <text:p>646989049</text:p>
          </table:table-cell>
          <table:table-cell office:value-type="float" office:value="340576630" calcext:value-type="float">
            <text:p>340576630</text:p>
          </table:table-cell>
        </table:table-row>
        <table:table-row table:style-name="ro1">
          <table:table-cell office:value-type="float" office:value="65250" calcext:value-type="float">
            <text:p>65250</text:p>
          </table:table-cell>
          <table:table-cell office:value-type="float" office:value="651506" calcext:value-type="float">
            <text:p>651506</text:p>
          </table:table-cell>
          <table:table-cell office:value-type="float" office:value="642503" calcext:value-type="float">
            <text:p>642503</text:p>
          </table:table-cell>
          <table:table-cell office:value-type="float" office:value="51639" calcext:value-type="float">
            <text:p>51639</text:p>
          </table:table-cell>
          <table:table-cell office:value-type="float" office:value="94531" calcext:value-type="float">
            <text:p>94531</text:p>
          </table:table-cell>
          <table:table-cell office:value-type="float" office:value="125681" calcext:value-type="float">
            <text:p>125681</text:p>
          </table:table-cell>
          <table:table-cell office:value-type="float" office:value="39572" calcext:value-type="float">
            <text:p>39572</text:p>
          </table:table-cell>
          <table:table-cell office:value-type="float" office:value="57218" calcext:value-type="float">
            <text:p>57218</text:p>
          </table:table-cell>
          <table:table-cell office:value-type="float" office:value="1247506966" calcext:value-type="float">
            <text:p>1247506966</text:p>
          </table:table-cell>
          <table:table-cell office:value-type="float" office:value="332422" calcext:value-type="float">
            <text:p>332422</text:p>
          </table:table-cell>
          <table:table-cell office:value-type="float" office:value="201407" calcext:value-type="float">
            <text:p>201407</text:p>
          </table:table-cell>
          <table:table-cell office:value-type="float" office:value="18731" calcext:value-type="float">
            <text:p>18731</text:p>
          </table:table-cell>
          <table:table-cell office:value-type="float" office:value="1435722911" calcext:value-type="float">
            <text:p>1435722911</text:p>
          </table:table-cell>
          <table:table-cell office:value-type="float" office:value="123417" calcext:value-type="float">
            <text:p>123417</text:p>
          </table:table-cell>
          <table:table-cell office:value-type="float" office:value="1561667034" calcext:value-type="float">
            <text:p>1561667034</text:p>
          </table:table-cell>
          <table:table-cell office:value-type="float" office:value="47096" calcext:value-type="float">
            <text:p>47096</text:p>
          </table:table-cell>
          <table:table-cell office:value-type="float" office:value="1323471566" calcext:value-type="float">
            <text:p>1323471566</text:p>
          </table:table-cell>
          <table:table-cell office:value-type="float" office:value="101341" calcext:value-type="float">
            <text:p>101341</text:p>
          </table:table-cell>
          <table:table-cell office:value-type="float" office:value="710978373" calcext:value-type="float">
            <text:p>710978373</text:p>
          </table:table-cell>
          <table:table-cell office:value-type="float" office:value="21741" calcext:value-type="float">
            <text:p>21741</text:p>
          </table:table-cell>
          <table:table-cell office:value-type="float" office:value="649152414" calcext:value-type="float">
            <text:p>649152414</text:p>
          </table:table-cell>
          <table:table-cell office:value-type="float" office:value="341905995" calcext:value-type="float">
            <text:p>34190599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643118" calcext:value-type="float">
            <text:p>643118</text:p>
          </table:table-cell>
          <table:table-cell office:value-type="float" office:value="597111" calcext:value-type="float">
            <text:p>597111</text:p>
          </table:table-cell>
          <table:table-cell office:value-type="float" office:value="52198" calcext:value-type="float">
            <text:p>52198</text:p>
          </table:table-cell>
          <table:table-cell office:value-type="float" office:value="94389" calcext:value-type="float">
            <text:p>94389</text:p>
          </table:table-cell>
          <table:table-cell office:value-type="float" office:value="123616" calcext:value-type="float">
            <text:p>123616</text:p>
          </table:table-cell>
          <table:table-cell office:value-type="float" office:value="38760" calcext:value-type="float">
            <text:p>38760</text:p>
          </table:table-cell>
          <table:table-cell office:value-type="float" office:value="56561" calcext:value-type="float">
            <text:p>56561</text:p>
          </table:table-cell>
          <table:table-cell office:value-type="float" office:value="1250252151" calcext:value-type="float">
            <text:p>1250252151</text:p>
          </table:table-cell>
          <table:table-cell office:value-type="float" office:value="275758" calcext:value-type="float">
            <text:p>275758</text:p>
          </table:table-cell>
          <table:table-cell office:value-type="float" office:value="197684" calcext:value-type="float">
            <text:p>197684</text:p>
          </table:table-cell>
          <table:table-cell office:value-type="float" office:value="18637" calcext:value-type="float">
            <text:p>18637</text:p>
          </table:table-cell>
          <table:table-cell office:value-type="float" office:value="1441820219" calcext:value-type="float">
            <text:p>1441820219</text:p>
          </table:table-cell>
          <table:table-cell office:value-type="float" office:value="122810" calcext:value-type="float">
            <text:p>122810</text:p>
          </table:table-cell>
          <table:table-cell office:value-type="float" office:value="1566969600" calcext:value-type="float">
            <text:p>1566969600</text:p>
          </table:table-cell>
          <table:table-cell office:value-type="float" office:value="47374" calcext:value-type="float">
            <text:p>47374</text:p>
          </table:table-cell>
          <table:table-cell office:value-type="float" office:value="1328295797" calcext:value-type="float">
            <text:p>1328295797</text:p>
          </table:table-cell>
          <table:table-cell office:value-type="float" office:value="99685" calcext:value-type="float">
            <text:p>99685</text:p>
          </table:table-cell>
          <table:table-cell office:value-type="float" office:value="713477198" calcext:value-type="float">
            <text:p>713477198</text:p>
          </table:table-cell>
          <table:table-cell office:value-type="float" office:value="23001" calcext:value-type="float">
            <text:p>23001</text:p>
          </table:table-cell>
          <table:table-cell office:value-type="float" office:value="652475836" calcext:value-type="float">
            <text:p>652475836</text:p>
          </table:table-cell>
          <table:table-cell office:value-type="float" office:value="343227194" calcext:value-type="float">
            <text:p>343227194</text:p>
          </table:table-cell>
        </table:table-row>
        <table:table-row table:style-name="ro1">
          <table:table-cell office:value-type="float" office:value="65750" calcext:value-type="float">
            <text:p>65750</text:p>
          </table:table-cell>
          <table:table-cell office:value-type="float" office:value="642459" calcext:value-type="float">
            <text:p>642459</text:p>
          </table:table-cell>
          <table:table-cell office:value-type="float" office:value="618163" calcext:value-type="float">
            <text:p>618163</text:p>
          </table:table-cell>
          <table:table-cell office:value-type="float" office:value="51618" calcext:value-type="float">
            <text:p>51618</text:p>
          </table:table-cell>
          <table:table-cell office:value-type="float" office:value="93759" calcext:value-type="float">
            <text:p>93759</text:p>
          </table:table-cell>
          <table:table-cell office:value-type="float" office:value="124361" calcext:value-type="float">
            <text:p>124361</text:p>
          </table:table-cell>
          <table:table-cell office:value-type="float" office:value="41868" calcext:value-type="float">
            <text:p>41868</text:p>
          </table:table-cell>
          <table:table-cell office:value-type="float" office:value="55542" calcext:value-type="float">
            <text:p>55542</text:p>
          </table:table-cell>
          <table:table-cell office:value-type="float" office:value="1255039124" calcext:value-type="float">
            <text:p>1255039124</text:p>
          </table:table-cell>
          <table:table-cell office:value-type="float" office:value="284859" calcext:value-type="float">
            <text:p>284859</text:p>
          </table:table-cell>
          <table:table-cell office:value-type="float" office:value="204936" calcext:value-type="float">
            <text:p>204936</text:p>
          </table:table-cell>
          <table:table-cell office:value-type="float" office:value="18661" calcext:value-type="float">
            <text:p>18661</text:p>
          </table:table-cell>
          <table:table-cell office:value-type="float" office:value="1446922903" calcext:value-type="float">
            <text:p>1446922903</text:p>
          </table:table-cell>
          <table:table-cell office:value-type="float" office:value="119212" calcext:value-type="float">
            <text:p>119212</text:p>
          </table:table-cell>
          <table:table-cell office:value-type="float" office:value="1572756343" calcext:value-type="float">
            <text:p>1572756343</text:p>
          </table:table-cell>
          <table:table-cell office:value-type="float" office:value="46866" calcext:value-type="float">
            <text:p>46866</text:p>
          </table:table-cell>
          <table:table-cell office:value-type="float" office:value="1333499229" calcext:value-type="float">
            <text:p>1333499229</text:p>
          </table:table-cell>
          <table:table-cell office:value-type="float" office:value="7539659" calcext:value-type="float">
            <text:p>7539659</text:p>
          </table:table-cell>
          <table:table-cell office:value-type="float" office:value="717770473" calcext:value-type="float">
            <text:p>717770473</text:p>
          </table:table-cell>
          <table:table-cell office:value-type="float" office:value="21845" calcext:value-type="float">
            <text:p>21845</text:p>
          </table:table-cell>
          <table:table-cell office:value-type="float" office:value="654722404" calcext:value-type="float">
            <text:p>654722404</text:p>
          </table:table-cell>
          <table:table-cell office:value-type="float" office:value="344550587" calcext:value-type="float">
            <text:p>344550587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747921" calcext:value-type="float">
            <text:p>747921</text:p>
          </table:table-cell>
          <table:table-cell office:value-type="float" office:value="588298" calcext:value-type="float">
            <text:p>588298</text:p>
          </table:table-cell>
          <table:table-cell office:value-type="float" office:value="52550" calcext:value-type="float">
            <text:p>52550</text:p>
          </table:table-cell>
          <table:table-cell office:value-type="float" office:value="148552" calcext:value-type="float">
            <text:p>148552</text:p>
          </table:table-cell>
          <table:table-cell office:value-type="float" office:value="123752" calcext:value-type="float">
            <text:p>123752</text:p>
          </table:table-cell>
          <table:table-cell office:value-type="float" office:value="42219" calcext:value-type="float">
            <text:p>42219</text:p>
          </table:table-cell>
          <table:table-cell office:value-type="float" office:value="65154" calcext:value-type="float">
            <text:p>65154</text:p>
          </table:table-cell>
          <table:table-cell office:value-type="float" office:value="1259213062" calcext:value-type="float">
            <text:p>1259213062</text:p>
          </table:table-cell>
          <table:table-cell office:value-type="float" office:value="271257" calcext:value-type="float">
            <text:p>271257</text:p>
          </table:table-cell>
          <table:table-cell office:value-type="float" office:value="207842" calcext:value-type="float">
            <text:p>207842</text:p>
          </table:table-cell>
          <table:table-cell office:value-type="float" office:value="18628" calcext:value-type="float">
            <text:p>18628</text:p>
          </table:table-cell>
          <table:table-cell office:value-type="float" office:value="1452623380" calcext:value-type="float">
            <text:p>1452623380</text:p>
          </table:table-cell>
          <table:table-cell office:value-type="float" office:value="128919" calcext:value-type="float">
            <text:p>128919</text:p>
          </table:table-cell>
          <table:table-cell office:value-type="float" office:value="1579544498" calcext:value-type="float">
            <text:p>1579544498</text:p>
          </table:table-cell>
          <table:table-cell office:value-type="float" office:value="49147" calcext:value-type="float">
            <text:p>49147</text:p>
          </table:table-cell>
          <table:table-cell office:value-type="float" office:value="1338581580" calcext:value-type="float">
            <text:p>1338581580</text:p>
          </table:table-cell>
          <table:table-cell office:value-type="float" office:value="111744" calcext:value-type="float">
            <text:p>111744</text:p>
          </table:table-cell>
          <table:table-cell office:value-type="float" office:value="718829015" calcext:value-type="float">
            <text:p>718829015</text:p>
          </table:table-cell>
          <table:table-cell office:value-type="float" office:value="21937" calcext:value-type="float">
            <text:p>21937</text:p>
          </table:table-cell>
          <table:table-cell office:value-type="float" office:value="656736272" calcext:value-type="float">
            <text:p>656736272</text:p>
          </table:table-cell>
          <table:table-cell office:value-type="float" office:value="346079234" calcext:value-type="float">
            <text:p>346079234</text:p>
          </table:table-cell>
        </table:table-row>
        <table:table-row table:style-name="ro1">
          <table:table-cell office:value-type="float" office:value="66250" calcext:value-type="float">
            <text:p>66250</text:p>
          </table:table-cell>
          <table:table-cell office:value-type="float" office:value="624654" calcext:value-type="float">
            <text:p>624654</text:p>
          </table:table-cell>
          <table:table-cell office:value-type="float" office:value="610403" calcext:value-type="float">
            <text:p>610403</text:p>
          </table:table-cell>
          <table:table-cell office:value-type="float" office:value="52041" calcext:value-type="float">
            <text:p>52041</text:p>
          </table:table-cell>
          <table:table-cell office:value-type="float" office:value="115361" calcext:value-type="float">
            <text:p>115361</text:p>
          </table:table-cell>
          <table:table-cell office:value-type="float" office:value="134638" calcext:value-type="float">
            <text:p>134638</text:p>
          </table:table-cell>
          <table:table-cell office:value-type="float" office:value="36571" calcext:value-type="float">
            <text:p>36571</text:p>
          </table:table-cell>
          <table:table-cell office:value-type="float" office:value="124008" calcext:value-type="float">
            <text:p>124008</text:p>
          </table:table-cell>
          <table:table-cell office:value-type="float" office:value="1263555764" calcext:value-type="float">
            <text:p>1263555764</text:p>
          </table:table-cell>
          <table:table-cell office:value-type="float" office:value="264584" calcext:value-type="float">
            <text:p>264584</text:p>
          </table:table-cell>
          <table:table-cell office:value-type="float" office:value="204150" calcext:value-type="float">
            <text:p>204150</text:p>
          </table:table-cell>
          <table:table-cell office:value-type="float" office:value="18649" calcext:value-type="float">
            <text:p>18649</text:p>
          </table:table-cell>
          <table:table-cell office:value-type="float" office:value="1457969460" calcext:value-type="float">
            <text:p>1457969460</text:p>
          </table:table-cell>
          <table:table-cell office:value-type="float" office:value="145938" calcext:value-type="float">
            <text:p>145938</text:p>
          </table:table-cell>
          <table:table-cell office:value-type="float" office:value="1585809944" calcext:value-type="float">
            <text:p>1585809944</text:p>
          </table:table-cell>
          <table:table-cell office:value-type="float" office:value="49353" calcext:value-type="float">
            <text:p>49353</text:p>
          </table:table-cell>
          <table:table-cell office:value-type="float" office:value="1343641690" calcext:value-type="float">
            <text:p>1343641690</text:p>
          </table:table-cell>
          <table:table-cell office:value-type="float" office:value="108802" calcext:value-type="float">
            <text:p>108802</text:p>
          </table:table-cell>
          <table:table-cell office:value-type="float" office:value="721576581" calcext:value-type="float">
            <text:p>721576581</text:p>
          </table:table-cell>
          <table:table-cell office:value-type="float" office:value="23134" calcext:value-type="float">
            <text:p>23134</text:p>
          </table:table-cell>
          <table:table-cell office:value-type="float" office:value="660118413" calcext:value-type="float">
            <text:p>660118413</text:p>
          </table:table-cell>
          <table:table-cell office:value-type="float" office:value="346826461" calcext:value-type="float">
            <text:p>346826461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646409" calcext:value-type="float">
            <text:p>646409</text:p>
          </table:table-cell>
          <table:table-cell office:value-type="float" office:value="607373" calcext:value-type="float">
            <text:p>607373</text:p>
          </table:table-cell>
          <table:table-cell office:value-type="float" office:value="52950" calcext:value-type="float">
            <text:p>52950</text:p>
          </table:table-cell>
          <table:table-cell office:value-type="float" office:value="98977" calcext:value-type="float">
            <text:p>98977</text:p>
          </table:table-cell>
          <table:table-cell office:value-type="float" office:value="133904" calcext:value-type="float">
            <text:p>133904</text:p>
          </table:table-cell>
          <table:table-cell office:value-type="float" office:value="39213" calcext:value-type="float">
            <text:p>39213</text:p>
          </table:table-cell>
          <table:table-cell office:value-type="float" office:value="60959" calcext:value-type="float">
            <text:p>60959</text:p>
          </table:table-cell>
          <table:table-cell office:value-type="float" office:value="1268700532" calcext:value-type="float">
            <text:p>1268700532</text:p>
          </table:table-cell>
          <table:table-cell office:value-type="float" office:value="280159" calcext:value-type="float">
            <text:p>280159</text:p>
          </table:table-cell>
          <table:table-cell office:value-type="float" office:value="200277" calcext:value-type="float">
            <text:p>200277</text:p>
          </table:table-cell>
          <table:table-cell office:value-type="float" office:value="18611" calcext:value-type="float">
            <text:p>18611</text:p>
          </table:table-cell>
          <table:table-cell office:value-type="float" office:value="1463783493" calcext:value-type="float">
            <text:p>1463783493</text:p>
          </table:table-cell>
          <table:table-cell office:value-type="float" office:value="125631" calcext:value-type="float">
            <text:p>125631</text:p>
          </table:table-cell>
          <table:table-cell office:value-type="float" office:value="1592202534" calcext:value-type="float">
            <text:p>1592202534</text:p>
          </table:table-cell>
          <table:table-cell office:value-type="float" office:value="51488" calcext:value-type="float">
            <text:p>51488</text:p>
          </table:table-cell>
          <table:table-cell office:value-type="float" office:value="1349161237" calcext:value-type="float">
            <text:p>1349161237</text:p>
          </table:table-cell>
          <table:table-cell office:value-type="float" office:value="112303" calcext:value-type="float">
            <text:p>112303</text:p>
          </table:table-cell>
          <table:table-cell office:value-type="float" office:value="724329039" calcext:value-type="float">
            <text:p>724329039</text:p>
          </table:table-cell>
          <table:table-cell office:value-type="float" office:value="23508" calcext:value-type="float">
            <text:p>23508</text:p>
          </table:table-cell>
          <table:table-cell office:value-type="float" office:value="662445753" calcext:value-type="float">
            <text:p>662445753</text:p>
          </table:table-cell>
          <table:table-cell office:value-type="float" office:value="348260871" calcext:value-type="float">
            <text:p>348260871</text:p>
          </table:table-cell>
        </table:table-row>
        <table:table-row table:style-name="ro1">
          <table:table-cell office:value-type="float" office:value="66750" calcext:value-type="float">
            <text:p>66750</text:p>
          </table:table-cell>
          <table:table-cell office:value-type="float" office:value="641704" calcext:value-type="float">
            <text:p>641704</text:p>
          </table:table-cell>
          <table:table-cell office:value-type="float" office:value="671489" calcext:value-type="float">
            <text:p>671489</text:p>
          </table:table-cell>
          <table:table-cell office:value-type="float" office:value="51515" calcext:value-type="float">
            <text:p>51515</text:p>
          </table:table-cell>
          <table:table-cell office:value-type="float" office:value="96154" calcext:value-type="float">
            <text:p>96154</text:p>
          </table:table-cell>
          <table:table-cell office:value-type="float" office:value="163452" calcext:value-type="float">
            <text:p>163452</text:p>
          </table:table-cell>
          <table:table-cell office:value-type="float" office:value="41749" calcext:value-type="float">
            <text:p>41749</text:p>
          </table:table-cell>
          <table:table-cell office:value-type="float" office:value="52819" calcext:value-type="float">
            <text:p>52819</text:p>
          </table:table-cell>
          <table:table-cell office:value-type="float" office:value="1272777855" calcext:value-type="float">
            <text:p>1272777855</text:p>
          </table:table-cell>
          <table:table-cell office:value-type="float" office:value="288775" calcext:value-type="float">
            <text:p>288775</text:p>
          </table:table-cell>
          <table:table-cell office:value-type="float" office:value="205501" calcext:value-type="float">
            <text:p>205501</text:p>
          </table:table-cell>
          <table:table-cell office:value-type="float" office:value="18871" calcext:value-type="float">
            <text:p>18871</text:p>
          </table:table-cell>
          <table:table-cell office:value-type="float" office:value="1468915700" calcext:value-type="float">
            <text:p>1468915700</text:p>
          </table:table-cell>
          <table:table-cell office:value-type="float" office:value="125477" calcext:value-type="float">
            <text:p>125477</text:p>
          </table:table-cell>
          <table:table-cell office:value-type="float" office:value="1597185749" calcext:value-type="float">
            <text:p>1597185749</text:p>
          </table:table-cell>
          <table:table-cell office:value-type="float" office:value="49448" calcext:value-type="float">
            <text:p>49448</text:p>
          </table:table-cell>
          <table:table-cell office:value-type="float" office:value="1353919057" calcext:value-type="float">
            <text:p>1353919057</text:p>
          </table:table-cell>
          <table:table-cell office:value-type="float" office:value="105923" calcext:value-type="float">
            <text:p>105923</text:p>
          </table:table-cell>
          <table:table-cell office:value-type="float" office:value="727534917" calcext:value-type="float">
            <text:p>727534917</text:p>
          </table:table-cell>
          <table:table-cell office:value-type="float" office:value="22193" calcext:value-type="float">
            <text:p>22193</text:p>
          </table:table-cell>
          <table:table-cell office:value-type="float" office:value="664589774" calcext:value-type="float">
            <text:p>664589774</text:p>
          </table:table-cell>
          <table:table-cell office:value-type="float" office:value="349810059" calcext:value-type="float">
            <text:p>349810059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640756" calcext:value-type="float">
            <text:p>640756</text:p>
          </table:table-cell>
          <table:table-cell office:value-type="float" office:value="608024" calcext:value-type="float">
            <text:p>608024</text:p>
          </table:table-cell>
          <table:table-cell office:value-type="float" office:value="51449" calcext:value-type="float">
            <text:p>51449</text:p>
          </table:table-cell>
          <table:table-cell office:value-type="float" office:value="95042" calcext:value-type="float">
            <text:p>95042</text:p>
          </table:table-cell>
          <table:table-cell office:value-type="float" office:value="133139" calcext:value-type="float">
            <text:p>133139</text:p>
          </table:table-cell>
          <table:table-cell office:value-type="float" office:value="41021" calcext:value-type="float">
            <text:p>41021</text:p>
          </table:table-cell>
          <table:table-cell office:value-type="float" office:value="54102" calcext:value-type="float">
            <text:p>54102</text:p>
          </table:table-cell>
          <table:table-cell office:value-type="float" office:value="1276399198" calcext:value-type="float">
            <text:p>1276399198</text:p>
          </table:table-cell>
          <table:table-cell office:value-type="float" office:value="277623" calcext:value-type="float">
            <text:p>277623</text:p>
          </table:table-cell>
          <table:table-cell office:value-type="float" office:value="205676" calcext:value-type="float">
            <text:p>205676</text:p>
          </table:table-cell>
          <table:table-cell office:value-type="float" office:value="18610" calcext:value-type="float">
            <text:p>18610</text:p>
          </table:table-cell>
          <table:table-cell office:value-type="float" office:value="1473787106" calcext:value-type="float">
            <text:p>1473787106</text:p>
          </table:table-cell>
          <table:table-cell office:value-type="float" office:value="126754" calcext:value-type="float">
            <text:p>126754</text:p>
          </table:table-cell>
          <table:table-cell office:value-type="float" office:value="1602245015" calcext:value-type="float">
            <text:p>1602245015</text:p>
          </table:table-cell>
          <table:table-cell office:value-type="float" office:value="50916" calcext:value-type="float">
            <text:p>50916</text:p>
          </table:table-cell>
          <table:table-cell office:value-type="float" office:value="1358227368" calcext:value-type="float">
            <text:p>1358227368</text:p>
          </table:table-cell>
          <table:table-cell office:value-type="float" office:value="102981" calcext:value-type="float">
            <text:p>102981</text:p>
          </table:table-cell>
          <table:table-cell office:value-type="float" office:value="729830645" calcext:value-type="float">
            <text:p>729830645</text:p>
          </table:table-cell>
          <table:table-cell office:value-type="float" office:value="23432" calcext:value-type="float">
            <text:p>23432</text:p>
          </table:table-cell>
          <table:table-cell office:value-type="float" office:value="667523374" calcext:value-type="float">
            <text:p>667523374</text:p>
          </table:table-cell>
          <table:table-cell office:value-type="float" office:value="351055732" calcext:value-type="float">
            <text:p>351055732</text:p>
          </table:table-cell>
        </table:table-row>
        <table:table-row table:style-name="ro1">
          <table:table-cell office:value-type="float" office:value="67250" calcext:value-type="float">
            <text:p>67250</text:p>
          </table:table-cell>
          <table:table-cell office:value-type="float" office:value="693718" calcext:value-type="float">
            <text:p>693718</text:p>
          </table:table-cell>
          <table:table-cell office:value-type="float" office:value="604643" calcext:value-type="float">
            <text:p>604643</text:p>
          </table:table-cell>
          <table:table-cell office:value-type="float" office:value="51957" calcext:value-type="float">
            <text:p>51957</text:p>
          </table:table-cell>
          <table:table-cell office:value-type="float" office:value="94291" calcext:value-type="float">
            <text:p>94291</text:p>
          </table:table-cell>
          <table:table-cell office:value-type="float" office:value="121541" calcext:value-type="float">
            <text:p>121541</text:p>
          </table:table-cell>
          <table:table-cell office:value-type="float" office:value="42432" calcext:value-type="float">
            <text:p>42432</text:p>
          </table:table-cell>
          <table:table-cell office:value-type="float" office:value="59098" calcext:value-type="float">
            <text:p>59098</text:p>
          </table:table-cell>
          <table:table-cell office:value-type="float" office:value="1281090171" calcext:value-type="float">
            <text:p>1281090171</text:p>
          </table:table-cell>
          <table:table-cell office:value-type="float" office:value="275815" calcext:value-type="float">
            <text:p>275815</text:p>
          </table:table-cell>
          <table:table-cell office:value-type="float" office:value="206904" calcext:value-type="float">
            <text:p>206904</text:p>
          </table:table-cell>
          <table:table-cell office:value-type="float" office:value="19171" calcext:value-type="float">
            <text:p>19171</text:p>
          </table:table-cell>
          <table:table-cell office:value-type="float" office:value="1479696373" calcext:value-type="float">
            <text:p>1479696373</text:p>
          </table:table-cell>
          <table:table-cell office:value-type="float" office:value="123116" calcext:value-type="float">
            <text:p>123116</text:p>
          </table:table-cell>
          <table:table-cell office:value-type="float" office:value="1606727693" calcext:value-type="float">
            <text:p>1606727693</text:p>
          </table:table-cell>
          <table:table-cell office:value-type="float" office:value="71003" calcext:value-type="float">
            <text:p>71003</text:p>
          </table:table-cell>
          <table:table-cell office:value-type="float" office:value="1364058962" calcext:value-type="float">
            <text:p>1364058962</text:p>
          </table:table-cell>
          <table:table-cell office:value-type="float" office:value="101224" calcext:value-type="float">
            <text:p>101224</text:p>
          </table:table-cell>
          <table:table-cell office:value-type="float" office:value="732481186" calcext:value-type="float">
            <text:p>732481186</text:p>
          </table:table-cell>
          <table:table-cell office:value-type="float" office:value="21348" calcext:value-type="float">
            <text:p>21348</text:p>
          </table:table-cell>
          <table:table-cell office:value-type="float" office:value="670080470" calcext:value-type="float">
            <text:p>670080470</text:p>
          </table:table-cell>
          <table:table-cell office:value-type="float" office:value="352638402" calcext:value-type="float">
            <text:p>352638402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626973" calcext:value-type="float">
            <text:p>626973</text:p>
          </table:table-cell>
          <table:table-cell office:value-type="float" office:value="602874" calcext:value-type="float">
            <text:p>602874</text:p>
          </table:table-cell>
          <table:table-cell office:value-type="float" office:value="53639" calcext:value-type="float">
            <text:p>53639</text:p>
          </table:table-cell>
          <table:table-cell office:value-type="float" office:value="93001" calcext:value-type="float">
            <text:p>93001</text:p>
          </table:table-cell>
          <table:table-cell office:value-type="float" office:value="123183" calcext:value-type="float">
            <text:p>123183</text:p>
          </table:table-cell>
          <table:table-cell office:value-type="float" office:value="42357" calcext:value-type="float">
            <text:p>42357</text:p>
          </table:table-cell>
          <table:table-cell office:value-type="float" office:value="51808" calcext:value-type="float">
            <text:p>51808</text:p>
          </table:table-cell>
          <table:table-cell office:value-type="float" office:value="1284851795" calcext:value-type="float">
            <text:p>1284851795</text:p>
          </table:table-cell>
          <table:table-cell office:value-type="float" office:value="272550" calcext:value-type="float">
            <text:p>272550</text:p>
          </table:table-cell>
          <table:table-cell office:value-type="float" office:value="207507" calcext:value-type="float">
            <text:p>207507</text:p>
          </table:table-cell>
          <table:table-cell office:value-type="float" office:value="18591" calcext:value-type="float">
            <text:p>18591</text:p>
          </table:table-cell>
          <table:table-cell office:value-type="float" office:value="1485299371" calcext:value-type="float">
            <text:p>1485299371</text:p>
          </table:table-cell>
          <table:table-cell office:value-type="float" office:value="123462" calcext:value-type="float">
            <text:p>123462</text:p>
          </table:table-cell>
          <table:table-cell office:value-type="float" office:value="1611174870" calcext:value-type="float">
            <text:p>1611174870</text:p>
          </table:table-cell>
          <table:table-cell office:value-type="float" office:value="49941" calcext:value-type="float">
            <text:p>49941</text:p>
          </table:table-cell>
          <table:table-cell office:value-type="float" office:value="1369343107" calcext:value-type="float">
            <text:p>1369343107</text:p>
          </table:table-cell>
          <table:table-cell office:value-type="float" office:value="104461" calcext:value-type="float">
            <text:p>104461</text:p>
          </table:table-cell>
          <table:table-cell office:value-type="float" office:value="735402039" calcext:value-type="float">
            <text:p>735402039</text:p>
          </table:table-cell>
          <table:table-cell office:value-type="float" office:value="22428" calcext:value-type="float">
            <text:p>22428</text:p>
          </table:table-cell>
          <table:table-cell office:value-type="float" office:value="672905574" calcext:value-type="float">
            <text:p>672905574</text:p>
          </table:table-cell>
          <table:table-cell office:value-type="float" office:value="353702337" calcext:value-type="float">
            <text:p>353702337</text:p>
          </table:table-cell>
        </table:table-row>
        <table:table-row table:style-name="ro1">
          <table:table-cell office:value-type="float" office:value="67750" calcext:value-type="float">
            <text:p>67750</text:p>
          </table:table-cell>
          <table:table-cell office:value-type="float" office:value="632123" calcext:value-type="float">
            <text:p>632123</text:p>
          </table:table-cell>
          <table:table-cell office:value-type="float" office:value="599293" calcext:value-type="float">
            <text:p>599293</text:p>
          </table:table-cell>
          <table:table-cell office:value-type="float" office:value="54049" calcext:value-type="float">
            <text:p>54049</text:p>
          </table:table-cell>
          <table:table-cell office:value-type="float" office:value="95678" calcext:value-type="float">
            <text:p>95678</text:p>
          </table:table-cell>
          <table:table-cell office:value-type="float" office:value="129755" calcext:value-type="float">
            <text:p>129755</text:p>
          </table:table-cell>
          <table:table-cell office:value-type="float" office:value="41153" calcext:value-type="float">
            <text:p>41153</text:p>
          </table:table-cell>
          <table:table-cell office:value-type="float" office:value="53948" calcext:value-type="float">
            <text:p>53948</text:p>
          </table:table-cell>
          <table:table-cell office:value-type="float" office:value="1289303710" calcext:value-type="float">
            <text:p>1289303710</text:p>
          </table:table-cell>
          <table:table-cell office:value-type="float" office:value="282561" calcext:value-type="float">
            <text:p>282561</text:p>
          </table:table-cell>
          <table:table-cell office:value-type="float" office:value="202951" calcext:value-type="float">
            <text:p>202951</text:p>
          </table:table-cell>
          <table:table-cell office:value-type="float" office:value="18848" calcext:value-type="float">
            <text:p>18848</text:p>
          </table:table-cell>
          <table:table-cell office:value-type="float" office:value="1490579430" calcext:value-type="float">
            <text:p>1490579430</text:p>
          </table:table-cell>
          <table:table-cell office:value-type="float" office:value="180855" calcext:value-type="float">
            <text:p>180855</text:p>
          </table:table-cell>
          <table:table-cell office:value-type="float" office:value="1617597802" calcext:value-type="float">
            <text:p>1617597802</text:p>
          </table:table-cell>
          <table:table-cell office:value-type="float" office:value="48667" calcext:value-type="float">
            <text:p>48667</text:p>
          </table:table-cell>
          <table:table-cell office:value-type="float" office:value="1374353005" calcext:value-type="float">
            <text:p>1374353005</text:p>
          </table:table-cell>
          <table:table-cell office:value-type="float" office:value="106534" calcext:value-type="float">
            <text:p>106534</text:p>
          </table:table-cell>
          <table:table-cell office:value-type="float" office:value="738304607" calcext:value-type="float">
            <text:p>738304607</text:p>
          </table:table-cell>
          <table:table-cell office:value-type="float" office:value="23146" calcext:value-type="float">
            <text:p>23146</text:p>
          </table:table-cell>
          <table:table-cell office:value-type="float" office:value="675712543" calcext:value-type="float">
            <text:p>675712543</text:p>
          </table:table-cell>
          <table:table-cell office:value-type="float" office:value="354753854" calcext:value-type="float">
            <text:p>354753854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644447" calcext:value-type="float">
            <text:p>644447</text:p>
          </table:table-cell>
          <table:table-cell office:value-type="float" office:value="608443" calcext:value-type="float">
            <text:p>608443</text:p>
          </table:table-cell>
          <table:table-cell office:value-type="float" office:value="54738" calcext:value-type="float">
            <text:p>54738</text:p>
          </table:table-cell>
          <table:table-cell office:value-type="float" office:value="97015" calcext:value-type="float">
            <text:p>97015</text:p>
          </table:table-cell>
          <table:table-cell office:value-type="float" office:value="128934" calcext:value-type="float">
            <text:p>128934</text:p>
          </table:table-cell>
          <table:table-cell office:value-type="float" office:value="43445" calcext:value-type="float">
            <text:p>43445</text:p>
          </table:table-cell>
          <table:table-cell office:value-type="float" office:value="55590" calcext:value-type="float">
            <text:p>55590</text:p>
          </table:table-cell>
          <table:table-cell office:value-type="float" office:value="1293569647" calcext:value-type="float">
            <text:p>1293569647</text:p>
          </table:table-cell>
          <table:table-cell office:value-type="float" office:value="286540" calcext:value-type="float">
            <text:p>286540</text:p>
          </table:table-cell>
          <table:table-cell office:value-type="float" office:value="200999" calcext:value-type="float">
            <text:p>200999</text:p>
          </table:table-cell>
          <table:table-cell office:value-type="float" office:value="18643" calcext:value-type="float">
            <text:p>18643</text:p>
          </table:table-cell>
          <table:table-cell office:value-type="float" office:value="1495994328" calcext:value-type="float">
            <text:p>1495994328</text:p>
          </table:table-cell>
          <table:table-cell office:value-type="float" office:value="144997" calcext:value-type="float">
            <text:p>144997</text:p>
          </table:table-cell>
          <table:table-cell office:value-type="float" office:value="1624254977" calcext:value-type="float">
            <text:p>1624254977</text:p>
          </table:table-cell>
          <table:table-cell office:value-type="float" office:value="49288" calcext:value-type="float">
            <text:p>49288</text:p>
          </table:table-cell>
          <table:table-cell office:value-type="float" office:value="1378785700" calcext:value-type="float">
            <text:p>1378785700</text:p>
          </table:table-cell>
          <table:table-cell office:value-type="float" office:value="107065" calcext:value-type="float">
            <text:p>107065</text:p>
          </table:table-cell>
          <table:table-cell office:value-type="float" office:value="740918122" calcext:value-type="float">
            <text:p>740918122</text:p>
          </table:table-cell>
          <table:table-cell office:value-type="float" office:value="23890" calcext:value-type="float">
            <text:p>23890</text:p>
          </table:table-cell>
          <table:table-cell office:value-type="float" office:value="678355884" calcext:value-type="float">
            <text:p>678355884</text:p>
          </table:table-cell>
          <table:table-cell office:value-type="float" office:value="356286311" calcext:value-type="float">
            <text:p>356286311</text:p>
          </table:table-cell>
        </table:table-row>
        <table:table-row table:style-name="ro1">
          <table:table-cell office:value-type="float" office:value="68250" calcext:value-type="float">
            <text:p>68250</text:p>
          </table:table-cell>
          <table:table-cell office:value-type="float" office:value="645040" calcext:value-type="float">
            <text:p>645040</text:p>
          </table:table-cell>
          <table:table-cell office:value-type="float" office:value="663658" calcext:value-type="float">
            <text:p>663658</text:p>
          </table:table-cell>
          <table:table-cell office:value-type="float" office:value="55375" calcext:value-type="float">
            <text:p>55375</text:p>
          </table:table-cell>
          <table:table-cell office:value-type="float" office:value="97165" calcext:value-type="float">
            <text:p>97165</text:p>
          </table:table-cell>
          <table:table-cell office:value-type="float" office:value="129110" calcext:value-type="float">
            <text:p>129110</text:p>
          </table:table-cell>
          <table:table-cell office:value-type="float" office:value="42784" calcext:value-type="float">
            <text:p>42784</text:p>
          </table:table-cell>
          <table:table-cell office:value-type="float" office:value="54867" calcext:value-type="float">
            <text:p>54867</text:p>
          </table:table-cell>
          <table:table-cell office:value-type="float" office:value="1298121503" calcext:value-type="float">
            <text:p>1298121503</text:p>
          </table:table-cell>
          <table:table-cell office:value-type="float" office:value="342333" calcext:value-type="float">
            <text:p>342333</text:p>
          </table:table-cell>
          <table:table-cell office:value-type="float" office:value="251073" calcext:value-type="float">
            <text:p>251073</text:p>
          </table:table-cell>
          <table:table-cell office:value-type="float" office:value="18649" calcext:value-type="float">
            <text:p>18649</text:p>
          </table:table-cell>
          <table:table-cell office:value-type="float" office:value="1501122961" calcext:value-type="float">
            <text:p>1501122961</text:p>
          </table:table-cell>
          <table:table-cell office:value-type="float" office:value="132424" calcext:value-type="float">
            <text:p>132424</text:p>
          </table:table-cell>
          <table:table-cell office:value-type="float" office:value="1630624462" calcext:value-type="float">
            <text:p>1630624462</text:p>
          </table:table-cell>
          <table:table-cell office:value-type="float" office:value="49491" calcext:value-type="float">
            <text:p>49491</text:p>
          </table:table-cell>
          <table:table-cell office:value-type="float" office:value="1384718305" calcext:value-type="float">
            <text:p>1384718305</text:p>
          </table:table-cell>
          <table:table-cell office:value-type="float" office:value="104326" calcext:value-type="float">
            <text:p>104326</text:p>
          </table:table-cell>
          <table:table-cell office:value-type="float" office:value="743449115" calcext:value-type="float">
            <text:p>743449115</text:p>
          </table:table-cell>
          <table:table-cell office:value-type="float" office:value="21486" calcext:value-type="float">
            <text:p>21486</text:p>
          </table:table-cell>
          <table:table-cell office:value-type="float" office:value="680634305" calcext:value-type="float">
            <text:p>680634305</text:p>
          </table:table-cell>
          <table:table-cell office:value-type="float" office:value="362304131" calcext:value-type="float">
            <text:p>362304131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655124" calcext:value-type="float">
            <text:p>655124</text:p>
          </table:table-cell>
          <table:table-cell office:value-type="float" office:value="609422" calcext:value-type="float">
            <text:p>609422</text:p>
          </table:table-cell>
          <table:table-cell office:value-type="float" office:value="55787" calcext:value-type="float">
            <text:p>55787</text:p>
          </table:table-cell>
          <table:table-cell office:value-type="float" office:value="94081" calcext:value-type="float">
            <text:p>94081</text:p>
          </table:table-cell>
          <table:table-cell office:value-type="float" office:value="119205" calcext:value-type="float">
            <text:p>119205</text:p>
          </table:table-cell>
          <table:table-cell office:value-type="float" office:value="39387" calcext:value-type="float">
            <text:p>39387</text:p>
          </table:table-cell>
          <table:table-cell office:value-type="float" office:value="53968" calcext:value-type="float">
            <text:p>53968</text:p>
          </table:table-cell>
          <table:table-cell office:value-type="float" office:value="1301839264" calcext:value-type="float">
            <text:p>1301839264</text:p>
          </table:table-cell>
          <table:table-cell office:value-type="float" office:value="270557" calcext:value-type="float">
            <text:p>270557</text:p>
          </table:table-cell>
          <table:table-cell office:value-type="float" office:value="202207" calcext:value-type="float">
            <text:p>202207</text:p>
          </table:table-cell>
          <table:table-cell office:value-type="float" office:value="18624" calcext:value-type="float">
            <text:p>18624</text:p>
          </table:table-cell>
          <table:table-cell office:value-type="float" office:value="1506135729" calcext:value-type="float">
            <text:p>1506135729</text:p>
          </table:table-cell>
          <table:table-cell office:value-type="float" office:value="122470" calcext:value-type="float">
            <text:p>122470</text:p>
          </table:table-cell>
          <table:table-cell office:value-type="float" office:value="1636074986" calcext:value-type="float">
            <text:p>1636074986</text:p>
          </table:table-cell>
          <table:table-cell office:value-type="float" office:value="52449" calcext:value-type="float">
            <text:p>52449</text:p>
          </table:table-cell>
          <table:table-cell office:value-type="float" office:value="1389847882" calcext:value-type="float">
            <text:p>1389847882</text:p>
          </table:table-cell>
          <table:table-cell office:value-type="float" office:value="105862" calcext:value-type="float">
            <text:p>105862</text:p>
          </table:table-cell>
          <table:table-cell office:value-type="float" office:value="745968556" calcext:value-type="float">
            <text:p>745968556</text:p>
          </table:table-cell>
          <table:table-cell office:value-type="float" office:value="22593" calcext:value-type="float">
            <text:p>22593</text:p>
          </table:table-cell>
          <table:table-cell office:value-type="float" office:value="683455935" calcext:value-type="float">
            <text:p>683455935</text:p>
          </table:table-cell>
          <table:table-cell office:value-type="float" office:value="359239865" calcext:value-type="float">
            <text:p>359239865</text:p>
          </table:table-cell>
        </table:table-row>
        <table:table-row table:style-name="ro1">
          <table:table-cell office:value-type="float" office:value="68750" calcext:value-type="float">
            <text:p>68750</text:p>
          </table:table-cell>
          <table:table-cell office:value-type="float" office:value="684233" calcext:value-type="float">
            <text:p>684233</text:p>
          </table:table-cell>
          <table:table-cell office:value-type="float" office:value="614076" calcext:value-type="float">
            <text:p>614076</text:p>
          </table:table-cell>
          <table:table-cell office:value-type="float" office:value="54479" calcext:value-type="float">
            <text:p>54479</text:p>
          </table:table-cell>
          <table:table-cell office:value-type="float" office:value="92969" calcext:value-type="float">
            <text:p>92969</text:p>
          </table:table-cell>
          <table:table-cell office:value-type="float" office:value="118465" calcext:value-type="float">
            <text:p>118465</text:p>
          </table:table-cell>
          <table:table-cell office:value-type="float" office:value="42265" calcext:value-type="float">
            <text:p>42265</text:p>
          </table:table-cell>
          <table:table-cell office:value-type="float" office:value="54820" calcext:value-type="float">
            <text:p>54820</text:p>
          </table:table-cell>
          <table:table-cell office:value-type="float" office:value="1306274035" calcext:value-type="float">
            <text:p>1306274035</text:p>
          </table:table-cell>
          <table:table-cell office:value-type="float" office:value="278953" calcext:value-type="float">
            <text:p>278953</text:p>
          </table:table-cell>
          <table:table-cell office:value-type="float" office:value="203950" calcext:value-type="float">
            <text:p>203950</text:p>
          </table:table-cell>
          <table:table-cell office:value-type="float" office:value="18622" calcext:value-type="float">
            <text:p>18622</text:p>
          </table:table-cell>
          <table:table-cell office:value-type="float" office:value="1511597673" calcext:value-type="float">
            <text:p>1511597673</text:p>
          </table:table-cell>
          <table:table-cell office:value-type="float" office:value="122655" calcext:value-type="float">
            <text:p>122655</text:p>
          </table:table-cell>
          <table:table-cell office:value-type="float" office:value="1641506549" calcext:value-type="float">
            <text:p>1641506549</text:p>
          </table:table-cell>
          <table:table-cell office:value-type="float" office:value="52229" calcext:value-type="float">
            <text:p>52229</text:p>
          </table:table-cell>
          <table:table-cell office:value-type="float" office:value="1394634354" calcext:value-type="float">
            <text:p>1394634354</text:p>
          </table:table-cell>
          <table:table-cell office:value-type="float" office:value="99587" calcext:value-type="float">
            <text:p>99587</text:p>
          </table:table-cell>
          <table:table-cell office:value-type="float" office:value="748951995" calcext:value-type="float">
            <text:p>748951995</text:p>
          </table:table-cell>
          <table:table-cell office:value-type="float" office:value="26648" calcext:value-type="float">
            <text:p>26648</text:p>
          </table:table-cell>
          <table:table-cell office:value-type="float" office:value="686232405" calcext:value-type="float">
            <text:p>686232405</text:p>
          </table:table-cell>
          <table:table-cell office:value-type="float" office:value="360029316" calcext:value-type="float">
            <text:p>360029316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627256" calcext:value-type="float">
            <text:p>627256</text:p>
          </table:table-cell>
          <table:table-cell office:value-type="float" office:value="618148" calcext:value-type="float">
            <text:p>618148</text:p>
          </table:table-cell>
          <table:table-cell office:value-type="float" office:value="54486" calcext:value-type="float">
            <text:p>54486</text:p>
          </table:table-cell>
          <table:table-cell office:value-type="float" office:value="95982" calcext:value-type="float">
            <text:p>95982</text:p>
          </table:table-cell>
          <table:table-cell office:value-type="float" office:value="123658" calcext:value-type="float">
            <text:p>123658</text:p>
          </table:table-cell>
          <table:table-cell office:value-type="float" office:value="40482" calcext:value-type="float">
            <text:p>40482</text:p>
          </table:table-cell>
          <table:table-cell office:value-type="float" office:value="50269" calcext:value-type="float">
            <text:p>50269</text:p>
          </table:table-cell>
          <table:table-cell office:value-type="float" office:value="1310618271" calcext:value-type="float">
            <text:p>1310618271</text:p>
          </table:table-cell>
          <table:table-cell office:value-type="float" office:value="274145" calcext:value-type="float">
            <text:p>274145</text:p>
          </table:table-cell>
          <table:table-cell office:value-type="float" office:value="205131" calcext:value-type="float">
            <text:p>205131</text:p>
          </table:table-cell>
          <table:table-cell office:value-type="float" office:value="18802" calcext:value-type="float">
            <text:p>18802</text:p>
          </table:table-cell>
          <table:table-cell office:value-type="float" office:value="1516653067" calcext:value-type="float">
            <text:p>1516653067</text:p>
          </table:table-cell>
          <table:table-cell office:value-type="float" office:value="126254" calcext:value-type="float">
            <text:p>126254</text:p>
          </table:table-cell>
          <table:table-cell office:value-type="float" office:value="1646839281" calcext:value-type="float">
            <text:p>1646839281</text:p>
          </table:table-cell>
          <table:table-cell office:value-type="float" office:value="50998" calcext:value-type="float">
            <text:p>50998</text:p>
          </table:table-cell>
          <table:table-cell office:value-type="float" office:value="1399704927" calcext:value-type="float">
            <text:p>1399704927</text:p>
          </table:table-cell>
          <table:table-cell office:value-type="float" office:value="113066" calcext:value-type="float">
            <text:p>113066</text:p>
          </table:table-cell>
          <table:table-cell office:value-type="float" office:value="751625648" calcext:value-type="float">
            <text:p>751625648</text:p>
          </table:table-cell>
          <table:table-cell office:value-type="float" office:value="25936" calcext:value-type="float">
            <text:p>25936</text:p>
          </table:table-cell>
          <table:table-cell office:value-type="float" office:value="688325351" calcext:value-type="float">
            <text:p>688325351</text:p>
          </table:table-cell>
          <table:table-cell office:value-type="float" office:value="361554370" calcext:value-type="float">
            <text:p>361554370</text:p>
          </table:table-cell>
        </table:table-row>
        <table:table-row table:style-name="ro1">
          <table:table-cell office:value-type="float" office:value="69250" calcext:value-type="float">
            <text:p>69250</text:p>
          </table:table-cell>
          <table:table-cell office:value-type="float" office:value="654954" calcext:value-type="float">
            <text:p>654954</text:p>
          </table:table-cell>
          <table:table-cell office:value-type="float" office:value="619016" calcext:value-type="float">
            <text:p>619016</text:p>
          </table:table-cell>
          <table:table-cell office:value-type="float" office:value="53985" calcext:value-type="float">
            <text:p>53985</text:p>
          </table:table-cell>
          <table:table-cell office:value-type="float" office:value="96282" calcext:value-type="float">
            <text:p>96282</text:p>
          </table:table-cell>
          <table:table-cell office:value-type="float" office:value="129850" calcext:value-type="float">
            <text:p>129850</text:p>
          </table:table-cell>
          <table:table-cell office:value-type="float" office:value="40322" calcext:value-type="float">
            <text:p>40322</text:p>
          </table:table-cell>
          <table:table-cell office:value-type="float" office:value="55822" calcext:value-type="float">
            <text:p>55822</text:p>
          </table:table-cell>
          <table:table-cell office:value-type="float" office:value="1315590515" calcext:value-type="float">
            <text:p>1315590515</text:p>
          </table:table-cell>
          <table:table-cell office:value-type="float" office:value="282266" calcext:value-type="float">
            <text:p>282266</text:p>
          </table:table-cell>
          <table:table-cell office:value-type="float" office:value="201172" calcext:value-type="float">
            <text:p>201172</text:p>
          </table:table-cell>
          <table:table-cell office:value-type="float" office:value="18806" calcext:value-type="float">
            <text:p>18806</text:p>
          </table:table-cell>
          <table:table-cell office:value-type="float" office:value="1522105005" calcext:value-type="float">
            <text:p>1522105005</text:p>
          </table:table-cell>
          <table:table-cell office:value-type="float" office:value="127838" calcext:value-type="float">
            <text:p>127838</text:p>
          </table:table-cell>
          <table:table-cell office:value-type="float" office:value="1651270929" calcext:value-type="float">
            <text:p>1651270929</text:p>
          </table:table-cell>
          <table:table-cell office:value-type="float" office:value="50011" calcext:value-type="float">
            <text:p>50011</text:p>
          </table:table-cell>
          <table:table-cell office:value-type="float" office:value="1404874352" calcext:value-type="float">
            <text:p>1404874352</text:p>
          </table:table-cell>
          <table:table-cell office:value-type="float" office:value="112730" calcext:value-type="float">
            <text:p>112730</text:p>
          </table:table-cell>
          <table:table-cell office:value-type="float" office:value="754658026" calcext:value-type="float">
            <text:p>754658026</text:p>
          </table:table-cell>
          <table:table-cell office:value-type="float" office:value="40958" calcext:value-type="float">
            <text:p>40958</text:p>
          </table:table-cell>
          <table:table-cell office:value-type="float" office:value="690694379" calcext:value-type="float">
            <text:p>690694379</text:p>
          </table:table-cell>
          <table:table-cell office:value-type="float" office:value="362938389" calcext:value-type="float">
            <text:p>362938389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646069" calcext:value-type="float">
            <text:p>646069</text:p>
          </table:table-cell>
          <table:table-cell office:value-type="float" office:value="623482" calcext:value-type="float">
            <text:p>623482</text:p>
          </table:table-cell>
          <table:table-cell office:value-type="float" office:value="54933" calcext:value-type="float">
            <text:p>54933</text:p>
          </table:table-cell>
          <table:table-cell office:value-type="float" office:value="97299" calcext:value-type="float">
            <text:p>97299</text:p>
          </table:table-cell>
          <table:table-cell office:value-type="float" office:value="125414" calcext:value-type="float">
            <text:p>125414</text:p>
          </table:table-cell>
          <table:table-cell office:value-type="float" office:value="91655" calcext:value-type="float">
            <text:p>91655</text:p>
          </table:table-cell>
          <table:table-cell office:value-type="float" office:value="52998" calcext:value-type="float">
            <text:p>52998</text:p>
          </table:table-cell>
          <table:table-cell office:value-type="float" office:value="1319684707" calcext:value-type="float">
            <text:p>1319684707</text:p>
          </table:table-cell>
          <table:table-cell office:value-type="float" office:value="275943" calcext:value-type="float">
            <text:p>275943</text:p>
          </table:table-cell>
          <table:table-cell office:value-type="float" office:value="203139" calcext:value-type="float">
            <text:p>203139</text:p>
          </table:table-cell>
          <table:table-cell office:value-type="float" office:value="19111" calcext:value-type="float">
            <text:p>19111</text:p>
          </table:table-cell>
          <table:table-cell office:value-type="float" office:value="1527093389" calcext:value-type="float">
            <text:p>1527093389</text:p>
          </table:table-cell>
          <table:table-cell office:value-type="float" office:value="130007" calcext:value-type="float">
            <text:p>130007</text:p>
          </table:table-cell>
          <table:table-cell office:value-type="float" office:value="1656182929" calcext:value-type="float">
            <text:p>1656182929</text:p>
          </table:table-cell>
          <table:table-cell office:value-type="float" office:value="47874" calcext:value-type="float">
            <text:p>47874</text:p>
          </table:table-cell>
          <table:table-cell office:value-type="float" office:value="1410046328" calcext:value-type="float">
            <text:p>1410046328</text:p>
          </table:table-cell>
          <table:table-cell office:value-type="float" office:value="102851" calcext:value-type="float">
            <text:p>102851</text:p>
          </table:table-cell>
          <table:table-cell office:value-type="float" office:value="757102485" calcext:value-type="float">
            <text:p>757102485</text:p>
          </table:table-cell>
          <table:table-cell office:value-type="float" office:value="22604" calcext:value-type="float">
            <text:p>22604</text:p>
          </table:table-cell>
          <table:table-cell office:value-type="float" office:value="693723798" calcext:value-type="float">
            <text:p>693723798</text:p>
          </table:table-cell>
          <table:table-cell office:value-type="float" office:value="364210192" calcext:value-type="float">
            <text:p>364210192</text:p>
          </table:table-cell>
        </table:table-row>
        <table:table-row table:style-name="ro1">
          <table:table-cell office:value-type="float" office:value="69750" calcext:value-type="float">
            <text:p>69750</text:p>
          </table:table-cell>
          <table:table-cell office:value-type="float" office:value="638300" calcext:value-type="float">
            <text:p>638300</text:p>
          </table:table-cell>
          <table:table-cell office:value-type="float" office:value="648406" calcext:value-type="float">
            <text:p>648406</text:p>
          </table:table-cell>
          <table:table-cell office:value-type="float" office:value="55229" calcext:value-type="float">
            <text:p>55229</text:p>
          </table:table-cell>
          <table:table-cell office:value-type="float" office:value="96177" calcext:value-type="float">
            <text:p>96177</text:p>
          </table:table-cell>
          <table:table-cell office:value-type="float" office:value="126260" calcext:value-type="float">
            <text:p>126260</text:p>
          </table:table-cell>
          <table:table-cell office:value-type="float" office:value="40363" calcext:value-type="float">
            <text:p>40363</text:p>
          </table:table-cell>
          <table:table-cell office:value-type="float" office:value="57078" calcext:value-type="float">
            <text:p>57078</text:p>
          </table:table-cell>
          <table:table-cell office:value-type="float" office:value="1323767560" calcext:value-type="float">
            <text:p>1323767560</text:p>
          </table:table-cell>
          <table:table-cell office:value-type="float" office:value="269590" calcext:value-type="float">
            <text:p>269590</text:p>
          </table:table-cell>
          <table:table-cell office:value-type="float" office:value="209018" calcext:value-type="float">
            <text:p>209018</text:p>
          </table:table-cell>
          <table:table-cell office:value-type="float" office:value="18645" calcext:value-type="float">
            <text:p>18645</text:p>
          </table:table-cell>
          <table:table-cell office:value-type="float" office:value="1532506844" calcext:value-type="float">
            <text:p>1532506844</text:p>
          </table:table-cell>
          <table:table-cell office:value-type="float" office:value="125172" calcext:value-type="float">
            <text:p>125172</text:p>
          </table:table-cell>
          <table:table-cell office:value-type="float" office:value="1661573786" calcext:value-type="float">
            <text:p>1661573786</text:p>
          </table:table-cell>
          <table:table-cell office:value-type="float" office:value="49031" calcext:value-type="float">
            <text:p>49031</text:p>
          </table:table-cell>
          <table:table-cell office:value-type="float" office:value="1414994201" calcext:value-type="float">
            <text:p>1414994201</text:p>
          </table:table-cell>
          <table:table-cell office:value-type="float" office:value="103113" calcext:value-type="float">
            <text:p>103113</text:p>
          </table:table-cell>
          <table:table-cell office:value-type="float" office:value="759895535" calcext:value-type="float">
            <text:p>759895535</text:p>
          </table:table-cell>
          <table:table-cell office:value-type="float" office:value="23822" calcext:value-type="float">
            <text:p>23822</text:p>
          </table:table-cell>
          <table:table-cell office:value-type="float" office:value="696668966" calcext:value-type="float">
            <text:p>696668966</text:p>
          </table:table-cell>
          <table:table-cell office:value-type="float" office:value="365241725" calcext:value-type="float">
            <text:p>36524172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637782" calcext:value-type="float">
            <text:p>637782</text:p>
          </table:table-cell>
          <table:table-cell office:value-type="float" office:value="624830" calcext:value-type="float">
            <text:p>624830</text:p>
          </table:table-cell>
          <table:table-cell office:value-type="float" office:value="54749" calcext:value-type="float">
            <text:p>54749</text:p>
          </table:table-cell>
          <table:table-cell office:value-type="float" office:value="93716" calcext:value-type="float">
            <text:p>93716</text:p>
          </table:table-cell>
          <table:table-cell office:value-type="float" office:value="116296" calcext:value-type="float">
            <text:p>116296</text:p>
          </table:table-cell>
          <table:table-cell office:value-type="float" office:value="39519" calcext:value-type="float">
            <text:p>39519</text:p>
          </table:table-cell>
          <table:table-cell office:value-type="float" office:value="55219" calcext:value-type="float">
            <text:p>55219</text:p>
          </table:table-cell>
          <table:table-cell office:value-type="float" office:value="1327735336" calcext:value-type="float">
            <text:p>1327735336</text:p>
          </table:table-cell>
          <table:table-cell office:value-type="float" office:value="280903" calcext:value-type="float">
            <text:p>280903</text:p>
          </table:table-cell>
          <table:table-cell office:value-type="float" office:value="207184" calcext:value-type="float">
            <text:p>207184</text:p>
          </table:table-cell>
          <table:table-cell office:value-type="float" office:value="18609" calcext:value-type="float">
            <text:p>18609</text:p>
          </table:table-cell>
          <table:table-cell office:value-type="float" office:value="1537683738" calcext:value-type="float">
            <text:p>1537683738</text:p>
          </table:table-cell>
          <table:table-cell office:value-type="float" office:value="117303" calcext:value-type="float">
            <text:p>117303</text:p>
          </table:table-cell>
          <table:table-cell office:value-type="float" office:value="1668419396" calcext:value-type="float">
            <text:p>1668419396</text:p>
          </table:table-cell>
          <table:table-cell office:value-type="float" office:value="49409" calcext:value-type="float">
            <text:p>49409</text:p>
          </table:table-cell>
          <table:table-cell office:value-type="float" office:value="1419494777" calcext:value-type="float">
            <text:p>1419494777</text:p>
          </table:table-cell>
          <table:table-cell office:value-type="float" office:value="119586" calcext:value-type="float">
            <text:p>119586</text:p>
          </table:table-cell>
          <table:table-cell office:value-type="float" office:value="762601692" calcext:value-type="float">
            <text:p>762601692</text:p>
          </table:table-cell>
          <table:table-cell office:value-type="float" office:value="22063" calcext:value-type="float">
            <text:p>22063</text:p>
          </table:table-cell>
          <table:table-cell office:value-type="float" office:value="698167284" calcext:value-type="float">
            <text:p>698167284</text:p>
          </table:table-cell>
          <table:table-cell office:value-type="float" office:value="367134797" calcext:value-type="float">
            <text:p>367134797</text:p>
          </table:table-cell>
        </table:table-row>
        <table:table-row table:style-name="ro1">
          <table:table-cell office:value-type="float" office:value="70250" calcext:value-type="float">
            <text:p>70250</text:p>
          </table:table-cell>
          <table:table-cell office:value-type="float" office:value="681141" calcext:value-type="float">
            <text:p>681141</text:p>
          </table:table-cell>
          <table:table-cell office:value-type="float" office:value="606716" calcext:value-type="float">
            <text:p>606716</text:p>
          </table:table-cell>
          <table:table-cell office:value-type="float" office:value="55018" calcext:value-type="float">
            <text:p>55018</text:p>
          </table:table-cell>
          <table:table-cell office:value-type="float" office:value="94363" calcext:value-type="float">
            <text:p>94363</text:p>
          </table:table-cell>
          <table:table-cell office:value-type="float" office:value="131414" calcext:value-type="float">
            <text:p>131414</text:p>
          </table:table-cell>
          <table:table-cell office:value-type="float" office:value="37788" calcext:value-type="float">
            <text:p>37788</text:p>
          </table:table-cell>
          <table:table-cell office:value-type="float" office:value="51476" calcext:value-type="float">
            <text:p>51476</text:p>
          </table:table-cell>
          <table:table-cell office:value-type="float" office:value="1331707413" calcext:value-type="float">
            <text:p>1331707413</text:p>
          </table:table-cell>
          <table:table-cell office:value-type="float" office:value="262783" calcext:value-type="float">
            <text:p>262783</text:p>
          </table:table-cell>
          <table:table-cell office:value-type="float" office:value="205336" calcext:value-type="float">
            <text:p>205336</text:p>
          </table:table-cell>
          <table:table-cell office:value-type="float" office:value="18628" calcext:value-type="float">
            <text:p>18628</text:p>
          </table:table-cell>
          <table:table-cell office:value-type="float" office:value="1543232602" calcext:value-type="float">
            <text:p>1543232602</text:p>
          </table:table-cell>
          <table:table-cell office:value-type="float" office:value="121929" calcext:value-type="float">
            <text:p>121929</text:p>
          </table:table-cell>
          <table:table-cell office:value-type="float" office:value="1674286932" calcext:value-type="float">
            <text:p>1674286932</text:p>
          </table:table-cell>
          <table:table-cell office:value-type="float" office:value="50227" calcext:value-type="float">
            <text:p>50227</text:p>
          </table:table-cell>
          <table:table-cell office:value-type="float" office:value="1425032602" calcext:value-type="float">
            <text:p>1425032602</text:p>
          </table:table-cell>
          <table:table-cell office:value-type="float" office:value="102368" calcext:value-type="float">
            <text:p>102368</text:p>
          </table:table-cell>
          <table:table-cell office:value-type="float" office:value="765455707" calcext:value-type="float">
            <text:p>765455707</text:p>
          </table:table-cell>
          <table:table-cell office:value-type="float" office:value="21529" calcext:value-type="float">
            <text:p>21529</text:p>
          </table:table-cell>
          <table:table-cell office:value-type="float" office:value="701712690" calcext:value-type="float">
            <text:p>701712690</text:p>
          </table:table-cell>
          <table:table-cell office:value-type="float" office:value="367999337" calcext:value-type="float">
            <text:p>367999337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650803" calcext:value-type="float">
            <text:p>650803</text:p>
          </table:table-cell>
          <table:table-cell office:value-type="float" office:value="619855" calcext:value-type="float">
            <text:p>619855</text:p>
          </table:table-cell>
          <table:table-cell office:value-type="float" office:value="54237" calcext:value-type="float">
            <text:p>54237</text:p>
          </table:table-cell>
          <table:table-cell office:value-type="float" office:value="94809" calcext:value-type="float">
            <text:p>94809</text:p>
          </table:table-cell>
          <table:table-cell office:value-type="float" office:value="123572" calcext:value-type="float">
            <text:p>123572</text:p>
          </table:table-cell>
          <table:table-cell office:value-type="float" office:value="40383" calcext:value-type="float">
            <text:p>40383</text:p>
          </table:table-cell>
          <table:table-cell office:value-type="float" office:value="58563" calcext:value-type="float">
            <text:p>58563</text:p>
          </table:table-cell>
          <table:table-cell office:value-type="float" office:value="1336248801" calcext:value-type="float">
            <text:p>1336248801</text:p>
          </table:table-cell>
          <table:table-cell office:value-type="float" office:value="272794" calcext:value-type="float">
            <text:p>272794</text:p>
          </table:table-cell>
          <table:table-cell office:value-type="float" office:value="204901" calcext:value-type="float">
            <text:p>204901</text:p>
          </table:table-cell>
          <table:table-cell office:value-type="float" office:value="18623" calcext:value-type="float">
            <text:p>18623</text:p>
          </table:table-cell>
          <table:table-cell office:value-type="float" office:value="1549314445" calcext:value-type="float">
            <text:p>1549314445</text:p>
          </table:table-cell>
          <table:table-cell office:value-type="float" office:value="126709" calcext:value-type="float">
            <text:p>126709</text:p>
          </table:table-cell>
          <table:table-cell office:value-type="float" office:value="1679697465" calcext:value-type="float">
            <text:p>1679697465</text:p>
          </table:table-cell>
          <table:table-cell office:value-type="float" office:value="49929" calcext:value-type="float">
            <text:p>49929</text:p>
          </table:table-cell>
          <table:table-cell office:value-type="float" office:value="1430630831" calcext:value-type="float">
            <text:p>1430630831</text:p>
          </table:table-cell>
          <table:table-cell office:value-type="float" office:value="104530" calcext:value-type="float">
            <text:p>104530</text:p>
          </table:table-cell>
          <table:table-cell office:value-type="float" office:value="768093412" calcext:value-type="float">
            <text:p>768093412</text:p>
          </table:table-cell>
          <table:table-cell office:value-type="float" office:value="22035" calcext:value-type="float">
            <text:p>22035</text:p>
          </table:table-cell>
          <table:table-cell office:value-type="float" office:value="703978529" calcext:value-type="float">
            <text:p>703978529</text:p>
          </table:table-cell>
          <table:table-cell office:value-type="float" office:value="369405938" calcext:value-type="float">
            <text:p>369405938</text:p>
          </table:table-cell>
        </table:table-row>
        <table:table-row table:style-name="ro1">
          <table:table-cell office:value-type="float" office:value="70750" calcext:value-type="float">
            <text:p>70750</text:p>
          </table:table-cell>
          <table:table-cell office:value-type="float" office:value="650717" calcext:value-type="float">
            <text:p>650717</text:p>
          </table:table-cell>
          <table:table-cell office:value-type="float" office:value="619711" calcext:value-type="float">
            <text:p>619711</text:p>
          </table:table-cell>
          <table:table-cell office:value-type="float" office:value="54272" calcext:value-type="float">
            <text:p>54272</text:p>
          </table:table-cell>
          <table:table-cell office:value-type="float" office:value="94123" calcext:value-type="float">
            <text:p>94123</text:p>
          </table:table-cell>
          <table:table-cell office:value-type="float" office:value="126801" calcext:value-type="float">
            <text:p>126801</text:p>
          </table:table-cell>
          <table:table-cell office:value-type="float" office:value="40047" calcext:value-type="float">
            <text:p>40047</text:p>
          </table:table-cell>
          <table:table-cell office:value-type="float" office:value="55168" calcext:value-type="float">
            <text:p>55168</text:p>
          </table:table-cell>
          <table:table-cell office:value-type="float" office:value="1340086801" calcext:value-type="float">
            <text:p>1340086801</text:p>
          </table:table-cell>
          <table:table-cell office:value-type="float" office:value="285162" calcext:value-type="float">
            <text:p>285162</text:p>
          </table:table-cell>
          <table:table-cell office:value-type="float" office:value="200436" calcext:value-type="float">
            <text:p>200436</text:p>
          </table:table-cell>
          <table:table-cell office:value-type="float" office:value="18644" calcext:value-type="float">
            <text:p>18644</text:p>
          </table:table-cell>
          <table:table-cell office:value-type="float" office:value="1554283488" calcext:value-type="float">
            <text:p>1554283488</text:p>
          </table:table-cell>
          <table:table-cell office:value-type="float" office:value="122759" calcext:value-type="float">
            <text:p>122759</text:p>
          </table:table-cell>
          <table:table-cell office:value-type="float" office:value="1685270315" calcext:value-type="float">
            <text:p>1685270315</text:p>
          </table:table-cell>
          <table:table-cell office:value-type="float" office:value="49317" calcext:value-type="float">
            <text:p>49317</text:p>
          </table:table-cell>
          <table:table-cell office:value-type="float" office:value="1437398672" calcext:value-type="float">
            <text:p>1437398672</text:p>
          </table:table-cell>
          <table:table-cell office:value-type="float" office:value="101972" calcext:value-type="float">
            <text:p>101972</text:p>
          </table:table-cell>
          <table:table-cell office:value-type="float" office:value="772549438" calcext:value-type="float">
            <text:p>772549438</text:p>
          </table:table-cell>
          <table:table-cell office:value-type="float" office:value="22835" calcext:value-type="float">
            <text:p>22835</text:p>
          </table:table-cell>
          <table:table-cell office:value-type="float" office:value="706722317" calcext:value-type="float">
            <text:p>706722317</text:p>
          </table:table-cell>
          <table:table-cell office:value-type="float" office:value="370768910" calcext:value-type="float">
            <text:p>370768910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640978" calcext:value-type="float">
            <text:p>640978</text:p>
          </table:table-cell>
          <table:table-cell office:value-type="float" office:value="629351" calcext:value-type="float">
            <text:p>629351</text:p>
          </table:table-cell>
          <table:table-cell office:value-type="float" office:value="54330" calcext:value-type="float">
            <text:p>54330</text:p>
          </table:table-cell>
          <table:table-cell office:value-type="float" office:value="97497" calcext:value-type="float">
            <text:p>97497</text:p>
          </table:table-cell>
          <table:table-cell office:value-type="float" office:value="126224" calcext:value-type="float">
            <text:p>126224</text:p>
          </table:table-cell>
          <table:table-cell office:value-type="float" office:value="37649" calcext:value-type="float">
            <text:p>37649</text:p>
          </table:table-cell>
          <table:table-cell office:value-type="float" office:value="53654" calcext:value-type="float">
            <text:p>53654</text:p>
          </table:table-cell>
          <table:table-cell office:value-type="float" office:value="1344677434" calcext:value-type="float">
            <text:p>1344677434</text:p>
          </table:table-cell>
          <table:table-cell office:value-type="float" office:value="280315" calcext:value-type="float">
            <text:p>280315</text:p>
          </table:table-cell>
          <table:table-cell office:value-type="float" office:value="204068" calcext:value-type="float">
            <text:p>204068</text:p>
          </table:table-cell>
          <table:table-cell office:value-type="float" office:value="18690" calcext:value-type="float">
            <text:p>18690</text:p>
          </table:table-cell>
          <table:table-cell office:value-type="float" office:value="1559923253" calcext:value-type="float">
            <text:p>1559923253</text:p>
          </table:table-cell>
          <table:table-cell office:value-type="float" office:value="127929" calcext:value-type="float">
            <text:p>127929</text:p>
          </table:table-cell>
          <table:table-cell office:value-type="float" office:value="1689598217" calcext:value-type="float">
            <text:p>1689598217</text:p>
          </table:table-cell>
          <table:table-cell office:value-type="float" office:value="48666" calcext:value-type="float">
            <text:p>48666</text:p>
          </table:table-cell>
          <table:table-cell office:value-type="float" office:value="1439649744" calcext:value-type="float">
            <text:p>1439649744</text:p>
          </table:table-cell>
          <table:table-cell office:value-type="float" office:value="103082" calcext:value-type="float">
            <text:p>103082</text:p>
          </table:table-cell>
          <table:table-cell office:value-type="float" office:value="773565710" calcext:value-type="float">
            <text:p>773565710</text:p>
          </table:table-cell>
          <table:table-cell office:value-type="float" office:value="22173" calcext:value-type="float">
            <text:p>22173</text:p>
          </table:table-cell>
          <table:table-cell office:value-type="float" office:value="709647671" calcext:value-type="float">
            <text:p>709647671</text:p>
          </table:table-cell>
          <table:table-cell office:value-type="float" office:value="372480133" calcext:value-type="float">
            <text:p>372480133</text:p>
          </table:table-cell>
        </table:table-row>
        <table:table-row table:style-name="ro1">
          <table:table-cell office:value-type="float" office:value="71250" calcext:value-type="float">
            <text:p>71250</text:p>
          </table:table-cell>
          <table:table-cell office:value-type="float" office:value="649086" calcext:value-type="float">
            <text:p>649086</text:p>
          </table:table-cell>
          <table:table-cell office:value-type="float" office:value="679696" calcext:value-type="float">
            <text:p>679696</text:p>
          </table:table-cell>
          <table:table-cell office:value-type="float" office:value="55872" calcext:value-type="float">
            <text:p>55872</text:p>
          </table:table-cell>
          <table:table-cell office:value-type="float" office:value="97461" calcext:value-type="float">
            <text:p>97461</text:p>
          </table:table-cell>
          <table:table-cell office:value-type="float" office:value="123295" calcext:value-type="float">
            <text:p>123295</text:p>
          </table:table-cell>
          <table:table-cell office:value-type="float" office:value="39449" calcext:value-type="float">
            <text:p>39449</text:p>
          </table:table-cell>
          <table:table-cell office:value-type="float" office:value="56511" calcext:value-type="float">
            <text:p>56511</text:p>
          </table:table-cell>
          <table:table-cell office:value-type="float" office:value="1348479846" calcext:value-type="float">
            <text:p>1348479846</text:p>
          </table:table-cell>
          <table:table-cell office:value-type="float" office:value="279558" calcext:value-type="float">
            <text:p>279558</text:p>
          </table:table-cell>
          <table:table-cell office:value-type="float" office:value="198626" calcext:value-type="float">
            <text:p>198626</text:p>
          </table:table-cell>
          <table:table-cell office:value-type="float" office:value="18663" calcext:value-type="float">
            <text:p>18663</text:p>
          </table:table-cell>
          <table:table-cell office:value-type="float" office:value="1565982242" calcext:value-type="float">
            <text:p>1565982242</text:p>
          </table:table-cell>
          <table:table-cell office:value-type="float" office:value="125070" calcext:value-type="float">
            <text:p>125070</text:p>
          </table:table-cell>
          <table:table-cell office:value-type="float" office:value="1693988602" calcext:value-type="float">
            <text:p>1693988602</text:p>
          </table:table-cell>
          <table:table-cell office:value-type="float" office:value="47170" calcext:value-type="float">
            <text:p>47170</text:p>
          </table:table-cell>
          <table:table-cell office:value-type="float" office:value="1443885485" calcext:value-type="float">
            <text:p>1443885485</text:p>
          </table:table-cell>
          <table:table-cell office:value-type="float" office:value="105212" calcext:value-type="float">
            <text:p>105212</text:p>
          </table:table-cell>
          <table:table-cell office:value-type="float" office:value="776415747" calcext:value-type="float">
            <text:p>776415747</text:p>
          </table:table-cell>
          <table:table-cell office:value-type="float" office:value="22124" calcext:value-type="float">
            <text:p>22124</text:p>
          </table:table-cell>
          <table:table-cell office:value-type="float" office:value="712325151" calcext:value-type="float">
            <text:p>712325151</text:p>
          </table:table-cell>
          <table:table-cell office:value-type="float" office:value="373743993" calcext:value-type="float">
            <text:p>373743993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647005" calcext:value-type="float">
            <text:p>647005</text:p>
          </table:table-cell>
          <table:table-cell office:value-type="float" office:value="624380" calcext:value-type="float">
            <text:p>624380</text:p>
          </table:table-cell>
          <table:table-cell office:value-type="float" office:value="54942" calcext:value-type="float">
            <text:p>54942</text:p>
          </table:table-cell>
          <table:table-cell office:value-type="float" office:value="96044" calcext:value-type="float">
            <text:p>96044</text:p>
          </table:table-cell>
          <table:table-cell office:value-type="float" office:value="131775" calcext:value-type="float">
            <text:p>131775</text:p>
          </table:table-cell>
          <table:table-cell office:value-type="float" office:value="39625" calcext:value-type="float">
            <text:p>39625</text:p>
          </table:table-cell>
          <table:table-cell office:value-type="float" office:value="53367" calcext:value-type="float">
            <text:p>53367</text:p>
          </table:table-cell>
          <table:table-cell office:value-type="float" office:value="1352836555" calcext:value-type="float">
            <text:p>1352836555</text:p>
          </table:table-cell>
          <table:table-cell office:value-type="float" office:value="277382" calcext:value-type="float">
            <text:p>277382</text:p>
          </table:table-cell>
          <table:table-cell office:value-type="float" office:value="203861" calcext:value-type="float">
            <text:p>203861</text:p>
          </table:table-cell>
          <table:table-cell office:value-type="float" office:value="19003" calcext:value-type="float">
            <text:p>19003</text:p>
          </table:table-cell>
          <table:table-cell office:value-type="float" office:value="1571644349" calcext:value-type="float">
            <text:p>1571644349</text:p>
          </table:table-cell>
          <table:table-cell office:value-type="float" office:value="127042" calcext:value-type="float">
            <text:p>127042</text:p>
          </table:table-cell>
          <table:table-cell office:value-type="float" office:value="1699036155" calcext:value-type="float">
            <text:p>1699036155</text:p>
          </table:table-cell>
          <table:table-cell office:value-type="float" office:value="50956" calcext:value-type="float">
            <text:p>50956</text:p>
          </table:table-cell>
          <table:table-cell office:value-type="float" office:value="1449416086" calcext:value-type="float">
            <text:p>1449416086</text:p>
          </table:table-cell>
          <table:table-cell office:value-type="float" office:value="110646" calcext:value-type="float">
            <text:p>110646</text:p>
          </table:table-cell>
          <table:table-cell office:value-type="float" office:value="778637982" calcext:value-type="float">
            <text:p>778637982</text:p>
          </table:table-cell>
          <table:table-cell office:value-type="float" office:value="21670" calcext:value-type="float">
            <text:p>21670</text:p>
          </table:table-cell>
          <table:table-cell office:value-type="float" office:value="714565377" calcext:value-type="float">
            <text:p>714565377</text:p>
          </table:table-cell>
          <table:table-cell office:value-type="float" office:value="375424070" calcext:value-type="float">
            <text:p>375424070</text:p>
          </table:table-cell>
        </table:table-row>
        <table:table-row table:style-name="ro1">
          <table:table-cell office:value-type="float" office:value="71750" calcext:value-type="float">
            <text:p>71750</text:p>
          </table:table-cell>
          <table:table-cell office:value-type="float" office:value="701364" calcext:value-type="float">
            <text:p>701364</text:p>
          </table:table-cell>
          <table:table-cell office:value-type="float" office:value="616637" calcext:value-type="float">
            <text:p>616637</text:p>
          </table:table-cell>
          <table:table-cell office:value-type="float" office:value="55011" calcext:value-type="float">
            <text:p>55011</text:p>
          </table:table-cell>
          <table:table-cell office:value-type="float" office:value="96997" calcext:value-type="float">
            <text:p>96997</text:p>
          </table:table-cell>
          <table:table-cell office:value-type="float" office:value="123709" calcext:value-type="float">
            <text:p>123709</text:p>
          </table:table-cell>
          <table:table-cell office:value-type="float" office:value="36612" calcext:value-type="float">
            <text:p>36612</text:p>
          </table:table-cell>
          <table:table-cell office:value-type="float" office:value="54902" calcext:value-type="float">
            <text:p>54902</text:p>
          </table:table-cell>
          <table:table-cell office:value-type="float" office:value="1357133391" calcext:value-type="float">
            <text:p>1357133391</text:p>
          </table:table-cell>
          <table:table-cell office:value-type="float" office:value="279015" calcext:value-type="float">
            <text:p>279015</text:p>
          </table:table-cell>
          <table:table-cell office:value-type="float" office:value="203934" calcext:value-type="float">
            <text:p>203934</text:p>
          </table:table-cell>
          <table:table-cell office:value-type="float" office:value="19046" calcext:value-type="float">
            <text:p>19046</text:p>
          </table:table-cell>
          <table:table-cell office:value-type="float" office:value="1576462794" calcext:value-type="float">
            <text:p>1576462794</text:p>
          </table:table-cell>
          <table:table-cell office:value-type="float" office:value="126105" calcext:value-type="float">
            <text:p>126105</text:p>
          </table:table-cell>
          <table:table-cell office:value-type="float" office:value="1705107705" calcext:value-type="float">
            <text:p>1705107705</text:p>
          </table:table-cell>
          <table:table-cell office:value-type="float" office:value="46831" calcext:value-type="float">
            <text:p>46831</text:p>
          </table:table-cell>
          <table:table-cell office:value-type="float" office:value="1454412954" calcext:value-type="float">
            <text:p>1454412954</text:p>
          </table:table-cell>
          <table:table-cell office:value-type="float" office:value="101866" calcext:value-type="float">
            <text:p>101866</text:p>
          </table:table-cell>
          <table:table-cell office:value-type="float" office:value="781934667" calcext:value-type="float">
            <text:p>781934667</text:p>
          </table:table-cell>
          <table:table-cell office:value-type="float" office:value="22301" calcext:value-type="float">
            <text:p>22301</text:p>
          </table:table-cell>
          <table:table-cell office:value-type="float" office:value="717676400" calcext:value-type="float">
            <text:p>717676400</text:p>
          </table:table-cell>
          <table:table-cell office:value-type="float" office:value="375910139" calcext:value-type="float">
            <text:p>375910139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56353" calcext:value-type="float">
            <text:p>656353</text:p>
          </table:table-cell>
          <table:table-cell office:value-type="float" office:value="612330" calcext:value-type="float">
            <text:p>612330</text:p>
          </table:table-cell>
          <table:table-cell office:value-type="float" office:value="54767" calcext:value-type="float">
            <text:p>54767</text:p>
          </table:table-cell>
          <table:table-cell office:value-type="float" office:value="98137" calcext:value-type="float">
            <text:p>98137</text:p>
          </table:table-cell>
          <table:table-cell office:value-type="float" office:value="125915" calcext:value-type="float">
            <text:p>125915</text:p>
          </table:table-cell>
          <table:table-cell office:value-type="float" office:value="40375" calcext:value-type="float">
            <text:p>40375</text:p>
          </table:table-cell>
          <table:table-cell office:value-type="float" office:value="54825" calcext:value-type="float">
            <text:p>54825</text:p>
          </table:table-cell>
          <table:table-cell office:value-type="float" office:value="1362772144" calcext:value-type="float">
            <text:p>1362772144</text:p>
          </table:table-cell>
          <table:table-cell office:value-type="float" office:value="273891" calcext:value-type="float">
            <text:p>273891</text:p>
          </table:table-cell>
          <table:table-cell office:value-type="float" office:value="206365" calcext:value-type="float">
            <text:p>206365</text:p>
          </table:table-cell>
          <table:table-cell office:value-type="float" office:value="18677" calcext:value-type="float">
            <text:p>18677</text:p>
          </table:table-cell>
          <table:table-cell office:value-type="float" office:value="1581620371" calcext:value-type="float">
            <text:p>1581620371</text:p>
          </table:table-cell>
          <table:table-cell office:value-type="float" office:value="128617" calcext:value-type="float">
            <text:p>128617</text:p>
          </table:table-cell>
          <table:table-cell office:value-type="float" office:value="1711427628" calcext:value-type="float">
            <text:p>1711427628</text:p>
          </table:table-cell>
          <table:table-cell office:value-type="float" office:value="50393" calcext:value-type="float">
            <text:p>50393</text:p>
          </table:table-cell>
          <table:table-cell office:value-type="float" office:value="1459713905" calcext:value-type="float">
            <text:p>1459713905</text:p>
          </table:table-cell>
          <table:table-cell office:value-type="float" office:value="106655" calcext:value-type="float">
            <text:p>106655</text:p>
          </table:table-cell>
          <table:table-cell office:value-type="float" office:value="784569486" calcext:value-type="float">
            <text:p>784569486</text:p>
          </table:table-cell>
          <table:table-cell office:value-type="float" office:value="22678" calcext:value-type="float">
            <text:p>22678</text:p>
          </table:table-cell>
          <table:table-cell office:value-type="float" office:value="719283254" calcext:value-type="float">
            <text:p>719283254</text:p>
          </table:table-cell>
          <table:table-cell office:value-type="float" office:value="377611276" calcext:value-type="float">
            <text:p>377611276</text:p>
          </table:table-cell>
        </table:table-row>
        <table:table-row table:style-name="ro1">
          <table:table-cell office:value-type="float" office:value="72250" calcext:value-type="float">
            <text:p>72250</text:p>
          </table:table-cell>
          <table:table-cell office:value-type="float" office:value="654749" calcext:value-type="float">
            <text:p>654749</text:p>
          </table:table-cell>
          <table:table-cell office:value-type="float" office:value="631624" calcext:value-type="float">
            <text:p>631624</text:p>
          </table:table-cell>
          <table:table-cell office:value-type="float" office:value="52689" calcext:value-type="float">
            <text:p>52689</text:p>
          </table:table-cell>
          <table:table-cell office:value-type="float" office:value="96991" calcext:value-type="float">
            <text:p>96991</text:p>
          </table:table-cell>
          <table:table-cell office:value-type="float" office:value="125371" calcext:value-type="float">
            <text:p>125371</text:p>
          </table:table-cell>
          <table:table-cell office:value-type="float" office:value="40186" calcext:value-type="float">
            <text:p>40186</text:p>
          </table:table-cell>
          <table:table-cell office:value-type="float" office:value="55945" calcext:value-type="float">
            <text:p>55945</text:p>
          </table:table-cell>
          <table:table-cell office:value-type="float" office:value="1367118315" calcext:value-type="float">
            <text:p>1367118315</text:p>
          </table:table-cell>
          <table:table-cell office:value-type="float" office:value="276644" calcext:value-type="float">
            <text:p>276644</text:p>
          </table:table-cell>
          <table:table-cell office:value-type="float" office:value="204808" calcext:value-type="float">
            <text:p>204808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585745" calcext:value-type="float">
            <text:p>1587585745</text:p>
          </table:table-cell>
          <table:table-cell office:value-type="float" office:value="126668" calcext:value-type="float">
            <text:p>126668</text:p>
          </table:table-cell>
          <table:table-cell office:value-type="float" office:value="1718003037" calcext:value-type="float">
            <text:p>1718003037</text:p>
          </table:table-cell>
          <table:table-cell office:value-type="float" office:value="54969" calcext:value-type="float">
            <text:p>54969</text:p>
          </table:table-cell>
          <table:table-cell office:value-type="float" office:value="1465345144" calcext:value-type="float">
            <text:p>1465345144</text:p>
          </table:table-cell>
          <table:table-cell office:value-type="float" office:value="102401" calcext:value-type="float">
            <text:p>102401</text:p>
          </table:table-cell>
          <table:table-cell office:value-type="float" office:value="786793529" calcext:value-type="float">
            <text:p>786793529</text:p>
          </table:table-cell>
          <table:table-cell office:value-type="float" office:value="22626" calcext:value-type="float">
            <text:p>22626</text:p>
          </table:table-cell>
          <table:table-cell office:value-type="float" office:value="722186950" calcext:value-type="float">
            <text:p>722186950</text:p>
          </table:table-cell>
          <table:table-cell office:value-type="float" office:value="378605905" calcext:value-type="float">
            <text:p>37860590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650086" calcext:value-type="float">
            <text:p>650086</text:p>
          </table:table-cell>
          <table:table-cell office:value-type="float" office:value="625832" calcext:value-type="float">
            <text:p>625832</text:p>
          </table:table-cell>
          <table:table-cell office:value-type="float" office:value="98253" calcext:value-type="float">
            <text:p>98253</text:p>
          </table:table-cell>
          <table:table-cell office:value-type="float" office:value="93611" calcext:value-type="float">
            <text:p>93611</text:p>
          </table:table-cell>
          <table:table-cell office:value-type="float" office:value="128328" calcext:value-type="float">
            <text:p>128328</text:p>
          </table:table-cell>
          <table:table-cell office:value-type="float" office:value="39479" calcext:value-type="float">
            <text:p>39479</text:p>
          </table:table-cell>
          <table:table-cell office:value-type="float" office:value="51894" calcext:value-type="float">
            <text:p>51894</text:p>
          </table:table-cell>
          <table:table-cell office:value-type="float" office:value="1370774865" calcext:value-type="float">
            <text:p>1370774865</text:p>
          </table:table-cell>
          <table:table-cell office:value-type="float" office:value="281921" calcext:value-type="float">
            <text:p>281921</text:p>
          </table:table-cell>
          <table:table-cell office:value-type="float" office:value="253041" calcext:value-type="float">
            <text:p>253041</text:p>
          </table:table-cell>
          <table:table-cell office:value-type="float" office:value="18898" calcext:value-type="float">
            <text:p>18898</text:p>
          </table:table-cell>
          <table:table-cell office:value-type="float" office:value="1592424254" calcext:value-type="float">
            <text:p>1592424254</text:p>
          </table:table-cell>
          <table:table-cell office:value-type="float" office:value="125818" calcext:value-type="float">
            <text:p>125818</text:p>
          </table:table-cell>
          <table:table-cell office:value-type="float" office:value="1724180380" calcext:value-type="float">
            <text:p>1724180380</text:p>
          </table:table-cell>
          <table:table-cell office:value-type="float" office:value="51559" calcext:value-type="float">
            <text:p>51559</text:p>
          </table:table-cell>
          <table:table-cell office:value-type="float" office:value="1471169323" calcext:value-type="float">
            <text:p>1471169323</text:p>
          </table:table-cell>
          <table:table-cell office:value-type="float" office:value="100618" calcext:value-type="float">
            <text:p>100618</text:p>
          </table:table-cell>
          <table:table-cell office:value-type="float" office:value="790517562" calcext:value-type="float">
            <text:p>790517562</text:p>
          </table:table-cell>
          <table:table-cell office:value-type="float" office:value="22979" calcext:value-type="float">
            <text:p>22979</text:p>
          </table:table-cell>
          <table:table-cell office:value-type="float" office:value="728140113" calcext:value-type="float">
            <text:p>728140113</text:p>
          </table:table-cell>
          <table:table-cell office:value-type="float" office:value="380373285" calcext:value-type="float">
            <text:p>380373285</text:p>
          </table:table-cell>
        </table:table-row>
        <table:table-row table:style-name="ro1">
          <table:table-cell office:value-type="float" office:value="72750" calcext:value-type="float">
            <text:p>72750</text:p>
          </table:table-cell>
          <table:table-cell office:value-type="float" office:value="655790" calcext:value-type="float">
            <text:p>655790</text:p>
          </table:table-cell>
          <table:table-cell office:value-type="float" office:value="696069" calcext:value-type="float">
            <text:p>696069</text:p>
          </table:table-cell>
          <table:table-cell office:value-type="float" office:value="55445" calcext:value-type="float">
            <text:p>55445</text:p>
          </table:table-cell>
          <table:table-cell office:value-type="float" office:value="96030" calcext:value-type="float">
            <text:p>96030</text:p>
          </table:table-cell>
          <table:table-cell office:value-type="float" office:value="119420" calcext:value-type="float">
            <text:p>119420</text:p>
          </table:table-cell>
          <table:table-cell office:value-type="float" office:value="40265" calcext:value-type="float">
            <text:p>40265</text:p>
          </table:table-cell>
          <table:table-cell office:value-type="float" office:value="53156" calcext:value-type="float">
            <text:p>53156</text:p>
          </table:table-cell>
          <table:table-cell office:value-type="float" office:value="1374785890" calcext:value-type="float">
            <text:p>1374785890</text:p>
          </table:table-cell>
          <table:table-cell office:value-type="float" office:value="283107" calcext:value-type="float">
            <text:p>283107</text:p>
          </table:table-cell>
          <table:table-cell office:value-type="float" office:value="209707" calcext:value-type="float">
            <text:p>209707</text:p>
          </table:table-cell>
          <table:table-cell office:value-type="float" office:value="18627" calcext:value-type="float">
            <text:p>18627</text:p>
          </table:table-cell>
          <table:table-cell office:value-type="float" office:value="1597634578" calcext:value-type="float">
            <text:p>1597634578</text:p>
          </table:table-cell>
          <table:table-cell office:value-type="float" office:value="125472" calcext:value-type="float">
            <text:p>125472</text:p>
          </table:table-cell>
          <table:table-cell office:value-type="float" office:value="1728894340" calcext:value-type="float">
            <text:p>1728894340</text:p>
          </table:table-cell>
          <table:table-cell office:value-type="float" office:value="51202" calcext:value-type="float">
            <text:p>51202</text:p>
          </table:table-cell>
          <table:table-cell office:value-type="float" office:value="1476356960" calcext:value-type="float">
            <text:p>1476356960</text:p>
          </table:table-cell>
          <table:table-cell office:value-type="float" office:value="108884" calcext:value-type="float">
            <text:p>108884</text:p>
          </table:table-cell>
          <table:table-cell office:value-type="float" office:value="792503402" calcext:value-type="float">
            <text:p>792503402</text:p>
          </table:table-cell>
          <table:table-cell office:value-type="float" office:value="21094" calcext:value-type="float">
            <text:p>21094</text:p>
          </table:table-cell>
          <table:table-cell office:value-type="float" office:value="729165726" calcext:value-type="float">
            <text:p>729165726</text:p>
          </table:table-cell>
          <table:table-cell office:value-type="float" office:value="381339538" calcext:value-type="float">
            <text:p>381339538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673087" calcext:value-type="float">
            <text:p>673087</text:p>
          </table:table-cell>
          <table:table-cell office:value-type="float" office:value="619764" calcext:value-type="float">
            <text:p>619764</text:p>
          </table:table-cell>
          <table:table-cell office:value-type="float" office:value="53621" calcext:value-type="float">
            <text:p>53621</text:p>
          </table:table-cell>
          <table:table-cell office:value-type="float" office:value="93016" calcext:value-type="float">
            <text:p>93016</text:p>
          </table:table-cell>
          <table:table-cell office:value-type="float" office:value="190613" calcext:value-type="float">
            <text:p>190613</text:p>
          </table:table-cell>
          <table:table-cell office:value-type="float" office:value="41004" calcext:value-type="float">
            <text:p>41004</text:p>
          </table:table-cell>
          <table:table-cell office:value-type="float" office:value="50861" calcext:value-type="float">
            <text:p>50861</text:p>
          </table:table-cell>
          <table:table-cell office:value-type="float" office:value="1379330697" calcext:value-type="float">
            <text:p>1379330697</text:p>
          </table:table-cell>
          <table:table-cell office:value-type="float" office:value="272888" calcext:value-type="float">
            <text:p>272888</text:p>
          </table:table-cell>
          <table:table-cell office:value-type="float" office:value="210629" calcext:value-type="float">
            <text:p>210629</text:p>
          </table:table-cell>
          <table:table-cell office:value-type="float" office:value="18660" calcext:value-type="float">
            <text:p>18660</text:p>
          </table:table-cell>
          <table:table-cell office:value-type="float" office:value="1603906878" calcext:value-type="float">
            <text:p>1603906878</text:p>
          </table:table-cell>
          <table:table-cell office:value-type="float" office:value="125948" calcext:value-type="float">
            <text:p>125948</text:p>
          </table:table-cell>
          <table:table-cell office:value-type="float" office:value="1733919006" calcext:value-type="float">
            <text:p>1733919006</text:p>
          </table:table-cell>
          <table:table-cell office:value-type="float" office:value="53680" calcext:value-type="float">
            <text:p>53680</text:p>
          </table:table-cell>
          <table:table-cell office:value-type="float" office:value="1480608752" calcext:value-type="float">
            <text:p>1480608752</text:p>
          </table:table-cell>
          <table:table-cell office:value-type="float" office:value="101373" calcext:value-type="float">
            <text:p>101373</text:p>
          </table:table-cell>
          <table:table-cell office:value-type="float" office:value="795137625" calcext:value-type="float">
            <text:p>795137625</text:p>
          </table:table-cell>
          <table:table-cell office:value-type="float" office:value="22732" calcext:value-type="float">
            <text:p>22732</text:p>
          </table:table-cell>
          <table:table-cell office:value-type="float" office:value="729965375" calcext:value-type="float">
            <text:p>729965375</text:p>
          </table:table-cell>
          <table:table-cell office:value-type="float" office:value="382554321" calcext:value-type="float">
            <text:p>382554321</text:p>
          </table:table-cell>
        </table:table-row>
        <table:table-row table:style-name="ro1">
          <table:table-cell office:value-type="float" office:value="73250" calcext:value-type="float">
            <text:p>73250</text:p>
          </table:table-cell>
          <table:table-cell office:value-type="float" office:value="653337" calcext:value-type="float">
            <text:p>653337</text:p>
          </table:table-cell>
          <table:table-cell office:value-type="float" office:value="608846" calcext:value-type="float">
            <text:p>608846</text:p>
          </table:table-cell>
          <table:table-cell office:value-type="float" office:value="55323" calcext:value-type="float">
            <text:p>55323</text:p>
          </table:table-cell>
          <table:table-cell office:value-type="float" office:value="94814" calcext:value-type="float">
            <text:p>94814</text:p>
          </table:table-cell>
          <table:table-cell office:value-type="float" office:value="128503" calcext:value-type="float">
            <text:p>128503</text:p>
          </table:table-cell>
          <table:table-cell office:value-type="float" office:value="42150" calcext:value-type="float">
            <text:p>42150</text:p>
          </table:table-cell>
          <table:table-cell office:value-type="float" office:value="53724" calcext:value-type="float">
            <text:p>53724</text:p>
          </table:table-cell>
          <table:table-cell office:value-type="float" office:value="1383679338" calcext:value-type="float">
            <text:p>1383679338</text:p>
          </table:table-cell>
          <table:table-cell office:value-type="float" office:value="296092" calcext:value-type="float">
            <text:p>296092</text:p>
          </table:table-cell>
          <table:table-cell office:value-type="float" office:value="203108" calcext:value-type="float">
            <text:p>203108</text:p>
          </table:table-cell>
          <table:table-cell office:value-type="float" office:value="18639" calcext:value-type="float">
            <text:p>18639</text:p>
          </table:table-cell>
          <table:table-cell office:value-type="float" office:value="1608962068" calcext:value-type="float">
            <text:p>1608962068</text:p>
          </table:table-cell>
          <table:table-cell office:value-type="float" office:value="123772" calcext:value-type="float">
            <text:p>123772</text:p>
          </table:table-cell>
          <table:table-cell office:value-type="float" office:value="1739028910" calcext:value-type="float">
            <text:p>1739028910</text:p>
          </table:table-cell>
          <table:table-cell office:value-type="float" office:value="53194" calcext:value-type="float">
            <text:p>53194</text:p>
          </table:table-cell>
          <table:table-cell office:value-type="float" office:value="1486516598" calcext:value-type="float">
            <text:p>1486516598</text:p>
          </table:table-cell>
          <table:table-cell office:value-type="float" office:value="101131" calcext:value-type="float">
            <text:p>101131</text:p>
          </table:table-cell>
          <table:table-cell office:value-type="float" office:value="798444280" calcext:value-type="float">
            <text:p>798444280</text:p>
          </table:table-cell>
          <table:table-cell office:value-type="float" office:value="23634" calcext:value-type="float">
            <text:p>23634</text:p>
          </table:table-cell>
          <table:table-cell office:value-type="float" office:value="734297228" calcext:value-type="float">
            <text:p>734297228</text:p>
          </table:table-cell>
          <table:table-cell office:value-type="float" office:value="384014107" calcext:value-type="float">
            <text:p>384014107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650908" calcext:value-type="float">
            <text:p>650908</text:p>
          </table:table-cell>
          <table:table-cell office:value-type="float" office:value="621910" calcext:value-type="float">
            <text:p>621910</text:p>
          </table:table-cell>
          <table:table-cell office:value-type="float" office:value="67856" calcext:value-type="float">
            <text:p>67856</text:p>
          </table:table-cell>
          <table:table-cell office:value-type="float" office:value="93857" calcext:value-type="float">
            <text:p>93857</text:p>
          </table:table-cell>
          <table:table-cell office:value-type="float" office:value="130600" calcext:value-type="float">
            <text:p>130600</text:p>
          </table:table-cell>
          <table:table-cell office:value-type="float" office:value="41704" calcext:value-type="float">
            <text:p>41704</text:p>
          </table:table-cell>
          <table:table-cell office:value-type="float" office:value="50267" calcext:value-type="float">
            <text:p>50267</text:p>
          </table:table-cell>
          <table:table-cell office:value-type="float" office:value="1387657938" calcext:value-type="float">
            <text:p>1387657938</text:p>
          </table:table-cell>
          <table:table-cell office:value-type="float" office:value="284934" calcext:value-type="float">
            <text:p>284934</text:p>
          </table:table-cell>
          <table:table-cell office:value-type="float" office:value="207766" calcext:value-type="float">
            <text:p>207766</text:p>
          </table:table-cell>
          <table:table-cell office:value-type="float" office:value="18595" calcext:value-type="float">
            <text:p>18595</text:p>
          </table:table-cell>
          <table:table-cell office:value-type="float" office:value="1615717995" calcext:value-type="float">
            <text:p>1615717995</text:p>
          </table:table-cell>
          <table:table-cell office:value-type="float" office:value="124495" calcext:value-type="float">
            <text:p>124495</text:p>
          </table:table-cell>
          <table:table-cell office:value-type="float" office:value="1743831124" calcext:value-type="float">
            <text:p>1743831124</text:p>
          </table:table-cell>
          <table:table-cell office:value-type="float" office:value="54234" calcext:value-type="float">
            <text:p>54234</text:p>
          </table:table-cell>
          <table:table-cell office:value-type="float" office:value="1492236858" calcext:value-type="float">
            <text:p>1492236858</text:p>
          </table:table-cell>
          <table:table-cell office:value-type="float" office:value="104523" calcext:value-type="float">
            <text:p>104523</text:p>
          </table:table-cell>
          <table:table-cell office:value-type="float" office:value="801152427" calcext:value-type="float">
            <text:p>801152427</text:p>
          </table:table-cell>
          <table:table-cell office:value-type="float" office:value="20281" calcext:value-type="float">
            <text:p>20281</text:p>
          </table:table-cell>
          <table:table-cell office:value-type="float" office:value="734886401" calcext:value-type="float">
            <text:p>734886401</text:p>
          </table:table-cell>
          <table:table-cell office:value-type="float" office:value="385493282" calcext:value-type="float">
            <text:p>385493282</text:p>
          </table:table-cell>
        </table:table-row>
        <table:table-row table:style-name="ro1">
          <table:table-cell office:value-type="float" office:value="73750" calcext:value-type="float">
            <text:p>73750</text:p>
          </table:table-cell>
          <table:table-cell office:value-type="float" office:value="625495" calcext:value-type="float">
            <text:p>625495</text:p>
          </table:table-cell>
          <table:table-cell office:value-type="float" office:value="647325" calcext:value-type="float">
            <text:p>647325</text:p>
          </table:table-cell>
          <table:table-cell office:value-type="float" office:value="56168" calcext:value-type="float">
            <text:p>56168</text:p>
          </table:table-cell>
          <table:table-cell office:value-type="float" office:value="133200" calcext:value-type="float">
            <text:p>133200</text:p>
          </table:table-cell>
          <table:table-cell office:value-type="float" office:value="128675" calcext:value-type="float">
            <text:p>128675</text:p>
          </table:table-cell>
          <table:table-cell office:value-type="float" office:value="38779" calcext:value-type="float">
            <text:p>38779</text:p>
          </table:table-cell>
          <table:table-cell office:value-type="float" office:value="50183" calcext:value-type="float">
            <text:p>50183</text:p>
          </table:table-cell>
          <table:table-cell office:value-type="float" office:value="1391310744" calcext:value-type="float">
            <text:p>1391310744</text:p>
          </table:table-cell>
          <table:table-cell office:value-type="float" office:value="285101" calcext:value-type="float">
            <text:p>285101</text:p>
          </table:table-cell>
          <table:table-cell office:value-type="float" office:value="213360" calcext:value-type="float">
            <text:p>213360</text:p>
          </table:table-cell>
          <table:table-cell office:value-type="float" office:value="18706" calcext:value-type="float">
            <text:p>18706</text:p>
          </table:table-cell>
          <table:table-cell office:value-type="float" office:value="1621050204" calcext:value-type="float">
            <text:p>1621050204</text:p>
          </table:table-cell>
          <table:table-cell office:value-type="float" office:value="182303" calcext:value-type="float">
            <text:p>182303</text:p>
          </table:table-cell>
          <table:table-cell office:value-type="float" office:value="1750181732" calcext:value-type="float">
            <text:p>1750181732</text:p>
          </table:table-cell>
          <table:table-cell office:value-type="float" office:value="49871" calcext:value-type="float">
            <text:p>49871</text:p>
          </table:table-cell>
          <table:table-cell office:value-type="float" office:value="1498214804" calcext:value-type="float">
            <text:p>1498214804</text:p>
          </table:table-cell>
          <table:table-cell office:value-type="float" office:value="95387" calcext:value-type="float">
            <text:p>95387</text:p>
          </table:table-cell>
          <table:table-cell office:value-type="float" office:value="803680454" calcext:value-type="float">
            <text:p>803680454</text:p>
          </table:table-cell>
          <table:table-cell office:value-type="float" office:value="21637" calcext:value-type="float">
            <text:p>21637</text:p>
          </table:table-cell>
          <table:table-cell office:value-type="float" office:value="738347825" calcext:value-type="float">
            <text:p>738347825</text:p>
          </table:table-cell>
          <table:table-cell office:value-type="float" office:value="386469498" calcext:value-type="float">
            <text:p>386469498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650938" calcext:value-type="float">
            <text:p>650938</text:p>
          </table:table-cell>
          <table:table-cell office:value-type="float" office:value="632056" calcext:value-type="float">
            <text:p>632056</text:p>
          </table:table-cell>
          <table:table-cell office:value-type="float" office:value="54466" calcext:value-type="float">
            <text:p>54466</text:p>
          </table:table-cell>
          <table:table-cell office:value-type="float" office:value="97438" calcext:value-type="float">
            <text:p>97438</text:p>
          </table:table-cell>
          <table:table-cell office:value-type="float" office:value="139699" calcext:value-type="float">
            <text:p>139699</text:p>
          </table:table-cell>
          <table:table-cell office:value-type="float" office:value="40598" calcext:value-type="float">
            <text:p>40598</text:p>
          </table:table-cell>
          <table:table-cell office:value-type="float" office:value="48674" calcext:value-type="float">
            <text:p>48674</text:p>
          </table:table-cell>
          <table:table-cell office:value-type="float" office:value="1396273452" calcext:value-type="float">
            <text:p>1396273452</text:p>
          </table:table-cell>
          <table:table-cell office:value-type="float" office:value="286001" calcext:value-type="float">
            <text:p>286001</text:p>
          </table:table-cell>
          <table:table-cell office:value-type="float" office:value="199759" calcext:value-type="float">
            <text:p>199759</text:p>
          </table:table-cell>
          <table:table-cell office:value-type="float" office:value="18661" calcext:value-type="float">
            <text:p>18661</text:p>
          </table:table-cell>
          <table:table-cell office:value-type="float" office:value="1627548583" calcext:value-type="float">
            <text:p>1627548583</text:p>
          </table:table-cell>
          <table:table-cell office:value-type="float" office:value="148452" calcext:value-type="float">
            <text:p>148452</text:p>
          </table:table-cell>
          <table:table-cell office:value-type="float" office:value="1756410786" calcext:value-type="float">
            <text:p>1756410786</text:p>
          </table:table-cell>
          <table:table-cell office:value-type="float" office:value="51217" calcext:value-type="float">
            <text:p>51217</text:p>
          </table:table-cell>
          <table:table-cell office:value-type="float" office:value="1502949160" calcext:value-type="float">
            <text:p>1502949160</text:p>
          </table:table-cell>
          <table:table-cell office:value-type="float" office:value="116881" calcext:value-type="float">
            <text:p>116881</text:p>
          </table:table-cell>
          <table:table-cell office:value-type="float" office:value="806223357" calcext:value-type="float">
            <text:p>806223357</text:p>
          </table:table-cell>
          <table:table-cell office:value-type="float" office:value="22018" calcext:value-type="float">
            <text:p>22018</text:p>
          </table:table-cell>
          <table:table-cell office:value-type="float" office:value="740368386" calcext:value-type="float">
            <text:p>740368386</text:p>
          </table:table-cell>
          <table:table-cell office:value-type="float" office:value="388003326" calcext:value-type="float">
            <text:p>388003326</text:p>
          </table:table-cell>
        </table:table-row>
        <table:table-row table:style-name="ro1">
          <table:table-cell office:value-type="float" office:value="74250" calcext:value-type="float">
            <text:p>74250</text:p>
          </table:table-cell>
          <table:table-cell office:value-type="float" office:value="653662" calcext:value-type="float">
            <text:p>653662</text:p>
          </table:table-cell>
          <table:table-cell office:value-type="float" office:value="731006" calcext:value-type="float">
            <text:p>731006</text:p>
          </table:table-cell>
          <table:table-cell office:value-type="float" office:value="54939" calcext:value-type="float">
            <text:p>54939</text:p>
          </table:table-cell>
          <table:table-cell office:value-type="float" office:value="93525" calcext:value-type="float">
            <text:p>93525</text:p>
          </table:table-cell>
          <table:table-cell office:value-type="float" office:value="128599" calcext:value-type="float">
            <text:p>128599</text:p>
          </table:table-cell>
          <table:table-cell office:value-type="float" office:value="43221" calcext:value-type="float">
            <text:p>43221</text:p>
          </table:table-cell>
          <table:table-cell office:value-type="float" office:value="58016" calcext:value-type="float">
            <text:p>58016</text:p>
          </table:table-cell>
          <table:table-cell office:value-type="float" office:value="1400660871" calcext:value-type="float">
            <text:p>1400660871</text:p>
          </table:table-cell>
          <table:table-cell office:value-type="float" office:value="283052" calcext:value-type="float">
            <text:p>283052</text:p>
          </table:table-cell>
          <table:table-cell office:value-type="float" office:value="202864" calcext:value-type="float">
            <text:p>202864</text:p>
          </table:table-cell>
          <table:table-cell office:value-type="float" office:value="19490" calcext:value-type="float">
            <text:p>19490</text:p>
          </table:table-cell>
          <table:table-cell office:value-type="float" office:value="1633093139" calcext:value-type="float">
            <text:p>1633093139</text:p>
          </table:table-cell>
          <table:table-cell office:value-type="float" office:value="124847" calcext:value-type="float">
            <text:p>124847</text:p>
          </table:table-cell>
          <table:table-cell office:value-type="float" office:value="1764167255" calcext:value-type="float">
            <text:p>1764167255</text:p>
          </table:table-cell>
          <table:table-cell office:value-type="float" office:value="52135" calcext:value-type="float">
            <text:p>52135</text:p>
          </table:table-cell>
          <table:table-cell office:value-type="float" office:value="1509267311" calcext:value-type="float">
            <text:p>1509267311</text:p>
          </table:table-cell>
          <table:table-cell office:value-type="float" office:value="102786" calcext:value-type="float">
            <text:p>102786</text:p>
          </table:table-cell>
          <table:table-cell office:value-type="float" office:value="809036837" calcext:value-type="float">
            <text:p>809036837</text:p>
          </table:table-cell>
          <table:table-cell office:value-type="float" office:value="23827" calcext:value-type="float">
            <text:p>23827</text:p>
          </table:table-cell>
          <table:table-cell office:value-type="float" office:value="742826891" calcext:value-type="float">
            <text:p>742826891</text:p>
          </table:table-cell>
          <table:table-cell office:value-type="float" office:value="389598159" calcext:value-type="float">
            <text:p>389598159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712410" calcext:value-type="float">
            <text:p>712410</text:p>
          </table:table-cell>
          <table:table-cell office:value-type="float" office:value="622263" calcext:value-type="float">
            <text:p>622263</text:p>
          </table:table-cell>
          <table:table-cell office:value-type="float" office:value="54667" calcext:value-type="float">
            <text:p>54667</text:p>
          </table:table-cell>
          <table:table-cell office:value-type="float" office:value="96463" calcext:value-type="float">
            <text:p>96463</text:p>
          </table:table-cell>
          <table:table-cell office:value-type="float" office:value="128482" calcext:value-type="float">
            <text:p>128482</text:p>
          </table:table-cell>
          <table:table-cell office:value-type="float" office:value="44884" calcext:value-type="float">
            <text:p>44884</text:p>
          </table:table-cell>
          <table:table-cell office:value-type="float" office:value="49182" calcext:value-type="float">
            <text:p>49182</text:p>
          </table:table-cell>
          <table:table-cell office:value-type="float" office:value="1404870275" calcext:value-type="float">
            <text:p>1404870275</text:p>
          </table:table-cell>
          <table:table-cell office:value-type="float" office:value="266968" calcext:value-type="float">
            <text:p>266968</text:p>
          </table:table-cell>
          <table:table-cell office:value-type="float" office:value="203241" calcext:value-type="float">
            <text:p>203241</text:p>
          </table:table-cell>
          <table:table-cell office:value-type="float" office:value="18664" calcext:value-type="float">
            <text:p>18664</text:p>
          </table:table-cell>
          <table:table-cell office:value-type="float" office:value="1638361787" calcext:value-type="float">
            <text:p>1638361787</text:p>
          </table:table-cell>
          <table:table-cell office:value-type="float" office:value="127403" calcext:value-type="float">
            <text:p>127403</text:p>
          </table:table-cell>
          <table:table-cell office:value-type="float" office:value="1768570519" calcext:value-type="float">
            <text:p>1768570519</text:p>
          </table:table-cell>
          <table:table-cell office:value-type="float" office:value="54557" calcext:value-type="float">
            <text:p>54557</text:p>
          </table:table-cell>
          <table:table-cell office:value-type="float" office:value="1514890361" calcext:value-type="float">
            <text:p>1514890361</text:p>
          </table:table-cell>
          <table:table-cell office:value-type="float" office:value="105575" calcext:value-type="float">
            <text:p>105575</text:p>
          </table:table-cell>
          <table:table-cell office:value-type="float" office:value="811927126" calcext:value-type="float">
            <text:p>811927126</text:p>
          </table:table-cell>
          <table:table-cell office:value-type="float" office:value="21876" calcext:value-type="float">
            <text:p>21876</text:p>
          </table:table-cell>
          <table:table-cell office:value-type="float" office:value="745589349" calcext:value-type="float">
            <text:p>745589349</text:p>
          </table:table-cell>
          <table:table-cell office:value-type="float" office:value="390356873" calcext:value-type="float">
            <text:p>390356873</text:p>
          </table:table-cell>
        </table:table-row>
        <table:table-row table:style-name="ro1">
          <table:table-cell office:value-type="float" office:value="74750" calcext:value-type="float">
            <text:p>74750</text:p>
          </table:table-cell>
          <table:table-cell office:value-type="float" office:value="665183" calcext:value-type="float">
            <text:p>665183</text:p>
          </table:table-cell>
          <table:table-cell office:value-type="float" office:value="608679" calcext:value-type="float">
            <text:p>608679</text:p>
          </table:table-cell>
          <table:table-cell office:value-type="float" office:value="54830" calcext:value-type="float">
            <text:p>54830</text:p>
          </table:table-cell>
          <table:table-cell office:value-type="float" office:value="97588" calcext:value-type="float">
            <text:p>97588</text:p>
          </table:table-cell>
          <table:table-cell office:value-type="float" office:value="132564" calcext:value-type="float">
            <text:p>132564</text:p>
          </table:table-cell>
          <table:table-cell office:value-type="float" office:value="39211" calcext:value-type="float">
            <text:p>39211</text:p>
          </table:table-cell>
          <table:table-cell office:value-type="float" office:value="51971" calcext:value-type="float">
            <text:p>51971</text:p>
          </table:table-cell>
          <table:table-cell office:value-type="float" office:value="1410017128" calcext:value-type="float">
            <text:p>1410017128</text:p>
          </table:table-cell>
          <table:table-cell office:value-type="float" office:value="335073" calcext:value-type="float">
            <text:p>335073</text:p>
          </table:table-cell>
          <table:table-cell office:value-type="float" office:value="210017" calcext:value-type="float">
            <text:p>210017</text:p>
          </table:table-cell>
          <table:table-cell office:value-type="float" office:value="18643" calcext:value-type="float">
            <text:p>18643</text:p>
          </table:table-cell>
          <table:table-cell office:value-type="float" office:value="1644554244" calcext:value-type="float">
            <text:p>1644554244</text:p>
          </table:table-cell>
          <table:table-cell office:value-type="float" office:value="123379" calcext:value-type="float">
            <text:p>123379</text:p>
          </table:table-cell>
          <table:table-cell office:value-type="float" office:value="1773984318" calcext:value-type="float">
            <text:p>1773984318</text:p>
          </table:table-cell>
          <table:table-cell office:value-type="float" office:value="54525" calcext:value-type="float">
            <text:p>54525</text:p>
          </table:table-cell>
          <table:table-cell office:value-type="float" office:value="1520205076" calcext:value-type="float">
            <text:p>1520205076</text:p>
          </table:table-cell>
          <table:table-cell office:value-type="float" office:value="100214" calcext:value-type="float">
            <text:p>100214</text:p>
          </table:table-cell>
          <table:table-cell office:value-type="float" office:value="814353552" calcext:value-type="float">
            <text:p>814353552</text:p>
          </table:table-cell>
          <table:table-cell office:value-type="float" office:value="21953" calcext:value-type="float">
            <text:p>21953</text:p>
          </table:table-cell>
          <table:table-cell office:value-type="float" office:value="748300333" calcext:value-type="float">
            <text:p>748300333</text:p>
          </table:table-cell>
          <table:table-cell office:value-type="float" office:value="391827245" calcext:value-type="float">
            <text:p>39182724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661006" calcext:value-type="float">
            <text:p>661006</text:p>
          </table:table-cell>
          <table:table-cell office:value-type="float" office:value="629946" calcext:value-type="float">
            <text:p>629946</text:p>
          </table:table-cell>
          <table:table-cell office:value-type="float" office:value="55481" calcext:value-type="float">
            <text:p>55481</text:p>
          </table:table-cell>
          <table:table-cell office:value-type="float" office:value="94274" calcext:value-type="float">
            <text:p>94274</text:p>
          </table:table-cell>
          <table:table-cell office:value-type="float" office:value="129763" calcext:value-type="float">
            <text:p>129763</text:p>
          </table:table-cell>
          <table:table-cell office:value-type="float" office:value="43559" calcext:value-type="float">
            <text:p>43559</text:p>
          </table:table-cell>
          <table:table-cell office:value-type="float" office:value="53036" calcext:value-type="float">
            <text:p>53036</text:p>
          </table:table-cell>
          <table:table-cell office:value-type="float" office:value="1413118350" calcext:value-type="float">
            <text:p>1413118350</text:p>
          </table:table-cell>
          <table:table-cell office:value-type="float" office:value="293433" calcext:value-type="float">
            <text:p>293433</text:p>
          </table:table-cell>
          <table:table-cell office:value-type="float" office:value="202279" calcext:value-type="float">
            <text:p>202279</text:p>
          </table:table-cell>
          <table:table-cell office:value-type="float" office:value="18632" calcext:value-type="float">
            <text:p>18632</text:p>
          </table:table-cell>
          <table:table-cell office:value-type="float" office:value="1650899607" calcext:value-type="float">
            <text:p>1650899607</text:p>
          </table:table-cell>
          <table:table-cell office:value-type="float" office:value="129079" calcext:value-type="float">
            <text:p>129079</text:p>
          </table:table-cell>
          <table:table-cell office:value-type="float" office:value="1778693430" calcext:value-type="float">
            <text:p>1778693430</text:p>
          </table:table-cell>
          <table:table-cell office:value-type="float" office:value="52459" calcext:value-type="float">
            <text:p>52459</text:p>
          </table:table-cell>
          <table:table-cell office:value-type="float" office:value="1525178544" calcext:value-type="float">
            <text:p>1525178544</text:p>
          </table:table-cell>
          <table:table-cell office:value-type="float" office:value="105531" calcext:value-type="float">
            <text:p>105531</text:p>
          </table:table-cell>
          <table:table-cell office:value-type="float" office:value="817016193" calcext:value-type="float">
            <text:p>817016193</text:p>
          </table:table-cell>
          <table:table-cell office:value-type="float" office:value="22843" calcext:value-type="float">
            <text:p>22843</text:p>
          </table:table-cell>
          <table:table-cell office:value-type="float" office:value="750754313" calcext:value-type="float">
            <text:p>750754313</text:p>
          </table:table-cell>
          <table:table-cell office:value-type="float" office:value="393204098" calcext:value-type="float">
            <text:p>393204098</text:p>
          </table:table-cell>
        </table:table-row>
        <table:table-row table:style-name="ro1">
          <table:table-cell office:value-type="float" office:value="75250" calcext:value-type="float">
            <text:p>75250</text:p>
          </table:table-cell>
          <table:table-cell office:value-type="float" office:value="647553" calcext:value-type="float">
            <text:p>647553</text:p>
          </table:table-cell>
          <table:table-cell office:value-type="float" office:value="649989" calcext:value-type="float">
            <text:p>649989</text:p>
          </table:table-cell>
          <table:table-cell office:value-type="float" office:value="56554" calcext:value-type="float">
            <text:p>56554</text:p>
          </table:table-cell>
          <table:table-cell office:value-type="float" office:value="97450" calcext:value-type="float">
            <text:p>97450</text:p>
          </table:table-cell>
          <table:table-cell office:value-type="float" office:value="135012" calcext:value-type="float">
            <text:p>135012</text:p>
          </table:table-cell>
          <table:table-cell office:value-type="float" office:value="41780" calcext:value-type="float">
            <text:p>41780</text:p>
          </table:table-cell>
          <table:table-cell office:value-type="float" office:value="49257" calcext:value-type="float">
            <text:p>49257</text:p>
          </table:table-cell>
          <table:table-cell office:value-type="float" office:value="1418450050" calcext:value-type="float">
            <text:p>1418450050</text:p>
          </table:table-cell>
          <table:table-cell office:value-type="float" office:value="291529" calcext:value-type="float">
            <text:p>291529</text:p>
          </table:table-cell>
          <table:table-cell office:value-type="float" office:value="205023" calcext:value-type="float">
            <text:p>205023</text:p>
          </table:table-cell>
          <table:table-cell office:value-type="float" office:value="18876" calcext:value-type="float">
            <text:p>18876</text:p>
          </table:table-cell>
          <table:table-cell office:value-type="float" office:value="1656320675" calcext:value-type="float">
            <text:p>1656320675</text:p>
          </table:table-cell>
          <table:table-cell office:value-type="float" office:value="126483" calcext:value-type="float">
            <text:p>126483</text:p>
          </table:table-cell>
          <table:table-cell office:value-type="float" office:value="1783563866" calcext:value-type="float">
            <text:p>1783563866</text:p>
          </table:table-cell>
          <table:table-cell office:value-type="float" office:value="52273" calcext:value-type="float">
            <text:p>52273</text:p>
          </table:table-cell>
          <table:table-cell office:value-type="float" office:value="1530166517" calcext:value-type="float">
            <text:p>1530166517</text:p>
          </table:table-cell>
          <table:table-cell office:value-type="float" office:value="104585" calcext:value-type="float">
            <text:p>104585</text:p>
          </table:table-cell>
          <table:table-cell office:value-type="float" office:value="819573914" calcext:value-type="float">
            <text:p>819573914</text:p>
          </table:table-cell>
          <table:table-cell office:value-type="float" office:value="22081" calcext:value-type="float">
            <text:p>22081</text:p>
          </table:table-cell>
          <table:table-cell office:value-type="float" office:value="754220014" calcext:value-type="float">
            <text:p>754220014</text:p>
          </table:table-cell>
          <table:table-cell office:value-type="float" office:value="394622548" calcext:value-type="float">
            <text:p>394622548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650080" calcext:value-type="float">
            <text:p>650080</text:p>
          </table:table-cell>
          <table:table-cell office:value-type="float" office:value="625221" calcext:value-type="float">
            <text:p>625221</text:p>
          </table:table-cell>
          <table:table-cell office:value-type="float" office:value="56914" calcext:value-type="float">
            <text:p>56914</text:p>
          </table:table-cell>
          <table:table-cell office:value-type="float" office:value="96912" calcext:value-type="float">
            <text:p>96912</text:p>
          </table:table-cell>
          <table:table-cell office:value-type="float" office:value="129342" calcext:value-type="float">
            <text:p>129342</text:p>
          </table:table-cell>
          <table:table-cell office:value-type="float" office:value="42996" calcext:value-type="float">
            <text:p>42996</text:p>
          </table:table-cell>
          <table:table-cell office:value-type="float" office:value="50383" calcext:value-type="float">
            <text:p>50383</text:p>
          </table:table-cell>
          <table:table-cell office:value-type="float" office:value="1421350863" calcext:value-type="float">
            <text:p>1421350863</text:p>
          </table:table-cell>
          <table:table-cell office:value-type="float" office:value="297352" calcext:value-type="float">
            <text:p>297352</text:p>
          </table:table-cell>
          <table:table-cell office:value-type="float" office:value="206513" calcext:value-type="float">
            <text:p>206513</text:p>
          </table:table-cell>
          <table:table-cell office:value-type="float" office:value="18645" calcext:value-type="float">
            <text:p>18645</text:p>
          </table:table-cell>
          <table:table-cell office:value-type="float" office:value="1661862633" calcext:value-type="float">
            <text:p>1661862633</text:p>
          </table:table-cell>
          <table:table-cell office:value-type="float" office:value="125356" calcext:value-type="float">
            <text:p>125356</text:p>
          </table:table-cell>
          <table:table-cell office:value-type="float" office:value="1788171840" calcext:value-type="float">
            <text:p>1788171840</text:p>
          </table:table-cell>
          <table:table-cell office:value-type="float" office:value="52808" calcext:value-type="float">
            <text:p>52808</text:p>
          </table:table-cell>
          <table:table-cell office:value-type="float" office:value="1536572919" calcext:value-type="float">
            <text:p>1536572919</text:p>
          </table:table-cell>
          <table:table-cell office:value-type="float" office:value="100752" calcext:value-type="float">
            <text:p>100752</text:p>
          </table:table-cell>
          <table:table-cell office:value-type="float" office:value="822845367" calcext:value-type="float">
            <text:p>822845367</text:p>
          </table:table-cell>
          <table:table-cell office:value-type="float" office:value="24202" calcext:value-type="float">
            <text:p>24202</text:p>
          </table:table-cell>
          <table:table-cell office:value-type="float" office:value="756509977" calcext:value-type="float">
            <text:p>756509977</text:p>
          </table:table-cell>
          <table:table-cell office:value-type="float" office:value="395841672" calcext:value-type="float">
            <text:p>395841672</text:p>
          </table:table-cell>
        </table:table-row>
        <table:table-row table:style-name="ro1">
          <table:table-cell office:value-type="float" office:value="75750" calcext:value-type="float">
            <text:p>75750</text:p>
          </table:table-cell>
          <table:table-cell office:value-type="float" office:value="663987" calcext:value-type="float">
            <text:p>663987</text:p>
          </table:table-cell>
          <table:table-cell office:value-type="float" office:value="686890" calcext:value-type="float">
            <text:p>686890</text:p>
          </table:table-cell>
          <table:table-cell office:value-type="float" office:value="55526" calcext:value-type="float">
            <text:p>55526</text:p>
          </table:table-cell>
          <table:table-cell office:value-type="float" office:value="97085" calcext:value-type="float">
            <text:p>97085</text:p>
          </table:table-cell>
          <table:table-cell office:value-type="float" office:value="137157" calcext:value-type="float">
            <text:p>137157</text:p>
          </table:table-cell>
          <table:table-cell office:value-type="float" office:value="41625" calcext:value-type="float">
            <text:p>41625</text:p>
          </table:table-cell>
          <table:table-cell office:value-type="float" office:value="53570" calcext:value-type="float">
            <text:p>53570</text:p>
          </table:table-cell>
          <table:table-cell office:value-type="float" office:value="1425740036" calcext:value-type="float">
            <text:p>1425740036</text:p>
          </table:table-cell>
          <table:table-cell office:value-type="float" office:value="300780" calcext:value-type="float">
            <text:p>300780</text:p>
          </table:table-cell>
          <table:table-cell office:value-type="float" office:value="209212" calcext:value-type="float">
            <text:p>209212</text:p>
          </table:table-cell>
          <table:table-cell office:value-type="float" office:value="18624" calcext:value-type="float">
            <text:p>18624</text:p>
          </table:table-cell>
          <table:table-cell office:value-type="float" office:value="1668394388" calcext:value-type="float">
            <text:p>1668394388</text:p>
          </table:table-cell>
          <table:table-cell office:value-type="float" office:value="127672" calcext:value-type="float">
            <text:p>127672</text:p>
          </table:table-cell>
          <table:table-cell office:value-type="float" office:value="1794326563" calcext:value-type="float">
            <text:p>1794326563</text:p>
          </table:table-cell>
          <table:table-cell office:value-type="float" office:value="53064" calcext:value-type="float">
            <text:p>53064</text:p>
          </table:table-cell>
          <table:table-cell office:value-type="float" office:value="1542523835" calcext:value-type="float">
            <text:p>1542523835</text:p>
          </table:table-cell>
          <table:table-cell office:value-type="float" office:value="108988" calcext:value-type="float">
            <text:p>108988</text:p>
          </table:table-cell>
          <table:table-cell office:value-type="float" office:value="825825011" calcext:value-type="float">
            <text:p>825825011</text:p>
          </table:table-cell>
          <table:table-cell office:value-type="float" office:value="22555" calcext:value-type="float">
            <text:p>22555</text:p>
          </table:table-cell>
          <table:table-cell office:value-type="float" office:value="758981116" calcext:value-type="float">
            <text:p>758981116</text:p>
          </table:table-cell>
          <table:table-cell office:value-type="float" office:value="396670241" calcext:value-type="float">
            <text:p>396670241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744966" calcext:value-type="float">
            <text:p>744966</text:p>
          </table:table-cell>
          <table:table-cell office:value-type="float" office:value="629231" calcext:value-type="float">
            <text:p>629231</text:p>
          </table:table-cell>
          <table:table-cell office:value-type="float" office:value="55665" calcext:value-type="float">
            <text:p>55665</text:p>
          </table:table-cell>
          <table:table-cell office:value-type="float" office:value="93533" calcext:value-type="float">
            <text:p>93533</text:p>
          </table:table-cell>
          <table:table-cell office:value-type="float" office:value="130093" calcext:value-type="float">
            <text:p>130093</text:p>
          </table:table-cell>
          <table:table-cell office:value-type="float" office:value="42475" calcext:value-type="float">
            <text:p>42475</text:p>
          </table:table-cell>
          <table:table-cell office:value-type="float" office:value="53764" calcext:value-type="float">
            <text:p>53764</text:p>
          </table:table-cell>
          <table:table-cell office:value-type="float" office:value="1430315235" calcext:value-type="float">
            <text:p>1430315235</text:p>
          </table:table-cell>
          <table:table-cell office:value-type="float" office:value="285773" calcext:value-type="float">
            <text:p>285773</text:p>
          </table:table-cell>
          <table:table-cell office:value-type="float" office:value="211343" calcext:value-type="float">
            <text:p>211343</text:p>
          </table:table-cell>
          <table:table-cell office:value-type="float" office:value="18798" calcext:value-type="float">
            <text:p>18798</text:p>
          </table:table-cell>
          <table:table-cell office:value-type="float" office:value="1674069910" calcext:value-type="float">
            <text:p>1674069910</text:p>
          </table:table-cell>
          <table:table-cell office:value-type="float" office:value="126189" calcext:value-type="float">
            <text:p>126189</text:p>
          </table:table-cell>
          <table:table-cell office:value-type="float" office:value="1801554918" calcext:value-type="float">
            <text:p>1801554918</text:p>
          </table:table-cell>
          <table:table-cell office:value-type="float" office:value="56561" calcext:value-type="float">
            <text:p>56561</text:p>
          </table:table-cell>
          <table:table-cell office:value-type="float" office:value="1548640265" calcext:value-type="float">
            <text:p>1548640265</text:p>
          </table:table-cell>
          <table:table-cell office:value-type="float" office:value="101296" calcext:value-type="float">
            <text:p>101296</text:p>
          </table:table-cell>
          <table:table-cell office:value-type="float" office:value="827621408" calcext:value-type="float">
            <text:p>827621408</text:p>
          </table:table-cell>
          <table:table-cell office:value-type="float" office:value="22454" calcext:value-type="float">
            <text:p>22454</text:p>
          </table:table-cell>
          <table:table-cell office:value-type="float" office:value="761783844" calcext:value-type="float">
            <text:p>761783844</text:p>
          </table:table-cell>
          <table:table-cell office:value-type="float" office:value="398487835" calcext:value-type="float">
            <text:p>398487835</text:p>
          </table:table-cell>
        </table:table-row>
        <table:table-row table:style-name="ro1">
          <table:table-cell office:value-type="float" office:value="76250" calcext:value-type="float">
            <text:p>76250</text:p>
          </table:table-cell>
          <table:table-cell office:value-type="float" office:value="659307" calcext:value-type="float">
            <text:p>659307</text:p>
          </table:table-cell>
          <table:table-cell office:value-type="float" office:value="607482" calcext:value-type="float">
            <text:p>607482</text:p>
          </table:table-cell>
          <table:table-cell office:value-type="float" office:value="53642" calcext:value-type="float">
            <text:p>53642</text:p>
          </table:table-cell>
          <table:table-cell office:value-type="float" office:value="94476" calcext:value-type="float">
            <text:p>94476</text:p>
          </table:table-cell>
          <table:table-cell office:value-type="float" office:value="123003" calcext:value-type="float">
            <text:p>123003</text:p>
          </table:table-cell>
          <table:table-cell office:value-type="float" office:value="42178" calcext:value-type="float">
            <text:p>42178</text:p>
          </table:table-cell>
          <table:table-cell office:value-type="float" office:value="74654" calcext:value-type="float">
            <text:p>74654</text:p>
          </table:table-cell>
          <table:table-cell office:value-type="float" office:value="1434589887" calcext:value-type="float">
            <text:p>1434589887</text:p>
          </table:table-cell>
          <table:table-cell office:value-type="float" office:value="279544" calcext:value-type="float">
            <text:p>279544</text:p>
          </table:table-cell>
          <table:table-cell office:value-type="float" office:value="215063" calcext:value-type="float">
            <text:p>215063</text:p>
          </table:table-cell>
          <table:table-cell office:value-type="float" office:value="18655" calcext:value-type="float">
            <text:p>18655</text:p>
          </table:table-cell>
          <table:table-cell office:value-type="float" office:value="1678594268" calcext:value-type="float">
            <text:p>1678594268</text:p>
          </table:table-cell>
          <table:table-cell office:value-type="float" office:value="125451" calcext:value-type="float">
            <text:p>125451</text:p>
          </table:table-cell>
          <table:table-cell office:value-type="float" office:value="1807803794" calcext:value-type="float">
            <text:p>1807803794</text:p>
          </table:table-cell>
          <table:table-cell office:value-type="float" office:value="56772" calcext:value-type="float">
            <text:p>56772</text:p>
          </table:table-cell>
          <table:table-cell office:value-type="float" office:value="1553834111" calcext:value-type="float">
            <text:p>1553834111</text:p>
          </table:table-cell>
          <table:table-cell office:value-type="float" office:value="101053" calcext:value-type="float">
            <text:p>101053</text:p>
          </table:table-cell>
          <table:table-cell office:value-type="float" office:value="830806759" calcext:value-type="float">
            <text:p>830806759</text:p>
          </table:table-cell>
          <table:table-cell office:value-type="float" office:value="21435" calcext:value-type="float">
            <text:p>21435</text:p>
          </table:table-cell>
          <table:table-cell office:value-type="float" office:value="763842014" calcext:value-type="float">
            <text:p>763842014</text:p>
          </table:table-cell>
          <table:table-cell office:value-type="float" office:value="399736983" calcext:value-type="float">
            <text:p>399736983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644049" calcext:value-type="float">
            <text:p>644049</text:p>
          </table:table-cell>
          <table:table-cell office:value-type="float" office:value="627465" calcext:value-type="float">
            <text:p>627465</text:p>
          </table:table-cell>
          <table:table-cell office:value-type="float" office:value="53804" calcext:value-type="float">
            <text:p>53804</text:p>
          </table:table-cell>
          <table:table-cell office:value-type="float" office:value="92971" calcext:value-type="float">
            <text:p>92971</text:p>
          </table:table-cell>
          <table:table-cell office:value-type="float" office:value="130682" calcext:value-type="float">
            <text:p>130682</text:p>
          </table:table-cell>
          <table:table-cell office:value-type="float" office:value="44770" calcext:value-type="float">
            <text:p>44770</text:p>
          </table:table-cell>
          <table:table-cell office:value-type="float" office:value="52867" calcext:value-type="float">
            <text:p>52867</text:p>
          </table:table-cell>
          <table:table-cell office:value-type="float" office:value="1438210412" calcext:value-type="float">
            <text:p>1438210412</text:p>
          </table:table-cell>
          <table:table-cell office:value-type="float" office:value="285476" calcext:value-type="float">
            <text:p>285476</text:p>
          </table:table-cell>
          <table:table-cell office:value-type="float" office:value="251001" calcext:value-type="float">
            <text:p>251001</text:p>
          </table:table-cell>
          <table:table-cell office:value-type="float" office:value="19487" calcext:value-type="float">
            <text:p>19487</text:p>
          </table:table-cell>
          <table:table-cell office:value-type="float" office:value="1684536117" calcext:value-type="float">
            <text:p>1684536117</text:p>
          </table:table-cell>
          <table:table-cell office:value-type="float" office:value="123206" calcext:value-type="float">
            <text:p>123206</text:p>
          </table:table-cell>
          <table:table-cell office:value-type="float" office:value="1814230749" calcext:value-type="float">
            <text:p>1814230749</text:p>
          </table:table-cell>
          <table:table-cell office:value-type="float" office:value="57775" calcext:value-type="float">
            <text:p>57775</text:p>
          </table:table-cell>
          <table:table-cell office:value-type="float" office:value="1559987721" calcext:value-type="float">
            <text:p>1559987721</text:p>
          </table:table-cell>
          <table:table-cell office:value-type="float" office:value="109695" calcext:value-type="float">
            <text:p>109695</text:p>
          </table:table-cell>
          <table:table-cell office:value-type="float" office:value="833930617" calcext:value-type="float">
            <text:p>833930617</text:p>
          </table:table-cell>
          <table:table-cell office:value-type="float" office:value="22159" calcext:value-type="float">
            <text:p>22159</text:p>
          </table:table-cell>
          <table:table-cell office:value-type="float" office:value="766315653" calcext:value-type="float">
            <text:p>766315653</text:p>
          </table:table-cell>
          <table:table-cell office:value-type="float" office:value="400950044" calcext:value-type="float">
            <text:p>400950044</text:p>
          </table:table-cell>
        </table:table-row>
        <table:table-row table:style-name="ro1">
          <table:table-cell office:value-type="float" office:value="76750" calcext:value-type="float">
            <text:p>76750</text:p>
          </table:table-cell>
          <table:table-cell office:value-type="float" office:value="640095" calcext:value-type="float">
            <text:p>640095</text:p>
          </table:table-cell>
          <table:table-cell office:value-type="float" office:value="637805" calcext:value-type="float">
            <text:p>637805</text:p>
          </table:table-cell>
          <table:table-cell office:value-type="float" office:value="57013" calcext:value-type="float">
            <text:p>57013</text:p>
          </table:table-cell>
          <table:table-cell office:value-type="float" office:value="96945" calcext:value-type="float">
            <text:p>96945</text:p>
          </table:table-cell>
          <table:table-cell office:value-type="float" office:value="135522" calcext:value-type="float">
            <text:p>135522</text:p>
          </table:table-cell>
          <table:table-cell office:value-type="float" office:value="46070" calcext:value-type="float">
            <text:p>46070</text:p>
          </table:table-cell>
          <table:table-cell office:value-type="float" office:value="113374" calcext:value-type="float">
            <text:p>113374</text:p>
          </table:table-cell>
          <table:table-cell office:value-type="float" office:value="1442776797" calcext:value-type="float">
            <text:p>1442776797</text:p>
          </table:table-cell>
          <table:table-cell office:value-type="float" office:value="277350" calcext:value-type="float">
            <text:p>277350</text:p>
          </table:table-cell>
          <table:table-cell office:value-type="float" office:value="211005" calcext:value-type="float">
            <text:p>211005</text:p>
          </table:table-cell>
          <table:table-cell office:value-type="float" office:value="18619" calcext:value-type="float">
            <text:p>18619</text:p>
          </table:table-cell>
          <table:table-cell office:value-type="float" office:value="1690524239" calcext:value-type="float">
            <text:p>1690524239</text:p>
          </table:table-cell>
          <table:table-cell office:value-type="float" office:value="130227" calcext:value-type="float">
            <text:p>130227</text:p>
          </table:table-cell>
          <table:table-cell office:value-type="float" office:value="1818556012" calcext:value-type="float">
            <text:p>1818556012</text:p>
          </table:table-cell>
          <table:table-cell office:value-type="float" office:value="58394" calcext:value-type="float">
            <text:p>58394</text:p>
          </table:table-cell>
          <table:table-cell office:value-type="float" office:value="1564878697" calcext:value-type="float">
            <text:p>1564878697</text:p>
          </table:table-cell>
          <table:table-cell office:value-type="float" office:value="103004" calcext:value-type="float">
            <text:p>103004</text:p>
          </table:table-cell>
          <table:table-cell office:value-type="float" office:value="835952454" calcext:value-type="float">
            <text:p>835952454</text:p>
          </table:table-cell>
          <table:table-cell office:value-type="float" office:value="23384" calcext:value-type="float">
            <text:p>23384</text:p>
          </table:table-cell>
          <table:table-cell office:value-type="float" office:value="768800580" calcext:value-type="float">
            <text:p>768800580</text:p>
          </table:table-cell>
          <table:table-cell office:value-type="float" office:value="402257539" calcext:value-type="float">
            <text:p>402257539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658502" calcext:value-type="float">
            <text:p>658502</text:p>
          </table:table-cell>
          <table:table-cell office:value-type="float" office:value="722671" calcext:value-type="float">
            <text:p>722671</text:p>
          </table:table-cell>
          <table:table-cell office:value-type="float" office:value="56897" calcext:value-type="float">
            <text:p>56897</text:p>
          </table:table-cell>
          <table:table-cell office:value-type="float" office:value="96888" calcext:value-type="float">
            <text:p>96888</text:p>
          </table:table-cell>
          <table:table-cell office:value-type="float" office:value="138131" calcext:value-type="float">
            <text:p>138131</text:p>
          </table:table-cell>
          <table:table-cell office:value-type="float" office:value="42266" calcext:value-type="float">
            <text:p>42266</text:p>
          </table:table-cell>
          <table:table-cell office:value-type="float" office:value="48483" calcext:value-type="float">
            <text:p>48483</text:p>
          </table:table-cell>
          <table:table-cell office:value-type="float" office:value="1447415493" calcext:value-type="float">
            <text:p>1447415493</text:p>
          </table:table-cell>
          <table:table-cell office:value-type="float" office:value="289175" calcext:value-type="float">
            <text:p>289175</text:p>
          </table:table-cell>
          <table:table-cell office:value-type="float" office:value="202678" calcext:value-type="float">
            <text:p>202678</text:p>
          </table:table-cell>
          <table:table-cell office:value-type="float" office:value="18839" calcext:value-type="float">
            <text:p>18839</text:p>
          </table:table-cell>
          <table:table-cell office:value-type="float" office:value="1696454490" calcext:value-type="float">
            <text:p>1696454490</text:p>
          </table:table-cell>
          <table:table-cell office:value-type="float" office:value="131402" calcext:value-type="float">
            <text:p>131402</text:p>
          </table:table-cell>
          <table:table-cell office:value-type="float" office:value="1823782381" calcext:value-type="float">
            <text:p>1823782381</text:p>
          </table:table-cell>
          <table:table-cell office:value-type="float" office:value="54126" calcext:value-type="float">
            <text:p>54126</text:p>
          </table:table-cell>
          <table:table-cell office:value-type="float" office:value="1570195796" calcext:value-type="float">
            <text:p>1570195796</text:p>
          </table:table-cell>
          <table:table-cell office:value-type="float" office:value="154891" calcext:value-type="float">
            <text:p>154891</text:p>
          </table:table-cell>
          <table:table-cell office:value-type="float" office:value="839067674" calcext:value-type="float">
            <text:p>839067674</text:p>
          </table:table-cell>
          <table:table-cell office:value-type="float" office:value="21601" calcext:value-type="float">
            <text:p>21601</text:p>
          </table:table-cell>
          <table:table-cell office:value-type="float" office:value="772175380" calcext:value-type="float">
            <text:p>772175380</text:p>
          </table:table-cell>
          <table:table-cell office:value-type="float" office:value="403315674" calcext:value-type="float">
            <text:p>403315674</text:p>
          </table:table-cell>
        </table:table-row>
        <table:table-row table:style-name="ro1">
          <table:table-cell office:value-type="float" office:value="77250" calcext:value-type="float">
            <text:p>77250</text:p>
          </table:table-cell>
          <table:table-cell office:value-type="float" office:value="699669" calcext:value-type="float">
            <text:p>699669</text:p>
          </table:table-cell>
          <table:table-cell office:value-type="float" office:value="615591" calcext:value-type="float">
            <text:p>615591</text:p>
          </table:table-cell>
          <table:table-cell office:value-type="float" office:value="57449" calcext:value-type="float">
            <text:p>57449</text:p>
          </table:table-cell>
          <table:table-cell office:value-type="float" office:value="95632" calcext:value-type="float">
            <text:p>95632</text:p>
          </table:table-cell>
          <table:table-cell office:value-type="float" office:value="132140" calcext:value-type="float">
            <text:p>132140</text:p>
          </table:table-cell>
          <table:table-cell office:value-type="float" office:value="41948" calcext:value-type="float">
            <text:p>41948</text:p>
          </table:table-cell>
          <table:table-cell office:value-type="float" office:value="52836" calcext:value-type="float">
            <text:p>52836</text:p>
          </table:table-cell>
          <table:table-cell office:value-type="float" office:value="1451349158" calcext:value-type="float">
            <text:p>1451349158</text:p>
          </table:table-cell>
          <table:table-cell office:value-type="float" office:value="294804" calcext:value-type="float">
            <text:p>294804</text:p>
          </table:table-cell>
          <table:table-cell office:value-type="float" office:value="205646" calcext:value-type="float">
            <text:p>205646</text:p>
          </table:table-cell>
          <table:table-cell office:value-type="float" office:value="18594" calcext:value-type="float">
            <text:p>18594</text:p>
          </table:table-cell>
          <table:table-cell office:value-type="float" office:value="1702216741" calcext:value-type="float">
            <text:p>1702216741</text:p>
          </table:table-cell>
          <table:table-cell office:value-type="float" office:value="128958" calcext:value-type="float">
            <text:p>128958</text:p>
          </table:table-cell>
          <table:table-cell office:value-type="float" office:value="1827902598" calcext:value-type="float">
            <text:p>1827902598</text:p>
          </table:table-cell>
          <table:table-cell office:value-type="float" office:value="53639" calcext:value-type="float">
            <text:p>53639</text:p>
          </table:table-cell>
          <table:table-cell office:value-type="float" office:value="1576170137" calcext:value-type="float">
            <text:p>1576170137</text:p>
          </table:table-cell>
          <table:table-cell office:value-type="float" office:value="101910" calcext:value-type="float">
            <text:p>101910</text:p>
          </table:table-cell>
          <table:table-cell office:value-type="float" office:value="842347691" calcext:value-type="float">
            <text:p>842347691</text:p>
          </table:table-cell>
          <table:table-cell office:value-type="float" office:value="22372" calcext:value-type="float">
            <text:p>22372</text:p>
          </table:table-cell>
          <table:table-cell office:value-type="float" office:value="775642740" calcext:value-type="float">
            <text:p>775642740</text:p>
          </table:table-cell>
          <table:table-cell office:value-type="float" office:value="404982038" calcext:value-type="float">
            <text:p>404982038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656221" calcext:value-type="float">
            <text:p>656221</text:p>
          </table:table-cell>
          <table:table-cell office:value-type="float" office:value="634714" calcext:value-type="float">
            <text:p>634714</text:p>
          </table:table-cell>
          <table:table-cell office:value-type="float" office:value="56109" calcext:value-type="float">
            <text:p>56109</text:p>
          </table:table-cell>
          <table:table-cell office:value-type="float" office:value="95080" calcext:value-type="float">
            <text:p>95080</text:p>
          </table:table-cell>
          <table:table-cell office:value-type="float" office:value="128665" calcext:value-type="float">
            <text:p>128665</text:p>
          </table:table-cell>
          <table:table-cell office:value-type="float" office:value="39525" calcext:value-type="float">
            <text:p>39525</text:p>
          </table:table-cell>
          <table:table-cell office:value-type="float" office:value="49497" calcext:value-type="float">
            <text:p>49497</text:p>
          </table:table-cell>
          <table:table-cell office:value-type="float" office:value="1456372353" calcext:value-type="float">
            <text:p>1456372353</text:p>
          </table:table-cell>
          <table:table-cell office:value-type="float" office:value="289986" calcext:value-type="float">
            <text:p>289986</text:p>
          </table:table-cell>
          <table:table-cell office:value-type="float" office:value="208829" calcext:value-type="float">
            <text:p>208829</text:p>
          </table:table-cell>
          <table:table-cell office:value-type="float" office:value="19081" calcext:value-type="float">
            <text:p>19081</text:p>
          </table:table-cell>
          <table:table-cell office:value-type="float" office:value="1707730132" calcext:value-type="float">
            <text:p>1707730132</text:p>
          </table:table-cell>
          <table:table-cell office:value-type="float" office:value="123928" calcext:value-type="float">
            <text:p>123928</text:p>
          </table:table-cell>
          <table:table-cell office:value-type="float" office:value="1833301290" calcext:value-type="float">
            <text:p>1833301290</text:p>
          </table:table-cell>
          <table:table-cell office:value-type="float" office:value="56286" calcext:value-type="float">
            <text:p>56286</text:p>
          </table:table-cell>
          <table:table-cell office:value-type="float" office:value="1581092723" calcext:value-type="float">
            <text:p>1581092723</text:p>
          </table:table-cell>
          <table:table-cell office:value-type="float" office:value="111651" calcext:value-type="float">
            <text:p>111651</text:p>
          </table:table-cell>
          <table:table-cell office:value-type="float" office:value="844126711" calcext:value-type="float">
            <text:p>844126711</text:p>
          </table:table-cell>
          <table:table-cell office:value-type="float" office:value="22562" calcext:value-type="float">
            <text:p>22562</text:p>
          </table:table-cell>
          <table:table-cell office:value-type="float" office:value="777550671" calcext:value-type="float">
            <text:p>777550671</text:p>
          </table:table-cell>
          <table:table-cell office:value-type="float" office:value="406224575" calcext:value-type="float">
            <text:p>406224575</text:p>
          </table:table-cell>
        </table:table-row>
        <table:table-row table:style-name="ro1">
          <table:table-cell office:value-type="float" office:value="77750" calcext:value-type="float">
            <text:p>77750</text:p>
          </table:table-cell>
          <table:table-cell office:value-type="float" office:value="658668" calcext:value-type="float">
            <text:p>658668</text:p>
          </table:table-cell>
          <table:table-cell office:value-type="float" office:value="634897" calcext:value-type="float">
            <text:p>634897</text:p>
          </table:table-cell>
          <table:table-cell office:value-type="float" office:value="57378" calcext:value-type="float">
            <text:p>57378</text:p>
          </table:table-cell>
          <table:table-cell office:value-type="float" office:value="97299" calcext:value-type="float">
            <text:p>97299</text:p>
          </table:table-cell>
          <table:table-cell office:value-type="float" office:value="145308" calcext:value-type="float">
            <text:p>145308</text:p>
          </table:table-cell>
          <table:table-cell office:value-type="float" office:value="40135" calcext:value-type="float">
            <text:p>40135</text:p>
          </table:table-cell>
          <table:table-cell office:value-type="float" office:value="48730" calcext:value-type="float">
            <text:p>48730</text:p>
          </table:table-cell>
          <table:table-cell office:value-type="float" office:value="1460142977" calcext:value-type="float">
            <text:p>1460142977</text:p>
          </table:table-cell>
          <table:table-cell office:value-type="float" office:value="379476" calcext:value-type="float">
            <text:p>379476</text:p>
          </table:table-cell>
          <table:table-cell office:value-type="float" office:value="210851" calcext:value-type="float">
            <text:p>210851</text:p>
          </table:table-cell>
          <table:table-cell office:value-type="float" office:value="24522" calcext:value-type="float">
            <text:p>24522</text:p>
          </table:table-cell>
          <table:table-cell office:value-type="float" office:value="1714300724" calcext:value-type="float">
            <text:p>1714300724</text:p>
          </table:table-cell>
          <table:table-cell office:value-type="float" office:value="132486" calcext:value-type="float">
            <text:p>132486</text:p>
          </table:table-cell>
          <table:table-cell office:value-type="float" office:value="1839106056" calcext:value-type="float">
            <text:p>1839106056</text:p>
          </table:table-cell>
          <table:table-cell office:value-type="float" office:value="57310" calcext:value-type="float">
            <text:p>57310</text:p>
          </table:table-cell>
          <table:table-cell office:value-type="float" office:value="1587026219" calcext:value-type="float">
            <text:p>1587026219</text:p>
          </table:table-cell>
          <table:table-cell office:value-type="float" office:value="108967" calcext:value-type="float">
            <text:p>108967</text:p>
          </table:table-cell>
          <table:table-cell office:value-type="float" office:value="847096415" calcext:value-type="float">
            <text:p>847096415</text:p>
          </table:table-cell>
          <table:table-cell office:value-type="float" office:value="21631" calcext:value-type="float">
            <text:p>21631</text:p>
          </table:table-cell>
          <table:table-cell office:value-type="float" office:value="779584908" calcext:value-type="float">
            <text:p>779584908</text:p>
          </table:table-cell>
          <table:table-cell office:value-type="float" office:value="407350582" calcext:value-type="float">
            <text:p>407350582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652374" calcext:value-type="float">
            <text:p>652374</text:p>
          </table:table-cell>
          <table:table-cell office:value-type="float" office:value="633393" calcext:value-type="float">
            <text:p>633393</text:p>
          </table:table-cell>
          <table:table-cell office:value-type="float" office:value="57394" calcext:value-type="float">
            <text:p>57394</text:p>
          </table:table-cell>
          <table:table-cell office:value-type="float" office:value="92001" calcext:value-type="float">
            <text:p>92001</text:p>
          </table:table-cell>
          <table:table-cell office:value-type="float" office:value="124933" calcext:value-type="float">
            <text:p>124933</text:p>
          </table:table-cell>
          <table:table-cell office:value-type="float" office:value="38737" calcext:value-type="float">
            <text:p>38737</text:p>
          </table:table-cell>
          <table:table-cell office:value-type="float" office:value="49185" calcext:value-type="float">
            <text:p>49185</text:p>
          </table:table-cell>
          <table:table-cell office:value-type="float" office:value="1464103425" calcext:value-type="float">
            <text:p>1464103425</text:p>
          </table:table-cell>
          <table:table-cell office:value-type="float" office:value="277359" calcext:value-type="float">
            <text:p>277359</text:p>
          </table:table-cell>
          <table:table-cell office:value-type="float" office:value="204285" calcext:value-type="float">
            <text:p>204285</text:p>
          </table:table-cell>
          <table:table-cell office:value-type="float" office:value="24890" calcext:value-type="float">
            <text:p>24890</text:p>
          </table:table-cell>
          <table:table-cell office:value-type="float" office:value="1720107577" calcext:value-type="float">
            <text:p>1720107577</text:p>
          </table:table-cell>
          <table:table-cell office:value-type="float" office:value="119699" calcext:value-type="float">
            <text:p>119699</text:p>
          </table:table-cell>
          <table:table-cell office:value-type="float" office:value="1845702054" calcext:value-type="float">
            <text:p>1845702054</text:p>
          </table:table-cell>
          <table:table-cell office:value-type="float" office:value="57510" calcext:value-type="float">
            <text:p>57510</text:p>
          </table:table-cell>
          <table:table-cell office:value-type="float" office:value="1592908792" calcext:value-type="float">
            <text:p>1592908792</text:p>
          </table:table-cell>
          <table:table-cell office:value-type="float" office:value="99680" calcext:value-type="float">
            <text:p>99680</text:p>
          </table:table-cell>
          <table:table-cell office:value-type="float" office:value="849929978" calcext:value-type="float">
            <text:p>849929978</text:p>
          </table:table-cell>
          <table:table-cell office:value-type="float" office:value="22297" calcext:value-type="float">
            <text:p>22297</text:p>
          </table:table-cell>
          <table:table-cell office:value-type="float" office:value="782119057" calcext:value-type="float">
            <text:p>782119057</text:p>
          </table:table-cell>
          <table:table-cell office:value-type="float" office:value="408775269" calcext:value-type="float">
            <text:p>408775269</text:p>
          </table:table-cell>
        </table:table-row>
        <table:table-row table:style-name="ro1">
          <table:table-cell office:value-type="float" office:value="78250" calcext:value-type="float">
            <text:p>78250</text:p>
          </table:table-cell>
          <table:table-cell office:value-type="float" office:value="644126" calcext:value-type="float">
            <text:p>644126</text:p>
          </table:table-cell>
          <table:table-cell office:value-type="float" office:value="627615" calcext:value-type="float">
            <text:p>627615</text:p>
          </table:table-cell>
          <table:table-cell office:value-type="float" office:value="57572" calcext:value-type="float">
            <text:p>57572</text:p>
          </table:table-cell>
          <table:table-cell office:value-type="float" office:value="94766" calcext:value-type="float">
            <text:p>94766</text:p>
          </table:table-cell>
          <table:table-cell office:value-type="float" office:value="128121" calcext:value-type="float">
            <text:p>128121</text:p>
          </table:table-cell>
          <table:table-cell office:value-type="float" office:value="43471" calcext:value-type="float">
            <text:p>43471</text:p>
          </table:table-cell>
          <table:table-cell office:value-type="float" office:value="52061" calcext:value-type="float">
            <text:p>52061</text:p>
          </table:table-cell>
          <table:table-cell office:value-type="float" office:value="1469079494" calcext:value-type="float">
            <text:p>1469079494</text:p>
          </table:table-cell>
          <table:table-cell office:value-type="float" office:value="279613" calcext:value-type="float">
            <text:p>279613</text:p>
          </table:table-cell>
          <table:table-cell office:value-type="float" office:value="205769" calcext:value-type="float">
            <text:p>205769</text:p>
          </table:table-cell>
          <table:table-cell office:value-type="float" office:value="24539" calcext:value-type="float">
            <text:p>24539</text:p>
          </table:table-cell>
          <table:table-cell office:value-type="float" office:value="1726055061" calcext:value-type="float">
            <text:p>1726055061</text:p>
          </table:table-cell>
          <table:table-cell office:value-type="float" office:value="128575" calcext:value-type="float">
            <text:p>128575</text:p>
          </table:table-cell>
          <table:table-cell office:value-type="float" office:value="1851951599" calcext:value-type="float">
            <text:p>1851951599</text:p>
          </table:table-cell>
          <table:table-cell office:value-type="float" office:value="56095" calcext:value-type="float">
            <text:p>56095</text:p>
          </table:table-cell>
          <table:table-cell office:value-type="float" office:value="1598349388" calcext:value-type="float">
            <text:p>1598349388</text:p>
          </table:table-cell>
          <table:table-cell office:value-type="float" office:value="100749" calcext:value-type="float">
            <text:p>100749</text:p>
          </table:table-cell>
          <table:table-cell office:value-type="float" office:value="852215375" calcext:value-type="float">
            <text:p>852215375</text:p>
          </table:table-cell>
          <table:table-cell office:value-type="float" office:value="22150" calcext:value-type="float">
            <text:p>22150</text:p>
          </table:table-cell>
          <table:table-cell office:value-type="float" office:value="784617005" calcext:value-type="float">
            <text:p>784617005</text:p>
          </table:table-cell>
          <table:table-cell office:value-type="float" office:value="409835294" calcext:value-type="float">
            <text:p>409835294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642917" calcext:value-type="float">
            <text:p>642917</text:p>
          </table:table-cell>
          <table:table-cell office:value-type="float" office:value="687998" calcext:value-type="float">
            <text:p>687998</text:p>
          </table:table-cell>
          <table:table-cell office:value-type="float" office:value="57176" calcext:value-type="float">
            <text:p>57176</text:p>
          </table:table-cell>
          <table:table-cell office:value-type="float" office:value="92497" calcext:value-type="float">
            <text:p>92497</text:p>
          </table:table-cell>
          <table:table-cell office:value-type="float" office:value="132435" calcext:value-type="float">
            <text:p>132435</text:p>
          </table:table-cell>
          <table:table-cell office:value-type="float" office:value="41441" calcext:value-type="float">
            <text:p>41441</text:p>
          </table:table-cell>
          <table:table-cell office:value-type="float" office:value="50073" calcext:value-type="float">
            <text:p>50073</text:p>
          </table:table-cell>
          <table:table-cell office:value-type="float" office:value="1472645782" calcext:value-type="float">
            <text:p>1472645782</text:p>
          </table:table-cell>
          <table:table-cell office:value-type="float" office:value="297490" calcext:value-type="float">
            <text:p>297490</text:p>
          </table:table-cell>
          <table:table-cell office:value-type="float" office:value="213845" calcext:value-type="float">
            <text:p>213845</text:p>
          </table:table-cell>
          <table:table-cell office:value-type="float" office:value="24596" calcext:value-type="float">
            <text:p>24596</text:p>
          </table:table-cell>
          <table:table-cell office:value-type="float" office:value="1731979910" calcext:value-type="float">
            <text:p>1731979910</text:p>
          </table:table-cell>
          <table:table-cell office:value-type="float" office:value="130500" calcext:value-type="float">
            <text:p>130500</text:p>
          </table:table-cell>
          <table:table-cell office:value-type="float" office:value="1858025170" calcext:value-type="float">
            <text:p>1858025170</text:p>
          </table:table-cell>
          <table:table-cell office:value-type="float" office:value="56553" calcext:value-type="float">
            <text:p>56553</text:p>
          </table:table-cell>
          <table:table-cell office:value-type="float" office:value="1604263725" calcext:value-type="float">
            <text:p>1604263725</text:p>
          </table:table-cell>
          <table:table-cell office:value-type="float" office:value="103025" calcext:value-type="float">
            <text:p>103025</text:p>
          </table:table-cell>
          <table:table-cell office:value-type="float" office:value="855086284" calcext:value-type="float">
            <text:p>855086284</text:p>
          </table:table-cell>
          <table:table-cell office:value-type="float" office:value="21066" calcext:value-type="float">
            <text:p>21066</text:p>
          </table:table-cell>
          <table:table-cell office:value-type="float" office:value="787451510" calcext:value-type="float">
            <text:p>787451510</text:p>
          </table:table-cell>
          <table:table-cell office:value-type="float" office:value="411587490" calcext:value-type="float">
            <text:p>411587490</text:p>
          </table:table-cell>
        </table:table-row>
        <table:table-row table:style-name="ro1">
          <table:table-cell office:value-type="float" office:value="78750" calcext:value-type="float">
            <text:p>78750</text:p>
          </table:table-cell>
          <table:table-cell office:value-type="float" office:value="706948" calcext:value-type="float">
            <text:p>706948</text:p>
          </table:table-cell>
          <table:table-cell office:value-type="float" office:value="632935" calcext:value-type="float">
            <text:p>632935</text:p>
          </table:table-cell>
          <table:table-cell office:value-type="float" office:value="55482" calcext:value-type="float">
            <text:p>55482</text:p>
          </table:table-cell>
          <table:table-cell office:value-type="float" office:value="93297" calcext:value-type="float">
            <text:p>93297</text:p>
          </table:table-cell>
          <table:table-cell office:value-type="float" office:value="181018" calcext:value-type="float">
            <text:p>181018</text:p>
          </table:table-cell>
          <table:table-cell office:value-type="float" office:value="42261" calcext:value-type="float">
            <text:p>42261</text:p>
          </table:table-cell>
          <table:table-cell office:value-type="float" office:value="50499" calcext:value-type="float">
            <text:p>50499</text:p>
          </table:table-cell>
          <table:table-cell office:value-type="float" office:value="1476396362" calcext:value-type="float">
            <text:p>1476396362</text:p>
          </table:table-cell>
          <table:table-cell office:value-type="float" office:value="277251" calcext:value-type="float">
            <text:p>277251</text:p>
          </table:table-cell>
          <table:table-cell office:value-type="float" office:value="207603" calcext:value-type="float">
            <text:p>207603</text:p>
          </table:table-cell>
          <table:table-cell office:value-type="float" office:value="25040" calcext:value-type="float">
            <text:p>25040</text:p>
          </table:table-cell>
          <table:table-cell office:value-type="float" office:value="1738191037" calcext:value-type="float">
            <text:p>1738191037</text:p>
          </table:table-cell>
          <table:table-cell office:value-type="float" office:value="125434" calcext:value-type="float">
            <text:p>125434</text:p>
          </table:table-cell>
          <table:table-cell office:value-type="float" office:value="1862678879" calcext:value-type="float">
            <text:p>1862678879</text:p>
          </table:table-cell>
          <table:table-cell office:value-type="float" office:value="55353" calcext:value-type="float">
            <text:p>55353</text:p>
          </table:table-cell>
          <table:table-cell office:value-type="float" office:value="1609137833" calcext:value-type="float">
            <text:p>1609137833</text:p>
          </table:table-cell>
          <table:table-cell office:value-type="float" office:value="111018" calcext:value-type="float">
            <text:p>111018</text:p>
          </table:table-cell>
          <table:table-cell office:value-type="float" office:value="857924754" calcext:value-type="float">
            <text:p>857924754</text:p>
          </table:table-cell>
          <table:table-cell office:value-type="float" office:value="22064" calcext:value-type="float">
            <text:p>22064</text:p>
          </table:table-cell>
          <table:table-cell office:value-type="float" office:value="789515387" calcext:value-type="float">
            <text:p>789515387</text:p>
          </table:table-cell>
          <table:table-cell office:value-type="float" office:value="412831786" calcext:value-type="float">
            <text:p>412831786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651078" calcext:value-type="float">
            <text:p>651078</text:p>
          </table:table-cell>
          <table:table-cell office:value-type="float" office:value="635293" calcext:value-type="float">
            <text:p>635293</text:p>
          </table:table-cell>
          <table:table-cell office:value-type="float" office:value="57408" calcext:value-type="float">
            <text:p>57408</text:p>
          </table:table-cell>
          <table:table-cell office:value-type="float" office:value="93731" calcext:value-type="float">
            <text:p>93731</text:p>
          </table:table-cell>
          <table:table-cell office:value-type="float" office:value="135003" calcext:value-type="float">
            <text:p>135003</text:p>
          </table:table-cell>
          <table:table-cell office:value-type="float" office:value="43061" calcext:value-type="float">
            <text:p>43061</text:p>
          </table:table-cell>
          <table:table-cell office:value-type="float" office:value="54033" calcext:value-type="float">
            <text:p>54033</text:p>
          </table:table-cell>
          <table:table-cell office:value-type="float" office:value="1481006017" calcext:value-type="float">
            <text:p>1481006017</text:p>
          </table:table-cell>
          <table:table-cell office:value-type="float" office:value="287795" calcext:value-type="float">
            <text:p>287795</text:p>
          </table:table-cell>
          <table:table-cell office:value-type="float" office:value="205580" calcext:value-type="float">
            <text:p>205580</text:p>
          </table:table-cell>
          <table:table-cell office:value-type="float" office:value="24333" calcext:value-type="float">
            <text:p>24333</text:p>
          </table:table-cell>
          <table:table-cell office:value-type="float" office:value="1742965450" calcext:value-type="float">
            <text:p>1742965450</text:p>
          </table:table-cell>
          <table:table-cell office:value-type="float" office:value="125633" calcext:value-type="float">
            <text:p>125633</text:p>
          </table:table-cell>
          <table:table-cell office:value-type="float" office:value="1868148061" calcext:value-type="float">
            <text:p>1868148061</text:p>
          </table:table-cell>
          <table:table-cell office:value-type="float" office:value="59384" calcext:value-type="float">
            <text:p>59384</text:p>
          </table:table-cell>
          <table:table-cell office:value-type="float" office:value="1615081035" calcext:value-type="float">
            <text:p>1615081035</text:p>
          </table:table-cell>
          <table:table-cell office:value-type="float" office:value="100838" calcext:value-type="float">
            <text:p>100838</text:p>
          </table:table-cell>
          <table:table-cell office:value-type="float" office:value="861037394" calcext:value-type="float">
            <text:p>861037394</text:p>
          </table:table-cell>
          <table:table-cell office:value-type="float" office:value="22700" calcext:value-type="float">
            <text:p>22700</text:p>
          </table:table-cell>
          <table:table-cell office:value-type="float" office:value="792711490" calcext:value-type="float">
            <text:p>792711490</text:p>
          </table:table-cell>
          <table:table-cell office:value-type="float" office:value="414587336" calcext:value-type="float">
            <text:p>414587336</text:p>
          </table:table-cell>
        </table:table-row>
        <table:table-row table:style-name="ro1">
          <table:table-cell office:value-type="float" office:value="79250" calcext:value-type="float">
            <text:p>79250</text:p>
          </table:table-cell>
          <table:table-cell office:value-type="float" office:value="691245" calcext:value-type="float">
            <text:p>691245</text:p>
          </table:table-cell>
          <table:table-cell office:value-type="float" office:value="644312" calcext:value-type="float">
            <text:p>644312</text:p>
          </table:table-cell>
          <table:table-cell office:value-type="float" office:value="57290" calcext:value-type="float">
            <text:p>57290</text:p>
          </table:table-cell>
          <table:table-cell office:value-type="float" office:value="93393" calcext:value-type="float">
            <text:p>93393</text:p>
          </table:table-cell>
          <table:table-cell office:value-type="float" office:value="133425" calcext:value-type="float">
            <text:p>133425</text:p>
          </table:table-cell>
          <table:table-cell office:value-type="float" office:value="42753" calcext:value-type="float">
            <text:p>42753</text:p>
          </table:table-cell>
          <table:table-cell office:value-type="float" office:value="51197" calcext:value-type="float">
            <text:p>51197</text:p>
          </table:table-cell>
          <table:table-cell office:value-type="float" office:value="1484971742" calcext:value-type="float">
            <text:p>1484971742</text:p>
          </table:table-cell>
          <table:table-cell office:value-type="float" office:value="308881" calcext:value-type="float">
            <text:p>308881</text:p>
          </table:table-cell>
          <table:table-cell office:value-type="float" office:value="211133" calcext:value-type="float">
            <text:p>211133</text:p>
          </table:table-cell>
          <table:table-cell office:value-type="float" office:value="24222" calcext:value-type="float">
            <text:p>24222</text:p>
          </table:table-cell>
          <table:table-cell office:value-type="float" office:value="1748671871" calcext:value-type="float">
            <text:p>1748671871</text:p>
          </table:table-cell>
          <table:table-cell office:value-type="float" office:value="129958" calcext:value-type="float">
            <text:p>129958</text:p>
          </table:table-cell>
          <table:table-cell office:value-type="float" office:value="1871654537" calcext:value-type="float">
            <text:p>1871654537</text:p>
          </table:table-cell>
          <table:table-cell office:value-type="float" office:value="54579" calcext:value-type="float">
            <text:p>54579</text:p>
          </table:table-cell>
          <table:table-cell office:value-type="float" office:value="1619970817" calcext:value-type="float">
            <text:p>1619970817</text:p>
          </table:table-cell>
          <table:table-cell office:value-type="float" office:value="106248" calcext:value-type="float">
            <text:p>106248</text:p>
          </table:table-cell>
          <table:table-cell office:value-type="float" office:value="863390855" calcext:value-type="float">
            <text:p>863390855</text:p>
          </table:table-cell>
          <table:table-cell office:value-type="float" office:value="21469" calcext:value-type="float">
            <text:p>21469</text:p>
          </table:table-cell>
          <table:table-cell office:value-type="float" office:value="794970217" calcext:value-type="float">
            <text:p>794970217</text:p>
          </table:table-cell>
          <table:table-cell office:value-type="float" office:value="415070600" calcext:value-type="float">
            <text:p>415070600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662781" calcext:value-type="float">
            <text:p>662781</text:p>
          </table:table-cell>
          <table:table-cell office:value-type="float" office:value="617298" calcext:value-type="float">
            <text:p>617298</text:p>
          </table:table-cell>
          <table:table-cell office:value-type="float" office:value="58177" calcext:value-type="float">
            <text:p>58177</text:p>
          </table:table-cell>
          <table:table-cell office:value-type="float" office:value="95755" calcext:value-type="float">
            <text:p>95755</text:p>
          </table:table-cell>
          <table:table-cell office:value-type="float" office:value="137326" calcext:value-type="float">
            <text:p>137326</text:p>
          </table:table-cell>
          <table:table-cell office:value-type="float" office:value="42412" calcext:value-type="float">
            <text:p>42412</text:p>
          </table:table-cell>
          <table:table-cell office:value-type="float" office:value="48673" calcext:value-type="float">
            <text:p>48673</text:p>
          </table:table-cell>
          <table:table-cell office:value-type="float" office:value="1490110340" calcext:value-type="float">
            <text:p>1490110340</text:p>
          </table:table-cell>
          <table:table-cell office:value-type="float" office:value="297883" calcext:value-type="float">
            <text:p>297883</text:p>
          </table:table-cell>
          <table:table-cell office:value-type="float" office:value="203905" calcext:value-type="float">
            <text:p>203905</text:p>
          </table:table-cell>
          <table:table-cell office:value-type="float" office:value="24375" calcext:value-type="float">
            <text:p>24375</text:p>
          </table:table-cell>
          <table:table-cell office:value-type="float" office:value="1754787607" calcext:value-type="float">
            <text:p>1754787607</text:p>
          </table:table-cell>
          <table:table-cell office:value-type="float" office:value="129345" calcext:value-type="float">
            <text:p>129345</text:p>
          </table:table-cell>
          <table:table-cell office:value-type="float" office:value="1876741324" calcext:value-type="float">
            <text:p>1876741324</text:p>
          </table:table-cell>
          <table:table-cell office:value-type="float" office:value="57815" calcext:value-type="float">
            <text:p>57815</text:p>
          </table:table-cell>
          <table:table-cell office:value-type="float" office:value="1626027816" calcext:value-type="float">
            <text:p>1626027816</text:p>
          </table:table-cell>
          <table:table-cell office:value-type="float" office:value="102228" calcext:value-type="float">
            <text:p>102228</text:p>
          </table:table-cell>
          <table:table-cell office:value-type="float" office:value="866796806" calcext:value-type="float">
            <text:p>866796806</text:p>
          </table:table-cell>
          <table:table-cell office:value-type="float" office:value="23951" calcext:value-type="float">
            <text:p>23951</text:p>
          </table:table-cell>
          <table:table-cell office:value-type="float" office:value="797594586" calcext:value-type="float">
            <text:p>797594586</text:p>
          </table:table-cell>
          <table:table-cell office:value-type="float" office:value="416654682" calcext:value-type="float">
            <text:p>416654682</text:p>
          </table:table-cell>
        </table:table-row>
        <table:table-row table:style-name="ro1">
          <table:table-cell office:value-type="float" office:value="79750" calcext:value-type="float">
            <text:p>79750</text:p>
          </table:table-cell>
          <table:table-cell office:value-type="float" office:value="650804" calcext:value-type="float">
            <text:p>650804</text:p>
          </table:table-cell>
          <table:table-cell office:value-type="float" office:value="638495" calcext:value-type="float">
            <text:p>638495</text:p>
          </table:table-cell>
          <table:table-cell office:value-type="float" office:value="56555" calcext:value-type="float">
            <text:p>56555</text:p>
          </table:table-cell>
          <table:table-cell office:value-type="float" office:value="96719" calcext:value-type="float">
            <text:p>96719</text:p>
          </table:table-cell>
          <table:table-cell office:value-type="float" office:value="137355" calcext:value-type="float">
            <text:p>137355</text:p>
          </table:table-cell>
          <table:table-cell office:value-type="float" office:value="41223" calcext:value-type="float">
            <text:p>41223</text:p>
          </table:table-cell>
          <table:table-cell office:value-type="float" office:value="49199" calcext:value-type="float">
            <text:p>49199</text:p>
          </table:table-cell>
          <table:table-cell office:value-type="float" office:value="1494458841" calcext:value-type="float">
            <text:p>1494458841</text:p>
          </table:table-cell>
          <table:table-cell office:value-type="float" office:value="295838" calcext:value-type="float">
            <text:p>295838</text:p>
          </table:table-cell>
          <table:table-cell office:value-type="float" office:value="206186" calcext:value-type="float">
            <text:p>206186</text:p>
          </table:table-cell>
          <table:table-cell office:value-type="float" office:value="24112" calcext:value-type="float">
            <text:p>24112</text:p>
          </table:table-cell>
          <table:table-cell office:value-type="float" office:value="1761013644" calcext:value-type="float">
            <text:p>1761013644</text:p>
          </table:table-cell>
          <table:table-cell office:value-type="float" office:value="213692" calcext:value-type="float">
            <text:p>213692</text:p>
          </table:table-cell>
          <table:table-cell office:value-type="float" office:value="1882745392" calcext:value-type="float">
            <text:p>1882745392</text:p>
          </table:table-cell>
          <table:table-cell office:value-type="float" office:value="58420" calcext:value-type="float">
            <text:p>58420</text:p>
          </table:table-cell>
          <table:table-cell office:value-type="float" office:value="1631926201" calcext:value-type="float">
            <text:p>1631926201</text:p>
          </table:table-cell>
          <table:table-cell office:value-type="float" office:value="104828" calcext:value-type="float">
            <text:p>104828</text:p>
          </table:table-cell>
          <table:table-cell office:value-type="float" office:value="869012416" calcext:value-type="float">
            <text:p>869012416</text:p>
          </table:table-cell>
          <table:table-cell office:value-type="float" office:value="24363" calcext:value-type="float">
            <text:p>24363</text:p>
          </table:table-cell>
          <table:table-cell office:value-type="float" office:value="800209733" calcext:value-type="float">
            <text:p>800209733</text:p>
          </table:table-cell>
          <table:table-cell office:value-type="float" office:value="417723501" calcext:value-type="float">
            <text:p>41772350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648737" calcext:value-type="float">
            <text:p>648737</text:p>
          </table:table-cell>
          <table:table-cell office:value-type="float" office:value="682184" calcext:value-type="float">
            <text:p>682184</text:p>
          </table:table-cell>
          <table:table-cell office:value-type="float" office:value="56343" calcext:value-type="float">
            <text:p>56343</text:p>
          </table:table-cell>
          <table:table-cell office:value-type="float" office:value="95966" calcext:value-type="float">
            <text:p>95966</text:p>
          </table:table-cell>
          <table:table-cell office:value-type="float" office:value="134459" calcext:value-type="float">
            <text:p>134459</text:p>
          </table:table-cell>
          <table:table-cell office:value-type="float" office:value="44941" calcext:value-type="float">
            <text:p>44941</text:p>
          </table:table-cell>
          <table:table-cell office:value-type="float" office:value="50983" calcext:value-type="float">
            <text:p>50983</text:p>
          </table:table-cell>
          <table:table-cell office:value-type="float" office:value="1498565163" calcext:value-type="float">
            <text:p>1498565163</text:p>
          </table:table-cell>
          <table:table-cell office:value-type="float" office:value="300298" calcext:value-type="float">
            <text:p>300298</text:p>
          </table:table-cell>
          <table:table-cell office:value-type="float" office:value="212149" calcext:value-type="float">
            <text:p>212149</text:p>
          </table:table-cell>
          <table:table-cell office:value-type="float" office:value="24014" calcext:value-type="float">
            <text:p>24014</text:p>
          </table:table-cell>
          <table:table-cell office:value-type="float" office:value="1766711532" calcext:value-type="float">
            <text:p>1766711532</text:p>
          </table:table-cell>
          <table:table-cell office:value-type="float" office:value="129558" calcext:value-type="float">
            <text:p>129558</text:p>
          </table:table-cell>
          <table:table-cell office:value-type="float" office:value="1889534631" calcext:value-type="float">
            <text:p>1889534631</text:p>
          </table:table-cell>
          <table:table-cell office:value-type="float" office:value="59219" calcext:value-type="float">
            <text:p>59219</text:p>
          </table:table-cell>
          <table:table-cell office:value-type="float" office:value="1637056598" calcext:value-type="float">
            <text:p>1637056598</text:p>
          </table:table-cell>
          <table:table-cell office:value-type="float" office:value="102883" calcext:value-type="float">
            <text:p>102883</text:p>
          </table:table-cell>
          <table:table-cell office:value-type="float" office:value="873477347" calcext:value-type="float">
            <text:p>873477347</text:p>
          </table:table-cell>
          <table:table-cell office:value-type="float" office:value="22127" calcext:value-type="float">
            <text:p>22127</text:p>
          </table:table-cell>
          <table:table-cell office:value-type="float" office:value="802795135" calcext:value-type="float">
            <text:p>802795135</text:p>
          </table:table-cell>
          <table:table-cell office:value-type="float" office:value="419201209" calcext:value-type="float">
            <text:p>419201209</text:p>
          </table:table-cell>
        </table:table-row>
        <table:table-row table:style-name="ro1">
          <table:table-cell office:value-type="float" office:value="80250" calcext:value-type="float">
            <text:p>80250</text:p>
          </table:table-cell>
          <table:table-cell office:value-type="float" office:value="721879" calcext:value-type="float">
            <text:p>721879</text:p>
          </table:table-cell>
          <table:table-cell office:value-type="float" office:value="642523" calcext:value-type="float">
            <text:p>642523</text:p>
          </table:table-cell>
          <table:table-cell office:value-type="float" office:value="56583" calcext:value-type="float">
            <text:p>56583</text:p>
          </table:table-cell>
          <table:table-cell office:value-type="float" office:value="94775" calcext:value-type="float">
            <text:p>94775</text:p>
          </table:table-cell>
          <table:table-cell office:value-type="float" office:value="135259" calcext:value-type="float">
            <text:p>135259</text:p>
          </table:table-cell>
          <table:table-cell office:value-type="float" office:value="44198" calcext:value-type="float">
            <text:p>44198</text:p>
          </table:table-cell>
          <table:table-cell office:value-type="float" office:value="49050" calcext:value-type="float">
            <text:p>49050</text:p>
          </table:table-cell>
          <table:table-cell office:value-type="float" office:value="1503580434" calcext:value-type="float">
            <text:p>1503580434</text:p>
          </table:table-cell>
          <table:table-cell office:value-type="float" office:value="281364" calcext:value-type="float">
            <text:p>281364</text:p>
          </table:table-cell>
          <table:table-cell office:value-type="float" office:value="206587" calcext:value-type="float">
            <text:p>206587</text:p>
          </table:table-cell>
          <table:table-cell office:value-type="float" office:value="24544" calcext:value-type="float">
            <text:p>24544</text:p>
          </table:table-cell>
          <table:table-cell office:value-type="float" office:value="1772336394" calcext:value-type="float">
            <text:p>1772336394</text:p>
          </table:table-cell>
          <table:table-cell office:value-type="float" office:value="126676" calcext:value-type="float">
            <text:p>126676</text:p>
          </table:table-cell>
          <table:table-cell office:value-type="float" office:value="1895605469" calcext:value-type="float">
            <text:p>1895605469</text:p>
          </table:table-cell>
          <table:table-cell office:value-type="float" office:value="59281" calcext:value-type="float">
            <text:p>59281</text:p>
          </table:table-cell>
          <table:table-cell office:value-type="float" office:value="1643614917" calcext:value-type="float">
            <text:p>1643614917</text:p>
          </table:table-cell>
          <table:table-cell office:value-type="float" office:value="102599" calcext:value-type="float">
            <text:p>102599</text:p>
          </table:table-cell>
          <table:table-cell office:value-type="float" office:value="874203295" calcext:value-type="float">
            <text:p>874203295</text:p>
          </table:table-cell>
          <table:table-cell office:value-type="float" office:value="22258" calcext:value-type="float">
            <text:p>22258</text:p>
          </table:table-cell>
          <table:table-cell office:value-type="float" office:value="805665798" calcext:value-type="float">
            <text:p>805665798</text:p>
          </table:table-cell>
          <table:table-cell office:value-type="float" office:value="420952052" calcext:value-type="float">
            <text:p>420952052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649884" calcext:value-type="float">
            <text:p>649884</text:p>
          </table:table-cell>
          <table:table-cell office:value-type="float" office:value="632680" calcext:value-type="float">
            <text:p>632680</text:p>
          </table:table-cell>
          <table:table-cell office:value-type="float" office:value="56998" calcext:value-type="float">
            <text:p>56998</text:p>
          </table:table-cell>
          <table:table-cell office:value-type="float" office:value="97062" calcext:value-type="float">
            <text:p>97062</text:p>
          </table:table-cell>
          <table:table-cell office:value-type="float" office:value="140078" calcext:value-type="float">
            <text:p>140078</text:p>
          </table:table-cell>
          <table:table-cell office:value-type="float" office:value="45550" calcext:value-type="float">
            <text:p>45550</text:p>
          </table:table-cell>
          <table:table-cell office:value-type="float" office:value="51120" calcext:value-type="float">
            <text:p>51120</text:p>
          </table:table-cell>
          <table:table-cell office:value-type="float" office:value="1507611426" calcext:value-type="float">
            <text:p>1507611426</text:p>
          </table:table-cell>
          <table:table-cell office:value-type="float" office:value="344934" calcext:value-type="float">
            <text:p>344934</text:p>
          </table:table-cell>
          <table:table-cell office:value-type="float" office:value="256757" calcext:value-type="float">
            <text:p>256757</text:p>
          </table:table-cell>
          <table:table-cell office:value-type="float" office:value="24157" calcext:value-type="float">
            <text:p>24157</text:p>
          </table:table-cell>
          <table:table-cell office:value-type="float" office:value="1778040878" calcext:value-type="float">
            <text:p>1778040878</text:p>
          </table:table-cell>
          <table:table-cell office:value-type="float" office:value="134975" calcext:value-type="float">
            <text:p>134975</text:p>
          </table:table-cell>
          <table:table-cell office:value-type="float" office:value="1901074555" calcext:value-type="float">
            <text:p>1901074555</text:p>
          </table:table-cell>
          <table:table-cell office:value-type="float" office:value="60242" calcext:value-type="float">
            <text:p>60242</text:p>
          </table:table-cell>
          <table:table-cell office:value-type="float" office:value="1648608891" calcext:value-type="float">
            <text:p>1648608891</text:p>
          </table:table-cell>
          <table:table-cell office:value-type="float" office:value="103715" calcext:value-type="float">
            <text:p>103715</text:p>
          </table:table-cell>
          <table:table-cell office:value-type="float" office:value="877571120" calcext:value-type="float">
            <text:p>877571120</text:p>
          </table:table-cell>
          <table:table-cell office:value-type="float" office:value="21230" calcext:value-type="float">
            <text:p>21230</text:p>
          </table:table-cell>
          <table:table-cell office:value-type="float" office:value="807878606" calcext:value-type="float">
            <text:p>807878606</text:p>
          </table:table-cell>
          <table:table-cell office:value-type="float" office:value="421836972" calcext:value-type="float">
            <text:p>421836972</text:p>
          </table:table-cell>
        </table:table-row>
        <table:table-row table:style-name="ro1">
          <table:table-cell office:value-type="float" office:value="80750" calcext:value-type="float">
            <text:p>80750</text:p>
          </table:table-cell>
          <table:table-cell office:value-type="float" office:value="661135" calcext:value-type="float">
            <text:p>661135</text:p>
          </table:table-cell>
          <table:table-cell office:value-type="float" office:value="638154" calcext:value-type="float">
            <text:p>638154</text:p>
          </table:table-cell>
          <table:table-cell office:value-type="float" office:value="105057" calcext:value-type="float">
            <text:p>105057</text:p>
          </table:table-cell>
          <table:table-cell office:value-type="float" office:value="97302" calcext:value-type="float">
            <text:p>97302</text:p>
          </table:table-cell>
          <table:table-cell office:value-type="float" office:value="127294" calcext:value-type="float">
            <text:p>127294</text:p>
          </table:table-cell>
          <table:table-cell office:value-type="float" office:value="45473" calcext:value-type="float">
            <text:p>45473</text:p>
          </table:table-cell>
          <table:table-cell office:value-type="float" office:value="50118" calcext:value-type="float">
            <text:p>50118</text:p>
          </table:table-cell>
          <table:table-cell office:value-type="float" office:value="1512098809" calcext:value-type="float">
            <text:p>1512098809</text:p>
          </table:table-cell>
          <table:table-cell office:value-type="float" office:value="296667" calcext:value-type="float">
            <text:p>296667</text:p>
          </table:table-cell>
          <table:table-cell office:value-type="float" office:value="210197" calcext:value-type="float">
            <text:p>210197</text:p>
          </table:table-cell>
          <table:table-cell office:value-type="float" office:value="23814" calcext:value-type="float">
            <text:p>23814</text:p>
          </table:table-cell>
          <table:table-cell office:value-type="float" office:value="1783542175" calcext:value-type="float">
            <text:p>1783542175</text:p>
          </table:table-cell>
          <table:table-cell office:value-type="float" office:value="125405" calcext:value-type="float">
            <text:p>125405</text:p>
          </table:table-cell>
          <table:table-cell office:value-type="float" office:value="1906839184" calcext:value-type="float">
            <text:p>1906839184</text:p>
          </table:table-cell>
          <table:table-cell office:value-type="float" office:value="58876" calcext:value-type="float">
            <text:p>58876</text:p>
          </table:table-cell>
          <table:table-cell office:value-type="float" office:value="1654189179" calcext:value-type="float">
            <text:p>1654189179</text:p>
          </table:table-cell>
          <table:table-cell office:value-type="float" office:value="105053" calcext:value-type="float">
            <text:p>105053</text:p>
          </table:table-cell>
          <table:table-cell office:value-type="float" office:value="880015350" calcext:value-type="float">
            <text:p>880015350</text:p>
          </table:table-cell>
          <table:table-cell office:value-type="float" office:value="22320" calcext:value-type="float">
            <text:p>22320</text:p>
          </table:table-cell>
          <table:table-cell office:value-type="float" office:value="811040582" calcext:value-type="float">
            <text:p>811040582</text:p>
          </table:table-cell>
          <table:table-cell office:value-type="float" office:value="422896944" calcext:value-type="float">
            <text:p>422896944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628132" calcext:value-type="float">
            <text:p>628132</text:p>
          </table:table-cell>
          <table:table-cell office:value-type="float" office:value="639897" calcext:value-type="float">
            <text:p>639897</text:p>
          </table:table-cell>
          <table:table-cell office:value-type="float" office:value="56245" calcext:value-type="float">
            <text:p>56245</text:p>
          </table:table-cell>
          <table:table-cell office:value-type="float" office:value="95767" calcext:value-type="float">
            <text:p>95767</text:p>
          </table:table-cell>
          <table:table-cell office:value-type="float" office:value="134051" calcext:value-type="float">
            <text:p>134051</text:p>
          </table:table-cell>
          <table:table-cell office:value-type="float" office:value="42283" calcext:value-type="float">
            <text:p>42283</text:p>
          </table:table-cell>
          <table:table-cell office:value-type="float" office:value="54955" calcext:value-type="float">
            <text:p>54955</text:p>
          </table:table-cell>
          <table:table-cell office:value-type="float" office:value="1515588373" calcext:value-type="float">
            <text:p>1515588373</text:p>
          </table:table-cell>
          <table:table-cell office:value-type="float" office:value="298583" calcext:value-type="float">
            <text:p>298583</text:p>
          </table:table-cell>
          <table:table-cell office:value-type="float" office:value="204084" calcext:value-type="float">
            <text:p>204084</text:p>
          </table:table-cell>
          <table:table-cell office:value-type="float" office:value="25099" calcext:value-type="float">
            <text:p>25099</text:p>
          </table:table-cell>
          <table:table-cell office:value-type="float" office:value="1789976031" calcext:value-type="float">
            <text:p>1789976031</text:p>
          </table:table-cell>
          <table:table-cell office:value-type="float" office:value="133911" calcext:value-type="float">
            <text:p>133911</text:p>
          </table:table-cell>
          <table:table-cell office:value-type="float" office:value="1911178875" calcext:value-type="float">
            <text:p>1911178875</text:p>
          </table:table-cell>
          <table:table-cell office:value-type="float" office:value="63052" calcext:value-type="float">
            <text:p>63052</text:p>
          </table:table-cell>
          <table:table-cell office:value-type="float" office:value="1659973584" calcext:value-type="float">
            <text:p>1659973584</text:p>
          </table:table-cell>
          <table:table-cell office:value-type="float" office:value="104577" calcext:value-type="float">
            <text:p>104577</text:p>
          </table:table-cell>
          <table:table-cell office:value-type="float" office:value="882806517" calcext:value-type="float">
            <text:p>882806517</text:p>
          </table:table-cell>
          <table:table-cell office:value-type="float" office:value="21059" calcext:value-type="float">
            <text:p>21059</text:p>
          </table:table-cell>
          <table:table-cell office:value-type="float" office:value="813385903" calcext:value-type="float">
            <text:p>813385903</text:p>
          </table:table-cell>
          <table:table-cell office:value-type="float" office:value="424667320" calcext:value-type="float">
            <text:p>424667320</text:p>
          </table:table-cell>
        </table:table-row>
        <table:table-row table:style-name="ro1">
          <table:table-cell office:value-type="float" office:value="81250" calcext:value-type="float">
            <text:p>81250</text:p>
          </table:table-cell>
          <table:table-cell office:value-type="float" office:value="661149" calcext:value-type="float">
            <text:p>661149</text:p>
          </table:table-cell>
          <table:table-cell office:value-type="float" office:value="626542" calcext:value-type="float">
            <text:p>626542</text:p>
          </table:table-cell>
          <table:table-cell office:value-type="float" office:value="56586" calcext:value-type="float">
            <text:p>56586</text:p>
          </table:table-cell>
          <table:table-cell office:value-type="float" office:value="94154" calcext:value-type="float">
            <text:p>94154</text:p>
          </table:table-cell>
          <table:table-cell office:value-type="float" office:value="137619" calcext:value-type="float">
            <text:p>137619</text:p>
          </table:table-cell>
          <table:table-cell office:value-type="float" office:value="46205" calcext:value-type="float">
            <text:p>46205</text:p>
          </table:table-cell>
          <table:table-cell office:value-type="float" office:value="50743" calcext:value-type="float">
            <text:p>50743</text:p>
          </table:table-cell>
          <table:table-cell office:value-type="float" office:value="1519837727" calcext:value-type="float">
            <text:p>1519837727</text:p>
          </table:table-cell>
          <table:table-cell office:value-type="float" office:value="287659" calcext:value-type="float">
            <text:p>287659</text:p>
          </table:table-cell>
          <table:table-cell office:value-type="float" office:value="214059" calcext:value-type="float">
            <text:p>214059</text:p>
          </table:table-cell>
          <table:table-cell office:value-type="float" office:value="23990" calcext:value-type="float">
            <text:p>23990</text:p>
          </table:table-cell>
          <table:table-cell office:value-type="float" office:value="1795831773" calcext:value-type="float">
            <text:p>1795831773</text:p>
          </table:table-cell>
          <table:table-cell office:value-type="float" office:value="124171" calcext:value-type="float">
            <text:p>124171</text:p>
          </table:table-cell>
          <table:table-cell office:value-type="float" office:value="1916214728" calcext:value-type="float">
            <text:p>1916214728</text:p>
          </table:table-cell>
          <table:table-cell office:value-type="float" office:value="59266" calcext:value-type="float">
            <text:p>59266</text:p>
          </table:table-cell>
          <table:table-cell office:value-type="float" office:value="1664850532" calcext:value-type="float">
            <text:p>1664850532</text:p>
          </table:table-cell>
          <table:table-cell office:value-type="float" office:value="107321" calcext:value-type="float">
            <text:p>107321</text:p>
          </table:table-cell>
          <table:table-cell office:value-type="float" office:value="885500180" calcext:value-type="float">
            <text:p>885500180</text:p>
          </table:table-cell>
          <table:table-cell office:value-type="float" office:value="22379" calcext:value-type="float">
            <text:p>22379</text:p>
          </table:table-cell>
          <table:table-cell office:value-type="float" office:value="815710063" calcext:value-type="float">
            <text:p>815710063</text:p>
          </table:table-cell>
          <table:table-cell office:value-type="float" office:value="425915422" calcext:value-type="float">
            <text:p>425915422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714673" calcext:value-type="float">
            <text:p>714673</text:p>
          </table:table-cell>
          <table:table-cell office:value-type="float" office:value="705630" calcext:value-type="float">
            <text:p>705630</text:p>
          </table:table-cell>
          <table:table-cell office:value-type="float" office:value="55898" calcext:value-type="float">
            <text:p>55898</text:p>
          </table:table-cell>
          <table:table-cell office:value-type="float" office:value="101673" calcext:value-type="float">
            <text:p>101673</text:p>
          </table:table-cell>
          <table:table-cell office:value-type="float" office:value="139495" calcext:value-type="float">
            <text:p>139495</text:p>
          </table:table-cell>
          <table:table-cell office:value-type="float" office:value="42956" calcext:value-type="float">
            <text:p>42956</text:p>
          </table:table-cell>
          <table:table-cell office:value-type="float" office:value="51775" calcext:value-type="float">
            <text:p>51775</text:p>
          </table:table-cell>
          <table:table-cell office:value-type="float" office:value="1524219892" calcext:value-type="float">
            <text:p>1524219892</text:p>
          </table:table-cell>
          <table:table-cell office:value-type="float" office:value="287636" calcext:value-type="float">
            <text:p>287636</text:p>
          </table:table-cell>
          <table:table-cell office:value-type="float" office:value="208013" calcext:value-type="float">
            <text:p>208013</text:p>
          </table:table-cell>
          <table:table-cell office:value-type="float" office:value="24053" calcext:value-type="float">
            <text:p>24053</text:p>
          </table:table-cell>
          <table:table-cell office:value-type="float" office:value="1810563550" calcext:value-type="float">
            <text:p>1810563550</text:p>
          </table:table-cell>
          <table:table-cell office:value-type="float" office:value="134255" calcext:value-type="float">
            <text:p>134255</text:p>
          </table:table-cell>
          <table:table-cell office:value-type="float" office:value="1921179955" calcext:value-type="float">
            <text:p>1921179955</text:p>
          </table:table-cell>
          <table:table-cell office:value-type="float" office:value="59172" calcext:value-type="float">
            <text:p>59172</text:p>
          </table:table-cell>
          <table:table-cell office:value-type="float" office:value="1670636345" calcext:value-type="float">
            <text:p>1670636345</text:p>
          </table:table-cell>
          <table:table-cell office:value-type="float" office:value="108410" calcext:value-type="float">
            <text:p>108410</text:p>
          </table:table-cell>
          <table:table-cell office:value-type="float" office:value="888265107" calcext:value-type="float">
            <text:p>888265107</text:p>
          </table:table-cell>
          <table:table-cell office:value-type="float" office:value="23333" calcext:value-type="float">
            <text:p>23333</text:p>
          </table:table-cell>
          <table:table-cell office:value-type="float" office:value="818269057" calcext:value-type="float">
            <text:p>818269057</text:p>
          </table:table-cell>
          <table:table-cell office:value-type="float" office:value="427312344" calcext:value-type="float">
            <text:p>427312344</text:p>
          </table:table-cell>
        </table:table-row>
        <table:table-row table:style-name="ro1">
          <table:table-cell office:value-type="float" office:value="81750" calcext:value-type="float">
            <text:p>81750</text:p>
          </table:table-cell>
          <table:table-cell office:value-type="float" office:value="668417" calcext:value-type="float">
            <text:p>668417</text:p>
          </table:table-cell>
          <table:table-cell office:value-type="float" office:value="648586" calcext:value-type="float">
            <text:p>648586</text:p>
          </table:table-cell>
          <table:table-cell office:value-type="float" office:value="102631" calcext:value-type="float">
            <text:p>102631</text:p>
          </table:table-cell>
          <table:table-cell office:value-type="float" office:value="95320" calcext:value-type="float">
            <text:p>95320</text:p>
          </table:table-cell>
          <table:table-cell office:value-type="float" office:value="141633" calcext:value-type="float">
            <text:p>141633</text:p>
          </table:table-cell>
          <table:table-cell office:value-type="float" office:value="42644" calcext:value-type="float">
            <text:p>42644</text:p>
          </table:table-cell>
          <table:table-cell office:value-type="float" office:value="47247" calcext:value-type="float">
            <text:p>47247</text:p>
          </table:table-cell>
          <table:table-cell office:value-type="float" office:value="1528316786" calcext:value-type="float">
            <text:p>1528316786</text:p>
          </table:table-cell>
          <table:table-cell office:value-type="float" office:value="294472" calcext:value-type="float">
            <text:p>294472</text:p>
          </table:table-cell>
          <table:table-cell office:value-type="float" office:value="208653" calcext:value-type="float">
            <text:p>208653</text:p>
          </table:table-cell>
          <table:table-cell office:value-type="float" office:value="23892" calcext:value-type="float">
            <text:p>23892</text:p>
          </table:table-cell>
          <table:table-cell office:value-type="float" office:value="1814441791" calcext:value-type="float">
            <text:p>1814441791</text:p>
          </table:table-cell>
          <table:table-cell office:value-type="float" office:value="130450" calcext:value-type="float">
            <text:p>130450</text:p>
          </table:table-cell>
          <table:table-cell office:value-type="float" office:value="1927419390" calcext:value-type="float">
            <text:p>1927419390</text:p>
          </table:table-cell>
          <table:table-cell office:value-type="float" office:value="58483" calcext:value-type="float">
            <text:p>58483</text:p>
          </table:table-cell>
          <table:table-cell office:value-type="float" office:value="1676159146" calcext:value-type="float">
            <text:p>1676159146</text:p>
          </table:table-cell>
          <table:table-cell office:value-type="float" office:value="100663" calcext:value-type="float">
            <text:p>100663</text:p>
          </table:table-cell>
          <table:table-cell office:value-type="float" office:value="890853514" calcext:value-type="float">
            <text:p>890853514</text:p>
          </table:table-cell>
          <table:table-cell office:value-type="float" office:value="21543" calcext:value-type="float">
            <text:p>21543</text:p>
          </table:table-cell>
          <table:table-cell office:value-type="float" office:value="820897987" calcext:value-type="float">
            <text:p>820897987</text:p>
          </table:table-cell>
          <table:table-cell office:value-type="float" office:value="428498374" calcext:value-type="float">
            <text:p>428498374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744866" calcext:value-type="float">
            <text:p>744866</text:p>
          </table:table-cell>
          <table:table-cell office:value-type="float" office:value="653195" calcext:value-type="float">
            <text:p>653195</text:p>
          </table:table-cell>
          <table:table-cell office:value-type="float" office:value="56707" calcext:value-type="float">
            <text:p>56707</text:p>
          </table:table-cell>
          <table:table-cell office:value-type="float" office:value="96292" calcext:value-type="float">
            <text:p>96292</text:p>
          </table:table-cell>
          <table:table-cell office:value-type="float" office:value="139972" calcext:value-type="float">
            <text:p>139972</text:p>
          </table:table-cell>
          <table:table-cell office:value-type="float" office:value="42975" calcext:value-type="float">
            <text:p>42975</text:p>
          </table:table-cell>
          <table:table-cell office:value-type="float" office:value="51784" calcext:value-type="float">
            <text:p>51784</text:p>
          </table:table-cell>
          <table:table-cell office:value-type="float" office:value="1532138386" calcext:value-type="float">
            <text:p>1532138386</text:p>
          </table:table-cell>
          <table:table-cell office:value-type="float" office:value="290091" calcext:value-type="float">
            <text:p>290091</text:p>
          </table:table-cell>
          <table:table-cell office:value-type="float" office:value="213273" calcext:value-type="float">
            <text:p>213273</text:p>
          </table:table-cell>
          <table:table-cell office:value-type="float" office:value="23731" calcext:value-type="float">
            <text:p>23731</text:p>
          </table:table-cell>
          <table:table-cell office:value-type="float" office:value="1813348759" calcext:value-type="float">
            <text:p>1813348759</text:p>
          </table:table-cell>
          <table:table-cell office:value-type="float" office:value="126895" calcext:value-type="float">
            <text:p>126895</text:p>
          </table:table-cell>
          <table:table-cell office:value-type="float" office:value="1934130731" calcext:value-type="float">
            <text:p>1934130731</text:p>
          </table:table-cell>
          <table:table-cell office:value-type="float" office:value="60492" calcext:value-type="float">
            <text:p>60492</text:p>
          </table:table-cell>
          <table:table-cell office:value-type="float" office:value="1682607320" calcext:value-type="float">
            <text:p>1682607320</text:p>
          </table:table-cell>
          <table:table-cell office:value-type="float" office:value="99813" calcext:value-type="float">
            <text:p>99813</text:p>
          </table:table-cell>
          <table:table-cell office:value-type="float" office:value="893468188" calcext:value-type="float">
            <text:p>893468188</text:p>
          </table:table-cell>
          <table:table-cell office:value-type="float" office:value="21805" calcext:value-type="float">
            <text:p>21805</text:p>
          </table:table-cell>
          <table:table-cell office:value-type="float" office:value="823845594" calcext:value-type="float">
            <text:p>823845594</text:p>
          </table:table-cell>
          <table:table-cell office:value-type="float" office:value="429645991" calcext:value-type="float">
            <text:p>429645991</text:p>
          </table:table-cell>
        </table:table-row>
        <table:table-row table:style-name="ro1">
          <table:table-cell office:value-type="float" office:value="82250" calcext:value-type="float">
            <text:p>82250</text:p>
          </table:table-cell>
          <table:table-cell office:value-type="float" office:value="767619" calcext:value-type="float">
            <text:p>767619</text:p>
          </table:table-cell>
          <table:table-cell office:value-type="float" office:value="658567" calcext:value-type="float">
            <text:p>658567</text:p>
          </table:table-cell>
          <table:table-cell office:value-type="float" office:value="56118" calcext:value-type="float">
            <text:p>56118</text:p>
          </table:table-cell>
          <table:table-cell office:value-type="float" office:value="97012" calcext:value-type="float">
            <text:p>97012</text:p>
          </table:table-cell>
          <table:table-cell office:value-type="float" office:value="131371" calcext:value-type="float">
            <text:p>131371</text:p>
          </table:table-cell>
          <table:table-cell office:value-type="float" office:value="49985" calcext:value-type="float">
            <text:p>49985</text:p>
          </table:table-cell>
          <table:table-cell office:value-type="float" office:value="54362" calcext:value-type="float">
            <text:p>54362</text:p>
          </table:table-cell>
          <table:table-cell office:value-type="float" office:value="1537137297" calcext:value-type="float">
            <text:p>1537137297</text:p>
          </table:table-cell>
          <table:table-cell office:value-type="float" office:value="301353" calcext:value-type="float">
            <text:p>301353</text:p>
          </table:table-cell>
          <table:table-cell office:value-type="float" office:value="210952" calcext:value-type="float">
            <text:p>210952</text:p>
          </table:table-cell>
          <table:table-cell office:value-type="float" office:value="23561" calcext:value-type="float">
            <text:p>23561</text:p>
          </table:table-cell>
          <table:table-cell office:value-type="float" office:value="1818670243" calcext:value-type="float">
            <text:p>1818670243</text:p>
          </table:table-cell>
          <table:table-cell office:value-type="float" office:value="132346" calcext:value-type="float">
            <text:p>132346</text:p>
          </table:table-cell>
          <table:table-cell office:value-type="float" office:value="1940099010" calcext:value-type="float">
            <text:p>1940099010</text:p>
          </table:table-cell>
          <table:table-cell office:value-type="float" office:value="63046" calcext:value-type="float">
            <text:p>63046</text:p>
          </table:table-cell>
          <table:table-cell office:value-type="float" office:value="1688760944" calcext:value-type="float">
            <text:p>1688760944</text:p>
          </table:table-cell>
          <table:table-cell office:value-type="float" office:value="104371" calcext:value-type="float">
            <text:p>104371</text:p>
          </table:table-cell>
          <table:table-cell office:value-type="float" office:value="896183341" calcext:value-type="float">
            <text:p>896183341</text:p>
          </table:table-cell>
          <table:table-cell office:value-type="float" office:value="21972" calcext:value-type="float">
            <text:p>21972</text:p>
          </table:table-cell>
          <table:table-cell office:value-type="float" office:value="826396648" calcext:value-type="float">
            <text:p>826396648</text:p>
          </table:table-cell>
          <table:table-cell office:value-type="float" office:value="431275596" calcext:value-type="float">
            <text:p>431275596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744298" calcext:value-type="float">
            <text:p>744298</text:p>
          </table:table-cell>
          <table:table-cell office:value-type="float" office:value="652121" calcext:value-type="float">
            <text:p>652121</text:p>
          </table:table-cell>
          <table:table-cell office:value-type="float" office:value="57007" calcext:value-type="float">
            <text:p>57007</text:p>
          </table:table-cell>
          <table:table-cell office:value-type="float" office:value="95769" calcext:value-type="float">
            <text:p>95769</text:p>
          </table:table-cell>
          <table:table-cell office:value-type="float" office:value="135977" calcext:value-type="float">
            <text:p>135977</text:p>
          </table:table-cell>
          <table:table-cell office:value-type="float" office:value="43797" calcext:value-type="float">
            <text:p>43797</text:p>
          </table:table-cell>
          <table:table-cell office:value-type="float" office:value="48968" calcext:value-type="float">
            <text:p>48968</text:p>
          </table:table-cell>
          <table:table-cell office:value-type="float" office:value="1540967817" calcext:value-type="float">
            <text:p>1540967817</text:p>
          </table:table-cell>
          <table:table-cell office:value-type="float" office:value="307188" calcext:value-type="float">
            <text:p>307188</text:p>
          </table:table-cell>
          <table:table-cell office:value-type="float" office:value="216998" calcext:value-type="float">
            <text:p>216998</text:p>
          </table:table-cell>
          <table:table-cell office:value-type="float" office:value="24369" calcext:value-type="float">
            <text:p>24369</text:p>
          </table:table-cell>
          <table:table-cell office:value-type="float" office:value="1824759900" calcext:value-type="float">
            <text:p>1824759900</text:p>
          </table:table-cell>
          <table:table-cell office:value-type="float" office:value="126381" calcext:value-type="float">
            <text:p>126381</text:p>
          </table:table-cell>
          <table:table-cell office:value-type="float" office:value="1945688204" calcext:value-type="float">
            <text:p>1945688204</text:p>
          </table:table-cell>
          <table:table-cell office:value-type="float" office:value="61061" calcext:value-type="float">
            <text:p>61061</text:p>
          </table:table-cell>
          <table:table-cell office:value-type="float" office:value="1693925306" calcext:value-type="float">
            <text:p>1693925306</text:p>
          </table:table-cell>
          <table:table-cell office:value-type="float" office:value="99572" calcext:value-type="float">
            <text:p>99572</text:p>
          </table:table-cell>
          <table:table-cell office:value-type="float" office:value="898760380" calcext:value-type="float">
            <text:p>898760380</text:p>
          </table:table-cell>
          <table:table-cell office:value-type="float" office:value="22049" calcext:value-type="float">
            <text:p>22049</text:p>
          </table:table-cell>
          <table:table-cell office:value-type="float" office:value="828730181" calcext:value-type="float">
            <text:p>828730181</text:p>
          </table:table-cell>
          <table:table-cell office:value-type="float" office:value="432284824" calcext:value-type="float">
            <text:p>432284824</text:p>
          </table:table-cell>
        </table:table-row>
        <table:table-row table:style-name="ro1">
          <table:table-cell office:value-type="float" office:value="82750" calcext:value-type="float">
            <text:p>82750</text:p>
          </table:table-cell>
          <table:table-cell office:value-type="float" office:value="847781" calcext:value-type="float">
            <text:p>847781</text:p>
          </table:table-cell>
          <table:table-cell office:value-type="float" office:value="713037" calcext:value-type="float">
            <text:p>713037</text:p>
          </table:table-cell>
          <table:table-cell office:value-type="float" office:value="56531" calcext:value-type="float">
            <text:p>56531</text:p>
          </table:table-cell>
          <table:table-cell office:value-type="float" office:value="93957" calcext:value-type="float">
            <text:p>93957</text:p>
          </table:table-cell>
          <table:table-cell office:value-type="float" office:value="139010" calcext:value-type="float">
            <text:p>139010</text:p>
          </table:table-cell>
          <table:table-cell office:value-type="float" office:value="42802" calcext:value-type="float">
            <text:p>42802</text:p>
          </table:table-cell>
          <table:table-cell office:value-type="float" office:value="48140" calcext:value-type="float">
            <text:p>48140</text:p>
          </table:table-cell>
          <table:table-cell office:value-type="float" office:value="1545587985" calcext:value-type="float">
            <text:p>1545587985</text:p>
          </table:table-cell>
          <table:table-cell office:value-type="float" office:value="287584" calcext:value-type="float">
            <text:p>287584</text:p>
          </table:table-cell>
          <table:table-cell office:value-type="float" office:value="219395" calcext:value-type="float">
            <text:p>219395</text:p>
          </table:table-cell>
          <table:table-cell office:value-type="float" office:value="24817" calcext:value-type="float">
            <text:p>24817</text:p>
          </table:table-cell>
          <table:table-cell office:value-type="float" office:value="1831512559" calcext:value-type="float">
            <text:p>1831512559</text:p>
          </table:table-cell>
          <table:table-cell office:value-type="float" office:value="125099" calcext:value-type="float">
            <text:p>125099</text:p>
          </table:table-cell>
          <table:table-cell office:value-type="float" office:value="1951018372" calcext:value-type="float">
            <text:p>1951018372</text:p>
          </table:table-cell>
          <table:table-cell office:value-type="float" office:value="63596" calcext:value-type="float">
            <text:p>63596</text:p>
          </table:table-cell>
          <table:table-cell office:value-type="float" office:value="1698495698" calcext:value-type="float">
            <text:p>1698495698</text:p>
          </table:table-cell>
          <table:table-cell office:value-type="float" office:value="107340" calcext:value-type="float">
            <text:p>107340</text:p>
          </table:table-cell>
          <table:table-cell office:value-type="float" office:value="901976384" calcext:value-type="float">
            <text:p>901976384</text:p>
          </table:table-cell>
          <table:table-cell office:value-type="float" office:value="23116" calcext:value-type="float">
            <text:p>23116</text:p>
          </table:table-cell>
          <table:table-cell office:value-type="float" office:value="833178134" calcext:value-type="float">
            <text:p>833178134</text:p>
          </table:table-cell>
          <table:table-cell office:value-type="float" office:value="433729094" calcext:value-type="float">
            <text:p>433729094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768525" calcext:value-type="float">
            <text:p>768525</text:p>
          </table:table-cell>
          <table:table-cell office:value-type="float" office:value="644880" calcext:value-type="float">
            <text:p>644880</text:p>
          </table:table-cell>
          <table:table-cell office:value-type="float" office:value="58356" calcext:value-type="float">
            <text:p>58356</text:p>
          </table:table-cell>
          <table:table-cell office:value-type="float" office:value="96387" calcext:value-type="float">
            <text:p>96387</text:p>
          </table:table-cell>
          <table:table-cell office:value-type="float" office:value="143678" calcext:value-type="float">
            <text:p>143678</text:p>
          </table:table-cell>
          <table:table-cell office:value-type="float" office:value="46910" calcext:value-type="float">
            <text:p>46910</text:p>
          </table:table-cell>
          <table:table-cell office:value-type="float" office:value="52060" calcext:value-type="float">
            <text:p>52060</text:p>
          </table:table-cell>
          <table:table-cell office:value-type="float" office:value="1549267469" calcext:value-type="float">
            <text:p>1549267469</text:p>
          </table:table-cell>
          <table:table-cell office:value-type="float" office:value="298872" calcext:value-type="float">
            <text:p>298872</text:p>
          </table:table-cell>
          <table:table-cell office:value-type="float" office:value="202647" calcext:value-type="float">
            <text:p>202647</text:p>
          </table:table-cell>
          <table:table-cell office:value-type="float" office:value="24128" calcext:value-type="float">
            <text:p>24128</text:p>
          </table:table-cell>
          <table:table-cell office:value-type="float" office:value="1836374565" calcext:value-type="float">
            <text:p>1836374565</text:p>
          </table:table-cell>
          <table:table-cell office:value-type="float" office:value="127342" calcext:value-type="float">
            <text:p>127342</text:p>
          </table:table-cell>
          <table:table-cell office:value-type="float" office:value="1955297550" calcext:value-type="float">
            <text:p>1955297550</text:p>
          </table:table-cell>
          <table:table-cell office:value-type="float" office:value="57861" calcext:value-type="float">
            <text:p>57861</text:p>
          </table:table-cell>
          <table:table-cell office:value-type="float" office:value="1703922545" calcext:value-type="float">
            <text:p>1703922545</text:p>
          </table:table-cell>
          <table:table-cell office:value-type="float" office:value="99931" calcext:value-type="float">
            <text:p>99931</text:p>
          </table:table-cell>
          <table:table-cell office:value-type="float" office:value="904094647" calcext:value-type="float">
            <text:p>904094647</text:p>
          </table:table-cell>
          <table:table-cell office:value-type="float" office:value="23377" calcext:value-type="float">
            <text:p>23377</text:p>
          </table:table-cell>
          <table:table-cell office:value-type="float" office:value="834278804" calcext:value-type="float">
            <text:p>834278804</text:p>
          </table:table-cell>
          <table:table-cell office:value-type="float" office:value="434720241" calcext:value-type="float">
            <text:p>434720241</text:p>
          </table:table-cell>
        </table:table-row>
        <table:table-row table:style-name="ro1">
          <table:table-cell office:value-type="float" office:value="83250" calcext:value-type="float">
            <text:p>83250</text:p>
          </table:table-cell>
          <table:table-cell office:value-type="float" office:value="764544" calcext:value-type="float">
            <text:p>764544</text:p>
          </table:table-cell>
          <table:table-cell office:value-type="float" office:value="647004" calcext:value-type="float">
            <text:p>647004</text:p>
          </table:table-cell>
          <table:table-cell office:value-type="float" office:value="57268" calcext:value-type="float">
            <text:p>57268</text:p>
          </table:table-cell>
          <table:table-cell office:value-type="float" office:value="96163" calcext:value-type="float">
            <text:p>96163</text:p>
          </table:table-cell>
          <table:table-cell office:value-type="float" office:value="142217" calcext:value-type="float">
            <text:p>142217</text:p>
          </table:table-cell>
          <table:table-cell office:value-type="float" office:value="45245" calcext:value-type="float">
            <text:p>45245</text:p>
          </table:table-cell>
          <table:table-cell office:value-type="float" office:value="48964" calcext:value-type="float">
            <text:p>48964</text:p>
          </table:table-cell>
          <table:table-cell office:value-type="float" office:value="1553695298" calcext:value-type="float">
            <text:p>1553695298</text:p>
          </table:table-cell>
          <table:table-cell office:value-type="float" office:value="290680" calcext:value-type="float">
            <text:p>290680</text:p>
          </table:table-cell>
          <table:table-cell office:value-type="float" office:value="215330" calcext:value-type="float">
            <text:p>215330</text:p>
          </table:table-cell>
          <table:table-cell office:value-type="float" office:value="24253" calcext:value-type="float">
            <text:p>24253</text:p>
          </table:table-cell>
          <table:table-cell office:value-type="float" office:value="1842501172" calcext:value-type="float">
            <text:p>1842501172</text:p>
          </table:table-cell>
          <table:table-cell office:value-type="float" office:value="133851" calcext:value-type="float">
            <text:p>133851</text:p>
          </table:table-cell>
          <table:table-cell office:value-type="float" office:value="1960177456" calcext:value-type="float">
            <text:p>1960177456</text:p>
          </table:table-cell>
          <table:table-cell office:value-type="float" office:value="55230" calcext:value-type="float">
            <text:p>55230</text:p>
          </table:table-cell>
          <table:table-cell office:value-type="float" office:value="1709822272" calcext:value-type="float">
            <text:p>1709822272</text:p>
          </table:table-cell>
          <table:table-cell office:value-type="float" office:value="103078" calcext:value-type="float">
            <text:p>103078</text:p>
          </table:table-cell>
          <table:table-cell office:value-type="float" office:value="907494612" calcext:value-type="float">
            <text:p>907494612</text:p>
          </table:table-cell>
          <table:table-cell office:value-type="float" office:value="22150" calcext:value-type="float">
            <text:p>22150</text:p>
          </table:table-cell>
          <table:table-cell office:value-type="float" office:value="836927705" calcext:value-type="float">
            <text:p>836927705</text:p>
          </table:table-cell>
          <table:table-cell office:value-type="float" office:value="436166379" calcext:value-type="float">
            <text:p>436166379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743832" calcext:value-type="float">
            <text:p>743832</text:p>
          </table:table-cell>
          <table:table-cell office:value-type="float" office:value="655026" calcext:value-type="float">
            <text:p>655026</text:p>
          </table:table-cell>
          <table:table-cell office:value-type="float" office:value="56409" calcext:value-type="float">
            <text:p>56409</text:p>
          </table:table-cell>
          <table:table-cell office:value-type="float" office:value="97391" calcext:value-type="float">
            <text:p>97391</text:p>
          </table:table-cell>
          <table:table-cell office:value-type="float" office:value="136407" calcext:value-type="float">
            <text:p>136407</text:p>
          </table:table-cell>
          <table:table-cell office:value-type="float" office:value="44801" calcext:value-type="float">
            <text:p>44801</text:p>
          </table:table-cell>
          <table:table-cell office:value-type="float" office:value="49850" calcext:value-type="float">
            <text:p>49850</text:p>
          </table:table-cell>
          <table:table-cell office:value-type="float" office:value="1558428075" calcext:value-type="float">
            <text:p>1558428075</text:p>
          </table:table-cell>
          <table:table-cell office:value-type="float" office:value="411579" calcext:value-type="float">
            <text:p>411579</text:p>
          </table:table-cell>
          <table:table-cell office:value-type="float" office:value="214082" calcext:value-type="float">
            <text:p>214082</text:p>
          </table:table-cell>
          <table:table-cell office:value-type="float" office:value="25239" calcext:value-type="float">
            <text:p>25239</text:p>
          </table:table-cell>
          <table:table-cell office:value-type="float" office:value="1848195400" calcext:value-type="float">
            <text:p>1848195400</text:p>
          </table:table-cell>
          <table:table-cell office:value-type="float" office:value="130045" calcext:value-type="float">
            <text:p>130045</text:p>
          </table:table-cell>
          <table:table-cell office:value-type="float" office:value="1964758851" calcext:value-type="float">
            <text:p>1964758851</text:p>
          </table:table-cell>
          <table:table-cell office:value-type="float" office:value="60552" calcext:value-type="float">
            <text:p>60552</text:p>
          </table:table-cell>
          <table:table-cell office:value-type="float" office:value="1714545418" calcext:value-type="float">
            <text:p>1714545418</text:p>
          </table:table-cell>
          <table:table-cell office:value-type="float" office:value="107603" calcext:value-type="float">
            <text:p>107603</text:p>
          </table:table-cell>
          <table:table-cell office:value-type="float" office:value="909786139" calcext:value-type="float">
            <text:p>909786139</text:p>
          </table:table-cell>
          <table:table-cell office:value-type="float" office:value="21685" calcext:value-type="float">
            <text:p>21685</text:p>
          </table:table-cell>
          <table:table-cell office:value-type="float" office:value="839615906" calcext:value-type="float">
            <text:p>839615906</text:p>
          </table:table-cell>
          <table:table-cell office:value-type="float" office:value="437631359" calcext:value-type="float">
            <text:p>437631359</text:p>
          </table:table-cell>
        </table:table-row>
        <table:table-row table:style-name="ro1">
          <table:table-cell office:value-type="float" office:value="83750" calcext:value-type="float">
            <text:p>83750</text:p>
          </table:table-cell>
          <table:table-cell office:value-type="float" office:value="805045" calcext:value-type="float">
            <text:p>805045</text:p>
          </table:table-cell>
          <table:table-cell office:value-type="float" office:value="651993" calcext:value-type="float">
            <text:p>651993</text:p>
          </table:table-cell>
          <table:table-cell office:value-type="float" office:value="56563" calcext:value-type="float">
            <text:p>56563</text:p>
          </table:table-cell>
          <table:table-cell office:value-type="float" office:value="95637" calcext:value-type="float">
            <text:p>95637</text:p>
          </table:table-cell>
          <table:table-cell office:value-type="float" office:value="133624" calcext:value-type="float">
            <text:p>133624</text:p>
          </table:table-cell>
          <table:table-cell office:value-type="float" office:value="44044" calcext:value-type="float">
            <text:p>44044</text:p>
          </table:table-cell>
          <table:table-cell office:value-type="float" office:value="52042" calcext:value-type="float">
            <text:p>52042</text:p>
          </table:table-cell>
          <table:table-cell office:value-type="float" office:value="1562109808" calcext:value-type="float">
            <text:p>1562109808</text:p>
          </table:table-cell>
          <table:table-cell office:value-type="float" office:value="302950" calcext:value-type="float">
            <text:p>302950</text:p>
          </table:table-cell>
          <table:table-cell office:value-type="float" office:value="212060" calcext:value-type="float">
            <text:p>212060</text:p>
          </table:table-cell>
          <table:table-cell office:value-type="float" office:value="24582" calcext:value-type="float">
            <text:p>24582</text:p>
          </table:table-cell>
          <table:table-cell office:value-type="float" office:value="1854566867" calcext:value-type="float">
            <text:p>1854566867</text:p>
          </table:table-cell>
          <table:table-cell office:value-type="float" office:value="126761" calcext:value-type="float">
            <text:p>126761</text:p>
          </table:table-cell>
          <table:table-cell office:value-type="float" office:value="1970864254" calcext:value-type="float">
            <text:p>1970864254</text:p>
          </table:table-cell>
          <table:table-cell office:value-type="float" office:value="60150" calcext:value-type="float">
            <text:p>60150</text:p>
          </table:table-cell>
          <table:table-cell office:value-type="float" office:value="1720518988" calcext:value-type="float">
            <text:p>1720518988</text:p>
          </table:table-cell>
          <table:table-cell office:value-type="float" office:value="108655" calcext:value-type="float">
            <text:p>108655</text:p>
          </table:table-cell>
          <table:table-cell office:value-type="float" office:value="911710829" calcext:value-type="float">
            <text:p>911710829</text:p>
          </table:table-cell>
          <table:table-cell office:value-type="float" office:value="21790" calcext:value-type="float">
            <text:p>21790</text:p>
          </table:table-cell>
          <table:table-cell office:value-type="float" office:value="842051229" calcext:value-type="float">
            <text:p>842051229</text:p>
          </table:table-cell>
          <table:table-cell office:value-type="float" office:value="439241932" calcext:value-type="float">
            <text:p>439241932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794937" calcext:value-type="float">
            <text:p>794937</text:p>
          </table:table-cell>
          <table:table-cell office:value-type="float" office:value="646061" calcext:value-type="float">
            <text:p>646061</text:p>
          </table:table-cell>
          <table:table-cell office:value-type="float" office:value="57582" calcext:value-type="float">
            <text:p>57582</text:p>
          </table:table-cell>
          <table:table-cell office:value-type="float" office:value="95094" calcext:value-type="float">
            <text:p>95094</text:p>
          </table:table-cell>
          <table:table-cell office:value-type="float" office:value="134567" calcext:value-type="float">
            <text:p>134567</text:p>
          </table:table-cell>
          <table:table-cell office:value-type="float" office:value="42894" calcext:value-type="float">
            <text:p>42894</text:p>
          </table:table-cell>
          <table:table-cell office:value-type="float" office:value="55184" calcext:value-type="float">
            <text:p>55184</text:p>
          </table:table-cell>
          <table:table-cell office:value-type="float" office:value="1566339821" calcext:value-type="float">
            <text:p>1566339821</text:p>
          </table:table-cell>
          <table:table-cell office:value-type="float" office:value="300709" calcext:value-type="float">
            <text:p>300709</text:p>
          </table:table-cell>
          <table:table-cell office:value-type="float" office:value="221003" calcext:value-type="float">
            <text:p>221003</text:p>
          </table:table-cell>
          <table:table-cell office:value-type="float" office:value="24145" calcext:value-type="float">
            <text:p>24145</text:p>
          </table:table-cell>
          <table:table-cell office:value-type="float" office:value="1859573862" calcext:value-type="float">
            <text:p>1859573862</text:p>
          </table:table-cell>
          <table:table-cell office:value-type="float" office:value="130046" calcext:value-type="float">
            <text:p>130046</text:p>
          </table:table-cell>
          <table:table-cell office:value-type="float" office:value="1977447784" calcext:value-type="float">
            <text:p>1977447784</text:p>
          </table:table-cell>
          <table:table-cell office:value-type="float" office:value="62367" calcext:value-type="float">
            <text:p>62367</text:p>
          </table:table-cell>
          <table:table-cell office:value-type="float" office:value="1726975565" calcext:value-type="float">
            <text:p>1726975565</text:p>
          </table:table-cell>
          <table:table-cell office:value-type="float" office:value="105536" calcext:value-type="float">
            <text:p>105536</text:p>
          </table:table-cell>
          <table:table-cell office:value-type="float" office:value="916642205" calcext:value-type="float">
            <text:p>916642205</text:p>
          </table:table-cell>
          <table:table-cell office:value-type="float" office:value="22413" calcext:value-type="float">
            <text:p>22413</text:p>
          </table:table-cell>
          <table:table-cell office:value-type="float" office:value="844579442" calcext:value-type="float">
            <text:p>844579442</text:p>
          </table:table-cell>
          <table:table-cell office:value-type="float" office:value="440366050" calcext:value-type="float">
            <text:p>440366050</text:p>
          </table:table-cell>
        </table:table-row>
        <table:table-row table:style-name="ro1">
          <table:table-cell office:value-type="float" office:value="84250" calcext:value-type="float">
            <text:p>84250</text:p>
          </table:table-cell>
          <table:table-cell office:value-type="float" office:value="742233" calcext:value-type="float">
            <text:p>742233</text:p>
          </table:table-cell>
          <table:table-cell office:value-type="float" office:value="652052" calcext:value-type="float">
            <text:p>652052</text:p>
          </table:table-cell>
          <table:table-cell office:value-type="float" office:value="57275" calcext:value-type="float">
            <text:p>57275</text:p>
          </table:table-cell>
          <table:table-cell office:value-type="float" office:value="96118" calcext:value-type="float">
            <text:p>96118</text:p>
          </table:table-cell>
          <table:table-cell office:value-type="float" office:value="140169" calcext:value-type="float">
            <text:p>140169</text:p>
          </table:table-cell>
          <table:table-cell office:value-type="float" office:value="41851" calcext:value-type="float">
            <text:p>41851</text:p>
          </table:table-cell>
          <table:table-cell office:value-type="float" office:value="52261" calcext:value-type="float">
            <text:p>52261</text:p>
          </table:table-cell>
          <table:table-cell office:value-type="float" office:value="1570242224" calcext:value-type="float">
            <text:p>1570242224</text:p>
          </table:table-cell>
          <table:table-cell office:value-type="float" office:value="302920" calcext:value-type="float">
            <text:p>302920</text:p>
          </table:table-cell>
          <table:table-cell office:value-type="float" office:value="259526" calcext:value-type="float">
            <text:p>259526</text:p>
          </table:table-cell>
          <table:table-cell office:value-type="float" office:value="24044" calcext:value-type="float">
            <text:p>24044</text:p>
          </table:table-cell>
          <table:table-cell office:value-type="float" office:value="1865514632" calcext:value-type="float">
            <text:p>1865514632</text:p>
          </table:table-cell>
          <table:table-cell office:value-type="float" office:value="130960" calcext:value-type="float">
            <text:p>130960</text:p>
          </table:table-cell>
          <table:table-cell office:value-type="float" office:value="1983041937" calcext:value-type="float">
            <text:p>1983041937</text:p>
          </table:table-cell>
          <table:table-cell office:value-type="float" office:value="62597" calcext:value-type="float">
            <text:p>62597</text:p>
          </table:table-cell>
          <table:table-cell office:value-type="float" office:value="1732418558" calcext:value-type="float">
            <text:p>1732418558</text:p>
          </table:table-cell>
          <table:table-cell office:value-type="float" office:value="134951" calcext:value-type="float">
            <text:p>134951</text:p>
          </table:table-cell>
          <table:table-cell office:value-type="float" office:value="918073447" calcext:value-type="float">
            <text:p>918073447</text:p>
          </table:table-cell>
          <table:table-cell office:value-type="float" office:value="23091" calcext:value-type="float">
            <text:p>23091</text:p>
          </table:table-cell>
          <table:table-cell office:value-type="float" office:value="846882139" calcext:value-type="float">
            <text:p>846882139</text:p>
          </table:table-cell>
          <table:table-cell office:value-type="float" office:value="442312458" calcext:value-type="float">
            <text:p>442312458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796187" calcext:value-type="float">
            <text:p>796187</text:p>
          </table:table-cell>
          <table:table-cell office:value-type="float" office:value="651780" calcext:value-type="float">
            <text:p>651780</text:p>
          </table:table-cell>
          <table:table-cell office:value-type="float" office:value="55719" calcext:value-type="float">
            <text:p>55719</text:p>
          </table:table-cell>
          <table:table-cell office:value-type="float" office:value="95603" calcext:value-type="float">
            <text:p>95603</text:p>
          </table:table-cell>
          <table:table-cell office:value-type="float" office:value="139472" calcext:value-type="float">
            <text:p>139472</text:p>
          </table:table-cell>
          <table:table-cell office:value-type="float" office:value="44796" calcext:value-type="float">
            <text:p>44796</text:p>
          </table:table-cell>
          <table:table-cell office:value-type="float" office:value="52518" calcext:value-type="float">
            <text:p>52518</text:p>
          </table:table-cell>
          <table:table-cell office:value-type="float" office:value="1574616976" calcext:value-type="float">
            <text:p>1574616976</text:p>
          </table:table-cell>
          <table:table-cell office:value-type="float" office:value="303456" calcext:value-type="float">
            <text:p>303456</text:p>
          </table:table-cell>
          <table:table-cell office:value-type="float" office:value="222205" calcext:value-type="float">
            <text:p>222205</text:p>
          </table:table-cell>
          <table:table-cell office:value-type="float" office:value="24006" calcext:value-type="float">
            <text:p>24006</text:p>
          </table:table-cell>
          <table:table-cell office:value-type="float" office:value="1871091862" calcext:value-type="float">
            <text:p>1871091862</text:p>
          </table:table-cell>
          <table:table-cell office:value-type="float" office:value="125514" calcext:value-type="float">
            <text:p>125514</text:p>
          </table:table-cell>
          <table:table-cell office:value-type="float" office:value="1988876218" calcext:value-type="float">
            <text:p>1988876218</text:p>
          </table:table-cell>
          <table:table-cell office:value-type="float" office:value="61718" calcext:value-type="float">
            <text:p>61718</text:p>
          </table:table-cell>
          <table:table-cell office:value-type="float" office:value="1737818099" calcext:value-type="float">
            <text:p>1737818099</text:p>
          </table:table-cell>
          <table:table-cell office:value-type="float" office:value="106346" calcext:value-type="float">
            <text:p>106346</text:p>
          </table:table-cell>
          <table:table-cell office:value-type="float" office:value="920545345" calcext:value-type="float">
            <text:p>920545345</text:p>
          </table:table-cell>
          <table:table-cell office:value-type="float" office:value="21870" calcext:value-type="float">
            <text:p>21870</text:p>
          </table:table-cell>
          <table:table-cell office:value-type="float" office:value="850002852" calcext:value-type="float">
            <text:p>850002852</text:p>
          </table:table-cell>
          <table:table-cell office:value-type="float" office:value="443014321" calcext:value-type="float">
            <text:p>443014321</text:p>
          </table:table-cell>
        </table:table-row>
        <table:table-row table:style-name="ro1">
          <table:table-cell office:value-type="float" office:value="84750" calcext:value-type="float">
            <text:p>84750</text:p>
          </table:table-cell>
          <table:table-cell office:value-type="float" office:value="773642" calcext:value-type="float">
            <text:p>773642</text:p>
          </table:table-cell>
          <table:table-cell office:value-type="float" office:value="633162" calcext:value-type="float">
            <text:p>633162</text:p>
          </table:table-cell>
          <table:table-cell office:value-type="float" office:value="57828" calcext:value-type="float">
            <text:p>57828</text:p>
          </table:table-cell>
          <table:table-cell office:value-type="float" office:value="93729" calcext:value-type="float">
            <text:p>93729</text:p>
          </table:table-cell>
          <table:table-cell office:value-type="float" office:value="132932" calcext:value-type="float">
            <text:p>132932</text:p>
          </table:table-cell>
          <table:table-cell office:value-type="float" office:value="46681" calcext:value-type="float">
            <text:p>46681</text:p>
          </table:table-cell>
          <table:table-cell office:value-type="float" office:value="50908" calcext:value-type="float">
            <text:p>50908</text:p>
          </table:table-cell>
          <table:table-cell office:value-type="float" office:value="1578957522" calcext:value-type="float">
            <text:p>1578957522</text:p>
          </table:table-cell>
          <table:table-cell office:value-type="float" office:value="294395" calcext:value-type="float">
            <text:p>294395</text:p>
          </table:table-cell>
          <table:table-cell office:value-type="float" office:value="222407" calcext:value-type="float">
            <text:p>222407</text:p>
          </table:table-cell>
          <table:table-cell office:value-type="float" office:value="23409" calcext:value-type="float">
            <text:p>23409</text:p>
          </table:table-cell>
          <table:table-cell office:value-type="float" office:value="1877110384" calcext:value-type="float">
            <text:p>1877110384</text:p>
          </table:table-cell>
          <table:table-cell office:value-type="float" office:value="124862" calcext:value-type="float">
            <text:p>124862</text:p>
          </table:table-cell>
          <table:table-cell office:value-type="float" office:value="1994227909" calcext:value-type="float">
            <text:p>1994227909</text:p>
          </table:table-cell>
          <table:table-cell office:value-type="float" office:value="62005" calcext:value-type="float">
            <text:p>62005</text:p>
          </table:table-cell>
          <table:table-cell office:value-type="float" office:value="1743978427" calcext:value-type="float">
            <text:p>1743978427</text:p>
          </table:table-cell>
          <table:table-cell office:value-type="float" office:value="100280" calcext:value-type="float">
            <text:p>100280</text:p>
          </table:table-cell>
          <table:table-cell office:value-type="float" office:value="923302971" calcext:value-type="float">
            <text:p>923302971</text:p>
          </table:table-cell>
          <table:table-cell office:value-type="float" office:value="22726" calcext:value-type="float">
            <text:p>22726</text:p>
          </table:table-cell>
          <table:table-cell office:value-type="float" office:value="853624402" calcext:value-type="float">
            <text:p>853624402</text:p>
          </table:table-cell>
          <table:table-cell office:value-type="float" office:value="444266348" calcext:value-type="float">
            <text:p>444266348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739713" calcext:value-type="float">
            <text:p>739713</text:p>
          </table:table-cell>
          <table:table-cell office:value-type="float" office:value="650174" calcext:value-type="float">
            <text:p>650174</text:p>
          </table:table-cell>
          <table:table-cell office:value-type="float" office:value="56723" calcext:value-type="float">
            <text:p>56723</text:p>
          </table:table-cell>
          <table:table-cell office:value-type="float" office:value="93325" calcext:value-type="float">
            <text:p>93325</text:p>
          </table:table-cell>
          <table:table-cell office:value-type="float" office:value="134070" calcext:value-type="float">
            <text:p>134070</text:p>
          </table:table-cell>
          <table:table-cell office:value-type="float" office:value="43999" calcext:value-type="float">
            <text:p>43999</text:p>
          </table:table-cell>
          <table:table-cell office:value-type="float" office:value="50899" calcext:value-type="float">
            <text:p>50899</text:p>
          </table:table-cell>
          <table:table-cell office:value-type="float" office:value="1582542073" calcext:value-type="float">
            <text:p>1582542073</text:p>
          </table:table-cell>
          <table:table-cell office:value-type="float" office:value="307958" calcext:value-type="float">
            <text:p>307958</text:p>
          </table:table-cell>
          <table:table-cell office:value-type="float" office:value="227909" calcext:value-type="float">
            <text:p>227909</text:p>
          </table:table-cell>
          <table:table-cell office:value-type="float" office:value="24091" calcext:value-type="float">
            <text:p>24091</text:p>
          </table:table-cell>
          <table:table-cell office:value-type="float" office:value="1883225222" calcext:value-type="float">
            <text:p>1883225222</text:p>
          </table:table-cell>
          <table:table-cell office:value-type="float" office:value="128859" calcext:value-type="float">
            <text:p>128859</text:p>
          </table:table-cell>
          <table:table-cell office:value-type="float" office:value="1998790598" calcext:value-type="float">
            <text:p>1998790598</text:p>
          </table:table-cell>
          <table:table-cell office:value-type="float" office:value="65843" calcext:value-type="float">
            <text:p>65843</text:p>
          </table:table-cell>
          <table:table-cell office:value-type="float" office:value="1749614340" calcext:value-type="float">
            <text:p>1749614340</text:p>
          </table:table-cell>
          <table:table-cell office:value-type="float" office:value="102080" calcext:value-type="float">
            <text:p>102080</text:p>
          </table:table-cell>
          <table:table-cell office:value-type="float" office:value="926172945" calcext:value-type="float">
            <text:p>926172945</text:p>
          </table:table-cell>
          <table:table-cell office:value-type="float" office:value="21918" calcext:value-type="float">
            <text:p>21918</text:p>
          </table:table-cell>
          <table:table-cell office:value-type="float" office:value="856304793" calcext:value-type="float">
            <text:p>856304793</text:p>
          </table:table-cell>
          <table:table-cell office:value-type="float" office:value="445550709" calcext:value-type="float">
            <text:p>445550709</text:p>
          </table:table-cell>
        </table:table-row>
        <table:table-row table:style-name="ro1">
          <table:table-cell office:value-type="float" office:value="85250" calcext:value-type="float">
            <text:p>85250</text:p>
          </table:table-cell>
          <table:table-cell office:value-type="float" office:value="863034" calcext:value-type="float">
            <text:p>863034</text:p>
          </table:table-cell>
          <table:table-cell office:value-type="float" office:value="668549" calcext:value-type="float">
            <text:p>668549</text:p>
          </table:table-cell>
          <table:table-cell office:value-type="float" office:value="57869" calcext:value-type="float">
            <text:p>57869</text:p>
          </table:table-cell>
          <table:table-cell office:value-type="float" office:value="93704" calcext:value-type="float">
            <text:p>93704</text:p>
          </table:table-cell>
          <table:table-cell office:value-type="float" office:value="128219" calcext:value-type="float">
            <text:p>128219</text:p>
          </table:table-cell>
          <table:table-cell office:value-type="float" office:value="43683" calcext:value-type="float">
            <text:p>43683</text:p>
          </table:table-cell>
          <table:table-cell office:value-type="float" office:value="51833" calcext:value-type="float">
            <text:p>51833</text:p>
          </table:table-cell>
          <table:table-cell office:value-type="float" office:value="1587553369" calcext:value-type="float">
            <text:p>1587553369</text:p>
          </table:table-cell>
          <table:table-cell office:value-type="float" office:value="17717696" calcext:value-type="float">
            <text:p>17717696</text:p>
          </table:table-cell>
          <table:table-cell office:value-type="float" office:value="221846" calcext:value-type="float">
            <text:p>221846</text:p>
          </table:table-cell>
          <table:table-cell office:value-type="float" office:value="26082" calcext:value-type="float">
            <text:p>26082</text:p>
          </table:table-cell>
          <table:table-cell office:value-type="float" office:value="1889106654" calcext:value-type="float">
            <text:p>1889106654</text:p>
          </table:table-cell>
          <table:table-cell office:value-type="float" office:value="123026" calcext:value-type="float">
            <text:p>123026</text:p>
          </table:table-cell>
          <table:table-cell office:value-type="float" office:value="2004018034" calcext:value-type="float">
            <text:p>2004018034</text:p>
          </table:table-cell>
          <table:table-cell office:value-type="float" office:value="63188" calcext:value-type="float">
            <text:p>63188</text:p>
          </table:table-cell>
          <table:table-cell office:value-type="float" office:value="1755041604" calcext:value-type="float">
            <text:p>1755041604</text:p>
          </table:table-cell>
          <table:table-cell office:value-type="float" office:value="104803" calcext:value-type="float">
            <text:p>104803</text:p>
          </table:table-cell>
          <table:table-cell office:value-type="float" office:value="928485372" calcext:value-type="float">
            <text:p>928485372</text:p>
          </table:table-cell>
          <table:table-cell office:value-type="float" office:value="20427" calcext:value-type="float">
            <text:p>20427</text:p>
          </table:table-cell>
          <table:table-cell office:value-type="float" office:value="857380621" calcext:value-type="float">
            <text:p>857380621</text:p>
          </table:table-cell>
          <table:table-cell office:value-type="float" office:value="446679729" calcext:value-type="float">
            <text:p>446679729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750579" calcext:value-type="float">
            <text:p>750579</text:p>
          </table:table-cell>
          <table:table-cell office:value-type="float" office:value="672371" calcext:value-type="float">
            <text:p>672371</text:p>
          </table:table-cell>
          <table:table-cell office:value-type="float" office:value="56039" calcext:value-type="float">
            <text:p>56039</text:p>
          </table:table-cell>
          <table:table-cell office:value-type="float" office:value="96581" calcext:value-type="float">
            <text:p>96581</text:p>
          </table:table-cell>
          <table:table-cell office:value-type="float" office:value="135688" calcext:value-type="float">
            <text:p>135688</text:p>
          </table:table-cell>
          <table:table-cell office:value-type="float" office:value="41826" calcext:value-type="float">
            <text:p>41826</text:p>
          </table:table-cell>
          <table:table-cell office:value-type="float" office:value="50339" calcext:value-type="float">
            <text:p>50339</text:p>
          </table:table-cell>
          <table:table-cell office:value-type="float" office:value="1591987487" calcext:value-type="float">
            <text:p>1591987487</text:p>
          </table:table-cell>
          <table:table-cell office:value-type="float" office:value="297382" calcext:value-type="float">
            <text:p>297382</text:p>
          </table:table-cell>
          <table:table-cell office:value-type="float" office:value="220232" calcext:value-type="float">
            <text:p>220232</text:p>
          </table:table-cell>
          <table:table-cell office:value-type="float" office:value="18422" calcext:value-type="float">
            <text:p>18422</text:p>
          </table:table-cell>
          <table:table-cell office:value-type="float" office:value="1894607038" calcext:value-type="float">
            <text:p>1894607038</text:p>
          </table:table-cell>
          <table:table-cell office:value-type="float" office:value="130805" calcext:value-type="float">
            <text:p>130805</text:p>
          </table:table-cell>
          <table:table-cell office:value-type="float" office:value="2007938183" calcext:value-type="float">
            <text:p>2007938183</text:p>
          </table:table-cell>
          <table:table-cell office:value-type="float" office:value="62132" calcext:value-type="float">
            <text:p>62132</text:p>
          </table:table-cell>
          <table:table-cell office:value-type="float" office:value="1760895164" calcext:value-type="float">
            <text:p>1760895164</text:p>
          </table:table-cell>
          <table:table-cell office:value-type="float" office:value="101298" calcext:value-type="float">
            <text:p>101298</text:p>
          </table:table-cell>
          <table:table-cell office:value-type="float" office:value="931751253" calcext:value-type="float">
            <text:p>931751253</text:p>
          </table:table-cell>
          <table:table-cell office:value-type="float" office:value="23322" calcext:value-type="float">
            <text:p>23322</text:p>
          </table:table-cell>
          <table:table-cell office:value-type="float" office:value="860540894" calcext:value-type="float">
            <text:p>860540894</text:p>
          </table:table-cell>
          <table:table-cell office:value-type="float" office:value="447935552" calcext:value-type="float">
            <text:p>447935552</text:p>
          </table:table-cell>
        </table:table-row>
        <table:table-row table:style-name="ro1">
          <table:table-cell office:value-type="float" office:value="85750" calcext:value-type="float">
            <text:p>85750</text:p>
          </table:table-cell>
          <table:table-cell office:value-type="float" office:value="789455" calcext:value-type="float">
            <text:p>789455</text:p>
          </table:table-cell>
          <table:table-cell office:value-type="float" office:value="693123" calcext:value-type="float">
            <text:p>693123</text:p>
          </table:table-cell>
          <table:table-cell office:value-type="float" office:value="56383" calcext:value-type="float">
            <text:p>56383</text:p>
          </table:table-cell>
          <table:table-cell office:value-type="float" office:value="94115" calcext:value-type="float">
            <text:p>94115</text:p>
          </table:table-cell>
          <table:table-cell office:value-type="float" office:value="135232" calcext:value-type="float">
            <text:p>135232</text:p>
          </table:table-cell>
          <table:table-cell office:value-type="float" office:value="41923" calcext:value-type="float">
            <text:p>41923</text:p>
          </table:table-cell>
          <table:table-cell office:value-type="float" office:value="49306" calcext:value-type="float">
            <text:p>49306</text:p>
          </table:table-cell>
          <table:table-cell office:value-type="float" office:value="1596473462" calcext:value-type="float">
            <text:p>1596473462</text:p>
          </table:table-cell>
          <table:table-cell office:value-type="float" office:value="244239" calcext:value-type="float">
            <text:p>244239</text:p>
          </table:table-cell>
          <table:table-cell office:value-type="float" office:value="221862" calcext:value-type="float">
            <text:p>221862</text:p>
          </table:table-cell>
          <table:table-cell office:value-type="float" office:value="18421" calcext:value-type="float">
            <text:p>18421</text:p>
          </table:table-cell>
          <table:table-cell office:value-type="float" office:value="1900953998" calcext:value-type="float">
            <text:p>1900953998</text:p>
          </table:table-cell>
          <table:table-cell office:value-type="float" office:value="145664" calcext:value-type="float">
            <text:p>145664</text:p>
          </table:table-cell>
          <table:table-cell office:value-type="float" office:value="2013890070" calcext:value-type="float">
            <text:p>2013890070</text:p>
          </table:table-cell>
          <table:table-cell office:value-type="float" office:value="60204" calcext:value-type="float">
            <text:p>60204</text:p>
          </table:table-cell>
          <table:table-cell office:value-type="float" office:value="1766827441" calcext:value-type="float">
            <text:p>1766827441</text:p>
          </table:table-cell>
          <table:table-cell office:value-type="float" office:value="104055" calcext:value-type="float">
            <text:p>104055</text:p>
          </table:table-cell>
          <table:table-cell office:value-type="float" office:value="934947763" calcext:value-type="float">
            <text:p>934947763</text:p>
          </table:table-cell>
          <table:table-cell office:value-type="float" office:value="21972" calcext:value-type="float">
            <text:p>21972</text:p>
          </table:table-cell>
          <table:table-cell office:value-type="float" office:value="862507288" calcext:value-type="float">
            <text:p>862507288</text:p>
          </table:table-cell>
          <table:table-cell office:value-type="float" office:value="449511184" calcext:value-type="float">
            <text:p>449511184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751910" calcext:value-type="float">
            <text:p>751910</text:p>
          </table:table-cell>
          <table:table-cell office:value-type="float" office:value="643412" calcext:value-type="float">
            <text:p>643412</text:p>
          </table:table-cell>
          <table:table-cell office:value-type="float" office:value="56739" calcext:value-type="float">
            <text:p>56739</text:p>
          </table:table-cell>
          <table:table-cell office:value-type="float" office:value="95019" calcext:value-type="float">
            <text:p>95019</text:p>
          </table:table-cell>
          <table:table-cell office:value-type="float" office:value="132758" calcext:value-type="float">
            <text:p>132758</text:p>
          </table:table-cell>
          <table:table-cell office:value-type="float" office:value="45324" calcext:value-type="float">
            <text:p>45324</text:p>
          </table:table-cell>
          <table:table-cell office:value-type="float" office:value="53061" calcext:value-type="float">
            <text:p>53061</text:p>
          </table:table-cell>
          <table:table-cell office:value-type="float" office:value="1600578683" calcext:value-type="float">
            <text:p>1600578683</text:p>
          </table:table-cell>
          <table:table-cell office:value-type="float" office:value="248367" calcext:value-type="float">
            <text:p>248367</text:p>
          </table:table-cell>
          <table:table-cell office:value-type="float" office:value="220934" calcext:value-type="float">
            <text:p>220934</text:p>
          </table:table-cell>
          <table:table-cell office:value-type="float" office:value="18386" calcext:value-type="float">
            <text:p>18386</text:p>
          </table:table-cell>
          <table:table-cell office:value-type="float" office:value="1906688528" calcext:value-type="float">
            <text:p>1906688528</text:p>
          </table:table-cell>
          <table:table-cell office:value-type="float" office:value="129843" calcext:value-type="float">
            <text:p>129843</text:p>
          </table:table-cell>
          <table:table-cell office:value-type="float" office:value="2020553804" calcext:value-type="float">
            <text:p>2020553804</text:p>
          </table:table-cell>
          <table:table-cell office:value-type="float" office:value="64046" calcext:value-type="float">
            <text:p>64046</text:p>
          </table:table-cell>
          <table:table-cell office:value-type="float" office:value="1772390326" calcext:value-type="float">
            <text:p>1772390326</text:p>
          </table:table-cell>
          <table:table-cell office:value-type="float" office:value="100716" calcext:value-type="float">
            <text:p>100716</text:p>
          </table:table-cell>
          <table:table-cell office:value-type="float" office:value="937575945" calcext:value-type="float">
            <text:p>937575945</text:p>
          </table:table-cell>
          <table:table-cell office:value-type="float" office:value="23859" calcext:value-type="float">
            <text:p>23859</text:p>
          </table:table-cell>
          <table:table-cell office:value-type="float" office:value="865416981" calcext:value-type="float">
            <text:p>865416981</text:p>
          </table:table-cell>
          <table:table-cell office:value-type="float" office:value="464649808" calcext:value-type="float">
            <text:p>464649808</text:p>
          </table:table-cell>
        </table:table-row>
        <table:table-row table:style-name="ro1">
          <table:table-cell office:value-type="float" office:value="86250" calcext:value-type="float">
            <text:p>86250</text:p>
          </table:table-cell>
          <table:table-cell office:value-type="float" office:value="783650" calcext:value-type="float">
            <text:p>783650</text:p>
          </table:table-cell>
          <table:table-cell office:value-type="float" office:value="651124" calcext:value-type="float">
            <text:p>651124</text:p>
          </table:table-cell>
          <table:table-cell office:value-type="float" office:value="56319" calcext:value-type="float">
            <text:p>56319</text:p>
          </table:table-cell>
          <table:table-cell office:value-type="float" office:value="97830" calcext:value-type="float">
            <text:p>97830</text:p>
          </table:table-cell>
          <table:table-cell office:value-type="float" office:value="131147" calcext:value-type="float">
            <text:p>131147</text:p>
          </table:table-cell>
          <table:table-cell office:value-type="float" office:value="43107" calcext:value-type="float">
            <text:p>43107</text:p>
          </table:table-cell>
          <table:table-cell office:value-type="float" office:value="53616" calcext:value-type="float">
            <text:p>53616</text:p>
          </table:table-cell>
          <table:table-cell office:value-type="float" office:value="1604578991" calcext:value-type="float">
            <text:p>1604578991</text:p>
          </table:table-cell>
          <table:table-cell office:value-type="float" office:value="232589" calcext:value-type="float">
            <text:p>232589</text:p>
          </table:table-cell>
          <table:table-cell office:value-type="float" office:value="222298" calcext:value-type="float">
            <text:p>222298</text:p>
          </table:table-cell>
          <table:table-cell office:value-type="float" office:value="18388" calcext:value-type="float">
            <text:p>18388</text:p>
          </table:table-cell>
          <table:table-cell office:value-type="float" office:value="1911830120" calcext:value-type="float">
            <text:p>1911830120</text:p>
          </table:table-cell>
          <table:table-cell office:value-type="float" office:value="130882" calcext:value-type="float">
            <text:p>130882</text:p>
          </table:table-cell>
          <table:table-cell office:value-type="float" office:value="2027117006" calcext:value-type="float">
            <text:p>2027117006</text:p>
          </table:table-cell>
          <table:table-cell office:value-type="float" office:value="66509" calcext:value-type="float">
            <text:p>66509</text:p>
          </table:table-cell>
          <table:table-cell office:value-type="float" office:value="1779158110" calcext:value-type="float">
            <text:p>1779158110</text:p>
          </table:table-cell>
          <table:table-cell office:value-type="float" office:value="113517" calcext:value-type="float">
            <text:p>113517</text:p>
          </table:table-cell>
          <table:table-cell office:value-type="float" office:value="939850963" calcext:value-type="float">
            <text:p>939850963</text:p>
          </table:table-cell>
          <table:table-cell office:value-type="float" office:value="22250" calcext:value-type="float">
            <text:p>22250</text:p>
          </table:table-cell>
          <table:table-cell office:value-type="float" office:value="868027397" calcext:value-type="float">
            <text:p>868027397</text:p>
          </table:table-cell>
          <table:table-cell office:value-type="float" office:value="454856752" calcext:value-type="float">
            <text:p>454856752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783524" calcext:value-type="float">
            <text:p>783524</text:p>
          </table:table-cell>
          <table:table-cell office:value-type="float" office:value="652122" calcext:value-type="float">
            <text:p>652122</text:p>
          </table:table-cell>
          <table:table-cell office:value-type="float" office:value="57734" calcext:value-type="float">
            <text:p>57734</text:p>
          </table:table-cell>
          <table:table-cell office:value-type="float" office:value="95866" calcext:value-type="float">
            <text:p>95866</text:p>
          </table:table-cell>
          <table:table-cell office:value-type="float" office:value="132765" calcext:value-type="float">
            <text:p>132765</text:p>
          </table:table-cell>
          <table:table-cell office:value-type="float" office:value="42851" calcext:value-type="float">
            <text:p>42851</text:p>
          </table:table-cell>
          <table:table-cell office:value-type="float" office:value="50216" calcext:value-type="float">
            <text:p>50216</text:p>
          </table:table-cell>
          <table:table-cell office:value-type="float" office:value="1609736955" calcext:value-type="float">
            <text:p>1609736955</text:p>
          </table:table-cell>
          <table:table-cell office:value-type="float" office:value="241344" calcext:value-type="float">
            <text:p>241344</text:p>
          </table:table-cell>
          <table:table-cell office:value-type="float" office:value="216066" calcext:value-type="float">
            <text:p>216066</text:p>
          </table:table-cell>
          <table:table-cell office:value-type="float" office:value="18399" calcext:value-type="float">
            <text:p>18399</text:p>
          </table:table-cell>
          <table:table-cell office:value-type="float" office:value="1918355310" calcext:value-type="float">
            <text:p>1918355310</text:p>
          </table:table-cell>
          <table:table-cell office:value-type="float" office:value="130033" calcext:value-type="float">
            <text:p>130033</text:p>
          </table:table-cell>
          <table:table-cell office:value-type="float" office:value="2033213811" calcext:value-type="float">
            <text:p>2033213811</text:p>
          </table:table-cell>
          <table:table-cell office:value-type="float" office:value="64537" calcext:value-type="float">
            <text:p>64537</text:p>
          </table:table-cell>
          <table:table-cell office:value-type="float" office:value="1785023380" calcext:value-type="float">
            <text:p>1785023380</text:p>
          </table:table-cell>
          <table:table-cell office:value-type="float" office:value="103508" calcext:value-type="float">
            <text:p>103508</text:p>
          </table:table-cell>
          <table:table-cell office:value-type="float" office:value="942811878" calcext:value-type="float">
            <text:p>942811878</text:p>
          </table:table-cell>
          <table:table-cell office:value-type="float" office:value="21680" calcext:value-type="float">
            <text:p>21680</text:p>
          </table:table-cell>
          <table:table-cell office:value-type="float" office:value="870743677" calcext:value-type="float">
            <text:p>870743677</text:p>
          </table:table-cell>
          <table:table-cell office:value-type="float" office:value="451284819" calcext:value-type="float">
            <text:p>451284819</text:p>
          </table:table-cell>
        </table:table-row>
        <table:table-row table:style-name="ro1">
          <table:table-cell office:value-type="float" office:value="86750" calcext:value-type="float">
            <text:p>86750</text:p>
          </table:table-cell>
          <table:table-cell office:value-type="float" office:value="747266" calcext:value-type="float">
            <text:p>747266</text:p>
          </table:table-cell>
          <table:table-cell office:value-type="float" office:value="665080" calcext:value-type="float">
            <text:p>665080</text:p>
          </table:table-cell>
          <table:table-cell office:value-type="float" office:value="57575" calcext:value-type="float">
            <text:p>57575</text:p>
          </table:table-cell>
          <table:table-cell office:value-type="float" office:value="98436" calcext:value-type="float">
            <text:p>98436</text:p>
          </table:table-cell>
          <table:table-cell office:value-type="float" office:value="137375" calcext:value-type="float">
            <text:p>137375</text:p>
          </table:table-cell>
          <table:table-cell office:value-type="float" office:value="43966" calcext:value-type="float">
            <text:p>43966</text:p>
          </table:table-cell>
          <table:table-cell office:value-type="float" office:value="52257" calcext:value-type="float">
            <text:p>52257</text:p>
          </table:table-cell>
          <table:table-cell office:value-type="float" office:value="1613322389" calcext:value-type="float">
            <text:p>1613322389</text:p>
          </table:table-cell>
          <table:table-cell office:value-type="float" office:value="250359" calcext:value-type="float">
            <text:p>250359</text:p>
          </table:table-cell>
          <table:table-cell office:value-type="float" office:value="222548" calcext:value-type="float">
            <text:p>222548</text:p>
          </table:table-cell>
          <table:table-cell office:value-type="float" office:value="18409" calcext:value-type="float">
            <text:p>18409</text:p>
          </table:table-cell>
          <table:table-cell office:value-type="float" office:value="1924116888" calcext:value-type="float">
            <text:p>1924116888</text:p>
          </table:table-cell>
          <table:table-cell office:value-type="float" office:value="135944" calcext:value-type="float">
            <text:p>135944</text:p>
          </table:table-cell>
          <table:table-cell office:value-type="float" office:value="2038650019" calcext:value-type="float">
            <text:p>2038650019</text:p>
          </table:table-cell>
          <table:table-cell office:value-type="float" office:value="63122" calcext:value-type="float">
            <text:p>63122</text:p>
          </table:table-cell>
          <table:table-cell office:value-type="float" office:value="1789668121" calcext:value-type="float">
            <text:p>1789668121</text:p>
          </table:table-cell>
          <table:table-cell office:value-type="float" office:value="103647" calcext:value-type="float">
            <text:p>103647</text:p>
          </table:table-cell>
          <table:table-cell office:value-type="float" office:value="945755166" calcext:value-type="float">
            <text:p>945755166</text:p>
          </table:table-cell>
          <table:table-cell office:value-type="float" office:value="22595" calcext:value-type="float">
            <text:p>22595</text:p>
          </table:table-cell>
          <table:table-cell office:value-type="float" office:value="872968511" calcext:value-type="float">
            <text:p>872968511</text:p>
          </table:table-cell>
          <table:table-cell office:value-type="float" office:value="457479396" calcext:value-type="float">
            <text:p>457479396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786178" calcext:value-type="float">
            <text:p>786178</text:p>
          </table:table-cell>
          <table:table-cell office:value-type="float" office:value="729607" calcext:value-type="float">
            <text:p>729607</text:p>
          </table:table-cell>
          <table:table-cell office:value-type="float" office:value="56974" calcext:value-type="float">
            <text:p>56974</text:p>
          </table:table-cell>
          <table:table-cell office:value-type="float" office:value="94955" calcext:value-type="float">
            <text:p>94955</text:p>
          </table:table-cell>
          <table:table-cell office:value-type="float" office:value="134942" calcext:value-type="float">
            <text:p>134942</text:p>
          </table:table-cell>
          <table:table-cell office:value-type="float" office:value="44291" calcext:value-type="float">
            <text:p>44291</text:p>
          </table:table-cell>
          <table:table-cell office:value-type="float" office:value="50732" calcext:value-type="float">
            <text:p>50732</text:p>
          </table:table-cell>
          <table:table-cell office:value-type="float" office:value="1617666950" calcext:value-type="float">
            <text:p>1617666950</text:p>
          </table:table-cell>
          <table:table-cell office:value-type="float" office:value="253213" calcext:value-type="float">
            <text:p>253213</text:p>
          </table:table-cell>
          <table:table-cell office:value-type="float" office:value="222445" calcext:value-type="float">
            <text:p>222445</text:p>
          </table:table-cell>
          <table:table-cell office:value-type="float" office:value="18452" calcext:value-type="float">
            <text:p>18452</text:p>
          </table:table-cell>
          <table:table-cell office:value-type="float" office:value="1929550233" calcext:value-type="float">
            <text:p>1929550233</text:p>
          </table:table-cell>
          <table:table-cell office:value-type="float" office:value="129971" calcext:value-type="float">
            <text:p>129971</text:p>
          </table:table-cell>
          <table:table-cell office:value-type="float" office:value="2043079565" calcext:value-type="float">
            <text:p>2043079565</text:p>
          </table:table-cell>
          <table:table-cell office:value-type="float" office:value="63445" calcext:value-type="float">
            <text:p>63445</text:p>
          </table:table-cell>
          <table:table-cell office:value-type="float" office:value="1795428690" calcext:value-type="float">
            <text:p>1795428690</text:p>
          </table:table-cell>
          <table:table-cell office:value-type="float" office:value="103751" calcext:value-type="float">
            <text:p>103751</text:p>
          </table:table-cell>
          <table:table-cell office:value-type="float" office:value="947994177" calcext:value-type="float">
            <text:p>947994177</text:p>
          </table:table-cell>
          <table:table-cell office:value-type="float" office:value="23095" calcext:value-type="float">
            <text:p>23095</text:p>
          </table:table-cell>
          <table:table-cell office:value-type="float" office:value="875623637" calcext:value-type="float">
            <text:p>875623637</text:p>
          </table:table-cell>
          <table:table-cell office:value-type="float" office:value="455385271" calcext:value-type="float">
            <text:p>455385271</text:p>
          </table:table-cell>
        </table:table-row>
        <table:table-row table:style-name="ro1">
          <table:table-cell office:value-type="float" office:value="87250" calcext:value-type="float">
            <text:p>87250</text:p>
          </table:table-cell>
          <table:table-cell office:value-type="float" office:value="734978" calcext:value-type="float">
            <text:p>734978</text:p>
          </table:table-cell>
          <table:table-cell office:value-type="float" office:value="642508" calcext:value-type="float">
            <text:p>642508</text:p>
          </table:table-cell>
          <table:table-cell office:value-type="float" office:value="56581" calcext:value-type="float">
            <text:p>56581</text:p>
          </table:table-cell>
          <table:table-cell office:value-type="float" office:value="94168" calcext:value-type="float">
            <text:p>94168</text:p>
          </table:table-cell>
          <table:table-cell office:value-type="float" office:value="132054" calcext:value-type="float">
            <text:p>132054</text:p>
          </table:table-cell>
          <table:table-cell office:value-type="float" office:value="44476" calcext:value-type="float">
            <text:p>44476</text:p>
          </table:table-cell>
          <table:table-cell office:value-type="float" office:value="49053" calcext:value-type="float">
            <text:p>49053</text:p>
          </table:table-cell>
          <table:table-cell office:value-type="float" office:value="1622101560" calcext:value-type="float">
            <text:p>1622101560</text:p>
          </table:table-cell>
          <table:table-cell office:value-type="float" office:value="236956" calcext:value-type="float">
            <text:p>236956</text:p>
          </table:table-cell>
          <table:table-cell office:value-type="float" office:value="222955" calcext:value-type="float">
            <text:p>222955</text:p>
          </table:table-cell>
          <table:table-cell office:value-type="float" office:value="18407" calcext:value-type="float">
            <text:p>18407</text:p>
          </table:table-cell>
          <table:table-cell office:value-type="float" office:value="1935620054" calcext:value-type="float">
            <text:p>1935620054</text:p>
          </table:table-cell>
          <table:table-cell office:value-type="float" office:value="125810" calcext:value-type="float">
            <text:p>125810</text:p>
          </table:table-cell>
          <table:table-cell office:value-type="float" office:value="2048131929" calcext:value-type="float">
            <text:p>2048131929</text:p>
          </table:table-cell>
          <table:table-cell office:value-type="float" office:value="63961" calcext:value-type="float">
            <text:p>63961</text:p>
          </table:table-cell>
          <table:table-cell office:value-type="float" office:value="1801266380" calcext:value-type="float">
            <text:p>1801266380</text:p>
          </table:table-cell>
          <table:table-cell office:value-type="float" office:value="102507" calcext:value-type="float">
            <text:p>102507</text:p>
          </table:table-cell>
          <table:table-cell office:value-type="float" office:value="952985598" calcext:value-type="float">
            <text:p>952985598</text:p>
          </table:table-cell>
          <table:table-cell office:value-type="float" office:value="21431" calcext:value-type="float">
            <text:p>21431</text:p>
          </table:table-cell>
          <table:table-cell office:value-type="float" office:value="878095319" calcext:value-type="float">
            <text:p>878095319</text:p>
          </table:table-cell>
          <table:table-cell office:value-type="float" office:value="455602875" calcext:value-type="float">
            <text:p>45560287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787999" calcext:value-type="float">
            <text:p>787999</text:p>
          </table:table-cell>
          <table:table-cell office:value-type="float" office:value="657719" calcext:value-type="float">
            <text:p>657719</text:p>
          </table:table-cell>
          <table:table-cell office:value-type="float" office:value="57813" calcext:value-type="float">
            <text:p>57813</text:p>
          </table:table-cell>
          <table:table-cell office:value-type="float" office:value="97130" calcext:value-type="float">
            <text:p>97130</text:p>
          </table:table-cell>
          <table:table-cell office:value-type="float" office:value="133000" calcext:value-type="float">
            <text:p>133000</text:p>
          </table:table-cell>
          <table:table-cell office:value-type="float" office:value="43787" calcext:value-type="float">
            <text:p>43787</text:p>
          </table:table-cell>
          <table:table-cell office:value-type="float" office:value="53493" calcext:value-type="float">
            <text:p>53493</text:p>
          </table:table-cell>
          <table:table-cell office:value-type="float" office:value="1626052157" calcext:value-type="float">
            <text:p>1626052157</text:p>
          </table:table-cell>
          <table:table-cell office:value-type="float" office:value="239525" calcext:value-type="float">
            <text:p>239525</text:p>
          </table:table-cell>
          <table:table-cell office:value-type="float" office:value="221721" calcext:value-type="float">
            <text:p>221721</text:p>
          </table:table-cell>
          <table:table-cell office:value-type="float" office:value="18426" calcext:value-type="float">
            <text:p>18426</text:p>
          </table:table-cell>
          <table:table-cell office:value-type="float" office:value="1941015819" calcext:value-type="float">
            <text:p>1941015819</text:p>
          </table:table-cell>
          <table:table-cell office:value-type="float" office:value="129723" calcext:value-type="float">
            <text:p>129723</text:p>
          </table:table-cell>
          <table:table-cell office:value-type="float" office:value="2052759383" calcext:value-type="float">
            <text:p>2052759383</text:p>
          </table:table-cell>
          <table:table-cell office:value-type="float" office:value="108832" calcext:value-type="float">
            <text:p>108832</text:p>
          </table:table-cell>
          <table:table-cell office:value-type="float" office:value="1806964581" calcext:value-type="float">
            <text:p>1806964581</text:p>
          </table:table-cell>
          <table:table-cell office:value-type="float" office:value="102604" calcext:value-type="float">
            <text:p>102604</text:p>
          </table:table-cell>
          <table:table-cell office:value-type="float" office:value="957323915" calcext:value-type="float">
            <text:p>957323915</text:p>
          </table:table-cell>
          <table:table-cell office:value-type="float" office:value="22439" calcext:value-type="float">
            <text:p>22439</text:p>
          </table:table-cell>
          <table:table-cell office:value-type="float" office:value="880891825" calcext:value-type="float">
            <text:p>880891825</text:p>
          </table:table-cell>
          <table:table-cell office:value-type="float" office:value="456385726" calcext:value-type="float">
            <text:p>456385726</text:p>
          </table:table-cell>
        </table:table-row>
        <table:table-row table:style-name="ro1">
          <table:table-cell office:value-type="float" office:value="87750" calcext:value-type="float">
            <text:p>87750</text:p>
          </table:table-cell>
          <table:table-cell office:value-type="float" office:value="823541" calcext:value-type="float">
            <text:p>823541</text:p>
          </table:table-cell>
          <table:table-cell office:value-type="float" office:value="671020" calcext:value-type="float">
            <text:p>671020</text:p>
          </table:table-cell>
          <table:table-cell office:value-type="float" office:value="57709" calcext:value-type="float">
            <text:p>57709</text:p>
          </table:table-cell>
          <table:table-cell office:value-type="float" office:value="97983" calcext:value-type="float">
            <text:p>97983</text:p>
          </table:table-cell>
          <table:table-cell office:value-type="float" office:value="126338" calcext:value-type="float">
            <text:p>126338</text:p>
          </table:table-cell>
          <table:table-cell office:value-type="float" office:value="47865" calcext:value-type="float">
            <text:p>47865</text:p>
          </table:table-cell>
          <table:table-cell office:value-type="float" office:value="53147" calcext:value-type="float">
            <text:p>53147</text:p>
          </table:table-cell>
          <table:table-cell office:value-type="float" office:value="1630550510" calcext:value-type="float">
            <text:p>1630550510</text:p>
          </table:table-cell>
          <table:table-cell office:value-type="float" office:value="253014" calcext:value-type="float">
            <text:p>253014</text:p>
          </table:table-cell>
          <table:table-cell office:value-type="float" office:value="226770" calcext:value-type="float">
            <text:p>226770</text:p>
          </table:table-cell>
          <table:table-cell office:value-type="float" office:value="18923" calcext:value-type="float">
            <text:p>18923</text:p>
          </table:table-cell>
          <table:table-cell office:value-type="float" office:value="1946975002" calcext:value-type="float">
            <text:p>1946975002</text:p>
          </table:table-cell>
          <table:table-cell office:value-type="float" office:value="128983" calcext:value-type="float">
            <text:p>128983</text:p>
          </table:table-cell>
          <table:table-cell office:value-type="float" office:value="2058882518" calcext:value-type="float">
            <text:p>2058882518</text:p>
          </table:table-cell>
          <table:table-cell office:value-type="float" office:value="62755" calcext:value-type="float">
            <text:p>62755</text:p>
          </table:table-cell>
          <table:table-cell office:value-type="float" office:value="1813384027" calcext:value-type="float">
            <text:p>1813384027</text:p>
          </table:table-cell>
          <table:table-cell office:value-type="float" office:value="103472" calcext:value-type="float">
            <text:p>103472</text:p>
          </table:table-cell>
          <table:table-cell office:value-type="float" office:value="956576734" calcext:value-type="float">
            <text:p>956576734</text:p>
          </table:table-cell>
          <table:table-cell office:value-type="float" office:value="21166" calcext:value-type="float">
            <text:p>21166</text:p>
          </table:table-cell>
          <table:table-cell office:value-type="float" office:value="883091568" calcext:value-type="float">
            <text:p>883091568</text:p>
          </table:table-cell>
          <table:table-cell office:value-type="float" office:value="458125544" calcext:value-type="float">
            <text:p>458125544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805670" calcext:value-type="float">
            <text:p>805670</text:p>
          </table:table-cell>
          <table:table-cell office:value-type="float" office:value="670285" calcext:value-type="float">
            <text:p>670285</text:p>
          </table:table-cell>
          <table:table-cell office:value-type="float" office:value="55961" calcext:value-type="float">
            <text:p>55961</text:p>
          </table:table-cell>
          <table:table-cell office:value-type="float" office:value="94466" calcext:value-type="float">
            <text:p>94466</text:p>
          </table:table-cell>
          <table:table-cell office:value-type="float" office:value="130765" calcext:value-type="float">
            <text:p>130765</text:p>
          </table:table-cell>
          <table:table-cell office:value-type="float" office:value="46049" calcext:value-type="float">
            <text:p>46049</text:p>
          </table:table-cell>
          <table:table-cell office:value-type="float" office:value="50836" calcext:value-type="float">
            <text:p>50836</text:p>
          </table:table-cell>
          <table:table-cell office:value-type="float" office:value="1634823634" calcext:value-type="float">
            <text:p>1634823634</text:p>
          </table:table-cell>
          <table:table-cell office:value-type="float" office:value="244408" calcext:value-type="float">
            <text:p>244408</text:p>
          </table:table-cell>
          <table:table-cell office:value-type="float" office:value="281593" calcext:value-type="float">
            <text:p>281593</text:p>
          </table:table-cell>
          <table:table-cell office:value-type="float" office:value="18427" calcext:value-type="float">
            <text:p>18427</text:p>
          </table:table-cell>
          <table:table-cell office:value-type="float" office:value="1953106068" calcext:value-type="float">
            <text:p>1953106068</text:p>
          </table:table-cell>
          <table:table-cell office:value-type="float" office:value="127468" calcext:value-type="float">
            <text:p>127468</text:p>
          </table:table-cell>
          <table:table-cell office:value-type="float" office:value="2064782621" calcext:value-type="float">
            <text:p>2064782621</text:p>
          </table:table-cell>
          <table:table-cell office:value-type="float" office:value="62302" calcext:value-type="float">
            <text:p>62302</text:p>
          </table:table-cell>
          <table:table-cell office:value-type="float" office:value="1819132957" calcext:value-type="float">
            <text:p>1819132957</text:p>
          </table:table-cell>
          <table:table-cell office:value-type="float" office:value="105493" calcext:value-type="float">
            <text:p>105493</text:p>
          </table:table-cell>
          <table:table-cell office:value-type="float" office:value="959473400" calcext:value-type="float">
            <text:p>959473400</text:p>
          </table:table-cell>
          <table:table-cell office:value-type="float" office:value="22930" calcext:value-type="float">
            <text:p>22930</text:p>
          </table:table-cell>
          <table:table-cell office:value-type="float" office:value="886530160" calcext:value-type="float">
            <text:p>886530160</text:p>
          </table:table-cell>
          <table:table-cell office:value-type="float" office:value="459243707" calcext:value-type="float">
            <text:p>459243707</text:p>
          </table:table-cell>
        </table:table-row>
        <table:table-row table:style-name="ro1">
          <table:table-cell office:value-type="float" office:value="88250" calcext:value-type="float">
            <text:p>88250</text:p>
          </table:table-cell>
          <table:table-cell office:value-type="float" office:value="761765" calcext:value-type="float">
            <text:p>761765</text:p>
          </table:table-cell>
          <table:table-cell office:value-type="float" office:value="654008" calcext:value-type="float">
            <text:p>654008</text:p>
          </table:table-cell>
          <table:table-cell office:value-type="float" office:value="57557" calcext:value-type="float">
            <text:p>57557</text:p>
          </table:table-cell>
          <table:table-cell office:value-type="float" office:value="96479" calcext:value-type="float">
            <text:p>96479</text:p>
          </table:table-cell>
          <table:table-cell office:value-type="float" office:value="135233" calcext:value-type="float">
            <text:p>135233</text:p>
          </table:table-cell>
          <table:table-cell office:value-type="float" office:value="45288" calcext:value-type="float">
            <text:p>45288</text:p>
          </table:table-cell>
          <table:table-cell office:value-type="float" office:value="50236" calcext:value-type="float">
            <text:p>50236</text:p>
          </table:table-cell>
          <table:table-cell office:value-type="float" office:value="1638603016" calcext:value-type="float">
            <text:p>1638603016</text:p>
          </table:table-cell>
          <table:table-cell office:value-type="float" office:value="246304" calcext:value-type="float">
            <text:p>246304</text:p>
          </table:table-cell>
          <table:table-cell office:value-type="float" office:value="234560" calcext:value-type="float">
            <text:p>234560</text:p>
          </table:table-cell>
          <table:table-cell office:value-type="float" office:value="18446" calcext:value-type="float">
            <text:p>18446</text:p>
          </table:table-cell>
          <table:table-cell office:value-type="float" office:value="1959251060" calcext:value-type="float">
            <text:p>1959251060</text:p>
          </table:table-cell>
          <table:table-cell office:value-type="float" office:value="130988" calcext:value-type="float">
            <text:p>130988</text:p>
          </table:table-cell>
          <table:table-cell office:value-type="float" office:value="2071445439" calcext:value-type="float">
            <text:p>2071445439</text:p>
          </table:table-cell>
          <table:table-cell office:value-type="float" office:value="64474" calcext:value-type="float">
            <text:p>64474</text:p>
          </table:table-cell>
          <table:table-cell office:value-type="float" office:value="1825346991" calcext:value-type="float">
            <text:p>1825346991</text:p>
          </table:table-cell>
          <table:table-cell office:value-type="float" office:value="102595" calcext:value-type="float">
            <text:p>102595</text:p>
          </table:table-cell>
          <table:table-cell office:value-type="float" office:value="964024069" calcext:value-type="float">
            <text:p>964024069</text:p>
          </table:table-cell>
          <table:table-cell office:value-type="float" office:value="21815" calcext:value-type="float">
            <text:p>21815</text:p>
          </table:table-cell>
          <table:table-cell office:value-type="float" office:value="888693674" calcext:value-type="float">
            <text:p>888693674</text:p>
          </table:table-cell>
          <table:table-cell office:value-type="float" office:value="460996200" calcext:value-type="float">
            <text:p>460996200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728370" calcext:value-type="float">
            <text:p>728370</text:p>
          </table:table-cell>
          <table:table-cell office:value-type="float" office:value="729823" calcext:value-type="float">
            <text:p>729823</text:p>
          </table:table-cell>
          <table:table-cell office:value-type="float" office:value="56327" calcext:value-type="float">
            <text:p>56327</text:p>
          </table:table-cell>
          <table:table-cell office:value-type="float" office:value="93845" calcext:value-type="float">
            <text:p>93845</text:p>
          </table:table-cell>
          <table:table-cell office:value-type="float" office:value="132128" calcext:value-type="float">
            <text:p>132128</text:p>
          </table:table-cell>
          <table:table-cell office:value-type="float" office:value="46003" calcext:value-type="float">
            <text:p>46003</text:p>
          </table:table-cell>
          <table:table-cell office:value-type="float" office:value="51921" calcext:value-type="float">
            <text:p>51921</text:p>
          </table:table-cell>
          <table:table-cell office:value-type="float" office:value="1643018359" calcext:value-type="float">
            <text:p>1643018359</text:p>
          </table:table-cell>
          <table:table-cell office:value-type="float" office:value="237428" calcext:value-type="float">
            <text:p>237428</text:p>
          </table:table-cell>
          <table:table-cell office:value-type="float" office:value="228400" calcext:value-type="float">
            <text:p>228400</text:p>
          </table:table-cell>
          <table:table-cell office:value-type="float" office:value="18379" calcext:value-type="float">
            <text:p>18379</text:p>
          </table:table-cell>
          <table:table-cell office:value-type="float" office:value="1965360447" calcext:value-type="float">
            <text:p>1965360447</text:p>
          </table:table-cell>
          <table:table-cell office:value-type="float" office:value="128611" calcext:value-type="float">
            <text:p>128611</text:p>
          </table:table-cell>
          <table:table-cell office:value-type="float" office:value="2076785286" calcext:value-type="float">
            <text:p>2076785286</text:p>
          </table:table-cell>
          <table:table-cell office:value-type="float" office:value="62978" calcext:value-type="float">
            <text:p>62978</text:p>
          </table:table-cell>
          <table:table-cell office:value-type="float" office:value="1831599217" calcext:value-type="float">
            <text:p>1831599217</text:p>
          </table:table-cell>
          <table:table-cell office:value-type="float" office:value="104946" calcext:value-type="float">
            <text:p>104946</text:p>
          </table:table-cell>
          <table:table-cell office:value-type="float" office:value="964495569" calcext:value-type="float">
            <text:p>964495569</text:p>
          </table:table-cell>
          <table:table-cell office:value-type="float" office:value="22418" calcext:value-type="float">
            <text:p>22418</text:p>
          </table:table-cell>
          <table:table-cell office:value-type="float" office:value="891538303" calcext:value-type="float">
            <text:p>891538303</text:p>
          </table:table-cell>
          <table:table-cell office:value-type="float" office:value="462123521" calcext:value-type="float">
            <text:p>462123521</text:p>
          </table:table-cell>
        </table:table-row>
        <table:table-row table:style-name="ro1">
          <table:table-cell office:value-type="float" office:value="88750" calcext:value-type="float">
            <text:p>88750</text:p>
          </table:table-cell>
          <table:table-cell office:value-type="float" office:value="794970" calcext:value-type="float">
            <text:p>794970</text:p>
          </table:table-cell>
          <table:table-cell office:value-type="float" office:value="686922" calcext:value-type="float">
            <text:p>686922</text:p>
          </table:table-cell>
          <table:table-cell office:value-type="float" office:value="57275" calcext:value-type="float">
            <text:p>57275</text:p>
          </table:table-cell>
          <table:table-cell office:value-type="float" office:value="97309" calcext:value-type="float">
            <text:p>97309</text:p>
          </table:table-cell>
          <table:table-cell office:value-type="float" office:value="134512" calcext:value-type="float">
            <text:p>134512</text:p>
          </table:table-cell>
          <table:table-cell office:value-type="float" office:value="41973" calcext:value-type="float">
            <text:p>41973</text:p>
          </table:table-cell>
          <table:table-cell office:value-type="float" office:value="46411" calcext:value-type="float">
            <text:p>46411</text:p>
          </table:table-cell>
          <table:table-cell office:value-type="float" office:value="1647853067" calcext:value-type="float">
            <text:p>1647853067</text:p>
          </table:table-cell>
          <table:table-cell office:value-type="float" office:value="242729" calcext:value-type="float">
            <text:p>242729</text:p>
          </table:table-cell>
          <table:table-cell office:value-type="float" office:value="223008" calcext:value-type="float">
            <text:p>223008</text:p>
          </table:table-cell>
          <table:table-cell office:value-type="float" office:value="18402" calcext:value-type="float">
            <text:p>18402</text:p>
          </table:table-cell>
          <table:table-cell office:value-type="float" office:value="1971381559" calcext:value-type="float">
            <text:p>1971381559</text:p>
          </table:table-cell>
          <table:table-cell office:value-type="float" office:value="130917" calcext:value-type="float">
            <text:p>130917</text:p>
          </table:table-cell>
          <table:table-cell office:value-type="float" office:value="2081912274" calcext:value-type="float">
            <text:p>2081912274</text:p>
          </table:table-cell>
          <table:table-cell office:value-type="float" office:value="64173" calcext:value-type="float">
            <text:p>64173</text:p>
          </table:table-cell>
          <table:table-cell office:value-type="float" office:value="1837557866" calcext:value-type="float">
            <text:p>1837557866</text:p>
          </table:table-cell>
          <table:table-cell office:value-type="float" office:value="114221" calcext:value-type="float">
            <text:p>114221</text:p>
          </table:table-cell>
          <table:table-cell office:value-type="float" office:value="967575949" calcext:value-type="float">
            <text:p>967575949</text:p>
          </table:table-cell>
          <table:table-cell office:value-type="float" office:value="23210" calcext:value-type="float">
            <text:p>23210</text:p>
          </table:table-cell>
          <table:table-cell office:value-type="float" office:value="894401893" calcext:value-type="float">
            <text:p>894401893</text:p>
          </table:table-cell>
          <table:table-cell office:value-type="float" office:value="464719112" calcext:value-type="float">
            <text:p>464719112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793345" calcext:value-type="float">
            <text:p>793345</text:p>
          </table:table-cell>
          <table:table-cell office:value-type="float" office:value="652947" calcext:value-type="float">
            <text:p>652947</text:p>
          </table:table-cell>
          <table:table-cell office:value-type="float" office:value="56284" calcext:value-type="float">
            <text:p>56284</text:p>
          </table:table-cell>
          <table:table-cell office:value-type="float" office:value="93359" calcext:value-type="float">
            <text:p>93359</text:p>
          </table:table-cell>
          <table:table-cell office:value-type="float" office:value="138627" calcext:value-type="float">
            <text:p>138627</text:p>
          </table:table-cell>
          <table:table-cell office:value-type="float" office:value="42314" calcext:value-type="float">
            <text:p>42314</text:p>
          </table:table-cell>
          <table:table-cell office:value-type="float" office:value="46435" calcext:value-type="float">
            <text:p>46435</text:p>
          </table:table-cell>
          <table:table-cell office:value-type="float" office:value="1661258739" calcext:value-type="float">
            <text:p>1661258739</text:p>
          </table:table-cell>
          <table:table-cell office:value-type="float" office:value="277764" calcext:value-type="float">
            <text:p>277764</text:p>
          </table:table-cell>
          <table:table-cell office:value-type="float" office:value="224563" calcext:value-type="float">
            <text:p>224563</text:p>
          </table:table-cell>
          <table:table-cell office:value-type="float" office:value="18397" calcext:value-type="float">
            <text:p>18397</text:p>
          </table:table-cell>
          <table:table-cell office:value-type="float" office:value="1978224063" calcext:value-type="float">
            <text:p>1978224063</text:p>
          </table:table-cell>
          <table:table-cell office:value-type="float" office:value="125638" calcext:value-type="float">
            <text:p>125638</text:p>
          </table:table-cell>
          <table:table-cell office:value-type="float" office:value="2087240868" calcext:value-type="float">
            <text:p>2087240868</text:p>
          </table:table-cell>
          <table:table-cell office:value-type="float" office:value="68035" calcext:value-type="float">
            <text:p>68035</text:p>
          </table:table-cell>
          <table:table-cell office:value-type="float" office:value="1843379540" calcext:value-type="float">
            <text:p>1843379540</text:p>
          </table:table-cell>
          <table:table-cell office:value-type="float" office:value="99118" calcext:value-type="float">
            <text:p>99118</text:p>
          </table:table-cell>
          <table:table-cell office:value-type="float" office:value="970311402" calcext:value-type="float">
            <text:p>970311402</text:p>
          </table:table-cell>
          <table:table-cell office:value-type="float" office:value="21204" calcext:value-type="float">
            <text:p>21204</text:p>
          </table:table-cell>
          <table:table-cell office:value-type="float" office:value="897530081" calcext:value-type="float">
            <text:p>897530081</text:p>
          </table:table-cell>
          <table:table-cell office:value-type="float" office:value="464822341" calcext:value-type="float">
            <text:p>464822341</text:p>
          </table:table-cell>
        </table:table-row>
        <table:table-row table:style-name="ro1">
          <table:table-cell office:value-type="float" office:value="89250" calcext:value-type="float">
            <text:p>89250</text:p>
          </table:table-cell>
          <table:table-cell office:value-type="float" office:value="796365" calcext:value-type="float">
            <text:p>796365</text:p>
          </table:table-cell>
          <table:table-cell office:value-type="float" office:value="671653" calcext:value-type="float">
            <text:p>671653</text:p>
          </table:table-cell>
          <table:table-cell office:value-type="float" office:value="56757" calcext:value-type="float">
            <text:p>56757</text:p>
          </table:table-cell>
          <table:table-cell office:value-type="float" office:value="141590" calcext:value-type="float">
            <text:p>141590</text:p>
          </table:table-cell>
          <table:table-cell office:value-type="float" office:value="132046" calcext:value-type="float">
            <text:p>132046</text:p>
          </table:table-cell>
          <table:table-cell office:value-type="float" office:value="45204" calcext:value-type="float">
            <text:p>45204</text:p>
          </table:table-cell>
          <table:table-cell office:value-type="float" office:value="50213" calcext:value-type="float">
            <text:p>50213</text:p>
          </table:table-cell>
          <table:table-cell office:value-type="float" office:value="1663607699" calcext:value-type="float">
            <text:p>1663607699</text:p>
          </table:table-cell>
          <table:table-cell office:value-type="float" office:value="251923" calcext:value-type="float">
            <text:p>251923</text:p>
          </table:table-cell>
          <table:table-cell office:value-type="float" office:value="219078" calcext:value-type="float">
            <text:p>219078</text:p>
          </table:table-cell>
          <table:table-cell office:value-type="float" office:value="18427" calcext:value-type="float">
            <text:p>18427</text:p>
          </table:table-cell>
          <table:table-cell office:value-type="float" office:value="1983155649" calcext:value-type="float">
            <text:p>1983155649</text:p>
          </table:table-cell>
          <table:table-cell office:value-type="float" office:value="131379" calcext:value-type="float">
            <text:p>131379</text:p>
          </table:table-cell>
          <table:table-cell office:value-type="float" office:value="2090905574" calcext:value-type="float">
            <text:p>2090905574</text:p>
          </table:table-cell>
          <table:table-cell office:value-type="float" office:value="63693" calcext:value-type="float">
            <text:p>63693</text:p>
          </table:table-cell>
          <table:table-cell office:value-type="float" office:value="1848839898" calcext:value-type="float">
            <text:p>1848839898</text:p>
          </table:table-cell>
          <table:table-cell office:value-type="float" office:value="108407" calcext:value-type="float">
            <text:p>108407</text:p>
          </table:table-cell>
          <table:table-cell office:value-type="float" office:value="973036907" calcext:value-type="float">
            <text:p>973036907</text:p>
          </table:table-cell>
          <table:table-cell office:value-type="float" office:value="22004" calcext:value-type="float">
            <text:p>22004</text:p>
          </table:table-cell>
          <table:table-cell office:value-type="float" office:value="899594606" calcext:value-type="float">
            <text:p>899594606</text:p>
          </table:table-cell>
          <table:table-cell office:value-type="float" office:value="466631733" calcext:value-type="float">
            <text:p>466631733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737160" calcext:value-type="float">
            <text:p>737160</text:p>
          </table:table-cell>
          <table:table-cell office:value-type="float" office:value="670334" calcext:value-type="float">
            <text:p>670334</text:p>
          </table:table-cell>
          <table:table-cell office:value-type="float" office:value="56675" calcext:value-type="float">
            <text:p>56675</text:p>
          </table:table-cell>
          <table:table-cell office:value-type="float" office:value="96505" calcext:value-type="float">
            <text:p>96505</text:p>
          </table:table-cell>
          <table:table-cell office:value-type="float" office:value="134828" calcext:value-type="float">
            <text:p>134828</text:p>
          </table:table-cell>
          <table:table-cell office:value-type="float" office:value="42818" calcext:value-type="float">
            <text:p>42818</text:p>
          </table:table-cell>
          <table:table-cell office:value-type="float" office:value="49175" calcext:value-type="float">
            <text:p>49175</text:p>
          </table:table-cell>
          <table:table-cell office:value-type="float" office:value="1665290300" calcext:value-type="float">
            <text:p>1665290300</text:p>
          </table:table-cell>
          <table:table-cell office:value-type="float" office:value="244446" calcext:value-type="float">
            <text:p>244446</text:p>
          </table:table-cell>
          <table:table-cell office:value-type="float" office:value="217855" calcext:value-type="float">
            <text:p>217855</text:p>
          </table:table-cell>
          <table:table-cell office:value-type="float" office:value="18381" calcext:value-type="float">
            <text:p>18381</text:p>
          </table:table-cell>
          <table:table-cell office:value-type="float" office:value="1989490352" calcext:value-type="float">
            <text:p>1989490352</text:p>
          </table:table-cell>
          <table:table-cell office:value-type="float" office:value="133431" calcext:value-type="float">
            <text:p>133431</text:p>
          </table:table-cell>
          <table:table-cell office:value-type="float" office:value="2096428085" calcext:value-type="float">
            <text:p>2096428085</text:p>
          </table:table-cell>
          <table:table-cell office:value-type="float" office:value="62786" calcext:value-type="float">
            <text:p>62786</text:p>
          </table:table-cell>
          <table:table-cell office:value-type="float" office:value="1855385853" calcext:value-type="float">
            <text:p>1855385853</text:p>
          </table:table-cell>
          <table:table-cell office:value-type="float" office:value="104475" calcext:value-type="float">
            <text:p>104475</text:p>
          </table:table-cell>
          <table:table-cell office:value-type="float" office:value="975578211" calcext:value-type="float">
            <text:p>975578211</text:p>
          </table:table-cell>
          <table:table-cell office:value-type="float" office:value="22399" calcext:value-type="float">
            <text:p>22399</text:p>
          </table:table-cell>
          <table:table-cell office:value-type="float" office:value="901783579" calcext:value-type="float">
            <text:p>901783579</text:p>
          </table:table-cell>
          <table:table-cell office:value-type="float" office:value="467019620" calcext:value-type="float">
            <text:p>467019620</text:p>
          </table:table-cell>
        </table:table-row>
        <table:table-row table:style-name="ro1">
          <table:table-cell office:value-type="float" office:value="89750" calcext:value-type="float">
            <text:p>89750</text:p>
          </table:table-cell>
          <table:table-cell office:value-type="float" office:value="787781" calcext:value-type="float">
            <text:p>787781</text:p>
          </table:table-cell>
          <table:table-cell office:value-type="float" office:value="677804" calcext:value-type="float">
            <text:p>677804</text:p>
          </table:table-cell>
          <table:table-cell office:value-type="float" office:value="56979" calcext:value-type="float">
            <text:p>56979</text:p>
          </table:table-cell>
          <table:table-cell office:value-type="float" office:value="95492" calcext:value-type="float">
            <text:p>95492</text:p>
          </table:table-cell>
          <table:table-cell office:value-type="float" office:value="138217" calcext:value-type="float">
            <text:p>138217</text:p>
          </table:table-cell>
          <table:table-cell office:value-type="float" office:value="43326" calcext:value-type="float">
            <text:p>43326</text:p>
          </table:table-cell>
          <table:table-cell office:value-type="float" office:value="49369" calcext:value-type="float">
            <text:p>49369</text:p>
          </table:table-cell>
          <table:table-cell office:value-type="float" office:value="1674072869" calcext:value-type="float">
            <text:p>1674072869</text:p>
          </table:table-cell>
          <table:table-cell office:value-type="float" office:value="245348" calcext:value-type="float">
            <text:p>245348</text:p>
          </table:table-cell>
          <table:table-cell office:value-type="float" office:value="227116" calcext:value-type="float">
            <text:p>227116</text:p>
          </table:table-cell>
          <table:table-cell office:value-type="float" office:value="18394" calcext:value-type="float">
            <text:p>18394</text:p>
          </table:table-cell>
          <table:table-cell office:value-type="float" office:value="1995603575" calcext:value-type="float">
            <text:p>1995603575</text:p>
          </table:table-cell>
          <table:table-cell office:value-type="float" office:value="131848" calcext:value-type="float">
            <text:p>131848</text:p>
          </table:table-cell>
          <table:table-cell office:value-type="float" office:value="2101923477" calcext:value-type="float">
            <text:p>2101923477</text:p>
          </table:table-cell>
          <table:table-cell office:value-type="float" office:value="64194" calcext:value-type="float">
            <text:p>64194</text:p>
          </table:table-cell>
          <table:table-cell office:value-type="float" office:value="1860464790" calcext:value-type="float">
            <text:p>1860464790</text:p>
          </table:table-cell>
          <table:table-cell office:value-type="float" office:value="100514" calcext:value-type="float">
            <text:p>100514</text:p>
          </table:table-cell>
          <table:table-cell office:value-type="float" office:value="978134201" calcext:value-type="float">
            <text:p>978134201</text:p>
          </table:table-cell>
          <table:table-cell office:value-type="float" office:value="23822" calcext:value-type="float">
            <text:p>23822</text:p>
          </table:table-cell>
          <table:table-cell office:value-type="float" office:value="904536837" calcext:value-type="float">
            <text:p>904536837</text:p>
          </table:table-cell>
          <table:table-cell office:value-type="float" office:value="468666639" calcext:value-type="float">
            <text:p>46866663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761306" calcext:value-type="float">
            <text:p>761306</text:p>
          </table:table-cell>
          <table:table-cell office:value-type="float" office:value="739271" calcext:value-type="float">
            <text:p>739271</text:p>
          </table:table-cell>
          <table:table-cell office:value-type="float" office:value="57631" calcext:value-type="float">
            <text:p>57631</text:p>
          </table:table-cell>
          <table:table-cell office:value-type="float" office:value="94454" calcext:value-type="float">
            <text:p>94454</text:p>
          </table:table-cell>
          <table:table-cell office:value-type="float" office:value="136612" calcext:value-type="float">
            <text:p>136612</text:p>
          </table:table-cell>
          <table:table-cell office:value-type="float" office:value="48825" calcext:value-type="float">
            <text:p>48825</text:p>
          </table:table-cell>
          <table:table-cell office:value-type="float" office:value="50136" calcext:value-type="float">
            <text:p>50136</text:p>
          </table:table-cell>
          <table:table-cell office:value-type="float" office:value="1679438006" calcext:value-type="float">
            <text:p>1679438006</text:p>
          </table:table-cell>
          <table:table-cell office:value-type="float" office:value="240076" calcext:value-type="float">
            <text:p>240076</text:p>
          </table:table-cell>
          <table:table-cell office:value-type="float" office:value="226895" calcext:value-type="float">
            <text:p>226895</text:p>
          </table:table-cell>
          <table:table-cell office:value-type="float" office:value="18391" calcext:value-type="float">
            <text:p>18391</text:p>
          </table:table-cell>
          <table:table-cell office:value-type="float" office:value="2001053494" calcext:value-type="float">
            <text:p>2001053494</text:p>
          </table:table-cell>
          <table:table-cell office:value-type="float" office:value="132107" calcext:value-type="float">
            <text:p>132107</text:p>
          </table:table-cell>
          <table:table-cell office:value-type="float" office:value="2108959113" calcext:value-type="float">
            <text:p>2108959113</text:p>
          </table:table-cell>
          <table:table-cell office:value-type="float" office:value="64865" calcext:value-type="float">
            <text:p>64865</text:p>
          </table:table-cell>
          <table:table-cell office:value-type="float" office:value="1866702558" calcext:value-type="float">
            <text:p>1866702558</text:p>
          </table:table-cell>
          <table:table-cell office:value-type="float" office:value="106600" calcext:value-type="float">
            <text:p>106600</text:p>
          </table:table-cell>
          <table:table-cell office:value-type="float" office:value="981114563" calcext:value-type="float">
            <text:p>981114563</text:p>
          </table:table-cell>
          <table:table-cell office:value-type="float" office:value="20881" calcext:value-type="float">
            <text:p>20881</text:p>
          </table:table-cell>
          <table:table-cell office:value-type="float" office:value="907030871" calcext:value-type="float">
            <text:p>907030871</text:p>
          </table:table-cell>
          <table:table-cell office:value-type="float" office:value="470060723" calcext:value-type="float">
            <text:p>470060723</text:p>
          </table:table-cell>
        </table:table-row>
        <table:table-row table:style-name="ro1">
          <table:table-cell office:value-type="float" office:value="90250" calcext:value-type="float">
            <text:p>90250</text:p>
          </table:table-cell>
          <table:table-cell office:value-type="float" office:value="818680" calcext:value-type="float">
            <text:p>818680</text:p>
          </table:table-cell>
          <table:table-cell office:value-type="float" office:value="670408" calcext:value-type="float">
            <text:p>670408</text:p>
          </table:table-cell>
          <table:table-cell office:value-type="float" office:value="56223" calcext:value-type="float">
            <text:p>56223</text:p>
          </table:table-cell>
          <table:table-cell office:value-type="float" office:value="112987" calcext:value-type="float">
            <text:p>112987</text:p>
          </table:table-cell>
          <table:table-cell office:value-type="float" office:value="203870" calcext:value-type="float">
            <text:p>203870</text:p>
          </table:table-cell>
          <table:table-cell office:value-type="float" office:value="45441" calcext:value-type="float">
            <text:p>45441</text:p>
          </table:table-cell>
          <table:table-cell office:value-type="float" office:value="49124" calcext:value-type="float">
            <text:p>49124</text:p>
          </table:table-cell>
          <table:table-cell office:value-type="float" office:value="1673976215" calcext:value-type="float">
            <text:p>1673976215</text:p>
          </table:table-cell>
          <table:table-cell office:value-type="float" office:value="258312" calcext:value-type="float">
            <text:p>258312</text:p>
          </table:table-cell>
          <table:table-cell office:value-type="float" office:value="224226" calcext:value-type="float">
            <text:p>224226</text:p>
          </table:table-cell>
          <table:table-cell office:value-type="float" office:value="19057" calcext:value-type="float">
            <text:p>19057</text:p>
          </table:table-cell>
          <table:table-cell office:value-type="float" office:value="2006621132" calcext:value-type="float">
            <text:p>2006621132</text:p>
          </table:table-cell>
          <table:table-cell office:value-type="float" office:value="133858" calcext:value-type="float">
            <text:p>133858</text:p>
          </table:table-cell>
          <table:table-cell office:value-type="float" office:value="2115339322" calcext:value-type="float">
            <text:p>2115339322</text:p>
          </table:table-cell>
          <table:table-cell office:value-type="float" office:value="66883" calcext:value-type="float">
            <text:p>66883</text:p>
          </table:table-cell>
          <table:table-cell office:value-type="float" office:value="1872148639" calcext:value-type="float">
            <text:p>1872148639</text:p>
          </table:table-cell>
          <table:table-cell office:value-type="float" office:value="105744" calcext:value-type="float">
            <text:p>105744</text:p>
          </table:table-cell>
          <table:table-cell office:value-type="float" office:value="983447568" calcext:value-type="float">
            <text:p>983447568</text:p>
          </table:table-cell>
          <table:table-cell office:value-type="float" office:value="21585" calcext:value-type="float">
            <text:p>21585</text:p>
          </table:table-cell>
          <table:table-cell office:value-type="float" office:value="909332609" calcext:value-type="float">
            <text:p>909332609</text:p>
          </table:table-cell>
          <table:table-cell office:value-type="float" office:value="471191764" calcext:value-type="float">
            <text:p>471191764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814995" calcext:value-type="float">
            <text:p>814995</text:p>
          </table:table-cell>
          <table:table-cell office:value-type="float" office:value="674203" calcext:value-type="float">
            <text:p>674203</text:p>
          </table:table-cell>
          <table:table-cell office:value-type="float" office:value="56625" calcext:value-type="float">
            <text:p>56625</text:p>
          </table:table-cell>
          <table:table-cell office:value-type="float" office:value="150328" calcext:value-type="float">
            <text:p>150328</text:p>
          </table:table-cell>
          <table:table-cell office:value-type="float" office:value="138266" calcext:value-type="float">
            <text:p>138266</text:p>
          </table:table-cell>
          <table:table-cell office:value-type="float" office:value="44486" calcext:value-type="float">
            <text:p>44486</text:p>
          </table:table-cell>
          <table:table-cell office:value-type="float" office:value="51133" calcext:value-type="float">
            <text:p>51133</text:p>
          </table:table-cell>
          <table:table-cell office:value-type="float" office:value="1676900890" calcext:value-type="float">
            <text:p>1676900890</text:p>
          </table:table-cell>
          <table:table-cell office:value-type="float" office:value="240861" calcext:value-type="float">
            <text:p>240861</text:p>
          </table:table-cell>
          <table:table-cell office:value-type="float" office:value="226486" calcext:value-type="float">
            <text:p>226486</text:p>
          </table:table-cell>
          <table:table-cell office:value-type="float" office:value="18397" calcext:value-type="float">
            <text:p>18397</text:p>
          </table:table-cell>
          <table:table-cell office:value-type="float" office:value="2013303569" calcext:value-type="float">
            <text:p>2013303569</text:p>
          </table:table-cell>
          <table:table-cell office:value-type="float" office:value="136846" calcext:value-type="float">
            <text:p>136846</text:p>
          </table:table-cell>
          <table:table-cell office:value-type="float" office:value="2120991617" calcext:value-type="float">
            <text:p>2120991617</text:p>
          </table:table-cell>
          <table:table-cell office:value-type="float" office:value="68145" calcext:value-type="float">
            <text:p>68145</text:p>
          </table:table-cell>
          <table:table-cell office:value-type="float" office:value="1879104127" calcext:value-type="float">
            <text:p>1879104127</text:p>
          </table:table-cell>
          <table:table-cell office:value-type="float" office:value="104091" calcext:value-type="float">
            <text:p>104091</text:p>
          </table:table-cell>
          <table:table-cell office:value-type="float" office:value="986325769" calcext:value-type="float">
            <text:p>986325769</text:p>
          </table:table-cell>
          <table:table-cell office:value-type="float" office:value="22932" calcext:value-type="float">
            <text:p>22932</text:p>
          </table:table-cell>
          <table:table-cell office:value-type="float" office:value="913308999" calcext:value-type="float">
            <text:p>913308999</text:p>
          </table:table-cell>
          <table:table-cell office:value-type="float" office:value="472463022" calcext:value-type="float">
            <text:p>472463022</text:p>
          </table:table-cell>
        </table:table-row>
        <table:table-row table:style-name="ro1">
          <table:table-cell office:value-type="float" office:value="90750" calcext:value-type="float">
            <text:p>90750</text:p>
          </table:table-cell>
          <table:table-cell office:value-type="float" office:value="730964" calcext:value-type="float">
            <text:p>730964</text:p>
          </table:table-cell>
          <table:table-cell office:value-type="float" office:value="668086" calcext:value-type="float">
            <text:p>668086</text:p>
          </table:table-cell>
          <table:table-cell office:value-type="float" office:value="57634" calcext:value-type="float">
            <text:p>57634</text:p>
          </table:table-cell>
          <table:table-cell office:value-type="float" office:value="147956" calcext:value-type="float">
            <text:p>147956</text:p>
          </table:table-cell>
          <table:table-cell office:value-type="float" office:value="148289" calcext:value-type="float">
            <text:p>148289</text:p>
          </table:table-cell>
          <table:table-cell office:value-type="float" office:value="45032" calcext:value-type="float">
            <text:p>45032</text:p>
          </table:table-cell>
          <table:table-cell office:value-type="float" office:value="45720" calcext:value-type="float">
            <text:p>45720</text:p>
          </table:table-cell>
          <table:table-cell office:value-type="float" office:value="1681189332" calcext:value-type="float">
            <text:p>1681189332</text:p>
          </table:table-cell>
          <table:table-cell office:value-type="float" office:value="243932" calcext:value-type="float">
            <text:p>243932</text:p>
          </table:table-cell>
          <table:table-cell office:value-type="float" office:value="224451" calcext:value-type="float">
            <text:p>224451</text:p>
          </table:table-cell>
          <table:table-cell office:value-type="float" office:value="18399" calcext:value-type="float">
            <text:p>18399</text:p>
          </table:table-cell>
          <table:table-cell office:value-type="float" office:value="2018843602" calcext:value-type="float">
            <text:p>2018843602</text:p>
          </table:table-cell>
          <table:table-cell office:value-type="float" office:value="132134" calcext:value-type="float">
            <text:p>132134</text:p>
          </table:table-cell>
          <table:table-cell office:value-type="float" office:value="2127137592" calcext:value-type="float">
            <text:p>2127137592</text:p>
          </table:table-cell>
          <table:table-cell office:value-type="float" office:value="64060" calcext:value-type="float">
            <text:p>64060</text:p>
          </table:table-cell>
          <table:table-cell office:value-type="float" office:value="1883371598" calcext:value-type="float">
            <text:p>1883371598</text:p>
          </table:table-cell>
          <table:table-cell office:value-type="float" office:value="101649" calcext:value-type="float">
            <text:p>101649</text:p>
          </table:table-cell>
          <table:table-cell office:value-type="float" office:value="989644772" calcext:value-type="float">
            <text:p>989644772</text:p>
          </table:table-cell>
          <table:table-cell office:value-type="float" office:value="67247" calcext:value-type="float">
            <text:p>67247</text:p>
          </table:table-cell>
          <table:table-cell office:value-type="float" office:value="915167617" calcext:value-type="float">
            <text:p>915167617</text:p>
          </table:table-cell>
          <table:table-cell office:value-type="float" office:value="473581384" calcext:value-type="float">
            <text:p>473581384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801301" calcext:value-type="float">
            <text:p>801301</text:p>
          </table:table-cell>
          <table:table-cell office:value-type="float" office:value="669138" calcext:value-type="float">
            <text:p>669138</text:p>
          </table:table-cell>
          <table:table-cell office:value-type="float" office:value="57575" calcext:value-type="float">
            <text:p>57575</text:p>
          </table:table-cell>
          <table:table-cell office:value-type="float" office:value="134283" calcext:value-type="float">
            <text:p>134283</text:p>
          </table:table-cell>
          <table:table-cell office:value-type="float" office:value="135338" calcext:value-type="float">
            <text:p>135338</text:p>
          </table:table-cell>
          <table:table-cell office:value-type="float" office:value="50394" calcext:value-type="float">
            <text:p>50394</text:p>
          </table:table-cell>
          <table:table-cell office:value-type="float" office:value="48959" calcext:value-type="float">
            <text:p>48959</text:p>
          </table:table-cell>
          <table:table-cell office:value-type="float" office:value="1685866564" calcext:value-type="float">
            <text:p>1685866564</text:p>
          </table:table-cell>
          <table:table-cell office:value-type="float" office:value="235887" calcext:value-type="float">
            <text:p>235887</text:p>
          </table:table-cell>
          <table:table-cell office:value-type="float" office:value="226739" calcext:value-type="float">
            <text:p>226739</text:p>
          </table:table-cell>
          <table:table-cell office:value-type="float" office:value="18401" calcext:value-type="float">
            <text:p>18401</text:p>
          </table:table-cell>
          <table:table-cell office:value-type="float" office:value="2024431803" calcext:value-type="float">
            <text:p>2024431803</text:p>
          </table:table-cell>
          <table:table-cell office:value-type="float" office:value="125657" calcext:value-type="float">
            <text:p>125657</text:p>
          </table:table-cell>
          <table:table-cell office:value-type="float" office:value="2131358678" calcext:value-type="float">
            <text:p>2131358678</text:p>
          </table:table-cell>
          <table:table-cell office:value-type="float" office:value="65539" calcext:value-type="float">
            <text:p>65539</text:p>
          </table:table-cell>
          <table:table-cell office:value-type="float" office:value="1889591117" calcext:value-type="float">
            <text:p>1889591117</text:p>
          </table:table-cell>
          <table:table-cell office:value-type="float" office:value="100531" calcext:value-type="float">
            <text:p>100531</text:p>
          </table:table-cell>
          <table:table-cell office:value-type="float" office:value="992333655" calcext:value-type="float">
            <text:p>992333655</text:p>
          </table:table-cell>
          <table:table-cell office:value-type="float" office:value="21018" calcext:value-type="float">
            <text:p>21018</text:p>
          </table:table-cell>
          <table:table-cell office:value-type="float" office:value="917225165" calcext:value-type="float">
            <text:p>917225165</text:p>
          </table:table-cell>
          <table:table-cell office:value-type="float" office:value="475091633" calcext:value-type="float">
            <text:p>475091633</text:p>
          </table:table-cell>
        </table:table-row>
        <table:table-row table:style-name="ro1">
          <table:table-cell office:value-type="float" office:value="91250" calcext:value-type="float">
            <text:p>91250</text:p>
          </table:table-cell>
          <table:table-cell office:value-type="float" office:value="736249" calcext:value-type="float">
            <text:p>736249</text:p>
          </table:table-cell>
          <table:table-cell office:value-type="float" office:value="728337" calcext:value-type="float">
            <text:p>728337</text:p>
          </table:table-cell>
          <table:table-cell office:value-type="float" office:value="57112" calcext:value-type="float">
            <text:p>57112</text:p>
          </table:table-cell>
          <table:table-cell office:value-type="float" office:value="174213" calcext:value-type="float">
            <text:p>174213</text:p>
          </table:table-cell>
          <table:table-cell office:value-type="float" office:value="135205" calcext:value-type="float">
            <text:p>135205</text:p>
          </table:table-cell>
          <table:table-cell office:value-type="float" office:value="45680" calcext:value-type="float">
            <text:p>45680</text:p>
          </table:table-cell>
          <table:table-cell office:value-type="float" office:value="49429" calcext:value-type="float">
            <text:p>49429</text:p>
          </table:table-cell>
          <table:table-cell office:value-type="float" office:value="1690758135" calcext:value-type="float">
            <text:p>1690758135</text:p>
          </table:table-cell>
          <table:table-cell office:value-type="float" office:value="235630" calcext:value-type="float">
            <text:p>235630</text:p>
          </table:table-cell>
          <table:table-cell office:value-type="float" office:value="222275" calcext:value-type="float">
            <text:p>222275</text:p>
          </table:table-cell>
          <table:table-cell office:value-type="float" office:value="18363" calcext:value-type="float">
            <text:p>18363</text:p>
          </table:table-cell>
          <table:table-cell office:value-type="float" office:value="2030313845" calcext:value-type="float">
            <text:p>2030313845</text:p>
          </table:table-cell>
          <table:table-cell office:value-type="float" office:value="172223" calcext:value-type="float">
            <text:p>172223</text:p>
          </table:table-cell>
          <table:table-cell office:value-type="float" office:value="2136265678" calcext:value-type="float">
            <text:p>2136265678</text:p>
          </table:table-cell>
          <table:table-cell office:value-type="float" office:value="69187" calcext:value-type="float">
            <text:p>69187</text:p>
          </table:table-cell>
          <table:table-cell office:value-type="float" office:value="1895007225" calcext:value-type="float">
            <text:p>1895007225</text:p>
          </table:table-cell>
          <table:table-cell office:value-type="float" office:value="151390" calcext:value-type="float">
            <text:p>151390</text:p>
          </table:table-cell>
          <table:table-cell office:value-type="float" office:value="994162193" calcext:value-type="float">
            <text:p>994162193</text:p>
          </table:table-cell>
          <table:table-cell office:value-type="float" office:value="22166" calcext:value-type="float">
            <text:p>22166</text:p>
          </table:table-cell>
          <table:table-cell office:value-type="float" office:value="920043567" calcext:value-type="float">
            <text:p>920043567</text:p>
          </table:table-cell>
          <table:table-cell office:value-type="float" office:value="476489464" calcext:value-type="float">
            <text:p>476489464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857614" calcext:value-type="float">
            <text:p>857614</text:p>
          </table:table-cell>
          <table:table-cell office:value-type="float" office:value="668165" calcext:value-type="float">
            <text:p>668165</text:p>
          </table:table-cell>
          <table:table-cell office:value-type="float" office:value="55891" calcext:value-type="float">
            <text:p>55891</text:p>
          </table:table-cell>
          <table:table-cell office:value-type="float" office:value="136688" calcext:value-type="float">
            <text:p>136688</text:p>
          </table:table-cell>
          <table:table-cell office:value-type="float" office:value="139431" calcext:value-type="float">
            <text:p>139431</text:p>
          </table:table-cell>
          <table:table-cell office:value-type="float" office:value="43108" calcext:value-type="float">
            <text:p>43108</text:p>
          </table:table-cell>
          <table:table-cell office:value-type="float" office:value="51779" calcext:value-type="float">
            <text:p>51779</text:p>
          </table:table-cell>
          <table:table-cell office:value-type="float" office:value="1694630269" calcext:value-type="float">
            <text:p>1694630269</text:p>
          </table:table-cell>
          <table:table-cell office:value-type="float" office:value="240789" calcext:value-type="float">
            <text:p>240789</text:p>
          </table:table-cell>
          <table:table-cell office:value-type="float" office:value="223646" calcext:value-type="float">
            <text:p>223646</text:p>
          </table:table-cell>
          <table:table-cell office:value-type="float" office:value="18394" calcext:value-type="float">
            <text:p>18394</text:p>
          </table:table-cell>
          <table:table-cell office:value-type="float" office:value="2036166608" calcext:value-type="float">
            <text:p>2036166608</text:p>
          </table:table-cell>
          <table:table-cell office:value-type="float" office:value="128841" calcext:value-type="float">
            <text:p>128841</text:p>
          </table:table-cell>
          <table:table-cell office:value-type="float" office:value="2141379935" calcext:value-type="float">
            <text:p>2141379935</text:p>
          </table:table-cell>
          <table:table-cell office:value-type="float" office:value="67077" calcext:value-type="float">
            <text:p>67077</text:p>
          </table:table-cell>
          <table:table-cell office:value-type="float" office:value="1900936782" calcext:value-type="float">
            <text:p>1900936782</text:p>
          </table:table-cell>
          <table:table-cell office:value-type="float" office:value="103735" calcext:value-type="float">
            <text:p>103735</text:p>
          </table:table-cell>
          <table:table-cell office:value-type="float" office:value="997547218" calcext:value-type="float">
            <text:p>997547218</text:p>
          </table:table-cell>
          <table:table-cell office:value-type="float" office:value="21775" calcext:value-type="float">
            <text:p>21775</text:p>
          </table:table-cell>
          <table:table-cell office:value-type="float" office:value="923631022" calcext:value-type="float">
            <text:p>923631022</text:p>
          </table:table-cell>
          <table:table-cell office:value-type="float" office:value="477607516" calcext:value-type="float">
            <text:p>477607516</text:p>
          </table:table-cell>
        </table:table-row>
        <table:table-row table:style-name="ro1">
          <table:table-cell office:value-type="float" office:value="91750" calcext:value-type="float">
            <text:p>91750</text:p>
          </table:table-cell>
          <table:table-cell office:value-type="float" office:value="754398" calcext:value-type="float">
            <text:p>754398</text:p>
          </table:table-cell>
          <table:table-cell office:value-type="float" office:value="669795" calcext:value-type="float">
            <text:p>669795</text:p>
          </table:table-cell>
          <table:table-cell office:value-type="float" office:value="56624" calcext:value-type="float">
            <text:p>56624</text:p>
          </table:table-cell>
          <table:table-cell office:value-type="float" office:value="145389" calcext:value-type="float">
            <text:p>145389</text:p>
          </table:table-cell>
          <table:table-cell office:value-type="float" office:value="130213" calcext:value-type="float">
            <text:p>130213</text:p>
          </table:table-cell>
          <table:table-cell office:value-type="float" office:value="47107" calcext:value-type="float">
            <text:p>47107</text:p>
          </table:table-cell>
          <table:table-cell office:value-type="float" office:value="52875" calcext:value-type="float">
            <text:p>52875</text:p>
          </table:table-cell>
          <table:table-cell office:value-type="float" office:value="1699137154" calcext:value-type="float">
            <text:p>1699137154</text:p>
          </table:table-cell>
          <table:table-cell office:value-type="float" office:value="236590" calcext:value-type="float">
            <text:p>236590</text:p>
          </table:table-cell>
          <table:table-cell office:value-type="float" office:value="268570" calcext:value-type="float">
            <text:p>268570</text:p>
          </table:table-cell>
          <table:table-cell office:value-type="float" office:value="18371" calcext:value-type="float">
            <text:p>18371</text:p>
          </table:table-cell>
          <table:table-cell office:value-type="float" office:value="2042115130" calcext:value-type="float">
            <text:p>2042115130</text:p>
          </table:table-cell>
          <table:table-cell office:value-type="float" office:value="131153" calcext:value-type="float">
            <text:p>131153</text:p>
          </table:table-cell>
          <table:table-cell office:value-type="float" office:value="2147988809" calcext:value-type="float">
            <text:p>2147988809</text:p>
          </table:table-cell>
          <table:table-cell office:value-type="float" office:value="62974" calcext:value-type="float">
            <text:p>62974</text:p>
          </table:table-cell>
          <table:table-cell office:value-type="float" office:value="1906930143" calcext:value-type="float">
            <text:p>1906930143</text:p>
          </table:table-cell>
          <table:table-cell office:value-type="float" office:value="106950" calcext:value-type="float">
            <text:p>106950</text:p>
          </table:table-cell>
          <table:table-cell office:value-type="float" office:value="1000353565" calcext:value-type="float">
            <text:p>1000353565</text:p>
          </table:table-cell>
          <table:table-cell office:value-type="float" office:value="21743" calcext:value-type="float">
            <text:p>21743</text:p>
          </table:table-cell>
          <table:table-cell office:value-type="float" office:value="924211937" calcext:value-type="float">
            <text:p>924211937</text:p>
          </table:table-cell>
          <table:table-cell office:value-type="float" office:value="478591774" calcext:value-type="float">
            <text:p>478591774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784041" calcext:value-type="float">
            <text:p>784041</text:p>
          </table:table-cell>
          <table:table-cell office:value-type="float" office:value="668854" calcext:value-type="float">
            <text:p>668854</text:p>
          </table:table-cell>
          <table:table-cell office:value-type="float" office:value="57215" calcext:value-type="float">
            <text:p>57215</text:p>
          </table:table-cell>
          <table:table-cell office:value-type="float" office:value="151159" calcext:value-type="float">
            <text:p>151159</text:p>
          </table:table-cell>
          <table:table-cell office:value-type="float" office:value="138618" calcext:value-type="float">
            <text:p>138618</text:p>
          </table:table-cell>
          <table:table-cell office:value-type="float" office:value="48313" calcext:value-type="float">
            <text:p>48313</text:p>
          </table:table-cell>
          <table:table-cell office:value-type="float" office:value="53735" calcext:value-type="float">
            <text:p>53735</text:p>
          </table:table-cell>
          <table:table-cell office:value-type="float" office:value="1704155362" calcext:value-type="float">
            <text:p>1704155362</text:p>
          </table:table-cell>
          <table:table-cell office:value-type="float" office:value="241543" calcext:value-type="float">
            <text:p>241543</text:p>
          </table:table-cell>
          <table:table-cell office:value-type="float" office:value="230773" calcext:value-type="float">
            <text:p>230773</text:p>
          </table:table-cell>
          <table:table-cell office:value-type="float" office:value="18361" calcext:value-type="float">
            <text:p>18361</text:p>
          </table:table-cell>
          <table:table-cell office:value-type="float" office:value="2048104684" calcext:value-type="float">
            <text:p>2048104684</text:p>
          </table:table-cell>
          <table:table-cell office:value-type="float" office:value="131463" calcext:value-type="float">
            <text:p>131463</text:p>
          </table:table-cell>
          <table:table-cell office:value-type="float" office:value="2154685736" calcext:value-type="float">
            <text:p>2154685736</text:p>
          </table:table-cell>
          <table:table-cell office:value-type="float" office:value="65786" calcext:value-type="float">
            <text:p>65786</text:p>
          </table:table-cell>
          <table:table-cell office:value-type="float" office:value="1913165469" calcext:value-type="float">
            <text:p>1913165469</text:p>
          </table:table-cell>
          <table:table-cell office:value-type="float" office:value="102454" calcext:value-type="float">
            <text:p>102454</text:p>
          </table:table-cell>
          <table:table-cell office:value-type="float" office:value="1003056564" calcext:value-type="float">
            <text:p>1003056564</text:p>
          </table:table-cell>
          <table:table-cell office:value-type="float" office:value="21690" calcext:value-type="float">
            <text:p>21690</text:p>
          </table:table-cell>
          <table:table-cell office:value-type="float" office:value="927470310" calcext:value-type="float">
            <text:p>927470310</text:p>
          </table:table-cell>
          <table:table-cell office:value-type="float" office:value="480528548" calcext:value-type="float">
            <text:p>480528548</text:p>
          </table:table-cell>
        </table:table-row>
        <table:table-row table:style-name="ro1">
          <table:table-cell office:value-type="float" office:value="92250" calcext:value-type="float">
            <text:p>92250</text:p>
          </table:table-cell>
          <table:table-cell office:value-type="float" office:value="734323" calcext:value-type="float">
            <text:p>734323</text:p>
          </table:table-cell>
          <table:table-cell office:value-type="float" office:value="698854" calcext:value-type="float">
            <text:p>698854</text:p>
          </table:table-cell>
          <table:table-cell office:value-type="float" office:value="57217" calcext:value-type="float">
            <text:p>57217</text:p>
          </table:table-cell>
          <table:table-cell office:value-type="float" office:value="137316" calcext:value-type="float">
            <text:p>137316</text:p>
          </table:table-cell>
          <table:table-cell office:value-type="float" office:value="139130" calcext:value-type="float">
            <text:p>139130</text:p>
          </table:table-cell>
          <table:table-cell office:value-type="float" office:value="43822" calcext:value-type="float">
            <text:p>43822</text:p>
          </table:table-cell>
          <table:table-cell office:value-type="float" office:value="47628" calcext:value-type="float">
            <text:p>47628</text:p>
          </table:table-cell>
          <table:table-cell office:value-type="float" office:value="1707667162" calcext:value-type="float">
            <text:p>1707667162</text:p>
          </table:table-cell>
          <table:table-cell office:value-type="float" office:value="241608" calcext:value-type="float">
            <text:p>241608</text:p>
          </table:table-cell>
          <table:table-cell office:value-type="float" office:value="231059" calcext:value-type="float">
            <text:p>231059</text:p>
          </table:table-cell>
          <table:table-cell office:value-type="float" office:value="18383" calcext:value-type="float">
            <text:p>18383</text:p>
          </table:table-cell>
          <table:table-cell office:value-type="float" office:value="2053770348" calcext:value-type="float">
            <text:p>2053770348</text:p>
          </table:table-cell>
          <table:table-cell office:value-type="float" office:value="130295" calcext:value-type="float">
            <text:p>130295</text:p>
          </table:table-cell>
          <table:table-cell office:value-type="float" office:value="2160266457" calcext:value-type="float">
            <text:p>2160266457</text:p>
          </table:table-cell>
          <table:table-cell office:value-type="float" office:value="70014" calcext:value-type="float">
            <text:p>70014</text:p>
          </table:table-cell>
          <table:table-cell office:value-type="float" office:value="1919679208" calcext:value-type="float">
            <text:p>1919679208</text:p>
          </table:table-cell>
          <table:table-cell office:value-type="float" office:value="106687" calcext:value-type="float">
            <text:p>106687</text:p>
          </table:table-cell>
          <table:table-cell office:value-type="float" office:value="1005334649" calcext:value-type="float">
            <text:p>1005334649</text:p>
          </table:table-cell>
          <table:table-cell office:value-type="float" office:value="22300" calcext:value-type="float">
            <text:p>22300</text:p>
          </table:table-cell>
          <table:table-cell office:value-type="float" office:value="930374764" calcext:value-type="float">
            <text:p>930374764</text:p>
          </table:table-cell>
          <table:table-cell office:value-type="float" office:value="481755354" calcext:value-type="float">
            <text:p>481755354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819171" calcext:value-type="float">
            <text:p>819171</text:p>
          </table:table-cell>
          <table:table-cell office:value-type="float" office:value="705921" calcext:value-type="float">
            <text:p>705921</text:p>
          </table:table-cell>
          <table:table-cell office:value-type="float" office:value="54117" calcext:value-type="float">
            <text:p>54117</text:p>
          </table:table-cell>
          <table:table-cell office:value-type="float" office:value="134901" calcext:value-type="float">
            <text:p>134901</text:p>
          </table:table-cell>
          <table:table-cell office:value-type="float" office:value="136921" calcext:value-type="float">
            <text:p>136921</text:p>
          </table:table-cell>
          <table:table-cell office:value-type="float" office:value="46304" calcext:value-type="float">
            <text:p>46304</text:p>
          </table:table-cell>
          <table:table-cell office:value-type="float" office:value="48043" calcext:value-type="float">
            <text:p>48043</text:p>
          </table:table-cell>
          <table:table-cell office:value-type="float" office:value="1712282947" calcext:value-type="float">
            <text:p>1712282947</text:p>
          </table:table-cell>
          <table:table-cell office:value-type="float" office:value="327897" calcext:value-type="float">
            <text:p>327897</text:p>
          </table:table-cell>
          <table:table-cell office:value-type="float" office:value="227556" calcext:value-type="float">
            <text:p>227556</text:p>
          </table:table-cell>
          <table:table-cell office:value-type="float" office:value="18423" calcext:value-type="float">
            <text:p>18423</text:p>
          </table:table-cell>
          <table:table-cell office:value-type="float" office:value="2059518801" calcext:value-type="float">
            <text:p>2059518801</text:p>
          </table:table-cell>
          <table:table-cell office:value-type="float" office:value="130863" calcext:value-type="float">
            <text:p>130863</text:p>
          </table:table-cell>
          <table:table-cell office:value-type="float" office:value="2166898462" calcext:value-type="float">
            <text:p>2166898462</text:p>
          </table:table-cell>
          <table:table-cell office:value-type="float" office:value="70712" calcext:value-type="float">
            <text:p>70712</text:p>
          </table:table-cell>
          <table:table-cell office:value-type="float" office:value="1925649124" calcext:value-type="float">
            <text:p>1925649124</text:p>
          </table:table-cell>
          <table:table-cell office:value-type="float" office:value="102790" calcext:value-type="float">
            <text:p>102790</text:p>
          </table:table-cell>
          <table:table-cell office:value-type="float" office:value="1008381488" calcext:value-type="float">
            <text:p>1008381488</text:p>
          </table:table-cell>
          <table:table-cell office:value-type="float" office:value="22744" calcext:value-type="float">
            <text:p>22744</text:p>
          </table:table-cell>
          <table:table-cell office:value-type="float" office:value="932932726" calcext:value-type="float">
            <text:p>932932726</text:p>
          </table:table-cell>
          <table:table-cell office:value-type="float" office:value="482772331" calcext:value-type="float">
            <text:p>482772331</text:p>
          </table:table-cell>
        </table:table-row>
        <table:table-row table:style-name="ro1">
          <table:table-cell office:value-type="float" office:value="92750" calcext:value-type="float">
            <text:p>92750</text:p>
          </table:table-cell>
          <table:table-cell office:value-type="float" office:value="809406" calcext:value-type="float">
            <text:p>809406</text:p>
          </table:table-cell>
          <table:table-cell office:value-type="float" office:value="703942" calcext:value-type="float">
            <text:p>703942</text:p>
          </table:table-cell>
          <table:table-cell office:value-type="float" office:value="53843" calcext:value-type="float">
            <text:p>53843</text:p>
          </table:table-cell>
          <table:table-cell office:value-type="float" office:value="144218" calcext:value-type="float">
            <text:p>144218</text:p>
          </table:table-cell>
          <table:table-cell office:value-type="float" office:value="142220" calcext:value-type="float">
            <text:p>142220</text:p>
          </table:table-cell>
          <table:table-cell office:value-type="float" office:value="47368" calcext:value-type="float">
            <text:p>47368</text:p>
          </table:table-cell>
          <table:table-cell office:value-type="float" office:value="48856" calcext:value-type="float">
            <text:p>48856</text:p>
          </table:table-cell>
          <table:table-cell office:value-type="float" office:value="1715989790" calcext:value-type="float">
            <text:p>1715989790</text:p>
          </table:table-cell>
          <table:table-cell office:value-type="float" office:value="229211" calcext:value-type="float">
            <text:p>229211</text:p>
          </table:table-cell>
          <table:table-cell office:value-type="float" office:value="223374" calcext:value-type="float">
            <text:p>223374</text:p>
          </table:table-cell>
          <table:table-cell office:value-type="float" office:value="63072" calcext:value-type="float">
            <text:p>63072</text:p>
          </table:table-cell>
          <table:table-cell office:value-type="float" office:value="2066024270" calcext:value-type="float">
            <text:p>2066024270</text:p>
          </table:table-cell>
          <table:table-cell office:value-type="float" office:value="132412" calcext:value-type="float">
            <text:p>132412</text:p>
          </table:table-cell>
          <table:table-cell office:value-type="float" office:value="2171966116" calcext:value-type="float">
            <text:p>2171966116</text:p>
          </table:table-cell>
          <table:table-cell office:value-type="float" office:value="69852" calcext:value-type="float">
            <text:p>69852</text:p>
          </table:table-cell>
          <table:table-cell office:value-type="float" office:value="1930827474" calcext:value-type="float">
            <text:p>1930827474</text:p>
          </table:table-cell>
          <table:table-cell office:value-type="float" office:value="106630" calcext:value-type="float">
            <text:p>106630</text:p>
          </table:table-cell>
          <table:table-cell office:value-type="float" office:value="1011652015" calcext:value-type="float">
            <text:p>1011652015</text:p>
          </table:table-cell>
          <table:table-cell office:value-type="float" office:value="22632" calcext:value-type="float">
            <text:p>22632</text:p>
          </table:table-cell>
          <table:table-cell office:value-type="float" office:value="934827196" calcext:value-type="float">
            <text:p>934827196</text:p>
          </table:table-cell>
          <table:table-cell office:value-type="float" office:value="484840991" calcext:value-type="float">
            <text:p>484840991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758471" calcext:value-type="float">
            <text:p>758471</text:p>
          </table:table-cell>
          <table:table-cell office:value-type="float" office:value="686167" calcext:value-type="float">
            <text:p>686167</text:p>
          </table:table-cell>
          <table:table-cell office:value-type="float" office:value="53557" calcext:value-type="float">
            <text:p>53557</text:p>
          </table:table-cell>
          <table:table-cell office:value-type="float" office:value="145951" calcext:value-type="float">
            <text:p>145951</text:p>
          </table:table-cell>
          <table:table-cell office:value-type="float" office:value="148775" calcext:value-type="float">
            <text:p>148775</text:p>
          </table:table-cell>
          <table:table-cell office:value-type="float" office:value="49664" calcext:value-type="float">
            <text:p>49664</text:p>
          </table:table-cell>
          <table:table-cell office:value-type="float" office:value="50983" calcext:value-type="float">
            <text:p>50983</text:p>
          </table:table-cell>
          <table:table-cell office:value-type="float" office:value="1720274375" calcext:value-type="float">
            <text:p>1720274375</text:p>
          </table:table-cell>
          <table:table-cell office:value-type="float" office:value="252022" calcext:value-type="float">
            <text:p>252022</text:p>
          </table:table-cell>
          <table:table-cell office:value-type="float" office:value="222619" calcext:value-type="float">
            <text:p>222619</text:p>
          </table:table-cell>
          <table:table-cell office:value-type="float" office:value="18405" calcext:value-type="float">
            <text:p>18405</text:p>
          </table:table-cell>
          <table:table-cell office:value-type="float" office:value="2071772084" calcext:value-type="float">
            <text:p>2071772084</text:p>
          </table:table-cell>
          <table:table-cell office:value-type="float" office:value="131867" calcext:value-type="float">
            <text:p>131867</text:p>
          </table:table-cell>
          <table:table-cell office:value-type="float" office:value="2176996603" calcext:value-type="float">
            <text:p>2176996603</text:p>
          </table:table-cell>
          <table:table-cell office:value-type="float" office:value="70034" calcext:value-type="float">
            <text:p>70034</text:p>
          </table:table-cell>
          <table:table-cell office:value-type="float" office:value="1937016361" calcext:value-type="float">
            <text:p>1937016361</text:p>
          </table:table-cell>
          <table:table-cell office:value-type="float" office:value="112093" calcext:value-type="float">
            <text:p>112093</text:p>
          </table:table-cell>
          <table:table-cell office:value-type="float" office:value="1014051717" calcext:value-type="float">
            <text:p>1014051717</text:p>
          </table:table-cell>
          <table:table-cell office:value-type="float" office:value="22043" calcext:value-type="float">
            <text:p>22043</text:p>
          </table:table-cell>
          <table:table-cell office:value-type="float" office:value="938220117" calcext:value-type="float">
            <text:p>938220117</text:p>
          </table:table-cell>
          <table:table-cell office:value-type="float" office:value="485487171" calcext:value-type="float">
            <text:p>485487171</text:p>
          </table:table-cell>
        </table:table-row>
        <table:table-row table:style-name="ro1">
          <table:table-cell office:value-type="float" office:value="93250" calcext:value-type="float">
            <text:p>93250</text:p>
          </table:table-cell>
          <table:table-cell office:value-type="float" office:value="784611" calcext:value-type="float">
            <text:p>784611</text:p>
          </table:table-cell>
          <table:table-cell office:value-type="float" office:value="679716" calcext:value-type="float">
            <text:p>679716</text:p>
          </table:table-cell>
          <table:table-cell office:value-type="float" office:value="55107" calcext:value-type="float">
            <text:p>55107</text:p>
          </table:table-cell>
          <table:table-cell office:value-type="float" office:value="131502" calcext:value-type="float">
            <text:p>131502</text:p>
          </table:table-cell>
          <table:table-cell office:value-type="float" office:value="135042" calcext:value-type="float">
            <text:p>135042</text:p>
          </table:table-cell>
          <table:table-cell office:value-type="float" office:value="46497" calcext:value-type="float">
            <text:p>46497</text:p>
          </table:table-cell>
          <table:table-cell office:value-type="float" office:value="49679" calcext:value-type="float">
            <text:p>49679</text:p>
          </table:table-cell>
          <table:table-cell office:value-type="float" office:value="1724989150" calcext:value-type="float">
            <text:p>1724989150</text:p>
          </table:table-cell>
          <table:table-cell office:value-type="float" office:value="255108" calcext:value-type="float">
            <text:p>255108</text:p>
          </table:table-cell>
          <table:table-cell office:value-type="float" office:value="226154" calcext:value-type="float">
            <text:p>226154</text:p>
          </table:table-cell>
          <table:table-cell office:value-type="float" office:value="18423" calcext:value-type="float">
            <text:p>18423</text:p>
          </table:table-cell>
          <table:table-cell office:value-type="float" office:value="2077671800" calcext:value-type="float">
            <text:p>2077671800</text:p>
          </table:table-cell>
          <table:table-cell office:value-type="float" office:value="131835" calcext:value-type="float">
            <text:p>131835</text:p>
          </table:table-cell>
          <table:table-cell office:value-type="float" office:value="2181656069" calcext:value-type="float">
            <text:p>2181656069</text:p>
          </table:table-cell>
          <table:table-cell office:value-type="float" office:value="67079" calcext:value-type="float">
            <text:p>67079</text:p>
          </table:table-cell>
          <table:table-cell office:value-type="float" office:value="1942866925" calcext:value-type="float">
            <text:p>1942866925</text:p>
          </table:table-cell>
          <table:table-cell office:value-type="float" office:value="98599" calcext:value-type="float">
            <text:p>98599</text:p>
          </table:table-cell>
          <table:table-cell office:value-type="float" office:value="1016530554" calcext:value-type="float">
            <text:p>1016530554</text:p>
          </table:table-cell>
          <table:table-cell office:value-type="float" office:value="22509" calcext:value-type="float">
            <text:p>22509</text:p>
          </table:table-cell>
          <table:table-cell office:value-type="float" office:value="940581011" calcext:value-type="float">
            <text:p>940581011</text:p>
          </table:table-cell>
          <table:table-cell office:value-type="float" office:value="487070538" calcext:value-type="float">
            <text:p>487070538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750758" calcext:value-type="float">
            <text:p>750758</text:p>
          </table:table-cell>
          <table:table-cell office:value-type="float" office:value="694465" calcext:value-type="float">
            <text:p>694465</text:p>
          </table:table-cell>
          <table:table-cell office:value-type="float" office:value="53315" calcext:value-type="float">
            <text:p>53315</text:p>
          </table:table-cell>
          <table:table-cell office:value-type="float" office:value="144835" calcext:value-type="float">
            <text:p>144835</text:p>
          </table:table-cell>
          <table:table-cell office:value-type="float" office:value="142732" calcext:value-type="float">
            <text:p>142732</text:p>
          </table:table-cell>
          <table:table-cell office:value-type="float" office:value="46622" calcext:value-type="float">
            <text:p>46622</text:p>
          </table:table-cell>
          <table:table-cell office:value-type="float" office:value="47950" calcext:value-type="float">
            <text:p>47950</text:p>
          </table:table-cell>
          <table:table-cell office:value-type="float" office:value="1729284781" calcext:value-type="float">
            <text:p>1729284781</text:p>
          </table:table-cell>
          <table:table-cell office:value-type="float" office:value="242421" calcext:value-type="float">
            <text:p>242421</text:p>
          </table:table-cell>
          <table:table-cell office:value-type="float" office:value="228237" calcext:value-type="float">
            <text:p>228237</text:p>
          </table:table-cell>
          <table:table-cell office:value-type="float" office:value="18416" calcext:value-type="float">
            <text:p>18416</text:p>
          </table:table-cell>
          <table:table-cell office:value-type="float" office:value="2083659940" calcext:value-type="float">
            <text:p>2083659940</text:p>
          </table:table-cell>
          <table:table-cell office:value-type="float" office:value="129915" calcext:value-type="float">
            <text:p>129915</text:p>
          </table:table-cell>
          <table:table-cell office:value-type="float" office:value="2186613656" calcext:value-type="float">
            <text:p>2186613656</text:p>
          </table:table-cell>
          <table:table-cell office:value-type="float" office:value="69002" calcext:value-type="float">
            <text:p>69002</text:p>
          </table:table-cell>
          <table:table-cell office:value-type="float" office:value="1949378833" calcext:value-type="float">
            <text:p>1949378833</text:p>
          </table:table-cell>
          <table:table-cell office:value-type="float" office:value="104236" calcext:value-type="float">
            <text:p>104236</text:p>
          </table:table-cell>
          <table:table-cell office:value-type="float" office:value="1019688355" calcext:value-type="float">
            <text:p>1019688355</text:p>
          </table:table-cell>
          <table:table-cell office:value-type="float" office:value="22008" calcext:value-type="float">
            <text:p>22008</text:p>
          </table:table-cell>
          <table:table-cell office:value-type="float" office:value="942797531" calcext:value-type="float">
            <text:p>942797531</text:p>
          </table:table-cell>
          <table:table-cell office:value-type="float" office:value="487965570" calcext:value-type="float">
            <text:p>487965570</text:p>
          </table:table-cell>
        </table:table-row>
        <table:table-row table:style-name="ro1">
          <table:table-cell office:value-type="float" office:value="93750" calcext:value-type="float">
            <text:p>93750</text:p>
          </table:table-cell>
          <table:table-cell office:value-type="float" office:value="847647" calcext:value-type="float">
            <text:p>847647</text:p>
          </table:table-cell>
          <table:table-cell office:value-type="float" office:value="680777" calcext:value-type="float">
            <text:p>680777</text:p>
          </table:table-cell>
          <table:table-cell office:value-type="float" office:value="53422" calcext:value-type="float">
            <text:p>53422</text:p>
          </table:table-cell>
          <table:table-cell office:value-type="float" office:value="130989" calcext:value-type="float">
            <text:p>130989</text:p>
          </table:table-cell>
          <table:table-cell office:value-type="float" office:value="136394" calcext:value-type="float">
            <text:p>136394</text:p>
          </table:table-cell>
          <table:table-cell office:value-type="float" office:value="47677" calcext:value-type="float">
            <text:p>47677</text:p>
          </table:table-cell>
          <table:table-cell office:value-type="float" office:value="49497" calcext:value-type="float">
            <text:p>49497</text:p>
          </table:table-cell>
          <table:table-cell office:value-type="float" office:value="1733525272" calcext:value-type="float">
            <text:p>1733525272</text:p>
          </table:table-cell>
          <table:table-cell office:value-type="float" office:value="245412" calcext:value-type="float">
            <text:p>245412</text:p>
          </table:table-cell>
          <table:table-cell office:value-type="float" office:value="229285" calcext:value-type="float">
            <text:p>229285</text:p>
          </table:table-cell>
          <table:table-cell office:value-type="float" office:value="18393" calcext:value-type="float">
            <text:p>18393</text:p>
          </table:table-cell>
          <table:table-cell office:value-type="float" office:value="2089774792" calcext:value-type="float">
            <text:p>2089774792</text:p>
          </table:table-cell>
          <table:table-cell office:value-type="float" office:value="129637" calcext:value-type="float">
            <text:p>129637</text:p>
          </table:table-cell>
          <table:table-cell office:value-type="float" office:value="2192768812" calcext:value-type="float">
            <text:p>2192768812</text:p>
          </table:table-cell>
          <table:table-cell office:value-type="float" office:value="69002" calcext:value-type="float">
            <text:p>69002</text:p>
          </table:table-cell>
          <table:table-cell office:value-type="float" office:value="1955826925" calcext:value-type="float">
            <text:p>1955826925</text:p>
          </table:table-cell>
          <table:table-cell office:value-type="float" office:value="114796" calcext:value-type="float">
            <text:p>114796</text:p>
          </table:table-cell>
          <table:table-cell office:value-type="float" office:value="1022101042" calcext:value-type="float">
            <text:p>1022101042</text:p>
          </table:table-cell>
          <table:table-cell office:value-type="float" office:value="21855" calcext:value-type="float">
            <text:p>21855</text:p>
          </table:table-cell>
          <table:table-cell office:value-type="float" office:value="945037245" calcext:value-type="float">
            <text:p>945037245</text:p>
          </table:table-cell>
          <table:table-cell office:value-type="float" office:value="489523999" calcext:value-type="float">
            <text:p>489523999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741070" calcext:value-type="float">
            <text:p>741070</text:p>
          </table:table-cell>
          <table:table-cell office:value-type="float" office:value="729688" calcext:value-type="float">
            <text:p>729688</text:p>
          </table:table-cell>
          <table:table-cell office:value-type="float" office:value="53944" calcext:value-type="float">
            <text:p>53944</text:p>
          </table:table-cell>
          <table:table-cell office:value-type="float" office:value="136232" calcext:value-type="float">
            <text:p>136232</text:p>
          </table:table-cell>
          <table:table-cell office:value-type="float" office:value="141854" calcext:value-type="float">
            <text:p>141854</text:p>
          </table:table-cell>
          <table:table-cell office:value-type="float" office:value="46700" calcext:value-type="float">
            <text:p>46700</text:p>
          </table:table-cell>
          <table:table-cell office:value-type="float" office:value="50421" calcext:value-type="float">
            <text:p>50421</text:p>
          </table:table-cell>
          <table:table-cell office:value-type="float" office:value="1737332054" calcext:value-type="float">
            <text:p>1737332054</text:p>
          </table:table-cell>
          <table:table-cell office:value-type="float" office:value="240963" calcext:value-type="float">
            <text:p>240963</text:p>
          </table:table-cell>
          <table:table-cell office:value-type="float" office:value="231440" calcext:value-type="float">
            <text:p>231440</text:p>
          </table:table-cell>
          <table:table-cell office:value-type="float" office:value="18401" calcext:value-type="float">
            <text:p>18401</text:p>
          </table:table-cell>
          <table:table-cell office:value-type="float" office:value="2095220080" calcext:value-type="float">
            <text:p>2095220080</text:p>
          </table:table-cell>
          <table:table-cell office:value-type="float" office:value="130760" calcext:value-type="float">
            <text:p>130760</text:p>
          </table:table-cell>
          <table:table-cell office:value-type="float" office:value="2199152042" calcext:value-type="float">
            <text:p>2199152042</text:p>
          </table:table-cell>
          <table:table-cell office:value-type="float" office:value="72040" calcext:value-type="float">
            <text:p>72040</text:p>
          </table:table-cell>
          <table:table-cell office:value-type="float" office:value="1962241122" calcext:value-type="float">
            <text:p>1962241122</text:p>
          </table:table-cell>
          <table:table-cell office:value-type="float" office:value="103690" calcext:value-type="float">
            <text:p>103690</text:p>
          </table:table-cell>
          <table:table-cell office:value-type="float" office:value="1024845596" calcext:value-type="float">
            <text:p>1024845596</text:p>
          </table:table-cell>
          <table:table-cell office:value-type="float" office:value="22647" calcext:value-type="float">
            <text:p>22647</text:p>
          </table:table-cell>
          <table:table-cell office:value-type="float" office:value="948128828" calcext:value-type="float">
            <text:p>948128828</text:p>
          </table:table-cell>
          <table:table-cell office:value-type="float" office:value="490694595" calcext:value-type="float">
            <text:p>490694595</text:p>
          </table:table-cell>
        </table:table-row>
        <table:table-row table:style-name="ro1">
          <table:table-cell office:value-type="float" office:value="94250" calcext:value-type="float">
            <text:p>94250</text:p>
          </table:table-cell>
          <table:table-cell office:value-type="float" office:value="762039" calcext:value-type="float">
            <text:p>762039</text:p>
          </table:table-cell>
          <table:table-cell office:value-type="float" office:value="714869" calcext:value-type="float">
            <text:p>714869</text:p>
          </table:table-cell>
          <table:table-cell office:value-type="float" office:value="54220" calcext:value-type="float">
            <text:p>54220</text:p>
          </table:table-cell>
          <table:table-cell office:value-type="float" office:value="147012" calcext:value-type="float">
            <text:p>147012</text:p>
          </table:table-cell>
          <table:table-cell office:value-type="float" office:value="139216" calcext:value-type="float">
            <text:p>139216</text:p>
          </table:table-cell>
          <table:table-cell office:value-type="float" office:value="51295" calcext:value-type="float">
            <text:p>51295</text:p>
          </table:table-cell>
          <table:table-cell office:value-type="float" office:value="53757" calcext:value-type="float">
            <text:p>53757</text:p>
          </table:table-cell>
          <table:table-cell office:value-type="float" office:value="1742139217" calcext:value-type="float">
            <text:p>1742139217</text:p>
          </table:table-cell>
          <table:table-cell office:value-type="float" office:value="262603" calcext:value-type="float">
            <text:p>262603</text:p>
          </table:table-cell>
          <table:table-cell office:value-type="float" office:value="226315" calcext:value-type="float">
            <text:p>226315</text:p>
          </table:table-cell>
          <table:table-cell office:value-type="float" office:value="18419" calcext:value-type="float">
            <text:p>18419</text:p>
          </table:table-cell>
          <table:table-cell office:value-type="float" office:value="2102640564" calcext:value-type="float">
            <text:p>2102640564</text:p>
          </table:table-cell>
          <table:table-cell office:value-type="float" office:value="127526" calcext:value-type="float">
            <text:p>127526</text:p>
          </table:table-cell>
          <table:table-cell office:value-type="float" office:value="2205482602" calcext:value-type="float">
            <text:p>2205482602</text:p>
          </table:table-cell>
          <table:table-cell office:value-type="float" office:value="74125" calcext:value-type="float">
            <text:p>74125</text:p>
          </table:table-cell>
          <table:table-cell office:value-type="float" office:value="1968220555" calcext:value-type="float">
            <text:p>1968220555</text:p>
          </table:table-cell>
          <table:table-cell office:value-type="float" office:value="103919" calcext:value-type="float">
            <text:p>103919</text:p>
          </table:table-cell>
          <table:table-cell office:value-type="float" office:value="1027100177" calcext:value-type="float">
            <text:p>1027100177</text:p>
          </table:table-cell>
          <table:table-cell office:value-type="float" office:value="21947" calcext:value-type="float">
            <text:p>21947</text:p>
          </table:table-cell>
          <table:table-cell office:value-type="float" office:value="950580779" calcext:value-type="float">
            <text:p>950580779</text:p>
          </table:table-cell>
          <table:table-cell office:value-type="float" office:value="492627219" calcext:value-type="float">
            <text:p>492627219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793617" calcext:value-type="float">
            <text:p>793617</text:p>
          </table:table-cell>
          <table:table-cell office:value-type="float" office:value="703653" calcext:value-type="float">
            <text:p>703653</text:p>
          </table:table-cell>
          <table:table-cell office:value-type="float" office:value="55036" calcext:value-type="float">
            <text:p>55036</text:p>
          </table:table-cell>
          <table:table-cell office:value-type="float" office:value="140615" calcext:value-type="float">
            <text:p>140615</text:p>
          </table:table-cell>
          <table:table-cell office:value-type="float" office:value="134359" calcext:value-type="float">
            <text:p>134359</text:p>
          </table:table-cell>
          <table:table-cell office:value-type="float" office:value="104409" calcext:value-type="float">
            <text:p>104409</text:p>
          </table:table-cell>
          <table:table-cell office:value-type="float" office:value="46318" calcext:value-type="float">
            <text:p>46318</text:p>
          </table:table-cell>
          <table:table-cell office:value-type="float" office:value="1745911995" calcext:value-type="float">
            <text:p>1745911995</text:p>
          </table:table-cell>
          <table:table-cell office:value-type="float" office:value="238667" calcext:value-type="float">
            <text:p>238667</text:p>
          </table:table-cell>
          <table:table-cell office:value-type="float" office:value="237151" calcext:value-type="float">
            <text:p>237151</text:p>
          </table:table-cell>
          <table:table-cell office:value-type="float" office:value="18381" calcext:value-type="float">
            <text:p>18381</text:p>
          </table:table-cell>
          <table:table-cell office:value-type="float" office:value="2107517189" calcext:value-type="float">
            <text:p>2107517189</text:p>
          </table:table-cell>
          <table:table-cell office:value-type="float" office:value="128961" calcext:value-type="float">
            <text:p>128961</text:p>
          </table:table-cell>
          <table:table-cell office:value-type="float" office:value="2211279906" calcext:value-type="float">
            <text:p>2211279906</text:p>
          </table:table-cell>
          <table:table-cell office:value-type="float" office:value="71513" calcext:value-type="float">
            <text:p>71513</text:p>
          </table:table-cell>
          <table:table-cell office:value-type="float" office:value="1975039582" calcext:value-type="float">
            <text:p>1975039582</text:p>
          </table:table-cell>
          <table:table-cell office:value-type="float" office:value="101273" calcext:value-type="float">
            <text:p>101273</text:p>
          </table:table-cell>
          <table:table-cell office:value-type="float" office:value="1030054904" calcext:value-type="float">
            <text:p>1030054904</text:p>
          </table:table-cell>
          <table:table-cell office:value-type="float" office:value="22928" calcext:value-type="float">
            <text:p>22928</text:p>
          </table:table-cell>
          <table:table-cell office:value-type="float" office:value="953293388" calcext:value-type="float">
            <text:p>953293388</text:p>
          </table:table-cell>
          <table:table-cell office:value-type="float" office:value="495197740" calcext:value-type="float">
            <text:p>495197740</text:p>
          </table:table-cell>
        </table:table-row>
        <table:table-row table:style-name="ro1">
          <table:table-cell office:value-type="float" office:value="94750" calcext:value-type="float">
            <text:p>94750</text:p>
          </table:table-cell>
          <table:table-cell office:value-type="float" office:value="754473" calcext:value-type="float">
            <text:p>754473</text:p>
          </table:table-cell>
          <table:table-cell office:value-type="float" office:value="719908" calcext:value-type="float">
            <text:p>719908</text:p>
          </table:table-cell>
          <table:table-cell office:value-type="float" office:value="53336" calcext:value-type="float">
            <text:p>53336</text:p>
          </table:table-cell>
          <table:table-cell office:value-type="float" office:value="145457" calcext:value-type="float">
            <text:p>145457</text:p>
          </table:table-cell>
          <table:table-cell office:value-type="float" office:value="142293" calcext:value-type="float">
            <text:p>142293</text:p>
          </table:table-cell>
          <table:table-cell office:value-type="float" office:value="49162" calcext:value-type="float">
            <text:p>49162</text:p>
          </table:table-cell>
          <table:table-cell office:value-type="float" office:value="45962" calcext:value-type="float">
            <text:p>45962</text:p>
          </table:table-cell>
          <table:table-cell office:value-type="float" office:value="1750690362" calcext:value-type="float">
            <text:p>1750690362</text:p>
          </table:table-cell>
          <table:table-cell office:value-type="float" office:value="242194" calcext:value-type="float">
            <text:p>242194</text:p>
          </table:table-cell>
          <table:table-cell office:value-type="float" office:value="232688" calcext:value-type="float">
            <text:p>232688</text:p>
          </table:table-cell>
          <table:table-cell office:value-type="float" office:value="18372" calcext:value-type="float">
            <text:p>18372</text:p>
          </table:table-cell>
          <table:table-cell office:value-type="float" office:value="2113832862" calcext:value-type="float">
            <text:p>2113832862</text:p>
          </table:table-cell>
          <table:table-cell office:value-type="float" office:value="133521" calcext:value-type="float">
            <text:p>133521</text:p>
          </table:table-cell>
          <table:table-cell office:value-type="float" office:value="2215854876" calcext:value-type="float">
            <text:p>2215854876</text:p>
          </table:table-cell>
          <table:table-cell office:value-type="float" office:value="73945" calcext:value-type="float">
            <text:p>73945</text:p>
          </table:table-cell>
          <table:table-cell office:value-type="float" office:value="1980786155" calcext:value-type="float">
            <text:p>1980786155</text:p>
          </table:table-cell>
          <table:table-cell office:value-type="float" office:value="103501" calcext:value-type="float">
            <text:p>103501</text:p>
          </table:table-cell>
          <table:table-cell office:value-type="float" office:value="1032776255" calcext:value-type="float">
            <text:p>1032776255</text:p>
          </table:table-cell>
          <table:table-cell office:value-type="float" office:value="21583" calcext:value-type="float">
            <text:p>21583</text:p>
          </table:table-cell>
          <table:table-cell office:value-type="float" office:value="955927818" calcext:value-type="float">
            <text:p>955927818</text:p>
          </table:table-cell>
          <table:table-cell office:value-type="float" office:value="496997533" calcext:value-type="float">
            <text:p>496997533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837449" calcext:value-type="float">
            <text:p>837449</text:p>
          </table:table-cell>
          <table:table-cell office:value-type="float" office:value="675896" calcext:value-type="float">
            <text:p>675896</text:p>
          </table:table-cell>
          <table:table-cell office:value-type="float" office:value="53493" calcext:value-type="float">
            <text:p>53493</text:p>
          </table:table-cell>
          <table:table-cell office:value-type="float" office:value="191143" calcext:value-type="float">
            <text:p>191143</text:p>
          </table:table-cell>
          <table:table-cell office:value-type="float" office:value="144846" calcext:value-type="float">
            <text:p>144846</text:p>
          </table:table-cell>
          <table:table-cell office:value-type="float" office:value="50193" calcext:value-type="float">
            <text:p>50193</text:p>
          </table:table-cell>
          <table:table-cell office:value-type="float" office:value="49767" calcext:value-type="float">
            <text:p>49767</text:p>
          </table:table-cell>
          <table:table-cell office:value-type="float" office:value="1754284066" calcext:value-type="float">
            <text:p>1754284066</text:p>
          </table:table-cell>
          <table:table-cell office:value-type="float" office:value="256122" calcext:value-type="float">
            <text:p>256122</text:p>
          </table:table-cell>
          <table:table-cell office:value-type="float" office:value="230537" calcext:value-type="float">
            <text:p>230537</text:p>
          </table:table-cell>
          <table:table-cell office:value-type="float" office:value="18393" calcext:value-type="float">
            <text:p>18393</text:p>
          </table:table-cell>
          <table:table-cell office:value-type="float" office:value="2120053923" calcext:value-type="float">
            <text:p>2120053923</text:p>
          </table:table-cell>
          <table:table-cell office:value-type="float" office:value="129071" calcext:value-type="float">
            <text:p>129071</text:p>
          </table:table-cell>
          <table:table-cell office:value-type="float" office:value="2220077704" calcext:value-type="float">
            <text:p>2220077704</text:p>
          </table:table-cell>
          <table:table-cell office:value-type="float" office:value="74533" calcext:value-type="float">
            <text:p>74533</text:p>
          </table:table-cell>
          <table:table-cell office:value-type="float" office:value="1986123439" calcext:value-type="float">
            <text:p>1986123439</text:p>
          </table:table-cell>
          <table:table-cell office:value-type="float" office:value="108751" calcext:value-type="float">
            <text:p>108751</text:p>
          </table:table-cell>
          <table:table-cell office:value-type="float" office:value="1035657433" calcext:value-type="float">
            <text:p>1035657433</text:p>
          </table:table-cell>
          <table:table-cell office:value-type="float" office:value="22462" calcext:value-type="float">
            <text:p>22462</text:p>
          </table:table-cell>
          <table:table-cell office:value-type="float" office:value="958398999" calcext:value-type="float">
            <text:p>958398999</text:p>
          </table:table-cell>
          <table:table-cell office:value-type="float" office:value="496252334" calcext:value-type="float">
            <text:p>496252334</text:p>
          </table:table-cell>
        </table:table-row>
        <table:table-row table:style-name="ro1">
          <table:table-cell office:value-type="float" office:value="95250" calcext:value-type="float">
            <text:p>95250</text:p>
          </table:table-cell>
          <table:table-cell office:value-type="float" office:value="766499" calcext:value-type="float">
            <text:p>766499</text:p>
          </table:table-cell>
          <table:table-cell office:value-type="float" office:value="745218" calcext:value-type="float">
            <text:p>745218</text:p>
          </table:table-cell>
          <table:table-cell office:value-type="float" office:value="54093" calcext:value-type="float">
            <text:p>54093</text:p>
          </table:table-cell>
          <table:table-cell office:value-type="float" office:value="136979" calcext:value-type="float">
            <text:p>136979</text:p>
          </table:table-cell>
          <table:table-cell office:value-type="float" office:value="135226" calcext:value-type="float">
            <text:p>135226</text:p>
          </table:table-cell>
          <table:table-cell office:value-type="float" office:value="50916" calcext:value-type="float">
            <text:p>50916</text:p>
          </table:table-cell>
          <table:table-cell office:value-type="float" office:value="53761" calcext:value-type="float">
            <text:p>53761</text:p>
          </table:table-cell>
          <table:table-cell office:value-type="float" office:value="1758986465" calcext:value-type="float">
            <text:p>1758986465</text:p>
          </table:table-cell>
          <table:table-cell office:value-type="float" office:value="251997" calcext:value-type="float">
            <text:p>251997</text:p>
          </table:table-cell>
          <table:table-cell office:value-type="float" office:value="248134" calcext:value-type="float">
            <text:p>248134</text:p>
          </table:table-cell>
          <table:table-cell office:value-type="float" office:value="18807" calcext:value-type="float">
            <text:p>18807</text:p>
          </table:table-cell>
          <table:table-cell office:value-type="float" office:value="2125764983" calcext:value-type="float">
            <text:p>2125764983</text:p>
          </table:table-cell>
          <table:table-cell office:value-type="float" office:value="128789" calcext:value-type="float">
            <text:p>128789</text:p>
          </table:table-cell>
          <table:table-cell office:value-type="float" office:value="2225250133" calcext:value-type="float">
            <text:p>2225250133</text:p>
          </table:table-cell>
          <table:table-cell office:value-type="float" office:value="71100" calcext:value-type="float">
            <text:p>71100</text:p>
          </table:table-cell>
          <table:table-cell office:value-type="float" office:value="1992184870" calcext:value-type="float">
            <text:p>1992184870</text:p>
          </table:table-cell>
          <table:table-cell office:value-type="float" office:value="102969" calcext:value-type="float">
            <text:p>102969</text:p>
          </table:table-cell>
          <table:table-cell office:value-type="float" office:value="1038611825" calcext:value-type="float">
            <text:p>1038611825</text:p>
          </table:table-cell>
          <table:table-cell office:value-type="float" office:value="22137" calcext:value-type="float">
            <text:p>22137</text:p>
          </table:table-cell>
          <table:table-cell office:value-type="float" office:value="961370369" calcext:value-type="float">
            <text:p>961370369</text:p>
          </table:table-cell>
          <table:table-cell office:value-type="float" office:value="497532417" calcext:value-type="float">
            <text:p>497532417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820715" calcext:value-type="float">
            <text:p>820715</text:p>
          </table:table-cell>
          <table:table-cell office:value-type="float" office:value="704955" calcext:value-type="float">
            <text:p>704955</text:p>
          </table:table-cell>
          <table:table-cell office:value-type="float" office:value="54943" calcext:value-type="float">
            <text:p>54943</text:p>
          </table:table-cell>
          <table:table-cell office:value-type="float" office:value="174765" calcext:value-type="float">
            <text:p>174765</text:p>
          </table:table-cell>
          <table:table-cell office:value-type="float" office:value="147844" calcext:value-type="float">
            <text:p>147844</text:p>
          </table:table-cell>
          <table:table-cell office:value-type="float" office:value="48629" calcext:value-type="float">
            <text:p>48629</text:p>
          </table:table-cell>
          <table:table-cell office:value-type="float" office:value="47224" calcext:value-type="float">
            <text:p>47224</text:p>
          </table:table-cell>
          <table:table-cell office:value-type="float" office:value="1762871354" calcext:value-type="float">
            <text:p>1762871354</text:p>
          </table:table-cell>
          <table:table-cell office:value-type="float" office:value="248181" calcext:value-type="float">
            <text:p>248181</text:p>
          </table:table-cell>
          <table:table-cell office:value-type="float" office:value="290885" calcext:value-type="float">
            <text:p>290885</text:p>
          </table:table-cell>
          <table:table-cell office:value-type="float" office:value="18373" calcext:value-type="float">
            <text:p>18373</text:p>
          </table:table-cell>
          <table:table-cell office:value-type="float" office:value="2132126895" calcext:value-type="float">
            <text:p>2132126895</text:p>
          </table:table-cell>
          <table:table-cell office:value-type="float" office:value="133214" calcext:value-type="float">
            <text:p>133214</text:p>
          </table:table-cell>
          <table:table-cell office:value-type="float" office:value="2229042477" calcext:value-type="float">
            <text:p>2229042477</text:p>
          </table:table-cell>
          <table:table-cell office:value-type="float" office:value="69734" calcext:value-type="float">
            <text:p>69734</text:p>
          </table:table-cell>
          <table:table-cell office:value-type="float" office:value="1998964262" calcext:value-type="float">
            <text:p>1998964262</text:p>
          </table:table-cell>
          <table:table-cell office:value-type="float" office:value="107370" calcext:value-type="float">
            <text:p>107370</text:p>
          </table:table-cell>
          <table:table-cell office:value-type="float" office:value="1040930258" calcext:value-type="float">
            <text:p>1040930258</text:p>
          </table:table-cell>
          <table:table-cell office:value-type="float" office:value="23305" calcext:value-type="float">
            <text:p>23305</text:p>
          </table:table-cell>
          <table:table-cell office:value-type="float" office:value="963639941" calcext:value-type="float">
            <text:p>963639941</text:p>
          </table:table-cell>
          <table:table-cell office:value-type="float" office:value="498848151" calcext:value-type="float">
            <text:p>498848151</text:p>
          </table:table-cell>
        </table:table-row>
        <table:table-row table:style-name="ro1">
          <table:table-cell office:value-type="float" office:value="95750" calcext:value-type="float">
            <text:p>95750</text:p>
          </table:table-cell>
          <table:table-cell office:value-type="float" office:value="786545" calcext:value-type="float">
            <text:p>786545</text:p>
          </table:table-cell>
          <table:table-cell office:value-type="float" office:value="701710" calcext:value-type="float">
            <text:p>701710</text:p>
          </table:table-cell>
          <table:table-cell office:value-type="float" office:value="54082" calcext:value-type="float">
            <text:p>54082</text:p>
          </table:table-cell>
          <table:table-cell office:value-type="float" office:value="139399" calcext:value-type="float">
            <text:p>139399</text:p>
          </table:table-cell>
          <table:table-cell office:value-type="float" office:value="136940" calcext:value-type="float">
            <text:p>136940</text:p>
          </table:table-cell>
          <table:table-cell office:value-type="float" office:value="46828" calcext:value-type="float">
            <text:p>46828</text:p>
          </table:table-cell>
          <table:table-cell office:value-type="float" office:value="49515" calcext:value-type="float">
            <text:p>49515</text:p>
          </table:table-cell>
          <table:table-cell office:value-type="float" office:value="1767217423" calcext:value-type="float">
            <text:p>1767217423</text:p>
          </table:table-cell>
          <table:table-cell office:value-type="float" office:value="252951" calcext:value-type="float">
            <text:p>252951</text:p>
          </table:table-cell>
          <table:table-cell office:value-type="float" office:value="237237" calcext:value-type="float">
            <text:p>237237</text:p>
          </table:table-cell>
          <table:table-cell office:value-type="float" office:value="18390" calcext:value-type="float">
            <text:p>18390</text:p>
          </table:table-cell>
          <table:table-cell office:value-type="float" office:value="2138057333" calcext:value-type="float">
            <text:p>2138057333</text:p>
          </table:table-cell>
          <table:table-cell office:value-type="float" office:value="127158" calcext:value-type="float">
            <text:p>127158</text:p>
          </table:table-cell>
          <table:table-cell office:value-type="float" office:value="2235332016" calcext:value-type="float">
            <text:p>2235332016</text:p>
          </table:table-cell>
          <table:table-cell office:value-type="float" office:value="72189" calcext:value-type="float">
            <text:p>72189</text:p>
          </table:table-cell>
          <table:table-cell office:value-type="float" office:value="2004472430" calcext:value-type="float">
            <text:p>2004472430</text:p>
          </table:table-cell>
          <table:table-cell office:value-type="float" office:value="106542" calcext:value-type="float">
            <text:p>106542</text:p>
          </table:table-cell>
          <table:table-cell office:value-type="float" office:value="1045708589" calcext:value-type="float">
            <text:p>1045708589</text:p>
          </table:table-cell>
          <table:table-cell office:value-type="float" office:value="20479" calcext:value-type="float">
            <text:p>20479</text:p>
          </table:table-cell>
          <table:table-cell office:value-type="float" office:value="966696269" calcext:value-type="float">
            <text:p>966696269</text:p>
          </table:table-cell>
          <table:table-cell office:value-type="float" office:value="499822293" calcext:value-type="float">
            <text:p>499822293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753168" calcext:value-type="float">
            <text:p>753168</text:p>
          </table:table-cell>
          <table:table-cell office:value-type="float" office:value="686421" calcext:value-type="float">
            <text:p>686421</text:p>
          </table:table-cell>
          <table:table-cell office:value-type="float" office:value="53284" calcext:value-type="float">
            <text:p>53284</text:p>
          </table:table-cell>
          <table:table-cell office:value-type="float" office:value="135317" calcext:value-type="float">
            <text:p>135317</text:p>
          </table:table-cell>
          <table:table-cell office:value-type="float" office:value="185103" calcext:value-type="float">
            <text:p>185103</text:p>
          </table:table-cell>
          <table:table-cell office:value-type="float" office:value="47913" calcext:value-type="float">
            <text:p>47913</text:p>
          </table:table-cell>
          <table:table-cell office:value-type="float" office:value="47912" calcext:value-type="float">
            <text:p>47912</text:p>
          </table:table-cell>
          <table:table-cell office:value-type="float" office:value="1771592769" calcext:value-type="float">
            <text:p>1771592769</text:p>
          </table:table-cell>
          <table:table-cell office:value-type="float" office:value="249409" calcext:value-type="float">
            <text:p>249409</text:p>
          </table:table-cell>
          <table:table-cell office:value-type="float" office:value="235911" calcext:value-type="float">
            <text:p>235911</text:p>
          </table:table-cell>
          <table:table-cell office:value-type="float" office:value="18395" calcext:value-type="float">
            <text:p>18395</text:p>
          </table:table-cell>
          <table:table-cell office:value-type="float" office:value="2143328181" calcext:value-type="float">
            <text:p>2143328181</text:p>
          </table:table-cell>
          <table:table-cell office:value-type="float" office:value="133343" calcext:value-type="float">
            <text:p>133343</text:p>
          </table:table-cell>
          <table:table-cell office:value-type="float" office:value="2242338741" calcext:value-type="float">
            <text:p>2242338741</text:p>
          </table:table-cell>
          <table:table-cell office:value-type="float" office:value="70507" calcext:value-type="float">
            <text:p>70507</text:p>
          </table:table-cell>
          <table:table-cell office:value-type="float" office:value="2010580391" calcext:value-type="float">
            <text:p>2010580391</text:p>
          </table:table-cell>
          <table:table-cell office:value-type="float" office:value="103539" calcext:value-type="float">
            <text:p>103539</text:p>
          </table:table-cell>
          <table:table-cell office:value-type="float" office:value="1046782232" calcext:value-type="float">
            <text:p>1046782232</text:p>
          </table:table-cell>
          <table:table-cell office:value-type="float" office:value="22672" calcext:value-type="float">
            <text:p>22672</text:p>
          </table:table-cell>
          <table:table-cell office:value-type="float" office:value="969047530" calcext:value-type="float">
            <text:p>969047530</text:p>
          </table:table-cell>
          <table:table-cell office:value-type="float" office:value="501041696" calcext:value-type="float">
            <text:p>501041696</text:p>
          </table:table-cell>
        </table:table-row>
        <table:table-row table:style-name="ro1">
          <table:table-cell office:value-type="float" office:value="96250" calcext:value-type="float">
            <text:p>96250</text:p>
          </table:table-cell>
          <table:table-cell office:value-type="float" office:value="809597" calcext:value-type="float">
            <text:p>809597</text:p>
          </table:table-cell>
          <table:table-cell office:value-type="float" office:value="693649" calcext:value-type="float">
            <text:p>693649</text:p>
          </table:table-cell>
          <table:table-cell office:value-type="float" office:value="53076" calcext:value-type="float">
            <text:p>53076</text:p>
          </table:table-cell>
          <table:table-cell office:value-type="float" office:value="143779" calcext:value-type="float">
            <text:p>143779</text:p>
          </table:table-cell>
          <table:table-cell office:value-type="float" office:value="144382" calcext:value-type="float">
            <text:p>144382</text:p>
          </table:table-cell>
          <table:table-cell office:value-type="float" office:value="45933" calcext:value-type="float">
            <text:p>45933</text:p>
          </table:table-cell>
          <table:table-cell office:value-type="float" office:value="48524" calcext:value-type="float">
            <text:p>48524</text:p>
          </table:table-cell>
          <table:table-cell office:value-type="float" office:value="1774724038" calcext:value-type="float">
            <text:p>1774724038</text:p>
          </table:table-cell>
          <table:table-cell office:value-type="float" office:value="250598" calcext:value-type="float">
            <text:p>250598</text:p>
          </table:table-cell>
          <table:table-cell office:value-type="float" office:value="234062" calcext:value-type="float">
            <text:p>234062</text:p>
          </table:table-cell>
          <table:table-cell office:value-type="float" office:value="18354" calcext:value-type="float">
            <text:p>18354</text:p>
          </table:table-cell>
          <table:table-cell office:value-type="float" office:value="2149574333" calcext:value-type="float">
            <text:p>2149574333</text:p>
          </table:table-cell>
          <table:table-cell office:value-type="float" office:value="129562" calcext:value-type="float">
            <text:p>129562</text:p>
          </table:table-cell>
          <table:table-cell office:value-type="float" office:value="2247766742" calcext:value-type="float">
            <text:p>2247766742</text:p>
          </table:table-cell>
          <table:table-cell office:value-type="float" office:value="71712" calcext:value-type="float">
            <text:p>71712</text:p>
          </table:table-cell>
          <table:table-cell office:value-type="float" office:value="2017517800" calcext:value-type="float">
            <text:p>2017517800</text:p>
          </table:table-cell>
          <table:table-cell office:value-type="float" office:value="111863" calcext:value-type="float">
            <text:p>111863</text:p>
          </table:table-cell>
          <table:table-cell office:value-type="float" office:value="1049429376" calcext:value-type="float">
            <text:p>1049429376</text:p>
          </table:table-cell>
          <table:table-cell office:value-type="float" office:value="21744" calcext:value-type="float">
            <text:p>21744</text:p>
          </table:table-cell>
          <table:table-cell office:value-type="float" office:value="971242994" calcext:value-type="float">
            <text:p>971242994</text:p>
          </table:table-cell>
          <table:table-cell office:value-type="float" office:value="505169891" calcext:value-type="float">
            <text:p>505169891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758886" calcext:value-type="float">
            <text:p>758886</text:p>
          </table:table-cell>
          <table:table-cell office:value-type="float" office:value="792997" calcext:value-type="float">
            <text:p>792997</text:p>
          </table:table-cell>
          <table:table-cell office:value-type="float" office:value="53928" calcext:value-type="float">
            <text:p>53928</text:p>
          </table:table-cell>
          <table:table-cell office:value-type="float" office:value="131911" calcext:value-type="float">
            <text:p>131911</text:p>
          </table:table-cell>
          <table:table-cell office:value-type="float" office:value="139329" calcext:value-type="float">
            <text:p>139329</text:p>
          </table:table-cell>
          <table:table-cell office:value-type="float" office:value="49528" calcext:value-type="float">
            <text:p>49528</text:p>
          </table:table-cell>
          <table:table-cell office:value-type="float" office:value="46425" calcext:value-type="float">
            <text:p>46425</text:p>
          </table:table-cell>
          <table:table-cell office:value-type="float" office:value="1779348342" calcext:value-type="float">
            <text:p>1779348342</text:p>
          </table:table-cell>
          <table:table-cell office:value-type="float" office:value="243374" calcext:value-type="float">
            <text:p>243374</text:p>
          </table:table-cell>
          <table:table-cell office:value-type="float" office:value="233923" calcext:value-type="float">
            <text:p>233923</text:p>
          </table:table-cell>
          <table:table-cell office:value-type="float" office:value="18395" calcext:value-type="float">
            <text:p>18395</text:p>
          </table:table-cell>
          <table:table-cell office:value-type="float" office:value="2155350330" calcext:value-type="float">
            <text:p>2155350330</text:p>
          </table:table-cell>
          <table:table-cell office:value-type="float" office:value="122239" calcext:value-type="float">
            <text:p>122239</text:p>
          </table:table-cell>
          <table:table-cell office:value-type="float" office:value="2253884068" calcext:value-type="float">
            <text:p>2253884068</text:p>
          </table:table-cell>
          <table:table-cell office:value-type="float" office:value="75036" calcext:value-type="float">
            <text:p>75036</text:p>
          </table:table-cell>
          <table:table-cell office:value-type="float" office:value="2023538234" calcext:value-type="float">
            <text:p>2023538234</text:p>
          </table:table-cell>
          <table:table-cell office:value-type="float" office:value="105457" calcext:value-type="float">
            <text:p>105457</text:p>
          </table:table-cell>
          <table:table-cell office:value-type="float" office:value="1051880854" calcext:value-type="float">
            <text:p>1051880854</text:p>
          </table:table-cell>
          <table:table-cell office:value-type="float" office:value="21758" calcext:value-type="float">
            <text:p>21758</text:p>
          </table:table-cell>
          <table:table-cell office:value-type="float" office:value="974216643" calcext:value-type="float">
            <text:p>974216643</text:p>
          </table:table-cell>
          <table:table-cell office:value-type="float" office:value="504605921" calcext:value-type="float">
            <text:p>504605921</text:p>
          </table:table-cell>
        </table:table-row>
        <table:table-row table:style-name="ro1">
          <table:table-cell office:value-type="float" office:value="96750" calcext:value-type="float">
            <text:p>96750</text:p>
          </table:table-cell>
          <table:table-cell office:value-type="float" office:value="814030" calcext:value-type="float">
            <text:p>814030</text:p>
          </table:table-cell>
          <table:table-cell office:value-type="float" office:value="721836" calcext:value-type="float">
            <text:p>721836</text:p>
          </table:table-cell>
          <table:table-cell office:value-type="float" office:value="54416" calcext:value-type="float">
            <text:p>54416</text:p>
          </table:table-cell>
          <table:table-cell office:value-type="float" office:value="130408" calcext:value-type="float">
            <text:p>130408</text:p>
          </table:table-cell>
          <table:table-cell office:value-type="float" office:value="141096" calcext:value-type="float">
            <text:p>141096</text:p>
          </table:table-cell>
          <table:table-cell office:value-type="float" office:value="48762" calcext:value-type="float">
            <text:p>48762</text:p>
          </table:table-cell>
          <table:table-cell office:value-type="float" office:value="49973" calcext:value-type="float">
            <text:p>49973</text:p>
          </table:table-cell>
          <table:table-cell office:value-type="float" office:value="1784009674" calcext:value-type="float">
            <text:p>1784009674</text:p>
          </table:table-cell>
          <table:table-cell office:value-type="float" office:value="251155" calcext:value-type="float">
            <text:p>251155</text:p>
          </table:table-cell>
          <table:table-cell office:value-type="float" office:value="232944" calcext:value-type="float">
            <text:p>232944</text:p>
          </table:table-cell>
          <table:table-cell office:value-type="float" office:value="18407" calcext:value-type="float">
            <text:p>18407</text:p>
          </table:table-cell>
          <table:table-cell office:value-type="float" office:value="2161670388" calcext:value-type="float">
            <text:p>2161670388</text:p>
          </table:table-cell>
          <table:table-cell office:value-type="float" office:value="129289" calcext:value-type="float">
            <text:p>129289</text:p>
          </table:table-cell>
          <table:table-cell office:value-type="float" office:value="2258954927" calcext:value-type="float">
            <text:p>2258954927</text:p>
          </table:table-cell>
          <table:table-cell office:value-type="float" office:value="73588" calcext:value-type="float">
            <text:p>73588</text:p>
          </table:table-cell>
          <table:table-cell office:value-type="float" office:value="2029811476" calcext:value-type="float">
            <text:p>2029811476</text:p>
          </table:table-cell>
          <table:table-cell office:value-type="float" office:value="101872" calcext:value-type="float">
            <text:p>101872</text:p>
          </table:table-cell>
          <table:table-cell office:value-type="float" office:value="1054412981" calcext:value-type="float">
            <text:p>1054412981</text:p>
          </table:table-cell>
          <table:table-cell office:value-type="float" office:value="22112" calcext:value-type="float">
            <text:p>22112</text:p>
          </table:table-cell>
          <table:table-cell office:value-type="float" office:value="976607392" calcext:value-type="float">
            <text:p>976607392</text:p>
          </table:table-cell>
          <table:table-cell office:value-type="float" office:value="505045854" calcext:value-type="float">
            <text:p>505045854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764462" calcext:value-type="float">
            <text:p>764462</text:p>
          </table:table-cell>
          <table:table-cell office:value-type="float" office:value="704120" calcext:value-type="float">
            <text:p>704120</text:p>
          </table:table-cell>
          <table:table-cell office:value-type="float" office:value="54026" calcext:value-type="float">
            <text:p>54026</text:p>
          </table:table-cell>
          <table:table-cell office:value-type="float" office:value="146911" calcext:value-type="float">
            <text:p>146911</text:p>
          </table:table-cell>
          <table:table-cell office:value-type="float" office:value="142602" calcext:value-type="float">
            <text:p>142602</text:p>
          </table:table-cell>
          <table:table-cell office:value-type="float" office:value="49895" calcext:value-type="float">
            <text:p>49895</text:p>
          </table:table-cell>
          <table:table-cell office:value-type="float" office:value="47481" calcext:value-type="float">
            <text:p>47481</text:p>
          </table:table-cell>
          <table:table-cell office:value-type="float" office:value="1787725756" calcext:value-type="float">
            <text:p>1787725756</text:p>
          </table:table-cell>
          <table:table-cell office:value-type="float" office:value="243550" calcext:value-type="float">
            <text:p>243550</text:p>
          </table:table-cell>
          <table:table-cell office:value-type="float" office:value="232234" calcext:value-type="float">
            <text:p>232234</text:p>
          </table:table-cell>
          <table:table-cell office:value-type="float" office:value="18385" calcext:value-type="float">
            <text:p>18385</text:p>
          </table:table-cell>
          <table:table-cell office:value-type="float" office:value="2167780755" calcext:value-type="float">
            <text:p>2167780755</text:p>
          </table:table-cell>
          <table:table-cell office:value-type="float" office:value="130726" calcext:value-type="float">
            <text:p>130726</text:p>
          </table:table-cell>
          <table:table-cell office:value-type="float" office:value="2263997883" calcext:value-type="float">
            <text:p>2263997883</text:p>
          </table:table-cell>
          <table:table-cell office:value-type="float" office:value="72786" calcext:value-type="float">
            <text:p>72786</text:p>
          </table:table-cell>
          <table:table-cell office:value-type="float" office:value="2036035935" calcext:value-type="float">
            <text:p>2036035935</text:p>
          </table:table-cell>
          <table:table-cell office:value-type="float" office:value="107508" calcext:value-type="float">
            <text:p>107508</text:p>
          </table:table-cell>
          <table:table-cell office:value-type="float" office:value="1057317823" calcext:value-type="float">
            <text:p>1057317823</text:p>
          </table:table-cell>
          <table:table-cell office:value-type="float" office:value="22322" calcext:value-type="float">
            <text:p>22322</text:p>
          </table:table-cell>
          <table:table-cell office:value-type="float" office:value="979861161" calcext:value-type="float">
            <text:p>979861161</text:p>
          </table:table-cell>
          <table:table-cell office:value-type="float" office:value="506893536" calcext:value-type="float">
            <text:p>506893536</text:p>
          </table:table-cell>
        </table:table-row>
        <table:table-row table:style-name="ro1">
          <table:table-cell office:value-type="float" office:value="97250" calcext:value-type="float">
            <text:p>97250</text:p>
          </table:table-cell>
          <table:table-cell office:value-type="float" office:value="799920" calcext:value-type="float">
            <text:p>799920</text:p>
          </table:table-cell>
          <table:table-cell office:value-type="float" office:value="729809" calcext:value-type="float">
            <text:p>729809</text:p>
          </table:table-cell>
          <table:table-cell office:value-type="float" office:value="53119" calcext:value-type="float">
            <text:p>53119</text:p>
          </table:table-cell>
          <table:table-cell office:value-type="float" office:value="142304" calcext:value-type="float">
            <text:p>142304</text:p>
          </table:table-cell>
          <table:table-cell office:value-type="float" office:value="136251" calcext:value-type="float">
            <text:p>136251</text:p>
          </table:table-cell>
          <table:table-cell office:value-type="float" office:value="50442" calcext:value-type="float">
            <text:p>50442</text:p>
          </table:table-cell>
          <table:table-cell office:value-type="float" office:value="53076" calcext:value-type="float">
            <text:p>53076</text:p>
          </table:table-cell>
          <table:table-cell office:value-type="float" office:value="1792078287" calcext:value-type="float">
            <text:p>1792078287</text:p>
          </table:table-cell>
          <table:table-cell office:value-type="float" office:value="255450" calcext:value-type="float">
            <text:p>255450</text:p>
          </table:table-cell>
          <table:table-cell office:value-type="float" office:value="236274" calcext:value-type="float">
            <text:p>236274</text:p>
          </table:table-cell>
          <table:table-cell office:value-type="float" office:value="18629" calcext:value-type="float">
            <text:p>18629</text:p>
          </table:table-cell>
          <table:table-cell office:value-type="float" office:value="2173649719" calcext:value-type="float">
            <text:p>2173649719</text:p>
          </table:table-cell>
          <table:table-cell office:value-type="float" office:value="226416" calcext:value-type="float">
            <text:p>226416</text:p>
          </table:table-cell>
          <table:table-cell office:value-type="float" office:value="2268303019" calcext:value-type="float">
            <text:p>2268303019</text:p>
          </table:table-cell>
          <table:table-cell office:value-type="float" office:value="71225" calcext:value-type="float">
            <text:p>71225</text:p>
          </table:table-cell>
          <table:table-cell office:value-type="float" office:value="2041966261" calcext:value-type="float">
            <text:p>2041966261</text:p>
          </table:table-cell>
          <table:table-cell office:value-type="float" office:value="103480" calcext:value-type="float">
            <text:p>103480</text:p>
          </table:table-cell>
          <table:table-cell office:value-type="float" office:value="1059778735" calcext:value-type="float">
            <text:p>1059778735</text:p>
          </table:table-cell>
          <table:table-cell office:value-type="float" office:value="21438" calcext:value-type="float">
            <text:p>21438</text:p>
          </table:table-cell>
          <table:table-cell office:value-type="float" office:value="983344501" calcext:value-type="float">
            <text:p>983344501</text:p>
          </table:table-cell>
          <table:table-cell office:value-type="float" office:value="508333507" calcext:value-type="float">
            <text:p>508333507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829652" calcext:value-type="float">
            <text:p>829652</text:p>
          </table:table-cell>
          <table:table-cell office:value-type="float" office:value="712347" calcext:value-type="float">
            <text:p>712347</text:p>
          </table:table-cell>
          <table:table-cell office:value-type="float" office:value="53167" calcext:value-type="float">
            <text:p>53167</text:p>
          </table:table-cell>
          <table:table-cell office:value-type="float" office:value="132555" calcext:value-type="float">
            <text:p>132555</text:p>
          </table:table-cell>
          <table:table-cell office:value-type="float" office:value="145824" calcext:value-type="float">
            <text:p>145824</text:p>
          </table:table-cell>
          <table:table-cell office:value-type="float" office:value="49957" calcext:value-type="float">
            <text:p>49957</text:p>
          </table:table-cell>
          <table:table-cell office:value-type="float" office:value="53758" calcext:value-type="float">
            <text:p>53758</text:p>
          </table:table-cell>
          <table:table-cell office:value-type="float" office:value="1795959550" calcext:value-type="float">
            <text:p>1795959550</text:p>
          </table:table-cell>
          <table:table-cell office:value-type="float" office:value="246724" calcext:value-type="float">
            <text:p>246724</text:p>
          </table:table-cell>
          <table:table-cell office:value-type="float" office:value="239738" calcext:value-type="float">
            <text:p>239738</text:p>
          </table:table-cell>
          <table:table-cell office:value-type="float" office:value="18772" calcext:value-type="float">
            <text:p>18772</text:p>
          </table:table-cell>
          <table:table-cell office:value-type="float" office:value="2179627832" calcext:value-type="float">
            <text:p>2179627832</text:p>
          </table:table-cell>
          <table:table-cell office:value-type="float" office:value="133827" calcext:value-type="float">
            <text:p>133827</text:p>
          </table:table-cell>
          <table:table-cell office:value-type="float" office:value="2273707550" calcext:value-type="float">
            <text:p>2273707550</text:p>
          </table:table-cell>
          <table:table-cell office:value-type="float" office:value="67542" calcext:value-type="float">
            <text:p>67542</text:p>
          </table:table-cell>
          <table:table-cell office:value-type="float" office:value="2048713750" calcext:value-type="float">
            <text:p>2048713750</text:p>
          </table:table-cell>
          <table:table-cell office:value-type="float" office:value="105158" calcext:value-type="float">
            <text:p>105158</text:p>
          </table:table-cell>
          <table:table-cell office:value-type="float" office:value="1064321943" calcext:value-type="float">
            <text:p>1064321943</text:p>
          </table:table-cell>
          <table:table-cell office:value-type="float" office:value="22378" calcext:value-type="float">
            <text:p>22378</text:p>
          </table:table-cell>
          <table:table-cell office:value-type="float" office:value="984133769" calcext:value-type="float">
            <text:p>984133769</text:p>
          </table:table-cell>
          <table:table-cell office:value-type="float" office:value="509157287" calcext:value-type="float">
            <text:p>509157287</text:p>
          </table:table-cell>
        </table:table-row>
        <table:table-row table:style-name="ro1">
          <table:table-cell office:value-type="float" office:value="97750" calcext:value-type="float">
            <text:p>97750</text:p>
          </table:table-cell>
          <table:table-cell office:value-type="float" office:value="756403" calcext:value-type="float">
            <text:p>756403</text:p>
          </table:table-cell>
          <table:table-cell office:value-type="float" office:value="745705" calcext:value-type="float">
            <text:p>745705</text:p>
          </table:table-cell>
          <table:table-cell office:value-type="float" office:value="54580" calcext:value-type="float">
            <text:p>54580</text:p>
          </table:table-cell>
          <table:table-cell office:value-type="float" office:value="141954" calcext:value-type="float">
            <text:p>141954</text:p>
          </table:table-cell>
          <table:table-cell office:value-type="float" office:value="143349" calcext:value-type="float">
            <text:p>143349</text:p>
          </table:table-cell>
          <table:table-cell office:value-type="float" office:value="45614" calcext:value-type="float">
            <text:p>45614</text:p>
          </table:table-cell>
          <table:table-cell office:value-type="float" office:value="50530" calcext:value-type="float">
            <text:p>50530</text:p>
          </table:table-cell>
          <table:table-cell office:value-type="float" office:value="1800798093" calcext:value-type="float">
            <text:p>1800798093</text:p>
          </table:table-cell>
          <table:table-cell office:value-type="float" office:value="255625" calcext:value-type="float">
            <text:p>255625</text:p>
          </table:table-cell>
          <table:table-cell office:value-type="float" office:value="242731" calcext:value-type="float">
            <text:p>242731</text:p>
          </table:table-cell>
          <table:table-cell office:value-type="float" office:value="18881" calcext:value-type="float">
            <text:p>18881</text:p>
          </table:table-cell>
          <table:table-cell office:value-type="float" office:value="2185629027" calcext:value-type="float">
            <text:p>2185629027</text:p>
          </table:table-cell>
          <table:table-cell office:value-type="float" office:value="124540" calcext:value-type="float">
            <text:p>124540</text:p>
          </table:table-cell>
          <table:table-cell office:value-type="float" office:value="2279170617" calcext:value-type="float">
            <text:p>2279170617</text:p>
          </table:table-cell>
          <table:table-cell office:value-type="float" office:value="71687" calcext:value-type="float">
            <text:p>71687</text:p>
          </table:table-cell>
          <table:table-cell office:value-type="float" office:value="2056241183" calcext:value-type="float">
            <text:p>2056241183</text:p>
          </table:table-cell>
          <table:table-cell office:value-type="float" office:value="108190" calcext:value-type="float">
            <text:p>108190</text:p>
          </table:table-cell>
          <table:table-cell office:value-type="float" office:value="1065917163" calcext:value-type="float">
            <text:p>1065917163</text:p>
          </table:table-cell>
          <table:table-cell office:value-type="float" office:value="22163" calcext:value-type="float">
            <text:p>22163</text:p>
          </table:table-cell>
          <table:table-cell office:value-type="float" office:value="987301412" calcext:value-type="float">
            <text:p>987301412</text:p>
          </table:table-cell>
          <table:table-cell office:value-type="float" office:value="510549449" calcext:value-type="float">
            <text:p>510549449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836045" calcext:value-type="float">
            <text:p>836045</text:p>
          </table:table-cell>
          <table:table-cell office:value-type="float" office:value="726391" calcext:value-type="float">
            <text:p>726391</text:p>
          </table:table-cell>
          <table:table-cell office:value-type="float" office:value="53403" calcext:value-type="float">
            <text:p>53403</text:p>
          </table:table-cell>
          <table:table-cell office:value-type="float" office:value="132619" calcext:value-type="float">
            <text:p>132619</text:p>
          </table:table-cell>
          <table:table-cell office:value-type="float" office:value="142909" calcext:value-type="float">
            <text:p>142909</text:p>
          </table:table-cell>
          <table:table-cell office:value-type="float" office:value="52807" calcext:value-type="float">
            <text:p>52807</text:p>
          </table:table-cell>
          <table:table-cell office:value-type="float" office:value="49155" calcext:value-type="float">
            <text:p>49155</text:p>
          </table:table-cell>
          <table:table-cell office:value-type="float" office:value="1805399731" calcext:value-type="float">
            <text:p>1805399731</text:p>
          </table:table-cell>
          <table:table-cell office:value-type="float" office:value="252690" calcext:value-type="float">
            <text:p>252690</text:p>
          </table:table-cell>
          <table:table-cell office:value-type="float" office:value="241357" calcext:value-type="float">
            <text:p>241357</text:p>
          </table:table-cell>
          <table:table-cell office:value-type="float" office:value="18472" calcext:value-type="float">
            <text:p>18472</text:p>
          </table:table-cell>
          <table:table-cell office:value-type="float" office:value="2191637659" calcext:value-type="float">
            <text:p>2191637659</text:p>
          </table:table-cell>
          <table:table-cell office:value-type="float" office:value="133833" calcext:value-type="float">
            <text:p>133833</text:p>
          </table:table-cell>
          <table:table-cell office:value-type="float" office:value="2285826323" calcext:value-type="float">
            <text:p>2285826323</text:p>
          </table:table-cell>
          <table:table-cell office:value-type="float" office:value="71578" calcext:value-type="float">
            <text:p>71578</text:p>
          </table:table-cell>
          <table:table-cell office:value-type="float" office:value="2061739978" calcext:value-type="float">
            <text:p>2061739978</text:p>
          </table:table-cell>
          <table:table-cell office:value-type="float" office:value="107323" calcext:value-type="float">
            <text:p>107323</text:p>
          </table:table-cell>
          <table:table-cell office:value-type="float" office:value="1068287536" calcext:value-type="float">
            <text:p>1068287536</text:p>
          </table:table-cell>
          <table:table-cell office:value-type="float" office:value="22439" calcext:value-type="float">
            <text:p>22439</text:p>
          </table:table-cell>
          <table:table-cell office:value-type="float" office:value="989220288" calcext:value-type="float">
            <text:p>989220288</text:p>
          </table:table-cell>
          <table:table-cell office:value-type="float" office:value="511543111" calcext:value-type="float">
            <text:p>511543111</text:p>
          </table:table-cell>
        </table:table-row>
        <table:table-row table:style-name="ro1">
          <table:table-cell office:value-type="float" office:value="98250" calcext:value-type="float">
            <text:p>98250</text:p>
          </table:table-cell>
          <table:table-cell office:value-type="float" office:value="764849" calcext:value-type="float">
            <text:p>764849</text:p>
          </table:table-cell>
          <table:table-cell office:value-type="float" office:value="734707" calcext:value-type="float">
            <text:p>734707</text:p>
          </table:table-cell>
          <table:table-cell office:value-type="float" office:value="53788" calcext:value-type="float">
            <text:p>53788</text:p>
          </table:table-cell>
          <table:table-cell office:value-type="float" office:value="135124" calcext:value-type="float">
            <text:p>135124</text:p>
          </table:table-cell>
          <table:table-cell office:value-type="float" office:value="137316" calcext:value-type="float">
            <text:p>137316</text:p>
          </table:table-cell>
          <table:table-cell office:value-type="float" office:value="47962" calcext:value-type="float">
            <text:p>47962</text:p>
          </table:table-cell>
          <table:table-cell office:value-type="float" office:value="68421" calcext:value-type="float">
            <text:p>68421</text:p>
          </table:table-cell>
          <table:table-cell office:value-type="float" office:value="1809574947" calcext:value-type="float">
            <text:p>1809574947</text:p>
          </table:table-cell>
          <table:table-cell office:value-type="float" office:value="244594" calcext:value-type="float">
            <text:p>244594</text:p>
          </table:table-cell>
          <table:table-cell office:value-type="float" office:value="247094" calcext:value-type="float">
            <text:p>247094</text:p>
          </table:table-cell>
          <table:table-cell office:value-type="float" office:value="18371" calcext:value-type="float">
            <text:p>18371</text:p>
          </table:table-cell>
          <table:table-cell office:value-type="float" office:value="2198037975" calcext:value-type="float">
            <text:p>2198037975</text:p>
          </table:table-cell>
          <table:table-cell office:value-type="float" office:value="132254" calcext:value-type="float">
            <text:p>132254</text:p>
          </table:table-cell>
          <table:table-cell office:value-type="float" office:value="2292223825" calcext:value-type="float">
            <text:p>2292223825</text:p>
          </table:table-cell>
          <table:table-cell office:value-type="float" office:value="72900" calcext:value-type="float">
            <text:p>72900</text:p>
          </table:table-cell>
          <table:table-cell office:value-type="float" office:value="2068377381" calcext:value-type="float">
            <text:p>2068377381</text:p>
          </table:table-cell>
          <table:table-cell office:value-type="float" office:value="173930" calcext:value-type="float">
            <text:p>173930</text:p>
          </table:table-cell>
          <table:table-cell office:value-type="float" office:value="1071458373" calcext:value-type="float">
            <text:p>1071458373</text:p>
          </table:table-cell>
          <table:table-cell office:value-type="float" office:value="20828" calcext:value-type="float">
            <text:p>20828</text:p>
          </table:table-cell>
          <table:table-cell office:value-type="float" office:value="992482037" calcext:value-type="float">
            <text:p>992482037</text:p>
          </table:table-cell>
          <table:table-cell office:value-type="float" office:value="513026219" calcext:value-type="float">
            <text:p>513026219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878813" calcext:value-type="float">
            <text:p>878813</text:p>
          </table:table-cell>
          <table:table-cell office:value-type="float" office:value="735697" calcext:value-type="float">
            <text:p>735697</text:p>
          </table:table-cell>
          <table:table-cell office:value-type="float" office:value="53485" calcext:value-type="float">
            <text:p>53485</text:p>
          </table:table-cell>
          <table:table-cell office:value-type="float" office:value="153463" calcext:value-type="float">
            <text:p>153463</text:p>
          </table:table-cell>
          <table:table-cell office:value-type="float" office:value="146268" calcext:value-type="float">
            <text:p>146268</text:p>
          </table:table-cell>
          <table:table-cell office:value-type="float" office:value="52894" calcext:value-type="float">
            <text:p>52894</text:p>
          </table:table-cell>
          <table:table-cell office:value-type="float" office:value="68628" calcext:value-type="float">
            <text:p>68628</text:p>
          </table:table-cell>
          <table:table-cell office:value-type="float" office:value="1814334044" calcext:value-type="float">
            <text:p>1814334044</text:p>
          </table:table-cell>
          <table:table-cell office:value-type="float" office:value="254986" calcext:value-type="float">
            <text:p>254986</text:p>
          </table:table-cell>
          <table:table-cell office:value-type="float" office:value="243008" calcext:value-type="float">
            <text:p>243008</text:p>
          </table:table-cell>
          <table:table-cell office:value-type="float" office:value="18428" calcext:value-type="float">
            <text:p>18428</text:p>
          </table:table-cell>
          <table:table-cell office:value-type="float" office:value="2202967439" calcext:value-type="float">
            <text:p>2202967439</text:p>
          </table:table-cell>
          <table:table-cell office:value-type="float" office:value="131026" calcext:value-type="float">
            <text:p>131026</text:p>
          </table:table-cell>
          <table:table-cell office:value-type="float" office:value="2298445259" calcext:value-type="float">
            <text:p>2298445259</text:p>
          </table:table-cell>
          <table:table-cell office:value-type="float" office:value="74906" calcext:value-type="float">
            <text:p>74906</text:p>
          </table:table-cell>
          <table:table-cell office:value-type="float" office:value="2074738659" calcext:value-type="float">
            <text:p>2074738659</text:p>
          </table:table-cell>
          <table:table-cell office:value-type="float" office:value="118123" calcext:value-type="float">
            <text:p>118123</text:p>
          </table:table-cell>
          <table:table-cell office:value-type="float" office:value="1073693972" calcext:value-type="float">
            <text:p>1073693972</text:p>
          </table:table-cell>
          <table:table-cell office:value-type="float" office:value="22721" calcext:value-type="float">
            <text:p>22721</text:p>
          </table:table-cell>
          <table:table-cell office:value-type="float" office:value="995269491" calcext:value-type="float">
            <text:p>995269491</text:p>
          </table:table-cell>
          <table:table-cell office:value-type="float" office:value="514234750" calcext:value-type="float">
            <text:p>514234750</text:p>
          </table:table-cell>
        </table:table-row>
        <table:table-row table:style-name="ro1">
          <table:table-cell office:value-type="float" office:value="98750" calcext:value-type="float">
            <text:p>98750</text:p>
          </table:table-cell>
          <table:table-cell office:value-type="float" office:value="765231" calcext:value-type="float">
            <text:p>765231</text:p>
          </table:table-cell>
          <table:table-cell office:value-type="float" office:value="722257" calcext:value-type="float">
            <text:p>722257</text:p>
          </table:table-cell>
          <table:table-cell office:value-type="float" office:value="53413" calcext:value-type="float">
            <text:p>53413</text:p>
          </table:table-cell>
          <table:table-cell office:value-type="float" office:value="136552" calcext:value-type="float">
            <text:p>136552</text:p>
          </table:table-cell>
          <table:table-cell office:value-type="float" office:value="142694" calcext:value-type="float">
            <text:p>142694</text:p>
          </table:table-cell>
          <table:table-cell office:value-type="float" office:value="50400" calcext:value-type="float">
            <text:p>50400</text:p>
          </table:table-cell>
          <table:table-cell office:value-type="float" office:value="52941" calcext:value-type="float">
            <text:p>52941</text:p>
          </table:table-cell>
          <table:table-cell office:value-type="float" office:value="1818271283" calcext:value-type="float">
            <text:p>1818271283</text:p>
          </table:table-cell>
          <table:table-cell office:value-type="float" office:value="253245" calcext:value-type="float">
            <text:p>253245</text:p>
          </table:table-cell>
          <table:table-cell office:value-type="float" office:value="241368" calcext:value-type="float">
            <text:p>241368</text:p>
          </table:table-cell>
          <table:table-cell office:value-type="float" office:value="18414" calcext:value-type="float">
            <text:p>18414</text:p>
          </table:table-cell>
          <table:table-cell office:value-type="float" office:value="2209077807" calcext:value-type="float">
            <text:p>2209077807</text:p>
          </table:table-cell>
          <table:table-cell office:value-type="float" office:value="126902" calcext:value-type="float">
            <text:p>126902</text:p>
          </table:table-cell>
          <table:table-cell office:value-type="float" office:value="2303416793" calcext:value-type="float">
            <text:p>2303416793</text:p>
          </table:table-cell>
          <table:table-cell office:value-type="float" office:value="70190" calcext:value-type="float">
            <text:p>70190</text:p>
          </table:table-cell>
          <table:table-cell office:value-type="float" office:value="2081333428" calcext:value-type="float">
            <text:p>2081333428</text:p>
          </table:table-cell>
          <table:table-cell office:value-type="float" office:value="120091" calcext:value-type="float">
            <text:p>120091</text:p>
          </table:table-cell>
          <table:table-cell office:value-type="float" office:value="1076905088" calcext:value-type="float">
            <text:p>1076905088</text:p>
          </table:table-cell>
          <table:table-cell office:value-type="float" office:value="21813" calcext:value-type="float">
            <text:p>21813</text:p>
          </table:table-cell>
          <table:table-cell office:value-type="float" office:value="995479847" calcext:value-type="float">
            <text:p>995479847</text:p>
          </table:table-cell>
          <table:table-cell office:value-type="float" office:value="516598188" calcext:value-type="float">
            <text:p>516598188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802937" calcext:value-type="float">
            <text:p>802937</text:p>
          </table:table-cell>
          <table:table-cell office:value-type="float" office:value="782130" calcext:value-type="float">
            <text:p>782130</text:p>
          </table:table-cell>
          <table:table-cell office:value-type="float" office:value="54607" calcext:value-type="float">
            <text:p>54607</text:p>
          </table:table-cell>
          <table:table-cell office:value-type="float" office:value="130022" calcext:value-type="float">
            <text:p>130022</text:p>
          </table:table-cell>
          <table:table-cell office:value-type="float" office:value="138503" calcext:value-type="float">
            <text:p>138503</text:p>
          </table:table-cell>
          <table:table-cell office:value-type="float" office:value="50916" calcext:value-type="float">
            <text:p>50916</text:p>
          </table:table-cell>
          <table:table-cell office:value-type="float" office:value="49986" calcext:value-type="float">
            <text:p>49986</text:p>
          </table:table-cell>
          <table:table-cell office:value-type="float" office:value="1823129447" calcext:value-type="float">
            <text:p>1823129447</text:p>
          </table:table-cell>
          <table:table-cell office:value-type="float" office:value="253626" calcext:value-type="float">
            <text:p>253626</text:p>
          </table:table-cell>
          <table:table-cell office:value-type="float" office:value="246898" calcext:value-type="float">
            <text:p>246898</text:p>
          </table:table-cell>
          <table:table-cell office:value-type="float" office:value="18574" calcext:value-type="float">
            <text:p>18574</text:p>
          </table:table-cell>
          <table:table-cell office:value-type="float" office:value="2215669828" calcext:value-type="float">
            <text:p>2215669828</text:p>
          </table:table-cell>
          <table:table-cell office:value-type="float" office:value="125507" calcext:value-type="float">
            <text:p>125507</text:p>
          </table:table-cell>
          <table:table-cell office:value-type="float" office:value="2308314121" calcext:value-type="float">
            <text:p>2308314121</text:p>
          </table:table-cell>
          <table:table-cell office:value-type="float" office:value="73999" calcext:value-type="float">
            <text:p>73999</text:p>
          </table:table-cell>
          <table:table-cell office:value-type="float" office:value="2087527842" calcext:value-type="float">
            <text:p>2087527842</text:p>
          </table:table-cell>
          <table:table-cell office:value-type="float" office:value="100455" calcext:value-type="float">
            <text:p>100455</text:p>
          </table:table-cell>
          <table:table-cell office:value-type="float" office:value="1078971362" calcext:value-type="float">
            <text:p>1078971362</text:p>
          </table:table-cell>
          <table:table-cell office:value-type="float" office:value="21529" calcext:value-type="float">
            <text:p>21529</text:p>
          </table:table-cell>
          <table:table-cell office:value-type="float" office:value="997816933" calcext:value-type="float">
            <text:p>997816933</text:p>
          </table:table-cell>
          <table:table-cell office:value-type="float" office:value="517129846" calcext:value-type="float">
            <text:p>517129846</text:p>
          </table:table-cell>
        </table:table-row>
        <table:table-row table:style-name="ro1">
          <table:table-cell office:value-type="float" office:value="99250" calcext:value-type="float">
            <text:p>99250</text:p>
          </table:table-cell>
          <table:table-cell office:value-type="float" office:value="739381" calcext:value-type="float">
            <text:p>739381</text:p>
          </table:table-cell>
          <table:table-cell office:value-type="float" office:value="729075" calcext:value-type="float">
            <text:p>729075</text:p>
          </table:table-cell>
          <table:table-cell office:value-type="float" office:value="53411" calcext:value-type="float">
            <text:p>53411</text:p>
          </table:table-cell>
          <table:table-cell office:value-type="float" office:value="144536" calcext:value-type="float">
            <text:p>144536</text:p>
          </table:table-cell>
          <table:table-cell office:value-type="float" office:value="143917" calcext:value-type="float">
            <text:p>143917</text:p>
          </table:table-cell>
          <table:table-cell office:value-type="float" office:value="56394" calcext:value-type="float">
            <text:p>56394</text:p>
          </table:table-cell>
          <table:table-cell office:value-type="float" office:value="49997" calcext:value-type="float">
            <text:p>49997</text:p>
          </table:table-cell>
          <table:table-cell office:value-type="float" office:value="1827894749" calcext:value-type="float">
            <text:p>1827894749</text:p>
          </table:table-cell>
          <table:table-cell office:value-type="float" office:value="303429" calcext:value-type="float">
            <text:p>303429</text:p>
          </table:table-cell>
          <table:table-cell office:value-type="float" office:value="242799" calcext:value-type="float">
            <text:p>242799</text:p>
          </table:table-cell>
          <table:table-cell office:value-type="float" office:value="18397" calcext:value-type="float">
            <text:p>18397</text:p>
          </table:table-cell>
          <table:table-cell office:value-type="float" office:value="2220912572" calcext:value-type="float">
            <text:p>2220912572</text:p>
          </table:table-cell>
          <table:table-cell office:value-type="float" office:value="132556" calcext:value-type="float">
            <text:p>132556</text:p>
          </table:table-cell>
          <table:table-cell office:value-type="float" office:value="2312819013" calcext:value-type="float">
            <text:p>2312819013</text:p>
          </table:table-cell>
          <table:table-cell office:value-type="float" office:value="68884" calcext:value-type="float">
            <text:p>68884</text:p>
          </table:table-cell>
          <table:table-cell office:value-type="float" office:value="2094776393" calcext:value-type="float">
            <text:p>2094776393</text:p>
          </table:table-cell>
          <table:table-cell office:value-type="float" office:value="105845" calcext:value-type="float">
            <text:p>105845</text:p>
          </table:table-cell>
          <table:table-cell office:value-type="float" office:value="1082326765" calcext:value-type="float">
            <text:p>1082326765</text:p>
          </table:table-cell>
          <table:table-cell office:value-type="float" office:value="22582" calcext:value-type="float">
            <text:p>22582</text:p>
          </table:table-cell>
          <table:table-cell office:value-type="float" office:value="1001620032" calcext:value-type="float">
            <text:p>1001620032</text:p>
          </table:table-cell>
          <table:table-cell office:value-type="float" office:value="518945859" calcext:value-type="float">
            <text:p>518945859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805330" calcext:value-type="float">
            <text:p>805330</text:p>
          </table:table-cell>
          <table:table-cell office:value-type="float" office:value="736318" calcext:value-type="float">
            <text:p>736318</text:p>
          </table:table-cell>
          <table:table-cell office:value-type="float" office:value="54481" calcext:value-type="float">
            <text:p>54481</text:p>
          </table:table-cell>
          <table:table-cell office:value-type="float" office:value="142058" calcext:value-type="float">
            <text:p>142058</text:p>
          </table:table-cell>
          <table:table-cell office:value-type="float" office:value="143238" calcext:value-type="float">
            <text:p>143238</text:p>
          </table:table-cell>
          <table:table-cell office:value-type="float" office:value="55727" calcext:value-type="float">
            <text:p>55727</text:p>
          </table:table-cell>
          <table:table-cell office:value-type="float" office:value="53362" calcext:value-type="float">
            <text:p>53362</text:p>
          </table:table-cell>
          <table:table-cell office:value-type="float" office:value="1832831008" calcext:value-type="float">
            <text:p>1832831008</text:p>
          </table:table-cell>
          <table:table-cell office:value-type="float" office:value="263235" calcext:value-type="float">
            <text:p>263235</text:p>
          </table:table-cell>
          <table:table-cell office:value-type="float" office:value="244473" calcext:value-type="float">
            <text:p>244473</text:p>
          </table:table-cell>
          <table:table-cell office:value-type="float" office:value="18403" calcext:value-type="float">
            <text:p>18403</text:p>
          </table:table-cell>
          <table:table-cell office:value-type="float" office:value="2227802106" calcext:value-type="float">
            <text:p>2227802106</text:p>
          </table:table-cell>
          <table:table-cell office:value-type="float" office:value="145401" calcext:value-type="float">
            <text:p>145401</text:p>
          </table:table-cell>
          <table:table-cell office:value-type="float" office:value="2317508561" calcext:value-type="float">
            <text:p>2317508561</text:p>
          </table:table-cell>
          <table:table-cell office:value-type="float" office:value="67474" calcext:value-type="float">
            <text:p>67474</text:p>
          </table:table-cell>
          <table:table-cell office:value-type="float" office:value="2104113884" calcext:value-type="float">
            <text:p>2104113884</text:p>
          </table:table-cell>
          <table:table-cell office:value-type="float" office:value="110184" calcext:value-type="float">
            <text:p>110184</text:p>
          </table:table-cell>
          <table:table-cell office:value-type="float" office:value="1084536436" calcext:value-type="float">
            <text:p>1084536436</text:p>
          </table:table-cell>
          <table:table-cell office:value-type="float" office:value="22518" calcext:value-type="float">
            <text:p>22518</text:p>
          </table:table-cell>
          <table:table-cell office:value-type="float" office:value="1002760988" calcext:value-type="float">
            <text:p>1002760988</text:p>
          </table:table-cell>
          <table:table-cell office:value-type="float" office:value="519789467" calcext:value-type="float">
            <text:p>519789467</text:p>
          </table:table-cell>
        </table:table-row>
        <table:table-row table:style-name="ro1">
          <table:table-cell office:value-type="float" office:value="99750" calcext:value-type="float">
            <text:p>99750</text:p>
          </table:table-cell>
          <table:table-cell office:value-type="float" office:value="834238" calcext:value-type="float">
            <text:p>834238</text:p>
          </table:table-cell>
          <table:table-cell office:value-type="float" office:value="747085" calcext:value-type="float">
            <text:p>747085</text:p>
          </table:table-cell>
          <table:table-cell office:value-type="float" office:value="53800" calcext:value-type="float">
            <text:p>53800</text:p>
          </table:table-cell>
          <table:table-cell office:value-type="float" office:value="136852" calcext:value-type="float">
            <text:p>136852</text:p>
          </table:table-cell>
          <table:table-cell office:value-type="float" office:value="140249" calcext:value-type="float">
            <text:p>140249</text:p>
          </table:table-cell>
          <table:table-cell office:value-type="float" office:value="52847" calcext:value-type="float">
            <text:p>52847</text:p>
          </table:table-cell>
          <table:table-cell office:value-type="float" office:value="50070" calcext:value-type="float">
            <text:p>50070</text:p>
          </table:table-cell>
          <table:table-cell office:value-type="float" office:value="1841687295" calcext:value-type="float">
            <text:p>1841687295</text:p>
          </table:table-cell>
          <table:table-cell office:value-type="float" office:value="251564" calcext:value-type="float">
            <text:p>251564</text:p>
          </table:table-cell>
          <table:table-cell office:value-type="float" office:value="249619" calcext:value-type="float">
            <text:p>249619</text:p>
          </table:table-cell>
          <table:table-cell office:value-type="float" office:value="18397" calcext:value-type="float">
            <text:p>18397</text:p>
          </table:table-cell>
          <table:table-cell office:value-type="float" office:value="2234314386" calcext:value-type="float">
            <text:p>2234314386</text:p>
          </table:table-cell>
          <table:table-cell office:value-type="float" office:value="159567" calcext:value-type="float">
            <text:p>159567</text:p>
          </table:table-cell>
          <table:table-cell office:value-type="float" office:value="2325671048" calcext:value-type="float">
            <text:p>2325671048</text:p>
          </table:table-cell>
          <table:table-cell office:value-type="float" office:value="69573" calcext:value-type="float">
            <text:p>69573</text:p>
          </table:table-cell>
          <table:table-cell office:value-type="float" office:value="2114660809" calcext:value-type="float">
            <text:p>2114660809</text:p>
          </table:table-cell>
          <table:table-cell office:value-type="float" office:value="101876" calcext:value-type="float">
            <text:p>101876</text:p>
          </table:table-cell>
          <table:table-cell office:value-type="float" office:value="1088094016" calcext:value-type="float">
            <text:p>1088094016</text:p>
          </table:table-cell>
          <table:table-cell office:value-type="float" office:value="21158" calcext:value-type="float">
            <text:p>21158</text:p>
          </table:table-cell>
          <table:table-cell office:value-type="float" office:value="1016836634" calcext:value-type="float">
            <text:p>1016836634</text:p>
          </table:table-cell>
          <table:table-cell office:value-type="float" office:value="520665207" calcext:value-type="float">
            <text:p>52066520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57607" calcext:value-type="float">
            <text:p>757607</text:p>
          </table:table-cell>
          <table:table-cell office:value-type="float" office:value="762288" calcext:value-type="float">
            <text:p>762288</text:p>
          </table:table-cell>
          <table:table-cell office:value-type="float" office:value="55415" calcext:value-type="float">
            <text:p>55415</text:p>
          </table:table-cell>
          <table:table-cell office:value-type="float" office:value="155070" calcext:value-type="float">
            <text:p>155070</text:p>
          </table:table-cell>
          <table:table-cell office:value-type="float" office:value="142165" calcext:value-type="float">
            <text:p>142165</text:p>
          </table:table-cell>
          <table:table-cell office:value-type="float" office:value="53168" calcext:value-type="float">
            <text:p>53168</text:p>
          </table:table-cell>
          <table:table-cell office:value-type="float" office:value="47637" calcext:value-type="float">
            <text:p>47637</text:p>
          </table:table-cell>
          <table:table-cell office:value-type="float" office:value="1847599779" calcext:value-type="float">
            <text:p>1847599779</text:p>
          </table:table-cell>
          <table:table-cell office:value-type="float" office:value="240552" calcext:value-type="float">
            <text:p>240552</text:p>
          </table:table-cell>
          <table:table-cell office:value-type="float" office:value="252086" calcext:value-type="float">
            <text:p>252086</text:p>
          </table:table-cell>
          <table:table-cell office:value-type="float" office:value="18444" calcext:value-type="float">
            <text:p>18444</text:p>
          </table:table-cell>
          <table:table-cell office:value-type="float" office:value="2241053106" calcext:value-type="float">
            <text:p>2241053106</text:p>
          </table:table-cell>
          <table:table-cell office:value-type="float" office:value="139141" calcext:value-type="float">
            <text:p>139141</text:p>
          </table:table-cell>
          <table:table-cell office:value-type="float" office:value="2335120488" calcext:value-type="float">
            <text:p>2335120488</text:p>
          </table:table-cell>
          <table:table-cell office:value-type="float" office:value="70752" calcext:value-type="float">
            <text:p>70752</text:p>
          </table:table-cell>
          <table:table-cell office:value-type="float" office:value="2124309708" calcext:value-type="float">
            <text:p>2124309708</text:p>
          </table:table-cell>
          <table:table-cell office:value-type="float" office:value="106235" calcext:value-type="float">
            <text:p>106235</text:p>
          </table:table-cell>
          <table:table-cell office:value-type="float" office:value="1090407445" calcext:value-type="float">
            <text:p>1090407445</text:p>
          </table:table-cell>
          <table:table-cell office:value-type="float" office:value="21629" calcext:value-type="float">
            <text:p>21629</text:p>
          </table:table-cell>
          <table:table-cell office:value-type="float" office:value="1020491495" calcext:value-type="float">
            <text:p>1020491495</text:p>
          </table:table-cell>
          <table:table-cell office:value-type="float" office:value="522961052" calcext:value-type="float">
            <text:p>522961052</text:p>
          </table:table-cell>
        </table:table-row>
        <table:table-row table:style-name="ro1">
          <table:table-cell office:value-type="float" office:value="100250" calcext:value-type="float">
            <text:p>100250</text:p>
          </table:table-cell>
          <table:table-cell office:value-type="float" office:value="804935" calcext:value-type="float">
            <text:p>804935</text:p>
          </table:table-cell>
          <table:table-cell office:value-type="float" office:value="797718" calcext:value-type="float">
            <text:p>797718</text:p>
          </table:table-cell>
          <table:table-cell office:value-type="float" office:value="55069" calcext:value-type="float">
            <text:p>55069</text:p>
          </table:table-cell>
          <table:table-cell office:value-type="float" office:value="137614" calcext:value-type="float">
            <text:p>137614</text:p>
          </table:table-cell>
          <table:table-cell office:value-type="float" office:value="147470" calcext:value-type="float">
            <text:p>147470</text:p>
          </table:table-cell>
          <table:table-cell office:value-type="float" office:value="55581" calcext:value-type="float">
            <text:p>55581</text:p>
          </table:table-cell>
          <table:table-cell office:value-type="float" office:value="52844" calcext:value-type="float">
            <text:p>52844</text:p>
          </table:table-cell>
          <table:table-cell office:value-type="float" office:value="1852914007" calcext:value-type="float">
            <text:p>1852914007</text:p>
          </table:table-cell>
          <table:table-cell office:value-type="float" office:value="249302" calcext:value-type="float">
            <text:p>249302</text:p>
          </table:table-cell>
          <table:table-cell office:value-type="float" office:value="247836" calcext:value-type="float">
            <text:p>247836</text:p>
          </table:table-cell>
          <table:table-cell office:value-type="float" office:value="19086" calcext:value-type="float">
            <text:p>19086</text:p>
          </table:table-cell>
          <table:table-cell office:value-type="float" office:value="2247582001" calcext:value-type="float">
            <text:p>2247582001</text:p>
          </table:table-cell>
          <table:table-cell office:value-type="float" office:value="139104" calcext:value-type="float">
            <text:p>139104</text:p>
          </table:table-cell>
          <table:table-cell office:value-type="float" office:value="2342782815" calcext:value-type="float">
            <text:p>2342782815</text:p>
          </table:table-cell>
          <table:table-cell office:value-type="float" office:value="68687" calcext:value-type="float">
            <text:p>68687</text:p>
          </table:table-cell>
          <table:table-cell office:value-type="float" office:value="2134617376" calcext:value-type="float">
            <text:p>2134617376</text:p>
          </table:table-cell>
          <table:table-cell office:value-type="float" office:value="100516" calcext:value-type="float">
            <text:p>100516</text:p>
          </table:table-cell>
          <table:table-cell office:value-type="float" office:value="1093060813" calcext:value-type="float">
            <text:p>1093060813</text:p>
          </table:table-cell>
          <table:table-cell office:value-type="float" office:value="21462" calcext:value-type="float">
            <text:p>21462</text:p>
          </table:table-cell>
          <table:table-cell office:value-type="float" office:value="1023861108" calcext:value-type="float">
            <text:p>1023861108</text:p>
          </table:table-cell>
          <table:table-cell office:value-type="float" office:value="523928128" calcext:value-type="float">
            <text:p>523928128</text:p>
          </table:table-cell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float" office:value="755657" calcext:value-type="float">
            <text:p>755657</text:p>
          </table:table-cell>
          <table:table-cell office:value-type="float" office:value="757558" calcext:value-type="float">
            <text:p>757558</text:p>
          </table:table-cell>
          <table:table-cell office:value-type="float" office:value="55203" calcext:value-type="float">
            <text:p>55203</text:p>
          </table:table-cell>
          <table:table-cell office:value-type="float" office:value="135821" calcext:value-type="float">
            <text:p>135821</text:p>
          </table:table-cell>
          <table:table-cell office:value-type="float" office:value="146142" calcext:value-type="float">
            <text:p>146142</text:p>
          </table:table-cell>
          <table:table-cell office:value-type="float" office:value="56933" calcext:value-type="float">
            <text:p>56933</text:p>
          </table:table-cell>
          <table:table-cell office:value-type="float" office:value="46728" calcext:value-type="float">
            <text:p>46728</text:p>
          </table:table-cell>
          <table:table-cell office:value-type="float" office:value="1859418235" calcext:value-type="float">
            <text:p>1859418235</text:p>
          </table:table-cell>
          <table:table-cell office:value-type="float" office:value="253972" calcext:value-type="float">
            <text:p>253972</text:p>
          </table:table-cell>
          <table:table-cell office:value-type="float" office:value="250353" calcext:value-type="float">
            <text:p>250353</text:p>
          </table:table-cell>
          <table:table-cell office:value-type="float" office:value="18432" calcext:value-type="float">
            <text:p>18432</text:p>
          </table:table-cell>
          <table:table-cell office:value-type="float" office:value="2253627542" calcext:value-type="float">
            <text:p>2253627542</text:p>
          </table:table-cell>
          <table:table-cell office:value-type="float" office:value="138003" calcext:value-type="float">
            <text:p>138003</text:p>
          </table:table-cell>
          <table:table-cell office:value-type="float" office:value="2349987261" calcext:value-type="float">
            <text:p>2349987261</text:p>
          </table:table-cell>
          <table:table-cell office:value-type="float" office:value="67331" calcext:value-type="float">
            <text:p>67331</text:p>
          </table:table-cell>
          <table:table-cell office:value-type="float" office:value="2143997340" calcext:value-type="float">
            <text:p>2143997340</text:p>
          </table:table-cell>
          <table:table-cell office:value-type="float" office:value="106084" calcext:value-type="float">
            <text:p>106084</text:p>
          </table:table-cell>
          <table:table-cell office:value-type="float" office:value="1095543937" calcext:value-type="float">
            <text:p>1095543937</text:p>
          </table:table-cell>
          <table:table-cell office:value-type="float" office:value="22601" calcext:value-type="float">
            <text:p>22601</text:p>
          </table:table-cell>
          <table:table-cell office:value-type="float" office:value="1028372784" calcext:value-type="float">
            <text:p>1028372784</text:p>
          </table:table-cell>
          <table:table-cell office:value-type="float" office:value="524798042" calcext:value-type="float">
            <text:p>524798042</text:p>
          </table:table-cell>
        </table:table-row>
        <table:table-row table:style-name="ro1">
          <table:table-cell office:value-type="float" office:value="100750" calcext:value-type="float">
            <text:p>100750</text:p>
          </table:table-cell>
          <table:table-cell office:value-type="float" office:value="822534" calcext:value-type="float">
            <text:p>822534</text:p>
          </table:table-cell>
          <table:table-cell office:value-type="float" office:value="742229" calcext:value-type="float">
            <text:p>742229</text:p>
          </table:table-cell>
          <table:table-cell office:value-type="float" office:value="54410" calcext:value-type="float">
            <text:p>54410</text:p>
          </table:table-cell>
          <table:table-cell office:value-type="float" office:value="222744" calcext:value-type="float">
            <text:p>222744</text:p>
          </table:table-cell>
          <table:table-cell office:value-type="float" office:value="145307" calcext:value-type="float">
            <text:p>145307</text:p>
          </table:table-cell>
          <table:table-cell office:value-type="float" office:value="57255" calcext:value-type="float">
            <text:p>57255</text:p>
          </table:table-cell>
          <table:table-cell office:value-type="float" office:value="50941" calcext:value-type="float">
            <text:p>50941</text:p>
          </table:table-cell>
          <table:table-cell office:value-type="float" office:value="1863705046" calcext:value-type="float">
            <text:p>1863705046</text:p>
          </table:table-cell>
          <table:table-cell office:value-type="float" office:value="259953" calcext:value-type="float">
            <text:p>259953</text:p>
          </table:table-cell>
          <table:table-cell office:value-type="float" office:value="251239" calcext:value-type="float">
            <text:p>251239</text:p>
          </table:table-cell>
          <table:table-cell office:value-type="float" office:value="18455" calcext:value-type="float">
            <text:p>18455</text:p>
          </table:table-cell>
          <table:table-cell office:value-type="float" office:value="2260075124" calcext:value-type="float">
            <text:p>2260075124</text:p>
          </table:table-cell>
          <table:table-cell office:value-type="float" office:value="132637" calcext:value-type="float">
            <text:p>132637</text:p>
          </table:table-cell>
          <table:table-cell office:value-type="float" office:value="2355682177" calcext:value-type="float">
            <text:p>2355682177</text:p>
          </table:table-cell>
          <table:table-cell office:value-type="float" office:value="68011" calcext:value-type="float">
            <text:p>68011</text:p>
          </table:table-cell>
          <table:table-cell office:value-type="float" office:value="2153253264" calcext:value-type="float">
            <text:p>2153253264</text:p>
          </table:table-cell>
          <table:table-cell office:value-type="float" office:value="103084" calcext:value-type="float">
            <text:p>103084</text:p>
          </table:table-cell>
          <table:table-cell office:value-type="float" office:value="1098084296" calcext:value-type="float">
            <text:p>1098084296</text:p>
          </table:table-cell>
          <table:table-cell office:value-type="float" office:value="22127" calcext:value-type="float">
            <text:p>22127</text:p>
          </table:table-cell>
          <table:table-cell office:value-type="float" office:value="1030631202" calcext:value-type="float">
            <text:p>1030631202</text:p>
          </table:table-cell>
          <table:table-cell office:value-type="float" office:value="526096444" calcext:value-type="float">
            <text:p>526096444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828153" calcext:value-type="float">
            <text:p>828153</text:p>
          </table:table-cell>
          <table:table-cell office:value-type="float" office:value="753918" calcext:value-type="float">
            <text:p>753918</text:p>
          </table:table-cell>
          <table:table-cell office:value-type="float" office:value="54609" calcext:value-type="float">
            <text:p>54609</text:p>
          </table:table-cell>
          <table:table-cell office:value-type="float" office:value="159143" calcext:value-type="float">
            <text:p>159143</text:p>
          </table:table-cell>
          <table:table-cell office:value-type="float" office:value="148449" calcext:value-type="float">
            <text:p>148449</text:p>
          </table:table-cell>
          <table:table-cell office:value-type="float" office:value="60305" calcext:value-type="float">
            <text:p>60305</text:p>
          </table:table-cell>
          <table:table-cell office:value-type="float" office:value="48502" calcext:value-type="float">
            <text:p>48502</text:p>
          </table:table-cell>
          <table:table-cell office:value-type="float" office:value="1868550991" calcext:value-type="float">
            <text:p>1868550991</text:p>
          </table:table-cell>
          <table:table-cell office:value-type="float" office:value="253488" calcext:value-type="float">
            <text:p>253488</text:p>
          </table:table-cell>
          <table:table-cell office:value-type="float" office:value="250720" calcext:value-type="float">
            <text:p>250720</text:p>
          </table:table-cell>
          <table:table-cell office:value-type="float" office:value="18404" calcext:value-type="float">
            <text:p>18404</text:p>
          </table:table-cell>
          <table:table-cell office:value-type="float" office:value="2266790234" calcext:value-type="float">
            <text:p>2266790234</text:p>
          </table:table-cell>
          <table:table-cell office:value-type="float" office:value="135248" calcext:value-type="float">
            <text:p>135248</text:p>
          </table:table-cell>
          <table:table-cell office:value-type="float" office:value="2362599854" calcext:value-type="float">
            <text:p>2362599854</text:p>
          </table:table-cell>
          <table:table-cell office:value-type="float" office:value="72515" calcext:value-type="float">
            <text:p>72515</text:p>
          </table:table-cell>
          <table:table-cell office:value-type="float" office:value="2160563788" calcext:value-type="float">
            <text:p>2160563788</text:p>
          </table:table-cell>
          <table:table-cell office:value-type="float" office:value="104607" calcext:value-type="float">
            <text:p>104607</text:p>
          </table:table-cell>
          <table:table-cell office:value-type="float" office:value="1101136038" calcext:value-type="float">
            <text:p>1101136038</text:p>
          </table:table-cell>
          <table:table-cell office:value-type="float" office:value="22931" calcext:value-type="float">
            <text:p>22931</text:p>
          </table:table-cell>
          <table:table-cell office:value-type="float" office:value="1033911725" calcext:value-type="float">
            <text:p>1033911725</text:p>
          </table:table-cell>
          <table:table-cell office:value-type="float" office:value="527213486" calcext:value-type="float">
            <text:p>527213486</text:p>
          </table:table-cell>
        </table:table-row>
        <table:table-row table:style-name="ro1">
          <table:table-cell office:value-type="float" office:value="101250" calcext:value-type="float">
            <text:p>101250</text:p>
          </table:table-cell>
          <table:table-cell office:value-type="float" office:value="818686" calcext:value-type="float">
            <text:p>818686</text:p>
          </table:table-cell>
          <table:table-cell office:value-type="float" office:value="799206" calcext:value-type="float">
            <text:p>799206</text:p>
          </table:table-cell>
          <table:table-cell office:value-type="float" office:value="55006" calcext:value-type="float">
            <text:p>55006</text:p>
          </table:table-cell>
          <table:table-cell office:value-type="float" office:value="146292" calcext:value-type="float">
            <text:p>146292</text:p>
          </table:table-cell>
          <table:table-cell office:value-type="float" office:value="143221" calcext:value-type="float">
            <text:p>143221</text:p>
          </table:table-cell>
          <table:table-cell office:value-type="float" office:value="57868" calcext:value-type="float">
            <text:p>57868</text:p>
          </table:table-cell>
          <table:table-cell office:value-type="float" office:value="44617" calcext:value-type="float">
            <text:p>44617</text:p>
          </table:table-cell>
          <table:table-cell office:value-type="float" office:value="1872895942" calcext:value-type="float">
            <text:p>1872895942</text:p>
          </table:table-cell>
          <table:table-cell office:value-type="float" office:value="254642" calcext:value-type="float">
            <text:p>254642</text:p>
          </table:table-cell>
          <table:table-cell office:value-type="float" office:value="251670" calcext:value-type="float">
            <text:p>251670</text:p>
          </table:table-cell>
          <table:table-cell office:value-type="float" office:value="18394" calcext:value-type="float">
            <text:p>18394</text:p>
          </table:table-cell>
          <table:table-cell office:value-type="float" office:value="2273800938" calcext:value-type="float">
            <text:p>2273800938</text:p>
          </table:table-cell>
          <table:table-cell office:value-type="float" office:value="137740" calcext:value-type="float">
            <text:p>137740</text:p>
          </table:table-cell>
          <table:table-cell office:value-type="float" office:value="2367853392" calcext:value-type="float">
            <text:p>2367853392</text:p>
          </table:table-cell>
          <table:table-cell office:value-type="float" office:value="68852" calcext:value-type="float">
            <text:p>68852</text:p>
          </table:table-cell>
          <table:table-cell office:value-type="float" office:value="2169050515" calcext:value-type="float">
            <text:p>2169050515</text:p>
          </table:table-cell>
          <table:table-cell office:value-type="float" office:value="112113" calcext:value-type="float">
            <text:p>112113</text:p>
          </table:table-cell>
          <table:table-cell office:value-type="float" office:value="1105576980" calcext:value-type="float">
            <text:p>1105576980</text:p>
          </table:table-cell>
          <table:table-cell office:value-type="float" office:value="21317" calcext:value-type="float">
            <text:p>21317</text:p>
          </table:table-cell>
          <table:table-cell office:value-type="float" office:value="1037799161" calcext:value-type="float">
            <text:p>1037799161</text:p>
          </table:table-cell>
          <table:table-cell office:value-type="float" office:value="528521335" calcext:value-type="float">
            <text:p>528521335</text:p>
          </table:table-cell>
        </table:table-row>
        <table:table-row table:style-name="ro1">
          <table:table-cell office:value-type="float" office:value="101500" calcext:value-type="float">
            <text:p>101500</text:p>
          </table:table-cell>
          <table:table-cell office:value-type="float" office:value="767983" calcext:value-type="float">
            <text:p>767983</text:p>
          </table:table-cell>
          <table:table-cell office:value-type="float" office:value="875939" calcext:value-type="float">
            <text:p>875939</text:p>
          </table:table-cell>
          <table:table-cell office:value-type="float" office:value="53882" calcext:value-type="float">
            <text:p>53882</text:p>
          </table:table-cell>
          <table:table-cell office:value-type="float" office:value="151814" calcext:value-type="float">
            <text:p>151814</text:p>
          </table:table-cell>
          <table:table-cell office:value-type="float" office:value="192430" calcext:value-type="float">
            <text:p>192430</text:p>
          </table:table-cell>
          <table:table-cell office:value-type="float" office:value="64177" calcext:value-type="float">
            <text:p>64177</text:p>
          </table:table-cell>
          <table:table-cell office:value-type="float" office:value="51412" calcext:value-type="float">
            <text:p>51412</text:p>
          </table:table-cell>
          <table:table-cell office:value-type="float" office:value="1877044575" calcext:value-type="float">
            <text:p>1877044575</text:p>
          </table:table-cell>
          <table:table-cell office:value-type="float" office:value="248269" calcext:value-type="float">
            <text:p>248269</text:p>
          </table:table-cell>
          <table:table-cell office:value-type="float" office:value="254953" calcext:value-type="float">
            <text:p>254953</text:p>
          </table:table-cell>
          <table:table-cell office:value-type="float" office:value="18350" calcext:value-type="float">
            <text:p>18350</text:p>
          </table:table-cell>
          <table:table-cell office:value-type="float" office:value="2280069741" calcext:value-type="float">
            <text:p>2280069741</text:p>
          </table:table-cell>
          <table:table-cell office:value-type="float" office:value="172508" calcext:value-type="float">
            <text:p>172508</text:p>
          </table:table-cell>
          <table:table-cell office:value-type="float" office:value="2373728041" calcext:value-type="float">
            <text:p>2373728041</text:p>
          </table:table-cell>
          <table:table-cell office:value-type="float" office:value="76529" calcext:value-type="float">
            <text:p>76529</text:p>
          </table:table-cell>
          <table:table-cell office:value-type="float" office:value="2177152175" calcext:value-type="float">
            <text:p>2177152175</text:p>
          </table:table-cell>
          <table:table-cell office:value-type="float" office:value="104214" calcext:value-type="float">
            <text:p>104214</text:p>
          </table:table-cell>
          <table:table-cell office:value-type="float" office:value="1106788568" calcext:value-type="float">
            <text:p>1106788568</text:p>
          </table:table-cell>
          <table:table-cell office:value-type="float" office:value="21507" calcext:value-type="float">
            <text:p>21507</text:p>
          </table:table-cell>
          <table:table-cell office:value-type="float" office:value="1041858011" calcext:value-type="float">
            <text:p>1041858011</text:p>
          </table:table-cell>
          <table:table-cell office:value-type="float" office:value="532253740" calcext:value-type="float">
            <text:p>532253740</text:p>
          </table:table-cell>
        </table:table-row>
        <table:table-row table:style-name="ro1">
          <table:table-cell office:value-type="float" office:value="101750" calcext:value-type="float">
            <text:p>101750</text:p>
          </table:table-cell>
          <table:table-cell office:value-type="float" office:value="755343" calcext:value-type="float">
            <text:p>755343</text:p>
          </table:table-cell>
          <table:table-cell office:value-type="float" office:value="782499" calcext:value-type="float">
            <text:p>782499</text:p>
          </table:table-cell>
          <table:table-cell office:value-type="float" office:value="53515" calcext:value-type="float">
            <text:p>53515</text:p>
          </table:table-cell>
          <table:table-cell office:value-type="float" office:value="131942" calcext:value-type="float">
            <text:p>131942</text:p>
          </table:table-cell>
          <table:table-cell office:value-type="float" office:value="192941" calcext:value-type="float">
            <text:p>192941</text:p>
          </table:table-cell>
          <table:table-cell office:value-type="float" office:value="63363" calcext:value-type="float">
            <text:p>63363</text:p>
          </table:table-cell>
          <table:table-cell office:value-type="float" office:value="50454" calcext:value-type="float">
            <text:p>50454</text:p>
          </table:table-cell>
          <table:table-cell office:value-type="float" office:value="1880945831" calcext:value-type="float">
            <text:p>1880945831</text:p>
          </table:table-cell>
          <table:table-cell office:value-type="float" office:value="251053" calcext:value-type="float">
            <text:p>251053</text:p>
          </table:table-cell>
          <table:table-cell office:value-type="float" office:value="254540" calcext:value-type="float">
            <text:p>254540</text:p>
          </table:table-cell>
          <table:table-cell office:value-type="float" office:value="18416" calcext:value-type="float">
            <text:p>18416</text:p>
          </table:table-cell>
          <table:table-cell office:value-type="float" office:value="2286990611" calcext:value-type="float">
            <text:p>2286990611</text:p>
          </table:table-cell>
          <table:table-cell office:value-type="float" office:value="127929" calcext:value-type="float">
            <text:p>127929</text:p>
          </table:table-cell>
          <table:table-cell office:value-type="float" office:value="2378901556" calcext:value-type="float">
            <text:p>2378901556</text:p>
          </table:table-cell>
          <table:table-cell office:value-type="float" office:value="71257" calcext:value-type="float">
            <text:p>71257</text:p>
          </table:table-cell>
          <table:table-cell office:value-type="float" office:value="2186356571" calcext:value-type="float">
            <text:p>2186356571</text:p>
          </table:table-cell>
          <table:table-cell office:value-type="float" office:value="100823" calcext:value-type="float">
            <text:p>100823</text:p>
          </table:table-cell>
          <table:table-cell office:value-type="float" office:value="1109026924" calcext:value-type="float">
            <text:p>1109026924</text:p>
          </table:table-cell>
          <table:table-cell office:value-type="float" office:value="22944" calcext:value-type="float">
            <text:p>22944</text:p>
          </table:table-cell>
          <table:table-cell office:value-type="float" office:value="1044751345" calcext:value-type="float">
            <text:p>1044751345</text:p>
          </table:table-cell>
          <table:table-cell office:value-type="float" office:value="537080383" calcext:value-type="float">
            <text:p>537080383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799910" calcext:value-type="float">
            <text:p>799910</text:p>
          </table:table-cell>
          <table:table-cell office:value-type="float" office:value="773031" calcext:value-type="float">
            <text:p>773031</text:p>
          </table:table-cell>
          <table:table-cell office:value-type="float" office:value="54262" calcext:value-type="float">
            <text:p>54262</text:p>
          </table:table-cell>
          <table:table-cell office:value-type="float" office:value="139907" calcext:value-type="float">
            <text:p>139907</text:p>
          </table:table-cell>
          <table:table-cell office:value-type="float" office:value="143198" calcext:value-type="float">
            <text:p>143198</text:p>
          </table:table-cell>
          <table:table-cell office:value-type="float" office:value="63599" calcext:value-type="float">
            <text:p>63599</text:p>
          </table:table-cell>
          <table:table-cell office:value-type="float" office:value="49844" calcext:value-type="float">
            <text:p>49844</text:p>
          </table:table-cell>
          <table:table-cell office:value-type="float" office:value="1884858255" calcext:value-type="float">
            <text:p>1884858255</text:p>
          </table:table-cell>
          <table:table-cell office:value-type="float" office:value="255230" calcext:value-type="float">
            <text:p>255230</text:p>
          </table:table-cell>
          <table:table-cell office:value-type="float" office:value="259988" calcext:value-type="float">
            <text:p>259988</text:p>
          </table:table-cell>
          <table:table-cell office:value-type="float" office:value="18381" calcext:value-type="float">
            <text:p>18381</text:p>
          </table:table-cell>
          <table:table-cell office:value-type="float" office:value="2294397274" calcext:value-type="float">
            <text:p>2294397274</text:p>
          </table:table-cell>
          <table:table-cell office:value-type="float" office:value="136674" calcext:value-type="float">
            <text:p>136674</text:p>
          </table:table-cell>
          <table:table-cell office:value-type="float" office:value="2385962877" calcext:value-type="float">
            <text:p>2385962877</text:p>
          </table:table-cell>
          <table:table-cell office:value-type="float" office:value="72644" calcext:value-type="float">
            <text:p>72644</text:p>
          </table:table-cell>
          <table:table-cell office:value-type="float" office:value="2195222709" calcext:value-type="float">
            <text:p>2195222709</text:p>
          </table:table-cell>
          <table:table-cell office:value-type="float" office:value="102324" calcext:value-type="float">
            <text:p>102324</text:p>
          </table:table-cell>
          <table:table-cell office:value-type="float" office:value="1112189473" calcext:value-type="float">
            <text:p>1112189473</text:p>
          </table:table-cell>
          <table:table-cell office:value-type="float" office:value="21835" calcext:value-type="float">
            <text:p>21835</text:p>
          </table:table-cell>
          <table:table-cell office:value-type="float" office:value="1048213382" calcext:value-type="float">
            <text:p>1048213382</text:p>
          </table:table-cell>
          <table:table-cell office:value-type="float" office:value="535323814" calcext:value-type="float">
            <text:p>535323814</text:p>
          </table:table-cell>
        </table:table-row>
        <table:table-row table:style-name="ro1">
          <table:table-cell office:value-type="float" office:value="102250" calcext:value-type="float">
            <text:p>102250</text:p>
          </table:table-cell>
          <table:table-cell office:value-type="float" office:value="832074" calcext:value-type="float">
            <text:p>832074</text:p>
          </table:table-cell>
          <table:table-cell office:value-type="float" office:value="809305" calcext:value-type="float">
            <text:p>809305</text:p>
          </table:table-cell>
          <table:table-cell office:value-type="float" office:value="55457" calcext:value-type="float">
            <text:p>55457</text:p>
          </table:table-cell>
          <table:table-cell office:value-type="float" office:value="138855" calcext:value-type="float">
            <text:p>138855</text:p>
          </table:table-cell>
          <table:table-cell office:value-type="float" office:value="144072" calcext:value-type="float">
            <text:p>144072</text:p>
          </table:table-cell>
          <table:table-cell office:value-type="float" office:value="62068" calcext:value-type="float">
            <text:p>62068</text:p>
          </table:table-cell>
          <table:table-cell office:value-type="float" office:value="45457" calcext:value-type="float">
            <text:p>45457</text:p>
          </table:table-cell>
          <table:table-cell office:value-type="float" office:value="1888101285" calcext:value-type="float">
            <text:p>1888101285</text:p>
          </table:table-cell>
          <table:table-cell office:value-type="float" office:value="253474" calcext:value-type="float">
            <text:p>253474</text:p>
          </table:table-cell>
          <table:table-cell office:value-type="float" office:value="322330" calcext:value-type="float">
            <text:p>322330</text:p>
          </table:table-cell>
          <table:table-cell office:value-type="float" office:value="18569" calcext:value-type="float">
            <text:p>18569</text:p>
          </table:table-cell>
          <table:table-cell office:value-type="float" office:value="2301515484" calcext:value-type="float">
            <text:p>2301515484</text:p>
          </table:table-cell>
          <table:table-cell office:value-type="float" office:value="134507" calcext:value-type="float">
            <text:p>134507</text:p>
          </table:table-cell>
          <table:table-cell office:value-type="float" office:value="2391829492" calcext:value-type="float">
            <text:p>2391829492</text:p>
          </table:table-cell>
          <table:table-cell office:value-type="float" office:value="78171" calcext:value-type="float">
            <text:p>78171</text:p>
          </table:table-cell>
          <table:table-cell office:value-type="float" office:value="2204146478" calcext:value-type="float">
            <text:p>2204146478</text:p>
          </table:table-cell>
          <table:table-cell office:value-type="float" office:value="108185" calcext:value-type="float">
            <text:p>108185</text:p>
          </table:table-cell>
          <table:table-cell office:value-type="float" office:value="1115595175" calcext:value-type="float">
            <text:p>1115595175</text:p>
          </table:table-cell>
          <table:table-cell office:value-type="float" office:value="21882" calcext:value-type="float">
            <text:p>21882</text:p>
          </table:table-cell>
          <table:table-cell office:value-type="float" office:value="1051591835" calcext:value-type="float">
            <text:p>1051591835</text:p>
          </table:table-cell>
          <table:table-cell office:value-type="float" office:value="536218854" calcext:value-type="float">
            <text:p>536218854</text:p>
          </table:table-cell>
        </table:table-row>
        <table:table-row table:style-name="ro1">
          <table:table-cell office:value-type="float" office:value="102500" calcext:value-type="float">
            <text:p>102500</text:p>
          </table:table-cell>
          <table:table-cell office:value-type="float" office:value="817146" calcext:value-type="float">
            <text:p>817146</text:p>
          </table:table-cell>
          <table:table-cell office:value-type="float" office:value="821944" calcext:value-type="float">
            <text:p>821944</text:p>
          </table:table-cell>
          <table:table-cell office:value-type="float" office:value="53759" calcext:value-type="float">
            <text:p>53759</text:p>
          </table:table-cell>
          <table:table-cell office:value-type="float" office:value="132664" calcext:value-type="float">
            <text:p>132664</text:p>
          </table:table-cell>
          <table:table-cell office:value-type="float" office:value="142283" calcext:value-type="float">
            <text:p>142283</text:p>
          </table:table-cell>
          <table:table-cell office:value-type="float" office:value="58833" calcext:value-type="float">
            <text:p>58833</text:p>
          </table:table-cell>
          <table:table-cell office:value-type="float" office:value="44528" calcext:value-type="float">
            <text:p>44528</text:p>
          </table:table-cell>
          <table:table-cell office:value-type="float" office:value="1891157058" calcext:value-type="float">
            <text:p>1891157058</text:p>
          </table:table-cell>
          <table:table-cell office:value-type="float" office:value="257464" calcext:value-type="float">
            <text:p>257464</text:p>
          </table:table-cell>
          <table:table-cell office:value-type="float" office:value="264606" calcext:value-type="float">
            <text:p>264606</text:p>
          </table:table-cell>
          <table:table-cell office:value-type="float" office:value="18467" calcext:value-type="float">
            <text:p>18467</text:p>
          </table:table-cell>
          <table:table-cell office:value-type="float" office:value="2308745242" calcext:value-type="float">
            <text:p>2308745242</text:p>
          </table:table-cell>
          <table:table-cell office:value-type="float" office:value="132766" calcext:value-type="float">
            <text:p>132766</text:p>
          </table:table-cell>
          <table:table-cell office:value-type="float" office:value="2398954257" calcext:value-type="float">
            <text:p>2398954257</text:p>
          </table:table-cell>
          <table:table-cell office:value-type="float" office:value="73258" calcext:value-type="float">
            <text:p>73258</text:p>
          </table:table-cell>
          <table:table-cell office:value-type="float" office:value="2212341088" calcext:value-type="float">
            <text:p>2212341088</text:p>
          </table:table-cell>
          <table:table-cell office:value-type="float" office:value="99754" calcext:value-type="float">
            <text:p>99754</text:p>
          </table:table-cell>
          <table:table-cell office:value-type="float" office:value="1117728461" calcext:value-type="float">
            <text:p>1117728461</text:p>
          </table:table-cell>
          <table:table-cell office:value-type="float" office:value="23075" calcext:value-type="float">
            <text:p>23075</text:p>
          </table:table-cell>
          <table:table-cell office:value-type="float" office:value="1055119757" calcext:value-type="float">
            <text:p>1055119757</text:p>
          </table:table-cell>
          <table:table-cell office:value-type="float" office:value="535135661" calcext:value-type="float">
            <text:p>535135661</text:p>
          </table:table-cell>
        </table:table-row>
        <table:table-row table:style-name="ro1">
          <table:table-cell office:value-type="float" office:value="102750" calcext:value-type="float">
            <text:p>102750</text:p>
          </table:table-cell>
          <table:table-cell office:value-type="float" office:value="767025" calcext:value-type="float">
            <text:p>767025</text:p>
          </table:table-cell>
          <table:table-cell office:value-type="float" office:value="881777" calcext:value-type="float">
            <text:p>881777</text:p>
          </table:table-cell>
          <table:table-cell office:value-type="float" office:value="53632" calcext:value-type="float">
            <text:p>53632</text:p>
          </table:table-cell>
          <table:table-cell office:value-type="float" office:value="152378" calcext:value-type="float">
            <text:p>152378</text:p>
          </table:table-cell>
          <table:table-cell office:value-type="float" office:value="142565" calcext:value-type="float">
            <text:p>142565</text:p>
          </table:table-cell>
          <table:table-cell office:value-type="float" office:value="76420" calcext:value-type="float">
            <text:p>76420</text:p>
          </table:table-cell>
          <table:table-cell office:value-type="float" office:value="49384" calcext:value-type="float">
            <text:p>49384</text:p>
          </table:table-cell>
          <table:table-cell office:value-type="float" office:value="1895300021" calcext:value-type="float">
            <text:p>1895300021</text:p>
          </table:table-cell>
          <table:table-cell office:value-type="float" office:value="260553" calcext:value-type="float">
            <text:p>260553</text:p>
          </table:table-cell>
          <table:table-cell office:value-type="float" office:value="262687" calcext:value-type="float">
            <text:p>262687</text:p>
          </table:table-cell>
          <table:table-cell office:value-type="float" office:value="18785" calcext:value-type="float">
            <text:p>18785</text:p>
          </table:table-cell>
          <table:table-cell office:value-type="float" office:value="2315704014" calcext:value-type="float">
            <text:p>2315704014</text:p>
          </table:table-cell>
          <table:table-cell office:value-type="float" office:value="190511" calcext:value-type="float">
            <text:p>190511</text:p>
          </table:table-cell>
          <table:table-cell office:value-type="float" office:value="2405398018" calcext:value-type="float">
            <text:p>2405398018</text:p>
          </table:table-cell>
          <table:table-cell office:value-type="float" office:value="76927" calcext:value-type="float">
            <text:p>76927</text:p>
          </table:table-cell>
          <table:table-cell office:value-type="float" office:value="2221499752" calcext:value-type="float">
            <text:p>2221499752</text:p>
          </table:table-cell>
          <table:table-cell office:value-type="float" office:value="101245" calcext:value-type="float">
            <text:p>101245</text:p>
          </table:table-cell>
          <table:table-cell office:value-type="float" office:value="1121305237" calcext:value-type="float">
            <text:p>1121305237</text:p>
          </table:table-cell>
          <table:table-cell office:value-type="float" office:value="22280" calcext:value-type="float">
            <text:p>22280</text:p>
          </table:table-cell>
          <table:table-cell office:value-type="float" office:value="1058839083" calcext:value-type="float">
            <text:p>1058839083</text:p>
          </table:table-cell>
          <table:table-cell office:value-type="float" office:value="536633279" calcext:value-type="float">
            <text:p>536633279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807821" calcext:value-type="float">
            <text:p>807821</text:p>
          </table:table-cell>
          <table:table-cell office:value-type="float" office:value="854274" calcext:value-type="float">
            <text:p>854274</text:p>
          </table:table-cell>
          <table:table-cell office:value-type="float" office:value="54102" calcext:value-type="float">
            <text:p>54102</text:p>
          </table:table-cell>
          <table:table-cell office:value-type="float" office:value="139700" calcext:value-type="float">
            <text:p>139700</text:p>
          </table:table-cell>
          <table:table-cell office:value-type="float" office:value="141109" calcext:value-type="float">
            <text:p>141109</text:p>
          </table:table-cell>
          <table:table-cell office:value-type="float" office:value="68336" calcext:value-type="float">
            <text:p>68336</text:p>
          </table:table-cell>
          <table:table-cell office:value-type="float" office:value="51632" calcext:value-type="float">
            <text:p>51632</text:p>
          </table:table-cell>
          <table:table-cell office:value-type="float" office:value="1899250667" calcext:value-type="float">
            <text:p>1899250667</text:p>
          </table:table-cell>
          <table:table-cell office:value-type="float" office:value="257200" calcext:value-type="float">
            <text:p>257200</text:p>
          </table:table-cell>
          <table:table-cell office:value-type="float" office:value="272858" calcext:value-type="float">
            <text:p>272858</text:p>
          </table:table-cell>
          <table:table-cell office:value-type="float" office:value="18381" calcext:value-type="float">
            <text:p>18381</text:p>
          </table:table-cell>
          <table:table-cell office:value-type="float" office:value="2323834738" calcext:value-type="float">
            <text:p>2323834738</text:p>
          </table:table-cell>
          <table:table-cell office:value-type="float" office:value="132615" calcext:value-type="float">
            <text:p>132615</text:p>
          </table:table-cell>
          <table:table-cell office:value-type="float" office:value="2410264759" calcext:value-type="float">
            <text:p>2410264759</text:p>
          </table:table-cell>
          <table:table-cell office:value-type="float" office:value="85824" calcext:value-type="float">
            <text:p>85824</text:p>
          </table:table-cell>
          <table:table-cell office:value-type="float" office:value="2231703758" calcext:value-type="float">
            <text:p>2231703758</text:p>
          </table:table-cell>
          <table:table-cell office:value-type="float" office:value="111527" calcext:value-type="float">
            <text:p>111527</text:p>
          </table:table-cell>
          <table:table-cell office:value-type="float" office:value="1123307949" calcext:value-type="float">
            <text:p>1123307949</text:p>
          </table:table-cell>
          <table:table-cell office:value-type="float" office:value="22400" calcext:value-type="float">
            <text:p>22400</text:p>
          </table:table-cell>
          <table:table-cell office:value-type="float" office:value="1061947999" calcext:value-type="float">
            <text:p>1061947999</text:p>
          </table:table-cell>
          <table:table-cell office:value-type="float" office:value="540721866" calcext:value-type="float">
            <text:p>540721866</text:p>
          </table:table-cell>
        </table:table-row>
        <table:table-row table:style-name="ro1">
          <table:table-cell office:value-type="float" office:value="103250" calcext:value-type="float">
            <text:p>103250</text:p>
          </table:table-cell>
          <table:table-cell office:value-type="float" office:value="812223" calcext:value-type="float">
            <text:p>812223</text:p>
          </table:table-cell>
          <table:table-cell office:value-type="float" office:value="860429" calcext:value-type="float">
            <text:p>860429</text:p>
          </table:table-cell>
          <table:table-cell office:value-type="float" office:value="54113" calcext:value-type="float">
            <text:p>54113</text:p>
          </table:table-cell>
          <table:table-cell office:value-type="float" office:value="135281" calcext:value-type="float">
            <text:p>135281</text:p>
          </table:table-cell>
          <table:table-cell office:value-type="float" office:value="137073" calcext:value-type="float">
            <text:p>137073</text:p>
          </table:table-cell>
          <table:table-cell office:value-type="float" office:value="67223" calcext:value-type="float">
            <text:p>67223</text:p>
          </table:table-cell>
          <table:table-cell office:value-type="float" office:value="48461" calcext:value-type="float">
            <text:p>48461</text:p>
          </table:table-cell>
          <table:table-cell office:value-type="float" office:value="1902674672" calcext:value-type="float">
            <text:p>1902674672</text:p>
          </table:table-cell>
          <table:table-cell office:value-type="float" office:value="257595" calcext:value-type="float">
            <text:p>257595</text:p>
          </table:table-cell>
          <table:table-cell office:value-type="float" office:value="275090" calcext:value-type="float">
            <text:p>275090</text:p>
          </table:table-cell>
          <table:table-cell office:value-type="float" office:value="18411" calcext:value-type="float">
            <text:p>18411</text:p>
          </table:table-cell>
          <table:table-cell office:value-type="float" office:value="2331248484" calcext:value-type="float">
            <text:p>2331248484</text:p>
          </table:table-cell>
          <table:table-cell office:value-type="float" office:value="125433" calcext:value-type="float">
            <text:p>125433</text:p>
          </table:table-cell>
          <table:table-cell office:value-type="float" office:value="2416541033" calcext:value-type="float">
            <text:p>2416541033</text:p>
          </table:table-cell>
          <table:table-cell office:value-type="float" office:value="85393" calcext:value-type="float">
            <text:p>85393</text:p>
          </table:table-cell>
          <table:table-cell office:value-type="float" office:value="2240691045" calcext:value-type="float">
            <text:p>2240691045</text:p>
          </table:table-cell>
          <table:table-cell office:value-type="float" office:value="100425" calcext:value-type="float">
            <text:p>100425</text:p>
          </table:table-cell>
          <table:table-cell office:value-type="float" office:value="1132514606" calcext:value-type="float">
            <text:p>1132514606</text:p>
          </table:table-cell>
          <table:table-cell office:value-type="float" office:value="22971" calcext:value-type="float">
            <text:p>22971</text:p>
          </table:table-cell>
          <table:table-cell office:value-type="float" office:value="1065818051" calcext:value-type="float">
            <text:p>1065818051</text:p>
          </table:table-cell>
          <table:table-cell office:value-type="float" office:value="539658749" calcext:value-type="float">
            <text:p>539658749</text:p>
          </table:table-cell>
        </table:table-row>
        <table:table-row table:style-name="ro1">
          <table:table-cell office:value-type="float" office:value="103500" calcext:value-type="float">
            <text:p>103500</text:p>
          </table:table-cell>
          <table:table-cell office:value-type="float" office:value="769223" calcext:value-type="float">
            <text:p>769223</text:p>
          </table:table-cell>
          <table:table-cell office:value-type="float" office:value="1004683" calcext:value-type="float">
            <text:p>1004683</text:p>
          </table:table-cell>
          <table:table-cell office:value-type="float" office:value="54517" calcext:value-type="float">
            <text:p>54517</text:p>
          </table:table-cell>
          <table:table-cell office:value-type="float" office:value="143005" calcext:value-type="float">
            <text:p>143005</text:p>
          </table:table-cell>
          <table:table-cell office:value-type="float" office:value="140700" calcext:value-type="float">
            <text:p>140700</text:p>
          </table:table-cell>
          <table:table-cell office:value-type="float" office:value="60506" calcext:value-type="float">
            <text:p>60506</text:p>
          </table:table-cell>
          <table:table-cell office:value-type="float" office:value="49905" calcext:value-type="float">
            <text:p>49905</text:p>
          </table:table-cell>
          <table:table-cell office:value-type="float" office:value="1905053921" calcext:value-type="float">
            <text:p>1905053921</text:p>
          </table:table-cell>
          <table:table-cell office:value-type="float" office:value="264962" calcext:value-type="float">
            <text:p>264962</text:p>
          </table:table-cell>
          <table:table-cell office:value-type="float" office:value="281111" calcext:value-type="float">
            <text:p>281111</text:p>
          </table:table-cell>
          <table:table-cell office:value-type="float" office:value="18420" calcext:value-type="float">
            <text:p>18420</text:p>
          </table:table-cell>
          <table:table-cell office:value-type="float" office:value="2338939171" calcext:value-type="float">
            <text:p>2338939171</text:p>
          </table:table-cell>
          <table:table-cell office:value-type="float" office:value="125407" calcext:value-type="float">
            <text:p>125407</text:p>
          </table:table-cell>
          <table:table-cell office:value-type="float" office:value="2418370717" calcext:value-type="float">
            <text:p>2418370717</text:p>
          </table:table-cell>
          <table:table-cell office:value-type="float" office:value="101076" calcext:value-type="float">
            <text:p>101076</text:p>
          </table:table-cell>
          <table:table-cell office:value-type="float" office:value="2252334098" calcext:value-type="float">
            <text:p>2252334098</text:p>
          </table:table-cell>
          <table:table-cell office:value-type="float" office:value="102708" calcext:value-type="float">
            <text:p>102708</text:p>
          </table:table-cell>
          <table:table-cell office:value-type="float" office:value="1129574777" calcext:value-type="float">
            <text:p>1129574777</text:p>
          </table:table-cell>
          <table:table-cell office:value-type="float" office:value="20431" calcext:value-type="float">
            <text:p>20431</text:p>
          </table:table-cell>
          <table:table-cell office:value-type="float" office:value="1068739348" calcext:value-type="float">
            <text:p>1068739348</text:p>
          </table:table-cell>
          <table:table-cell office:value-type="float" office:value="541246671" calcext:value-type="float">
            <text:p>541246671</text:p>
          </table:table-cell>
        </table:table-row>
        <table:table-row table:style-name="ro1">
          <table:table-cell office:value-type="float" office:value="103750" calcext:value-type="float">
            <text:p>103750</text:p>
          </table:table-cell>
          <table:table-cell office:value-type="float" office:value="827550" calcext:value-type="float">
            <text:p>827550</text:p>
          </table:table-cell>
          <table:table-cell office:value-type="float" office:value="969890" calcext:value-type="float">
            <text:p>969890</text:p>
          </table:table-cell>
          <table:table-cell office:value-type="float" office:value="54751" calcext:value-type="float">
            <text:p>54751</text:p>
          </table:table-cell>
          <table:table-cell office:value-type="float" office:value="138168" calcext:value-type="float">
            <text:p>138168</text:p>
          </table:table-cell>
          <table:table-cell office:value-type="float" office:value="180696" calcext:value-type="float">
            <text:p>180696</text:p>
          </table:table-cell>
          <table:table-cell office:value-type="float" office:value="51968" calcext:value-type="float">
            <text:p>51968</text:p>
          </table:table-cell>
          <table:table-cell office:value-type="float" office:value="46722" calcext:value-type="float">
            <text:p>46722</text:p>
          </table:table-cell>
          <table:table-cell office:value-type="float" office:value="1907559732" calcext:value-type="float">
            <text:p>1907559732</text:p>
          </table:table-cell>
          <table:table-cell office:value-type="float" office:value="254549" calcext:value-type="float">
            <text:p>254549</text:p>
          </table:table-cell>
          <table:table-cell office:value-type="float" office:value="286133" calcext:value-type="float">
            <text:p>286133</text:p>
          </table:table-cell>
          <table:table-cell office:value-type="float" office:value="18455" calcext:value-type="float">
            <text:p>18455</text:p>
          </table:table-cell>
          <table:table-cell office:value-type="float" office:value="2346875758" calcext:value-type="float">
            <text:p>2346875758</text:p>
          </table:table-cell>
          <table:table-cell office:value-type="float" office:value="123585" calcext:value-type="float">
            <text:p>123585</text:p>
          </table:table-cell>
          <table:table-cell office:value-type="float" office:value="2423057933" calcext:value-type="float">
            <text:p>2423057933</text:p>
          </table:table-cell>
          <table:table-cell office:value-type="float" office:value="88713" calcext:value-type="float">
            <text:p>88713</text:p>
          </table:table-cell>
          <table:table-cell office:value-type="float" office:value="2259730718" calcext:value-type="float">
            <text:p>2259730718</text:p>
          </table:table-cell>
          <table:table-cell office:value-type="float" office:value="116524" calcext:value-type="float">
            <text:p>116524</text:p>
          </table:table-cell>
          <table:table-cell office:value-type="float" office:value="1130615082" calcext:value-type="float">
            <text:p>1130615082</text:p>
          </table:table-cell>
          <table:table-cell office:value-type="float" office:value="21871" calcext:value-type="float">
            <text:p>21871</text:p>
          </table:table-cell>
          <table:table-cell office:value-type="float" office:value="1072627369" calcext:value-type="float">
            <text:p>1072627369</text:p>
          </table:table-cell>
          <table:table-cell office:value-type="float" office:value="541677104" calcext:value-type="float">
            <text:p>541677104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770275" calcext:value-type="float">
            <text:p>770275</text:p>
          </table:table-cell>
          <table:table-cell office:value-type="float" office:value="934303" calcext:value-type="float">
            <text:p>934303</text:p>
          </table:table-cell>
          <table:table-cell office:value-type="float" office:value="54482" calcext:value-type="float">
            <text:p>54482</text:p>
          </table:table-cell>
          <table:table-cell office:value-type="float" office:value="144020" calcext:value-type="float">
            <text:p>144020</text:p>
          </table:table-cell>
          <table:table-cell office:value-type="float" office:value="150317" calcext:value-type="float">
            <text:p>150317</text:p>
          </table:table-cell>
          <table:table-cell office:value-type="float" office:value="43446" calcext:value-type="float">
            <text:p>43446</text:p>
          </table:table-cell>
          <table:table-cell office:value-type="float" office:value="46820" calcext:value-type="float">
            <text:p>46820</text:p>
          </table:table-cell>
          <table:table-cell office:value-type="float" office:value="1910319406" calcext:value-type="float">
            <text:p>1910319406</text:p>
          </table:table-cell>
          <table:table-cell office:value-type="float" office:value="260405" calcext:value-type="float">
            <text:p>260405</text:p>
          </table:table-cell>
          <table:table-cell office:value-type="float" office:value="311041" calcext:value-type="float">
            <text:p>311041</text:p>
          </table:table-cell>
          <table:table-cell office:value-type="float" office:value="18402" calcext:value-type="float">
            <text:p>18402</text:p>
          </table:table-cell>
          <table:table-cell office:value-type="float" office:value="2350429484" calcext:value-type="float">
            <text:p>2350429484</text:p>
          </table:table-cell>
          <table:table-cell office:value-type="float" office:value="120314" calcext:value-type="float">
            <text:p>120314</text:p>
          </table:table-cell>
          <table:table-cell office:value-type="float" office:value="2428036809" calcext:value-type="float">
            <text:p>2428036809</text:p>
          </table:table-cell>
          <table:table-cell office:value-type="float" office:value="79334" calcext:value-type="float">
            <text:p>79334</text:p>
          </table:table-cell>
          <table:table-cell office:value-type="float" office:value="2266896018" calcext:value-type="float">
            <text:p>2266896018</text:p>
          </table:table-cell>
          <table:table-cell office:value-type="float" office:value="104177" calcext:value-type="float">
            <text:p>104177</text:p>
          </table:table-cell>
          <table:table-cell office:value-type="float" office:value="1134454560" calcext:value-type="float">
            <text:p>1134454560</text:p>
          </table:table-cell>
          <table:table-cell office:value-type="float" office:value="20438" calcext:value-type="float">
            <text:p>20438</text:p>
          </table:table-cell>
          <table:table-cell office:value-type="float" office:value="1076335649" calcext:value-type="float">
            <text:p>1076335649</text:p>
          </table:table-cell>
          <table:table-cell office:value-type="float" office:value="543362602" calcext:value-type="float">
            <text:p>543362602</text:p>
          </table:table-cell>
        </table:table-row>
        <table:table-row table:style-name="ro1">
          <table:table-cell office:value-type="float" office:value="104250" calcext:value-type="float">
            <text:p>104250</text:p>
          </table:table-cell>
          <table:table-cell office:value-type="float" office:value="801782" calcext:value-type="float">
            <text:p>801782</text:p>
          </table:table-cell>
          <table:table-cell office:value-type="float" office:value="980941" calcext:value-type="float">
            <text:p>980941</text:p>
          </table:table-cell>
          <table:table-cell office:value-type="float" office:value="56786" calcext:value-type="float">
            <text:p>56786</text:p>
          </table:table-cell>
          <table:table-cell office:value-type="float" office:value="140336" calcext:value-type="float">
            <text:p>140336</text:p>
          </table:table-cell>
          <table:table-cell office:value-type="float" office:value="148105" calcext:value-type="float">
            <text:p>148105</text:p>
          </table:table-cell>
          <table:table-cell office:value-type="float" office:value="34853" calcext:value-type="float">
            <text:p>34853</text:p>
          </table:table-cell>
          <table:table-cell office:value-type="float" office:value="49054" calcext:value-type="float">
            <text:p>49054</text:p>
          </table:table-cell>
          <table:table-cell office:value-type="float" office:value="1913960054" calcext:value-type="float">
            <text:p>1913960054</text:p>
          </table:table-cell>
          <table:table-cell office:value-type="float" office:value="254600" calcext:value-type="float">
            <text:p>254600</text:p>
          </table:table-cell>
          <table:table-cell office:value-type="float" office:value="334764" calcext:value-type="float">
            <text:p>334764</text:p>
          </table:table-cell>
          <table:table-cell office:value-type="float" office:value="18442" calcext:value-type="float">
            <text:p>18442</text:p>
          </table:table-cell>
          <table:table-cell office:value-type="float" office:value="2352486140" calcext:value-type="float">
            <text:p>2352486140</text:p>
          </table:table-cell>
          <table:table-cell office:value-type="float" office:value="122209" calcext:value-type="float">
            <text:p>122209</text:p>
          </table:table-cell>
          <table:table-cell office:value-type="float" office:value="2434757435" calcext:value-type="float">
            <text:p>2434757435</text:p>
          </table:table-cell>
          <table:table-cell office:value-type="float" office:value="89298" calcext:value-type="float">
            <text:p>89298</text:p>
          </table:table-cell>
          <table:table-cell office:value-type="float" office:value="2271490301" calcext:value-type="float">
            <text:p>2271490301</text:p>
          </table:table-cell>
          <table:table-cell office:value-type="float" office:value="101361" calcext:value-type="float">
            <text:p>101361</text:p>
          </table:table-cell>
          <table:table-cell office:value-type="float" office:value="1135698174" calcext:value-type="float">
            <text:p>1135698174</text:p>
          </table:table-cell>
          <table:table-cell office:value-type="float" office:value="19119" calcext:value-type="float">
            <text:p>19119</text:p>
          </table:table-cell>
          <table:table-cell office:value-type="float" office:value="1081031412" calcext:value-type="float">
            <text:p>1081031412</text:p>
          </table:table-cell>
          <table:table-cell office:value-type="float" office:value="545463647" calcext:value-type="float">
            <text:p>545463647</text:p>
          </table:table-cell>
        </table:table-row>
        <table:table-row table:style-name="ro1">
          <table:table-cell office:value-type="float" office:value="104500" calcext:value-type="float">
            <text:p>104500</text:p>
          </table:table-cell>
          <table:table-cell office:value-type="float" office:value="357054" calcext:value-type="float">
            <text:p>357054</text:p>
          </table:table-cell>
          <table:table-cell office:value-type="float" office:value="509463" calcext:value-type="float">
            <text:p>509463</text:p>
          </table:table-cell>
          <table:table-cell office:value-type="float" office:value="25917" calcext:value-type="float">
            <text:p>25917</text:p>
          </table:table-cell>
          <table:table-cell office:value-type="float" office:value="63828" calcext:value-type="float">
            <text:p>63828</text:p>
          </table:table-cell>
          <table:table-cell office:value-type="float" office:value="71839" calcext:value-type="float">
            <text:p>71839</text:p>
          </table:table-cell>
          <table:table-cell office:value-type="float" office:value="17693" calcext:value-type="float">
            <text:p>17693</text:p>
          </table:table-cell>
          <table:table-cell office:value-type="float" office:value="36525" calcext:value-type="float">
            <text:p>36525</text:p>
          </table:table-cell>
          <table:table-cell office:value-type="float" office:value="888880678" calcext:value-type="float">
            <text:p>888880678</text:p>
          </table:table-cell>
          <table:table-cell office:value-type="float" office:value="111223" calcext:value-type="float">
            <text:p>111223</text:p>
          </table:table-cell>
          <table:table-cell office:value-type="float" office:value="168539" calcext:value-type="float">
            <text:p>168539</text:p>
          </table:table-cell>
          <table:table-cell office:value-type="float" office:value="8561" calcext:value-type="float">
            <text:p>8561</text:p>
          </table:table-cell>
          <table:table-cell office:value-type="float" office:value="1092692514" calcext:value-type="float">
            <text:p>1092692514</text:p>
          </table:table-cell>
          <table:table-cell office:value-type="float" office:value="50873" calcext:value-type="float">
            <text:p>50873</text:p>
          </table:table-cell>
          <table:table-cell office:value-type="float" office:value="1141821884" calcext:value-type="float">
            <text:p>1141821884</text:p>
          </table:table-cell>
          <table:table-cell office:value-type="float" office:value="38182" calcext:value-type="float">
            <text:p>38182</text:p>
          </table:table-cell>
          <table:table-cell office:value-type="float" office:value="1056083151" calcext:value-type="float">
            <text:p>1056083151</text:p>
          </table:table-cell>
          <table:table-cell office:value-type="float" office:value="47151" calcext:value-type="float">
            <text:p>47151</text:p>
          </table:table-cell>
          <table:table-cell office:value-type="float" office:value="528184823" calcext:value-type="float">
            <text:p>528184823</text:p>
          </table:table-cell>
          <table:table-cell office:value-type="float" office:value="12247" calcext:value-type="float">
            <text:p>12247</text:p>
          </table:table-cell>
          <table:table-cell office:value-type="float" office:value="506336850" calcext:value-type="float">
            <text:p>506336850</text:p>
          </table:table-cell>
          <table:table-cell office:value-type="float" office:value="253016589" calcext:value-type="float">
            <text:p>2530165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12:31:45.304922738</dc:date>
    <meta:editing-duration>PT49S</meta:editing-duration>
    <meta:editing-cycles>1</meta:editing-cycles>
    <meta:document-statistic meta:table-count="1" meta:cell-count="9218" meta:object-count="0"/>
    <meta:generator>LibreOffice/7.3.7.2$Linux_X86_64 LibreOffice_project/30$Build-2</meta:generator>
  </office:meta>
</office:document-meta>
</file>